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GET</text:p>
          </table:table-cell>
          <table:table-cell table:number-columns-repeated="19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48" calcext:value-type="float">
            <text:p>0.4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49" calcext:value-type="float">
            <text:p>0.49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47" calcext:value-type="float">
            <text:p>0.47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53" calcext:value-type="float">
            <text:p>0.5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51" calcext:value-type="float">
            <text:p>0.51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AVERAGE([.A2];[.D2];[.G2];[.J2];[.M2];[.P2])" office:value-type="float" office:value="0.496666666666667" calcext:value-type="float">
            <text:p>0.496666666666667</text:p>
          </table:table-cell>
          <table:table-cell table:formula="of:=AVERAGE([.B2];[.E2];[.H2];[.K2];[.N2];[.Q2])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51" calcext:value-type="float">
            <text:p>0.5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52" calcext:value-type="float">
            <text:p>0.5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54" calcext:value-type="float">
            <text:p>0.54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54" calcext:value-type="float">
            <text:p>0.54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53" calcext:value-type="float">
            <text:p>0.53</text:p>
          </table:table-cell>
          <table:table-cell office:value-type="float" office:value="0.02" calcext:value-type="float">
            <text:p>0.02</text:p>
          </table:table-cell>
          <table:table-cell/>
          <table:table-cell table:formula="of:=AVERAGE([.A3];[.D3];[.G3];[.J3];[.M3];[.P3])" office:value-type="float" office:value="0.526666666666667" calcext:value-type="float">
            <text:p>0.526666666666667</text:p>
          </table:table-cell>
          <table:table-cell table:formula="of:=AVERAGE([.B3];[.E3];[.H3];[.K3];[.N3];[.Q3])" office:value-type="float" office:value="0.015" calcext:value-type="float">
            <text:p>0.015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52" calcext:value-type="float">
            <text:p>0.52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53" calcext:value-type="float">
            <text:p>0.53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55" calcext:value-type="float">
            <text:p>0.55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55" calcext:value-type="float">
            <text:p>0.55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54" calcext:value-type="float">
            <text:p>0.54</text:p>
          </table:table-cell>
          <table:table-cell office:value-type="float" office:value="0.02" calcext:value-type="float">
            <text:p>0.02</text:p>
          </table:table-cell>
          <table:table-cell/>
          <table:table-cell table:formula="of:=AVERAGE([.A4];[.D4];[.G4];[.J4];[.M4];[.P4])" office:value-type="float" office:value="0.538333333333333" calcext:value-type="float">
            <text:p>0.538333333333333</text:p>
          </table:table-cell>
          <table:table-cell table:formula="of:=AVERAGE([.B4];[.E4];[.H4];[.K4];[.N4];[.Q4])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54" calcext:value-type="float">
            <text:p>0.54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55" calcext:value-type="float">
            <text:p>0.55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0.56" calcext:value-type="float">
            <text:p>0.56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56" calcext:value-type="float">
            <text:p>0.56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55" calcext:value-type="float">
            <text:p>0.55</text:p>
          </table:table-cell>
          <table:table-cell office:value-type="float" office:value="0.04" calcext:value-type="float">
            <text:p>0.04</text:p>
          </table:table-cell>
          <table:table-cell/>
          <table:table-cell table:formula="of:=AVERAGE([.A5];[.D5];[.G5];[.J5];[.M5];[.P5])" office:value-type="float" office:value="0.551666666666667" calcext:value-type="float">
            <text:p>0.551666666666667</text:p>
          </table:table-cell>
          <table:table-cell table:formula="of:=AVERAGE([.B5];[.E5];[.H5];[.K5];[.N5];[.Q5])" office:value-type="float" office:value="0.0433333333333333" calcext:value-type="float">
            <text:p>0.043333333333333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55" calcext:value-type="float">
            <text:p>0.55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56" calcext:value-type="float">
            <text:p>0.56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float" office:value="0.57" calcext:value-type="float">
            <text:p>0.57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57" calcext:value-type="float">
            <text:p>0.57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56" calcext:value-type="float">
            <text:p>0.56</text:p>
          </table:table-cell>
          <table:table-cell office:value-type="float" office:value="0.04" calcext:value-type="float">
            <text:p>0.04</text:p>
          </table:table-cell>
          <table:table-cell/>
          <table:table-cell table:formula="of:=AVERAGE([.A6];[.D6];[.G6];[.J6];[.M6];[.P6])" office:value-type="float" office:value="0.561666666666667" calcext:value-type="float">
            <text:p>0.561666666666667</text:p>
          </table:table-cell>
          <table:table-cell table:formula="of:=AVERAGE([.B6];[.E6];[.H6];[.K6];[.N6];[.Q6])" office:value-type="float" office:value="0.0516666666666667" calcext:value-type="float">
            <text:p>0.051666666666667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0.56" calcext:value-type="float">
            <text:p>0.56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57" calcext:value-type="float">
            <text:p>0.57</text:p>
          </table:table-cell>
          <table:table-cell office:value-type="float" office:value="0.13" calcext:value-type="float">
            <text:p>0.13</text:p>
          </table:table-cell>
          <table:table-cell/>
          <table:table-cell office:value-type="float" office:value="0.59" calcext:value-type="float">
            <text:p>0.59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0.58" calcext:value-type="float">
            <text:p>0.58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57" calcext:value-type="float">
            <text:p>0.57</text:p>
          </table:table-cell>
          <table:table-cell office:value-type="float" office:value="0.06" calcext:value-type="float">
            <text:p>0.06</text:p>
          </table:table-cell>
          <table:table-cell/>
          <table:table-cell table:formula="of:=AVERAGE([.A7];[.D7];[.G7];[.J7];[.M7];[.P7])" office:value-type="float" office:value="0.575" calcext:value-type="float">
            <text:p>0.575</text:p>
          </table:table-cell>
          <table:table-cell table:formula="of:=AVERAGE([.B7];[.E7];[.H7];[.K7];[.N7];[.Q7])" office:value-type="float" office:value="0.0683333333333333" calcext:value-type="float">
            <text:p>0.068333333333333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57" calcext:value-type="float">
            <text:p>0.57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0.58" calcext:value-type="float">
            <text:p>0.58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float" office:value="0.59" calcext:value-type="float">
            <text:p>0.59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0.58" calcext:value-type="float">
            <text:p>0.58</text:p>
          </table:table-cell>
          <table:table-cell office:value-type="float" office:value="0.07" calcext:value-type="float">
            <text:p>0.07</text:p>
          </table:table-cell>
          <table:table-cell/>
          <table:table-cell table:formula="of:=AVERAGE([.A8];[.D8];[.G8];[.J8];[.M8];[.P8])" office:value-type="float" office:value="0.585" calcext:value-type="float">
            <text:p>0.585</text:p>
          </table:table-cell>
          <table:table-cell table:formula="of:=AVERAGE([.B8];[.E8];[.H8];[.K8];[.N8];[.Q8])" office:value-type="float" office:value="0.0933333333333333" calcext:value-type="float">
            <text:p>0.093333333333333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float" office:value="0.58" calcext:value-type="float">
            <text:p>0.58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float" office:value="0.59" calcext:value-type="float">
            <text:p>0.59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61" calcext:value-type="float">
            <text:p>0.61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59" calcext:value-type="float">
            <text:p>0.59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AVERAGE([.A9];[.D9];[.G9];[.J9];[.M9];[.P9])" office:value-type="float" office:value="0.595" calcext:value-type="float">
            <text:p>0.595</text:p>
          </table:table-cell>
          <table:table-cell table:formula="of:=AVERAGE([.B9];[.E9];[.H9];[.K9];[.N9];[.Q9])" office:value-type="float" office:value="0.121666666666667" calcext:value-type="float">
            <text:p>0.121666666666667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0.15" calcext:value-type="float">
            <text:p>0.15</text:p>
          </table:table-cell>
          <table:table-cell/>
          <table:table-cell office:value-type="float" office:value="0.59" calcext:value-type="float">
            <text:p>0.59</text:p>
          </table:table-cell>
          <table:table-cell office:value-type="float" office:value="0.15" calcext:value-type="float">
            <text:p>0.15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26" calcext:value-type="float">
            <text:p>0.26</text:p>
          </table:table-cell>
          <table:table-cell/>
          <table:table-cell office:value-type="float" office:value="0.62" calcext:value-type="float">
            <text:p>0.62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float" office:value="0.61" calcext:value-type="float">
            <text:p>0.61</text:p>
          </table:table-cell>
          <table:table-cell office:value-type="float" office:value="0.12" calcext:value-type="float">
            <text:p>0.12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12" calcext:value-type="float">
            <text:p>0.12</text:p>
          </table:table-cell>
          <table:table-cell/>
          <table:table-cell table:formula="of:=AVERAGE([.A10];[.D10];[.G10];[.J10];[.M10];[.P10])" office:value-type="float" office:value="0.605" calcext:value-type="float">
            <text:p>0.605</text:p>
          </table:table-cell>
          <table:table-cell table:formula="of:=AVERAGE([.B10];[.E10];[.H10];[.K10];[.N10];[.Q10])" office:value-type="float" office:value="0.156666666666667" calcext:value-type="float">
            <text:p>0.156666666666667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18" calcext:value-type="float">
            <text:p>0.18</text:p>
          </table:table-cell>
          <table:table-cell/>
          <table:table-cell office:value-type="float" office:value="0.61" calcext:value-type="float">
            <text:p>0.61</text:p>
          </table:table-cell>
          <table:table-cell office:value-type="float" office:value="0.29" calcext:value-type="float">
            <text:p>0.29</text:p>
          </table:table-cell>
          <table:table-cell/>
          <table:table-cell office:value-type="float" office:value="0.63" calcext:value-type="float">
            <text:p>0.63</text:p>
          </table:table-cell>
          <table:table-cell office:value-type="float" office:value="0.18" calcext:value-type="float">
            <text:p>0.18</text:p>
          </table:table-cell>
          <table:table-cell/>
          <table:table-cell office:value-type="float" office:value="0.62" calcext:value-type="float">
            <text:p>0.62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float" office:value="0.61" calcext:value-type="float">
            <text:p>0.61</text:p>
          </table:table-cell>
          <table:table-cell office:value-type="float" office:value="0.13" calcext:value-type="float">
            <text:p>0.13</text:p>
          </table:table-cell>
          <table:table-cell/>
          <table:table-cell table:formula="of:=AVERAGE([.A11];[.D11];[.G11];[.J11];[.M11];[.P11])" office:value-type="float" office:value="0.615" calcext:value-type="float">
            <text:p>0.615</text:p>
          </table:table-cell>
          <table:table-cell table:formula="of:=AVERAGE([.B11];[.E11];[.H11];[.K11];[.N11];[.Q11])" office:value-type="float" office:value="0.181666666666667" calcext:value-type="float">
            <text:p>0.181666666666667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float" office:value="0.61" calcext:value-type="float">
            <text:p>0.61</text:p>
          </table:table-cell>
          <table:table-cell office:value-type="float" office:value="0.22" calcext:value-type="float">
            <text:p>0.22</text:p>
          </table:table-cell>
          <table:table-cell/>
          <table:table-cell office:value-type="float" office:value="0.62" calcext:value-type="float">
            <text:p>0.62</text:p>
          </table:table-cell>
          <table:table-cell office:value-type="float" office:value="0.34" calcext:value-type="float">
            <text:p>0.34</text:p>
          </table:table-cell>
          <table:table-cell/>
          <table:table-cell office:value-type="float" office:value="0.64" calcext:value-type="float">
            <text:p>0.64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float" office:value="0.63" calcext:value-type="float">
            <text:p>0.63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float" office:value="0.62" calcext:value-type="float">
            <text:p>0.62</text:p>
          </table:table-cell>
          <table:table-cell office:value-type="float" office:value="0.17" calcext:value-type="float">
            <text:p>0.17</text:p>
          </table:table-cell>
          <table:table-cell/>
          <table:table-cell table:formula="of:=AVERAGE([.A12];[.D12];[.G12];[.J12];[.M12];[.P12])" office:value-type="float" office:value="0.625" calcext:value-type="float">
            <text:p>0.625</text:p>
          </table:table-cell>
          <table:table-cell table:formula="of:=AVERAGE([.B12];[.E12];[.H12];[.K12];[.N12];[.Q12])" office:value-type="float" office:value="0.223333333333333" calcext:value-type="float">
            <text:p>0.223333333333333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0.62" calcext:value-type="float">
            <text:p>0.62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0.63" calcext:value-type="float">
            <text:p>0.63</text:p>
          </table:table-cell>
          <table:table-cell office:value-type="float" office:value="0.37" calcext:value-type="float">
            <text:p>0.37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0.31" calcext:value-type="float">
            <text:p>0.31</text:p>
          </table:table-cell>
          <table:table-cell/>
          <table:table-cell office:value-type="float" office:value="0.64" calcext:value-type="float">
            <text:p>0.64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float" office:value="0.63" calcext:value-type="float">
            <text:p>0.63</text:p>
          </table:table-cell>
          <table:table-cell office:value-type="float" office:value="0.26" calcext:value-type="float">
            <text:p>0.26</text:p>
          </table:table-cell>
          <table:table-cell/>
          <table:table-cell table:formula="of:=AVERAGE([.A13];[.D13];[.G13];[.J13];[.M13];[.P13])" office:value-type="float" office:value="0.635" calcext:value-type="float">
            <text:p>0.635</text:p>
          </table:table-cell>
          <table:table-cell table:formula="of:=AVERAGE([.B13];[.E13];[.H13];[.K13];[.N13];[.Q13])" office:value-type="float" office:value="0.275" calcext:value-type="float">
            <text:p>0.275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0.63" calcext:value-type="float">
            <text:p>0.63</text:p>
          </table:table-cell>
          <table:table-cell office:value-type="float" office:value="0.31" calcext:value-type="float">
            <text:p>0.31</text:p>
          </table:table-cell>
          <table:table-cell/>
          <table:table-cell office:value-type="float" office:value="0.64" calcext:value-type="float">
            <text:p>0.64</text:p>
          </table:table-cell>
          <table:table-cell office:value-type="float" office:value="0.44" calcext:value-type="float">
            <text:p>0.44</text:p>
          </table:table-cell>
          <table:table-cell/>
          <table:table-cell office:value-type="float" office:value="0.66" calcext:value-type="float">
            <text:p>0.66</text:p>
          </table:table-cell>
          <table:table-cell office:value-type="float" office:value="0.38" calcext:value-type="float">
            <text:p>0.38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0.28" calcext:value-type="float">
            <text:p>0.28</text:p>
          </table:table-cell>
          <table:table-cell/>
          <table:table-cell office:value-type="float" office:value="0.64" calcext:value-type="float">
            <text:p>0.64</text:p>
          </table:table-cell>
          <table:table-cell office:value-type="float" office:value="0.31" calcext:value-type="float">
            <text:p>0.31</text:p>
          </table:table-cell>
          <table:table-cell/>
          <table:table-cell table:formula="of:=AVERAGE([.A14];[.D14];[.G14];[.J14];[.M14];[.P14])" office:value-type="float" office:value="0.645" calcext:value-type="float">
            <text:p>0.645</text:p>
          </table:table-cell>
          <table:table-cell table:formula="of:=AVERAGE([.B14];[.E14];[.H14];[.K14];[.N14];[.Q14])" office:value-type="float" office:value="0.336666666666667" calcext:value-type="float">
            <text:p>0.336666666666667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float" office:value="0.64" calcext:value-type="float">
            <text:p>0.64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0.51" calcext:value-type="float">
            <text:p>0.51</text:p>
          </table:table-cell>
          <table:table-cell/>
          <table:table-cell office:value-type="float" office:value="0.67" calcext:value-type="float">
            <text:p>0.67</text:p>
          </table:table-cell>
          <table:table-cell office:value-type="float" office:value="0.46" calcext:value-type="float">
            <text:p>0.46</text:p>
          </table:table-cell>
          <table:table-cell/>
          <table:table-cell office:value-type="float" office:value="0.66" calcext:value-type="float">
            <text:p>0.66</text:p>
          </table:table-cell>
          <table:table-cell office:value-type="float" office:value="0.31" calcext:value-type="float">
            <text:p>0.31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0.37" calcext:value-type="float">
            <text:p>0.37</text:p>
          </table:table-cell>
          <table:table-cell/>
          <table:table-cell table:formula="of:=AVERAGE([.A15];[.D15];[.G15];[.J15];[.M15];[.P15])" office:value-type="float" office:value="0.655" calcext:value-type="float">
            <text:p>0.655</text:p>
          </table:table-cell>
          <table:table-cell table:formula="of:=AVERAGE([.B15];[.E15];[.H15];[.K15];[.N15];[.Q15])" office:value-type="float" office:value="0.391666666666667" calcext:value-type="float">
            <text:p>0.391666666666667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0.38" calcext:value-type="float">
            <text:p>0.38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0.41" calcext:value-type="float">
            <text:p>0.41</text:p>
          </table:table-cell>
          <table:table-cell/>
          <table:table-cell office:value-type="float" office:value="0.66" calcext:value-type="float">
            <text:p>0.66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float" office:value="0.68" calcext:value-type="float">
            <text:p>0.68</text:p>
          </table:table-cell>
          <table:table-cell office:value-type="float" office:value="0.54" calcext:value-type="float">
            <text:p>0.54</text:p>
          </table:table-cell>
          <table:table-cell/>
          <table:table-cell office:value-type="float" office:value="0.67" calcext:value-type="float">
            <text:p>0.67</text:p>
          </table:table-cell>
          <table:table-cell office:value-type="float" office:value="0.37" calcext:value-type="float">
            <text:p>0.37</text:p>
          </table:table-cell>
          <table:table-cell/>
          <table:table-cell office:value-type="float" office:value="0.66" calcext:value-type="float">
            <text:p>0.66</text:p>
          </table:table-cell>
          <table:table-cell office:value-type="float" office:value="0.42" calcext:value-type="float">
            <text:p>0.42</text:p>
          </table:table-cell>
          <table:table-cell/>
          <table:table-cell table:formula="of:=AVERAGE([.A16];[.D16];[.G16];[.J16];[.M16];[.P16])" office:value-type="float" office:value="0.665" calcext:value-type="float">
            <text:p>0.665</text:p>
          </table:table-cell>
          <table:table-cell table:formula="of:=AVERAGE([.B16];[.E16];[.H16];[.K16];[.N16];[.Q16])" office:value-type="float" office:value="0.451666666666667" calcext:value-type="float">
            <text:p>0.451666666666667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.48" calcext:value-type="float">
            <text:p>0.48</text:p>
          </table:table-cell>
          <table:table-cell/>
          <table:table-cell office:value-type="float" office:value="0.66" calcext:value-type="float">
            <text:p>0.66</text:p>
          </table:table-cell>
          <table:table-cell office:value-type="float" office:value="0.46" calcext:value-type="float">
            <text:p>0.46</text:p>
          </table:table-cell>
          <table:table-cell/>
          <table:table-cell office:value-type="float" office:value="0.67" calcext:value-type="float">
            <text:p>0.67</text:p>
          </table:table-cell>
          <table:table-cell office:value-type="float" office:value="0.64" calcext:value-type="float">
            <text:p>0.64</text:p>
          </table:table-cell>
          <table:table-cell/>
          <table:table-cell office:value-type="float" office:value="0.69" calcext:value-type="float">
            <text:p>0.69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float" office:value="0.68" calcext:value-type="float">
            <text:p>0.68</text:p>
          </table:table-cell>
          <table:table-cell office:value-type="float" office:value="0.46" calcext:value-type="float">
            <text:p>0.46</text:p>
          </table:table-cell>
          <table:table-cell/>
          <table:table-cell office:value-type="float" office:value="0.67" calcext:value-type="float">
            <text:p>0.67</text:p>
          </table:table-cell>
          <table:table-cell office:value-type="float" office:value="0.49" calcext:value-type="float">
            <text:p>0.49</text:p>
          </table:table-cell>
          <table:table-cell/>
          <table:table-cell table:formula="of:=AVERAGE([.A17];[.D17];[.G17];[.J17];[.M17];[.P17])" office:value-type="float" office:value="0.675" calcext:value-type="float">
            <text:p>0.675</text:p>
          </table:table-cell>
          <table:table-cell table:formula="of:=AVERAGE([.B17];[.E17];[.H17];[.K17];[.N17];[.Q17])"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.56" calcext:value-type="float">
            <text:p>0.56</text:p>
          </table:table-cell>
          <table:table-cell/>
          <table:table-cell office:value-type="float" office:value="0.67" calcext:value-type="float">
            <text:p>0.67</text:p>
          </table:table-cell>
          <table:table-cell office:value-type="float" office:value="0.52" calcext:value-type="float">
            <text:p>0.52</text:p>
          </table:table-cell>
          <table:table-cell/>
          <table:table-cell office:value-type="float" office:value="0.68" calcext:value-type="float">
            <text:p>0.68</text:p>
          </table:table-cell>
          <table:table-cell office:value-type="float" office:value="0.74" calcext:value-type="float">
            <text:p>0.74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64" calcext:value-type="float">
            <text:p>0.64</text:p>
          </table:table-cell>
          <table:table-cell/>
          <table:table-cell office:value-type="float" office:value="0.69" calcext:value-type="float">
            <text:p>0.69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float" office:value="0.68" calcext:value-type="float">
            <text:p>0.68</text:p>
          </table:table-cell>
          <table:table-cell office:value-type="float" office:value="0.59" calcext:value-type="float">
            <text:p>0.59</text:p>
          </table:table-cell>
          <table:table-cell/>
          <table:table-cell table:formula="of:=AVERAGE([.A18];[.D18];[.G18];[.J18];[.M18];[.P18])" office:value-type="float" office:value="0.685" calcext:value-type="float">
            <text:p>0.685</text:p>
          </table:table-cell>
          <table:table-cell table:formula="of:=AVERAGE([.B18];[.E18];[.H18];[.K18];[.N18];[.Q18])" office:value-type="float" office:value="0.603333333333333" calcext:value-type="float">
            <text:p>0.603333333333333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67" calcext:value-type="float">
            <text:p>0.67</text:p>
          </table:table-cell>
          <table:table-cell/>
          <table:table-cell office:value-type="float" office:value="0.68" calcext:value-type="float">
            <text:p>0.68</text:p>
          </table:table-cell>
          <table:table-cell office:value-type="float" office:value="0.56" calcext:value-type="float">
            <text:p>0.56</text:p>
          </table:table-cell>
          <table:table-cell/>
          <table:table-cell office:value-type="float" office:value="0.69" calcext:value-type="float">
            <text:p>0.69</text:p>
          </table:table-cell>
          <table:table-cell office:value-type="float" office:value="0.84" calcext:value-type="float">
            <text:p>0.84</text:p>
          </table:table-cell>
          <table:table-cell/>
          <table:table-cell office:value-type="float" office:value="0.71" calcext:value-type="float">
            <text:p>0.71</text:p>
          </table:table-cell>
          <table:table-cell office:value-type="float" office:value="0.73" calcext:value-type="float">
            <text:p>0.73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68" calcext:value-type="float">
            <text:p>0.68</text:p>
          </table:table-cell>
          <table:table-cell/>
          <table:table-cell office:value-type="float" office:value="0.69" calcext:value-type="float">
            <text:p>0.69</text:p>
          </table:table-cell>
          <table:table-cell office:value-type="float" office:value="0.71" calcext:value-type="float">
            <text:p>0.71</text:p>
          </table:table-cell>
          <table:table-cell/>
          <table:table-cell table:formula="of:=AVERAGE([.A19];[.D19];[.G19];[.J19];[.M19];[.P19])" office:value-type="float" office:value="0.695" calcext:value-type="float">
            <text:p>0.695</text:p>
          </table:table-cell>
          <table:table-cell table:formula="of:=AVERAGE([.B19];[.E19];[.H19];[.K19];[.N19];[.Q19])" office:value-type="float" office:value="0.698333333333333" calcext:value-type="float">
            <text:p>0.698333333333333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76" calcext:value-type="float">
            <text:p>0.76</text:p>
          </table:table-cell>
          <table:table-cell/>
          <table:table-cell office:value-type="float" office:value="0.69" calcext:value-type="float">
            <text:p>0.69</text:p>
          </table:table-cell>
          <table:table-cell office:value-type="float" office:value="0.62" calcext:value-type="float">
            <text:p>0.62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97" calcext:value-type="float">
            <text:p>0.97</text:p>
          </table:table-cell>
          <table:table-cell/>
          <table:table-cell office:value-type="float" office:value="0.72" calcext:value-type="float">
            <text:p>0.72</text:p>
          </table:table-cell>
          <table:table-cell office:value-type="float" office:value="0.83" calcext:value-type="float">
            <text:p>0.83</text:p>
          </table:table-cell>
          <table:table-cell/>
          <table:table-cell office:value-type="float" office:value="0.71" calcext:value-type="float">
            <text:p>0.71</text:p>
          </table:table-cell>
          <table:table-cell office:value-type="float" office:value="0.79" calcext:value-type="float">
            <text:p>0.79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85" calcext:value-type="float">
            <text:p>0.85</text:p>
          </table:table-cell>
          <table:table-cell/>
          <table:table-cell table:formula="of:=AVERAGE([.A20];[.D20];[.G20];[.J20];[.M20];[.P20])" office:value-type="float" office:value="0.705" calcext:value-type="float">
            <text:p>0.705</text:p>
          </table:table-cell>
          <table:table-cell table:formula="of:=AVERAGE([.B20];[.E20];[.H20];[.K20];[.N20];[.Q20])" office:value-type="float" office:value="0.803333333333333" calcext:value-type="float">
            <text:p>0.803333333333333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84" calcext:value-type="float">
            <text:p>0.84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1" calcext:value-type="float">
            <text:p>0.71</text:p>
          </table:table-cell>
          <table:table-cell/>
          <table:table-cell office:value-type="float" office:value="0.71" calcext:value-type="float">
            <text:p>0.71</text:p>
          </table:table-cell>
          <table:table-cell office:value-type="float" office:value="1.09" calcext:value-type="float">
            <text:p>1.09</text:p>
          </table:table-cell>
          <table:table-cell/>
          <table:table-cell office:value-type="float" office:value="0.73" calcext:value-type="float">
            <text:p>0.73</text:p>
          </table:table-cell>
          <table:table-cell office:value-type="float" office:value="0.93" calcext:value-type="float">
            <text:p>0.93</text:p>
          </table:table-cell>
          <table:table-cell/>
          <table:table-cell office:value-type="float" office:value="0.72" calcext:value-type="float">
            <text:p>0.72</text:p>
          </table:table-cell>
          <table:table-cell office:value-type="float" office:value="0.92" calcext:value-type="float">
            <text:p>0.92</text:p>
          </table:table-cell>
          <table:table-cell/>
          <table:table-cell office:value-type="float" office:value="0.71" calcext:value-type="float">
            <text:p>0.71</text:p>
          </table:table-cell>
          <table:table-cell office:value-type="float" office:value="1.01" calcext:value-type="float">
            <text:p>1.01</text:p>
          </table:table-cell>
          <table:table-cell/>
          <table:table-cell table:formula="of:=AVERAGE([.A21];[.D21];[.G21];[.J21];[.M21];[.P21])" office:value-type="float" office:value="0.715" calcext:value-type="float">
            <text:p>0.715</text:p>
          </table:table-cell>
          <table:table-cell table:formula="of:=AVERAGE([.B21];[.E21];[.H21];[.K21];[.N21];[.Q21])" office:value-type="float" office:value="0.916666666666667" calcext:value-type="float">
            <text:p>0.916666666666667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71" calcext:value-type="float">
            <text:p>0.71</text:p>
          </table:table-cell>
          <table:table-cell office:value-type="float" office:value="0.81" calcext:value-type="float">
            <text:p>0.81</text:p>
          </table:table-cell>
          <table:table-cell/>
          <table:table-cell office:value-type="float" office:value="0.72" calcext:value-type="float">
            <text:p>0.72</text:p>
          </table:table-cell>
          <table:table-cell office:value-type="float" office:value="1.17" calcext:value-type="float">
            <text:p>1.17</text:p>
          </table:table-cell>
          <table:table-cell/>
          <table:table-cell office:value-type="float" office:value="0.74" calcext:value-type="float">
            <text:p>0.74</text:p>
          </table:table-cell>
          <table:table-cell office:value-type="float" office:value="1.04" calcext:value-type="float">
            <text:p>1.04</text:p>
          </table:table-cell>
          <table:table-cell/>
          <table:table-cell office:value-type="float" office:value="0.73" calcext:value-type="float">
            <text:p>0.73</text:p>
          </table:table-cell>
          <table:table-cell office:value-type="float" office:value="1.03" calcext:value-type="float">
            <text:p>1.03</text:p>
          </table:table-cell>
          <table:table-cell/>
          <table:table-cell office:value-type="float" office:value="0.72" calcext:value-type="float">
            <text:p>0.72</text:p>
          </table:table-cell>
          <table:table-cell office:value-type="float" office:value="1.09" calcext:value-type="float">
            <text:p>1.09</text:p>
          </table:table-cell>
          <table:table-cell/>
          <table:table-cell table:formula="of:=AVERAGE([.A22];[.D22];[.G22];[.J22];[.M22];[.P22])" office:value-type="float" office:value="0.725" calcext:value-type="float">
            <text:p>0.725</text:p>
          </table:table-cell>
          <table:table-cell table:formula="of:=AVERAGE([.B22];[.E22];[.H22];[.K22];[.N22];[.Q22])"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1.07" calcext:value-type="float">
            <text:p>1.07</text:p>
          </table:table-cell>
          <table:table-cell/>
          <table:table-cell office:value-type="float" office:value="0.72" calcext:value-type="float">
            <text:p>0.72</text:p>
          </table:table-cell>
          <table:table-cell office:value-type="float" office:value="0.94" calcext:value-type="float">
            <text:p>0.94</text:p>
          </table:table-cell>
          <table:table-cell/>
          <table:table-cell office:value-type="float" office:value="0.73" calcext:value-type="float">
            <text:p>0.73</text:p>
          </table:table-cell>
          <table:table-cell office:value-type="float" office:value="1.29" calcext:value-type="float">
            <text:p>1.29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1.21" calcext:value-type="float">
            <text:p>1.21</text:p>
          </table:table-cell>
          <table:table-cell/>
          <table:table-cell office:value-type="float" office:value="0.74" calcext:value-type="float">
            <text:p>0.74</text:p>
          </table:table-cell>
          <table:table-cell office:value-type="float" office:value="1.13" calcext:value-type="float">
            <text:p>1.13</text:p>
          </table:table-cell>
          <table:table-cell/>
          <table:table-cell office:value-type="float" office:value="0.73" calcext:value-type="float">
            <text:p>0.73</text:p>
          </table:table-cell>
          <table:table-cell office:value-type="float" office:value="1.2" calcext:value-type="float">
            <text:p>1.2</text:p>
          </table:table-cell>
          <table:table-cell/>
          <table:table-cell table:formula="of:=AVERAGE([.A23];[.D23];[.G23];[.J23];[.M23];[.P23])" office:value-type="float" office:value="0.735" calcext:value-type="float">
            <text:p>0.735</text:p>
          </table:table-cell>
          <table:table-cell table:formula="of:=AVERAGE([.B23];[.E23];[.H23];[.K23];[.N23];[.Q23])" office:value-type="float" office:value="1.14" calcext:value-type="float">
            <text:p>1.14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.19" calcext:value-type="float">
            <text:p>1.19</text:p>
          </table:table-cell>
          <table:table-cell/>
          <table:table-cell office:value-type="float" office:value="0.73" calcext:value-type="float">
            <text:p>0.73</text:p>
          </table:table-cell>
          <table:table-cell office:value-type="float" office:value="1.06" calcext:value-type="float">
            <text:p>1.06</text:p>
          </table:table-cell>
          <table:table-cell/>
          <table:table-cell office:value-type="float" office:value="0.74" calcext:value-type="float">
            <text:p>0.74</text:p>
          </table:table-cell>
          <table:table-cell office:value-type="float" office:value="1.47" calcext:value-type="float">
            <text:p>1.47</text:p>
          </table:table-cell>
          <table:table-cell/>
          <table:table-cell office:value-type="float" office:value="0.76" calcext:value-type="float">
            <text:p>0.76</text:p>
          </table:table-cell>
          <table:table-cell office:value-type="float" office:value="1.39" calcext:value-type="float">
            <text:p>1.39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1.24" calcext:value-type="float">
            <text:p>1.24</text:p>
          </table:table-cell>
          <table:table-cell/>
          <table:table-cell office:value-type="float" office:value="0.74" calcext:value-type="float">
            <text:p>0.74</text:p>
          </table:table-cell>
          <table:table-cell office:value-type="float" office:value="1.38" calcext:value-type="float">
            <text:p>1.38</text:p>
          </table:table-cell>
          <table:table-cell/>
          <table:table-cell table:formula="of:=AVERAGE([.A24];[.D24];[.G24];[.J24];[.M24];[.P24])" office:value-type="float" office:value="0.745" calcext:value-type="float">
            <text:p>0.745</text:p>
          </table:table-cell>
          <table:table-cell table:formula="of:=AVERAGE([.B24];[.E24];[.H24];[.K24];[.N24];[.Q24])" office:value-type="float" office:value="1.28833333333333" calcext:value-type="float">
            <text:p>1.28833333333333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1.34" calcext:value-type="float">
            <text:p>1.34</text:p>
          </table:table-cell>
          <table:table-cell/>
          <table:table-cell office:value-type="float" office:value="0.74" calcext:value-type="float">
            <text:p>0.74</text:p>
          </table:table-cell>
          <table:table-cell office:value-type="float" office:value="1.18" calcext:value-type="float">
            <text:p>1.18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1.62" calcext:value-type="float">
            <text:p>1.62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1.54" calcext:value-type="float">
            <text:p>1.54</text:p>
          </table:table-cell>
          <table:table-cell/>
          <table:table-cell office:value-type="float" office:value="0.76" calcext:value-type="float">
            <text:p>0.76</text:p>
          </table:table-cell>
          <table:table-cell office:value-type="float" office:value="1.36" calcext:value-type="float">
            <text:p>1.3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1.59" calcext:value-type="float">
            <text:p>1.59</text:p>
          </table:table-cell>
          <table:table-cell/>
          <table:table-cell table:formula="of:=AVERAGE([.A25];[.D25];[.G25];[.J25];[.M25];[.P25])" office:value-type="float" office:value="0.755" calcext:value-type="float">
            <text:p>0.755</text:p>
          </table:table-cell>
          <table:table-cell table:formula="of:=AVERAGE([.B25];[.E25];[.H25];[.K25];[.N25];[.Q25])" office:value-type="float" office:value="1.43833333333333" calcext:value-type="float">
            <text:p>1.43833333333333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1.49" calcext:value-type="float">
            <text:p>1.49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1.31" calcext:value-type="float">
            <text:p>1.31</text:p>
          </table:table-cell>
          <table:table-cell/>
          <table:table-cell office:value-type="float" office:value="0.76" calcext:value-type="float">
            <text:p>0.76</text:p>
          </table:table-cell>
          <table:table-cell office:value-type="float" office:value="1.84" calcext:value-type="float">
            <text:p>1.84</text:p>
          </table:table-cell>
          <table:table-cell/>
          <table:table-cell office:value-type="float" office:value="0.78" calcext:value-type="float">
            <text:p>0.78</text:p>
          </table:table-cell>
          <table:table-cell office:value-type="float" office:value="1.76" calcext:value-type="float">
            <text:p>1.7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1.51" calcext:value-type="float">
            <text:p>1.51</text:p>
          </table:table-cell>
          <table:table-cell/>
          <table:table-cell office:value-type="float" office:value="0.76" calcext:value-type="float">
            <text:p>0.76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AVERAGE([.A26];[.D26];[.G26];[.J26];[.M26];[.P26])" office:value-type="float" office:value="0.765" calcext:value-type="float">
            <text:p>0.765</text:p>
          </table:table-cell>
          <table:table-cell table:formula="of:=AVERAGE([.B26];[.E26];[.H26];[.K26];[.N26];[.Q26])" office:value-type="float" office:value="1.60166666666667" calcext:value-type="float">
            <text:p>1.60166666666667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1.72" calcext:value-type="float">
            <text:p>1.72</text:p>
          </table:table-cell>
          <table:table-cell/>
          <table:table-cell office:value-type="float" office:value="0.76" calcext:value-type="float">
            <text:p>0.76</text:p>
          </table:table-cell>
          <table:table-cell office:value-type="float" office:value="1.43" calcext:value-type="float">
            <text:p>1.43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2.08" calcext:value-type="float">
            <text:p>2.08</text:p>
          </table:table-cell>
          <table:table-cell/>
          <table:table-cell office:value-type="float" office:value="0.79" calcext:value-type="float">
            <text:p>0.79</text:p>
          </table:table-cell>
          <table:table-cell office:value-type="float" office:value="2.02" calcext:value-type="float">
            <text:p>2.02</text:p>
          </table:table-cell>
          <table:table-cell/>
          <table:table-cell office:value-type="float" office:value="0.78" calcext:value-type="float">
            <text:p>0.78</text:p>
          </table:table-cell>
          <table:table-cell office:value-type="float" office:value="1.69" calcext:value-type="float">
            <text:p>1.69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1.89" calcext:value-type="float">
            <text:p>1.89</text:p>
          </table:table-cell>
          <table:table-cell/>
          <table:table-cell table:formula="of:=AVERAGE([.A27];[.D27];[.G27];[.J27];[.M27];[.P27])" office:value-type="float" office:value="0.775" calcext:value-type="float">
            <text:p>0.775</text:p>
          </table:table-cell>
          <table:table-cell table:formula="of:=AVERAGE([.B27];[.E27];[.H27];[.K27];[.N27];[.Q27])" office:value-type="float" office:value="1.805" calcext:value-type="float">
            <text:p>1.805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1.88" calcext:value-type="float">
            <text:p>1.88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1.63" calcext:value-type="float">
            <text:p>1.63</text:p>
          </table:table-cell>
          <table:table-cell/>
          <table:table-cell office:value-type="float" office:value="0.78" calcext:value-type="float">
            <text:p>0.78</text:p>
          </table:table-cell>
          <table:table-cell office:value-type="float" office:value="2.31" calcext:value-type="float">
            <text:p>2.31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2.28" calcext:value-type="float">
            <text:p>2.28</text:p>
          </table:table-cell>
          <table:table-cell/>
          <table:table-cell office:value-type="float" office:value="0.79" calcext:value-type="float">
            <text:p>0.79</text:p>
          </table:table-cell>
          <table:table-cell office:value-type="float" office:value="1.84" calcext:value-type="float">
            <text:p>1.84</text:p>
          </table:table-cell>
          <table:table-cell/>
          <table:table-cell office:value-type="float" office:value="0.78" calcext:value-type="float">
            <text:p>0.78</text:p>
          </table:table-cell>
          <table:table-cell office:value-type="float" office:value="2.05" calcext:value-type="float">
            <text:p>2.05</text:p>
          </table:table-cell>
          <table:table-cell/>
          <table:table-cell table:formula="of:=AVERAGE([.A28];[.D28];[.G28];[.J28];[.M28];[.P28])" office:value-type="float" office:value="0.785" calcext:value-type="float">
            <text:p>0.785</text:p>
          </table:table-cell>
          <table:table-cell table:formula="of:=AVERAGE([.B28];[.E28];[.H28];[.K28];[.N28];[.Q28])" office:value-type="float" office:value="1.99833333333333" calcext:value-type="float">
            <text:p>1.99833333333333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.09" calcext:value-type="float">
            <text:p>2.09</text:p>
          </table:table-cell>
          <table:table-cell/>
          <table:table-cell office:value-type="float" office:value="0.78" calcext:value-type="float">
            <text:p>0.78</text:p>
          </table:table-cell>
          <table:table-cell office:value-type="float" office:value="1.84" calcext:value-type="float">
            <text:p>1.84</text:p>
          </table:table-cell>
          <table:table-cell/>
          <table:table-cell office:value-type="float" office:value="0.79" calcext:value-type="float">
            <text:p>0.79</text:p>
          </table:table-cell>
          <table:table-cell office:value-type="float" office:value="2.57" calcext:value-type="float">
            <text:p>2.57</text:p>
          </table:table-cell>
          <table:table-cell/>
          <table:table-cell office:value-type="float" office:value="0.81" calcext:value-type="float">
            <text:p>0.81</text:p>
          </table:table-cell>
          <table:table-cell office:value-type="float" office:value="2.46" calcext:value-type="float">
            <text:p>2.46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2.01" calcext:value-type="float">
            <text:p>2.01</text:p>
          </table:table-cell>
          <table:table-cell/>
          <table:table-cell office:value-type="float" office:value="0.79" calcext:value-type="float">
            <text:p>0.79</text:p>
          </table:table-cell>
          <table:table-cell office:value-type="float" office:value="2.25" calcext:value-type="float">
            <text:p>2.25</text:p>
          </table:table-cell>
          <table:table-cell/>
          <table:table-cell table:formula="of:=AVERAGE([.A29];[.D29];[.G29];[.J29];[.M29];[.P29])" office:value-type="float" office:value="0.795" calcext:value-type="float">
            <text:p>0.795</text:p>
          </table:table-cell>
          <table:table-cell table:formula="of:=AVERAGE([.B29];[.E29];[.H29];[.K29];[.N29];[.Q29])" office:value-type="float" office:value="2.20333333333333" calcext:value-type="float">
            <text:p>2.20333333333333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2.35" calcext:value-type="float">
            <text:p>2.35</text:p>
          </table:table-cell>
          <table:table-cell/>
          <table:table-cell office:value-type="float" office:value="0.79" calcext:value-type="float">
            <text:p>0.79</text:p>
          </table:table-cell>
          <table:table-cell office:value-type="float" office:value="2.08" calcext:value-type="float">
            <text:p>2.08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2.84" calcext:value-type="float">
            <text:p>2.84</text:p>
          </table:table-cell>
          <table:table-cell/>
          <table:table-cell office:value-type="float" office:value="0.82" calcext:value-type="float">
            <text:p>0.82</text:p>
          </table:table-cell>
          <table:table-cell office:value-type="float" office:value="2.69" calcext:value-type="float">
            <text:p>2.69</text:p>
          </table:table-cell>
          <table:table-cell/>
          <table:table-cell office:value-type="float" office:value="0.81" calcext:value-type="float">
            <text:p>0.81</text:p>
          </table:table-cell>
          <table:table-cell office:value-type="float" office:value="2.29" calcext:value-type="float">
            <text:p>2.29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2.46" calcext:value-type="float">
            <text:p>2.46</text:p>
          </table:table-cell>
          <table:table-cell/>
          <table:table-cell table:formula="of:=AVERAGE([.A30];[.D30];[.G30];[.J30];[.M30];[.P30])" office:value-type="float" office:value="0.805" calcext:value-type="float">
            <text:p>0.805</text:p>
          </table:table-cell>
          <table:table-cell table:formula="of:=AVERAGE([.B30];[.E30];[.H30];[.K30];[.N30];[.Q30])" office:value-type="float" office:value="2.45166666666667" calcext:value-type="float">
            <text:p>2.45166666666667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2.56" calcext:value-type="float">
            <text:p>2.56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2.33" calcext:value-type="float">
            <text:p>2.33</text:p>
          </table:table-cell>
          <table:table-cell/>
          <table:table-cell office:value-type="float" office:value="0.81" calcext:value-type="float">
            <text:p>0.81</text:p>
          </table:table-cell>
          <table:table-cell office:value-type="float" office:value="3.23" calcext:value-type="float">
            <text:p>3.23</text:p>
          </table:table-cell>
          <table:table-cell/>
          <table:table-cell office:value-type="float" office:value="0.83" calcext:value-type="float">
            <text:p>0.83</text:p>
          </table:table-cell>
          <table:table-cell office:value-type="float" office:value="2.93" calcext:value-type="float">
            <text:p>2.93</text:p>
          </table:table-cell>
          <table:table-cell/>
          <table:table-cell office:value-type="float" office:value="0.82" calcext:value-type="float">
            <text:p>0.82</text:p>
          </table:table-cell>
          <table:table-cell office:value-type="float" office:value="2.51" calcext:value-type="float">
            <text:p>2.51</text:p>
          </table:table-cell>
          <table:table-cell/>
          <table:table-cell office:value-type="float" office:value="0.81" calcext:value-type="float">
            <text:p>0.81</text:p>
          </table:table-cell>
          <table:table-cell office:value-type="float" office:value="2.7" calcext:value-type="float">
            <text:p>2.7</text:p>
          </table:table-cell>
          <table:table-cell/>
          <table:table-cell table:formula="of:=AVERAGE([.A31];[.D31];[.G31];[.J31];[.M31];[.P31])" office:value-type="float" office:value="0.815" calcext:value-type="float">
            <text:p>0.815</text:p>
          </table:table-cell>
          <table:table-cell table:formula="of:=AVERAGE([.B31];[.E31];[.H31];[.K31];[.N31];[.Q31])" office:value-type="float" office:value="2.71" calcext:value-type="float">
            <text:p>2.71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2.78" calcext:value-type="float">
            <text:p>2.78</text:p>
          </table:table-cell>
          <table:table-cell/>
          <table:table-cell office:value-type="float" office:value="0.81" calcext:value-type="float">
            <text:p>0.81</text:p>
          </table:table-cell>
          <table:table-cell office:value-type="float" office:value="2.61" calcext:value-type="float">
            <text:p>2.61</text:p>
          </table:table-cell>
          <table:table-cell/>
          <table:table-cell office:value-type="float" office:value="0.82" calcext:value-type="float">
            <text:p>0.82</text:p>
          </table:table-cell>
          <table:table-cell office:value-type="float" office:value="3.51" calcext:value-type="float">
            <text:p>3.51</text:p>
          </table:table-cell>
          <table:table-cell/>
          <table:table-cell office:value-type="float" office:value="0.84" calcext:value-type="float">
            <text:p>0.84</text:p>
          </table:table-cell>
          <table:table-cell office:value-type="float" office:value="3.21" calcext:value-type="float">
            <text:p>3.21</text:p>
          </table:table-cell>
          <table:table-cell/>
          <table:table-cell office:value-type="float" office:value="0.83" calcext:value-type="float">
            <text:p>0.83</text:p>
          </table:table-cell>
          <table:table-cell office:value-type="float" office:value="2.77" calcext:value-type="float">
            <text:p>2.77</text:p>
          </table:table-cell>
          <table:table-cell/>
          <table:table-cell office:value-type="float" office:value="0.82" calcext:value-type="float">
            <text:p>0.8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A32];[.D32];[.G32];[.J32];[.M32];[.P32])" office:value-type="float" office:value="0.825" calcext:value-type="float">
            <text:p>0.825</text:p>
          </table:table-cell>
          <table:table-cell table:formula="of:=AVERAGE([.B32];[.E32];[.H32];[.K32];[.N32];[.Q32])" office:value-type="float" office:value="2.98" calcext:value-type="float">
            <text:p>2.98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.01" calcext:value-type="float">
            <text:p>3.01</text:p>
          </table:table-cell>
          <table:table-cell/>
          <table:table-cell office:value-type="float" office:value="0.82" calcext:value-type="float">
            <text:p>0.82</text:p>
          </table:table-cell>
          <table:table-cell office:value-type="float" office:value="2.87" calcext:value-type="float">
            <text:p>2.87</text:p>
          </table:table-cell>
          <table:table-cell/>
          <table:table-cell office:value-type="float" office:value="0.83" calcext:value-type="float">
            <text:p>0.83</text:p>
          </table:table-cell>
          <table:table-cell office:value-type="float" office:value="3.81" calcext:value-type="float">
            <text:p>3.81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3.57" calcext:value-type="float">
            <text:p>3.57</text:p>
          </table:table-cell>
          <table:table-cell/>
          <table:table-cell office:value-type="float" office:value="0.84" calcext:value-type="float">
            <text:p>0.84</text:p>
          </table:table-cell>
          <table:table-cell office:value-type="float" office:value="3.06" calcext:value-type="float">
            <text:p>3.06</text:p>
          </table:table-cell>
          <table:table-cell/>
          <table:table-cell office:value-type="float" office:value="0.83" calcext:value-type="float">
            <text:p>0.83</text:p>
          </table:table-cell>
          <table:table-cell office:value-type="float" office:value="3.31" calcext:value-type="float">
            <text:p>3.31</text:p>
          </table:table-cell>
          <table:table-cell/>
          <table:table-cell table:formula="of:=AVERAGE([.A33];[.D33];[.G33];[.J33];[.M33];[.P33])" office:value-type="float" office:value="0.835" calcext:value-type="float">
            <text:p>0.835</text:p>
          </table:table-cell>
          <table:table-cell table:formula="of:=AVERAGE([.B33];[.E33];[.H33];[.K33];[.N33];[.Q33])" office:value-type="float" office:value="3.27166666666667" calcext:value-type="float">
            <text:p>3.27166666666667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3.32" calcext:value-type="float">
            <text:p>3.32</text:p>
          </table:table-cell>
          <table:table-cell/>
          <table:table-cell office:value-type="float" office:value="0.83" calcext:value-type="float">
            <text:p>0.83</text:p>
          </table:table-cell>
          <table:table-cell office:value-type="float" office:value="3.15" calcext:value-type="float">
            <text:p>3.15</text:p>
          </table:table-cell>
          <table:table-cell/>
          <table:table-cell office:value-type="float" office:value="0.84" calcext:value-type="float">
            <text:p>0.84</text:p>
          </table:table-cell>
          <table:table-cell office:value-type="float" office:value="4.12" calcext:value-type="float">
            <text:p>4.12</text:p>
          </table:table-cell>
          <table:table-cell/>
          <table:table-cell office:value-type="float" office:value="0.86" calcext:value-type="float">
            <text:p>0.86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3.27" calcext:value-type="float">
            <text:p>3.27</text:p>
          </table:table-cell>
          <table:table-cell/>
          <table:table-cell office:value-type="float" office:value="0.84" calcext:value-type="float">
            <text:p>0.84</text:p>
          </table:table-cell>
          <table:table-cell office:value-type="float" office:value="3.65" calcext:value-type="float">
            <text:p>3.65</text:p>
          </table:table-cell>
          <table:table-cell/>
          <table:table-cell table:formula="of:=AVERAGE([.A34];[.D34];[.G34];[.J34];[.M34];[.P34])" office:value-type="float" office:value="0.845" calcext:value-type="float">
            <text:p>0.845</text:p>
          </table:table-cell>
          <table:table-cell table:formula="of:=AVERAGE([.B34];[.E34];[.H34];[.K34];[.N34];[.Q34])" office:value-type="float" office:value="3.56833333333333" calcext:value-type="float">
            <text:p>3.56833333333333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3.56" calcext:value-type="float">
            <text:p>3.56</text:p>
          </table:table-cell>
          <table:table-cell/>
          <table:table-cell office:value-type="float" office:value="0.84" calcext:value-type="float">
            <text:p>0.84</text:p>
          </table:table-cell>
          <table:table-cell office:value-type="float" office:value="3.46" calcext:value-type="float">
            <text:p>3.46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4.44" calcext:value-type="float">
            <text:p>4.44</text:p>
          </table:table-cell>
          <table:table-cell/>
          <table:table-cell office:value-type="float" office:value="0.87" calcext:value-type="float">
            <text:p>0.87</text:p>
          </table:table-cell>
          <table:table-cell office:value-type="float" office:value="4.17" calcext:value-type="float">
            <text:p>4.17</text:p>
          </table:table-cell>
          <table:table-cell/>
          <table:table-cell office:value-type="float" office:value="0.86" calcext:value-type="float">
            <text:p>0.86</text:p>
          </table:table-cell>
          <table:table-cell office:value-type="float" office:value="3.57" calcext:value-type="float">
            <text:p>3.57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3.99" calcext:value-type="float">
            <text:p>3.99</text:p>
          </table:table-cell>
          <table:table-cell/>
          <table:table-cell table:formula="of:=AVERAGE([.A35];[.D35];[.G35];[.J35];[.M35];[.P35])" office:value-type="float" office:value="0.855" calcext:value-type="float">
            <text:p>0.855</text:p>
          </table:table-cell>
          <table:table-cell table:formula="of:=AVERAGE([.B35];[.E35];[.H35];[.K35];[.N35];[.Q35])" office:value-type="float" office:value="3.865" calcext:value-type="float">
            <text:p>3.865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3.93" calcext:value-type="float">
            <text:p>3.93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3.69" calcext:value-type="float">
            <text:p>3.69</text:p>
          </table:table-cell>
          <table:table-cell/>
          <table:table-cell office:value-type="float" office:value="0.86" calcext:value-type="float">
            <text:p>0.86</text:p>
          </table:table-cell>
          <table:table-cell office:value-type="float" office:value="4.8" calcext:value-type="float">
            <text:p>4.8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4.56" calcext:value-type="float">
            <text:p>4.56</text:p>
          </table:table-cell>
          <table:table-cell/>
          <table:table-cell office:value-type="float" office:value="0.87" calcext:value-type="float">
            <text:p>0.87</text:p>
          </table:table-cell>
          <table:table-cell office:value-type="float" office:value="3.99" calcext:value-type="float">
            <text:p>3.99</text:p>
          </table:table-cell>
          <table:table-cell/>
          <table:table-cell office:value-type="float" office:value="0.86" calcext:value-type="float">
            <text:p>0.86</text:p>
          </table:table-cell>
          <table:table-cell office:value-type="float" office:value="4.4" calcext:value-type="float">
            <text:p>4.4</text:p>
          </table:table-cell>
          <table:table-cell/>
          <table:table-cell table:formula="of:=AVERAGE([.A36];[.D36];[.G36];[.J36];[.M36];[.P36])" office:value-type="float" office:value="0.865" calcext:value-type="float">
            <text:p>0.865</text:p>
          </table:table-cell>
          <table:table-cell table:formula="of:=AVERAGE([.B36];[.E36];[.H36];[.K36];[.N36];[.Q36])" office:value-type="float" office:value="4.22833333333333" calcext:value-type="float">
            <text:p>4.22833333333333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4.28" calcext:value-type="float">
            <text:p>4.28</text:p>
          </table:table-cell>
          <table:table-cell/>
          <table:table-cell office:value-type="float" office:value="0.86" calcext:value-type="float">
            <text:p>0.86</text:p>
          </table:table-cell>
          <table:table-cell office:value-type="float" office:value="4.03" calcext:value-type="float">
            <text:p>4.03</text:p>
          </table:table-cell>
          <table:table-cell/>
          <table:table-cell office:value-type="float" office:value="0.87" calcext:value-type="float">
            <text:p>0.87</text:p>
          </table:table-cell>
          <table:table-cell office:value-type="float" office:value="5.12" calcext:value-type="float">
            <text:p>5.12</text:p>
          </table:table-cell>
          <table:table-cell/>
          <table:table-cell office:value-type="float" office:value="0.89" calcext:value-type="float">
            <text:p>0.89</text:p>
          </table:table-cell>
          <table:table-cell office:value-type="float" office:value="4.94" calcext:value-type="float">
            <text:p>4.94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4.31" calcext:value-type="float">
            <text:p>4.31</text:p>
          </table:table-cell>
          <table:table-cell/>
          <table:table-cell office:value-type="float" office:value="0.87" calcext:value-type="float">
            <text:p>0.87</text:p>
          </table:table-cell>
          <table:table-cell office:value-type="float" office:value="4.71" calcext:value-type="float">
            <text:p>4.71</text:p>
          </table:table-cell>
          <table:table-cell/>
          <table:table-cell table:formula="of:=AVERAGE([.A37];[.D37];[.G37];[.J37];[.M37];[.P37])" office:value-type="float" office:value="0.875" calcext:value-type="float">
            <text:p>0.875</text:p>
          </table:table-cell>
          <table:table-cell table:formula="of:=AVERAGE([.B37];[.E37];[.H37];[.K37];[.N37];[.Q37])" office:value-type="float" office:value="4.565" calcext:value-type="float">
            <text:p>4.565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4.72" calcext:value-type="float">
            <text:p>4.72</text:p>
          </table:table-cell>
          <table:table-cell/>
          <table:table-cell office:value-type="float" office:value="0.87" calcext:value-type="float">
            <text:p>0.87</text:p>
          </table:table-cell>
          <table:table-cell office:value-type="float" office:value="4.41" calcext:value-type="float">
            <text:p>4.41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5.54" calcext:value-type="float">
            <text:p>5.54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5.37" calcext:value-type="float">
            <text:p>5.37</text:p>
          </table:table-cell>
          <table:table-cell/>
          <table:table-cell office:value-type="float" office:value="0.89" calcext:value-type="float">
            <text:p>0.89</text:p>
          </table:table-cell>
          <table:table-cell office:value-type="float" office:value="4.65" calcext:value-type="float">
            <text:p>4.65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5.12" calcext:value-type="float">
            <text:p>5.12</text:p>
          </table:table-cell>
          <table:table-cell/>
          <table:table-cell table:formula="of:=AVERAGE([.A38];[.D38];[.G38];[.J38];[.M38];[.P38])" office:value-type="float" office:value="0.885" calcext:value-type="float">
            <text:p>0.885</text:p>
          </table:table-cell>
          <table:table-cell table:formula="of:=AVERAGE([.B38];[.E38];[.H38];[.K38];[.N38];[.Q38])" office:value-type="float" office:value="4.96833333333333" calcext:value-type="float">
            <text:p>4.96833333333333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5.06" calcext:value-type="float">
            <text:p>5.06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4.81" calcext:value-type="float">
            <text:p>4.81</text:p>
          </table:table-cell>
          <table:table-cell/>
          <table:table-cell office:value-type="float" office:value="0.89" calcext:value-type="float">
            <text:p>0.89</text:p>
          </table:table-cell>
          <table:table-cell office:value-type="float" office:value="5.93" calcext:value-type="float">
            <text:p>5.93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5.86" calcext:value-type="float">
            <text:p>5.86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0.89" calcext:value-type="float">
            <text:p>0.89</text:p>
          </table:table-cell>
          <table:table-cell office:value-type="float" office:value="5.52" calcext:value-type="float">
            <text:p>5.52</text:p>
          </table:table-cell>
          <table:table-cell/>
          <table:table-cell table:formula="of:=AVERAGE([.A39];[.D39];[.G39];[.J39];[.M39];[.P39])" office:value-type="float" office:value="0.895" calcext:value-type="float">
            <text:p>0.895</text:p>
          </table:table-cell>
          <table:table-cell table:formula="of:=AVERAGE([.B39];[.E39];[.H39];[.K39];[.N39];[.Q39])" office:value-type="float" office:value="5.37" calcext:value-type="float">
            <text:p>5.37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5.43" calcext:value-type="float">
            <text:p>5.43</text:p>
          </table:table-cell>
          <table:table-cell/>
          <table:table-cell office:value-type="float" office:value="0.89" calcext:value-type="float">
            <text:p>0.89</text:p>
          </table:table-cell>
          <table:table-cell office:value-type="float" office:value="5.15" calcext:value-type="float">
            <text:p>5.15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6.38" calcext:value-type="float">
            <text:p>6.38</text:p>
          </table:table-cell>
          <table:table-cell/>
          <table:table-cell office:value-type="float" office:value="0.92" calcext:value-type="float">
            <text:p>0.92</text:p>
          </table:table-cell>
          <table:table-cell office:value-type="float" office:value="6.37" calcext:value-type="float">
            <text:p>6.37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5.41" calcext:value-type="float">
            <text:p>5.41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5.98" calcext:value-type="float">
            <text:p>5.98</text:p>
          </table:table-cell>
          <table:table-cell/>
          <table:table-cell table:formula="of:=AVERAGE([.A40];[.D40];[.G40];[.J40];[.M40];[.P40])" office:value-type="float" office:value="0.905" calcext:value-type="float">
            <text:p>0.905</text:p>
          </table:table-cell>
          <table:table-cell table:formula="of:=AVERAGE([.B40];[.E40];[.H40];[.K40];[.N40];[.Q40])" office:value-type="float" office:value="5.78666666666667" calcext:value-type="float">
            <text:p>5.78666666666667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5.84" calcext:value-type="float">
            <text:p>5.84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5.61" calcext:value-type="float">
            <text:p>5.61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6.79" calcext:value-type="float">
            <text:p>6.79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float" office:value="7.04" calcext:value-type="float">
            <text:p>7.04</text:p>
          </table:table-cell>
          <table:table-cell/>
          <table:table-cell office:value-type="float" office:value="0.92" calcext:value-type="float">
            <text:p>0.92</text:p>
          </table:table-cell>
          <table:table-cell office:value-type="float" office:value="5.89" calcext:value-type="float">
            <text:p>5.89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6.5" calcext:value-type="float">
            <text:p>6.5</text:p>
          </table:table-cell>
          <table:table-cell/>
          <table:table-cell table:formula="of:=AVERAGE([.A41];[.D41];[.G41];[.J41];[.M41];[.P41])" office:value-type="float" office:value="0.915" calcext:value-type="float">
            <text:p>0.915</text:p>
          </table:table-cell>
          <table:table-cell table:formula="of:=AVERAGE([.B41];[.E41];[.H41];[.K41];[.N41];[.Q41])" office:value-type="float" office:value="6.27833333333333" calcext:value-type="float">
            <text:p>6.27833333333333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6.3" calcext:value-type="float">
            <text:p>6.3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6.03" calcext:value-type="float">
            <text:p>6.03</text:p>
          </table:table-cell>
          <table:table-cell/>
          <table:table-cell office:value-type="float" office:value="0.92" calcext:value-type="float">
            <text:p>0.92</text:p>
          </table:table-cell>
          <table:table-cell office:value-type="float" office:value="7.32" calcext:value-type="float">
            <text:p>7.32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7.54" calcext:value-type="float">
            <text:p>7.54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float" office:value="6.31" calcext:value-type="float">
            <text:p>6.31</text:p>
          </table:table-cell>
          <table:table-cell/>
          <table:table-cell office:value-type="float" office:value="0.92" calcext:value-type="float">
            <text:p>0.92</text:p>
          </table:table-cell>
          <table:table-cell office:value-type="float" office:value="6.94" calcext:value-type="float">
            <text:p>6.94</text:p>
          </table:table-cell>
          <table:table-cell/>
          <table:table-cell table:formula="of:=AVERAGE([.A42];[.D42];[.G42];[.J42];[.M42];[.P42])" office:value-type="float" office:value="0.925" calcext:value-type="float">
            <text:p>0.925</text:p>
          </table:table-cell>
          <table:table-cell table:formula="of:=AVERAGE([.B42];[.E42];[.H42];[.K42];[.N42];[.Q42])" office:value-type="float" office:value="6.74" calcext:value-type="float">
            <text:p>6.74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6.75" calcext:value-type="float">
            <text:p>6.75</text:p>
          </table:table-cell>
          <table:table-cell/>
          <table:table-cell office:value-type="float" office:value="0.92" calcext:value-type="float">
            <text:p>0.92</text:p>
          </table:table-cell>
          <table:table-cell office:value-type="float" office:value="6.48" calcext:value-type="float">
            <text:p>6.48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float" office:value="7.85" calcext:value-type="float">
            <text:p>7.85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8.02" calcext:value-type="float">
            <text:p>8.02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6.81" calcext:value-type="float">
            <text:p>6.81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float" office:value="7.5" calcext:value-type="float">
            <text:p>7.5</text:p>
          </table:table-cell>
          <table:table-cell/>
          <table:table-cell table:formula="of:=AVERAGE([.A43];[.D43];[.G43];[.J43];[.M43];[.P43])" office:value-type="float" office:value="0.935" calcext:value-type="float">
            <text:p>0.935</text:p>
          </table:table-cell>
          <table:table-cell table:formula="of:=AVERAGE([.B43];[.E43];[.H43];[.K43];[.N43];[.Q43])" office:value-type="float" office:value="7.235" calcext:value-type="float">
            <text:p>7.235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7.34" calcext:value-type="float">
            <text:p>7.34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8.49" calcext:value-type="float">
            <text:p>8.49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8.47" calcext:value-type="float">
            <text:p>8.47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7.28" calcext:value-type="float">
            <text:p>7.28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8.05" calcext:value-type="float">
            <text:p>8.05</text:p>
          </table:table-cell>
          <table:table-cell/>
          <table:table-cell table:formula="of:=AVERAGE([.A44];[.D44];[.G44];[.J44];[.M44];[.P44])" office:value-type="float" office:value="0.945" calcext:value-type="float">
            <text:p>0.945</text:p>
          </table:table-cell>
          <table:table-cell table:formula="of:=AVERAGE([.B44];[.E44];[.H44];[.K44];[.N44];[.Q44])" office:value-type="float" office:value="7.77166666666667" calcext:value-type="float">
            <text:p>7.77166666666667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7.74" calcext:value-type="float">
            <text:p>7.74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7.38" calcext:value-type="float">
            <text:p>7.38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9.08" calcext:value-type="float">
            <text:p>9.08</text:p>
          </table:table-cell>
          <table:table-cell/>
          <table:table-cell office:value-type="float" office:value="0.97" calcext:value-type="float">
            <text:p>0.97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8.56" calcext:value-type="float">
            <text:p>8.56</text:p>
          </table:table-cell>
          <table:table-cell/>
          <table:table-cell table:formula="of:=AVERAGE([.A45];[.D45];[.G45];[.J45];[.M45];[.P45])" office:value-type="float" office:value="0.955" calcext:value-type="float">
            <text:p>0.955</text:p>
          </table:table-cell>
          <table:table-cell table:formula="of:=AVERAGE([.B45];[.E45];[.H45];[.K45];[.N45];[.Q45])" office:value-type="float" office:value="8.24666666666667" calcext:value-type="float">
            <text:p>8.24666666666667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8.25" calcext:value-type="float">
            <text:p>8.25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7.9" calcext:value-type="float">
            <text:p>7.9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9.7" calcext:value-type="float">
            <text:p>9.7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9.57" calcext:value-type="float">
            <text:p>9.57</text:p>
          </table:table-cell>
          <table:table-cell/>
          <table:table-cell office:value-type="float" office:value="0.97" calcext:value-type="float">
            <text:p>0.97</text:p>
          </table:table-cell>
          <table:table-cell office:value-type="float" office:value="8.29" calcext:value-type="float">
            <text:p>8.29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9.04" calcext:value-type="float">
            <text:p>9.04</text:p>
          </table:table-cell>
          <table:table-cell/>
          <table:table-cell table:formula="of:=AVERAGE([.A46];[.D46];[.G46];[.J46];[.M46];[.P46])" office:value-type="float" office:value="0.965" calcext:value-type="float">
            <text:p>0.965</text:p>
          </table:table-cell>
          <table:table-cell table:formula="of:=AVERAGE([.B46];[.E46];[.H46];[.K46];[.N46];[.Q46])" office:value-type="float" office:value="8.79166666666667" calcext:value-type="float">
            <text:p>8.79166666666667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8.76" calcext:value-type="float">
            <text:p>8.76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8.68" calcext:value-type="float">
            <text:p>8.68</text:p>
          </table:table-cell>
          <table:table-cell/>
          <table:table-cell office:value-type="float" office:value="0.97" calcext:value-type="float">
            <text:p>0.97</text:p>
          </table:table-cell>
          <table:table-cell office:value-type="float" office:value="10.29" calcext:value-type="float">
            <text:p>10.29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float" office:value="10.18" calcext:value-type="float">
            <text:p>10.18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8.85" calcext:value-type="float">
            <text:p>8.85</text:p>
          </table:table-cell>
          <table:table-cell/>
          <table:table-cell office:value-type="float" office:value="0.97" calcext:value-type="float">
            <text:p>0.97</text:p>
          </table:table-cell>
          <table:table-cell office:value-type="float" office:value="9.71" calcext:value-type="float">
            <text:p>9.71</text:p>
          </table:table-cell>
          <table:table-cell/>
          <table:table-cell table:formula="of:=AVERAGE([.A47];[.D47];[.G47];[.J47];[.M47];[.P47])" office:value-type="float" office:value="0.975" calcext:value-type="float">
            <text:p>0.975</text:p>
          </table:table-cell>
          <table:table-cell table:formula="of:=AVERAGE([.B47];[.E47];[.H47];[.K47];[.N47];[.Q47])" office:value-type="float" office:value="9.41166666666667" calcext:value-type="float">
            <text:p>9.41166666666667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9.38" calcext:value-type="float">
            <text:p>9.38</text:p>
          </table:table-cell>
          <table:table-cell/>
          <table:table-cell office:value-type="float" office:value="0.97" calcext:value-type="float">
            <text:p>0.97</text:p>
          </table:table-cell>
          <table:table-cell office:value-type="float" office:value="9.34" calcext:value-type="float">
            <text:p>9.34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11.02" calcext:value-type="float">
            <text:p>11.0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.83" calcext:value-type="float">
            <text:p>13.83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float" office:value="9.52" calcext:value-type="float">
            <text:p>9.52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10.32" calcext:value-type="float">
            <text:p>10.32</text:p>
          </table:table-cell>
          <table:table-cell/>
          <table:table-cell table:formula="of:=AVERAGE([.A48];[.D48];[.G48];[.J48];[.M48];[.P48])" office:value-type="float" office:value="0.985" calcext:value-type="float">
            <text:p>0.985</text:p>
          </table:table-cell>
          <table:table-cell table:formula="of:=AVERAGE([.B48];[.E48];[.H48];[.K48];[.N48];[.Q48])" office:value-type="float" office:value="10.5683333333333" calcext:value-type="float">
            <text:p>10.56833333333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11" calcext:value-type="float">
            <text:p>13.11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9.92" calcext:value-type="float">
            <text:p>9.92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float" office:value="11.65" calcext:value-type="float">
            <text:p>11.65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21.56" calcext:value-type="float">
            <text:p>21.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.2" calcext:value-type="float">
            <text:p>13.2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float" office:value="10.88" calcext:value-type="float">
            <text:p>10.88</text:p>
          </table:table-cell>
          <table:table-cell/>
          <table:table-cell table:formula="of:=AVERAGE([.A49];[.D49];[.G49];[.J49];[.M49];[.P49])" office:value-type="float" office:value="1.01" calcext:value-type="float">
            <text:p>1.01</text:p>
          </table:table-cell>
          <table:table-cell table:formula="of:=AVERAGE([.B49];[.E49];[.H49];[.K49];[.N49];[.Q49])" office:value-type="float" office:value="13.3866666666667" calcext:value-type="float">
            <text:p>13.3866666666667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20.73" calcext:value-type="float">
            <text:p>20.73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float" office:value="10.65" calcext:value-type="float">
            <text:p>10.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.02" calcext:value-type="float">
            <text:p>16.02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30.15" calcext:value-type="float">
            <text:p>30.15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21.63" calcext:value-type="float">
            <text:p>21.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.09" calcext:value-type="float">
            <text:p>15.09</text:p>
          </table:table-cell>
          <table:table-cell/>
          <table:table-cell table:formula="of:=AVERAGE([.A50];[.D50];[.G50];[.J50];[.M50];[.P50])" office:value-type="float" office:value="1.065" calcext:value-type="float">
            <text:p>1.065</text:p>
          </table:table-cell>
          <table:table-cell table:formula="of:=AVERAGE([.B50];[.E50];[.H50];[.K50];[.N50];[.Q50])" office:value-type="float" office:value="19.045" calcext:value-type="float">
            <text:p>19.045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28.73" calcext:value-type="float">
            <text:p>28.7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.54" calcext:value-type="float">
            <text:p>14.54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24.8" calcext:value-type="float">
            <text:p>24.8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38.43" calcext:value-type="float">
            <text:p>38.43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31.06" calcext:value-type="float">
            <text:p>31.06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23.7" calcext:value-type="float">
            <text:p>23.7</text:p>
          </table:table-cell>
          <table:table-cell/>
          <table:table-cell table:formula="of:=AVERAGE([.A51];[.D51];[.G51];[.J51];[.M51];[.P51])" office:value-type="float" office:value="1.15" calcext:value-type="float">
            <text:p>1.15</text:p>
          </table:table-cell>
          <table:table-cell table:formula="of:=AVERAGE([.B51];[.E51];[.H51];[.K51];[.N51];[.Q51])" office:value-type="float" office:value="26.8766666666667" calcext:value-type="float">
            <text:p>26.8766666666667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36.45" calcext:value-type="float">
            <text:p>36.45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22.56" calcext:value-type="float">
            <text:p>22.56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33.83" calcext:value-type="float">
            <text:p>33.83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45.42" calcext:value-type="float">
            <text:p>45.42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39.51" calcext:value-type="float">
            <text:p>39.51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32.59" calcext:value-type="float">
            <text:p>32.59</text:p>
          </table:table-cell>
          <table:table-cell/>
          <table:table-cell table:formula="of:=AVERAGE([.A52];[.D52];[.G52];[.J52];[.M52];[.P52])" office:value-type="float" office:value="1.25" calcext:value-type="float">
            <text:p>1.25</text:p>
          </table:table-cell>
          <table:table-cell table:formula="of:=AVERAGE([.B52];[.E52];[.H52];[.K52];[.N52];[.Q52])" office:value-type="float" office:value="35.06" calcext:value-type="float">
            <text:p>35.06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43.41" calcext:value-type="float">
            <text:p>43.41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30.73" calcext:value-type="float">
            <text:p>30.73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42.01" calcext:value-type="float">
            <text:p>42.01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51.67" calcext:value-type="float">
            <text:p>51.67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47.07" calcext:value-type="float">
            <text:p>47.07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41.79" calcext:value-type="float">
            <text:p>41.79</text:p>
          </table:table-cell>
          <table:table-cell/>
          <table:table-cell table:formula="of:=AVERAGE([.A53];[.D53];[.G53];[.J53];[.M53];[.P53])" office:value-type="float" office:value="1.35" calcext:value-type="float">
            <text:p>1.35</text:p>
          </table:table-cell>
          <table:table-cell table:formula="of:=AVERAGE([.B53];[.E53];[.H53];[.K53];[.N53];[.Q53])" office:value-type="float" office:value="42.78" calcext:value-type="float">
            <text:p>42.78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49.36" calcext:value-type="float">
            <text:p>49.36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38.42" calcext:value-type="float">
            <text:p>38.42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49.43" calcext:value-type="float">
            <text:p>49.43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56.73" calcext:value-type="float">
            <text:p>56.73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53.01" calcext:value-type="float">
            <text:p>53.01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49.1" calcext:value-type="float">
            <text:p>49.1</text:p>
          </table:table-cell>
          <table:table-cell/>
          <table:table-cell table:formula="of:=AVERAGE([.A54];[.D54];[.G54];[.J54];[.M54];[.P54])" office:value-type="float" office:value="1.45" calcext:value-type="float">
            <text:p>1.45</text:p>
          </table:table-cell>
          <table:table-cell table:formula="of:=AVERAGE([.B54];[.E54];[.H54];[.K54];[.N54];[.Q54])" office:value-type="float" office:value="49.3416666666667" calcext:value-type="float">
            <text:p>49.3416666666667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54.2" calcext:value-type="float">
            <text:p>54.2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45.22" calcext:value-type="float">
            <text:p>45.22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55.21" calcext:value-type="float">
            <text:p>55.21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60.89" calcext:value-type="float">
            <text:p>60.89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57.78" calcext:value-type="float">
            <text:p>57.78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55.05" calcext:value-type="float">
            <text:p>55.05</text:p>
          </table:table-cell>
          <table:table-cell/>
          <table:table-cell table:formula="of:=AVERAGE([.A55];[.D55];[.G55];[.J55];[.M55];[.P55])" office:value-type="float" office:value="1.55" calcext:value-type="float">
            <text:p>1.55</text:p>
          </table:table-cell>
          <table:table-cell table:formula="of:=AVERAGE([.B55];[.E55];[.H55];[.K55];[.N55];[.Q55])" office:value-type="float" office:value="54.725" calcext:value-type="float">
            <text:p>54.725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58.23" calcext:value-type="float">
            <text:p>58.23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51.16" calcext:value-type="float">
            <text:p>51.16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59.74" calcext:value-type="float">
            <text:p>59.74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64.07" calcext:value-type="float">
            <text:p>64.07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61.79" calcext:value-type="float">
            <text:p>61.79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59.67" calcext:value-type="float">
            <text:p>59.67</text:p>
          </table:table-cell>
          <table:table-cell/>
          <table:table-cell table:formula="of:=AVERAGE([.A56];[.D56];[.G56];[.J56];[.M56];[.P56])" office:value-type="float" office:value="1.65" calcext:value-type="float">
            <text:p>1.65</text:p>
          </table:table-cell>
          <table:table-cell table:formula="of:=AVERAGE([.B56];[.E56];[.H56];[.K56];[.N56];[.Q56])" office:value-type="float" office:value="59.11" calcext:value-type="float">
            <text:p>59.11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61.4" calcext:value-type="float">
            <text:p>61.4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56.06" calcext:value-type="float">
            <text:p>56.06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63.44" calcext:value-type="float">
            <text:p>63.44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66.8" calcext:value-type="float">
            <text:p>66.8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64.91" calcext:value-type="float">
            <text:p>64.91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63.44" calcext:value-type="float">
            <text:p>63.44</text:p>
          </table:table-cell>
          <table:table-cell/>
          <table:table-cell table:formula="of:=AVERAGE([.A57];[.D57];[.G57];[.J57];[.M57];[.P57])" office:value-type="float" office:value="1.75" calcext:value-type="float">
            <text:p>1.75</text:p>
          </table:table-cell>
          <table:table-cell table:formula="of:=AVERAGE([.B57];[.E57];[.H57];[.K57];[.N57];[.Q57])" office:value-type="float" office:value="62.675" calcext:value-type="float">
            <text:p>62.675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63.8" calcext:value-type="float">
            <text:p>63.8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60.07" calcext:value-type="float">
            <text:p>60.07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66.32" calcext:value-type="float">
            <text:p>66.3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8.95" calcext:value-type="float">
            <text:p>68.95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67.3" calcext:value-type="float">
            <text:p>67.3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66.23" calcext:value-type="float">
            <text:p>66.23</text:p>
          </table:table-cell>
          <table:table-cell/>
          <table:table-cell table:formula="of:=AVERAGE([.A58];[.D58];[.G58];[.J58];[.M58];[.P58])" office:value-type="float" office:value="1.85" calcext:value-type="float">
            <text:p>1.85</text:p>
          </table:table-cell>
          <table:table-cell table:formula="of:=AVERAGE([.B58];[.E58];[.H58];[.K58];[.N58];[.Q58])" office:value-type="float" office:value="65.445" calcext:value-type="float">
            <text:p>65.4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.93" calcext:value-type="float">
            <text:p>65.93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63.19" calcext:value-type="float">
            <text:p>63.19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68.83" calcext:value-type="float">
            <text:p>68.83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70.66" calcext:value-type="float">
            <text:p>70.6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9.31" calcext:value-type="float">
            <text:p>69.31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68.81" calcext:value-type="float">
            <text:p>68.81</text:p>
          </table:table-cell>
          <table:table-cell/>
          <table:table-cell table:formula="of:=AVERAGE([.A59];[.D59];[.G59];[.J59];[.M59];[.P59])" office:value-type="float" office:value="1.95" calcext:value-type="float">
            <text:p>1.95</text:p>
          </table:table-cell>
          <table:table-cell table:formula="of:=AVERAGE([.B59];[.E59];[.H59];[.K59];[.N59];[.Q59])" office:value-type="float" office:value="67.7883333333333" calcext:value-type="float">
            <text:p>67.7883333333333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67.67" calcext:value-type="float">
            <text:p>67.67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65.64" calcext:value-type="float">
            <text:p>65.6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0.58" calcext:value-type="float">
            <text:p>70.58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72.16" calcext:value-type="float">
            <text:p>72.16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70.98" calcext:value-type="float">
            <text:p>70.9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0.91" calcext:value-type="float">
            <text:p>70.91</text:p>
          </table:table-cell>
          <table:table-cell/>
          <table:table-cell table:formula="of:=AVERAGE([.A60];[.D60];[.G60];[.J60];[.M60];[.P60])" office:value-type="float" office:value="2.05" calcext:value-type="float">
            <text:p>2.05</text:p>
          </table:table-cell>
          <table:table-cell table:formula="of:=AVERAGE([.B60];[.E60];[.H60];[.K60];[.N60];[.Q60])" office:value-type="float" office:value="69.6566666666667" calcext:value-type="float">
            <text:p>69.6566666666667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69.15" calcext:value-type="float">
            <text:p>69.1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7.66" calcext:value-type="float">
            <text:p>67.66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72.22" calcext:value-type="float">
            <text:p>72.22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73.28" calcext:value-type="float">
            <text:p>73.28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72.44" calcext:value-type="float">
            <text:p>72.44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72.36" calcext:value-type="float">
            <text:p>72.36</text:p>
          </table:table-cell>
          <table:table-cell/>
          <table:table-cell table:formula="of:=AVERAGE([.A61];[.D61];[.G61];[.J61];[.M61];[.P61])" office:value-type="float" office:value="2.15" calcext:value-type="float">
            <text:p>2.15</text:p>
          </table:table-cell>
          <table:table-cell table:formula="of:=AVERAGE([.B61];[.E61];[.H61];[.K61];[.N61];[.Q61])" office:value-type="float" office:value="71.185" calcext:value-type="float">
            <text:p>71.185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70.38" calcext:value-type="float">
            <text:p>70.38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69.28" calcext:value-type="float">
            <text:p>69.28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73.49" calcext:value-type="float">
            <text:p>73.49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74.31" calcext:value-type="float">
            <text:p>74.31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73.71" calcext:value-type="float">
            <text:p>73.71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73.7" calcext:value-type="float">
            <text:p>73.7</text:p>
          </table:table-cell>
          <table:table-cell/>
          <table:table-cell table:formula="of:=AVERAGE([.A62];[.D62];[.G62];[.J62];[.M62];[.P62])" office:value-type="float" office:value="2.25" calcext:value-type="float">
            <text:p>2.25</text:p>
          </table:table-cell>
          <table:table-cell table:formula="of:=AVERAGE([.B62];[.E62];[.H62];[.K62];[.N62];[.Q62])" office:value-type="float" office:value="72.4783333333333" calcext:value-type="float">
            <text:p>72.4783333333333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71.28" calcext:value-type="float">
            <text:p>71.28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70.47" calcext:value-type="float">
            <text:p>70.47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74.58" calcext:value-type="float">
            <text:p>74.58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75.07" calcext:value-type="float">
            <text:p>75.07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74.77" calcext:value-type="float">
            <text:p>74.77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74.87" calcext:value-type="float">
            <text:p>74.87</text:p>
          </table:table-cell>
          <table:table-cell/>
          <table:table-cell table:formula="of:=AVERAGE([.A63];[.D63];[.G63];[.J63];[.M63];[.P63])" office:value-type="float" office:value="2.35" calcext:value-type="float">
            <text:p>2.35</text:p>
          </table:table-cell>
          <table:table-cell table:formula="of:=AVERAGE([.B63];[.E63];[.H63];[.K63];[.N63];[.Q63])" office:value-type="float" office:value="73.5066666666667" calcext:value-type="float">
            <text:p>73.5066666666667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72.2" calcext:value-type="float">
            <text:p>72.2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71.67" calcext:value-type="float">
            <text:p>71.67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75.6" calcext:value-type="float">
            <text:p>75.6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75.78" calcext:value-type="float">
            <text:p>75.78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75.69" calcext:value-type="float">
            <text:p>75.69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75.8" calcext:value-type="float">
            <text:p>75.8</text:p>
          </table:table-cell>
          <table:table-cell/>
          <table:table-cell table:formula="of:=AVERAGE([.A64];[.D64];[.G64];[.J64];[.M64];[.P64])" office:value-type="float" office:value="2.45" calcext:value-type="float">
            <text:p>2.45</text:p>
          </table:table-cell>
          <table:table-cell table:formula="of:=AVERAGE([.B64];[.E64];[.H64];[.K64];[.N64];[.Q64])" office:value-type="float" office:value="74.4566666666667" calcext:value-type="float">
            <text:p>74.4566666666667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73.13" calcext:value-type="float">
            <text:p>73.13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72.55" calcext:value-type="float">
            <text:p>72.55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76.41" calcext:value-type="float">
            <text:p>76.41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76.54" calcext:value-type="float">
            <text:p>76.54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76.61" calcext:value-type="float">
            <text:p>76.61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76.63" calcext:value-type="float">
            <text:p>76.63</text:p>
          </table:table-cell>
          <table:table-cell/>
          <table:table-cell table:formula="of:=AVERAGE([.A65];[.D65];[.G65];[.J65];[.M65];[.P65])" office:value-type="float" office:value="2.55" calcext:value-type="float">
            <text:p>2.55</text:p>
          </table:table-cell>
          <table:table-cell table:formula="of:=AVERAGE([.B65];[.E65];[.H65];[.K65];[.N65];[.Q65])" office:value-type="float" office:value="75.3116666666667" calcext:value-type="float">
            <text:p>75.3116666666667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73.75" calcext:value-type="float">
            <text:p>73.75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73.19" calcext:value-type="float">
            <text:p>73.19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77.18" calcext:value-type="float">
            <text:p>77.18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77.22" calcext:value-type="float">
            <text:p>77.22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77.34" calcext:value-type="float">
            <text:p>77.34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77.37" calcext:value-type="float">
            <text:p>77.37</text:p>
          </table:table-cell>
          <table:table-cell/>
          <table:table-cell table:formula="of:=AVERAGE([.A66];[.D66];[.G66];[.J66];[.M66];[.P66])" office:value-type="float" office:value="2.65" calcext:value-type="float">
            <text:p>2.65</text:p>
          </table:table-cell>
          <table:table-cell table:formula="of:=AVERAGE([.B66];[.E66];[.H66];[.K66];[.N66];[.Q66])" office:value-type="float" office:value="76.0083333333333" calcext:value-type="float">
            <text:p>76.0083333333333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74.32" calcext:value-type="float">
            <text:p>74.32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73.97" calcext:value-type="float">
            <text:p>73.97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77.87" calcext:value-type="float">
            <text:p>77.87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77.79" calcext:value-type="float">
            <text:p>77.79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77.95" calcext:value-type="float">
            <text:p>77.95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78" calcext:value-type="float">
            <text:p>78</text:p>
          </table:table-cell>
          <table:table-cell/>
          <table:table-cell table:formula="of:=AVERAGE([.A67];[.D67];[.G67];[.J67];[.M67];[.P67])" office:value-type="float" office:value="2.75" calcext:value-type="float">
            <text:p>2.75</text:p>
          </table:table-cell>
          <table:table-cell table:formula="of:=AVERAGE([.B67];[.E67];[.H67];[.K67];[.N67];[.Q67])" office:value-type="float" office:value="76.65" calcext:value-type="float">
            <text:p>76.65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74.93" calcext:value-type="float">
            <text:p>74.93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74.55" calcext:value-type="float">
            <text:p>74.55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78.43" calcext:value-type="float">
            <text:p>78.4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8.41" calcext:value-type="float">
            <text:p>78.41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78.55" calcext:value-type="float">
            <text:p>78.55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78.62" calcext:value-type="float">
            <text:p>78.62</text:p>
          </table:table-cell>
          <table:table-cell/>
          <table:table-cell table:formula="of:=AVERAGE([.A68];[.D68];[.G68];[.J68];[.M68];[.P68])" office:value-type="float" office:value="2.85" calcext:value-type="float">
            <text:p>2.85</text:p>
          </table:table-cell>
          <table:table-cell table:formula="of:=AVERAGE([.B68];[.E68];[.H68];[.K68];[.N68];[.Q68])" office:value-type="float" office:value="77.2483333333333" calcext:value-type="float">
            <text:p>77.2483333333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5.55" calcext:value-type="float">
            <text:p>75.55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75.11" calcext:value-type="float">
            <text:p>75.11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79.01" calcext:value-type="float">
            <text:p>79.01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78.98" calcext:value-type="float">
            <text:p>78.9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9.21" calcext:value-type="float">
            <text:p>79.21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79.18" calcext:value-type="float">
            <text:p>79.18</text:p>
          </table:table-cell>
          <table:table-cell/>
          <table:table-cell table:formula="of:=AVERAGE([.A69];[.D69];[.G69];[.J69];[.M69];[.P69])" office:value-type="float" office:value="2.95" calcext:value-type="float">
            <text:p>2.95</text:p>
          </table:table-cell>
          <table:table-cell table:formula="of:=AVERAGE([.B69];[.E69];[.H69];[.K69];[.N69];[.Q69])" office:value-type="float" office:value="77.84" calcext:value-type="float">
            <text:p>77.84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76.09" calcext:value-type="float">
            <text:p>76.09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75.78" calcext:value-type="float">
            <text:p>75.7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9.6" calcext:value-type="float">
            <text:p>79.6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79.45" calcext:value-type="float">
            <text:p>79.45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79.76" calcext:value-type="float">
            <text:p>79.7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9.75" calcext:value-type="float">
            <text:p>79.75</text:p>
          </table:table-cell>
          <table:table-cell/>
          <table:table-cell table:formula="of:=AVERAGE([.A70];[.D70];[.G70];[.J70];[.M70];[.P70])" office:value-type="float" office:value="3.05" calcext:value-type="float">
            <text:p>3.05</text:p>
          </table:table-cell>
          <table:table-cell table:formula="of:=AVERAGE([.B70];[.E70];[.H70];[.K70];[.N70];[.Q70])" office:value-type="float" office:value="78.405" calcext:value-type="float">
            <text:p>78.405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76.61" calcext:value-type="float">
            <text:p>76.6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6.33" calcext:value-type="float">
            <text:p>76.33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80.05" calcext:value-type="float">
            <text:p>80.05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79.93" calcext:value-type="float">
            <text:p>79.93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80.34" calcext:value-type="float">
            <text:p>80.34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80.18" calcext:value-type="float">
            <text:p>80.18</text:p>
          </table:table-cell>
          <table:table-cell/>
          <table:table-cell table:formula="of:=AVERAGE([.A71];[.D71];[.G71];[.J71];[.M71];[.P71])" office:value-type="float" office:value="3.15" calcext:value-type="float">
            <text:p>3.15</text:p>
          </table:table-cell>
          <table:table-cell table:formula="of:=AVERAGE([.B71];[.E71];[.H71];[.K71];[.N71];[.Q71])" office:value-type="float" office:value="78.9066666666667" calcext:value-type="float">
            <text:p>78.9066666666667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77.05" calcext:value-type="float">
            <text:p>77.05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76.76" calcext:value-type="float">
            <text:p>76.76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80.62" calcext:value-type="float">
            <text:p>80.62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80.37" calcext:value-type="float">
            <text:p>80.37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80.81" calcext:value-type="float">
            <text:p>80.81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80.79" calcext:value-type="float">
            <text:p>80.79</text:p>
          </table:table-cell>
          <table:table-cell/>
          <table:table-cell table:formula="of:=AVERAGE([.A72];[.D72];[.G72];[.J72];[.M72];[.P72])" office:value-type="float" office:value="3.25" calcext:value-type="float">
            <text:p>3.25</text:p>
          </table:table-cell>
          <table:table-cell table:formula="of:=AVERAGE([.B72];[.E72];[.H72];[.K72];[.N72];[.Q72])" office:value-type="float" office:value="79.4" calcext:value-type="float">
            <text:p>79.4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77.51" calcext:value-type="float">
            <text:p>77.51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77.33" calcext:value-type="float">
            <text:p>77.33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81.05" calcext:value-type="float">
            <text:p>81.05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80.75" calcext:value-type="float">
            <text:p>80.75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81.3" calcext:value-type="float">
            <text:p>81.3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81.34" calcext:value-type="float">
            <text:p>81.34</text:p>
          </table:table-cell>
          <table:table-cell/>
          <table:table-cell table:formula="of:=AVERAGE([.A73];[.D73];[.G73];[.J73];[.M73];[.P73])" office:value-type="float" office:value="3.35" calcext:value-type="float">
            <text:p>3.35</text:p>
          </table:table-cell>
          <table:table-cell table:formula="of:=AVERAGE([.B73];[.E73];[.H73];[.K73];[.N73];[.Q73])" office:value-type="float" office:value="79.88" calcext:value-type="float">
            <text:p>79.88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77.98" calcext:value-type="float">
            <text:p>77.98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77.73" calcext:value-type="float">
            <text:p>77.73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81.53" calcext:value-type="float">
            <text:p>81.53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81.25" calcext:value-type="float">
            <text:p>81.25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81.82" calcext:value-type="float">
            <text:p>81.82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81.7" calcext:value-type="float">
            <text:p>81.7</text:p>
          </table:table-cell>
          <table:table-cell/>
          <table:table-cell table:formula="of:=AVERAGE([.A74];[.D74];[.G74];[.J74];[.M74];[.P74])" office:value-type="float" office:value="3.45" calcext:value-type="float">
            <text:p>3.45</text:p>
          </table:table-cell>
          <table:table-cell table:formula="of:=AVERAGE([.B74];[.E74];[.H74];[.K74];[.N74];[.Q74])" office:value-type="float" office:value="80.335" calcext:value-type="float">
            <text:p>80.335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78.48" calcext:value-type="float">
            <text:p>78.48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78.26" calcext:value-type="float">
            <text:p>78.26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81.94" calcext:value-type="float">
            <text:p>81.94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81.72" calcext:value-type="float">
            <text:p>81.72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82.29" calcext:value-type="float">
            <text:p>82.29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82.2" calcext:value-type="float">
            <text:p>82.2</text:p>
          </table:table-cell>
          <table:table-cell/>
          <table:table-cell table:formula="of:=AVERAGE([.A75];[.D75];[.G75];[.J75];[.M75];[.P75])" office:value-type="float" office:value="3.55" calcext:value-type="float">
            <text:p>3.55</text:p>
          </table:table-cell>
          <table:table-cell table:formula="of:=AVERAGE([.B75];[.E75];[.H75];[.K75];[.N75];[.Q75])" office:value-type="float" office:value="80.815" calcext:value-type="float">
            <text:p>80.815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78.95" calcext:value-type="float">
            <text:p>78.95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78.65" calcext:value-type="float">
            <text:p>78.65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82.37" calcext:value-type="float">
            <text:p>82.37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82.15" calcext:value-type="float">
            <text:p>82.15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82.73" calcext:value-type="float">
            <text:p>82.73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82.71" calcext:value-type="float">
            <text:p>82.71</text:p>
          </table:table-cell>
          <table:table-cell/>
          <table:table-cell table:formula="of:=AVERAGE([.A76];[.D76];[.G76];[.J76];[.M76];[.P76])" office:value-type="float" office:value="3.65" calcext:value-type="float">
            <text:p>3.65</text:p>
          </table:table-cell>
          <table:table-cell table:formula="of:=AVERAGE([.B76];[.E76];[.H76];[.K76];[.N76];[.Q76])" office:value-type="float" office:value="81.26" calcext:value-type="float">
            <text:p>81.26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79.36" calcext:value-type="float">
            <text:p>79.36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79.06" calcext:value-type="float">
            <text:p>79.06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82.84" calcext:value-type="float">
            <text:p>82.84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82.63" calcext:value-type="float">
            <text:p>82.63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83.27" calcext:value-type="float">
            <text:p>83.27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83.21" calcext:value-type="float">
            <text:p>83.21</text:p>
          </table:table-cell>
          <table:table-cell/>
          <table:table-cell table:formula="of:=AVERAGE([.A77];[.D77];[.G77];[.J77];[.M77];[.P77])" office:value-type="float" office:value="3.75" calcext:value-type="float">
            <text:p>3.75</text:p>
          </table:table-cell>
          <table:table-cell table:formula="of:=AVERAGE([.B77];[.E77];[.H77];[.K77];[.N77];[.Q77])" office:value-type="float" office:value="81.7283333333333" calcext:value-type="float">
            <text:p>81.7283333333333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79.83" calcext:value-type="float">
            <text:p>79.83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79.48" calcext:value-type="float">
            <text:p>79.48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83.32" calcext:value-type="float">
            <text:p>83.3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3.06" calcext:value-type="float">
            <text:p>83.06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83.85" calcext:value-type="float">
            <text:p>83.85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83.68" calcext:value-type="float">
            <text:p>83.68</text:p>
          </table:table-cell>
          <table:table-cell/>
          <table:table-cell table:formula="of:=AVERAGE([.A78];[.D78];[.G78];[.J78];[.M78];[.P78])" office:value-type="float" office:value="3.85" calcext:value-type="float">
            <text:p>3.85</text:p>
          </table:table-cell>
          <table:table-cell table:formula="of:=AVERAGE([.B78];[.E78];[.H78];[.K78];[.N78];[.Q78])" office:value-type="float" office:value="82.2033333333333" calcext:value-type="float">
            <text:p>82.2033333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.32" calcext:value-type="float">
            <text:p>80.32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79.97" calcext:value-type="float">
            <text:p>79.97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83.78" calcext:value-type="float">
            <text:p>83.78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3.63" calcext:value-type="float">
            <text:p>83.6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4.37" calcext:value-type="float">
            <text:p>84.37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84.15" calcext:value-type="float">
            <text:p>84.15</text:p>
          </table:table-cell>
          <table:table-cell/>
          <table:table-cell table:formula="of:=AVERAGE([.A79];[.D79];[.G79];[.J79];[.M79];[.P79])" office:value-type="float" office:value="3.95" calcext:value-type="float">
            <text:p>3.95</text:p>
          </table:table-cell>
          <table:table-cell table:formula="of:=AVERAGE([.B79];[.E79];[.H79];[.K79];[.N79];[.Q79])" office:value-type="float" office:value="82.7033333333333" calcext:value-type="float">
            <text:p>82.7033333333333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80.86" calcext:value-type="float">
            <text:p>80.86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80.48" calcext:value-type="float">
            <text:p>80.4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4.29" calcext:value-type="float">
            <text:p>84.29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4.16" calcext:value-type="float">
            <text:p>84.16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4.91" calcext:value-type="float">
            <text:p>84.9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4.65" calcext:value-type="float">
            <text:p>84.65</text:p>
          </table:table-cell>
          <table:table-cell/>
          <table:table-cell table:formula="of:=AVERAGE([.A80];[.D80];[.G80];[.J80];[.M80];[.P80])" office:value-type="float" office:value="4.05" calcext:value-type="float">
            <text:p>4.05</text:p>
          </table:table-cell>
          <table:table-cell table:formula="of:=AVERAGE([.B80];[.E80];[.H80];[.K80];[.N80];[.Q80])" office:value-type="float" office:value="83.225" calcext:value-type="float">
            <text:p>83.225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81.45" calcext:value-type="float">
            <text:p>81.4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0.97" calcext:value-type="float">
            <text:p>80.97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4.82" calcext:value-type="float">
            <text:p>84.82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4.73" calcext:value-type="float">
            <text:p>84.73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5.43" calcext:value-type="float">
            <text:p>85.43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5.13" calcext:value-type="float">
            <text:p>85.13</text:p>
          </table:table-cell>
          <table:table-cell/>
          <table:table-cell table:formula="of:=AVERAGE([.A81];[.D81];[.G81];[.J81];[.M81];[.P81])" office:value-type="float" office:value="4.15" calcext:value-type="float">
            <text:p>4.15</text:p>
          </table:table-cell>
          <table:table-cell table:formula="of:=AVERAGE([.B81];[.E81];[.H81];[.K81];[.N81];[.Q81])" office:value-type="float" office:value="83.755" calcext:value-type="float">
            <text:p>83.755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81.99" calcext:value-type="float">
            <text:p>81.99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1.59" calcext:value-type="float">
            <text:p>81.59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5.3" calcext:value-type="float">
            <text:p>85.3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5.19" calcext:value-type="float">
            <text:p>85.19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5.95" calcext:value-type="float">
            <text:p>85.95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5.56" calcext:value-type="float">
            <text:p>85.56</text:p>
          </table:table-cell>
          <table:table-cell/>
          <table:table-cell table:formula="of:=AVERAGE([.A82];[.D82];[.G82];[.J82];[.M82];[.P82])" office:value-type="float" office:value="4.25" calcext:value-type="float">
            <text:p>4.25</text:p>
          </table:table-cell>
          <table:table-cell table:formula="of:=AVERAGE([.B82];[.E82];[.H82];[.K82];[.N82];[.Q82])" office:value-type="float" office:value="84.2633333333333" calcext:value-type="float">
            <text:p>84.2633333333333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82.7" calcext:value-type="float">
            <text:p>82.7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2.15" calcext:value-type="float">
            <text:p>82.15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5.86" calcext:value-type="float">
            <text:p>85.86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5.7" calcext:value-type="float">
            <text:p>85.7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6.53" calcext:value-type="float">
            <text:p>86.53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6.1" calcext:value-type="float">
            <text:p>86.1</text:p>
          </table:table-cell>
          <table:table-cell/>
          <table:table-cell table:formula="of:=AVERAGE([.A83];[.D83];[.G83];[.J83];[.M83];[.P83])" office:value-type="float" office:value="4.35" calcext:value-type="float">
            <text:p>4.35</text:p>
          </table:table-cell>
          <table:table-cell table:formula="of:=AVERAGE([.B83];[.E83];[.H83];[.K83];[.N83];[.Q83])" office:value-type="float" office:value="84.84" calcext:value-type="float">
            <text:p>84.84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83.27" calcext:value-type="float">
            <text:p>83.27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2.74" calcext:value-type="float">
            <text:p>82.74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6.43" calcext:value-type="float">
            <text:p>86.43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6.27" calcext:value-type="float">
            <text:p>86.27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7.02" calcext:value-type="float">
            <text:p>87.02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6.69" calcext:value-type="float">
            <text:p>86.69</text:p>
          </table:table-cell>
          <table:table-cell/>
          <table:table-cell table:formula="of:=AVERAGE([.A84];[.D84];[.G84];[.J84];[.M84];[.P84])" office:value-type="float" office:value="4.45" calcext:value-type="float">
            <text:p>4.45</text:p>
          </table:table-cell>
          <table:table-cell table:formula="of:=AVERAGE([.B84];[.E84];[.H84];[.K84];[.N84];[.Q84])" office:value-type="float" office:value="85.4033333333333" calcext:value-type="float">
            <text:p>85.4033333333333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83.87" calcext:value-type="float">
            <text:p>83.87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3.33" calcext:value-type="float">
            <text:p>83.33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6.96" calcext:value-type="float">
            <text:p>86.96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6.81" calcext:value-type="float">
            <text:p>86.81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7.54" calcext:value-type="float">
            <text:p>87.54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7.26" calcext:value-type="float">
            <text:p>87.26</text:p>
          </table:table-cell>
          <table:table-cell/>
          <table:table-cell table:formula="of:=AVERAGE([.A85];[.D85];[.G85];[.J85];[.M85];[.P85])" office:value-type="float" office:value="4.55" calcext:value-type="float">
            <text:p>4.55</text:p>
          </table:table-cell>
          <table:table-cell table:formula="of:=AVERAGE([.B85];[.E85];[.H85];[.K85];[.N85];[.Q85])" office:value-type="float" office:value="85.9616666666667" calcext:value-type="float">
            <text:p>85.9616666666667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84.51" calcext:value-type="float">
            <text:p>84.51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4.01" calcext:value-type="float">
            <text:p>84.01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7.38" calcext:value-type="float">
            <text:p>87.38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7.46" calcext:value-type="float">
            <text:p>87.46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8.1" calcext:value-type="float">
            <text:p>88.1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7.82" calcext:value-type="float">
            <text:p>87.82</text:p>
          </table:table-cell>
          <table:table-cell/>
          <table:table-cell table:formula="of:=AVERAGE([.A86];[.D86];[.G86];[.J86];[.M86];[.P86])" office:value-type="float" office:value="4.65" calcext:value-type="float">
            <text:p>4.65</text:p>
          </table:table-cell>
          <table:table-cell table:formula="of:=AVERAGE([.B86];[.E86];[.H86];[.K86];[.N86];[.Q86])" office:value-type="float" office:value="86.5466666666667" calcext:value-type="float">
            <text:p>86.5466666666667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85.12" calcext:value-type="float">
            <text:p>85.12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4.61" calcext:value-type="float">
            <text:p>84.61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7.88" calcext:value-type="float">
            <text:p>87.88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87.99" calcext:value-type="float">
            <text:p>87.99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8.62" calcext:value-type="float">
            <text:p>88.62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8.42" calcext:value-type="float">
            <text:p>88.42</text:p>
          </table:table-cell>
          <table:table-cell/>
          <table:table-cell table:formula="of:=AVERAGE([.A87];[.D87];[.G87];[.J87];[.M87];[.P87])" office:value-type="float" office:value="4.75" calcext:value-type="float">
            <text:p>4.75</text:p>
          </table:table-cell>
          <table:table-cell table:formula="of:=AVERAGE([.B87];[.E87];[.H87];[.K87];[.N87];[.Q87])" office:value-type="float" office:value="87.1066666666667" calcext:value-type="float">
            <text:p>87.1066666666667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85.83" calcext:value-type="float">
            <text:p>85.83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5.38" calcext:value-type="float">
            <text:p>85.38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8.45" calcext:value-type="float">
            <text:p>88.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8.56" calcext:value-type="float">
            <text:p>88.56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89.19" calcext:value-type="float">
            <text:p>89.19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9.04" calcext:value-type="float">
            <text:p>89.04</text:p>
          </table:table-cell>
          <table:table-cell/>
          <table:table-cell table:formula="of:=AVERAGE([.A88];[.D88];[.G88];[.J88];[.M88];[.P88])" office:value-type="float" office:value="4.85" calcext:value-type="float">
            <text:p>4.85</text:p>
          </table:table-cell>
          <table:table-cell table:formula="of:=AVERAGE([.B88];[.E88];[.H88];[.K88];[.N88];[.Q88])" office:value-type="float" office:value="87.7416666666667" calcext:value-type="float">
            <text:p>87.741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6.53" calcext:value-type="float">
            <text:p>86.53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5.91" calcext:value-type="float">
            <text:p>85.91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88.99" calcext:value-type="float">
            <text:p>88.99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89.08" calcext:value-type="float">
            <text:p>89.0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9.76" calcext:value-type="float">
            <text:p>89.76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89.6" calcext:value-type="float">
            <text:p>89.6</text:p>
          </table:table-cell>
          <table:table-cell/>
          <table:table-cell table:formula="of:=AVERAGE([.A89];[.D89];[.G89];[.J89];[.M89];[.P89])" office:value-type="float" office:value="4.95" calcext:value-type="float">
            <text:p>4.95</text:p>
          </table:table-cell>
          <table:table-cell table:formula="of:=AVERAGE([.B89];[.E89];[.H89];[.K89];[.N89];[.Q89])" office:value-type="float" office:value="88.3116666666667" calcext:value-type="float">
            <text:p>88.3116666666667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87.22" calcext:value-type="float">
            <text:p>87.22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86.4" calcext:value-type="float">
            <text:p>86.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9.52" calcext:value-type="float">
            <text:p>89.52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89.57" calcext:value-type="float">
            <text:p>89.57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90.38" calcext:value-type="float">
            <text:p>90.3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0.22" calcext:value-type="float">
            <text:p>90.22</text:p>
          </table:table-cell>
          <table:table-cell/>
          <table:table-cell table:formula="of:=AVERAGE([.A90];[.D90];[.G90];[.J90];[.M90];[.P90])" office:value-type="float" office:value="5.05" calcext:value-type="float">
            <text:p>5.05</text:p>
          </table:table-cell>
          <table:table-cell table:formula="of:=AVERAGE([.B90];[.E90];[.H90];[.K90];[.N90];[.Q90])" office:value-type="float" office:value="88.885" calcext:value-type="float">
            <text:p>88.885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87.9" calcext:value-type="float">
            <text:p>87.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7.15" calcext:value-type="float">
            <text:p>87.15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90.12" calcext:value-type="float">
            <text:p>90.12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90.17" calcext:value-type="float">
            <text:p>90.17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90.98" calcext:value-type="float">
            <text:p>90.98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90.89" calcext:value-type="float">
            <text:p>90.89</text:p>
          </table:table-cell>
          <table:table-cell/>
          <table:table-cell table:formula="of:=AVERAGE([.A91];[.D91];[.G91];[.J91];[.M91];[.P91])" office:value-type="float" office:value="5.15" calcext:value-type="float">
            <text:p>5.15</text:p>
          </table:table-cell>
          <table:table-cell table:formula="of:=AVERAGE([.B91];[.E91];[.H91];[.K91];[.N91];[.Q91])" office:value-type="float" office:value="89.535" calcext:value-type="float">
            <text:p>89.535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88.5" calcext:value-type="float">
            <text:p>88.5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87.94" calcext:value-type="float">
            <text:p>87.94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90.77" calcext:value-type="float">
            <text:p>90.77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90.68" calcext:value-type="float">
            <text:p>90.68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91.51" calcext:value-type="float">
            <text:p>91.51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91.37" calcext:value-type="float">
            <text:p>91.37</text:p>
          </table:table-cell>
          <table:table-cell/>
          <table:table-cell table:formula="of:=AVERAGE([.A92];[.D92];[.G92];[.J92];[.M92];[.P92])" office:value-type="float" office:value="5.25" calcext:value-type="float">
            <text:p>5.25</text:p>
          </table:table-cell>
          <table:table-cell table:formula="of:=AVERAGE([.B92];[.E92];[.H92];[.K92];[.N92];[.Q92])" office:value-type="float" office:value="90.1283333333333" calcext:value-type="float">
            <text:p>90.1283333333333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89.11" calcext:value-type="float">
            <text:p>89.11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88.71" calcext:value-type="float">
            <text:p>88.71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91.25" calcext:value-type="float">
            <text:p>91.25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91.12" calcext:value-type="float">
            <text:p>91.12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91.92" calcext:value-type="float">
            <text:p>91.92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91.82" calcext:value-type="float">
            <text:p>91.82</text:p>
          </table:table-cell>
          <table:table-cell/>
          <table:table-cell table:formula="of:=AVERAGE([.A93];[.D93];[.G93];[.J93];[.M93];[.P93])" office:value-type="float" office:value="5.35" calcext:value-type="float">
            <text:p>5.35</text:p>
          </table:table-cell>
          <table:table-cell table:formula="of:=AVERAGE([.B93];[.E93];[.H93];[.K93];[.N93];[.Q93])" office:value-type="float" office:value="90.655" calcext:value-type="float">
            <text:p>90.655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89.85" calcext:value-type="float">
            <text:p>89.85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89.28" calcext:value-type="float">
            <text:p>89.28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91.8" calcext:value-type="float">
            <text:p>91.8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1.75" calcext:value-type="float">
            <text:p>91.75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92.38" calcext:value-type="float">
            <text:p>92.38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92.48" calcext:value-type="float">
            <text:p>92.48</text:p>
          </table:table-cell>
          <table:table-cell/>
          <table:table-cell table:formula="of:=AVERAGE([.A94];[.D94];[.G94];[.J94];[.M94];[.P94])" office:value-type="float" office:value="5.45" calcext:value-type="float">
            <text:p>5.45</text:p>
          </table:table-cell>
          <table:table-cell table:formula="of:=AVERAGE([.B94];[.E94];[.H94];[.K94];[.N94];[.Q94])" office:value-type="float" office:value="91.2566666666667" calcext:value-type="float">
            <text:p>91.2566666666667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90.53" calcext:value-type="float">
            <text:p>90.53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92.19" calcext:value-type="float">
            <text:p>92.19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2.29" calcext:value-type="float">
            <text:p>92.29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2.92" calcext:value-type="float">
            <text:p>92.92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93" calcext:value-type="float">
            <text:p>93</text:p>
          </table:table-cell>
          <table:table-cell/>
          <table:table-cell table:formula="of:=AVERAGE([.A95];[.D95];[.G95];[.J95];[.M95];[.P95])" office:value-type="float" office:value="5.55" calcext:value-type="float">
            <text:p>5.55</text:p>
          </table:table-cell>
          <table:table-cell table:formula="of:=AVERAGE([.B95];[.E95];[.H95];[.K95];[.N95];[.Q95])" office:value-type="float" office:value="91.8216666666667" calcext:value-type="float">
            <text:p>91.8216666666667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91.18" calcext:value-type="float">
            <text:p>91.18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90.68" calcext:value-type="float">
            <text:p>90.68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2.79" calcext:value-type="float">
            <text:p>92.79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2.75" calcext:value-type="float">
            <text:p>92.75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3.33" calcext:value-type="float">
            <text:p>93.33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3.39" calcext:value-type="float">
            <text:p>93.39</text:p>
          </table:table-cell>
          <table:table-cell/>
          <table:table-cell table:formula="of:=AVERAGE([.A96];[.D96];[.G96];[.J96];[.M96];[.P96])" office:value-type="float" office:value="5.65" calcext:value-type="float">
            <text:p>5.65</text:p>
          </table:table-cell>
          <table:table-cell table:formula="of:=AVERAGE([.B96];[.E96];[.H96];[.K96];[.N96];[.Q96])" office:value-type="float" office:value="92.3533333333333" calcext:value-type="float">
            <text:p>92.3533333333333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91.82" calcext:value-type="float">
            <text:p>91.82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1.25" calcext:value-type="float">
            <text:p>91.25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3.31" calcext:value-type="float">
            <text:p>93.31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3.41" calcext:value-type="float">
            <text:p>93.41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3.77" calcext:value-type="float">
            <text:p>93.77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3.88" calcext:value-type="float">
            <text:p>93.88</text:p>
          </table:table-cell>
          <table:table-cell/>
          <table:table-cell table:formula="of:=AVERAGE([.A97];[.D97];[.G97];[.J97];[.M97];[.P97])" office:value-type="float" office:value="5.75" calcext:value-type="float">
            <text:p>5.75</text:p>
          </table:table-cell>
          <table:table-cell table:formula="of:=AVERAGE([.B97];[.E97];[.H97];[.K97];[.N97];[.Q97])" office:value-type="float" office:value="92.9066666666667" calcext:value-type="float">
            <text:p>92.9066666666667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92.4" calcext:value-type="float">
            <text:p>92.4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1.81" calcext:value-type="float">
            <text:p>91.81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3.79" calcext:value-type="float">
            <text:p>93.7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3.87" calcext:value-type="float">
            <text:p>93.87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4.12" calcext:value-type="float">
            <text:p>94.12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4.25" calcext:value-type="float">
            <text:p>94.25</text:p>
          </table:table-cell>
          <table:table-cell/>
          <table:table-cell table:formula="of:=AVERAGE([.A98];[.D98];[.G98];[.J98];[.M98];[.P98])" office:value-type="float" office:value="5.85" calcext:value-type="float">
            <text:p>5.85</text:p>
          </table:table-cell>
          <table:table-cell table:formula="of:=AVERAGE([.B98];[.E98];[.H98];[.K98];[.N98];[.Q98])" office:value-type="float" office:value="93.3733333333333" calcext:value-type="float">
            <text:p>93.37333333333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2.97" calcext:value-type="float">
            <text:p>92.97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2.43" calcext:value-type="float">
            <text:p>92.43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4.21" calcext:value-type="float">
            <text:p>94.21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4.28" calcext:value-type="float">
            <text:p>94.2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4.53" calcext:value-type="float">
            <text:p>94.53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4.64" calcext:value-type="float">
            <text:p>94.64</text:p>
          </table:table-cell>
          <table:table-cell/>
          <table:table-cell table:formula="of:=AVERAGE([.A99];[.D99];[.G99];[.J99];[.M99];[.P99])" office:value-type="float" office:value="5.95" calcext:value-type="float">
            <text:p>5.95</text:p>
          </table:table-cell>
          <table:table-cell table:formula="of:=AVERAGE([.B99];[.E99];[.H99];[.K99];[.N99];[.Q99])" office:value-type="float" office:value="93.8433333333333" calcext:value-type="float">
            <text:p>93.8433333333333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93.54" calcext:value-type="float">
            <text:p>93.54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3.09" calcext:value-type="float">
            <text:p>93.0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4.75" calcext:value-type="float">
            <text:p>94.75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4.74" calcext:value-type="float">
            <text:p>94.74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4.97" calcext:value-type="float">
            <text:p>94.9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4.99" calcext:value-type="float">
            <text:p>94.99</text:p>
          </table:table-cell>
          <table:table-cell/>
          <table:table-cell table:formula="of:=AVERAGE([.A100];[.D100];[.G100];[.J100];[.M100];[.P100])" office:value-type="float" office:value="6.05" calcext:value-type="float">
            <text:p>6.05</text:p>
          </table:table-cell>
          <table:table-cell table:formula="of:=AVERAGE([.B100];[.E100];[.H100];[.K100];[.N100];[.Q100])" office:value-type="float" office:value="94.3466666666667" calcext:value-type="float">
            <text:p>94.3466666666667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94.04" calcext:value-type="float">
            <text:p>94.0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3.58" calcext:value-type="float">
            <text:p>93.58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5.18" calcext:value-type="float">
            <text:p>95.18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5.18" calcext:value-type="float">
            <text:p>95.18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5.31" calcext:value-type="float">
            <text:p>95.31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5.34" calcext:value-type="float">
            <text:p>95.34</text:p>
          </table:table-cell>
          <table:table-cell/>
          <table:table-cell table:formula="of:=AVERAGE([.A101];[.D101];[.G101];[.J101];[.M101];[.P101])" office:value-type="float" office:value="6.15" calcext:value-type="float">
            <text:p>6.15</text:p>
          </table:table-cell>
          <table:table-cell table:formula="of:=AVERAGE([.B101];[.E101];[.H101];[.K101];[.N101];[.Q101])" office:value-type="float" office:value="94.7716666666667" calcext:value-type="float">
            <text:p>94.7716666666667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94.57" calcext:value-type="float">
            <text:p>94.57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4.1" calcext:value-type="float">
            <text:p>94.1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5.53" calcext:value-type="float">
            <text:p>95.53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5.56" calcext:value-type="float">
            <text:p>95.56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5.62" calcext:value-type="float">
            <text:p>95.62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5.65" calcext:value-type="float">
            <text:p>95.65</text:p>
          </table:table-cell>
          <table:table-cell/>
          <table:table-cell table:formula="of:=AVERAGE([.A102];[.D102];[.G102];[.J102];[.M102];[.P102])" office:value-type="float" office:value="6.25" calcext:value-type="float">
            <text:p>6.25</text:p>
          </table:table-cell>
          <table:table-cell table:formula="of:=AVERAGE([.B102];[.E102];[.H102];[.K102];[.N102];[.Q102])" office:value-type="float" office:value="95.1716666666667" calcext:value-type="float">
            <text:p>95.1716666666667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94.95" calcext:value-type="float">
            <text:p>94.95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4.49" calcext:value-type="float">
            <text:p>94.49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5.87" calcext:value-type="float">
            <text:p>95.87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5.87" calcext:value-type="float">
            <text:p>95.87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5.91" calcext:value-type="float">
            <text:p>95.91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5.94" calcext:value-type="float">
            <text:p>95.94</text:p>
          </table:table-cell>
          <table:table-cell/>
          <table:table-cell table:formula="of:=AVERAGE([.A103];[.D103];[.G103];[.J103];[.M103];[.P103])" office:value-type="float" office:value="6.35" calcext:value-type="float">
            <text:p>6.35</text:p>
          </table:table-cell>
          <table:table-cell table:formula="of:=AVERAGE([.B103];[.E103];[.H103];[.K103];[.N103];[.Q103])" office:value-type="float" office:value="95.505" calcext:value-type="float">
            <text:p>95.505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95.35" calcext:value-type="float">
            <text:p>95.35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4.84" calcext:value-type="float">
            <text:p>94.84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6.17" calcext:value-type="float">
            <text:p>96.17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6.16" calcext:value-type="float">
            <text:p>96.16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6.2" calcext:value-type="float">
            <text:p>96.2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6.24" calcext:value-type="float">
            <text:p>96.24</text:p>
          </table:table-cell>
          <table:table-cell/>
          <table:table-cell table:formula="of:=AVERAGE([.A104];[.D104];[.G104];[.J104];[.M104];[.P104])" office:value-type="float" office:value="6.45" calcext:value-type="float">
            <text:p>6.45</text:p>
          </table:table-cell>
          <table:table-cell table:formula="of:=AVERAGE([.B104];[.E104];[.H104];[.K104];[.N104];[.Q104])" office:value-type="float" office:value="95.8266666666667" calcext:value-type="float">
            <text:p>95.8266666666667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95.71" calcext:value-type="float">
            <text:p>95.71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5.26" calcext:value-type="float">
            <text:p>95.26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6.54" calcext:value-type="float">
            <text:p>96.54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6.41" calcext:value-type="float">
            <text:p>96.41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6.44" calcext:value-type="float">
            <text:p>96.44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6.44" calcext:value-type="float">
            <text:p>96.44</text:p>
          </table:table-cell>
          <table:table-cell/>
          <table:table-cell table:formula="of:=AVERAGE([.A105];[.D105];[.G105];[.J105];[.M105];[.P105])" office:value-type="float" office:value="6.55" calcext:value-type="float">
            <text:p>6.55</text:p>
          </table:table-cell>
          <table:table-cell table:formula="of:=AVERAGE([.B105];[.E105];[.H105];[.K105];[.N105];[.Q105])" office:value-type="float" office:value="96.1333333333333" calcext:value-type="float">
            <text:p>96.1333333333333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5.6" calcext:value-type="float">
            <text:p>95.6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6.82" calcext:value-type="float">
            <text:p>96.82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6.61" calcext:value-type="float">
            <text:p>96.61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6.62" calcext:value-type="float">
            <text:p>96.62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6.66" calcext:value-type="float">
            <text:p>96.66</text:p>
          </table:table-cell>
          <table:table-cell/>
          <table:table-cell table:formula="of:=AVERAGE([.A106];[.D106];[.G106];[.J106];[.M106];[.P106])" office:value-type="float" office:value="6.65" calcext:value-type="float">
            <text:p>6.65</text:p>
          </table:table-cell>
          <table:table-cell table:formula="of:=AVERAGE([.B106];[.E106];[.H106];[.K106];[.N106];[.Q106])" office:value-type="float" office:value="96.385" calcext:value-type="float">
            <text:p>96.385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96.32" calcext:value-type="float">
            <text:p>96.32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5.9" calcext:value-type="float">
            <text:p>95.9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7.16" calcext:value-type="float">
            <text:p>97.16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6.83" calcext:value-type="float">
            <text:p>96.83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6.89" calcext:value-type="float">
            <text:p>96.89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6.84" calcext:value-type="float">
            <text:p>96.84</text:p>
          </table:table-cell>
          <table:table-cell/>
          <table:table-cell table:formula="of:=AVERAGE([.A107];[.D107];[.G107];[.J107];[.M107];[.P107])" office:value-type="float" office:value="6.75" calcext:value-type="float">
            <text:p>6.75</text:p>
          </table:table-cell>
          <table:table-cell table:formula="of:=AVERAGE([.B107];[.E107];[.H107];[.K107];[.N107];[.Q107])" office:value-type="float" office:value="96.6566666666667" calcext:value-type="float">
            <text:p>96.6566666666667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96.64" calcext:value-type="float">
            <text:p>96.64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6.23" calcext:value-type="float">
            <text:p>96.23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7.3" calcext:value-type="float">
            <text:p>97.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7.04" calcext:value-type="float">
            <text:p>97.04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7.08" calcext:value-type="float">
            <text:p>97.08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7.04" calcext:value-type="float">
            <text:p>97.04</text:p>
          </table:table-cell>
          <table:table-cell/>
          <table:table-cell table:formula="of:=AVERAGE([.A108];[.D108];[.G108];[.J108];[.M108];[.P108])" office:value-type="float" office:value="6.85" calcext:value-type="float">
            <text:p>6.85</text:p>
          </table:table-cell>
          <table:table-cell table:formula="of:=AVERAGE([.B108];[.E108];[.H108];[.K108];[.N108];[.Q108])" office:value-type="float" office:value="96.8883333333333" calcext:value-type="float">
            <text:p>96.88833333333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6.91" calcext:value-type="float">
            <text:p>96.91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6.54" calcext:value-type="float">
            <text:p>96.54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7.47" calcext:value-type="float">
            <text:p>97.47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7.24" calcext:value-type="float">
            <text:p>97.2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7.23" calcext:value-type="float">
            <text:p>97.23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7.25" calcext:value-type="float">
            <text:p>97.25</text:p>
          </table:table-cell>
          <table:table-cell/>
          <table:table-cell table:formula="of:=AVERAGE([.A109];[.D109];[.G109];[.J109];[.M109];[.P109])" office:value-type="float" office:value="6.95" calcext:value-type="float">
            <text:p>6.95</text:p>
          </table:table-cell>
          <table:table-cell table:formula="of:=AVERAGE([.B109];[.E109];[.H109];[.K109];[.N109];[.Q109])" office:value-type="float" office:value="97.1066666666667" calcext:value-type="float">
            <text:p>97.1066666666667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97.17" calcext:value-type="float">
            <text:p>97.17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6.77" calcext:value-type="float">
            <text:p>96.7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7.69" calcext:value-type="float">
            <text:p>97.69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7.45" calcext:value-type="float">
            <text:p>97.45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7.37" calcext:value-type="float">
            <text:p>97.3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7.42" calcext:value-type="float">
            <text:p>97.42</text:p>
          </table:table-cell>
          <table:table-cell/>
          <table:table-cell table:formula="of:=AVERAGE([.A110];[.D110];[.G110];[.J110];[.M110];[.P110])" office:value-type="float" office:value="7.05" calcext:value-type="float">
            <text:p>7.05</text:p>
          </table:table-cell>
          <table:table-cell table:formula="of:=AVERAGE([.B110];[.E110];[.H110];[.K110];[.N110];[.Q110])" office:value-type="float" office:value="97.3116666666667" calcext:value-type="float">
            <text:p>97.3116666666667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97.32" calcext:value-type="float">
            <text:p>97.3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7.07" calcext:value-type="float">
            <text:p>97.07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7.83" calcext:value-type="float">
            <text:p>97.83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7.56" calcext:value-type="float">
            <text:p>97.56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7.53" calcext:value-type="float">
            <text:p>97.53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7.57" calcext:value-type="float">
            <text:p>97.57</text:p>
          </table:table-cell>
          <table:table-cell/>
          <table:table-cell table:formula="of:=AVERAGE([.A111];[.D111];[.G111];[.J111];[.M111];[.P111])" office:value-type="float" office:value="7.15" calcext:value-type="float">
            <text:p>7.15</text:p>
          </table:table-cell>
          <table:table-cell table:formula="of:=AVERAGE([.B111];[.E111];[.H111];[.K111];[.N111];[.Q111])" office:value-type="float" office:value="97.48" calcext:value-type="float">
            <text:p>97.48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97.54" calcext:value-type="float">
            <text:p>97.54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7.34" calcext:value-type="float">
            <text:p>97.34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7.98" calcext:value-type="float">
            <text:p>97.98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7.73" calcext:value-type="float">
            <text:p>97.73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7.69" calcext:value-type="float">
            <text:p>97.69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7.7" calcext:value-type="float">
            <text:p>97.7</text:p>
          </table:table-cell>
          <table:table-cell/>
          <table:table-cell table:formula="of:=AVERAGE([.A112];[.D112];[.G112];[.J112];[.M112];[.P112])" office:value-type="float" office:value="7.25" calcext:value-type="float">
            <text:p>7.25</text:p>
          </table:table-cell>
          <table:table-cell table:formula="of:=AVERAGE([.B112];[.E112];[.H112];[.K112];[.N112];[.Q112])" office:value-type="float" office:value="97.6633333333333" calcext:value-type="float">
            <text:p>97.6633333333333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97.69" calcext:value-type="float">
            <text:p>97.69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7.52" calcext:value-type="float">
            <text:p>97.52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8.06" calcext:value-type="float">
            <text:p>98.06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7.83" calcext:value-type="float">
            <text:p>97.83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7.81" calcext:value-type="float">
            <text:p>97.81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7.83" calcext:value-type="float">
            <text:p>97.83</text:p>
          </table:table-cell>
          <table:table-cell/>
          <table:table-cell table:formula="of:=AVERAGE([.A113];[.D113];[.G113];[.J113];[.M113];[.P113])" office:value-type="float" office:value="7.35" calcext:value-type="float">
            <text:p>7.35</text:p>
          </table:table-cell>
          <table:table-cell table:formula="of:=AVERAGE([.B113];[.E113];[.H113];[.K113];[.N113];[.Q113])" office:value-type="float" office:value="97.79" calcext:value-type="float">
            <text:p>97.79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97.79" calcext:value-type="float">
            <text:p>97.79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7.67" calcext:value-type="float">
            <text:p>97.67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8.14" calcext:value-type="float">
            <text:p>98.14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7.96" calcext:value-type="float">
            <text:p>97.96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7.98" calcext:value-type="float">
            <text:p>97.98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7.96" calcext:value-type="float">
            <text:p>97.96</text:p>
          </table:table-cell>
          <table:table-cell/>
          <table:table-cell table:formula="of:=AVERAGE([.A114];[.D114];[.G114];[.J114];[.M114];[.P114])" office:value-type="float" office:value="7.45" calcext:value-type="float">
            <text:p>7.45</text:p>
          </table:table-cell>
          <table:table-cell table:formula="of:=AVERAGE([.B114];[.E114];[.H114];[.K114];[.N114];[.Q114])" office:value-type="float" office:value="97.9166666666667" calcext:value-type="float">
            <text:p>97.9166666666667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97.92" calcext:value-type="float">
            <text:p>97.92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7.82" calcext:value-type="float">
            <text:p>97.82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8.25" calcext:value-type="float">
            <text:p>98.25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8.1" calcext:value-type="float">
            <text:p>98.1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8.05" calcext:value-type="float">
            <text:p>98.05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8.09" calcext:value-type="float">
            <text:p>98.09</text:p>
          </table:table-cell>
          <table:table-cell/>
          <table:table-cell table:formula="of:=AVERAGE([.A115];[.D115];[.G115];[.J115];[.M115];[.P115])" office:value-type="float" office:value="7.55" calcext:value-type="float">
            <text:p>7.55</text:p>
          </table:table-cell>
          <table:table-cell table:formula="of:=AVERAGE([.B115];[.E115];[.H115];[.K115];[.N115];[.Q115])" office:value-type="float" office:value="98.0383333333333" calcext:value-type="float">
            <text:p>98.0383333333333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98.07" calcext:value-type="float">
            <text:p>98.07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7.93" calcext:value-type="float">
            <text:p>97.93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8.38" calcext:value-type="float">
            <text:p>98.38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8.2" calcext:value-type="float">
            <text:p>98.2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8.2" calcext:value-type="float">
            <text:p>98.2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8.2" calcext:value-type="float">
            <text:p>98.2</text:p>
          </table:table-cell>
          <table:table-cell/>
          <table:table-cell table:formula="of:=AVERAGE([.A116];[.D116];[.G116];[.J116];[.M116];[.P116])" office:value-type="float" office:value="7.65" calcext:value-type="float">
            <text:p>7.65</text:p>
          </table:table-cell>
          <table:table-cell table:formula="of:=AVERAGE([.B116];[.E116];[.H116];[.K116];[.N116];[.Q116])" office:value-type="float" office:value="98.1633333333333" calcext:value-type="float">
            <text:p>98.1633333333333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98.18" calcext:value-type="float">
            <text:p>98.18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8.05" calcext:value-type="float">
            <text:p>98.05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8.46" calcext:value-type="float">
            <text:p>98.46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8.36" calcext:value-type="float">
            <text:p>98.36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8.32" calcext:value-type="float">
            <text:p>98.32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8.3" calcext:value-type="float">
            <text:p>98.3</text:p>
          </table:table-cell>
          <table:table-cell/>
          <table:table-cell table:formula="of:=AVERAGE([.A117];[.D117];[.G117];[.J117];[.M117];[.P117])" office:value-type="float" office:value="7.75" calcext:value-type="float">
            <text:p>7.75</text:p>
          </table:table-cell>
          <table:table-cell table:formula="of:=AVERAGE([.B117];[.E117];[.H117];[.K117];[.N117];[.Q117])" office:value-type="float" office:value="98.2783333333333" calcext:value-type="float">
            <text:p>98.2783333333333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98.28" calcext:value-type="float">
            <text:p>98.28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8.14" calcext:value-type="float">
            <text:p>98.14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8.54" calcext:value-type="float">
            <text:p>98.5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8.45" calcext:value-type="float">
            <text:p>98.45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8.44" calcext:value-type="float">
            <text:p>98.44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8.41" calcext:value-type="float">
            <text:p>98.41</text:p>
          </table:table-cell>
          <table:table-cell/>
          <table:table-cell table:formula="of:=AVERAGE([.A118];[.D118];[.G118];[.J118];[.M118];[.P118])" office:value-type="float" office:value="7.85" calcext:value-type="float">
            <text:p>7.85</text:p>
          </table:table-cell>
          <table:table-cell table:formula="of:=AVERAGE([.B118];[.E118];[.H118];[.K118];[.N118];[.Q118])" office:value-type="float" office:value="98.3766666666667" calcext:value-type="float">
            <text:p>98.3766666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8.37" calcext:value-type="float">
            <text:p>98.37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8.22" calcext:value-type="float">
            <text:p>98.22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8.59" calcext:value-type="float">
            <text:p>98.59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8.53" calcext:value-type="float">
            <text:p>98.5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8.57" calcext:value-type="float">
            <text:p>98.57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8.58" calcext:value-type="float">
            <text:p>98.58</text:p>
          </table:table-cell>
          <table:table-cell/>
          <table:table-cell table:formula="of:=AVERAGE([.A119];[.D119];[.G119];[.J119];[.M119];[.P119])" office:value-type="float" office:value="7.95" calcext:value-type="float">
            <text:p>7.95</text:p>
          </table:table-cell>
          <table:table-cell table:formula="of:=AVERAGE([.B119];[.E119];[.H119];[.K119];[.N119];[.Q119])" office:value-type="float" office:value="98.4766666666667" calcext:value-type="float">
            <text:p>98.4766666666667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98.47" calcext:value-type="float">
            <text:p>98.47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8.3" calcext:value-type="float">
            <text:p>98.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8.7" calcext:value-type="float">
            <text:p>98.7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8.6" calcext:value-type="float">
            <text:p>98.6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8.64" calcext:value-type="float">
            <text:p>98.6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8.65" calcext:value-type="float">
            <text:p>98.65</text:p>
          </table:table-cell>
          <table:table-cell/>
          <table:table-cell table:formula="of:=AVERAGE([.A120];[.D120];[.G120];[.J120];[.M120];[.P120])" office:value-type="float" office:value="8.05" calcext:value-type="float">
            <text:p>8.05</text:p>
          </table:table-cell>
          <table:table-cell table:formula="of:=AVERAGE([.B120];[.E120];[.H120];[.K120];[.N120];[.Q120])" office:value-type="float" office:value="98.56" calcext:value-type="float">
            <text:p>98.56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98.51" calcext:value-type="float">
            <text:p>98.5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8.39" calcext:value-type="float">
            <text:p>98.39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8.78" calcext:value-type="float">
            <text:p>98.78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8.66" calcext:value-type="float">
            <text:p>98.66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8.69" calcext:value-type="float">
            <text:p>98.69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8.73" calcext:value-type="float">
            <text:p>98.73</text:p>
          </table:table-cell>
          <table:table-cell/>
          <table:table-cell table:formula="of:=AVERAGE([.A121];[.D121];[.G121];[.J121];[.M121];[.P121])" office:value-type="float" office:value="8.15" calcext:value-type="float">
            <text:p>8.15</text:p>
          </table:table-cell>
          <table:table-cell table:formula="of:=AVERAGE([.B121];[.E121];[.H121];[.K121];[.N121];[.Q121])" office:value-type="float" office:value="98.6266666666667" calcext:value-type="float">
            <text:p>98.6266666666667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98.58" calcext:value-type="float">
            <text:p>98.58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8.53" calcext:value-type="float">
            <text:p>98.53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8.85" calcext:value-type="float">
            <text:p>98.85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75" calcext:value-type="float">
            <text:p>98.75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8.8" calcext:value-type="float">
            <text:p>98.8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8.78" calcext:value-type="float">
            <text:p>98.78</text:p>
          </table:table-cell>
          <table:table-cell/>
          <table:table-cell table:formula="of:=AVERAGE([.A122];[.D122];[.G122];[.J122];[.M122];[.P122])" office:value-type="float" office:value="8.25" calcext:value-type="float">
            <text:p>8.25</text:p>
          </table:table-cell>
          <table:table-cell table:formula="of:=AVERAGE([.B122];[.E122];[.H122];[.K122];[.N122];[.Q122])" office:value-type="float" office:value="98.715" calcext:value-type="float">
            <text:p>98.715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98.66" calcext:value-type="float">
            <text:p>98.66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8.59" calcext:value-type="float">
            <text:p>98.59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8.91" calcext:value-type="float">
            <text:p>98.91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82" calcext:value-type="float">
            <text:p>98.82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89" calcext:value-type="float">
            <text:p>98.89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8.85" calcext:value-type="float">
            <text:p>98.85</text:p>
          </table:table-cell>
          <table:table-cell/>
          <table:table-cell table:formula="of:=AVERAGE([.A123];[.D123];[.G123];[.J123];[.M123];[.P123])" office:value-type="float" office:value="8.35" calcext:value-type="float">
            <text:p>8.35</text:p>
          </table:table-cell>
          <table:table-cell table:formula="of:=AVERAGE([.B123];[.E123];[.H123];[.K123];[.N123];[.Q123])" office:value-type="float" office:value="98.7866666666667" calcext:value-type="float">
            <text:p>98.7866666666667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98.76" calcext:value-type="float">
            <text:p>98.76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8.69" calcext:value-type="float">
            <text:p>98.69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94" calcext:value-type="float">
            <text:p>98.94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86" calcext:value-type="float">
            <text:p>98.86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93" calcext:value-type="float">
            <text:p>98.93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94" calcext:value-type="float">
            <text:p>98.94</text:p>
          </table:table-cell>
          <table:table-cell/>
          <table:table-cell table:formula="of:=AVERAGE([.A124];[.D124];[.G124];[.J124];[.M124];[.P124])" office:value-type="float" office:value="8.45" calcext:value-type="float">
            <text:p>8.45</text:p>
          </table:table-cell>
          <table:table-cell table:formula="of:=AVERAGE([.B124];[.E124];[.H124];[.K124];[.N124];[.Q124])" office:value-type="float" office:value="98.8533333333333" calcext:value-type="float">
            <text:p>98.8533333333333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98.79" calcext:value-type="float">
            <text:p>98.79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74" calcext:value-type="float">
            <text:p>98.74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99" calcext:value-type="float">
            <text:p>98.99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94" calcext:value-type="float">
            <text:p>98.94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99" calcext:value-type="float">
            <text:p>98.99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9" calcext:value-type="float">
            <text:p>99</text:p>
          </table:table-cell>
          <table:table-cell/>
          <table:table-cell table:formula="of:=AVERAGE([.A125];[.D125];[.G125];[.J125];[.M125];[.P125])" office:value-type="float" office:value="8.55" calcext:value-type="float">
            <text:p>8.55</text:p>
          </table:table-cell>
          <table:table-cell table:formula="of:=AVERAGE([.B125];[.E125];[.H125];[.K125];[.N125];[.Q125])" office:value-type="float" office:value="98.9083333333334" calcext:value-type="float">
            <text:p>98.9083333333334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98.82" calcext:value-type="float">
            <text:p>98.82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8" calcext:value-type="float">
            <text:p>98.8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9.04" calcext:value-type="float">
            <text:p>99.04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95" calcext:value-type="float">
            <text:p>98.95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9.05" calcext:value-type="float">
            <text:p>99.05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9.04" calcext:value-type="float">
            <text:p>99.04</text:p>
          </table:table-cell>
          <table:table-cell/>
          <table:table-cell table:formula="of:=AVERAGE([.A126];[.D126];[.G126];[.J126];[.M126];[.P126])" office:value-type="float" office:value="8.65" calcext:value-type="float">
            <text:p>8.65</text:p>
          </table:table-cell>
          <table:table-cell table:formula="of:=AVERAGE([.B126];[.E126];[.H126];[.K126];[.N126];[.Q126])" office:value-type="float" office:value="98.95" calcext:value-type="float">
            <text:p>98.95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98.88" calcext:value-type="float">
            <text:p>98.88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84" calcext:value-type="float">
            <text:p>98.84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9.08" calcext:value-type="float">
            <text:p>99.08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9.1" calcext:value-type="float">
            <text:p>99.1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9.09" calcext:value-type="float">
            <text:p>99.09</text:p>
          </table:table-cell>
          <table:table-cell/>
          <table:table-cell table:formula="of:=AVERAGE([.A127];[.D127];[.G127];[.J127];[.M127];[.P127])" office:value-type="float" office:value="8.75" calcext:value-type="float">
            <text:p>8.75</text:p>
          </table:table-cell>
          <table:table-cell table:formula="of:=AVERAGE([.B127];[.E127];[.H127];[.K127];[.N127];[.Q127])" office:value-type="float" office:value="98.9983333333333" calcext:value-type="float">
            <text:p>98.9983333333333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98.92" calcext:value-type="float">
            <text:p>98.92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86" calcext:value-type="float">
            <text:p>98.86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9.12" calcext:value-type="float">
            <text:p>99.1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9.04" calcext:value-type="float">
            <text:p>99.04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9.14" calcext:value-type="float">
            <text:p>99.14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9.13" calcext:value-type="float">
            <text:p>99.13</text:p>
          </table:table-cell>
          <table:table-cell/>
          <table:table-cell table:formula="of:=AVERAGE([.A128];[.D128];[.G128];[.J128];[.M128];[.P128])" office:value-type="float" office:value="8.85" calcext:value-type="float">
            <text:p>8.85</text:p>
          </table:table-cell>
          <table:table-cell table:formula="of:=AVERAGE([.B128];[.E128];[.H128];[.K128];[.N128];[.Q128])" office:value-type="float" office:value="99.035" calcext:value-type="float">
            <text:p>99.0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8.97" calcext:value-type="float">
            <text:p>98.97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91" calcext:value-type="float">
            <text:p>98.91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9.13" calcext:value-type="float">
            <text:p>99.13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9.09" calcext:value-type="float">
            <text:p>99.0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9.22" calcext:value-type="float">
            <text:p>99.22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9.16" calcext:value-type="float">
            <text:p>99.16</text:p>
          </table:table-cell>
          <table:table-cell/>
          <table:table-cell table:formula="of:=AVERAGE([.A129];[.D129];[.G129];[.J129];[.M129];[.P129])" office:value-type="float" office:value="8.95" calcext:value-type="float">
            <text:p>8.95</text:p>
          </table:table-cell>
          <table:table-cell table:formula="of:=AVERAGE([.B129];[.E129];[.H129];[.K129];[.N129];[.Q129])" office:value-type="float" office:value="99.08" calcext:value-type="float">
            <text:p>99.08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99.02" calcext:value-type="float">
            <text:p>99.02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94" calcext:value-type="float">
            <text:p>98.9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9.17" calcext:value-type="float">
            <text:p>99.17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9.11" calcext:value-type="float">
            <text:p>99.11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9.25" calcext:value-type="float">
            <text:p>99.2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9.21" calcext:value-type="float">
            <text:p>99.21</text:p>
          </table:table-cell>
          <table:table-cell/>
          <table:table-cell table:formula="of:=AVERAGE([.A130];[.D130];[.G130];[.J130];[.M130];[.P130])" office:value-type="float" office:value="9.05" calcext:value-type="float">
            <text:p>9.05</text:p>
          </table:table-cell>
          <table:table-cell table:formula="of:=AVERAGE([.B130];[.E130];[.H130];[.K130];[.N130];[.Q130])" office:value-type="float" office:value="99.1166666666667" calcext:value-type="float">
            <text:p>99.1166666666667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99.04" calcext:value-type="float">
            <text:p>99.0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97" calcext:value-type="float">
            <text:p>98.97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9.2" calcext:value-type="float">
            <text:p>99.2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9.12" calcext:value-type="float">
            <text:p>99.12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9.27" calcext:value-type="float">
            <text:p>99.27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9.25" calcext:value-type="float">
            <text:p>99.25</text:p>
          </table:table-cell>
          <table:table-cell/>
          <table:table-cell table:formula="of:=AVERAGE([.A131];[.D131];[.G131];[.J131];[.M131];[.P131])" office:value-type="float" office:value="9.15" calcext:value-type="float">
            <text:p>9.15</text:p>
          </table:table-cell>
          <table:table-cell table:formula="of:=AVERAGE([.B131];[.E131];[.H131];[.K131];[.N131];[.Q131])" office:value-type="float" office:value="99.1416666666667" calcext:value-type="float">
            <text:p>99.1416666666667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99.09" calcext:value-type="float">
            <text:p>99.09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8.99" calcext:value-type="float">
            <text:p>98.99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9.2" calcext:value-type="float">
            <text:p>99.2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9.13" calcext:value-type="float">
            <text:p>99.13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9.31" calcext:value-type="float">
            <text:p>99.31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9.29" calcext:value-type="float">
            <text:p>99.29</text:p>
          </table:table-cell>
          <table:table-cell/>
          <table:table-cell table:formula="of:=AVERAGE([.A132];[.D132];[.G132];[.J132];[.M132];[.P132])" office:value-type="float" office:value="9.25" calcext:value-type="float">
            <text:p>9.25</text:p>
          </table:table-cell>
          <table:table-cell table:formula="of:=AVERAGE([.B132];[.E132];[.H132];[.K132];[.N132];[.Q132])" office:value-type="float" office:value="99.1683333333333" calcext:value-type="float">
            <text:p>99.1683333333333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99.12" calcext:value-type="float">
            <text:p>99.12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9.06" calcext:value-type="float">
            <text:p>99.06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9.25" calcext:value-type="float">
            <text:p>99.25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9.16" calcext:value-type="float">
            <text:p>99.16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9.34" calcext:value-type="float">
            <text:p>99.34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9.3" calcext:value-type="float">
            <text:p>99.3</text:p>
          </table:table-cell>
          <table:table-cell/>
          <table:table-cell table:formula="of:=AVERAGE([.A133];[.D133];[.G133];[.J133];[.M133];[.P133])" office:value-type="float" office:value="9.35" calcext:value-type="float">
            <text:p>9.35</text:p>
          </table:table-cell>
          <table:table-cell table:formula="of:=AVERAGE([.B133];[.E133];[.H133];[.K133];[.N133];[.Q133])" office:value-type="float" office:value="99.205" calcext:value-type="float">
            <text:p>99.205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99.15" calcext:value-type="float">
            <text:p>99.15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9.1" calcext:value-type="float">
            <text:p>99.1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9.27" calcext:value-type="float">
            <text:p>99.27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9.16" calcext:value-type="float">
            <text:p>99.16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9.36" calcext:value-type="float">
            <text:p>99.36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9.33" calcext:value-type="float">
            <text:p>99.33</text:p>
          </table:table-cell>
          <table:table-cell/>
          <table:table-cell table:formula="of:=AVERAGE([.A134];[.D134];[.G134];[.J134];[.M134];[.P134])" office:value-type="float" office:value="9.45" calcext:value-type="float">
            <text:p>9.45</text:p>
          </table:table-cell>
          <table:table-cell table:formula="of:=AVERAGE([.B134];[.E134];[.H134];[.K134];[.N134];[.Q134])" office:value-type="float" office:value="99.2283333333333" calcext:value-type="float">
            <text:p>99.2283333333333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99.16" calcext:value-type="float">
            <text:p>99.16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9.12" calcext:value-type="float">
            <text:p>99.12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9.28" calcext:value-type="float">
            <text:p>99.28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9.2" calcext:value-type="float">
            <text:p>99.2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9.37" calcext:value-type="float">
            <text:p>99.37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9.34" calcext:value-type="float">
            <text:p>99.34</text:p>
          </table:table-cell>
          <table:table-cell/>
          <table:table-cell table:formula="of:=AVERAGE([.A135];[.D135];[.G135];[.J135];[.M135];[.P135])" office:value-type="float" office:value="9.56666666666666" calcext:value-type="float">
            <text:p>9.56666666666666</text:p>
          </table:table-cell>
          <table:table-cell table:formula="of:=AVERAGE([.B135];[.E135];[.H135];[.K135];[.N135];[.Q135])" office:value-type="float" office:value="99.245" calcext:value-type="float">
            <text:p>99.245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99.17" calcext:value-type="float">
            <text:p>99.17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9.15" calcext:value-type="float">
            <text:p>99.15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9.3" calcext:value-type="float">
            <text:p>99.3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9.2" calcext:value-type="float">
            <text:p>99.2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9.38" calcext:value-type="float">
            <text:p>99.38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9.38" calcext:value-type="float">
            <text:p>99.38</text:p>
          </table:table-cell>
          <table:table-cell/>
          <table:table-cell table:formula="of:=AVERAGE([.A136];[.D136];[.G136];[.J136];[.M136];[.P136])" office:value-type="float" office:value="9.68333333333333" calcext:value-type="float">
            <text:p>9.68333333333333</text:p>
          </table:table-cell>
          <table:table-cell table:formula="of:=AVERAGE([.B136];[.E136];[.H136];[.K136];[.N136];[.Q136])" office:value-type="float" office:value="99.2633333333333" calcext:value-type="float">
            <text:p>99.2633333333333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99.18" calcext:value-type="float">
            <text:p>99.18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9.18" calcext:value-type="float">
            <text:p>99.18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9.31" calcext:value-type="float">
            <text:p>99.31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9.21" calcext:value-type="float">
            <text:p>99.21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9.38" calcext:value-type="float">
            <text:p>99.38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9.39" calcext:value-type="float">
            <text:p>99.39</text:p>
          </table:table-cell>
          <table:table-cell/>
          <table:table-cell table:formula="of:=AVERAGE([.A137];[.D137];[.G137];[.J137];[.M137];[.P137])" office:value-type="float" office:value="9.78333333333333" calcext:value-type="float">
            <text:p>9.78333333333333</text:p>
          </table:table-cell>
          <table:table-cell table:formula="of:=AVERAGE([.B137];[.E137];[.H137];[.K137];[.N137];[.Q137])" office:value-type="float" office:value="99.275" calcext:value-type="float">
            <text:p>99.2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9.27" calcext:value-type="float">
            <text:p>99.27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9.22" calcext:value-type="float">
            <text:p>99.22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9.32" calcext:value-type="float">
            <text:p>99.3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29" calcext:value-type="float">
            <text:p>99.29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9.39" calcext:value-type="float">
            <text:p>99.39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9.39" calcext:value-type="float">
            <text:p>99.39</text:p>
          </table:table-cell>
          <table:table-cell/>
          <table:table-cell table:formula="of:=AVERAGE([.A138];[.D138];[.G138];[.J138];[.M138];[.P138])" office:value-type="float" office:value="9.88333333333333" calcext:value-type="float">
            <text:p>9.88333333333333</text:p>
          </table:table-cell>
          <table:table-cell table:formula="of:=AVERAGE([.B138];[.E138];[.H138];[.K138];[.N138];[.Q138])" office:value-type="float" office:value="99.3133333333333" calcext:value-type="float">
            <text:p>99.31333333333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9.41" calcext:value-type="float">
            <text:p>99.41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9.22" calcext:value-type="float">
            <text:p>99.2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38" calcext:value-type="float">
            <text:p>99.3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4" calcext:value-type="float">
            <text:p>99.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51" calcext:value-type="float">
            <text:p>99.5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47" calcext:value-type="float">
            <text:p>99.47</text:p>
          </table:table-cell>
          <table:table-cell/>
          <table:table-cell table:formula="of:=AVERAGE([.A139];[.D139];[.G139];[.J139];[.M139];[.P139])" office:value-type="float" office:value="10.3" calcext:value-type="float">
            <text:p>10.3</text:p>
          </table:table-cell>
          <table:table-cell table:formula="of:=AVERAGE([.B139];[.E139];[.H139];[.K139];[.N139];[.Q139])" office:value-type="float" office:value="99.3983333333333" calcext:value-type="float">
            <text:p>99.39833333333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9.47" calcext:value-type="float">
            <text:p>99.47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9.24" calcext:value-type="float">
            <text:p>99.2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48" calcext:value-type="float">
            <text:p>99.4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46" calcext:value-type="float">
            <text:p>99.4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58" calcext:value-type="float">
            <text:p>99.5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54" calcext:value-type="float">
            <text:p>99.54</text:p>
          </table:table-cell>
          <table:table-cell/>
          <table:table-cell table:formula="of:=AVERAGE([.A140];[.D140];[.G140];[.J140];[.M140];[.P140])" office:value-type="float" office:value="11.15" calcext:value-type="float">
            <text:p>11.15</text:p>
          </table:table-cell>
          <table:table-cell table:formula="of:=AVERAGE([.B140];[.E140];[.H140];[.K140];[.N140];[.Q140])" office:value-type="float" office:value="99.4616666666667" calcext:value-type="float">
            <text:p>99.46166666666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9.51" calcext:value-type="float">
            <text:p>99.5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34" calcext:value-type="float">
            <text:p>99.3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53" calcext:value-type="float">
            <text:p>99.5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5" calcext:value-type="float">
            <text:p>99.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61" calcext:value-type="float">
            <text:p>99.6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61" calcext:value-type="float">
            <text:p>99.61</text:p>
          </table:table-cell>
          <table:table-cell/>
          <table:table-cell table:formula="of:=AVERAGE([.A141];[.D141];[.G141];[.J141];[.M141];[.P141])" office:value-type="float" office:value="12" calcext:value-type="float">
            <text:p>12</text:p>
          </table:table-cell>
          <table:table-cell table:formula="of:=AVERAGE([.B141];[.E141];[.H141];[.K141];[.N141];[.Q141])" office:value-type="float" office:value="99.5166666666667" calcext:value-type="float">
            <text:p>99.51666666666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9.56" calcext:value-type="float">
            <text:p>99.5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43" calcext:value-type="float">
            <text:p>99.4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57" calcext:value-type="float">
            <text:p>99.5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54" calcext:value-type="float">
            <text:p>99.5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61" calcext:value-type="float">
            <text:p>99.6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64" calcext:value-type="float">
            <text:p>99.64</text:p>
          </table:table-cell>
          <table:table-cell/>
          <table:table-cell table:formula="of:=AVERAGE([.A142];[.D142];[.G142];[.J142];[.M142];[.P142])" office:value-type="float" office:value="13" calcext:value-type="float">
            <text:p>13</text:p>
          </table:table-cell>
          <table:table-cell table:formula="of:=AVERAGE([.B142];[.E142];[.H142];[.K142];[.N142];[.Q142])" office:value-type="float" office:value="99.5583333333333" calcext:value-type="float">
            <text:p>99.55833333333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9.58" calcext:value-type="float">
            <text:p>99.5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5" calcext:value-type="float">
            <text:p>99.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61" calcext:value-type="float">
            <text:p>99.6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59" calcext:value-type="float">
            <text:p>99.5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65" calcext:value-type="float">
            <text:p>99.6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68" calcext:value-type="float">
            <text:p>99.68</text:p>
          </table:table-cell>
          <table:table-cell/>
          <table:table-cell table:formula="of:=AVERAGE([.A143];[.D143];[.G143];[.J143];[.M143];[.P143])" office:value-type="float" office:value="14" calcext:value-type="float">
            <text:p>14</text:p>
          </table:table-cell>
          <table:table-cell table:formula="of:=AVERAGE([.B143];[.E143];[.H143];[.K143];[.N143];[.Q143])" office:value-type="float" office:value="99.6016666666667" calcext:value-type="float">
            <text:p>99.60166666666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9.61" calcext:value-type="float">
            <text:p>99.6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54" calcext:value-type="float">
            <text:p>99.5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66" calcext:value-type="float">
            <text:p>99.6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64" calcext:value-type="float">
            <text:p>99.6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7" calcext:value-type="float">
            <text:p>99.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71" calcext:value-type="float">
            <text:p>99.71</text:p>
          </table:table-cell>
          <table:table-cell/>
          <table:table-cell table:formula="of:=AVERAGE([.A144];[.D144];[.G144];[.J144];[.M144];[.P144])" office:value-type="float" office:value="15" calcext:value-type="float">
            <text:p>15</text:p>
          </table:table-cell>
          <table:table-cell table:formula="of:=AVERAGE([.B144];[.E144];[.H144];[.K144];[.N144];[.Q144])" office:value-type="float" office:value="99.6433333333333" calcext:value-type="float">
            <text:p>99.64333333333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9.63" calcext:value-type="float">
            <text:p>99.6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58" calcext:value-type="float">
            <text:p>99.5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71" calcext:value-type="float">
            <text:p>99.7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67" calcext:value-type="float">
            <text:p>99.6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71" calcext:value-type="float">
            <text:p>99.7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73" calcext:value-type="float">
            <text:p>99.73</text:p>
          </table:table-cell>
          <table:table-cell/>
          <table:table-cell table:formula="of:=AVERAGE([.A145];[.D145];[.G145];[.J145];[.M145];[.P145])" office:value-type="float" office:value="16" calcext:value-type="float">
            <text:p>16</text:p>
          </table:table-cell>
          <table:table-cell table:formula="of:=AVERAGE([.B145];[.E145];[.H145];[.K145];[.N145];[.Q145])" office:value-type="float" office:value="99.6716666666667" calcext:value-type="float">
            <text:p>99.671666666666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9.64" calcext:value-type="float">
            <text:p>99.6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59" calcext:value-type="float">
            <text:p>99.5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73" calcext:value-type="float">
            <text:p>99.7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68" calcext:value-type="float">
            <text:p>99.6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73" calcext:value-type="float">
            <text:p>99.7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76" calcext:value-type="float">
            <text:p>99.76</text:p>
          </table:table-cell>
          <table:table-cell/>
          <table:table-cell table:formula="of:=AVERAGE([.A146];[.D146];[.G146];[.J146];[.M146];[.P146])" office:value-type="float" office:value="17.1666666666667" calcext:value-type="float">
            <text:p>17.1666666666667</text:p>
          </table:table-cell>
          <table:table-cell table:formula="of:=AVERAGE([.B146];[.E146];[.H146];[.K146];[.N146];[.Q146])" office:value-type="float" office:value="99.6883333333333" calcext:value-type="float">
            <text:p>99.68833333333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9.66" calcext:value-type="float">
            <text:p>99.6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64" calcext:value-type="float">
            <text:p>99.6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74" calcext:value-type="float">
            <text:p>99.7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71" calcext:value-type="float">
            <text:p>99.7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74" calcext:value-type="float">
            <text:p>99.7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78" calcext:value-type="float">
            <text:p>99.78</text:p>
          </table:table-cell>
          <table:table-cell/>
          <table:table-cell table:formula="of:=AVERAGE([.A147];[.D147];[.G147];[.J147];[.M147];[.P147])" office:value-type="float" office:value="18.1666666666667" calcext:value-type="float">
            <text:p>18.1666666666667</text:p>
          </table:table-cell>
          <table:table-cell table:formula="of:=AVERAGE([.B147];[.E147];[.H147];[.K147];[.N147];[.Q147])" office:value-type="float" office:value="99.7116666666667" calcext:value-type="float">
            <text:p>99.71166666666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9.69" calcext:value-type="float">
            <text:p>99.6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65" calcext:value-type="float">
            <text:p>99.6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75" calcext:value-type="float">
            <text:p>99.7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72" calcext:value-type="float">
            <text:p>99.7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79" calcext:value-type="float">
            <text:p>99.79</text:p>
          </table:table-cell>
          <table:table-cell/>
          <table:table-cell table:formula="of:=AVERAGE([.A148];[.D148];[.G148];[.J148];[.M148];[.P148])" office:value-type="float" office:value="19.3333333333333" calcext:value-type="float">
            <text:p>19.3333333333333</text:p>
          </table:table-cell>
          <table:table-cell table:formula="of:=AVERAGE([.B148];[.E148];[.H148];[.K148];[.N148];[.Q148])" office:value-type="float" office:value="99.7266666666667" calcext:value-type="float">
            <text:p>99.72666666666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9.7" calcext:value-type="float">
            <text:p>99.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68" calcext:value-type="float">
            <text:p>99.6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73" calcext:value-type="float">
            <text:p>99.7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77" calcext:value-type="float">
            <text:p>99.7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81" calcext:value-type="float">
            <text:p>99.81</text:p>
          </table:table-cell>
          <table:table-cell/>
          <table:table-cell table:formula="of:=AVERAGE([.A149];[.D149];[.G149];[.J149];[.M149];[.P149])" office:value-type="float" office:value="20.3333333333333" calcext:value-type="float">
            <text:p>20.3333333333333</text:p>
          </table:table-cell>
          <table:table-cell table:formula="of:=AVERAGE([.B149];[.E149];[.H149];[.K149];[.N149];[.Q149])" office:value-type="float" office:value="99.7416666666667" calcext:value-type="float">
            <text:p>99.741666666666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9.71" calcext:value-type="float">
            <text:p>99.7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7" calcext:value-type="float">
            <text:p>99.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77" calcext:value-type="float">
            <text:p>99.7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75" calcext:value-type="float">
            <text:p>99.7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77" calcext:value-type="float">
            <text:p>99.7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82" calcext:value-type="float">
            <text:p>99.82</text:p>
          </table:table-cell>
          <table:table-cell/>
          <table:table-cell table:formula="of:=AVERAGE([.A150];[.D150];[.G150];[.J150];[.M150];[.P150])" office:value-type="float" office:value="22" calcext:value-type="float">
            <text:p>22</text:p>
          </table:table-cell>
          <table:table-cell table:formula="of:=AVERAGE([.B150];[.E150];[.H150];[.K150];[.N150];[.Q150])" office:value-type="float" office:value="99.7533333333333" calcext:value-type="float">
            <text:p>99.753333333333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9.73" calcext:value-type="float">
            <text:p>99.7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73" calcext:value-type="float">
            <text:p>99.7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83" calcext:value-type="float">
            <text:p>99.83</text:p>
          </table:table-cell>
          <table:table-cell/>
          <table:table-cell table:formula="of:=AVERAGE([.A151];[.D151];[.G151];[.J151];[.M151];[.P151])" office:value-type="float" office:value="23.8333333333333" calcext:value-type="float">
            <text:p>23.8333333333333</text:p>
          </table:table-cell>
          <table:table-cell table:formula="of:=AVERAGE([.B151];[.E151];[.H151];[.K151];[.N151];[.Q151])" office:value-type="float" office:value="99.77" calcext:value-type="float">
            <text:p>99.7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9.74" calcext:value-type="float">
            <text:p>99.7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74" calcext:value-type="float">
            <text:p>99.7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77" calcext:value-type="float">
            <text:p>99.7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9.83" calcext:value-type="float">
            <text:p>99.83</text:p>
          </table:table-cell>
          <table:table-cell/>
          <table:table-cell table:formula="of:=AVERAGE([.A152];[.D152];[.G152];[.J152];[.M152];[.P152])" office:value-type="float" office:value="25.1666666666667" calcext:value-type="float">
            <text:p>25.1666666666667</text:p>
          </table:table-cell>
          <table:table-cell table:formula="of:=AVERAGE([.B152];[.E152];[.H152];[.K152];[.N152];[.Q152])" office:value-type="float" office:value="99.7766666666667" calcext:value-type="float">
            <text:p>99.776666666666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75" calcext:value-type="float">
            <text:p>99.7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9.84" calcext:value-type="float">
            <text:p>99.84</text:p>
          </table:table-cell>
          <table:table-cell/>
          <table:table-cell table:formula="of:=AVERAGE([.A153];[.D153];[.G153];[.J153];[.M153];[.P153])" office:value-type="float" office:value="26.1666666666667" calcext:value-type="float">
            <text:p>26.1666666666667</text:p>
          </table:table-cell>
          <table:table-cell table:formula="of:=AVERAGE([.B153];[.E153];[.H153];[.K153];[.N153];[.Q153])" office:value-type="float" office:value="99.7916666666667" calcext:value-type="float">
            <text:p>99.791666666666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99.84" calcext:value-type="float">
            <text:p>99.84</text:p>
          </table:table-cell>
          <table:table-cell/>
          <table:table-cell table:formula="of:=AVERAGE([.A154];[.D154];[.G154];[.J154];[.M154];[.P154])" office:value-type="float" office:value="28" calcext:value-type="float">
            <text:p>28</text:p>
          </table:table-cell>
          <table:table-cell table:formula="of:=AVERAGE([.B154];[.E154];[.H154];[.K154];[.N154];[.Q154])" office:value-type="float" office:value="99.7983333333333" calcext:value-type="float">
            <text:p>99.798333333333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9.77" calcext:value-type="float">
            <text:p>99.7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77" calcext:value-type="float">
            <text:p>99.7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99.85" calcext:value-type="float">
            <text:p>99.85</text:p>
          </table:table-cell>
          <table:table-cell/>
          <table:table-cell table:formula="of:=AVERAGE([.A155];[.D155];[.G155];[.J155];[.M155];[.P155])" office:value-type="float" office:value="29.3333333333333" calcext:value-type="float">
            <text:p>29.3333333333333</text:p>
          </table:table-cell>
          <table:table-cell table:formula="of:=AVERAGE([.B155];[.E155];[.H155];[.K155];[.N155];[.Q155])" office:value-type="float" office:value="99.8033333333333" calcext:value-type="float">
            <text:p>99.803333333333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99.86" calcext:value-type="float">
            <text:p>99.86</text:p>
          </table:table-cell>
          <table:table-cell/>
          <table:table-cell table:formula="of:=AVERAGE([.A156];[.D156];[.G156];[.J156];[.M156];[.P156])" office:value-type="float" office:value="32.3333333333333" calcext:value-type="float">
            <text:p>32.3333333333333</text:p>
          </table:table-cell>
          <table:table-cell table:formula="of:=AVERAGE([.B156];[.E156];[.H156];[.K156];[.N156];[.Q156])" office:value-type="float" office:value="99.8133333333333" calcext:value-type="float">
            <text:p>99.813333333333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99.86" calcext:value-type="float">
            <text:p>99.86</text:p>
          </table:table-cell>
          <table:table-cell/>
          <table:table-cell table:formula="of:=AVERAGE([.A157];[.D157];[.G157];[.J157];[.M157];[.P157])" office:value-type="float" office:value="34.3333333333333" calcext:value-type="float">
            <text:p>34.3333333333333</text:p>
          </table:table-cell>
          <table:table-cell table:formula="of:=AVERAGE([.B157];[.E157];[.H157];[.K157];[.N157];[.Q157])" office:value-type="float" office:value="99.8183333333333" calcext:value-type="float">
            <text:p>99.81833333333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99.87" calcext:value-type="float">
            <text:p>99.87</text:p>
          </table:table-cell>
          <table:table-cell/>
          <table:table-cell table:formula="of:=AVERAGE([.A158];[.D158];[.G158];[.J158];[.M158];[.P158])" office:value-type="float" office:value="35.8333333333333" calcext:value-type="float">
            <text:p>35.8333333333333</text:p>
          </table:table-cell>
          <table:table-cell table:formula="of:=AVERAGE([.B158];[.E158];[.H158];[.K158];[.N158];[.Q158])" office:value-type="float" office:value="99.8266666666667" calcext:value-type="float">
            <text:p>99.826666666666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99.89" calcext:value-type="float">
            <text:p>99.89</text:p>
          </table:table-cell>
          <table:table-cell/>
          <table:table-cell table:formula="of:=AVERAGE([.A159];[.D159];[.G159];[.J159];[.M159];[.P159])" office:value-type="float" office:value="38" calcext:value-type="float">
            <text:p>38</text:p>
          </table:table-cell>
          <table:table-cell table:formula="of:=AVERAGE([.B159];[.E159];[.H159];[.K159];[.N159];[.Q159])" office:value-type="float" office:value="99.8366666666667" calcext:value-type="float">
            <text:p>99.836666666666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99.89" calcext:value-type="float">
            <text:p>99.89</text:p>
          </table:table-cell>
          <table:table-cell/>
          <table:table-cell table:formula="of:=AVERAGE([.A160];[.D160];[.G160];[.J160];[.M160];[.P160])" office:value-type="float" office:value="39.5" calcext:value-type="float">
            <text:p>39.5</text:p>
          </table:table-cell>
          <table:table-cell table:formula="of:=AVERAGE([.B160];[.E160];[.H160];[.K160];[.N160];[.Q160])" office:value-type="float" office:value="99.8416666666667" calcext:value-type="float">
            <text:p>99.841666666666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99.9" calcext:value-type="float">
            <text:p>99.9</text:p>
          </table:table-cell>
          <table:table-cell/>
          <table:table-cell table:formula="of:=AVERAGE([.A161];[.D161];[.G161];[.J161];[.M161];[.P161])" office:value-type="float" office:value="41.6666666666667" calcext:value-type="float">
            <text:p>41.6666666666667</text:p>
          </table:table-cell>
          <table:table-cell table:formula="of:=AVERAGE([.B161];[.E161];[.H161];[.K161];[.N161];[.Q161])" office:value-type="float" office:value="99.8533333333333" calcext:value-type="float">
            <text:p>99.853333333333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99.91" calcext:value-type="float">
            <text:p>99.91</text:p>
          </table:table-cell>
          <table:table-cell/>
          <table:table-cell table:formula="of:=AVERAGE([.A162];[.D162];[.G162];[.J162];[.M162];[.P162])" office:value-type="float" office:value="43.1666666666667" calcext:value-type="float">
            <text:p>43.1666666666667</text:p>
          </table:table-cell>
          <table:table-cell table:formula="of:=AVERAGE([.B162];[.E162];[.H162];[.K162];[.N162];[.Q162])" office:value-type="float" office:value="99.86" calcext:value-type="float">
            <text:p>99.8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99.91" calcext:value-type="float">
            <text:p>99.91</text:p>
          </table:table-cell>
          <table:table-cell/>
          <table:table-cell table:formula="of:=AVERAGE([.A163];[.D163];[.G163];[.J163];[.M163];[.P163])" office:value-type="float" office:value="45" calcext:value-type="float">
            <text:p>45</text:p>
          </table:table-cell>
          <table:table-cell table:formula="of:=AVERAGE([.B163];[.E163];[.H163];[.K163];[.N163];[.Q163])" office:value-type="float" office:value="99.8683333333333" calcext:value-type="float">
            <text:p>99.868333333333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99.92" calcext:value-type="float">
            <text:p>99.92</text:p>
          </table:table-cell>
          <table:table-cell/>
          <table:table-cell table:formula="of:=AVERAGE([.A164];[.D164];[.G164];[.J164];[.M164];[.P164])" office:value-type="float" office:value="46.5" calcext:value-type="float">
            <text:p>46.5</text:p>
          </table:table-cell>
          <table:table-cell table:formula="of:=AVERAGE([.B164];[.E164];[.H164];[.K164];[.N164];[.Q164])" office:value-type="float" office:value="99.8783333333333" calcext:value-type="float">
            <text:p>99.878333333333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99.93" calcext:value-type="float">
            <text:p>99.93</text:p>
          </table:table-cell>
          <table:table-cell/>
          <table:table-cell table:formula="of:=AVERAGE([.A165];[.D165];[.G165];[.J165];[.M165];[.P165])" office:value-type="float" office:value="49.3333333333333" calcext:value-type="float">
            <text:p>49.3333333333333</text:p>
          </table:table-cell>
          <table:table-cell table:formula="of:=AVERAGE([.B165];[.E165];[.H165];[.K165];[.N165];[.Q165])" office:value-type="float" office:value="99.885" calcext:value-type="float">
            <text:p>99.88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99.93" calcext:value-type="float">
            <text:p>99.93</text:p>
          </table:table-cell>
          <table:table-cell/>
          <table:table-cell table:formula="of:=AVERAGE([.A166];[.D166];[.G166];[.J166];[.M166];[.P166])" office:value-type="float" office:value="52.8333333333333" calcext:value-type="float">
            <text:p>52.8333333333333</text:p>
          </table:table-cell>
          <table:table-cell table:formula="of:=AVERAGE([.B166];[.E166];[.H166];[.K166];[.N166];[.Q166])" office:value-type="float" office:value="99.8933333333333" calcext:value-type="float">
            <text:p>99.893333333333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99.94" calcext:value-type="float">
            <text:p>99.94</text:p>
          </table:table-cell>
          <table:table-cell/>
          <table:table-cell table:formula="of:=AVERAGE([.A167];[.D167];[.G167];[.J167];[.M167];[.P167])" office:value-type="float" office:value="56" calcext:value-type="float">
            <text:p>56</text:p>
          </table:table-cell>
          <table:table-cell table:formula="of:=AVERAGE([.B167];[.E167];[.H167];[.K167];[.N167];[.Q167])" office:value-type="float" office:value="99.9" calcext:value-type="float">
            <text:p>99.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99.95" calcext:value-type="float">
            <text:p>99.95</text:p>
          </table:table-cell>
          <table:table-cell/>
          <table:table-cell table:formula="of:=AVERAGE([.A168];[.D168];[.G168];[.J168];[.M168];[.P168])" office:value-type="float" office:value="58.1666666666667" calcext:value-type="float">
            <text:p>58.1666666666667</text:p>
          </table:table-cell>
          <table:table-cell table:formula="of:=AVERAGE([.B168];[.E168];[.H168];[.K168];[.N168];[.Q168])" office:value-type="float" office:value="99.9083333333333" calcext:value-type="float">
            <text:p>99.908333333333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99.96" calcext:value-type="float">
            <text:p>99.96</text:p>
          </table:table-cell>
          <table:table-cell/>
          <table:table-cell table:formula="of:=AVERAGE([.A169];[.D169];[.G169];[.J169];[.M169];[.P169])" office:value-type="float" office:value="60.3333333333333" calcext:value-type="float">
            <text:p>60.3333333333333</text:p>
          </table:table-cell>
          <table:table-cell table:formula="of:=AVERAGE([.B169];[.E169];[.H169];[.K169];[.N169];[.Q169])" office:value-type="float" office:value="99.9183333333333" calcext:value-type="float">
            <text:p>99.918333333333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9.96" calcext:value-type="float">
            <text:p>99.96</text:p>
          </table:table-cell>
          <table:table-cell/>
          <table:table-cell table:formula="of:=AVERAGE([.A170];[.D170];[.G170];[.J170];[.M170];[.P170])" office:value-type="float" office:value="63.1666666666667" calcext:value-type="float">
            <text:p>63.1666666666667</text:p>
          </table:table-cell>
          <table:table-cell table:formula="of:=AVERAGE([.B170];[.E170];[.H170];[.K170];[.N170];[.Q170])" office:value-type="float" office:value="99.925" calcext:value-type="float">
            <text:p>99.92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99.97" calcext:value-type="float">
            <text:p>99.97</text:p>
          </table:table-cell>
          <table:table-cell/>
          <table:table-cell table:formula="of:=AVERAGE([.A171];[.D171];[.G171];[.J171];[.M171];[.P171])" office:value-type="float" office:value="69.5" calcext:value-type="float">
            <text:p>69.5</text:p>
          </table:table-cell>
          <table:table-cell table:formula="of:=AVERAGE([.B171];[.E171];[.H171];[.K171];[.N171];[.Q171])" office:value-type="float" office:value="99.9316666666667" calcext:value-type="float">
            <text:p>99.931666666666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99.99" calcext:value-type="float">
            <text:p>99.99</text:p>
          </table:table-cell>
          <table:table-cell/>
          <table:table-cell table:formula="of:=AVERAGE([.A172];[.D172];[.G172];[.J172];[.M172];[.P172])" office:value-type="float" office:value="78.8333333333333" calcext:value-type="float">
            <text:p>78.8333333333333</text:p>
          </table:table-cell>
          <table:table-cell table:formula="of:=AVERAGE([.B172];[.E172];[.H172];[.K172];[.N172];[.Q172])" office:value-type="float" office:value="99.94" calcext:value-type="float">
            <text:p>99.9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99.99" calcext:value-type="float">
            <text:p>99.99</text:p>
          </table:table-cell>
          <table:table-cell/>
          <table:table-cell table:formula="of:=AVERAGE([.A173];[.D173];[.G173];[.J173];[.M173];[.P173])" office:value-type="float" office:value="97.6666666666667" calcext:value-type="float">
            <text:p>97.6666666666667</text:p>
          </table:table-cell>
          <table:table-cell table:formula="of:=AVERAGE([.B173];[.E173];[.H173];[.K173];[.N173];[.Q173])" office:value-type="float" office:value="99.9466666666667" calcext:value-type="float">
            <text:p>99.946666666666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174];[.D174];[.G174];[.J174];[.M174];[.P174])" office:value-type="float" office:value="127" calcext:value-type="float">
            <text:p>127</text:p>
          </table:table-cell>
          <table:table-cell table:formula="of:=AVERAGE([.B174];[.E174];[.H174];[.K174];[.N174];[.Q174])" office:value-type="float" office:value="99.955" calcext:value-type="float">
            <text:p>99.95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175];[.D175];[.G175];[.J175];[.M175];[.P175])" office:value-type="float" office:value="133.333333333333" calcext:value-type="float">
            <text:p>133.333333333333</text:p>
          </table:table-cell>
          <table:table-cell table:formula="of:=AVERAGE([.B175];[.E175];[.H175];[.K175];[.N175];[.Q175])" office:value-type="float" office:value="99.9566666666667" calcext:value-type="float">
            <text:p>99.956666666666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176];[.D176];[.G176];[.J176];[.M176];[.P176])" office:value-type="float" office:value="139.5" calcext:value-type="float">
            <text:p>139.5</text:p>
          </table:table-cell>
          <table:table-cell table:formula="of:=AVERAGE([.B176];[.E176];[.H176];[.K176];[.N176];[.Q176])" office:value-type="float" office:value="99.9666666666667" calcext:value-type="float">
            <text:p>99.96666666666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177];[.D177];[.G177];[.J177];[.M177];[.P177])" office:value-type="float" office:value="148.666666666667" calcext:value-type="float">
            <text:p>148.666666666667</text:p>
          </table:table-cell>
          <table:table-cell table:formula="of:=AVERAGE([.B177];[.E177];[.H177];[.K177];[.N177];[.Q177])" office:value-type="float" office:value="99.9766666666667" calcext:value-type="float">
            <text:p>99.976666666666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178];[.D178];[.G178];[.J178];[.M178];[.P178])" office:value-type="float" office:value="181" calcext:value-type="float">
            <text:p>181</text:p>
          </table:table-cell>
          <table:table-cell table:formula="of:=AVERAGE([.B178];[.E178];[.H178];[.K178];[.N178];[.Q178])" office:value-type="float" office:value="99.9783333333333" calcext:value-type="float">
            <text:p>99.978333333333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179];[.D179];[.G179];[.J179];[.M179];[.P179])" office:value-type="float" office:value="193" calcext:value-type="float">
            <text:p>193</text:p>
          </table:table-cell>
          <table:table-cell table:formula="of:=AVERAGE([.B179];[.E179];[.H179];[.K179];[.N179];[.Q179])" office:value-type="float" office:value="99.9866666666667" calcext:value-type="float">
            <text:p>99.986666666666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180];[.D180];[.G180];[.J180];[.M180];[.P180])" office:value-type="float" office:value="216.666666666667" calcext:value-type="float">
            <text:p>216.666666666667</text:p>
          </table:table-cell>
          <table:table-cell table:formula="of:=AVERAGE([.B180];[.E180];[.H180];[.K180];[.N180];[.Q180])" office:value-type="float" office:value="99.99" calcext:value-type="float">
            <text:p>99.9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181];[.D181];[.G181];[.J181];[.M181];[.P181])" office:value-type="float" office:value="246.666666666667" calcext:value-type="float">
            <text:p>246.666666666667</text:p>
          </table:table-cell>
          <table:table-cell table:formula="of:=AVERAGE([.B181];[.E181];[.H181];[.K181];[.N181];[.Q181])" office:value-type="float" office:value="99.995" calcext:value-type="float">
            <text:p>99.995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182];[.D182];[.G182];[.J182];[.M182];[.P182])" office:value-type="float" office:value="283.333333333333" calcext:value-type="float">
            <text:p>283.333333333333</text:p>
          </table:table-cell>
          <table:table-cell table:formula="of:=AVERAGE([.B182];[.E182];[.H182];[.K182];[.N182];[.Q182])" office:value-type="float" office:value="99.9983333333333" calcext:value-type="float">
            <text:p>99.9983333333333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183];[.D183];[.G183];[.J183];[.M183];[.P183])" office:value-type="float" office:value="303.333333333333" calcext:value-type="float">
            <text:p>303.333333333333</text:p>
          </table:table-cell>
          <table:table-cell table:formula="of:=AVERAGE([.B183];[.E183];[.H183];[.K183];[.N183];[.Q183])" office:value-type="float" office:value="100" calcext:value-type="float">
            <text:p>100</text:p>
          </table:table-cell>
        </table:table-row>
        <table:table-row table:style-name="ro1" table:number-rows-repeated="25">
          <table:table-cell table:number-columns-repeated="20"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79" calcext:value-type="float">
            <text:p>0.79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76" calcext:value-type="float">
            <text:p>0.76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78" calcext:value-type="float">
            <text:p>0.7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78" calcext:value-type="float">
            <text:p>0.78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AVERAGE([.A209];[.D209];[.G209];[.J209];[.M209];[.P209])" office:value-type="float" office:value="0.771666666666667" calcext:value-type="float">
            <text:p>0.771666666666667</text:p>
          </table:table-cell>
          <table:table-cell table:formula="of:=AVERAGE([.B209];[.E209];[.H209];[.K209];[.N209];[.Q209])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78" calcext:value-type="float">
            <text:p>0.78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79" calcext:value-type="float">
            <text:p>0.79</text:p>
          </table:table-cell>
          <table:table-cell office:value-type="float" office:value="0.02" calcext:value-type="float">
            <text:p>0.02</text:p>
          </table:table-cell>
          <table:table-cell/>
          <table:table-cell table:formula="of:=AVERAGE([.A210];[.D210];[.G210];[.J210];[.M210];[.P210])" office:value-type="float" office:value="0.788333333333333" calcext:value-type="float">
            <text:p>0.788333333333333</text:p>
          </table:table-cell>
          <table:table-cell table:formula="of:=AVERAGE([.B210];[.E210];[.H210];[.K210];[.N210];[.Q210])" office:value-type="float" office:value="0.0166666666666667" calcext:value-type="float">
            <text:p>0.016666666666667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78" calcext:value-type="float">
            <text:p>0.78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81" calcext:value-type="float">
            <text:p>0.81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81" calcext:value-type="float">
            <text:p>0.81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82" calcext:value-type="float">
            <text:p>0.82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03" calcext:value-type="float">
            <text:p>0.03</text:p>
          </table:table-cell>
          <table:table-cell/>
          <table:table-cell table:formula="of:=AVERAGE([.A211];[.D211];[.G211];[.J211];[.M211];[.P211])" office:value-type="float" office:value="0.805" calcext:value-type="float">
            <text:p>0.805</text:p>
          </table:table-cell>
          <table:table-cell table:formula="of:=AVERAGE([.B211];[.E211];[.H211];[.K211];[.N211];[.Q211])" office:value-type="float" office:value="0.0283333333333333" calcext:value-type="float">
            <text:p>0.028333333333333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82" calcext:value-type="float">
            <text:p>0.82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82" calcext:value-type="float">
            <text:p>0.82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83" calcext:value-type="float">
            <text:p>0.83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81" calcext:value-type="float">
            <text:p>0.81</text:p>
          </table:table-cell>
          <table:table-cell office:value-type="float" office:value="0.04" calcext:value-type="float">
            <text:p>0.04</text:p>
          </table:table-cell>
          <table:table-cell/>
          <table:table-cell table:formula="of:=AVERAGE([.A212];[.D212];[.G212];[.J212];[.M212];[.P212])" office:value-type="float" office:value="0.816666666666667" calcext:value-type="float">
            <text:p>0.816666666666667</text:p>
          </table:table-cell>
          <table:table-cell table:formula="of:=AVERAGE([.B212];[.E212];[.H212];[.K212];[.N212];[.Q212])" office:value-type="float" office:value="0.0383333333333333" calcext:value-type="float">
            <text:p>0.038333333333333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0.81" calcext:value-type="float">
            <text:p>0.81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83" calcext:value-type="float">
            <text:p>0.83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float" office:value="0.83" calcext:value-type="float">
            <text:p>0.83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84" calcext:value-type="float">
            <text:p>0.84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0.82" calcext:value-type="float">
            <text:p>0.82</text:p>
          </table:table-cell>
          <table:table-cell office:value-type="float" office:value="0.07" calcext:value-type="float">
            <text:p>0.07</text:p>
          </table:table-cell>
          <table:table-cell/>
          <table:table-cell table:formula="of:=AVERAGE([.A213];[.D213];[.G213];[.J213];[.M213];[.P213])" office:value-type="float" office:value="0.826666666666667" calcext:value-type="float">
            <text:p>0.826666666666667</text:p>
          </table:table-cell>
          <table:table-cell table:formula="of:=AVERAGE([.B213];[.E213];[.H213];[.K213];[.N213];[.Q213])" office:value-type="float" office:value="0.0633333333333333" calcext:value-type="float">
            <text:p>0.063333333333333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float" office:value="0.83" calcext:value-type="float">
            <text:p>0.83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0.84" calcext:value-type="float">
            <text:p>0.84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float" office:value="0.84" calcext:value-type="float">
            <text:p>0.84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float" office:value="0.83" calcext:value-type="float">
            <text:p>0.83</text:p>
          </table:table-cell>
          <table:table-cell office:value-type="float" office:value="0.09" calcext:value-type="float">
            <text:p>0.09</text:p>
          </table:table-cell>
          <table:table-cell/>
          <table:table-cell table:formula="of:=AVERAGE([.A214];[.D214];[.G214];[.J214];[.M214];[.P214])" office:value-type="float" office:value="0.838333333333333" calcext:value-type="float">
            <text:p>0.838333333333333</text:p>
          </table:table-cell>
          <table:table-cell table:formula="of:=AVERAGE([.B214];[.E214];[.H214];[.K214];[.N214];[.Q214])" office:value-type="float" office:value="0.0966666666666667" calcext:value-type="float">
            <text:p>0.096666666666667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15" calcext:value-type="float">
            <text:p>0.15</text:p>
          </table:table-cell>
          <table:table-cell/>
          <table:table-cell office:value-type="float" office:value="0.84" calcext:value-type="float">
            <text:p>0.84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0.13" calcext:value-type="float">
            <text:p>0.13</text:p>
          </table:table-cell>
          <table:table-cell/>
          <table:table-cell office:value-type="float" office:value="0.86" calcext:value-type="float">
            <text:p>0.86</text:p>
          </table:table-cell>
          <table:table-cell office:value-type="float" office:value="0.12" calcext:value-type="float">
            <text:p>0.12</text:p>
          </table:table-cell>
          <table:table-cell/>
          <table:table-cell office:value-type="float" office:value="0.84" calcext:value-type="float">
            <text:p>0.84</text:p>
          </table:table-cell>
          <table:table-cell office:value-type="float" office:value="0.12" calcext:value-type="float">
            <text:p>0.12</text:p>
          </table:table-cell>
          <table:table-cell/>
          <table:table-cell table:formula="of:=AVERAGE([.A215];[.D215];[.G215];[.J215];[.M215];[.P215])" office:value-type="float" office:value="0.848333333333333" calcext:value-type="float">
            <text:p>0.848333333333333</text:p>
          </table:table-cell>
          <table:table-cell table:formula="of:=AVERAGE([.B215];[.E215];[.H215];[.K215];[.N215];[.Q215])" office:value-type="float" office:value="0.135" calcext:value-type="float">
            <text:p>0.135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18" calcext:value-type="float">
            <text:p>0.18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0.12" calcext:value-type="float">
            <text:p>0.12</text:p>
          </table:table-cell>
          <table:table-cell/>
          <table:table-cell office:value-type="float" office:value="0.86" calcext:value-type="float">
            <text:p>0.86</text:p>
          </table:table-cell>
          <table:table-cell office:value-type="float" office:value="0.22" calcext:value-type="float">
            <text:p>0.22</text:p>
          </table:table-cell>
          <table:table-cell/>
          <table:table-cell office:value-type="float" office:value="0.86" calcext:value-type="float">
            <text:p>0.86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float" office:value="0.87" calcext:value-type="float">
            <text:p>0.87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0.17" calcext:value-type="float">
            <text:p>0.17</text:p>
          </table:table-cell>
          <table:table-cell/>
          <table:table-cell table:formula="of:=AVERAGE([.A216];[.D216];[.G216];[.J216];[.M216];[.P216])" office:value-type="float" office:value="0.858333333333333" calcext:value-type="float">
            <text:p>0.858333333333333</text:p>
          </table:table-cell>
          <table:table-cell table:formula="of:=AVERAGE([.B216];[.E216];[.H216];[.K216];[.N216];[.Q216])"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float" office:value="0.86" calcext:value-type="float">
            <text:p>0.86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float" office:value="0.87" calcext:value-type="float">
            <text:p>0.87</text:p>
          </table:table-cell>
          <table:table-cell office:value-type="float" office:value="0.33" calcext:value-type="float">
            <text:p>0.33</text:p>
          </table:table-cell>
          <table:table-cell/>
          <table:table-cell office:value-type="float" office:value="0.87" calcext:value-type="float">
            <text:p>0.87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float" office:value="0.86" calcext:value-type="float">
            <text:p>0.86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AVERAGE([.A217];[.D217];[.G217];[.J217];[.M217];[.P217])" office:value-type="float" office:value="0.868333333333333" calcext:value-type="float">
            <text:p>0.868333333333333</text:p>
          </table:table-cell>
          <table:table-cell table:formula="of:=AVERAGE([.B217];[.E217];[.H217];[.K217];[.N217];[.Q217])"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28" calcext:value-type="float">
            <text:p>0.28</text:p>
          </table:table-cell>
          <table:table-cell/>
          <table:table-cell office:value-type="float" office:value="0.87" calcext:value-type="float">
            <text:p>0.87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44" calcext:value-type="float">
            <text:p>0.44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26" calcext:value-type="float">
            <text:p>0.26</text:p>
          </table:table-cell>
          <table:table-cell/>
          <table:table-cell office:value-type="float" office:value="0.89" calcext:value-type="float">
            <text:p>0.89</text:p>
          </table:table-cell>
          <table:table-cell office:value-type="float" office:value="0.28" calcext:value-type="float">
            <text:p>0.28</text:p>
          </table:table-cell>
          <table:table-cell/>
          <table:table-cell office:value-type="float" office:value="0.87" calcext:value-type="float">
            <text:p>0.87</text:p>
          </table:table-cell>
          <table:table-cell office:value-type="float" office:value="0.26" calcext:value-type="float">
            <text:p>0.26</text:p>
          </table:table-cell>
          <table:table-cell/>
          <table:table-cell table:formula="of:=AVERAGE([.A218];[.D218];[.G218];[.J218];[.M218];[.P218])" office:value-type="float" office:value="0.878333333333333" calcext:value-type="float">
            <text:p>0.878333333333333</text:p>
          </table:table-cell>
          <table:table-cell table:formula="of:=AVERAGE([.B218];[.E218];[.H218];[.K218];[.N218];[.Q218])" office:value-type="float" office:value="0.286666666666667" calcext:value-type="float">
            <text:p>0.286666666666667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36" calcext:value-type="float">
            <text:p>0.36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.89" calcext:value-type="float">
            <text:p>0.89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float" office:value="0.89" calcext:value-type="float">
            <text:p>0.89</text:p>
          </table:table-cell>
          <table:table-cell office:value-type="float" office:value="0.37" calcext:value-type="float">
            <text:p>0.37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.33" calcext:value-type="float">
            <text:p>0.33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31" calcext:value-type="float">
            <text:p>0.31</text:p>
          </table:table-cell>
          <table:table-cell/>
          <table:table-cell table:formula="of:=AVERAGE([.A219];[.D219];[.G219];[.J219];[.M219];[.P219])" office:value-type="float" office:value="0.888333333333333" calcext:value-type="float">
            <text:p>0.888333333333333</text:p>
          </table:table-cell>
          <table:table-cell table:formula="of:=AVERAGE([.B219];[.E219];[.H219];[.K219];[.N219];[.Q219])" office:value-type="float" office:value="0.365" calcext:value-type="float">
            <text:p>0.365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0.89" calcext:value-type="float">
            <text:p>0.89</text:p>
          </table:table-cell>
          <table:table-cell office:value-type="float" office:value="0.31" calcext:value-type="float">
            <text:p>0.31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.72" calcext:value-type="float">
            <text:p>0.72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0.42" calcext:value-type="float">
            <text:p>0.42</text:p>
          </table:table-cell>
          <table:table-cell/>
          <table:table-cell office:value-type="float" office:value="0.89" calcext:value-type="float">
            <text:p>0.89</text:p>
          </table:table-cell>
          <table:table-cell office:value-type="float" office:value="0.39" calcext:value-type="float">
            <text:p>0.39</text:p>
          </table:table-cell>
          <table:table-cell/>
          <table:table-cell table:formula="of:=AVERAGE([.A220];[.D220];[.G220];[.J220];[.M220];[.P220])" office:value-type="float" office:value="0.898333333333333" calcext:value-type="float">
            <text:p>0.898333333333333</text:p>
          </table:table-cell>
          <table:table-cell table:formula="of:=AVERAGE([.B220];[.E220];[.H220];[.K220];[.N220];[.Q220])" office:value-type="float" office:value="0.456666666666667" calcext:value-type="float">
            <text:p>0.456666666666667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51" calcext:value-type="float">
            <text:p>0.51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.36" calcext:value-type="float">
            <text:p>0.36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0.86" calcext:value-type="float">
            <text:p>0.86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0.64" calcext:value-type="float">
            <text:p>0.64</text:p>
          </table:table-cell>
          <table:table-cell/>
          <table:table-cell office:value-type="float" office:value="0.92" calcext:value-type="float">
            <text:p>0.92</text:p>
          </table:table-cell>
          <table:table-cell office:value-type="float" office:value="0.56" calcext:value-type="float">
            <text:p>0.56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AVERAGE([.A221];[.D221];[.G221];[.J221];[.M221];[.P221])" office:value-type="float" office:value="0.908333333333333" calcext:value-type="float">
            <text:p>0.908333333333333</text:p>
          </table:table-cell>
          <table:table-cell table:formula="of:=AVERAGE([.B221];[.E221];[.H221];[.K221];[.N221];[.Q221])" office:value-type="float" office:value="0.571666666666667" calcext:value-type="float">
            <text:p>0.571666666666667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62" calcext:value-type="float">
            <text:p>0.62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0.49" calcext:value-type="float">
            <text:p>0.49</text:p>
          </table:table-cell>
          <table:table-cell/>
          <table:table-cell office:value-type="float" office:value="0.92" calcext:value-type="float">
            <text:p>0.92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92" calcext:value-type="float">
            <text:p>0.92</text:p>
          </table:table-cell>
          <table:table-cell office:value-type="float" office:value="0.78" calcext:value-type="float">
            <text:p>0.78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float" office:value="0.64" calcext:value-type="float">
            <text:p>0.64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0.61" calcext:value-type="float">
            <text:p>0.61</text:p>
          </table:table-cell>
          <table:table-cell/>
          <table:table-cell table:formula="of:=AVERAGE([.A222];[.D222];[.G222];[.J222];[.M222];[.P222])" office:value-type="float" office:value="0.918333333333333" calcext:value-type="float">
            <text:p>0.918333333333333</text:p>
          </table:table-cell>
          <table:table-cell table:formula="of:=AVERAGE([.B222];[.E222];[.H222];[.K222];[.N222];[.Q222])" office:value-type="float" office:value="0.688333333333333" calcext:value-type="float">
            <text:p>0.688333333333333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92" calcext:value-type="float">
            <text:p>0.92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float" office:value="1.15" calcext:value-type="float">
            <text:p>1.15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float" office:value="0.87" calcext:value-type="float">
            <text:p>0.87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0.92" calcext:value-type="float">
            <text:p>0.92</text:p>
          </table:table-cell>
          <table:table-cell office:value-type="float" office:value="0.77" calcext:value-type="float">
            <text:p>0.77</text:p>
          </table:table-cell>
          <table:table-cell/>
          <table:table-cell table:formula="of:=AVERAGE([.A223];[.D223];[.G223];[.J223];[.M223];[.P223])" office:value-type="float" office:value="0.928333333333333" calcext:value-type="float">
            <text:p>0.928333333333333</text:p>
          </table:table-cell>
          <table:table-cell table:formula="of:=AVERAGE([.B223];[.E223];[.H223];[.K223];[.N223];[.Q223])"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91" calcext:value-type="float">
            <text:p>0.91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float" office:value="0.71" calcext:value-type="float">
            <text:p>0.71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1.32" calcext:value-type="float">
            <text:p>1.32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1.04" calcext:value-type="float">
            <text:p>1.04</text:p>
          </table:table-cell>
          <table:table-cell/>
          <table:table-cell table:number-columns-repeated="2" office:value-type="float" office:value="0.95" calcext:value-type="float">
            <text:p>0.95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float" office:value="0.87" calcext:value-type="float">
            <text:p>0.87</text:p>
          </table:table-cell>
          <table:table-cell/>
          <table:table-cell table:formula="of:=AVERAGE([.A224];[.D224];[.G224];[.J224];[.M224];[.P224])" office:value-type="float" office:value="0.938333333333333" calcext:value-type="float">
            <text:p>0.938333333333333</text:p>
          </table:table-cell>
          <table:table-cell table:formula="of:=AVERAGE([.B224];[.E224];[.H224];[.K224];[.N224];[.Q224])" office:value-type="float" office:value="0.966666666666667" calcext:value-type="float">
            <text:p>0.966666666666667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1.09" calcext:value-type="float">
            <text:p>1.09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0.92" calcext:value-type="float">
            <text:p>0.92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1.55" calcext:value-type="float">
            <text:p>1.55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1.23" calcext:value-type="float">
            <text:p>1.23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1.17" calcext:value-type="float">
            <text:p>1.17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1.07" calcext:value-type="float">
            <text:p>1.07</text:p>
          </table:table-cell>
          <table:table-cell/>
          <table:table-cell table:formula="of:=AVERAGE([.A225];[.D225];[.G225];[.J225];[.M225];[.P225])" office:value-type="float" office:value="0.948333333333333" calcext:value-type="float">
            <text:p>0.948333333333333</text:p>
          </table:table-cell>
          <table:table-cell table:formula="of:=AVERAGE([.B225];[.E225];[.H225];[.K225];[.N225];[.Q225])" office:value-type="float" office:value="1.17166666666667" calcext:value-type="float">
            <text:p>1.17166666666667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1.31" calcext:value-type="float">
            <text:p>1.31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1.16" calcext:value-type="float">
            <text:p>1.16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1.8" calcext:value-type="float">
            <text:p>1.8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1.46" calcext:value-type="float">
            <text:p>1.46</text:p>
          </table:table-cell>
          <table:table-cell/>
          <table:table-cell office:value-type="float" office:value="0.97" calcext:value-type="float">
            <text:p>0.97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1.27" calcext:value-type="float">
            <text:p>1.27</text:p>
          </table:table-cell>
          <table:table-cell/>
          <table:table-cell table:formula="of:=AVERAGE([.A226];[.D226];[.G226];[.J226];[.M226];[.P226])" office:value-type="float" office:value="0.958333333333333" calcext:value-type="float">
            <text:p>0.958333333333333</text:p>
          </table:table-cell>
          <table:table-cell table:formula="of:=AVERAGE([.B226];[.E226];[.H226];[.K226];[.N226];[.Q226])"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1.54" calcext:value-type="float">
            <text:p>1.54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1.44" calcext:value-type="float">
            <text:p>1.44</text:p>
          </table:table-cell>
          <table:table-cell/>
          <table:table-cell office:value-type="float" office:value="0.97" calcext:value-type="float">
            <text:p>0.97</text:p>
          </table:table-cell>
          <table:table-cell office:value-type="float" office:value="2.12" calcext:value-type="float">
            <text:p>2.12</text:p>
          </table:table-cell>
          <table:table-cell/>
          <table:table-cell office:value-type="float" office:value="0.97" calcext:value-type="float">
            <text:p>0.97</text:p>
          </table:table-cell>
          <table:table-cell office:value-type="float" office:value="1.72" calcext:value-type="float">
            <text:p>1.72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1.62" calcext:value-type="float">
            <text:p>1.62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1.49" calcext:value-type="float">
            <text:p>1.49</text:p>
          </table:table-cell>
          <table:table-cell/>
          <table:table-cell table:formula="of:=AVERAGE([.A227];[.D227];[.G227];[.J227];[.M227];[.P227])" office:value-type="float" office:value="0.968333333333333" calcext:value-type="float">
            <text:p>0.968333333333333</text:p>
          </table:table-cell>
          <table:table-cell table:formula="of:=AVERAGE([.B227];[.E227];[.H227];[.K227];[.N227];[.Q227])" office:value-type="float" office:value="1.655" calcext:value-type="float">
            <text:p>1.655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1.79" calcext:value-type="float">
            <text:p>1.79</text:p>
          </table:table-cell>
          <table:table-cell/>
          <table:table-cell office:value-type="float" office:value="0.97" calcext:value-type="float">
            <text:p>0.97</text:p>
          </table:table-cell>
          <table:table-cell office:value-type="float" office:value="1.67" calcext:value-type="float">
            <text:p>1.67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2.51" calcext:value-type="float">
            <text:p>2.51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2.02" calcext:value-type="float">
            <text:p>2.02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float" office:value="1.9" calcext:value-type="float">
            <text:p>1.9</text:p>
          </table:table-cell>
          <table:table-cell/>
          <table:table-cell office:value-type="float" office:value="0.97" calcext:value-type="float">
            <text:p>0.97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AVERAGE([.A228];[.D228];[.G228];[.J228];[.M228];[.P228])" office:value-type="float" office:value="0.978333333333333" calcext:value-type="float">
            <text:p>0.978333333333333</text:p>
          </table:table-cell>
          <table:table-cell table:formula="of:=AVERAGE([.B228];[.E228];[.H228];[.K228];[.N228];[.Q228])" office:value-type="float" office:value="1.94833333333333" calcext:value-type="float">
            <text:p>1.94833333333333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2.01" calcext:value-type="float">
            <text:p>2.01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1.99" calcext:value-type="float">
            <text:p>1.99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float" office:value="2.88" calcext:value-type="float">
            <text:p>2.88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float" office:value="2.32" calcext:value-type="float">
            <text:p>2.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22" calcext:value-type="float">
            <text:p>4.22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2.05" calcext:value-type="float">
            <text:p>2.05</text:p>
          </table:table-cell>
          <table:table-cell/>
          <table:table-cell table:formula="of:=AVERAGE([.A229];[.D229];[.G229];[.J229];[.M229];[.P229])" office:value-type="float" office:value="0.988333333333333" calcext:value-type="float">
            <text:p>0.988333333333333</text:p>
          </table:table-cell>
          <table:table-cell table:formula="of:=AVERAGE([.B229];[.E229];[.H229];[.K229];[.N229];[.Q229])" office:value-type="float" office:value="2.57833333333333" calcext:value-type="float">
            <text:p>2.578333333333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91" calcext:value-type="float">
            <text:p>3.91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float" office:value="2.28" calcext:value-type="float">
            <text:p>2.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34" calcext:value-type="float">
            <text:p>5.3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31" calcext:value-type="float">
            <text:p>4.31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9.41" calcext:value-type="float">
            <text:p>9.41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float" office:value="2.42" calcext:value-type="float">
            <text:p>2.42</text:p>
          </table:table-cell>
          <table:table-cell/>
          <table:table-cell table:formula="of:=AVERAGE([.A230];[.D230];[.G230];[.J230];[.M230];[.P230])" office:value-type="float" office:value="1.01333333333333" calcext:value-type="float">
            <text:p>1.01333333333333</text:p>
          </table:table-cell>
          <table:table-cell table:formula="of:=AVERAGE([.B230];[.E230];[.H230];[.K230];[.N230];[.Q230])" office:value-type="float" office:value="4.61166666666667" calcext:value-type="float">
            <text:p>4.61166666666667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9.24" calcext:value-type="float">
            <text:p>9.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48" calcext:value-type="float">
            <text:p>4.48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11.8" calcext:value-type="float">
            <text:p>11.8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10.15" calcext:value-type="float">
            <text:p>10.15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16.74" calcext:value-type="float">
            <text:p>16.7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91" calcext:value-type="float">
            <text:p>4.91</text:p>
          </table:table-cell>
          <table:table-cell/>
          <table:table-cell table:formula="of:=AVERAGE([.A231];[.D231];[.G231];[.J231];[.M231];[.P231])" office:value-type="float" office:value="1.08333333333333" calcext:value-type="float">
            <text:p>1.08333333333333</text:p>
          </table:table-cell>
          <table:table-cell table:formula="of:=AVERAGE([.B231];[.E231];[.H231];[.K231];[.N231];[.Q231])" office:value-type="float" office:value="9.55333333333333" calcext:value-type="float">
            <text:p>9.55333333333333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6.21" calcext:value-type="float">
            <text:p>16.21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10.49" calcext:value-type="float">
            <text:p>10.49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20.05" calcext:value-type="float">
            <text:p>20.05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17.79" calcext:value-type="float">
            <text:p>17.79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25.04" calcext:value-type="float">
            <text:p>25.04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11.39" calcext:value-type="float">
            <text:p>11.39</text:p>
          </table:table-cell>
          <table:table-cell/>
          <table:table-cell table:formula="of:=AVERAGE([.A232];[.D232];[.G232];[.J232];[.M232];[.P232])" office:value-type="float" office:value="1.18333333333333" calcext:value-type="float">
            <text:p>1.18333333333333</text:p>
          </table:table-cell>
          <table:table-cell table:formula="of:=AVERAGE([.B232];[.E232];[.H232];[.K232];[.N232];[.Q232])" office:value-type="float" office:value="16.8283333333333" calcext:value-type="float">
            <text:p>16.8283333333333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23.91" calcext:value-type="float">
            <text:p>23.91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17.83" calcext:value-type="float">
            <text:p>17.83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28.76" calcext:value-type="float">
            <text:p>28.76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26.4" calcext:value-type="float">
            <text:p>26.4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33.2" calcext:value-type="float">
            <text:p>33.2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19.65" calcext:value-type="float">
            <text:p>19.65</text:p>
          </table:table-cell>
          <table:table-cell/>
          <table:table-cell table:formula="of:=AVERAGE([.A233];[.D233];[.G233];[.J233];[.M233];[.P233])" office:value-type="float" office:value="1.28333333333333" calcext:value-type="float">
            <text:p>1.28333333333333</text:p>
          </table:table-cell>
          <table:table-cell table:formula="of:=AVERAGE([.B233];[.E233];[.H233];[.K233];[.N233];[.Q233])" office:value-type="float" office:value="24.9583333333333" calcext:value-type="float">
            <text:p>24.9583333333333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31.66" calcext:value-type="float">
            <text:p>31.66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25.97" calcext:value-type="float">
            <text:p>25.97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37.14" calcext:value-type="float">
            <text:p>37.14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34.5" calcext:value-type="float">
            <text:p>34.5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40.3" calcext:value-type="float">
            <text:p>40.3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28.62" calcext:value-type="float">
            <text:p>28.62</text:p>
          </table:table-cell>
          <table:table-cell/>
          <table:table-cell table:formula="of:=AVERAGE([.A234];[.D234];[.G234];[.J234];[.M234];[.P234])" office:value-type="float" office:value="1.38333333333333" calcext:value-type="float">
            <text:p>1.38333333333333</text:p>
          </table:table-cell>
          <table:table-cell table:formula="of:=AVERAGE([.B234];[.E234];[.H234];[.K234];[.N234];[.Q234])" office:value-type="float" office:value="33.0316666666667" calcext:value-type="float">
            <text:p>33.0316666666667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38.61" calcext:value-type="float">
            <text:p>38.61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33.78" calcext:value-type="float">
            <text:p>33.78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44.3" calcext:value-type="float">
            <text:p>44.3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41.29" calcext:value-type="float">
            <text:p>41.29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46.48" calcext:value-type="float">
            <text:p>46.48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36.78" calcext:value-type="float">
            <text:p>36.78</text:p>
          </table:table-cell>
          <table:table-cell/>
          <table:table-cell table:formula="of:=AVERAGE([.A235];[.D235];[.G235];[.J235];[.M235];[.P235])" office:value-type="float" office:value="1.48333333333333" calcext:value-type="float">
            <text:p>1.48333333333333</text:p>
          </table:table-cell>
          <table:table-cell table:formula="of:=AVERAGE([.B235];[.E235];[.H235];[.K235];[.N235];[.Q235])" office:value-type="float" office:value="40.2066666666667" calcext:value-type="float">
            <text:p>40.2066666666667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44.27" calcext:value-type="float">
            <text:p>44.27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40.53" calcext:value-type="float">
            <text:p>40.53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47.17" calcext:value-type="float">
            <text:p>47.17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51.43" calcext:value-type="float">
            <text:p>51.43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44.09" calcext:value-type="float">
            <text:p>44.09</text:p>
          </table:table-cell>
          <table:table-cell/>
          <table:table-cell table:formula="of:=AVERAGE([.A236];[.D236];[.G236];[.J236];[.M236];[.P236])" office:value-type="float" office:value="1.58333333333333" calcext:value-type="float">
            <text:p>1.58333333333333</text:p>
          </table:table-cell>
          <table:table-cell table:formula="of:=AVERAGE([.B236];[.E236];[.H236];[.K236];[.N236];[.Q236])" office:value-type="float" office:value="46.2483333333333" calcext:value-type="float">
            <text:p>46.2483333333333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49.04" calcext:value-type="float">
            <text:p>49.04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46.3" calcext:value-type="float">
            <text:p>46.3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54.79" calcext:value-type="float">
            <text:p>54.79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52.18" calcext:value-type="float">
            <text:p>52.18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55.33" calcext:value-type="float">
            <text:p>55.33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50.1" calcext:value-type="float">
            <text:p>50.1</text:p>
          </table:table-cell>
          <table:table-cell/>
          <table:table-cell table:formula="of:=AVERAGE([.A237];[.D237];[.G237];[.J237];[.M237];[.P237])" office:value-type="float" office:value="1.68333333333333" calcext:value-type="float">
            <text:p>1.68333333333333</text:p>
          </table:table-cell>
          <table:table-cell table:formula="of:=AVERAGE([.B237];[.E237];[.H237];[.K237];[.N237];[.Q237])" office:value-type="float" office:value="51.29" calcext:value-type="float">
            <text:p>51.29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53.11" calcext:value-type="float">
            <text:p>53.11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51.14" calcext:value-type="float">
            <text:p>51.14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58.55" calcext:value-type="float">
            <text:p>58.55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56.25" calcext:value-type="float">
            <text:p>56.25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58.64" calcext:value-type="float">
            <text:p>58.64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54.94" calcext:value-type="float">
            <text:p>54.94</text:p>
          </table:table-cell>
          <table:table-cell/>
          <table:table-cell table:formula="of:=AVERAGE([.A238];[.D238];[.G238];[.J238];[.M238];[.P238])" office:value-type="float" office:value="1.78333333333333" calcext:value-type="float">
            <text:p>1.78333333333333</text:p>
          </table:table-cell>
          <table:table-cell table:formula="of:=AVERAGE([.B238];[.E238];[.H238];[.K238];[.N238];[.Q238])" office:value-type="float" office:value="55.4383333333333" calcext:value-type="float">
            <text:p>55.4383333333333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56.2" calcext:value-type="float">
            <text:p>56.2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55.07" calcext:value-type="float">
            <text:p>55.07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61.92" calcext:value-type="float">
            <text:p>61.92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59.41" calcext:value-type="float">
            <text:p>59.4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1.54" calcext:value-type="float">
            <text:p>61.54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58.85" calcext:value-type="float">
            <text:p>58.85</text:p>
          </table:table-cell>
          <table:table-cell/>
          <table:table-cell table:formula="of:=AVERAGE([.A239];[.D239];[.G239];[.J239];[.M239];[.P239])" office:value-type="float" office:value="1.88333333333333" calcext:value-type="float">
            <text:p>1.88333333333333</text:p>
          </table:table-cell>
          <table:table-cell table:formula="of:=AVERAGE([.B239];[.E239];[.H239];[.K239];[.N239];[.Q239])" office:value-type="float" office:value="58.8316666666667" calcext:value-type="float">
            <text:p>58.831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.14" calcext:value-type="float">
            <text:p>59.14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57.95" calcext:value-type="float">
            <text:p>57.9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4.51" calcext:value-type="float">
            <text:p>64.5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2.28" calcext:value-type="float">
            <text:p>62.28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63.78" calcext:value-type="float">
            <text:p>63.78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61.68" calcext:value-type="float">
            <text:p>61.68</text:p>
          </table:table-cell>
          <table:table-cell/>
          <table:table-cell table:formula="of:=AVERAGE([.A240];[.D240];[.G240];[.J240];[.M240];[.P240])" office:value-type="float" office:value="1.98333333333333" calcext:value-type="float">
            <text:p>1.98333333333333</text:p>
          </table:table-cell>
          <table:table-cell table:formula="of:=AVERAGE([.B240];[.E240];[.H240];[.K240];[.N240];[.Q240])" office:value-type="float" office:value="61.5566666666667" calcext:value-type="float">
            <text:p>61.5566666666667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61.33" calcext:value-type="float">
            <text:p>61.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0.51" calcext:value-type="float">
            <text:p>60.51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66.61" calcext:value-type="float">
            <text:p>66.61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64.52" calcext:value-type="float">
            <text:p>64.52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65.69" calcext:value-type="float">
            <text:p>65.6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4.05" calcext:value-type="float">
            <text:p>64.05</text:p>
          </table:table-cell>
          <table:table-cell/>
          <table:table-cell table:formula="of:=AVERAGE([.A241];[.D241];[.G241];[.J241];[.M241];[.P241])" office:value-type="float" office:value="2.08333333333333" calcext:value-type="float">
            <text:p>2.08333333333333</text:p>
          </table:table-cell>
          <table:table-cell table:formula="of:=AVERAGE([.B241];[.E241];[.H241];[.K241];[.N241];[.Q241])" office:value-type="float" office:value="63.785" calcext:value-type="float">
            <text:p>63.785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63.11" calcext:value-type="float">
            <text:p>63.11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62.6" calcext:value-type="float">
            <text:p>62.6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68.27" calcext:value-type="float">
            <text:p>68.27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66.34" calcext:value-type="float">
            <text:p>66.34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67.26" calcext:value-type="float">
            <text:p>67.26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66.28" calcext:value-type="float">
            <text:p>66.28</text:p>
          </table:table-cell>
          <table:table-cell/>
          <table:table-cell table:formula="of:=AVERAGE([.A242];[.D242];[.G242];[.J242];[.M242];[.P242])" office:value-type="float" office:value="2.18333333333333" calcext:value-type="float">
            <text:p>2.18333333333333</text:p>
          </table:table-cell>
          <table:table-cell table:formula="of:=AVERAGE([.B242];[.E242];[.H242];[.K242];[.N242];[.Q242])" office:value-type="float" office:value="65.6433333333333" calcext:value-type="float">
            <text:p>65.6433333333333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64.5" calcext:value-type="float">
            <text:p>64.5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64.27" calcext:value-type="float">
            <text:p>64.27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69.67" calcext:value-type="float">
            <text:p>69.67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67.91" calcext:value-type="float">
            <text:p>67.91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68.68" calcext:value-type="float">
            <text:p>68.68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67.95" calcext:value-type="float">
            <text:p>67.95</text:p>
          </table:table-cell>
          <table:table-cell/>
          <table:table-cell table:formula="of:=AVERAGE([.A243];[.D243];[.G243];[.J243];[.M243];[.P243])" office:value-type="float" office:value="2.28333333333333" calcext:value-type="float">
            <text:p>2.28333333333333</text:p>
          </table:table-cell>
          <table:table-cell table:formula="of:=AVERAGE([.B243];[.E243];[.H243];[.K243];[.N243];[.Q243])" office:value-type="float" office:value="67.1633333333333" calcext:value-type="float">
            <text:p>67.1633333333333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65.7" calcext:value-type="float">
            <text:p>65.7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65.73" calcext:value-type="float">
            <text:p>65.73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70.75" calcext:value-type="float">
            <text:p>70.75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69.3" calcext:value-type="float">
            <text:p>69.3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69.9" calcext:value-type="float">
            <text:p>69.9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69.39" calcext:value-type="float">
            <text:p>69.39</text:p>
          </table:table-cell>
          <table:table-cell/>
          <table:table-cell table:formula="of:=AVERAGE([.A244];[.D244];[.G244];[.J244];[.M244];[.P244])" office:value-type="float" office:value="2.38333333333333" calcext:value-type="float">
            <text:p>2.38333333333333</text:p>
          </table:table-cell>
          <table:table-cell table:formula="of:=AVERAGE([.B244];[.E244];[.H244];[.K244];[.N244];[.Q244])" office:value-type="float" office:value="68.4616666666667" calcext:value-type="float">
            <text:p>68.4616666666667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66.83" calcext:value-type="float">
            <text:p>66.83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66.86" calcext:value-type="float">
            <text:p>66.86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71.83" calcext:value-type="float">
            <text:p>71.83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70.45" calcext:value-type="float">
            <text:p>70.45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70.96" calcext:value-type="float">
            <text:p>70.96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70.7" calcext:value-type="float">
            <text:p>70.7</text:p>
          </table:table-cell>
          <table:table-cell/>
          <table:table-cell table:formula="of:=AVERAGE([.A245];[.D245];[.G245];[.J245];[.M245];[.P245])" office:value-type="float" office:value="2.48333333333333" calcext:value-type="float">
            <text:p>2.48333333333333</text:p>
          </table:table-cell>
          <table:table-cell table:formula="of:=AVERAGE([.B245];[.E245];[.H245];[.K245];[.N245];[.Q245])" office:value-type="float" office:value="69.605" calcext:value-type="float">
            <text:p>69.605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67.62" calcext:value-type="float">
            <text:p>67.62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67.97" calcext:value-type="float">
            <text:p>67.97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72.84" calcext:value-type="float">
            <text:p>72.84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71.41" calcext:value-type="float">
            <text:p>71.41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71.91" calcext:value-type="float">
            <text:p>71.91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71.98" calcext:value-type="float">
            <text:p>71.98</text:p>
          </table:table-cell>
          <table:table-cell/>
          <table:table-cell table:formula="of:=AVERAGE([.A246];[.D246];[.G246];[.J246];[.M246];[.P246])" office:value-type="float" office:value="2.58333333333333" calcext:value-type="float">
            <text:p>2.58333333333333</text:p>
          </table:table-cell>
          <table:table-cell table:formula="of:=AVERAGE([.B246];[.E246];[.H246];[.K246];[.N246];[.Q246])" office:value-type="float" office:value="70.6216666666667" calcext:value-type="float">
            <text:p>70.6216666666667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68.51" calcext:value-type="float">
            <text:p>68.51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68.99" calcext:value-type="float">
            <text:p>68.99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73.68" calcext:value-type="float">
            <text:p>73.68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72.48" calcext:value-type="float">
            <text:p>72.48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72.95" calcext:value-type="float">
            <text:p>72.95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72.84" calcext:value-type="float">
            <text:p>72.84</text:p>
          </table:table-cell>
          <table:table-cell/>
          <table:table-cell table:formula="of:=AVERAGE([.A247];[.D247];[.G247];[.J247];[.M247];[.P247])" office:value-type="float" office:value="2.68333333333333" calcext:value-type="float">
            <text:p>2.68333333333333</text:p>
          </table:table-cell>
          <table:table-cell table:formula="of:=AVERAGE([.B247];[.E247];[.H247];[.K247];[.N247];[.Q247])" office:value-type="float" office:value="71.575" calcext:value-type="float">
            <text:p>71.575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69.23" calcext:value-type="float">
            <text:p>69.23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69.89" calcext:value-type="float">
            <text:p>69.89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74.3" calcext:value-type="float">
            <text:p>74.3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73.34" calcext:value-type="float">
            <text:p>73.34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73.73" calcext:value-type="float">
            <text:p>73.73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73.7" calcext:value-type="float">
            <text:p>73.7</text:p>
          </table:table-cell>
          <table:table-cell/>
          <table:table-cell table:formula="of:=AVERAGE([.A248];[.D248];[.G248];[.J248];[.M248];[.P248])" office:value-type="float" office:value="2.78333333333333" calcext:value-type="float">
            <text:p>2.78333333333333</text:p>
          </table:table-cell>
          <table:table-cell table:formula="of:=AVERAGE([.B248];[.E248];[.H248];[.K248];[.N248];[.Q248])" office:value-type="float" office:value="72.365" calcext:value-type="float">
            <text:p>72.365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69.93" calcext:value-type="float">
            <text:p>69.93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70.52" calcext:value-type="float">
            <text:p>70.52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75.02" calcext:value-type="float">
            <text:p>75.02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74.12" calcext:value-type="float">
            <text:p>74.1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4.49" calcext:value-type="float">
            <text:p>74.49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74.61" calcext:value-type="float">
            <text:p>74.61</text:p>
          </table:table-cell>
          <table:table-cell/>
          <table:table-cell table:formula="of:=AVERAGE([.A249];[.D249];[.G249];[.J249];[.M249];[.P249])" office:value-type="float" office:value="2.88333333333333" calcext:value-type="float">
            <text:p>2.88333333333333</text:p>
          </table:table-cell>
          <table:table-cell table:formula="of:=AVERAGE([.B249];[.E249];[.H249];[.K249];[.N249];[.Q249])" office:value-type="float" office:value="73.115" calcext:value-type="float">
            <text:p>73.1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0.52" calcext:value-type="float">
            <text:p>70.52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71.14" calcext:value-type="float">
            <text:p>71.1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5.75" calcext:value-type="float">
            <text:p>75.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4.8" calcext:value-type="float">
            <text:p>74.8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75.24" calcext:value-type="float">
            <text:p>75.24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75.31" calcext:value-type="float">
            <text:p>75.31</text:p>
          </table:table-cell>
          <table:table-cell/>
          <table:table-cell table:formula="of:=AVERAGE([.A250];[.D250];[.G250];[.J250];[.M250];[.P250])" office:value-type="float" office:value="2.98333333333333" calcext:value-type="float">
            <text:p>2.98333333333333</text:p>
          </table:table-cell>
          <table:table-cell table:formula="of:=AVERAGE([.B250];[.E250];[.H250];[.K250];[.N250];[.Q250])" office:value-type="float" office:value="73.7933333333333" calcext:value-type="float">
            <text:p>73.7933333333333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71.18" calcext:value-type="float">
            <text:p>71.1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1.76" calcext:value-type="float">
            <text:p>71.76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76.44" calcext:value-type="float">
            <text:p>76.44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75.6" calcext:value-type="float">
            <text:p>75.6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75.8" calcext:value-type="float">
            <text:p>75.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6.05" calcext:value-type="float">
            <text:p>76.05</text:p>
          </table:table-cell>
          <table:table-cell/>
          <table:table-cell table:formula="of:=AVERAGE([.A251];[.D251];[.G251];[.J251];[.M251];[.P251])" office:value-type="float" office:value="3.08333333333333" calcext:value-type="float">
            <text:p>3.08333333333333</text:p>
          </table:table-cell>
          <table:table-cell table:formula="of:=AVERAGE([.B251];[.E251];[.H251];[.K251];[.N251];[.Q251])" office:value-type="float" office:value="74.4716666666667" calcext:value-type="float">
            <text:p>74.4716666666667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71.9" calcext:value-type="float">
            <text:p>71.9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72.38" calcext:value-type="float">
            <text:p>72.38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76.97" calcext:value-type="float">
            <text:p>76.97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76.3" calcext:value-type="float">
            <text:p>76.3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76.45" calcext:value-type="float">
            <text:p>76.45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76.68" calcext:value-type="float">
            <text:p>76.68</text:p>
          </table:table-cell>
          <table:table-cell/>
          <table:table-cell table:formula="of:=AVERAGE([.A252];[.D252];[.G252];[.J252];[.M252];[.P252])" office:value-type="float" office:value="3.18333333333333" calcext:value-type="float">
            <text:p>3.18333333333333</text:p>
          </table:table-cell>
          <table:table-cell table:formula="of:=AVERAGE([.B252];[.E252];[.H252];[.K252];[.N252];[.Q252])" office:value-type="float" office:value="75.1133333333333" calcext:value-type="float">
            <text:p>75.1133333333333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72.46" calcext:value-type="float">
            <text:p>72.46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73.01" calcext:value-type="float">
            <text:p>73.01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77.53" calcext:value-type="float">
            <text:p>77.53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76.88" calcext:value-type="float">
            <text:p>76.88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77.04" calcext:value-type="float">
            <text:p>77.04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77.26" calcext:value-type="float">
            <text:p>77.26</text:p>
          </table:table-cell>
          <table:table-cell/>
          <table:table-cell table:formula="of:=AVERAGE([.A253];[.D253];[.G253];[.J253];[.M253];[.P253])" office:value-type="float" office:value="3.28333333333333" calcext:value-type="float">
            <text:p>3.28333333333333</text:p>
          </table:table-cell>
          <table:table-cell table:formula="of:=AVERAGE([.B253];[.E253];[.H253];[.K253];[.N253];[.Q253])" office:value-type="float" office:value="75.6966666666667" calcext:value-type="float">
            <text:p>75.6966666666667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72.99" calcext:value-type="float">
            <text:p>72.99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73.6" calcext:value-type="float">
            <text:p>73.6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78.11" calcext:value-type="float">
            <text:p>78.11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77.42" calcext:value-type="float">
            <text:p>77.42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77.62" calcext:value-type="float">
            <text:p>77.62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77.85" calcext:value-type="float">
            <text:p>77.85</text:p>
          </table:table-cell>
          <table:table-cell/>
          <table:table-cell table:formula="of:=AVERAGE([.A254];[.D254];[.G254];[.J254];[.M254];[.P254])" office:value-type="float" office:value="3.38333333333333" calcext:value-type="float">
            <text:p>3.38333333333333</text:p>
          </table:table-cell>
          <table:table-cell table:formula="of:=AVERAGE([.B254];[.E254];[.H254];[.K254];[.N254];[.Q254])" office:value-type="float" office:value="76.265" calcext:value-type="float">
            <text:p>76.265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73.59" calcext:value-type="float">
            <text:p>73.59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74.14" calcext:value-type="float">
            <text:p>74.14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78.61" calcext:value-type="float">
            <text:p>78.61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78.23" calcext:value-type="float">
            <text:p>78.23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78.44" calcext:value-type="float">
            <text:p>78.44</text:p>
          </table:table-cell>
          <table:table-cell/>
          <table:table-cell table:formula="of:=AVERAGE([.A255];[.D255];[.G255];[.J255];[.M255];[.P255])" office:value-type="float" office:value="3.48333333333333" calcext:value-type="float">
            <text:p>3.48333333333333</text:p>
          </table:table-cell>
          <table:table-cell table:formula="of:=AVERAGE([.B255];[.E255];[.H255];[.K255];[.N255];[.Q255])" office:value-type="float" office:value="76.835" calcext:value-type="float">
            <text:p>76.835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74.13" calcext:value-type="float">
            <text:p>74.13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74.7" calcext:value-type="float">
            <text:p>74.7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79.17" calcext:value-type="float">
            <text:p>79.17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78.59" calcext:value-type="float">
            <text:p>78.59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78.99" calcext:value-type="float">
            <text:p>78.99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79.06" calcext:value-type="float">
            <text:p>79.06</text:p>
          </table:table-cell>
          <table:table-cell/>
          <table:table-cell table:formula="of:=AVERAGE([.A256];[.D256];[.G256];[.J256];[.M256];[.P256])" office:value-type="float" office:value="3.58333333333333" calcext:value-type="float">
            <text:p>3.58333333333333</text:p>
          </table:table-cell>
          <table:table-cell table:formula="of:=AVERAGE([.B256];[.E256];[.H256];[.K256];[.N256];[.Q256])" office:value-type="float" office:value="77.44" calcext:value-type="float">
            <text:p>77.44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74.75" calcext:value-type="float">
            <text:p>74.75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75.27" calcext:value-type="float">
            <text:p>75.27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79.75" calcext:value-type="float">
            <text:p>79.75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79.14" calcext:value-type="float">
            <text:p>79.14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79.49" calcext:value-type="float">
            <text:p>79.49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79.57" calcext:value-type="float">
            <text:p>79.57</text:p>
          </table:table-cell>
          <table:table-cell/>
          <table:table-cell table:formula="of:=AVERAGE([.A257];[.D257];[.G257];[.J257];[.M257];[.P257])" office:value-type="float" office:value="3.68333333333333" calcext:value-type="float">
            <text:p>3.68333333333333</text:p>
          </table:table-cell>
          <table:table-cell table:formula="of:=AVERAGE([.B257];[.E257];[.H257];[.K257];[.N257];[.Q257])" office:value-type="float" office:value="77.995" calcext:value-type="float">
            <text:p>77.995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75.31" calcext:value-type="float">
            <text:p>75.31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75.83" calcext:value-type="float">
            <text:p>75.83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80.28" calcext:value-type="float">
            <text:p>80.28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79.74" calcext:value-type="float">
            <text:p>79.74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80.11" calcext:value-type="float">
            <text:p>80.11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80.26" calcext:value-type="float">
            <text:p>80.26</text:p>
          </table:table-cell>
          <table:table-cell/>
          <table:table-cell table:formula="of:=AVERAGE([.A258];[.D258];[.G258];[.J258];[.M258];[.P258])" office:value-type="float" office:value="3.78333333333333" calcext:value-type="float">
            <text:p>3.78333333333333</text:p>
          </table:table-cell>
          <table:table-cell table:formula="of:=AVERAGE([.B258];[.E258];[.H258];[.K258];[.N258];[.Q258])" office:value-type="float" office:value="78.5883333333333" calcext:value-type="float">
            <text:p>78.5883333333333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75.82" calcext:value-type="float">
            <text:p>75.82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76.38" calcext:value-type="float">
            <text:p>76.38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80.92" calcext:value-type="float">
            <text:p>80.92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80.32" calcext:value-type="float">
            <text:p>80.3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0.63" calcext:value-type="float">
            <text:p>80.63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80.9" calcext:value-type="float">
            <text:p>80.9</text:p>
          </table:table-cell>
          <table:table-cell/>
          <table:table-cell table:formula="of:=AVERAGE([.A259];[.D259];[.G259];[.J259];[.M259];[.P259])" office:value-type="float" office:value="3.88333333333333" calcext:value-type="float">
            <text:p>3.88333333333333</text:p>
          </table:table-cell>
          <table:table-cell table:formula="of:=AVERAGE([.B259];[.E259];[.H259];[.K259];[.N259];[.Q259])" office:value-type="float" office:value="79.1616666666667" calcext:value-type="float">
            <text:p>79.1616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6.46" calcext:value-type="float">
            <text:p>76.46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76.96" calcext:value-type="float">
            <text:p>76.9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1.57" calcext:value-type="float">
            <text:p>81.5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0.91" calcext:value-type="float">
            <text:p>80.91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1.17" calcext:value-type="float">
            <text:p>81.17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81.39" calcext:value-type="float">
            <text:p>81.39</text:p>
          </table:table-cell>
          <table:table-cell/>
          <table:table-cell table:formula="of:=AVERAGE([.A260];[.D260];[.G260];[.J260];[.M260];[.P260])" office:value-type="float" office:value="3.98333333333333" calcext:value-type="float">
            <text:p>3.98333333333333</text:p>
          </table:table-cell>
          <table:table-cell table:formula="of:=AVERAGE([.B260];[.E260];[.H260];[.K260];[.N260];[.Q260])" office:value-type="float" office:value="79.7433333333333" calcext:value-type="float">
            <text:p>79.7433333333333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77.05" calcext:value-type="float">
            <text:p>77.0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7.56" calcext:value-type="float">
            <text:p>77.56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2.08" calcext:value-type="float">
            <text:p>82.08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1.49" calcext:value-type="float">
            <text:p>81.49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1.8" calcext:value-type="float">
            <text:p>81.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2.03" calcext:value-type="float">
            <text:p>82.03</text:p>
          </table:table-cell>
          <table:table-cell/>
          <table:table-cell table:formula="of:=AVERAGE([.A261];[.D261];[.G261];[.J261];[.M261];[.P261])" office:value-type="float" office:value="4.08333333333333" calcext:value-type="float">
            <text:p>4.08333333333333</text:p>
          </table:table-cell>
          <table:table-cell table:formula="of:=AVERAGE([.B261];[.E261];[.H261];[.K261];[.N261];[.Q261])" office:value-type="float" office:value="80.335" calcext:value-type="float">
            <text:p>80.335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77.72" calcext:value-type="float">
            <text:p>77.72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78.18" calcext:value-type="float">
            <text:p>78.18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2.6" calcext:value-type="float">
            <text:p>82.6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2.15" calcext:value-type="float">
            <text:p>82.15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2.33" calcext:value-type="float">
            <text:p>82.33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2.59" calcext:value-type="float">
            <text:p>82.59</text:p>
          </table:table-cell>
          <table:table-cell/>
          <table:table-cell table:formula="of:=AVERAGE([.A262];[.D262];[.G262];[.J262];[.M262];[.P262])" office:value-type="float" office:value="4.18333333333333" calcext:value-type="float">
            <text:p>4.18333333333333</text:p>
          </table:table-cell>
          <table:table-cell table:formula="of:=AVERAGE([.B262];[.E262];[.H262];[.K262];[.N262];[.Q262])" office:value-type="float" office:value="80.9283333333334" calcext:value-type="float">
            <text:p>80.9283333333334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78.36" calcext:value-type="float">
            <text:p>78.36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78.84" calcext:value-type="float">
            <text:p>78.84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3.14" calcext:value-type="float">
            <text:p>83.14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2.71" calcext:value-type="float">
            <text:p>82.71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2.98" calcext:value-type="float">
            <text:p>82.98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3.21" calcext:value-type="float">
            <text:p>83.21</text:p>
          </table:table-cell>
          <table:table-cell/>
          <table:table-cell table:formula="of:=AVERAGE([.A263];[.D263];[.G263];[.J263];[.M263];[.P263])" office:value-type="float" office:value="4.28333333333333" calcext:value-type="float">
            <text:p>4.28333333333333</text:p>
          </table:table-cell>
          <table:table-cell table:formula="of:=AVERAGE([.B263];[.E263];[.H263];[.K263];[.N263];[.Q263])" office:value-type="float" office:value="81.54" calcext:value-type="float">
            <text:p>81.54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79.14" calcext:value-type="float">
            <text:p>79.14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79.63" calcext:value-type="float">
            <text:p>79.63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3.7" calcext:value-type="float">
            <text:p>83.7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3.23" calcext:value-type="float">
            <text:p>83.23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3.65" calcext:value-type="float">
            <text:p>83.65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3.78" calcext:value-type="float">
            <text:p>83.78</text:p>
          </table:table-cell>
          <table:table-cell/>
          <table:table-cell table:formula="of:=AVERAGE([.A264];[.D264];[.G264];[.J264];[.M264];[.P264])" office:value-type="float" office:value="4.38333333333333" calcext:value-type="float">
            <text:p>4.38333333333333</text:p>
          </table:table-cell>
          <table:table-cell table:formula="of:=AVERAGE([.B264];[.E264];[.H264];[.K264];[.N264];[.Q264])" office:value-type="float" office:value="82.1883333333333" calcext:value-type="float">
            <text:p>82.1883333333333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79.87" calcext:value-type="float">
            <text:p>79.87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0.42" calcext:value-type="float">
            <text:p>80.42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4.27" calcext:value-type="float">
            <text:p>84.27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3.85" calcext:value-type="float">
            <text:p>83.85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4.29" calcext:value-type="float">
            <text:p>84.29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4.31" calcext:value-type="float">
            <text:p>84.31</text:p>
          </table:table-cell>
          <table:table-cell/>
          <table:table-cell table:formula="of:=AVERAGE([.A265];[.D265];[.G265];[.J265];[.M265];[.P265])" office:value-type="float" office:value="4.48333333333333" calcext:value-type="float">
            <text:p>4.48333333333333</text:p>
          </table:table-cell>
          <table:table-cell table:formula="of:=AVERAGE([.B265];[.E265];[.H265];[.K265];[.N265];[.Q265])" office:value-type="float" office:value="82.835" calcext:value-type="float">
            <text:p>82.835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80.44" calcext:value-type="float">
            <text:p>80.44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1.04" calcext:value-type="float">
            <text:p>81.04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4.38" calcext:value-type="float">
            <text:p>84.38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4.94" calcext:value-type="float">
            <text:p>84.94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4.92" calcext:value-type="float">
            <text:p>84.92</text:p>
          </table:table-cell>
          <table:table-cell/>
          <table:table-cell table:formula="of:=AVERAGE([.A266];[.D266];[.G266];[.J266];[.M266];[.P266])" office:value-type="float" office:value="4.58333333333333" calcext:value-type="float">
            <text:p>4.58333333333333</text:p>
          </table:table-cell>
          <table:table-cell table:formula="of:=AVERAGE([.B266];[.E266];[.H266];[.K266];[.N266];[.Q266])" office:value-type="float" office:value="83.4533333333333" calcext:value-type="float">
            <text:p>83.4533333333333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81.15" calcext:value-type="float">
            <text:p>81.15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1.63" calcext:value-type="float">
            <text:p>81.63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5.6" calcext:value-type="float">
            <text:p>85.6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4.93" calcext:value-type="float">
            <text:p>84.93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5.7" calcext:value-type="float">
            <text:p>85.7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5.56" calcext:value-type="float">
            <text:p>85.56</text:p>
          </table:table-cell>
          <table:table-cell/>
          <table:table-cell table:formula="of:=AVERAGE([.A267];[.D267];[.G267];[.J267];[.M267];[.P267])" office:value-type="float" office:value="4.68333333333333" calcext:value-type="float">
            <text:p>4.68333333333333</text:p>
          </table:table-cell>
          <table:table-cell table:formula="of:=AVERAGE([.B267];[.E267];[.H267];[.K267];[.N267];[.Q267])" office:value-type="float" office:value="84.095" calcext:value-type="float">
            <text:p>84.095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81.92" calcext:value-type="float">
            <text:p>81.92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2.29" calcext:value-type="float">
            <text:p>82.29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6.23" calcext:value-type="float">
            <text:p>86.23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5.46" calcext:value-type="float">
            <text:p>85.46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86.3" calcext:value-type="float">
            <text:p>86.3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6.25" calcext:value-type="float">
            <text:p>86.25</text:p>
          </table:table-cell>
          <table:table-cell/>
          <table:table-cell table:formula="of:=AVERAGE([.A268];[.D268];[.G268];[.J268];[.M268];[.P268])" office:value-type="float" office:value="4.78333333333333" calcext:value-type="float">
            <text:p>4.78333333333333</text:p>
          </table:table-cell>
          <table:table-cell table:formula="of:=AVERAGE([.B268];[.E268];[.H268];[.K268];[.N268];[.Q268])" office:value-type="float" office:value="84.7416666666667" calcext:value-type="float">
            <text:p>84.7416666666667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82.59" calcext:value-type="float">
            <text:p>82.59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2.98" calcext:value-type="float">
            <text:p>82.98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86.83" calcext:value-type="float">
            <text:p>86.83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86.16" calcext:value-type="float">
            <text:p>86.1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7.02" calcext:value-type="float">
            <text:p>87.02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6.79" calcext:value-type="float">
            <text:p>86.79</text:p>
          </table:table-cell>
          <table:table-cell/>
          <table:table-cell table:formula="of:=AVERAGE([.A269];[.D269];[.G269];[.J269];[.M269];[.P269])" office:value-type="float" office:value="4.88333333333333" calcext:value-type="float">
            <text:p>4.88333333333333</text:p>
          </table:table-cell>
          <table:table-cell table:formula="of:=AVERAGE([.B269];[.E269];[.H269];[.K269];[.N269];[.Q269])" office:value-type="float" office:value="85.395" calcext:value-type="float">
            <text:p>85.3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3.38" calcext:value-type="float">
            <text:p>83.38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83.83" calcext:value-type="float">
            <text:p>83.8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7.45" calcext:value-type="float">
            <text:p>87.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6.91" calcext:value-type="float">
            <text:p>86.91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87.7" calcext:value-type="float">
            <text:p>87.7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87.37" calcext:value-type="float">
            <text:p>87.37</text:p>
          </table:table-cell>
          <table:table-cell/>
          <table:table-cell table:formula="of:=AVERAGE([.A270];[.D270];[.G270];[.J270];[.M270];[.P270])" office:value-type="float" office:value="4.98333333333333" calcext:value-type="float">
            <text:p>4.98333333333333</text:p>
          </table:table-cell>
          <table:table-cell table:formula="of:=AVERAGE([.B270];[.E270];[.H270];[.K270];[.N270];[.Q270])" office:value-type="float" office:value="86.1066666666667" calcext:value-type="float">
            <text:p>86.1066666666667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84.16" calcext:value-type="float">
            <text:p>84.1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4.55" calcext:value-type="float">
            <text:p>84.55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88.19" calcext:value-type="float">
            <text:p>88.19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87.42" calcext:value-type="float">
            <text:p>87.42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88.29" calcext:value-type="float">
            <text:p>88.2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7.98" calcext:value-type="float">
            <text:p>87.98</text:p>
          </table:table-cell>
          <table:table-cell/>
          <table:table-cell table:formula="of:=AVERAGE([.A271];[.D271];[.G271];[.J271];[.M271];[.P271])" office:value-type="float" office:value="5.08333333333333" calcext:value-type="float">
            <text:p>5.08333333333333</text:p>
          </table:table-cell>
          <table:table-cell table:formula="of:=AVERAGE([.B271];[.E271];[.H271];[.K271];[.N271];[.Q271])" office:value-type="float" office:value="86.765" calcext:value-type="float">
            <text:p>86.765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85.03" calcext:value-type="float">
            <text:p>85.03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85.26" calcext:value-type="float">
            <text:p>85.26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88.83" calcext:value-type="float">
            <text:p>88.83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88.11" calcext:value-type="float">
            <text:p>88.11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88.88" calcext:value-type="float">
            <text:p>88.88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88.61" calcext:value-type="float">
            <text:p>88.61</text:p>
          </table:table-cell>
          <table:table-cell/>
          <table:table-cell table:formula="of:=AVERAGE([.A272];[.D272];[.G272];[.J272];[.M272];[.P272])" office:value-type="float" office:value="5.18333333333333" calcext:value-type="float">
            <text:p>5.18333333333333</text:p>
          </table:table-cell>
          <table:table-cell table:formula="of:=AVERAGE([.B272];[.E272];[.H272];[.K272];[.N272];[.Q272])" office:value-type="float" office:value="87.4533333333333" calcext:value-type="float">
            <text:p>87.4533333333333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85.77" calcext:value-type="float">
            <text:p>85.77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86.02" calcext:value-type="float">
            <text:p>86.02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89.38" calcext:value-type="float">
            <text:p>89.38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88.81" calcext:value-type="float">
            <text:p>88.81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89.53" calcext:value-type="float">
            <text:p>89.53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89.22" calcext:value-type="float">
            <text:p>89.22</text:p>
          </table:table-cell>
          <table:table-cell/>
          <table:table-cell table:formula="of:=AVERAGE([.A273];[.D273];[.G273];[.J273];[.M273];[.P273])" office:value-type="float" office:value="5.28333333333333" calcext:value-type="float">
            <text:p>5.28333333333333</text:p>
          </table:table-cell>
          <table:table-cell table:formula="of:=AVERAGE([.B273];[.E273];[.H273];[.K273];[.N273];[.Q273])" office:value-type="float" office:value="88.1216666666667" calcext:value-type="float">
            <text:p>88.1216666666667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86.54" calcext:value-type="float">
            <text:p>86.54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86.77" calcext:value-type="float">
            <text:p>86.77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89.96" calcext:value-type="float">
            <text:p>89.96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89.49" calcext:value-type="float">
            <text:p>89.49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90.14" calcext:value-type="float">
            <text:p>90.14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89.75" calcext:value-type="float">
            <text:p>89.75</text:p>
          </table:table-cell>
          <table:table-cell/>
          <table:table-cell table:formula="of:=AVERAGE([.A274];[.D274];[.G274];[.J274];[.M274];[.P274])" office:value-type="float" office:value="5.38333333333333" calcext:value-type="float">
            <text:p>5.38333333333333</text:p>
          </table:table-cell>
          <table:table-cell table:formula="of:=AVERAGE([.B274];[.E274];[.H274];[.K274];[.N274];[.Q274])" office:value-type="float" office:value="88.775" calcext:value-type="float">
            <text:p>88.775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87.44" calcext:value-type="float">
            <text:p>87.44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87.59" calcext:value-type="float">
            <text:p>87.59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90.56" calcext:value-type="float">
            <text:p>90.56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89.99" calcext:value-type="float">
            <text:p>89.99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0.82" calcext:value-type="float">
            <text:p>90.82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90.39" calcext:value-type="float">
            <text:p>90.39</text:p>
          </table:table-cell>
          <table:table-cell/>
          <table:table-cell table:formula="of:=AVERAGE([.A275];[.D275];[.G275];[.J275];[.M275];[.P275])" office:value-type="float" office:value="5.48333333333333" calcext:value-type="float">
            <text:p>5.48333333333333</text:p>
          </table:table-cell>
          <table:table-cell table:formula="of:=AVERAGE([.B275];[.E275];[.H275];[.K275];[.N275];[.Q275])" office:value-type="float" office:value="89.465" calcext:value-type="float">
            <text:p>89.465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88.21" calcext:value-type="float">
            <text:p>88.21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88.41" calcext:value-type="float">
            <text:p>88.41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1.21" calcext:value-type="float">
            <text:p>91.21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0.67" calcext:value-type="float">
            <text:p>90.67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1.38" calcext:value-type="float">
            <text:p>91.38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91.04" calcext:value-type="float">
            <text:p>91.04</text:p>
          </table:table-cell>
          <table:table-cell/>
          <table:table-cell table:formula="of:=AVERAGE([.A276];[.D276];[.G276];[.J276];[.M276];[.P276])" office:value-type="float" office:value="5.58333333333333" calcext:value-type="float">
            <text:p>5.58333333333333</text:p>
          </table:table-cell>
          <table:table-cell table:formula="of:=AVERAGE([.B276];[.E276];[.H276];[.K276];[.N276];[.Q276])" office:value-type="float" office:value="90.1533333333333" calcext:value-type="float">
            <text:p>90.1533333333333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89.04" calcext:value-type="float">
            <text:p>89.04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89.05" calcext:value-type="float">
            <text:p>89.05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1.81" calcext:value-type="float">
            <text:p>91.81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1.32" calcext:value-type="float">
            <text:p>91.32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1.86" calcext:value-type="float">
            <text:p>91.86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1.66" calcext:value-type="float">
            <text:p>91.66</text:p>
          </table:table-cell>
          <table:table-cell/>
          <table:table-cell table:formula="of:=AVERAGE([.A277];[.D277];[.G277];[.J277];[.M277];[.P277])" office:value-type="float" office:value="5.68333333333333" calcext:value-type="float">
            <text:p>5.68333333333333</text:p>
          </table:table-cell>
          <table:table-cell table:formula="of:=AVERAGE([.B277];[.E277];[.H277];[.K277];[.N277];[.Q277])" office:value-type="float" office:value="90.79" calcext:value-type="float">
            <text:p>90.79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89.81" calcext:value-type="float">
            <text:p>89.81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89.75" calcext:value-type="float">
            <text:p>89.75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2.4" calcext:value-type="float">
            <text:p>92.4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1.91" calcext:value-type="float">
            <text:p>91.91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2.34" calcext:value-type="float">
            <text:p>92.34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2.24" calcext:value-type="float">
            <text:p>92.24</text:p>
          </table:table-cell>
          <table:table-cell/>
          <table:table-cell table:formula="of:=AVERAGE([.A278];[.D278];[.G278];[.J278];[.M278];[.P278])" office:value-type="float" office:value="5.78333333333333" calcext:value-type="float">
            <text:p>5.78333333333333</text:p>
          </table:table-cell>
          <table:table-cell table:formula="of:=AVERAGE([.B278];[.E278];[.H278];[.K278];[.N278];[.Q278])" office:value-type="float" office:value="91.4083333333333" calcext:value-type="float">
            <text:p>91.4083333333333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90.54" calcext:value-type="float">
            <text:p>90.54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0.47" calcext:value-type="float">
            <text:p>90.47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2.89" calcext:value-type="float">
            <text:p>92.89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2.38" calcext:value-type="float">
            <text:p>92.3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2.82" calcext:value-type="float">
            <text:p>92.82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2.76" calcext:value-type="float">
            <text:p>92.76</text:p>
          </table:table-cell>
          <table:table-cell/>
          <table:table-cell table:formula="of:=AVERAGE([.A279];[.D279];[.G279];[.J279];[.M279];[.P279])" office:value-type="float" office:value="5.88333333333333" calcext:value-type="float">
            <text:p>5.88333333333333</text:p>
          </table:table-cell>
          <table:table-cell table:formula="of:=AVERAGE([.B279];[.E279];[.H279];[.K279];[.N279];[.Q279])" office:value-type="float" office:value="91.9766666666667" calcext:value-type="float">
            <text:p>91.97666666666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1.2" calcext:value-type="float">
            <text:p>91.2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1.06" calcext:value-type="float">
            <text:p>91.0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3.35" calcext:value-type="float">
            <text:p>93.3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2.89" calcext:value-type="float">
            <text:p>92.89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3.31" calcext:value-type="float">
            <text:p>93.31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3.23" calcext:value-type="float">
            <text:p>93.23</text:p>
          </table:table-cell>
          <table:table-cell/>
          <table:table-cell table:formula="of:=AVERAGE([.A280];[.D280];[.G280];[.J280];[.M280];[.P280])" office:value-type="float" office:value="5.98333333333333" calcext:value-type="float">
            <text:p>5.98333333333333</text:p>
          </table:table-cell>
          <table:table-cell table:formula="of:=AVERAGE([.B280];[.E280];[.H280];[.K280];[.N280];[.Q280])" office:value-type="float" office:value="92.5066666666667" calcext:value-type="float">
            <text:p>92.5066666666667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91.8" calcext:value-type="float">
            <text:p>91.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1.75" calcext:value-type="float">
            <text:p>91.75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3.73" calcext:value-type="float">
            <text:p>93.73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3.47" calcext:value-type="float">
            <text:p>93.47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3.81" calcext:value-type="float">
            <text:p>93.8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3.65" calcext:value-type="float">
            <text:p>93.65</text:p>
          </table:table-cell>
          <table:table-cell/>
          <table:table-cell table:formula="of:=AVERAGE([.A281];[.D281];[.G281];[.J281];[.M281];[.P281])" office:value-type="float" office:value="6.08333333333333" calcext:value-type="float">
            <text:p>6.08333333333333</text:p>
          </table:table-cell>
          <table:table-cell table:formula="of:=AVERAGE([.B281];[.E281];[.H281];[.K281];[.N281];[.Q281])" office:value-type="float" office:value="93.035" calcext:value-type="float">
            <text:p>93.035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92.42" calcext:value-type="float">
            <text:p>92.42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2.32" calcext:value-type="float">
            <text:p>92.32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4.17" calcext:value-type="float">
            <text:p>94.17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3.96" calcext:value-type="float">
            <text:p>93.96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4.23" calcext:value-type="float">
            <text:p>94.23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4.06" calcext:value-type="float">
            <text:p>94.06</text:p>
          </table:table-cell>
          <table:table-cell/>
          <table:table-cell table:formula="of:=AVERAGE([.A282];[.D282];[.G282];[.J282];[.M282];[.P282])" office:value-type="float" office:value="6.18333333333333" calcext:value-type="float">
            <text:p>6.18333333333333</text:p>
          </table:table-cell>
          <table:table-cell table:formula="of:=AVERAGE([.B282];[.E282];[.H282];[.K282];[.N282];[.Q282])" office:value-type="float" office:value="93.5266666666667" calcext:value-type="float">
            <text:p>93.5266666666667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92.94" calcext:value-type="float">
            <text:p>92.94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2.95" calcext:value-type="float">
            <text:p>92.95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4.55" calcext:value-type="float">
            <text:p>94.55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4.39" calcext:value-type="float">
            <text:p>94.39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4.59" calcext:value-type="float">
            <text:p>94.59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4.49" calcext:value-type="float">
            <text:p>94.49</text:p>
          </table:table-cell>
          <table:table-cell/>
          <table:table-cell table:formula="of:=AVERAGE([.A283];[.D283];[.G283];[.J283];[.M283];[.P283])" office:value-type="float" office:value="6.28333333333333" calcext:value-type="float">
            <text:p>6.28333333333333</text:p>
          </table:table-cell>
          <table:table-cell table:formula="of:=AVERAGE([.B283];[.E283];[.H283];[.K283];[.N283];[.Q283])" office:value-type="float" office:value="93.985" calcext:value-type="float">
            <text:p>93.985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93.58" calcext:value-type="float">
            <text:p>93.58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3.53" calcext:value-type="float">
            <text:p>93.53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4.93" calcext:value-type="float">
            <text:p>94.93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4.81" calcext:value-type="float">
            <text:p>94.81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4.84" calcext:value-type="float">
            <text:p>94.84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4.8" calcext:value-type="float">
            <text:p>94.8</text:p>
          </table:table-cell>
          <table:table-cell/>
          <table:table-cell table:formula="of:=AVERAGE([.A284];[.D284];[.G284];[.J284];[.M284];[.P284])" office:value-type="float" office:value="6.38333333333333" calcext:value-type="float">
            <text:p>6.38333333333333</text:p>
          </table:table-cell>
          <table:table-cell table:formula="of:=AVERAGE([.B284];[.E284];[.H284];[.K284];[.N284];[.Q284])" office:value-type="float" office:value="94.415" calcext:value-type="float">
            <text:p>94.415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94.09" calcext:value-type="float">
            <text:p>94.09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4.05" calcext:value-type="float">
            <text:p>94.05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5.28" calcext:value-type="float">
            <text:p>95.28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5.16" calcext:value-type="float">
            <text:p>95.16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5.16" calcext:value-type="float">
            <text:p>95.16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5.03" calcext:value-type="float">
            <text:p>95.03</text:p>
          </table:table-cell>
          <table:table-cell/>
          <table:table-cell table:formula="of:=AVERAGE([.A285];[.D285];[.G285];[.J285];[.M285];[.P285])" office:value-type="float" office:value="6.48333333333333" calcext:value-type="float">
            <text:p>6.48333333333333</text:p>
          </table:table-cell>
          <table:table-cell table:formula="of:=AVERAGE([.B285];[.E285];[.H285];[.K285];[.N285];[.Q285])" office:value-type="float" office:value="94.795" calcext:value-type="float">
            <text:p>94.795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94.54" calcext:value-type="float">
            <text:p>94.54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4.5" calcext:value-type="float">
            <text:p>94.5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5.62" calcext:value-type="float">
            <text:p>95.62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5.53" calcext:value-type="float">
            <text:p>95.53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5.42" calcext:value-type="float">
            <text:p>95.42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5.42" calcext:value-type="float">
            <text:p>95.42</text:p>
          </table:table-cell>
          <table:table-cell/>
          <table:table-cell table:formula="of:=AVERAGE([.A286];[.D286];[.G286];[.J286];[.M286];[.P286])" office:value-type="float" office:value="6.58333333333333" calcext:value-type="float">
            <text:p>6.58333333333333</text:p>
          </table:table-cell>
          <table:table-cell table:formula="of:=AVERAGE([.B286];[.E286];[.H286];[.K286];[.N286];[.Q286])" office:value-type="float" office:value="95.1716666666667" calcext:value-type="float">
            <text:p>95.1716666666667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94.9" calcext:value-type="float">
            <text:p>94.9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4.9" calcext:value-type="float">
            <text:p>94.9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5.94" calcext:value-type="float">
            <text:p>95.94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5.93" calcext:value-type="float">
            <text:p>95.93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5.71" calcext:value-type="float">
            <text:p>95.71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5.7" calcext:value-type="float">
            <text:p>95.7</text:p>
          </table:table-cell>
          <table:table-cell/>
          <table:table-cell table:formula="of:=AVERAGE([.A287];[.D287];[.G287];[.J287];[.M287];[.P287])" office:value-type="float" office:value="6.68333333333333" calcext:value-type="float">
            <text:p>6.68333333333333</text:p>
          </table:table-cell>
          <table:table-cell table:formula="of:=AVERAGE([.B287];[.E287];[.H287];[.K287];[.N287];[.Q287])" office:value-type="float" office:value="95.5133333333333" calcext:value-type="float">
            <text:p>95.5133333333333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95.34" calcext:value-type="float">
            <text:p>95.34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5.27" calcext:value-type="float">
            <text:p>95.27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6.26" calcext:value-type="float">
            <text:p>96.26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6.23" calcext:value-type="float">
            <text:p>96.23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6.02" calcext:value-type="float">
            <text:p>96.02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5.97" calcext:value-type="float">
            <text:p>95.97</text:p>
          </table:table-cell>
          <table:table-cell/>
          <table:table-cell table:formula="of:=AVERAGE([.A288];[.D288];[.G288];[.J288];[.M288];[.P288])" office:value-type="float" office:value="6.78333333333333" calcext:value-type="float">
            <text:p>6.78333333333333</text:p>
          </table:table-cell>
          <table:table-cell table:formula="of:=AVERAGE([.B288];[.E288];[.H288];[.K288];[.N288];[.Q288])" office:value-type="float" office:value="95.8483333333333" calcext:value-type="float">
            <text:p>95.8483333333333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95.62" calcext:value-type="float">
            <text:p>95.62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5.62" calcext:value-type="float">
            <text:p>95.62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6.57" calcext:value-type="float">
            <text:p>96.57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6.54" calcext:value-type="float">
            <text:p>96.5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6.29" calcext:value-type="float">
            <text:p>96.29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6.23" calcext:value-type="float">
            <text:p>96.23</text:p>
          </table:table-cell>
          <table:table-cell/>
          <table:table-cell table:formula="of:=AVERAGE([.A289];[.D289];[.G289];[.J289];[.M289];[.P289])" office:value-type="float" office:value="6.88333333333333" calcext:value-type="float">
            <text:p>6.88333333333333</text:p>
          </table:table-cell>
          <table:table-cell table:formula="of:=AVERAGE([.B289];[.E289];[.H289];[.K289];[.N289];[.Q289])" office:value-type="float" office:value="96.145" calcext:value-type="float">
            <text:p>96.1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5.88" calcext:value-type="float">
            <text:p>95.88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6.05" calcext:value-type="float">
            <text:p>96.0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6.84" calcext:value-type="float">
            <text:p>96.8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6.82" calcext:value-type="float">
            <text:p>96.82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6.51" calcext:value-type="float">
            <text:p>96.51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6.48" calcext:value-type="float">
            <text:p>96.48</text:p>
          </table:table-cell>
          <table:table-cell/>
          <table:table-cell table:formula="of:=AVERAGE([.A290];[.D290];[.G290];[.J290];[.M290];[.P290])" office:value-type="float" office:value="6.98333333333333" calcext:value-type="float">
            <text:p>6.98333333333333</text:p>
          </table:table-cell>
          <table:table-cell table:formula="of:=AVERAGE([.B290];[.E290];[.H290];[.K290];[.N290];[.Q290])" office:value-type="float" office:value="96.43" calcext:value-type="float">
            <text:p>96.43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96.19" calcext:value-type="float">
            <text:p>96.1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6.35" calcext:value-type="float">
            <text:p>96.35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7.07" calcext:value-type="float">
            <text:p>97.07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7.06" calcext:value-type="float">
            <text:p>97.06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6.8" calcext:value-type="float">
            <text:p>96.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6.64" calcext:value-type="float">
            <text:p>96.64</text:p>
          </table:table-cell>
          <table:table-cell/>
          <table:table-cell table:formula="of:=AVERAGE([.A291];[.D291];[.G291];[.J291];[.M291];[.P291])" office:value-type="float" office:value="7.08333333333333" calcext:value-type="float">
            <text:p>7.08333333333333</text:p>
          </table:table-cell>
          <table:table-cell table:formula="of:=AVERAGE([.B291];[.E291];[.H291];[.K291];[.N291];[.Q291])" office:value-type="float" office:value="96.685" calcext:value-type="float">
            <text:p>96.685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96.4" calcext:value-type="float">
            <text:p>96.4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6.63" calcext:value-type="float">
            <text:p>96.63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7.24" calcext:value-type="float">
            <text:p>97.24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7.22" calcext:value-type="float">
            <text:p>97.22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6.94" calcext:value-type="float">
            <text:p>96.94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6.8" calcext:value-type="float">
            <text:p>96.8</text:p>
          </table:table-cell>
          <table:table-cell/>
          <table:table-cell table:formula="of:=AVERAGE([.A292];[.D292];[.G292];[.J292];[.M292];[.P292])" office:value-type="float" office:value="7.18333333333333" calcext:value-type="float">
            <text:p>7.18333333333333</text:p>
          </table:table-cell>
          <table:table-cell table:formula="of:=AVERAGE([.B292];[.E292];[.H292];[.K292];[.N292];[.Q292])" office:value-type="float" office:value="96.8716666666667" calcext:value-type="float">
            <text:p>96.8716666666667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96.68" calcext:value-type="float">
            <text:p>96.68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6.84" calcext:value-type="float">
            <text:p>96.84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7.43" calcext:value-type="float">
            <text:p>97.43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7.37" calcext:value-type="float">
            <text:p>97.37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7.13" calcext:value-type="float">
            <text:p>97.13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7" calcext:value-type="float">
            <text:p>97</text:p>
          </table:table-cell>
          <table:table-cell/>
          <table:table-cell table:formula="of:=AVERAGE([.A293];[.D293];[.G293];[.J293];[.M293];[.P293])" office:value-type="float" office:value="7.28333333333333" calcext:value-type="float">
            <text:p>7.28333333333333</text:p>
          </table:table-cell>
          <table:table-cell table:formula="of:=AVERAGE([.B293];[.E293];[.H293];[.K293];[.N293];[.Q293])" office:value-type="float" office:value="97.075" calcext:value-type="float">
            <text:p>97.075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96.86" calcext:value-type="float">
            <text:p>96.86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7.12" calcext:value-type="float">
            <text:p>97.12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7.61" calcext:value-type="float">
            <text:p>97.61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7.54" calcext:value-type="float">
            <text:p>97.54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7.34" calcext:value-type="float">
            <text:p>97.34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7.17" calcext:value-type="float">
            <text:p>97.17</text:p>
          </table:table-cell>
          <table:table-cell/>
          <table:table-cell table:formula="of:=AVERAGE([.A294];[.D294];[.G294];[.J294];[.M294];[.P294])" office:value-type="float" office:value="7.38333333333333" calcext:value-type="float">
            <text:p>7.38333333333333</text:p>
          </table:table-cell>
          <table:table-cell table:formula="of:=AVERAGE([.B294];[.E294];[.H294];[.K294];[.N294];[.Q294])" office:value-type="float" office:value="97.2733333333333" calcext:value-type="float">
            <text:p>97.2733333333333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97.03" calcext:value-type="float">
            <text:p>97.03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7.29" calcext:value-type="float">
            <text:p>97.29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7.77" calcext:value-type="float">
            <text:p>97.77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7.69" calcext:value-type="float">
            <text:p>97.69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7.49" calcext:value-type="float">
            <text:p>97.49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7.26" calcext:value-type="float">
            <text:p>97.26</text:p>
          </table:table-cell>
          <table:table-cell/>
          <table:table-cell table:formula="of:=AVERAGE([.A295];[.D295];[.G295];[.J295];[.M295];[.P295])" office:value-type="float" office:value="7.48333333333333" calcext:value-type="float">
            <text:p>7.48333333333333</text:p>
          </table:table-cell>
          <table:table-cell table:formula="of:=AVERAGE([.B295];[.E295];[.H295];[.K295];[.N295];[.Q295])" office:value-type="float" office:value="97.4216666666667" calcext:value-type="float">
            <text:p>97.4216666666667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97.19" calcext:value-type="float">
            <text:p>97.19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7.48" calcext:value-type="float">
            <text:p>97.48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7.87" calcext:value-type="float">
            <text:p>97.87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7.85" calcext:value-type="float">
            <text:p>97.85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7.63" calcext:value-type="float">
            <text:p>97.63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7.4" calcext:value-type="float">
            <text:p>97.4</text:p>
          </table:table-cell>
          <table:table-cell/>
          <table:table-cell table:formula="of:=AVERAGE([.A296];[.D296];[.G296];[.J296];[.M296];[.P296])" office:value-type="float" office:value="7.58333333333333" calcext:value-type="float">
            <text:p>7.58333333333333</text:p>
          </table:table-cell>
          <table:table-cell table:formula="of:=AVERAGE([.B296];[.E296];[.H296];[.K296];[.N296];[.Q296])" office:value-type="float" office:value="97.57" calcext:value-type="float">
            <text:p>97.57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97.32" calcext:value-type="float">
            <text:p>97.32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7.6" calcext:value-type="float">
            <text:p>97.6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8.02" calcext:value-type="float">
            <text:p>98.02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7.96" calcext:value-type="float">
            <text:p>97.96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7.74" calcext:value-type="float">
            <text:p>97.74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7.58" calcext:value-type="float">
            <text:p>97.58</text:p>
          </table:table-cell>
          <table:table-cell/>
          <table:table-cell table:formula="of:=AVERAGE([.A297];[.D297];[.G297];[.J297];[.M297];[.P297])" office:value-type="float" office:value="7.68333333333333" calcext:value-type="float">
            <text:p>7.68333333333333</text:p>
          </table:table-cell>
          <table:table-cell table:formula="of:=AVERAGE([.B297];[.E297];[.H297];[.K297];[.N297];[.Q297])" office:value-type="float" office:value="97.7033333333333" calcext:value-type="float">
            <text:p>97.7033333333333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97.47" calcext:value-type="float">
            <text:p>97.47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7.8" calcext:value-type="float">
            <text:p>97.8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8.13" calcext:value-type="float">
            <text:p>98.13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8.03" calcext:value-type="float">
            <text:p>98.03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7.93" calcext:value-type="float">
            <text:p>97.93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7.72" calcext:value-type="float">
            <text:p>97.72</text:p>
          </table:table-cell>
          <table:table-cell/>
          <table:table-cell table:formula="of:=AVERAGE([.A298];[.D298];[.G298];[.J298];[.M298];[.P298])" office:value-type="float" office:value="7.78333333333333" calcext:value-type="float">
            <text:p>7.78333333333333</text:p>
          </table:table-cell>
          <table:table-cell table:formula="of:=AVERAGE([.B298];[.E298];[.H298];[.K298];[.N298];[.Q298])" office:value-type="float" office:value="97.8466666666667" calcext:value-type="float">
            <text:p>97.8466666666667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97.64" calcext:value-type="float">
            <text:p>97.64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7.91" calcext:value-type="float">
            <text:p>97.91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8.21" calcext:value-type="float">
            <text:p>98.21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8.15" calcext:value-type="float">
            <text:p>98.1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8.01" calcext:value-type="float">
            <text:p>98.01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7.82" calcext:value-type="float">
            <text:p>97.82</text:p>
          </table:table-cell>
          <table:table-cell/>
          <table:table-cell table:formula="of:=AVERAGE([.A299];[.D299];[.G299];[.J299];[.M299];[.P299])" office:value-type="float" office:value="7.88333333333333" calcext:value-type="float">
            <text:p>7.88333333333333</text:p>
          </table:table-cell>
          <table:table-cell table:formula="of:=AVERAGE([.B299];[.E299];[.H299];[.K299];[.N299];[.Q299])" office:value-type="float" office:value="97.9566666666667" calcext:value-type="float">
            <text:p>97.9566666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7.78" calcext:value-type="float">
            <text:p>97.78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8.03" calcext:value-type="float">
            <text:p>98.0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8.36" calcext:value-type="float">
            <text:p>98.3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8.21" calcext:value-type="float">
            <text:p>98.21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8.08" calcext:value-type="float">
            <text:p>98.08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7.93" calcext:value-type="float">
            <text:p>97.93</text:p>
          </table:table-cell>
          <table:table-cell/>
          <table:table-cell table:formula="of:=AVERAGE([.A300];[.D300];[.G300];[.J300];[.M300];[.P300])" office:value-type="float" office:value="7.98333333333333" calcext:value-type="float">
            <text:p>7.98333333333333</text:p>
          </table:table-cell>
          <table:table-cell table:formula="of:=AVERAGE([.B300];[.E300];[.H300];[.K300];[.N300];[.Q300])" office:value-type="float" office:value="98.065" calcext:value-type="float">
            <text:p>98.065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97.88" calcext:value-type="float">
            <text:p>97.8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8.1" calcext:value-type="float">
            <text:p>98.1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8.46" calcext:value-type="float">
            <text:p>98.46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8.28" calcext:value-type="float">
            <text:p>98.28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8.24" calcext:value-type="float">
            <text:p>98.2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8.1" calcext:value-type="float">
            <text:p>98.1</text:p>
          </table:table-cell>
          <table:table-cell/>
          <table:table-cell table:formula="of:=AVERAGE([.A301];[.D301];[.G301];[.J301];[.M301];[.P301])" office:value-type="float" office:value="8.08333333333333" calcext:value-type="float">
            <text:p>8.08333333333333</text:p>
          </table:table-cell>
          <table:table-cell table:formula="of:=AVERAGE([.B301];[.E301];[.H301];[.K301];[.N301];[.Q301])" office:value-type="float" office:value="98.1766666666667" calcext:value-type="float">
            <text:p>98.1766666666667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97.99" calcext:value-type="float">
            <text:p>97.99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8.18" calcext:value-type="float">
            <text:p>98.18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8.56" calcext:value-type="float">
            <text:p>98.56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8.33" calcext:value-type="float">
            <text:p>98.33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8.32" calcext:value-type="float">
            <text:p>98.32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8.23" calcext:value-type="float">
            <text:p>98.23</text:p>
          </table:table-cell>
          <table:table-cell/>
          <table:table-cell table:formula="of:=AVERAGE([.A302];[.D302];[.G302];[.J302];[.M302];[.P302])" office:value-type="float" office:value="8.18333333333333" calcext:value-type="float">
            <text:p>8.18333333333333</text:p>
          </table:table-cell>
          <table:table-cell table:formula="of:=AVERAGE([.B302];[.E302];[.H302];[.K302];[.N302];[.Q302])" office:value-type="float" office:value="98.2683333333333" calcext:value-type="float">
            <text:p>98.2683333333333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98.08" calcext:value-type="float">
            <text:p>98.08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8.25" calcext:value-type="float">
            <text:p>98.25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8.63" calcext:value-type="float">
            <text:p>98.63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8.48" calcext:value-type="float">
            <text:p>98.48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41" calcext:value-type="float">
            <text:p>98.41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8.33" calcext:value-type="float">
            <text:p>98.33</text:p>
          </table:table-cell>
          <table:table-cell/>
          <table:table-cell table:formula="of:=AVERAGE([.A303];[.D303];[.G303];[.J303];[.M303];[.P303])" office:value-type="float" office:value="8.28333333333333" calcext:value-type="float">
            <text:p>8.28333333333333</text:p>
          </table:table-cell>
          <table:table-cell table:formula="of:=AVERAGE([.B303];[.E303];[.H303];[.K303];[.N303];[.Q303])" office:value-type="float" office:value="98.3633333333333" calcext:value-type="float">
            <text:p>98.3633333333333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98.19" calcext:value-type="float">
            <text:p>98.19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8.34" calcext:value-type="float">
            <text:p>98.34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7" calcext:value-type="float">
            <text:p>98.7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57" calcext:value-type="float">
            <text:p>98.57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51" calcext:value-type="float">
            <text:p>98.51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8.38" calcext:value-type="float">
            <text:p>98.38</text:p>
          </table:table-cell>
          <table:table-cell/>
          <table:table-cell table:formula="of:=AVERAGE([.A304];[.D304];[.G304];[.J304];[.M304];[.P304])" office:value-type="float" office:value="8.38333333333333" calcext:value-type="float">
            <text:p>8.38333333333333</text:p>
          </table:table-cell>
          <table:table-cell table:formula="of:=AVERAGE([.B304];[.E304];[.H304];[.K304];[.N304];[.Q304])" office:value-type="float" office:value="98.4483333333333" calcext:value-type="float">
            <text:p>98.4483333333333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98.25" calcext:value-type="float">
            <text:p>98.25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39" calcext:value-type="float">
            <text:p>98.39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74" calcext:value-type="float">
            <text:p>98.74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64" calcext:value-type="float">
            <text:p>98.64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58" calcext:value-type="float">
            <text:p>98.58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48" calcext:value-type="float">
            <text:p>98.48</text:p>
          </table:table-cell>
          <table:table-cell/>
          <table:table-cell table:formula="of:=AVERAGE([.A305];[.D305];[.G305];[.J305];[.M305];[.P305])" office:value-type="float" office:value="8.48333333333333" calcext:value-type="float">
            <text:p>8.48333333333333</text:p>
          </table:table-cell>
          <table:table-cell table:formula="of:=AVERAGE([.B305];[.E305];[.H305];[.K305];[.N305];[.Q305])" office:value-type="float" office:value="98.5133333333333" calcext:value-type="float">
            <text:p>98.5133333333333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98.3" calcext:value-type="float">
            <text:p>98.3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43" calcext:value-type="float">
            <text:p>98.43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76" calcext:value-type="float">
            <text:p>98.76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71" calcext:value-type="float">
            <text:p>98.71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67" calcext:value-type="float">
            <text:p>98.67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57" calcext:value-type="float">
            <text:p>98.57</text:p>
          </table:table-cell>
          <table:table-cell/>
          <table:table-cell table:formula="of:=AVERAGE([.A306];[.D306];[.G306];[.J306];[.M306];[.P306])" office:value-type="float" office:value="8.58333333333333" calcext:value-type="float">
            <text:p>8.58333333333333</text:p>
          </table:table-cell>
          <table:table-cell table:formula="of:=AVERAGE([.B306];[.E306];[.H306];[.K306];[.N306];[.Q306])" office:value-type="float" office:value="98.5733333333333" calcext:value-type="float">
            <text:p>98.5733333333333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98.37" calcext:value-type="float">
            <text:p>98.37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48" calcext:value-type="float">
            <text:p>98.48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81" calcext:value-type="float">
            <text:p>98.81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77" calcext:value-type="float">
            <text:p>98.77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72" calcext:value-type="float">
            <text:p>98.72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68" calcext:value-type="float">
            <text:p>98.68</text:p>
          </table:table-cell>
          <table:table-cell/>
          <table:table-cell table:formula="of:=AVERAGE([.A307];[.D307];[.G307];[.J307];[.M307];[.P307])" office:value-type="float" office:value="8.68333333333333" calcext:value-type="float">
            <text:p>8.68333333333333</text:p>
          </table:table-cell>
          <table:table-cell table:formula="of:=AVERAGE([.B307];[.E307];[.H307];[.K307];[.N307];[.Q307])" office:value-type="float" office:value="98.6383333333333" calcext:value-type="float">
            <text:p>98.6383333333333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98.46" calcext:value-type="float">
            <text:p>98.46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53" calcext:value-type="float">
            <text:p>98.53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87" calcext:value-type="float">
            <text:p>98.87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81" calcext:value-type="float">
            <text:p>98.81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78" calcext:value-type="float">
            <text:p>98.78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75" calcext:value-type="float">
            <text:p>98.75</text:p>
          </table:table-cell>
          <table:table-cell/>
          <table:table-cell table:formula="of:=AVERAGE([.A308];[.D308];[.G308];[.J308];[.M308];[.P308])" office:value-type="float" office:value="8.78333333333333" calcext:value-type="float">
            <text:p>8.78333333333333</text:p>
          </table:table-cell>
          <table:table-cell table:formula="of:=AVERAGE([.B308];[.E308];[.H308];[.K308];[.N308];[.Q308])" office:value-type="float" office:value="98.7" calcext:value-type="float">
            <text:p>98.7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98.53" calcext:value-type="float">
            <text:p>98.53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58" calcext:value-type="float">
            <text:p>98.58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92" calcext:value-type="float">
            <text:p>98.92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89" calcext:value-type="float">
            <text:p>98.8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85" calcext:value-type="float">
            <text:p>98.85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83" calcext:value-type="float">
            <text:p>98.83</text:p>
          </table:table-cell>
          <table:table-cell/>
          <table:table-cell table:formula="of:=AVERAGE([.A309];[.D309];[.G309];[.J309];[.M309];[.P309])" office:value-type="float" office:value="8.88333333333333" calcext:value-type="float">
            <text:p>8.88333333333333</text:p>
          </table:table-cell>
          <table:table-cell table:formula="of:=AVERAGE([.B309];[.E309];[.H309];[.K309];[.N309];[.Q309])" office:value-type="float" office:value="98.7666666666667" calcext:value-type="float">
            <text:p>98.76666666666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8.58" calcext:value-type="float">
            <text:p>98.58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65" calcext:value-type="float">
            <text:p>98.6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97" calcext:value-type="float">
            <text:p>98.9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95" calcext:value-type="float">
            <text:p>98.95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8.9" calcext:value-type="float">
            <text:p>98.9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93" calcext:value-type="float">
            <text:p>98.93</text:p>
          </table:table-cell>
          <table:table-cell/>
          <table:table-cell table:formula="of:=AVERAGE([.A310];[.D310];[.G310];[.J310];[.M310];[.P310])" office:value-type="float" office:value="8.98333333333333" calcext:value-type="float">
            <text:p>8.98333333333333</text:p>
          </table:table-cell>
          <table:table-cell table:formula="of:=AVERAGE([.B310];[.E310];[.H310];[.K310];[.N310];[.Q310])" office:value-type="float" office:value="98.83" calcext:value-type="float">
            <text:p>98.83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98.61" calcext:value-type="float">
            <text:p>98.6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69" calcext:value-type="float">
            <text:p>98.69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9.01" calcext:value-type="float">
            <text:p>99.01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9.02" calcext:value-type="float">
            <text:p>99.02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8.94" calcext:value-type="float">
            <text:p>98.9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9.03" calcext:value-type="float">
            <text:p>99.03</text:p>
          </table:table-cell>
          <table:table-cell/>
          <table:table-cell table:formula="of:=AVERAGE([.A311];[.D311];[.G311];[.J311];[.M311];[.P311])" office:value-type="float" office:value="9.08333333333333" calcext:value-type="float">
            <text:p>9.08333333333333</text:p>
          </table:table-cell>
          <table:table-cell table:formula="of:=AVERAGE([.B311];[.E311];[.H311];[.K311];[.N311];[.Q311])" office:value-type="float" office:value="98.8833333333333" calcext:value-type="float">
            <text:p>98.8833333333333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98.65" calcext:value-type="float">
            <text:p>98.65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8.73" calcext:value-type="float">
            <text:p>98.73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9.04" calcext:value-type="float">
            <text:p>99.04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9.05" calcext:value-type="float">
            <text:p>99.05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9.06" calcext:value-type="float">
            <text:p>99.06</text:p>
          </table:table-cell>
          <table:table-cell/>
          <table:table-cell table:formula="of:=AVERAGE([.A312];[.D312];[.G312];[.J312];[.M312];[.P312])" office:value-type="float" office:value="9.18333333333333" calcext:value-type="float">
            <text:p>9.18333333333333</text:p>
          </table:table-cell>
          <table:table-cell table:formula="of:=AVERAGE([.B312];[.E312];[.H312];[.K312];[.N312];[.Q312])" office:value-type="float" office:value="98.9216666666667" calcext:value-type="float">
            <text:p>98.9216666666667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98.69" calcext:value-type="float">
            <text:p>98.69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8.75" calcext:value-type="float">
            <text:p>98.75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9.1" calcext:value-type="float">
            <text:p>99.1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9.1" calcext:value-type="float">
            <text:p>99.1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9.05" calcext:value-type="float">
            <text:p>99.05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9.11" calcext:value-type="float">
            <text:p>99.11</text:p>
          </table:table-cell>
          <table:table-cell/>
          <table:table-cell table:formula="of:=AVERAGE([.A313];[.D313];[.G313];[.J313];[.M313];[.P313])" office:value-type="float" office:value="9.28333333333333" calcext:value-type="float">
            <text:p>9.28333333333333</text:p>
          </table:table-cell>
          <table:table-cell table:formula="of:=AVERAGE([.B313];[.E313];[.H313];[.K313];[.N313];[.Q313])" office:value-type="float" office:value="98.9666666666667" calcext:value-type="float">
            <text:p>98.9666666666667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98.72" calcext:value-type="float">
            <text:p>98.72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8.81" calcext:value-type="float">
            <text:p>98.81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9.11" calcext:value-type="float">
            <text:p>99.11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9.14" calcext:value-type="float">
            <text:p>99.14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9.07" calcext:value-type="float">
            <text:p>99.07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9.14" calcext:value-type="float">
            <text:p>99.14</text:p>
          </table:table-cell>
          <table:table-cell/>
          <table:table-cell table:formula="of:=AVERAGE([.A314];[.D314];[.G314];[.J314];[.M314];[.P314])" office:value-type="float" office:value="9.38333333333333" calcext:value-type="float">
            <text:p>9.38333333333333</text:p>
          </table:table-cell>
          <table:table-cell table:formula="of:=AVERAGE([.B314];[.E314];[.H314];[.K314];[.N314];[.Q314])" office:value-type="float" office:value="98.9983333333333" calcext:value-type="float">
            <text:p>98.9983333333333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98.76" calcext:value-type="float">
            <text:p>98.76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8.84" calcext:value-type="float">
            <text:p>98.84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9.15" calcext:value-type="float">
            <text:p>99.15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9.18" calcext:value-type="float">
            <text:p>99.18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9.09" calcext:value-type="float">
            <text:p>99.09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9.18" calcext:value-type="float">
            <text:p>99.18</text:p>
          </table:table-cell>
          <table:table-cell/>
          <table:table-cell table:formula="of:=AVERAGE([.A315];[.D315];[.G315];[.J315];[.M315];[.P315])" office:value-type="float" office:value="9.48333333333333" calcext:value-type="float">
            <text:p>9.48333333333333</text:p>
          </table:table-cell>
          <table:table-cell table:formula="of:=AVERAGE([.B315];[.E315];[.H315];[.K315];[.N315];[.Q315])" office:value-type="float" office:value="99.0333333333333" calcext:value-type="float">
            <text:p>99.0333333333333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98.77" calcext:value-type="float">
            <text:p>98.77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8.88" calcext:value-type="float">
            <text:p>98.88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9.17" calcext:value-type="float">
            <text:p>99.17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9.2" calcext:value-type="float">
            <text:p>99.2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9.15" calcext:value-type="float">
            <text:p>99.15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9.23" calcext:value-type="float">
            <text:p>99.23</text:p>
          </table:table-cell>
          <table:table-cell/>
          <table:table-cell table:formula="of:=AVERAGE([.A316];[.D316];[.G316];[.J316];[.M316];[.P316])" office:value-type="float" office:value="9.58333333333333" calcext:value-type="float">
            <text:p>9.58333333333333</text:p>
          </table:table-cell>
          <table:table-cell table:formula="of:=AVERAGE([.B316];[.E316];[.H316];[.K316];[.N316];[.Q316])" office:value-type="float" office:value="99.0666666666667" calcext:value-type="float">
            <text:p>99.0666666666667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98.81" calcext:value-type="float">
            <text:p>98.81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8.9" calcext:value-type="float">
            <text:p>98.9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9.2" calcext:value-type="float">
            <text:p>99.2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9.23" calcext:value-type="float">
            <text:p>99.23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9.18" calcext:value-type="float">
            <text:p>99.18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9.27" calcext:value-type="float">
            <text:p>99.27</text:p>
          </table:table-cell>
          <table:table-cell/>
          <table:table-cell table:formula="of:=AVERAGE([.A317];[.D317];[.G317];[.J317];[.M317];[.P317])" office:value-type="float" office:value="9.68333333333333" calcext:value-type="float">
            <text:p>9.68333333333333</text:p>
          </table:table-cell>
          <table:table-cell table:formula="of:=AVERAGE([.B317];[.E317];[.H317];[.K317];[.N317];[.Q317])" office:value-type="float" office:value="99.0983333333334" calcext:value-type="float">
            <text:p>99.0983333333334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98.88" calcext:value-type="float">
            <text:p>98.88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8.91" calcext:value-type="float">
            <text:p>98.91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9.23" calcext:value-type="float">
            <text:p>99.23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9.25" calcext:value-type="float">
            <text:p>99.25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9.2" calcext:value-type="float">
            <text:p>99.2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9.28" calcext:value-type="float">
            <text:p>99.28</text:p>
          </table:table-cell>
          <table:table-cell/>
          <table:table-cell table:formula="of:=AVERAGE([.A318];[.D318];[.G318];[.J318];[.M318];[.P318])" office:value-type="float" office:value="9.78333333333333" calcext:value-type="float">
            <text:p>9.78333333333333</text:p>
          </table:table-cell>
          <table:table-cell table:formula="of:=AVERAGE([.B318];[.E318];[.H318];[.K318];[.N318];[.Q318])" office:value-type="float" office:value="99.125" calcext:value-type="float">
            <text:p>99.125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98.9" calcext:value-type="float">
            <text:p>98.9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8.92" calcext:value-type="float">
            <text:p>98.92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9.25" calcext:value-type="float">
            <text:p>99.25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9.28" calcext:value-type="float">
            <text:p>99.2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31" calcext:value-type="float">
            <text:p>99.31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9.29" calcext:value-type="float">
            <text:p>99.29</text:p>
          </table:table-cell>
          <table:table-cell/>
          <table:table-cell table:formula="of:=AVERAGE([.A319];[.D319];[.G319];[.J319];[.M319];[.P319])" office:value-type="float" office:value="9.88333333333333" calcext:value-type="float">
            <text:p>9.88333333333333</text:p>
          </table:table-cell>
          <table:table-cell table:formula="of:=AVERAGE([.B319];[.E319];[.H319];[.K319];[.N319];[.Q319])" office:value-type="float" office:value="99.1583333333334" calcext:value-type="float">
            <text:p>99.15833333333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9.06" calcext:value-type="float">
            <text:p>99.06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8.93" calcext:value-type="float">
            <text:p>98.9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34" calcext:value-type="float">
            <text:p>99.3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4" calcext:value-type="float">
            <text:p>99.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4" calcext:value-type="float">
            <text:p>99.4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9.31" calcext:value-type="float">
            <text:p>99.31</text:p>
          </table:table-cell>
          <table:table-cell/>
          <table:table-cell table:formula="of:=AVERAGE([.A320];[.D320];[.G320];[.J320];[.M320];[.P320])" office:value-type="float" office:value="10.1333333333333" calcext:value-type="float">
            <text:p>10.1333333333333</text:p>
          </table:table-cell>
          <table:table-cell table:formula="of:=AVERAGE([.B320];[.E320];[.H320];[.K320];[.N320];[.Q320])" office:value-type="float" office:value="99.24" calcext:value-type="float">
            <text:p>99.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9.19" calcext:value-type="float">
            <text:p>99.1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03" calcext:value-type="float">
            <text:p>99.0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47" calcext:value-type="float">
            <text:p>99.4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5" calcext:value-type="float">
            <text:p>99.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47" calcext:value-type="float">
            <text:p>99.4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44" calcext:value-type="float">
            <text:p>99.44</text:p>
          </table:table-cell>
          <table:table-cell/>
          <table:table-cell table:formula="of:=AVERAGE([.A321];[.D321];[.G321];[.J321];[.M321];[.P321])" office:value-type="float" office:value="10.8333333333333" calcext:value-type="float">
            <text:p>10.8333333333333</text:p>
          </table:table-cell>
          <table:table-cell table:formula="of:=AVERAGE([.B321];[.E321];[.H321];[.K321];[.N321];[.Q321])" office:value-type="float" office:value="99.35" calcext:value-type="float">
            <text:p>99.3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9.28" calcext:value-type="float">
            <text:p>99.2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23" calcext:value-type="float">
            <text:p>99.2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51" calcext:value-type="float">
            <text:p>99.5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54" calcext:value-type="float">
            <text:p>99.5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52" calcext:value-type="float">
            <text:p>99.5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49" calcext:value-type="float">
            <text:p>99.49</text:p>
          </table:table-cell>
          <table:table-cell/>
          <table:table-cell table:formula="of:=AVERAGE([.A322];[.D322];[.G322];[.J322];[.M322];[.P322])" office:value-type="float" office:value="11.8333333333333" calcext:value-type="float">
            <text:p>11.8333333333333</text:p>
          </table:table-cell>
          <table:table-cell table:formula="of:=AVERAGE([.B322];[.E322];[.H322];[.K322];[.N322];[.Q322])" office:value-type="float" office:value="99.4283333333333" calcext:value-type="float">
            <text:p>99.42833333333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9.33" calcext:value-type="float">
            <text:p>99.3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29" calcext:value-type="float">
            <text:p>99.2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53" calcext:value-type="float">
            <text:p>99.5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58" calcext:value-type="float">
            <text:p>99.5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57" calcext:value-type="float">
            <text:p>99.5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55" calcext:value-type="float">
            <text:p>99.55</text:p>
          </table:table-cell>
          <table:table-cell/>
          <table:table-cell table:formula="of:=AVERAGE([.A323];[.D323];[.G323];[.J323];[.M323];[.P323])" office:value-type="float" office:value="12.8333333333333" calcext:value-type="float">
            <text:p>12.8333333333333</text:p>
          </table:table-cell>
          <table:table-cell table:formula="of:=AVERAGE([.B323];[.E323];[.H323];[.K323];[.N323];[.Q323])" office:value-type="float" office:value="99.475" calcext:value-type="float">
            <text:p>99.4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9.43" calcext:value-type="float">
            <text:p>99.4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38" calcext:value-type="float">
            <text:p>99.3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58" calcext:value-type="float">
            <text:p>99.5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63" calcext:value-type="float">
            <text:p>99.6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58" calcext:value-type="float">
            <text:p>99.5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58" calcext:value-type="float">
            <text:p>99.58</text:p>
          </table:table-cell>
          <table:table-cell/>
          <table:table-cell table:formula="of:=AVERAGE([.A324];[.D324];[.G324];[.J324];[.M324];[.P324])" office:value-type="float" office:value="13.8333333333333" calcext:value-type="float">
            <text:p>13.8333333333333</text:p>
          </table:table-cell>
          <table:table-cell table:formula="of:=AVERAGE([.B324];[.E324];[.H324];[.K324];[.N324];[.Q324])" office:value-type="float" office:value="99.53" calcext:value-type="float">
            <text:p>99.5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9.48" calcext:value-type="float">
            <text:p>99.4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44" calcext:value-type="float">
            <text:p>99.4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64" calcext:value-type="float">
            <text:p>99.6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67" calcext:value-type="float">
            <text:p>99.6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6" calcext:value-type="float">
            <text:p>99.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6" calcext:value-type="float">
            <text:p>99.6</text:p>
          </table:table-cell>
          <table:table-cell/>
          <table:table-cell table:formula="of:=AVERAGE([.A325];[.D325];[.G325];[.J325];[.M325];[.P325])" office:value-type="float" office:value="14.8333333333333" calcext:value-type="float">
            <text:p>14.8333333333333</text:p>
          </table:table-cell>
          <table:table-cell table:formula="of:=AVERAGE([.B325];[.E325];[.H325];[.K325];[.N325];[.Q325])" office:value-type="float" office:value="99.5716666666667" calcext:value-type="float">
            <text:p>99.57166666666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9.52" calcext:value-type="float">
            <text:p>99.5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53" calcext:value-type="float">
            <text:p>99.5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69" calcext:value-type="float">
            <text:p>99.6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7" calcext:value-type="float">
            <text:p>99.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63" calcext:value-type="float">
            <text:p>99.6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63" calcext:value-type="float">
            <text:p>99.63</text:p>
          </table:table-cell>
          <table:table-cell/>
          <table:table-cell table:formula="of:=AVERAGE([.A326];[.D326];[.G326];[.J326];[.M326];[.P326])" office:value-type="float" office:value="15.8333333333333" calcext:value-type="float">
            <text:p>15.8333333333333</text:p>
          </table:table-cell>
          <table:table-cell table:formula="of:=AVERAGE([.B326];[.E326];[.H326];[.K326];[.N326];[.Q326])" office:value-type="float" office:value="99.6166666666667" calcext:value-type="float">
            <text:p>99.61666666666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9.57" calcext:value-type="float">
            <text:p>99.5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55" calcext:value-type="float">
            <text:p>99.5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7" calcext:value-type="float">
            <text:p>99.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73" calcext:value-type="float">
            <text:p>99.7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67" calcext:value-type="float">
            <text:p>99.6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64" calcext:value-type="float">
            <text:p>99.64</text:p>
          </table:table-cell>
          <table:table-cell/>
          <table:table-cell table:formula="of:=AVERAGE([.A327];[.D327];[.G327];[.J327];[.M327];[.P327])" office:value-type="float" office:value="16.8333333333333" calcext:value-type="float">
            <text:p>16.8333333333333</text:p>
          </table:table-cell>
          <table:table-cell table:formula="of:=AVERAGE([.B327];[.E327];[.H327];[.K327];[.N327];[.Q327])" office:value-type="float" office:value="99.6433333333333" calcext:value-type="float">
            <text:p>99.64333333333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9.59" calcext:value-type="float">
            <text:p>99.5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6" calcext:value-type="float">
            <text:p>99.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73" calcext:value-type="float">
            <text:p>99.7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77" calcext:value-type="float">
            <text:p>99.7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7" calcext:value-type="float">
            <text:p>99.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66" calcext:value-type="float">
            <text:p>99.66</text:p>
          </table:table-cell>
          <table:table-cell/>
          <table:table-cell table:formula="of:=AVERAGE([.A328];[.D328];[.G328];[.J328];[.M328];[.P328])" office:value-type="float" office:value="17.8333333333333" calcext:value-type="float">
            <text:p>17.8333333333333</text:p>
          </table:table-cell>
          <table:table-cell table:formula="of:=AVERAGE([.B328];[.E328];[.H328];[.K328];[.N328];[.Q328])" office:value-type="float" office:value="99.675" calcext:value-type="float">
            <text:p>99.67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9.61" calcext:value-type="float">
            <text:p>99.6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61" calcext:value-type="float">
            <text:p>99.6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77" calcext:value-type="float">
            <text:p>99.7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71" calcext:value-type="float">
            <text:p>99.7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69" calcext:value-type="float">
            <text:p>99.69</text:p>
          </table:table-cell>
          <table:table-cell/>
          <table:table-cell table:formula="of:=AVERAGE([.A329];[.D329];[.G329];[.J329];[.M329];[.P329])" office:value-type="float" office:value="18.8333333333333" calcext:value-type="float">
            <text:p>18.8333333333333</text:p>
          </table:table-cell>
          <table:table-cell table:formula="of:=AVERAGE([.B329];[.E329];[.H329];[.K329];[.N329];[.Q329])" office:value-type="float" office:value="99.6916666666667" calcext:value-type="float">
            <text:p>99.69166666666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9.62" calcext:value-type="float">
            <text:p>99.6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63" calcext:value-type="float">
            <text:p>99.6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72" calcext:value-type="float">
            <text:p>99.7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7" calcext:value-type="float">
            <text:p>99.7</text:p>
          </table:table-cell>
          <table:table-cell/>
          <table:table-cell table:formula="of:=AVERAGE([.A330];[.D330];[.G330];[.J330];[.M330];[.P330])" office:value-type="float" office:value="20" calcext:value-type="float">
            <text:p>20</text:p>
          </table:table-cell>
          <table:table-cell table:formula="of:=AVERAGE([.B330];[.E330];[.H330];[.K330];[.N330];[.Q330])" office:value-type="float" office:value="99.705" calcext:value-type="float">
            <text:p>99.70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9.62" calcext:value-type="float">
            <text:p>99.6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66" calcext:value-type="float">
            <text:p>99.6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73" calcext:value-type="float">
            <text:p>99.7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71" calcext:value-type="float">
            <text:p>99.71</text:p>
          </table:table-cell>
          <table:table-cell/>
          <table:table-cell table:formula="of:=AVERAGE([.A331];[.D331];[.G331];[.J331];[.M331];[.P331])" office:value-type="float" office:value="21.1666666666667" calcext:value-type="float">
            <text:p>21.1666666666667</text:p>
          </table:table-cell>
          <table:table-cell table:formula="of:=AVERAGE([.B331];[.E331];[.H331];[.K331];[.N331];[.Q331])" office:value-type="float" office:value="99.7166666666667" calcext:value-type="float">
            <text:p>99.716666666666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9.64" calcext:value-type="float">
            <text:p>99.6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67" calcext:value-type="float">
            <text:p>99.6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74" calcext:value-type="float">
            <text:p>99.7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71" calcext:value-type="float">
            <text:p>99.71</text:p>
          </table:table-cell>
          <table:table-cell/>
          <table:table-cell table:formula="of:=AVERAGE([.A332];[.D332];[.G332];[.J332];[.M332];[.P332])" office:value-type="float" office:value="22.3333333333333" calcext:value-type="float">
            <text:p>22.3333333333333</text:p>
          </table:table-cell>
          <table:table-cell table:formula="of:=AVERAGE([.B332];[.E332];[.H332];[.K332];[.N332];[.Q332])" office:value-type="float" office:value="99.725" calcext:value-type="float">
            <text:p>99.7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9.65" calcext:value-type="float">
            <text:p>99.6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68" calcext:value-type="float">
            <text:p>99.6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75" calcext:value-type="float">
            <text:p>99.7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72" calcext:value-type="float">
            <text:p>99.72</text:p>
          </table:table-cell>
          <table:table-cell/>
          <table:table-cell table:formula="of:=AVERAGE([.A333];[.D333];[.G333];[.J333];[.M333];[.P333])" office:value-type="float" office:value="23.8333333333333" calcext:value-type="float">
            <text:p>23.8333333333333</text:p>
          </table:table-cell>
          <table:table-cell table:formula="of:=AVERAGE([.B333];[.E333];[.H333];[.K333];[.N333];[.Q333])" office:value-type="float" office:value="99.7366666666667" calcext:value-type="float">
            <text:p>99.736666666666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9.67" calcext:value-type="float">
            <text:p>99.6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71" calcext:value-type="float">
            <text:p>99.7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77" calcext:value-type="float">
            <text:p>99.7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73" calcext:value-type="float">
            <text:p>99.73</text:p>
          </table:table-cell>
          <table:table-cell/>
          <table:table-cell table:formula="of:=AVERAGE([.A334];[.D334];[.G334];[.J334];[.M334];[.P334])" office:value-type="float" office:value="26" calcext:value-type="float">
            <text:p>26</text:p>
          </table:table-cell>
          <table:table-cell table:formula="of:=AVERAGE([.B334];[.E334];[.H334];[.K334];[.N334];[.Q334])" office:value-type="float" office:value="99.7533333333333" calcext:value-type="float">
            <text:p>99.753333333333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9.69" calcext:value-type="float">
            <text:p>99.6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73" calcext:value-type="float">
            <text:p>99.7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77" calcext:value-type="float">
            <text:p>99.7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74" calcext:value-type="float">
            <text:p>99.74</text:p>
          </table:table-cell>
          <table:table-cell/>
          <table:table-cell table:formula="of:=AVERAGE([.A335];[.D335];[.G335];[.J335];[.M335];[.P335])" office:value-type="float" office:value="27" calcext:value-type="float">
            <text:p>27</text:p>
          </table:table-cell>
          <table:table-cell table:formula="of:=AVERAGE([.B335];[.E335];[.H335];[.K335];[.N335];[.Q335])" office:value-type="float" office:value="99.765" calcext:value-type="float">
            <text:p>99.76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9.7" calcext:value-type="float">
            <text:p>99.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75" calcext:value-type="float">
            <text:p>99.7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75" calcext:value-type="float">
            <text:p>99.75</text:p>
          </table:table-cell>
          <table:table-cell/>
          <table:table-cell table:formula="of:=AVERAGE([.A336];[.D336];[.G336];[.J336];[.M336];[.P336])" office:value-type="float" office:value="28.3333333333333" calcext:value-type="float">
            <text:p>28.3333333333333</text:p>
          </table:table-cell>
          <table:table-cell table:formula="of:=AVERAGE([.B336];[.E336];[.H336];[.K336];[.N336];[.Q336])" office:value-type="float" office:value="99.7766666666667" calcext:value-type="float">
            <text:p>99.776666666666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9.73" calcext:value-type="float">
            <text:p>99.7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79" calcext:value-type="float">
            <text:p>99.79</text:p>
          </table:table-cell>
          <table:table-cell/>
          <table:table-cell table:formula="of:=AVERAGE([.A337];[.D337];[.G337];[.J337];[.M337];[.P337])" office:value-type="float" office:value="30" calcext:value-type="float">
            <text:p>30</text:p>
          </table:table-cell>
          <table:table-cell table:formula="of:=AVERAGE([.B337];[.E337];[.H337];[.K337];[.N337];[.Q337])" office:value-type="float" office:value="99.795" calcext:value-type="float">
            <text:p>99.79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9.74" calcext:value-type="float">
            <text:p>99.74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9.8" calcext:value-type="float">
            <text:p>99.8</text:p>
          </table:table-cell>
          <table:table-cell/>
          <table:table-cell table:formula="of:=AVERAGE([.A338];[.D338];[.G338];[.J338];[.M338];[.P338])" office:value-type="float" office:value="31.8333333333333" calcext:value-type="float">
            <text:p>31.8333333333333</text:p>
          </table:table-cell>
          <table:table-cell table:formula="of:=AVERAGE([.B338];[.E338];[.H338];[.K338];[.N338];[.Q338])" office:value-type="float" office:value="99.8016666666667" calcext:value-type="float">
            <text:p>99.801666666666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99.77" calcext:value-type="float">
            <text:p>99.7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9.81" calcext:value-type="float">
            <text:p>99.81</text:p>
          </table:table-cell>
          <table:table-cell/>
          <table:table-cell table:formula="of:=AVERAGE([.A339];[.D339];[.G339];[.J339];[.M339];[.P339])" office:value-type="float" office:value="33.5" calcext:value-type="float">
            <text:p>33.5</text:p>
          </table:table-cell>
          <table:table-cell table:formula="of:=AVERAGE([.B339];[.E339];[.H339];[.K339];[.N339];[.Q339])" office:value-type="float" office:value="99.8133333333333" calcext:value-type="float">
            <text:p>99.81333333333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9.77" calcext:value-type="float">
            <text:p>99.7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99.81" calcext:value-type="float">
            <text:p>99.81</text:p>
          </table:table-cell>
          <table:table-cell/>
          <table:table-cell table:formula="of:=AVERAGE([.A340];[.D340];[.G340];[.J340];[.M340];[.P340])" office:value-type="float" office:value="35.3333333333333" calcext:value-type="float">
            <text:p>35.3333333333333</text:p>
          </table:table-cell>
          <table:table-cell table:formula="of:=AVERAGE([.B340];[.E340];[.H340];[.K340];[.N340];[.Q340])" office:value-type="float" office:value="99.82" calcext:value-type="float">
            <text:p>99.8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99.82" calcext:value-type="float">
            <text:p>99.82</text:p>
          </table:table-cell>
          <table:table-cell/>
          <table:table-cell table:formula="of:=AVERAGE([.A341];[.D341];[.G341];[.J341];[.M341];[.P341])" office:value-type="float" office:value="37.3333333333333" calcext:value-type="float">
            <text:p>37.3333333333333</text:p>
          </table:table-cell>
          <table:table-cell table:formula="of:=AVERAGE([.B341];[.E341];[.H341];[.K341];[.N341];[.Q341])" office:value-type="float" office:value="99.8316666666667" calcext:value-type="float">
            <text:p>99.831666666666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9.83" calcext:value-type="float">
            <text:p>99.83</text:p>
          </table:table-cell>
          <table:table-cell/>
          <table:table-cell table:formula="of:=AVERAGE([.A342];[.D342];[.G342];[.J342];[.M342];[.P342])" office:value-type="float" office:value="39.5" calcext:value-type="float">
            <text:p>39.5</text:p>
          </table:table-cell>
          <table:table-cell table:formula="of:=AVERAGE([.B342];[.E342];[.H342];[.K342];[.N342];[.Q342])" office:value-type="float" office:value="99.84" calcext:value-type="float">
            <text:p>99.8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99.84" calcext:value-type="float">
            <text:p>99.84</text:p>
          </table:table-cell>
          <table:table-cell/>
          <table:table-cell table:formula="of:=AVERAGE([.A343];[.D343];[.G343];[.J343];[.M343];[.P343])" office:value-type="float" office:value="41" calcext:value-type="float">
            <text:p>41</text:p>
          </table:table-cell>
          <table:table-cell table:formula="of:=AVERAGE([.B343];[.E343];[.H343];[.K343];[.N343];[.Q343])" office:value-type="float" office:value="99.8466666666667" calcext:value-type="float">
            <text:p>99.846666666666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99.84" calcext:value-type="float">
            <text:p>99.84</text:p>
          </table:table-cell>
          <table:table-cell/>
          <table:table-cell table:formula="of:=AVERAGE([.A344];[.D344];[.G344];[.J344];[.M344];[.P344])" office:value-type="float" office:value="43.1666666666667" calcext:value-type="float">
            <text:p>43.1666666666667</text:p>
          </table:table-cell>
          <table:table-cell table:formula="of:=AVERAGE([.B344];[.E344];[.H344];[.K344];[.N344];[.Q344])" office:value-type="float" office:value="99.855" calcext:value-type="float">
            <text:p>99.85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99.86" calcext:value-type="float">
            <text:p>99.86</text:p>
          </table:table-cell>
          <table:table-cell/>
          <table:table-cell table:formula="of:=AVERAGE([.A345];[.D345];[.G345];[.J345];[.M345];[.P345])" office:value-type="float" office:value="46" calcext:value-type="float">
            <text:p>46</text:p>
          </table:table-cell>
          <table:table-cell table:formula="of:=AVERAGE([.B345];[.E345];[.H345];[.K345];[.N345];[.Q345])" office:value-type="float" office:value="99.8683333333333" calcext:value-type="float">
            <text:p>99.868333333333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99.86" calcext:value-type="float">
            <text:p>99.86</text:p>
          </table:table-cell>
          <table:table-cell/>
          <table:table-cell table:formula="of:=AVERAGE([.A346];[.D346];[.G346];[.J346];[.M346];[.P346])" office:value-type="float" office:value="49.1666666666667" calcext:value-type="float">
            <text:p>49.1666666666667</text:p>
          </table:table-cell>
          <table:table-cell table:formula="of:=AVERAGE([.B346];[.E346];[.H346];[.K346];[.N346];[.Q346])" office:value-type="float" office:value="99.875" calcext:value-type="float">
            <text:p>99.87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9.87" calcext:value-type="float">
            <text:p>99.87</text:p>
          </table:table-cell>
          <table:table-cell/>
          <table:table-cell table:formula="of:=AVERAGE([.A347];[.D347];[.G347];[.J347];[.M347];[.P347])" office:value-type="float" office:value="51.3333333333333" calcext:value-type="float">
            <text:p>51.3333333333333</text:p>
          </table:table-cell>
          <table:table-cell table:formula="of:=AVERAGE([.B347];[.E347];[.H347];[.K347];[.N347];[.Q347])" office:value-type="float" office:value="99.8816666666667" calcext:value-type="float">
            <text:p>99.881666666666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99.88" calcext:value-type="float">
            <text:p>99.88</text:p>
          </table:table-cell>
          <table:table-cell/>
          <table:table-cell table:formula="of:=AVERAGE([.A348];[.D348];[.G348];[.J348];[.M348];[.P348])" office:value-type="float" office:value="52.5" calcext:value-type="float">
            <text:p>52.5</text:p>
          </table:table-cell>
          <table:table-cell table:formula="of:=AVERAGE([.B348];[.E348];[.H348];[.K348];[.N348];[.Q348])" office:value-type="float" office:value="99.89" calcext:value-type="float">
            <text:p>99.8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99.9" calcext:value-type="float">
            <text:p>99.9</text:p>
          </table:table-cell>
          <table:table-cell/>
          <table:table-cell table:formula="of:=AVERAGE([.A349];[.D349];[.G349];[.J349];[.M349];[.P349])" office:value-type="float" office:value="54" calcext:value-type="float">
            <text:p>54</text:p>
          </table:table-cell>
          <table:table-cell table:formula="of:=AVERAGE([.B349];[.E349];[.H349];[.K349];[.N349];[.Q349])" office:value-type="float" office:value="99.8983333333333" calcext:value-type="float">
            <text:p>99.898333333333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99.91" calcext:value-type="float">
            <text:p>99.91</text:p>
          </table:table-cell>
          <table:table-cell/>
          <table:table-cell table:formula="of:=AVERAGE([.A350];[.D350];[.G350];[.J350];[.M350];[.P350])" office:value-type="float" office:value="58.5" calcext:value-type="float">
            <text:p>58.5</text:p>
          </table:table-cell>
          <table:table-cell table:formula="of:=AVERAGE([.B350];[.E350];[.H350];[.K350];[.N350];[.Q350])" office:value-type="float" office:value="99.905" calcext:value-type="float">
            <text:p>99.90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99.91" calcext:value-type="float">
            <text:p>99.91</text:p>
          </table:table-cell>
          <table:table-cell/>
          <table:table-cell table:formula="of:=AVERAGE([.A351];[.D351];[.G351];[.J351];[.M351];[.P351])" office:value-type="float" office:value="61.1666666666667" calcext:value-type="float">
            <text:p>61.1666666666667</text:p>
          </table:table-cell>
          <table:table-cell table:formula="of:=AVERAGE([.B351];[.E351];[.H351];[.K351];[.N351];[.Q351])" office:value-type="float" office:value="99.915" calcext:value-type="float">
            <text:p>99.91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99.92" calcext:value-type="float">
            <text:p>99.92</text:p>
          </table:table-cell>
          <table:table-cell/>
          <table:table-cell table:formula="of:=AVERAGE([.A352];[.D352];[.G352];[.J352];[.M352];[.P352])" office:value-type="float" office:value="63.8333333333333" calcext:value-type="float">
            <text:p>63.8333333333333</text:p>
          </table:table-cell>
          <table:table-cell table:formula="of:=AVERAGE([.B352];[.E352];[.H352];[.K352];[.N352];[.Q352])" office:value-type="float" office:value="99.92" calcext:value-type="float">
            <text:p>99.9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99.93" calcext:value-type="float">
            <text:p>99.93</text:p>
          </table:table-cell>
          <table:table-cell/>
          <table:table-cell table:formula="of:=AVERAGE([.A353];[.D353];[.G353];[.J353];[.M353];[.P353])" office:value-type="float" office:value="69.8333333333333" calcext:value-type="float">
            <text:p>69.8333333333333</text:p>
          </table:table-cell>
          <table:table-cell table:formula="of:=AVERAGE([.B353];[.E353];[.H353];[.K353];[.N353];[.Q353])" office:value-type="float" office:value="99.9283333333333" calcext:value-type="float">
            <text:p>99.928333333333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99.93" calcext:value-type="float">
            <text:p>99.93</text:p>
          </table:table-cell>
          <table:table-cell/>
          <table:table-cell table:formula="of:=AVERAGE([.A354];[.D354];[.G354];[.J354];[.M354];[.P354])" office:value-type="float" office:value="82.8333333333333" calcext:value-type="float">
            <text:p>82.8333333333333</text:p>
          </table:table-cell>
          <table:table-cell table:formula="of:=AVERAGE([.B354];[.E354];[.H354];[.K354];[.N354];[.Q354])" office:value-type="float" office:value="99.9366666666667" calcext:value-type="float">
            <text:p>99.936666666666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9.94" calcext:value-type="float">
            <text:p>99.94</text:p>
          </table:table-cell>
          <table:table-cell/>
          <table:table-cell table:formula="of:=AVERAGE([.A355];[.D355];[.G355];[.J355];[.M355];[.P355])" office:value-type="float" office:value="94" calcext:value-type="float">
            <text:p>94</text:p>
          </table:table-cell>
          <table:table-cell table:formula="of:=AVERAGE([.B355];[.E355];[.H355];[.K355];[.N355];[.Q355])" office:value-type="float" office:value="99.945" calcext:value-type="float">
            <text:p>99.94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99.94" calcext:value-type="float">
            <text:p>99.94</text:p>
          </table:table-cell>
          <table:table-cell/>
          <table:table-cell table:formula="of:=AVERAGE([.A356];[.D356];[.G356];[.J356];[.M356];[.P356])" office:value-type="float" office:value="125.333333333333" calcext:value-type="float">
            <text:p>125.333333333333</text:p>
          </table:table-cell>
          <table:table-cell table:formula="of:=AVERAGE([.B356];[.E356];[.H356];[.K356];[.N356];[.Q356])" office:value-type="float" office:value="99.95" calcext:value-type="float">
            <text:p>99.9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99.95" calcext:value-type="float">
            <text:p>99.95</text:p>
          </table:table-cell>
          <table:table-cell/>
          <table:table-cell table:formula="of:=AVERAGE([.A357];[.D357];[.G357];[.J357];[.M357];[.P357])" office:value-type="float" office:value="132.833333333333" calcext:value-type="float">
            <text:p>132.833333333333</text:p>
          </table:table-cell>
          <table:table-cell table:formula="of:=AVERAGE([.B357];[.E357];[.H357];[.K357];[.N357];[.Q357])" office:value-type="float" office:value="99.9566666666667" calcext:value-type="float">
            <text:p>99.956666666666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99.96" calcext:value-type="float">
            <text:p>99.96</text:p>
          </table:table-cell>
          <table:table-cell/>
          <table:table-cell table:formula="of:=AVERAGE([.A358];[.D358];[.G358];[.J358];[.M358];[.P358])" office:value-type="float" office:value="137.166666666667" calcext:value-type="float">
            <text:p>137.166666666667</text:p>
          </table:table-cell>
          <table:table-cell table:formula="of:=AVERAGE([.B358];[.E358];[.H358];[.K358];[.N358];[.Q358])" office:value-type="float" office:value="99.965" calcext:value-type="float">
            <text:p>99.96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99.96" calcext:value-type="float">
            <text:p>99.96</text:p>
          </table:table-cell>
          <table:table-cell/>
          <table:table-cell table:formula="of:=AVERAGE([.A359];[.D359];[.G359];[.J359];[.M359];[.P359])" office:value-type="float" office:value="141.833333333333" calcext:value-type="float">
            <text:p>141.833333333333</text:p>
          </table:table-cell>
          <table:table-cell table:formula="of:=AVERAGE([.B359];[.E359];[.H359];[.K359];[.N359];[.Q359])" office:value-type="float" office:value="99.9666666666667" calcext:value-type="float">
            <text:p>99.966666666666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9.98" calcext:value-type="float">
            <text:p>99.98</text:p>
          </table:table-cell>
          <table:table-cell/>
          <table:table-cell table:formula="of:=AVERAGE([.A360];[.D360];[.G360];[.J360];[.M360];[.P360])" office:value-type="float" office:value="150" calcext:value-type="float">
            <text:p>150</text:p>
          </table:table-cell>
          <table:table-cell table:formula="of:=AVERAGE([.B360];[.E360];[.H360];[.K360];[.N360];[.Q360])" office:value-type="float" office:value="99.975" calcext:value-type="float">
            <text:p>99.97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99.98" calcext:value-type="float">
            <text:p>99.98</text:p>
          </table:table-cell>
          <table:table-cell/>
          <table:table-cell table:formula="of:=AVERAGE([.A361];[.D361];[.G361];[.J361];[.M361];[.P361])" office:value-type="float" office:value="163.5" calcext:value-type="float">
            <text:p>163.5</text:p>
          </table:table-cell>
          <table:table-cell table:formula="of:=AVERAGE([.B361];[.E361];[.H361];[.K361];[.N361];[.Q361])" office:value-type="float" office:value="99.98" calcext:value-type="float">
            <text:p>99.9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99.99" calcext:value-type="float">
            <text:p>99.99</text:p>
          </table:table-cell>
          <table:table-cell/>
          <table:table-cell table:formula="of:=AVERAGE([.A362];[.D362];[.G362];[.J362];[.M362];[.P362])" office:value-type="float" office:value="190.833333333333" calcext:value-type="float">
            <text:p>190.833333333333</text:p>
          </table:table-cell>
          <table:table-cell table:formula="of:=AVERAGE([.B362];[.E362];[.H362];[.K362];[.N362];[.Q362])" office:value-type="float" office:value="99.9833333333333" calcext:value-type="float">
            <text:p>99.983333333333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99.99" calcext:value-type="float">
            <text:p>99.99</text:p>
          </table:table-cell>
          <table:table-cell/>
          <table:table-cell table:formula="of:=AVERAGE([.A363];[.D363];[.G363];[.J363];[.M363];[.P363])" office:value-type="float" office:value="201.333333333333" calcext:value-type="float">
            <text:p>201.333333333333</text:p>
          </table:table-cell>
          <table:table-cell table:formula="of:=AVERAGE([.B363];[.E363];[.H363];[.K363];[.N363];[.Q363])" office:value-type="float" office:value="99.9883333333333" calcext:value-type="float">
            <text:p>99.988333333333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364];[.D364];[.G364];[.J364];[.M364];[.P364])" office:value-type="float" office:value="215" calcext:value-type="float">
            <text:p>215</text:p>
          </table:table-cell>
          <table:table-cell table:formula="of:=AVERAGE([.B364];[.E364];[.H364];[.K364];[.N364];[.Q364])" office:value-type="float" office:value="99.9916666666667" calcext:value-type="float">
            <text:p>99.991666666666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365];[.D365];[.G365];[.J365];[.M365];[.P365])" office:value-type="float" office:value="246.666666666667" calcext:value-type="float">
            <text:p>246.666666666667</text:p>
          </table:table-cell>
          <table:table-cell table:formula="of:=AVERAGE([.B365];[.E365];[.H365];[.K365];[.N365];[.Q365])" office:value-type="float" office:value="99.995" calcext:value-type="float">
            <text:p>99.99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366];[.D366];[.G366];[.J366];[.M366];[.P366])" office:value-type="float" office:value="248.333333333333" calcext:value-type="float">
            <text:p>248.333333333333</text:p>
          </table:table-cell>
          <table:table-cell table:formula="of:=AVERAGE([.B366];[.E366];[.H366];[.K366];[.N366];[.Q366])" office:value-type="float" office:value="99.995" calcext:value-type="float">
            <text:p>99.99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367];[.D367];[.G367];[.J367];[.M367];[.P367])" office:value-type="float" office:value="251.666666666667" calcext:value-type="float">
            <text:p>251.666666666667</text:p>
          </table:table-cell>
          <table:table-cell table:formula="of:=AVERAGE([.B367];[.E367];[.H367];[.K367];[.N367];[.Q367])" office:value-type="float" office:value="99.9966666666667" calcext:value-type="float">
            <text:p>99.996666666666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368];[.D368];[.G368];[.J368];[.M368];[.P368])" office:value-type="float" office:value="255" calcext:value-type="float">
            <text:p>255</text:p>
          </table:table-cell>
          <table:table-cell table:formula="of:=AVERAGE([.B368];[.E368];[.H368];[.K368];[.N368];[.Q368])" office:value-type="float" office:value="99.9983333333333" calcext:value-type="float">
            <text:p>99.998333333333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369];[.D369];[.G369];[.J369];[.M369];[.P369])" office:value-type="float" office:value="256.666666666667" calcext:value-type="float">
            <text:p>256.666666666667</text:p>
          </table:table-cell>
          <table:table-cell table:formula="of:=AVERAGE([.B369];[.E369];[.H369];[.K369];[.N369];[.Q369])" office:value-type="float" office:value="99.9983333333333" calcext:value-type="float">
            <text:p>99.998333333333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370];[.D370];[.G370];[.J370];[.M370];[.P370])" office:value-type="float" office:value="260" calcext:value-type="float">
            <text:p>260</text:p>
          </table:table-cell>
          <table:table-cell table:formula="of:=AVERAGE([.B370];[.E370];[.H370];[.K370];[.N370];[.Q370])" office:value-type="float" office:value="100" calcext:value-type="float">
            <text:p>100</text:p>
          </table:table-cell>
        </table:table-row>
        <table:table-row table:style-name="ro1" table:number-rows-repeated="7">
          <table:table-cell table:number-columns-repeated="20"/>
        </table:table-row>
        <table:table-row table:style-name="ro1">
          <table:table-cell office:value-type="string" calcext:value-type="string">
            <text:p>k3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59" calcext:value-type="float">
            <text:p>0.59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61" calcext:value-type="float">
            <text:p>0.6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66" calcext:value-type="float">
            <text:p>0.66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AVERAGE([.A380];[.D380];[.G380];[.J380];[.M380];[.P380])" office:value-type="float" office:value="0.621666666666667" calcext:value-type="float">
            <text:p>0.621666666666667</text:p>
          </table:table-cell>
          <table:table-cell table:formula="of:=AVERAGE([.B380];[.E380];[.H380];[.K380];[.N380];[.Q380])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66" calcext:value-type="float">
            <text:p>0.66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62" calcext:value-type="float">
            <text:p>0.6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67" calcext:value-type="float">
            <text:p>0.67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0.02" calcext:value-type="float">
            <text:p>0.02</text:p>
          </table:table-cell>
          <table:table-cell/>
          <table:table-cell table:formula="of:=AVERAGE([.A381];[.D381];[.G381];[.J381];[.M381];[.P381])" office:value-type="float" office:value="0.64" calcext:value-type="float">
            <text:p>0.64</text:p>
          </table:table-cell>
          <table:table-cell table:formula="of:=AVERAGE([.B381];[.E381];[.H381];[.K381];[.N381];[.Q381])" office:value-type="float" office:value="0.0116666666666667" calcext:value-type="float">
            <text:p>0.011666666666667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63" calcext:value-type="float">
            <text:p>0.63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67" calcext:value-type="float">
            <text:p>0.67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63" calcext:value-type="float">
            <text:p>0.63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68" calcext:value-type="float">
            <text:p>0.68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66" calcext:value-type="float">
            <text:p>0.66</text:p>
          </table:table-cell>
          <table:table-cell office:value-type="float" office:value="0.03" calcext:value-type="float">
            <text:p>0.03</text:p>
          </table:table-cell>
          <table:table-cell/>
          <table:table-cell table:formula="of:=AVERAGE([.A382];[.D382];[.G382];[.J382];[.M382];[.P382])" office:value-type="float" office:value="0.655" calcext:value-type="float">
            <text:p>0.655</text:p>
          </table:table-cell>
          <table:table-cell table:formula="of:=AVERAGE([.B382];[.E382];[.H382];[.K382];[.N382];[.Q382])"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68" calcext:value-type="float">
            <text:p>0.68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0.68" calcext:value-type="float">
            <text:p>0.68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69" calcext:value-type="float">
            <text:p>0.69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67" calcext:value-type="float">
            <text:p>0.67</text:p>
          </table:table-cell>
          <table:table-cell office:value-type="float" office:value="0.05" calcext:value-type="float">
            <text:p>0.05</text:p>
          </table:table-cell>
          <table:table-cell/>
          <table:table-cell table:formula="of:=AVERAGE([.A383];[.D383];[.G383];[.J383];[.M383];[.P383])" office:value-type="float" office:value="0.681666666666667" calcext:value-type="float">
            <text:p>0.681666666666667</text:p>
          </table:table-cell>
          <table:table-cell table:formula="of:=AVERAGE([.B383];[.E383];[.H383];[.K383];[.N383];[.Q383])" office:value-type="float" office:value="0.045" calcext:value-type="float">
            <text:p>0.045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69" calcext:value-type="float">
            <text:p>0.69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0.69" calcext:value-type="float">
            <text:p>0.69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71" calcext:value-type="float">
            <text:p>0.71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68" calcext:value-type="float">
            <text:p>0.68</text:p>
          </table:table-cell>
          <table:table-cell office:value-type="float" office:value="0.07" calcext:value-type="float">
            <text:p>0.07</text:p>
          </table:table-cell>
          <table:table-cell/>
          <table:table-cell table:formula="of:=AVERAGE([.A384];[.D384];[.G384];[.J384];[.M384];[.P384])" office:value-type="float" office:value="0.691666666666667" calcext:value-type="float">
            <text:p>0.691666666666667</text:p>
          </table:table-cell>
          <table:table-cell table:formula="of:=AVERAGE([.B384];[.E384];[.H384];[.K384];[.N384];[.Q384])" office:value-type="float" office:value="0.0533333333333333" calcext:value-type="float">
            <text:p>0.053333333333333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0.72" calcext:value-type="float">
            <text:p>0.72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0.71" calcext:value-type="float">
            <text:p>0.71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0.69" calcext:value-type="float">
            <text:p>0.69</text:p>
          </table:table-cell>
          <table:table-cell office:value-type="float" office:value="0.08" calcext:value-type="float">
            <text:p>0.08</text:p>
          </table:table-cell>
          <table:table-cell/>
          <table:table-cell table:formula="of:=AVERAGE([.A385];[.D385];[.G385];[.J385];[.M385];[.P385])" office:value-type="float" office:value="0.701666666666667" calcext:value-type="float">
            <text:p>0.701666666666667</text:p>
          </table:table-cell>
          <table:table-cell table:formula="of:=AVERAGE([.B385];[.E385];[.H385];[.K385];[.N385];[.Q385])" office:value-type="float" office:value="0.0716666666666667" calcext:value-type="float">
            <text:p>0.071666666666667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0.71" calcext:value-type="float">
            <text:p>0.71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float" office:value="0.71" calcext:value-type="float">
            <text:p>0.71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float" office:value="0.73" calcext:value-type="float">
            <text:p>0.73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float" office:value="0.72" calcext:value-type="float">
            <text:p>0.72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11" calcext:value-type="float">
            <text:p>0.11</text:p>
          </table:table-cell>
          <table:table-cell/>
          <table:table-cell table:formula="of:=AVERAGE([.A386];[.D386];[.G386];[.J386];[.M386];[.P386])" office:value-type="float" office:value="0.711666666666667" calcext:value-type="float">
            <text:p>0.711666666666667</text:p>
          </table:table-cell>
          <table:table-cell table:formula="of:=AVERAGE([.B386];[.E386];[.H386];[.K386];[.N386];[.Q386])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72" calcext:value-type="float">
            <text:p>0.72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float" office:value="0.72" calcext:value-type="float">
            <text:p>0.72</text:p>
          </table:table-cell>
          <table:table-cell office:value-type="float" office:value="0.12" calcext:value-type="float">
            <text:p>0.12</text:p>
          </table:table-cell>
          <table:table-cell/>
          <table:table-cell office:value-type="float" office:value="0.74" calcext:value-type="float">
            <text:p>0.74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float" office:value="0.73" calcext:value-type="float">
            <text:p>0.73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float" office:value="0.71" calcext:value-type="float">
            <text:p>0.71</text:p>
          </table:table-cell>
          <table:table-cell office:value-type="float" office:value="0.12" calcext:value-type="float">
            <text:p>0.12</text:p>
          </table:table-cell>
          <table:table-cell/>
          <table:table-cell table:formula="of:=AVERAGE([.A387];[.D387];[.G387];[.J387];[.M387];[.P387])" office:value-type="float" office:value="0.721666666666667" calcext:value-type="float">
            <text:p>0.721666666666667</text:p>
          </table:table-cell>
          <table:table-cell table:formula="of:=AVERAGE([.B387];[.E387];[.H387];[.K387];[.N387];[.Q387])"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73" calcext:value-type="float">
            <text:p>0.73</text:p>
          </table:table-cell>
          <table:table-cell office:value-type="float" office:value="0.15" calcext:value-type="float">
            <text:p>0.15</text:p>
          </table:table-cell>
          <table:table-cell/>
          <table:table-cell office:value-type="float" office:value="0.73" calcext:value-type="float">
            <text:p>0.73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74" calcext:value-type="float">
            <text:p>0.74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float" office:value="0.72" calcext:value-type="float">
            <text:p>0.72</text:p>
          </table:table-cell>
          <table:table-cell office:value-type="float" office:value="0.14" calcext:value-type="float">
            <text:p>0.14</text:p>
          </table:table-cell>
          <table:table-cell/>
          <table:table-cell table:formula="of:=AVERAGE([.A388];[.D388];[.G388];[.J388];[.M388];[.P388])" office:value-type="float" office:value="0.731666666666667" calcext:value-type="float">
            <text:p>0.731666666666667</text:p>
          </table:table-cell>
          <table:table-cell table:formula="of:=AVERAGE([.B388];[.E388];[.H388];[.K388];[.N388];[.Q388])" office:value-type="float" office:value="0.148333333333333" calcext:value-type="float">
            <text:p>0.148333333333333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.15" calcext:value-type="float">
            <text:p>0.15</text:p>
          </table:table-cell>
          <table:table-cell/>
          <table:table-cell office:value-type="float" office:value="0.74" calcext:value-type="float">
            <text:p>0.74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22" calcext:value-type="float">
            <text:p>0.22</text:p>
          </table:table-cell>
          <table:table-cell/>
          <table:table-cell office:value-type="float" office:value="0.76" calcext:value-type="float">
            <text:p>0.76</text:p>
          </table:table-cell>
          <table:table-cell office:value-type="float" office:value="0.22" calcext:value-type="float">
            <text:p>0.22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float" office:value="0.73" calcext:value-type="float">
            <text:p>0.73</text:p>
          </table:table-cell>
          <table:table-cell office:value-type="float" office:value="0.15" calcext:value-type="float">
            <text:p>0.15</text:p>
          </table:table-cell>
          <table:table-cell/>
          <table:table-cell table:formula="of:=AVERAGE([.A389];[.D389];[.G389];[.J389];[.M389];[.P389])" office:value-type="float" office:value="0.743333333333333" calcext:value-type="float">
            <text:p>0.743333333333333</text:p>
          </table:table-cell>
          <table:table-cell table:formula="of:=AVERAGE([.B389];[.E389];[.H389];[.K389];[.N389];[.Q389])" office:value-type="float" office:value="0.183333333333333" calcext:value-type="float">
            <text:p>0.183333333333333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22" calcext:value-type="float">
            <text:p>0.22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21" calcext:value-type="float">
            <text:p>0.21</text:p>
          </table:table-cell>
          <table:table-cell/>
          <table:table-cell office:value-type="float" office:value="0.76" calcext:value-type="float">
            <text:p>0.76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28" calcext:value-type="float">
            <text:p>0.28</text:p>
          </table:table-cell>
          <table:table-cell/>
          <table:table-cell office:value-type="float" office:value="0.76" calcext:value-type="float">
            <text:p>0.76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float" office:value="0.74" calcext:value-type="float">
            <text:p>0.74</text:p>
          </table:table-cell>
          <table:table-cell office:value-type="float" office:value="0.18" calcext:value-type="float">
            <text:p>0.18</text:p>
          </table:table-cell>
          <table:table-cell/>
          <table:table-cell table:formula="of:=AVERAGE([.A390];[.D390];[.G390];[.J390];[.M390];[.P390])" office:value-type="float" office:value="0.753333333333333" calcext:value-type="float">
            <text:p>0.753333333333333</text:p>
          </table:table-cell>
          <table:table-cell table:formula="of:=AVERAGE([.B390];[.E390];[.H390];[.K390];[.N390];[.Q390])" office:value-type="float" office:value="0.226666666666667" calcext:value-type="float">
            <text:p>0.226666666666667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26" calcext:value-type="float">
            <text:p>0.26</text:p>
          </table:table-cell>
          <table:table-cell/>
          <table:table-cell office:value-type="float" office:value="0.76" calcext:value-type="float">
            <text:p>0.76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29" calcext:value-type="float">
            <text:p>0.29</text:p>
          </table:table-cell>
          <table:table-cell/>
          <table:table-cell office:value-type="float" office:value="0.78" calcext:value-type="float">
            <text:p>0.78</text:p>
          </table:table-cell>
          <table:table-cell office:value-type="float" office:value="0.34" calcext:value-type="float">
            <text:p>0.34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27" calcext:value-type="float">
            <text:p>0.27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23" calcext:value-type="float">
            <text:p>0.23</text:p>
          </table:table-cell>
          <table:table-cell/>
          <table:table-cell table:formula="of:=AVERAGE([.A391];[.D391];[.G391];[.J391];[.M391];[.P391])" office:value-type="float" office:value="0.763333333333333" calcext:value-type="float">
            <text:p>0.763333333333333</text:p>
          </table:table-cell>
          <table:table-cell table:formula="of:=AVERAGE([.B391];[.E391];[.H391];[.K391];[.N391];[.Q391])" office:value-type="float" office:value="0.273333333333333" calcext:value-type="float">
            <text:p>0.273333333333333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31" calcext:value-type="float">
            <text:p>0.31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28" calcext:value-type="float">
            <text:p>0.28</text:p>
          </table:table-cell>
          <table:table-cell/>
          <table:table-cell office:value-type="float" office:value="0.78" calcext:value-type="float">
            <text:p>0.78</text:p>
          </table:table-cell>
          <table:table-cell office:value-type="float" office:value="0.36" calcext:value-type="float">
            <text:p>0.36</text:p>
          </table:table-cell>
          <table:table-cell/>
          <table:table-cell office:value-type="float" office:value="0.79" calcext:value-type="float">
            <text:p>0.79</text:p>
          </table:table-cell>
          <table:table-cell office:value-type="float" office:value="0.37" calcext:value-type="float">
            <text:p>0.37</text:p>
          </table:table-cell>
          <table:table-cell/>
          <table:table-cell office:value-type="float" office:value="0.78" calcext:value-type="float">
            <text:p>0.78</text:p>
          </table:table-cell>
          <table:table-cell office:value-type="float" office:value="0.37" calcext:value-type="float">
            <text:p>0.37</text:p>
          </table:table-cell>
          <table:table-cell/>
          <table:table-cell office:value-type="float" office:value="0.76" calcext:value-type="float">
            <text:p>0.76</text:p>
          </table:table-cell>
          <table:table-cell office:value-type="float" office:value="0.27" calcext:value-type="float">
            <text:p>0.27</text:p>
          </table:table-cell>
          <table:table-cell/>
          <table:table-cell table:formula="of:=AVERAGE([.A392];[.D392];[.G392];[.J392];[.M392];[.P392])" office:value-type="float" office:value="0.773333333333333" calcext:value-type="float">
            <text:p>0.773333333333333</text:p>
          </table:table-cell>
          <table:table-cell table:formula="of:=AVERAGE([.B392];[.E392];[.H392];[.K392];[.N392];[.Q392])" office:value-type="float" office:value="0.326666666666667" calcext:value-type="float">
            <text:p>0.326666666666667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float" office:value="0.78" calcext:value-type="float">
            <text:p>0.78</text:p>
          </table:table-cell>
          <table:table-cell office:value-type="float" office:value="0.33" calcext:value-type="float">
            <text:p>0.33</text:p>
          </table:table-cell>
          <table:table-cell/>
          <table:table-cell office:value-type="float" office:value="0.79" calcext:value-type="float">
            <text:p>0.79</text:p>
          </table:table-cell>
          <table:table-cell office:value-type="float" office:value="0.43" calcext:value-type="float">
            <text:p>0.43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42" calcext:value-type="float">
            <text:p>0.42</text:p>
          </table:table-cell>
          <table:table-cell/>
          <table:table-cell office:value-type="float" office:value="0.79" calcext:value-type="float">
            <text:p>0.79</text:p>
          </table:table-cell>
          <table:table-cell office:value-type="float" office:value="0.45" calcext:value-type="float">
            <text:p>0.45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32" calcext:value-type="float">
            <text:p>0.32</text:p>
          </table:table-cell>
          <table:table-cell/>
          <table:table-cell table:formula="of:=AVERAGE([.A393];[.D393];[.G393];[.J393];[.M393];[.P393])" office:value-type="float" office:value="0.783333333333333" calcext:value-type="float">
            <text:p>0.783333333333333</text:p>
          </table:table-cell>
          <table:table-cell table:formula="of:=AVERAGE([.B393];[.E393];[.H393];[.K393];[.N393];[.Q393])" office:value-type="float" office:value="0.383333333333333" calcext:value-type="float">
            <text:p>0.383333333333333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41" calcext:value-type="float">
            <text:p>0.41</text:p>
          </table:table-cell>
          <table:table-cell/>
          <table:table-cell office:value-type="float" office:value="0.79" calcext:value-type="float">
            <text:p>0.79</text:p>
          </table:table-cell>
          <table:table-cell office:value-type="float" office:value="0.37" calcext:value-type="float">
            <text:p>0.37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51" calcext:value-type="float">
            <text:p>0.51</text:p>
          </table:table-cell>
          <table:table-cell/>
          <table:table-cell office:value-type="float" office:value="0.81" calcext:value-type="float">
            <text:p>0.81</text:p>
          </table:table-cell>
          <table:table-cell office:value-type="float" office:value="0.47" calcext:value-type="float">
            <text:p>0.47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78" calcext:value-type="float">
            <text:p>0.78</text:p>
          </table:table-cell>
          <table:table-cell office:value-type="float" office:value="0.36" calcext:value-type="float">
            <text:p>0.36</text:p>
          </table:table-cell>
          <table:table-cell/>
          <table:table-cell table:formula="of:=AVERAGE([.A394];[.D394];[.G394];[.J394];[.M394];[.P394])" office:value-type="float" office:value="0.793333333333333" calcext:value-type="float">
            <text:p>0.793333333333333</text:p>
          </table:table-cell>
          <table:table-cell table:formula="of:=AVERAGE([.B394];[.E394];[.H394];[.K394];[.N394];[.Q394])" office:value-type="float" office:value="0.436666666666667" calcext:value-type="float">
            <text:p>0.436666666666667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45" calcext:value-type="float">
            <text:p>0.45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43" calcext:value-type="float">
            <text:p>0.43</text:p>
          </table:table-cell>
          <table:table-cell/>
          <table:table-cell office:value-type="float" office:value="0.81" calcext:value-type="float">
            <text:p>0.81</text:p>
          </table:table-cell>
          <table:table-cell office:value-type="float" office:value="0.62" calcext:value-type="float">
            <text:p>0.62</text:p>
          </table:table-cell>
          <table:table-cell/>
          <table:table-cell office:value-type="float" office:value="0.82" calcext:value-type="float">
            <text:p>0.82</text:p>
          </table:table-cell>
          <table:table-cell office:value-type="float" office:value="0.52" calcext:value-type="float">
            <text:p>0.52</text:p>
          </table:table-cell>
          <table:table-cell/>
          <table:table-cell office:value-type="float" office:value="0.81" calcext:value-type="float">
            <text:p>0.81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float" office:value="0.79" calcext:value-type="float">
            <text:p>0.79</text:p>
          </table:table-cell>
          <table:table-cell office:value-type="float" office:value="0.42" calcext:value-type="float">
            <text:p>0.42</text:p>
          </table:table-cell>
          <table:table-cell/>
          <table:table-cell table:formula="of:=AVERAGE([.A395];[.D395];[.G395];[.J395];[.M395];[.P395])" office:value-type="float" office:value="0.803333333333333" calcext:value-type="float">
            <text:p>0.803333333333333</text:p>
          </table:table-cell>
          <table:table-cell table:formula="of:=AVERAGE([.B395];[.E395];[.H395];[.K395];[.N395];[.Q395])" office:value-type="float" office:value="0.501666666666667" calcext:value-type="float">
            <text:p>0.501666666666667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81" calcext:value-type="float">
            <text:p>0.81</text:p>
          </table:table-cell>
          <table:table-cell office:value-type="float" office:value="0.47" calcext:value-type="float">
            <text:p>0.47</text:p>
          </table:table-cell>
          <table:table-cell/>
          <table:table-cell office:value-type="float" office:value="0.82" calcext:value-type="float">
            <text:p>0.82</text:p>
          </table:table-cell>
          <table:table-cell office:value-type="float" office:value="0.67" calcext:value-type="float">
            <text:p>0.67</text:p>
          </table:table-cell>
          <table:table-cell/>
          <table:table-cell office:value-type="float" office:value="0.83" calcext:value-type="float">
            <text:p>0.83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float" office:value="0.82" calcext:value-type="float">
            <text:p>0.82</text:p>
          </table:table-cell>
          <table:table-cell office:value-type="float" office:value="0.65" calcext:value-type="float">
            <text:p>0.65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56" calcext:value-type="float">
            <text:p>0.56</text:p>
          </table:table-cell>
          <table:table-cell/>
          <table:table-cell table:formula="of:=AVERAGE([.A396];[.D396];[.G396];[.J396];[.M396];[.P396])" office:value-type="float" office:value="0.813333333333333" calcext:value-type="float">
            <text:p>0.813333333333333</text:p>
          </table:table-cell>
          <table:table-cell table:formula="of:=AVERAGE([.B396];[.E396];[.H396];[.K396];[.N396];[.Q396])" office:value-type="float" office:value="0.573333333333333" calcext:value-type="float">
            <text:p>0.573333333333333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56" calcext:value-type="float">
            <text:p>0.56</text:p>
          </table:table-cell>
          <table:table-cell/>
          <table:table-cell office:value-type="float" office:value="0.82" calcext:value-type="float">
            <text:p>0.82</text:p>
          </table:table-cell>
          <table:table-cell office:value-type="float" office:value="0.51" calcext:value-type="float">
            <text:p>0.51</text:p>
          </table:table-cell>
          <table:table-cell/>
          <table:table-cell office:value-type="float" office:value="0.83" calcext:value-type="float">
            <text:p>0.83</text:p>
          </table:table-cell>
          <table:table-cell office:value-type="float" office:value="0.81" calcext:value-type="float">
            <text:p>0.81</text:p>
          </table:table-cell>
          <table:table-cell/>
          <table:table-cell office:value-type="float" office:value="0.84" calcext:value-type="float">
            <text:p>0.84</text:p>
          </table:table-cell>
          <table:table-cell office:value-type="float" office:value="0.68" calcext:value-type="float">
            <text:p>0.68</text:p>
          </table:table-cell>
          <table:table-cell/>
          <table:table-cell office:value-type="float" office:value="0.83" calcext:value-type="float">
            <text:p>0.83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81" calcext:value-type="float">
            <text:p>0.81</text:p>
          </table:table-cell>
          <table:table-cell office:value-type="float" office:value="0.64" calcext:value-type="float">
            <text:p>0.64</text:p>
          </table:table-cell>
          <table:table-cell/>
          <table:table-cell table:formula="of:=AVERAGE([.A397];[.D397];[.G397];[.J397];[.M397];[.P397])" office:value-type="float" office:value="0.823333333333334" calcext:value-type="float">
            <text:p>0.823333333333334</text:p>
          </table:table-cell>
          <table:table-cell table:formula="of:=AVERAGE([.B397];[.E397];[.H397];[.K397];[.N397];[.Q397])" office:value-type="float" office:value="0.658333333333333" calcext:value-type="float">
            <text:p>0.658333333333333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64" calcext:value-type="float">
            <text:p>0.64</text:p>
          </table:table-cell>
          <table:table-cell/>
          <table:table-cell office:value-type="float" office:value="0.83" calcext:value-type="float">
            <text:p>0.83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float" office:value="0.84" calcext:value-type="float">
            <text:p>0.84</text:p>
          </table:table-cell>
          <table:table-cell office:value-type="float" office:value="0.93" calcext:value-type="float">
            <text:p>0.93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84" calcext:value-type="float">
            <text:p>0.84</text:p>
          </table:table-cell>
          <table:table-cell office:value-type="float" office:value="0.88" calcext:value-type="float">
            <text:p>0.88</text:p>
          </table:table-cell>
          <table:table-cell/>
          <table:table-cell office:value-type="float" office:value="0.82" calcext:value-type="float">
            <text:p>0.82</text:p>
          </table:table-cell>
          <table:table-cell office:value-type="float" office:value="0.76" calcext:value-type="float">
            <text:p>0.76</text:p>
          </table:table-cell>
          <table:table-cell/>
          <table:table-cell table:formula="of:=AVERAGE([.A398];[.D398];[.G398];[.J398];[.M398];[.P398])" office:value-type="float" office:value="0.833333333333333" calcext:value-type="float">
            <text:p>0.833333333333333</text:p>
          </table:table-cell>
          <table:table-cell table:formula="of:=AVERAGE([.B398];[.E398];[.H398];[.K398];[.N398];[.Q398])" office:value-type="float" office:value="0.755" calcext:value-type="float">
            <text:p>0.755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76" calcext:value-type="float">
            <text:p>0.76</text:p>
          </table:table-cell>
          <table:table-cell/>
          <table:table-cell office:value-type="float" office:value="0.84" calcext:value-type="float">
            <text:p>0.84</text:p>
          </table:table-cell>
          <table:table-cell office:value-type="float" office:value="0.67" calcext:value-type="float">
            <text:p>0.67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1.02" calcext:value-type="float">
            <text:p>1.02</text:p>
          </table:table-cell>
          <table:table-cell/>
          <table:table-cell office:value-type="float" office:value="0.86" calcext:value-type="float">
            <text:p>0.86</text:p>
          </table:table-cell>
          <table:table-cell office:value-type="float" office:value="0.88" calcext:value-type="float">
            <text:p>0.88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1.01" calcext:value-type="float">
            <text:p>1.01</text:p>
          </table:table-cell>
          <table:table-cell/>
          <table:table-cell office:value-type="float" office:value="0.83" calcext:value-type="float">
            <text:p>0.83</text:p>
          </table:table-cell>
          <table:table-cell office:value-type="float" office:value="0.88" calcext:value-type="float">
            <text:p>0.88</text:p>
          </table:table-cell>
          <table:table-cell/>
          <table:table-cell table:formula="of:=AVERAGE([.A399];[.D399];[.G399];[.J399];[.M399];[.P399])" office:value-type="float" office:value="0.843333333333333" calcext:value-type="float">
            <text:p>0.843333333333333</text:p>
          </table:table-cell>
          <table:table-cell table:formula="of:=AVERAGE([.B399];[.E399];[.H399];[.K399];[.N399];[.Q399])" office:value-type="float" office:value="0.87" calcext:value-type="float">
            <text:p>0.87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87" calcext:value-type="float">
            <text:p>0.87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0.79" calcext:value-type="float">
            <text:p>0.79</text:p>
          </table:table-cell>
          <table:table-cell/>
          <table:table-cell office:value-type="float" office:value="0.86" calcext:value-type="float">
            <text:p>0.86</text:p>
          </table:table-cell>
          <table:table-cell office:value-type="float" office:value="1.15" calcext:value-type="float">
            <text:p>1.15</text:p>
          </table:table-cell>
          <table:table-cell/>
          <table:table-cell office:value-type="float" office:value="0.87" calcext:value-type="float">
            <text:p>0.87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86" calcext:value-type="float">
            <text:p>0.86</text:p>
          </table:table-cell>
          <table:table-cell office:value-type="float" office:value="1.12" calcext:value-type="float">
            <text:p>1.12</text:p>
          </table:table-cell>
          <table:table-cell/>
          <table:table-cell office:value-type="float" office:value="0.84" calcext:value-type="float">
            <text:p>0.84</text:p>
          </table:table-cell>
          <table:table-cell office:value-type="float" office:value="0.97" calcext:value-type="float">
            <text:p>0.97</text:p>
          </table:table-cell>
          <table:table-cell/>
          <table:table-cell table:formula="of:=AVERAGE([.A400];[.D400];[.G400];[.J400];[.M400];[.P400])" office:value-type="float" office:value="0.853333333333333" calcext:value-type="float">
            <text:p>0.853333333333333</text:p>
          </table:table-cell>
          <table:table-cell table:formula="of:=AVERAGE([.B400];[.E400];[.H400];[.K400];[.N400];[.Q400])" office:value-type="float" office:value="0.981666666666667" calcext:value-type="float">
            <text:p>0.981666666666667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1.02" calcext:value-type="float">
            <text:p>1.02</text:p>
          </table:table-cell>
          <table:table-cell/>
          <table:table-cell office:value-type="float" office:value="0.86" calcext:value-type="float">
            <text:p>0.86</text:p>
          </table:table-cell>
          <table:table-cell office:value-type="float" office:value="0.89" calcext:value-type="float">
            <text:p>0.89</text:p>
          </table:table-cell>
          <table:table-cell/>
          <table:table-cell office:value-type="float" office:value="0.87" calcext:value-type="float">
            <text:p>0.87</text:p>
          </table:table-cell>
          <table:table-cell office:value-type="float" office:value="1.27" calcext:value-type="float">
            <text:p>1.27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1.1" calcext:value-type="float">
            <text:p>1.1</text:p>
          </table:table-cell>
          <table:table-cell/>
          <table:table-cell office:value-type="float" office:value="0.87" calcext:value-type="float">
            <text:p>0.87</text:p>
          </table:table-cell>
          <table:table-cell office:value-type="float" office:value="1.22" calcext:value-type="float">
            <text:p>1.22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1.12" calcext:value-type="float">
            <text:p>1.12</text:p>
          </table:table-cell>
          <table:table-cell/>
          <table:table-cell table:formula="of:=AVERAGE([.A401];[.D401];[.G401];[.J401];[.M401];[.P401])" office:value-type="float" office:value="0.863333333333333" calcext:value-type="float">
            <text:p>0.863333333333333</text:p>
          </table:table-cell>
          <table:table-cell table:formula="of:=AVERAGE([.B401];[.E401];[.H401];[.K401];[.N401];[.Q401])" office:value-type="float" office:value="1.10333333333333" calcext:value-type="float">
            <text:p>1.10333333333333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1.19" calcext:value-type="float">
            <text:p>1.19</text:p>
          </table:table-cell>
          <table:table-cell/>
          <table:table-cell office:value-type="float" office:value="0.87" calcext:value-type="float">
            <text:p>0.87</text:p>
          </table:table-cell>
          <table:table-cell office:value-type="float" office:value="1.01" calcext:value-type="float">
            <text:p>1.01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float" office:value="0.89" calcext:value-type="float">
            <text:p>0.89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1.36" calcext:value-type="float">
            <text:p>1.36</text:p>
          </table:table-cell>
          <table:table-cell/>
          <table:table-cell office:value-type="float" office:value="0.86" calcext:value-type="float">
            <text:p>0.86</text:p>
          </table:table-cell>
          <table:table-cell office:value-type="float" office:value="1.25" calcext:value-type="float">
            <text:p>1.25</text:p>
          </table:table-cell>
          <table:table-cell/>
          <table:table-cell table:formula="of:=AVERAGE([.A402];[.D402];[.G402];[.J402];[.M402];[.P402])" office:value-type="float" office:value="0.873333333333333" calcext:value-type="float">
            <text:p>0.873333333333333</text:p>
          </table:table-cell>
          <table:table-cell table:formula="of:=AVERAGE([.B402];[.E402];[.H402];[.K402];[.N402];[.Q402])" office:value-type="float" office:value="1.24333333333333" calcext:value-type="float">
            <text:p>1.24333333333333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1.27" calcext:value-type="float">
            <text:p>1.27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1.13" calcext:value-type="float">
            <text:p>1.13</text:p>
          </table:table-cell>
          <table:table-cell/>
          <table:table-cell office:value-type="float" office:value="0.89" calcext:value-type="float">
            <text:p>0.89</text:p>
          </table:table-cell>
          <table:table-cell office:value-type="float" office:value="1.55" calcext:value-type="float">
            <text:p>1.55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.36" calcext:value-type="float">
            <text:p>1.36</text:p>
          </table:table-cell>
          <table:table-cell/>
          <table:table-cell office:value-type="float" office:value="0.89" calcext:value-type="float">
            <text:p>0.89</text:p>
          </table:table-cell>
          <table:table-cell office:value-type="float" office:value="1.54" calcext:value-type="float">
            <text:p>1.54</text:p>
          </table:table-cell>
          <table:table-cell/>
          <table:table-cell office:value-type="float" office:value="0.87" calcext:value-type="float">
            <text:p>0.87</text:p>
          </table:table-cell>
          <table:table-cell office:value-type="float" office:value="1.39" calcext:value-type="float">
            <text:p>1.39</text:p>
          </table:table-cell>
          <table:table-cell/>
          <table:table-cell table:formula="of:=AVERAGE([.A403];[.D403];[.G403];[.J403];[.M403];[.P403])" office:value-type="float" office:value="0.883333333333333" calcext:value-type="float">
            <text:p>0.883333333333333</text:p>
          </table:table-cell>
          <table:table-cell table:formula="of:=AVERAGE([.B403];[.E403];[.H403];[.K403];[.N403];[.Q403])" office:value-type="float" office:value="1.37333333333333" calcext:value-type="float">
            <text:p>1.37333333333333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1.44" calcext:value-type="float">
            <text:p>1.44</text:p>
          </table:table-cell>
          <table:table-cell/>
          <table:table-cell office:value-type="float" office:value="0.89" calcext:value-type="float">
            <text:p>0.89</text:p>
          </table:table-cell>
          <table:table-cell office:value-type="float" office:value="1.31" calcext:value-type="float">
            <text:p>1.31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.75" calcext:value-type="float">
            <text:p>1.75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1.54" calcext:value-type="float">
            <text:p>1.54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.69" calcext:value-type="float">
            <text:p>1.69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1.61" calcext:value-type="float">
            <text:p>1.61</text:p>
          </table:table-cell>
          <table:table-cell/>
          <table:table-cell table:formula="of:=AVERAGE([.A404];[.D404];[.G404];[.J404];[.M404];[.P404])" office:value-type="float" office:value="0.893333333333333" calcext:value-type="float">
            <text:p>0.893333333333333</text:p>
          </table:table-cell>
          <table:table-cell table:formula="of:=AVERAGE([.B404];[.E404];[.H404];[.K404];[.N404];[.Q404])" office:value-type="float" office:value="1.55666666666667" calcext:value-type="float">
            <text:p>1.55666666666667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1.58" calcext:value-type="float">
            <text:p>1.58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.44" calcext:value-type="float">
            <text:p>1.44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1.95" calcext:value-type="float">
            <text:p>1.95</text:p>
          </table:table-cell>
          <table:table-cell/>
          <table:table-cell office:value-type="float" office:value="0.92" calcext:value-type="float">
            <text:p>0.92</text:p>
          </table:table-cell>
          <table:table-cell office:value-type="float" office:value="1.75" calcext:value-type="float">
            <text:p>1.75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1.89" calcext:value-type="float">
            <text:p>1.89</text:p>
          </table:table-cell>
          <table:table-cell/>
          <table:table-cell office:value-type="float" office:value="0.89" calcext:value-type="float">
            <text:p>0.89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AVERAGE([.A405];[.D405];[.G405];[.J405];[.M405];[.P405])" office:value-type="float" office:value="0.903333333333333" calcext:value-type="float">
            <text:p>0.903333333333333</text:p>
          </table:table-cell>
          <table:table-cell table:formula="of:=AVERAGE([.B405];[.E405];[.H405];[.K405];[.N405];[.Q405])" office:value-type="float" office:value="1.735" calcext:value-type="float">
            <text:p>1.735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.78" calcext:value-type="float">
            <text:p>1.78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1.58" calcext:value-type="float">
            <text:p>1.58</text:p>
          </table:table-cell>
          <table:table-cell/>
          <table:table-cell office:value-type="float" office:value="0.92" calcext:value-type="float">
            <text:p>0.92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float" office:value="1.93" calcext:value-type="float">
            <text:p>1.93</text:p>
          </table:table-cell>
          <table:table-cell/>
          <table:table-cell office:value-type="float" office:value="0.92" calcext:value-type="float">
            <text:p>0.92</text:p>
          </table:table-cell>
          <table:table-cell office:value-type="float" office:value="2.03" calcext:value-type="float">
            <text:p>2.03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.96" calcext:value-type="float">
            <text:p>1.96</text:p>
          </table:table-cell>
          <table:table-cell/>
          <table:table-cell table:formula="of:=AVERAGE([.A406];[.D406];[.G406];[.J406];[.M406];[.P406])" office:value-type="float" office:value="0.913333333333333" calcext:value-type="float">
            <text:p>0.913333333333333</text:p>
          </table:table-cell>
          <table:table-cell table:formula="of:=AVERAGE([.B406];[.E406];[.H406];[.K406];[.N406];[.Q406])" office:value-type="float" office:value="1.91333333333333" calcext:value-type="float">
            <text:p>1.91333333333333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1.99" calcext:value-type="float">
            <text:p>1.99</text:p>
          </table:table-cell>
          <table:table-cell/>
          <table:table-cell office:value-type="float" office:value="0.92" calcext:value-type="float">
            <text:p>0.92</text:p>
          </table:table-cell>
          <table:table-cell office:value-type="float" office:value="1.77" calcext:value-type="float">
            <text:p>1.77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float" office:value="2.48" calcext:value-type="float">
            <text:p>2.48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2.1" calcext:value-type="float">
            <text:p>2.1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float" office:value="2.22" calcext:value-type="float">
            <text:p>2.22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2.17" calcext:value-type="float">
            <text:p>2.17</text:p>
          </table:table-cell>
          <table:table-cell/>
          <table:table-cell table:formula="of:=AVERAGE([.A407];[.D407];[.G407];[.J407];[.M407];[.P407])" office:value-type="float" office:value="0.923333333333333" calcext:value-type="float">
            <text:p>0.923333333333333</text:p>
          </table:table-cell>
          <table:table-cell table:formula="of:=AVERAGE([.B407];[.E407];[.H407];[.K407];[.N407];[.Q407])" office:value-type="float" office:value="2.12166666666667" calcext:value-type="float">
            <text:p>2.12166666666667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2.17" calcext:value-type="float">
            <text:p>2.17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float" office:value="1.92" calcext:value-type="float">
            <text:p>1.92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2.69" calcext:value-type="float">
            <text:p>2.69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2.28" calcext:value-type="float">
            <text:p>2.28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0.92" calcext:value-type="float">
            <text:p>0.92</text:p>
          </table:table-cell>
          <table:table-cell office:value-type="float" office:value="2.36" calcext:value-type="float">
            <text:p>2.36</text:p>
          </table:table-cell>
          <table:table-cell/>
          <table:table-cell table:formula="of:=AVERAGE([.A408];[.D408];[.G408];[.J408];[.M408];[.P408])" office:value-type="float" office:value="0.933333333333333" calcext:value-type="float">
            <text:p>0.933333333333333</text:p>
          </table:table-cell>
          <table:table-cell table:formula="of:=AVERAGE([.B408];[.E408];[.H408];[.K408];[.N408];[.Q408])" office:value-type="float" office:value="2.32" calcext:value-type="float">
            <text:p>2.32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2.43" calcext:value-type="float">
            <text:p>2.43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2.23" calcext:value-type="float">
            <text:p>2.23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2.96" calcext:value-type="float">
            <text:p>2.96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2.75" calcext:value-type="float">
            <text:p>2.75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float" office:value="2.54" calcext:value-type="float">
            <text:p>2.54</text:p>
          </table:table-cell>
          <table:table-cell/>
          <table:table-cell table:formula="of:=AVERAGE([.A409];[.D409];[.G409];[.J409];[.M409];[.P409])" office:value-type="float" office:value="0.943333333333333" calcext:value-type="float">
            <text:p>0.943333333333333</text:p>
          </table:table-cell>
          <table:table-cell table:formula="of:=AVERAGE([.B409];[.E409];[.H409];[.K409];[.N409];[.Q409])" office:value-type="float" office:value="2.56833333333333" calcext:value-type="float">
            <text:p>2.56833333333333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2.63" calcext:value-type="float">
            <text:p>2.63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2.45" calcext:value-type="float">
            <text:p>2.45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3.16" calcext:value-type="float">
            <text:p>3.16</text:p>
          </table:table-cell>
          <table:table-cell/>
          <table:table-cell office:value-type="float" office:value="0.97" calcext:value-type="float">
            <text:p>0.97</text:p>
          </table:table-cell>
          <table:table-cell office:value-type="float" office:value="2.8" calcext:value-type="float">
            <text:p>2.8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2.95" calcext:value-type="float">
            <text:p>2.95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2.87" calcext:value-type="float">
            <text:p>2.87</text:p>
          </table:table-cell>
          <table:table-cell/>
          <table:table-cell table:formula="of:=AVERAGE([.A410];[.D410];[.G410];[.J410];[.M410];[.P410])" office:value-type="float" office:value="0.953333333333334" calcext:value-type="float">
            <text:p>0.953333333333334</text:p>
          </table:table-cell>
          <table:table-cell table:formula="of:=AVERAGE([.B410];[.E410];[.H410];[.K410];[.N410];[.Q410])" office:value-type="float" office:value="2.81" calcext:value-type="float">
            <text:p>2.81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2.92" calcext:value-type="float">
            <text:p>2.92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2.63" calcext:value-type="float">
            <text:p>2.63</text:p>
          </table:table-cell>
          <table:table-cell/>
          <table:table-cell office:value-type="float" office:value="0.97" calcext:value-type="float">
            <text:p>0.97</text:p>
          </table:table-cell>
          <table:table-cell office:value-type="float" office:value="3.44" calcext:value-type="float">
            <text:p>3.44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3.11" calcext:value-type="float">
            <text:p>3.11</text:p>
          </table:table-cell>
          <table:table-cell/>
          <table:table-cell office:value-type="float" office:value="0.97" calcext:value-type="float">
            <text:p>0.97</text:p>
          </table:table-cell>
          <table:table-cell office:value-type="float" office:value="3.21" calcext:value-type="float">
            <text:p>3.21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3.08" calcext:value-type="float">
            <text:p>3.08</text:p>
          </table:table-cell>
          <table:table-cell/>
          <table:table-cell table:formula="of:=AVERAGE([.A411];[.D411];[.G411];[.J411];[.M411];[.P411])" office:value-type="float" office:value="0.963333333333333" calcext:value-type="float">
            <text:p>0.963333333333333</text:p>
          </table:table-cell>
          <table:table-cell table:formula="of:=AVERAGE([.B411];[.E411];[.H411];[.K411];[.N411];[.Q411])" office:value-type="float" office:value="3.065" calcext:value-type="float">
            <text:p>3.065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3.24" calcext:value-type="float">
            <text:p>3.24</text:p>
          </table:table-cell>
          <table:table-cell/>
          <table:table-cell office:value-type="float" office:value="0.97" calcext:value-type="float">
            <text:p>0.97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3.76" calcext:value-type="float">
            <text:p>3.76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float" office:value="3.37" calcext:value-type="float">
            <text:p>3.37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3.58" calcext:value-type="float">
            <text:p>3.58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3.34" calcext:value-type="float">
            <text:p>3.34</text:p>
          </table:table-cell>
          <table:table-cell/>
          <table:table-cell table:formula="of:=AVERAGE([.A412];[.D412];[.G412];[.J412];[.M412];[.P412])" office:value-type="float" office:value="0.973333333333333" calcext:value-type="float">
            <text:p>0.973333333333333</text:p>
          </table:table-cell>
          <table:table-cell table:formula="of:=AVERAGE([.B412];[.E412];[.H412];[.K412];[.N412];[.Q412])" office:value-type="float" office:value="3.365" calcext:value-type="float">
            <text:p>3.365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3.55" calcext:value-type="float">
            <text:p>3.55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3.19" calcext:value-type="float">
            <text:p>3.19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float" office:value="4.1" calcext:value-type="float">
            <text:p>4.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4" calcext:value-type="float">
            <text:p>5.4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float" office:value="3.91" calcext:value-type="float">
            <text:p>3.91</text:p>
          </table:table-cell>
          <table:table-cell/>
          <table:table-cell office:value-type="float" office:value="0.97" calcext:value-type="float">
            <text:p>0.97</text:p>
          </table:table-cell>
          <table:table-cell office:value-type="float" office:value="3.66" calcext:value-type="float">
            <text:p>3.66</text:p>
          </table:table-cell>
          <table:table-cell/>
          <table:table-cell table:formula="of:=AVERAGE([.A413];[.D413];[.G413];[.J413];[.M413];[.P413])" office:value-type="float" office:value="0.983333333333333" calcext:value-type="float">
            <text:p>0.983333333333333</text:p>
          </table:table-cell>
          <table:table-cell table:formula="of:=AVERAGE([.B413];[.E413];[.H413];[.K413];[.N413];[.Q413])" office:value-type="float" office:value="3.96833333333333" calcext:value-type="float">
            <text:p>3.96833333333333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.8" calcext:value-type="float">
            <text:p>3.8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float" office:value="3.57" calcext:value-type="float">
            <text:p>3.5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3" calcext:value-type="float">
            <text:p>6.3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9.97" calcext:value-type="float">
            <text:p>9.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26" calcext:value-type="float">
            <text:p>6.26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4.08" calcext:value-type="float">
            <text:p>4.08</text:p>
          </table:table-cell>
          <table:table-cell/>
          <table:table-cell table:formula="of:=AVERAGE([.A414];[.D414];[.G414];[.J414];[.M414];[.P414])" office:value-type="float" office:value="1.00833333333333" calcext:value-type="float">
            <text:p>1.00833333333333</text:p>
          </table:table-cell>
          <table:table-cell table:formula="of:=AVERAGE([.B414];[.E414];[.H414];[.K414];[.N414];[.Q414])" office:value-type="float" office:value="5.66333333333333" calcext:value-type="float">
            <text:p>5.66333333333333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4.16" calcext:value-type="float">
            <text:p>4.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55" calcext:value-type="float">
            <text:p>5.55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11.89" calcext:value-type="float">
            <text:p>11.89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16.88" calcext:value-type="float">
            <text:p>16.88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11.48" calcext:value-type="float">
            <text:p>11.48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float" office:value="4.43" calcext:value-type="float">
            <text:p>4.43</text:p>
          </table:table-cell>
          <table:table-cell/>
          <table:table-cell table:formula="of:=AVERAGE([.A415];[.D415];[.G415];[.J415];[.M415];[.P415])" office:value-type="float" office:value="1.06333333333333" calcext:value-type="float">
            <text:p>1.06333333333333</text:p>
          </table:table-cell>
          <table:table-cell table:formula="of:=AVERAGE([.B415];[.E415];[.H415];[.K415];[.N415];[.Q415])" office:value-type="float" office:value="9.065" calcext:value-type="float">
            <text:p>9.0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56" calcext:value-type="float">
            <text:p>6.56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9.97" calcext:value-type="float">
            <text:p>9.97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19.11" calcext:value-type="float">
            <text:p>19.11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23.87" calcext:value-type="float">
            <text:p>23.87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18.1" calcext:value-type="float">
            <text:p>18.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9" calcext:value-type="float">
            <text:p>6.9</text:p>
          </table:table-cell>
          <table:table-cell/>
          <table:table-cell table:formula="of:=AVERAGE([.A416];[.D416];[.G416];[.J416];[.M416];[.P416])" office:value-type="float" office:value="1.13333333333333" calcext:value-type="float">
            <text:p>1.13333333333333</text:p>
          </table:table-cell>
          <table:table-cell table:formula="of:=AVERAGE([.B416];[.E416];[.H416];[.K416];[.N416];[.Q416])" office:value-type="float" office:value="14.085" calcext:value-type="float">
            <text:p>14.085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2.31" calcext:value-type="float">
            <text:p>12.31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16.58" calcext:value-type="float">
            <text:p>16.58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27.58" calcext:value-type="float">
            <text:p>27.58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31.37" calcext:value-type="float">
            <text:p>31.37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26.02" calcext:value-type="float">
            <text:p>26.02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12.87" calcext:value-type="float">
            <text:p>12.87</text:p>
          </table:table-cell>
          <table:table-cell/>
          <table:table-cell table:formula="of:=AVERAGE([.A417];[.D417];[.G417];[.J417];[.M417];[.P417])" office:value-type="float" office:value="1.23333333333333" calcext:value-type="float">
            <text:p>1.23333333333333</text:p>
          </table:table-cell>
          <table:table-cell table:formula="of:=AVERAGE([.B417];[.E417];[.H417];[.K417];[.N417];[.Q417])" office:value-type="float" office:value="21.1216666666667" calcext:value-type="float">
            <text:p>21.1216666666667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20.62" calcext:value-type="float">
            <text:p>20.62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24.71" calcext:value-type="float">
            <text:p>24.71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36.06" calcext:value-type="float">
            <text:p>36.06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38.48" calcext:value-type="float">
            <text:p>38.48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33.58" calcext:value-type="float">
            <text:p>33.58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20.2" calcext:value-type="float">
            <text:p>20.2</text:p>
          </table:table-cell>
          <table:table-cell/>
          <table:table-cell table:formula="of:=AVERAGE([.A418];[.D418];[.G418];[.J418];[.M418];[.P418])" office:value-type="float" office:value="1.33333333333333" calcext:value-type="float">
            <text:p>1.33333333333333</text:p>
          </table:table-cell>
          <table:table-cell table:formula="of:=AVERAGE([.B418];[.E418];[.H418];[.K418];[.N418];[.Q418])" office:value-type="float" office:value="28.9416666666667" calcext:value-type="float">
            <text:p>28.9416666666667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28.97" calcext:value-type="float">
            <text:p>28.97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32.56" calcext:value-type="float">
            <text:p>32.56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43.52" calcext:value-type="float">
            <text:p>43.52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44.85" calcext:value-type="float">
            <text:p>44.85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40.2" calcext:value-type="float">
            <text:p>40.2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28.01" calcext:value-type="float">
            <text:p>28.01</text:p>
          </table:table-cell>
          <table:table-cell/>
          <table:table-cell table:formula="of:=AVERAGE([.A419];[.D419];[.G419];[.J419];[.M419];[.P419])" office:value-type="float" office:value="1.43333333333333" calcext:value-type="float">
            <text:p>1.43333333333333</text:p>
          </table:table-cell>
          <table:table-cell table:formula="of:=AVERAGE([.B419];[.E419];[.H419];[.K419];[.N419];[.Q419])" office:value-type="float" office:value="36.3516666666667" calcext:value-type="float">
            <text:p>36.3516666666667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37.46" calcext:value-type="float">
            <text:p>37.46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39.92" calcext:value-type="float">
            <text:p>39.92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49.44" calcext:value-type="float">
            <text:p>49.44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50.24" calcext:value-type="float">
            <text:p>50.24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46.04" calcext:value-type="float">
            <text:p>46.04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35.53" calcext:value-type="float">
            <text:p>35.53</text:p>
          </table:table-cell>
          <table:table-cell/>
          <table:table-cell table:formula="of:=AVERAGE([.A420];[.D420];[.G420];[.J420];[.M420];[.P420])" office:value-type="float" office:value="1.53333333333333" calcext:value-type="float">
            <text:p>1.53333333333333</text:p>
          </table:table-cell>
          <table:table-cell table:formula="of:=AVERAGE([.B420];[.E420];[.H420];[.K420];[.N420];[.Q420])" office:value-type="float" office:value="43.105" calcext:value-type="float">
            <text:p>43.105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44.99" calcext:value-type="float">
            <text:p>44.99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46.64" calcext:value-type="float">
            <text:p>46.64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54.26" calcext:value-type="float">
            <text:p>54.26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54.44" calcext:value-type="float">
            <text:p>54.44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50.87" calcext:value-type="float">
            <text:p>50.87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42.27" calcext:value-type="float">
            <text:p>42.27</text:p>
          </table:table-cell>
          <table:table-cell/>
          <table:table-cell table:formula="of:=AVERAGE([.A421];[.D421];[.G421];[.J421];[.M421];[.P421])" office:value-type="float" office:value="1.63333333333333" calcext:value-type="float">
            <text:p>1.63333333333333</text:p>
          </table:table-cell>
          <table:table-cell table:formula="of:=AVERAGE([.B421];[.E421];[.H421];[.K421];[.N421];[.Q421])" office:value-type="float" office:value="48.9116666666667" calcext:value-type="float">
            <text:p>48.9116666666667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51.04" calcext:value-type="float">
            <text:p>51.04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51.99" calcext:value-type="float">
            <text:p>51.99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58.39" calcext:value-type="float">
            <text:p>58.39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58.27" calcext:value-type="float">
            <text:p>58.27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54.95" calcext:value-type="float">
            <text:p>54.95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47.94" calcext:value-type="float">
            <text:p>47.94</text:p>
          </table:table-cell>
          <table:table-cell/>
          <table:table-cell table:formula="of:=AVERAGE([.A422];[.D422];[.G422];[.J422];[.M422];[.P422])" office:value-type="float" office:value="1.73333333333333" calcext:value-type="float">
            <text:p>1.73333333333333</text:p>
          </table:table-cell>
          <table:table-cell table:formula="of:=AVERAGE([.B422];[.E422];[.H422];[.K422];[.N422];[.Q422])" office:value-type="float" office:value="53.7633333333333" calcext:value-type="float">
            <text:p>53.7633333333333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55.89" calcext:value-type="float">
            <text:p>55.89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56.48" calcext:value-type="float">
            <text:p>56.48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61.92" calcext:value-type="float">
            <text:p>61.9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1.36" calcext:value-type="float">
            <text:p>61.36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58.56" calcext:value-type="float">
            <text:p>58.56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52.92" calcext:value-type="float">
            <text:p>52.92</text:p>
          </table:table-cell>
          <table:table-cell/>
          <table:table-cell table:formula="of:=AVERAGE([.A423];[.D423];[.G423];[.J423];[.M423];[.P423])" office:value-type="float" office:value="1.83333333333333" calcext:value-type="float">
            <text:p>1.83333333333333</text:p>
          </table:table-cell>
          <table:table-cell table:formula="of:=AVERAGE([.B423];[.E423];[.H423];[.K423];[.N423];[.Q423])" office:value-type="float" office:value="57.855" calcext:value-type="float">
            <text:p>57.855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59.87" calcext:value-type="float">
            <text:p>59.87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60.03" calcext:value-type="float">
            <text:p>60.0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4.56" calcext:value-type="float">
            <text:p>64.56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63.71" calcext:value-type="float">
            <text:p>63.7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1.12" calcext:value-type="float">
            <text:p>61.12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56.98" calcext:value-type="float">
            <text:p>56.98</text:p>
          </table:table-cell>
          <table:table-cell/>
          <table:table-cell table:formula="of:=AVERAGE([.A424];[.D424];[.G424];[.J424];[.M424];[.P424])" office:value-type="float" office:value="1.93333333333333" calcext:value-type="float">
            <text:p>1.93333333333333</text:p>
          </table:table-cell>
          <table:table-cell table:formula="of:=AVERAGE([.B424];[.E424];[.H424];[.K424];[.N424];[.Q424])" office:value-type="float" office:value="61.045" calcext:value-type="float">
            <text:p>61.045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63.1" calcext:value-type="float">
            <text:p>63.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2.95" calcext:value-type="float">
            <text:p>62.95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66.71" calcext:value-type="float">
            <text:p>66.71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65.61" calcext:value-type="float">
            <text:p>65.61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63.55" calcext:value-type="float">
            <text:p>63.55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60.38" calcext:value-type="float">
            <text:p>60.38</text:p>
          </table:table-cell>
          <table:table-cell/>
          <table:table-cell table:formula="of:=AVERAGE([.A425];[.D425];[.G425];[.J425];[.M425];[.P425])" office:value-type="float" office:value="2.03333333333333" calcext:value-type="float">
            <text:p>2.03333333333333</text:p>
          </table:table-cell>
          <table:table-cell table:formula="of:=AVERAGE([.B425];[.E425];[.H425];[.K425];[.N425];[.Q425])" office:value-type="float" office:value="63.7166666666667" calcext:value-type="float">
            <text:p>63.716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.75" calcext:value-type="float">
            <text:p>65.75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65.46" calcext:value-type="float">
            <text:p>65.46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68.59" calcext:value-type="float">
            <text:p>68.59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67.45" calcext:value-type="float">
            <text:p>67.45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65.39" calcext:value-type="float">
            <text:p>65.3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/>
          <table:table-cell table:formula="of:=AVERAGE([.A426];[.D426];[.G426];[.J426];[.M426];[.P426])" office:value-type="float" office:value="2.13333333333333" calcext:value-type="float">
            <text:p>2.13333333333333</text:p>
          </table:table-cell>
          <table:table-cell table:formula="of:=AVERAGE([.B426];[.E426];[.H426];[.K426];[.N426];[.Q426])" office:value-type="float" office:value="65.94" calcext:value-type="float">
            <text:p>65.94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67.61" calcext:value-type="float">
            <text:p>67.61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67.56" calcext:value-type="float">
            <text:p>67.56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70.15" calcext:value-type="float">
            <text:p>70.15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68.92" calcext:value-type="float">
            <text:p>68.92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67.07" calcext:value-type="float">
            <text:p>67.07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65.13" calcext:value-type="float">
            <text:p>65.13</text:p>
          </table:table-cell>
          <table:table-cell/>
          <table:table-cell table:formula="of:=AVERAGE([.A427];[.D427];[.G427];[.J427];[.M427];[.P427])" office:value-type="float" office:value="2.23333333333333" calcext:value-type="float">
            <text:p>2.23333333333333</text:p>
          </table:table-cell>
          <table:table-cell table:formula="of:=AVERAGE([.B427];[.E427];[.H427];[.K427];[.N427];[.Q427])" office:value-type="float" office:value="67.74" calcext:value-type="float">
            <text:p>67.74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69.56" calcext:value-type="float">
            <text:p>69.56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69.23" calcext:value-type="float">
            <text:p>69.23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71.38" calcext:value-type="float">
            <text:p>71.38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70.26" calcext:value-type="float">
            <text:p>70.26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68.44" calcext:value-type="float">
            <text:p>68.44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66.82" calcext:value-type="float">
            <text:p>66.82</text:p>
          </table:table-cell>
          <table:table-cell/>
          <table:table-cell table:formula="of:=AVERAGE([.A428];[.D428];[.G428];[.J428];[.M428];[.P428])" office:value-type="float" office:value="2.33333333333333" calcext:value-type="float">
            <text:p>2.33333333333333</text:p>
          </table:table-cell>
          <table:table-cell table:formula="of:=AVERAGE([.B428];[.E428];[.H428];[.K428];[.N428];[.Q428])" office:value-type="float" office:value="69.2816666666667" calcext:value-type="float">
            <text:p>69.2816666666667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71.14" calcext:value-type="float">
            <text:p>71.14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70.48" calcext:value-type="float">
            <text:p>70.48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72.56" calcext:value-type="float">
            <text:p>72.56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71.36" calcext:value-type="float">
            <text:p>71.36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69.47" calcext:value-type="float">
            <text:p>69.47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68.3" calcext:value-type="float">
            <text:p>68.3</text:p>
          </table:table-cell>
          <table:table-cell/>
          <table:table-cell table:formula="of:=AVERAGE([.A429];[.D429];[.G429];[.J429];[.M429];[.P429])" office:value-type="float" office:value="2.43333333333333" calcext:value-type="float">
            <text:p>2.43333333333333</text:p>
          </table:table-cell>
          <table:table-cell table:formula="of:=AVERAGE([.B429];[.E429];[.H429];[.K429];[.N429];[.Q429])" office:value-type="float" office:value="70.5516666666667" calcext:value-type="float">
            <text:p>70.5516666666667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72.37" calcext:value-type="float">
            <text:p>72.37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71.66" calcext:value-type="float">
            <text:p>71.66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73.6" calcext:value-type="float">
            <text:p>73.6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72.39" calcext:value-type="float">
            <text:p>72.39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70.51" calcext:value-type="float">
            <text:p>70.51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69.53" calcext:value-type="float">
            <text:p>69.53</text:p>
          </table:table-cell>
          <table:table-cell/>
          <table:table-cell table:formula="of:=AVERAGE([.A430];[.D430];[.G430];[.J430];[.M430];[.P430])" office:value-type="float" office:value="2.53333333333333" calcext:value-type="float">
            <text:p>2.53333333333333</text:p>
          </table:table-cell>
          <table:table-cell table:formula="of:=AVERAGE([.B430];[.E430];[.H430];[.K430];[.N430];[.Q430])" office:value-type="float" office:value="71.6766666666667" calcext:value-type="float">
            <text:p>71.6766666666667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73.35" calcext:value-type="float">
            <text:p>73.35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72.76" calcext:value-type="float">
            <text:p>72.76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74.43" calcext:value-type="float">
            <text:p>74.43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73.3" calcext:value-type="float">
            <text:p>73.3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71.32" calcext:value-type="float">
            <text:p>71.32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70.57" calcext:value-type="float">
            <text:p>70.57</text:p>
          </table:table-cell>
          <table:table-cell/>
          <table:table-cell table:formula="of:=AVERAGE([.A431];[.D431];[.G431];[.J431];[.M431];[.P431])" office:value-type="float" office:value="2.63333333333333" calcext:value-type="float">
            <text:p>2.63333333333333</text:p>
          </table:table-cell>
          <table:table-cell table:formula="of:=AVERAGE([.B431];[.E431];[.H431];[.K431];[.N431];[.Q431])" office:value-type="float" office:value="72.6216666666667" calcext:value-type="float">
            <text:p>72.6216666666667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74.38" calcext:value-type="float">
            <text:p>74.38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73.63" calcext:value-type="float">
            <text:p>73.63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75.26" calcext:value-type="float">
            <text:p>75.26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74.1" calcext:value-type="float">
            <text:p>74.1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72.21" calcext:value-type="float">
            <text:p>72.21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71.57" calcext:value-type="float">
            <text:p>71.57</text:p>
          </table:table-cell>
          <table:table-cell/>
          <table:table-cell table:formula="of:=AVERAGE([.A432];[.D432];[.G432];[.J432];[.M432];[.P432])" office:value-type="float" office:value="2.73333333333333" calcext:value-type="float">
            <text:p>2.73333333333333</text:p>
          </table:table-cell>
          <table:table-cell table:formula="of:=AVERAGE([.B432];[.E432];[.H432];[.K432];[.N432];[.Q432])" office:value-type="float" office:value="73.525" calcext:value-type="float">
            <text:p>73.525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75.33" calcext:value-type="float">
            <text:p>75.33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74.56" calcext:value-type="float">
            <text:p>74.56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76.03" calcext:value-type="float">
            <text:p>76.0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4.78" calcext:value-type="float">
            <text:p>74.78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72.99" calcext:value-type="float">
            <text:p>72.99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72.48" calcext:value-type="float">
            <text:p>72.48</text:p>
          </table:table-cell>
          <table:table-cell/>
          <table:table-cell table:formula="of:=AVERAGE([.A433];[.D433];[.G433];[.J433];[.M433];[.P433])" office:value-type="float" office:value="2.83333333333333" calcext:value-type="float">
            <text:p>2.83333333333333</text:p>
          </table:table-cell>
          <table:table-cell table:formula="of:=AVERAGE([.B433];[.E433];[.H433];[.K433];[.N433];[.Q433])" office:value-type="float" office:value="74.3616666666667" calcext:value-type="float">
            <text:p>74.3616666666667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76.24" calcext:value-type="float">
            <text:p>76.24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75.47" calcext:value-type="float">
            <text:p>75.4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6.83" calcext:value-type="float">
            <text:p>76.83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75.49" calcext:value-type="float">
            <text:p>75.4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66" calcext:value-type="float">
            <text:p>73.66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73.34" calcext:value-type="float">
            <text:p>73.34</text:p>
          </table:table-cell>
          <table:table-cell/>
          <table:table-cell table:formula="of:=AVERAGE([.A434];[.D434];[.G434];[.J434];[.M434];[.P434])" office:value-type="float" office:value="2.93333333333333" calcext:value-type="float">
            <text:p>2.93333333333333</text:p>
          </table:table-cell>
          <table:table-cell table:formula="of:=AVERAGE([.B434];[.E434];[.H434];[.K434];[.N434];[.Q434])" office:value-type="float" office:value="75.1716666666667" calcext:value-type="float">
            <text:p>75.1716666666667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77.09" calcext:value-type="float">
            <text:p>77.0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6.18" calcext:value-type="float">
            <text:p>76.18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77.38" calcext:value-type="float">
            <text:p>77.38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76.14" calcext:value-type="float">
            <text:p>76.14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74.3" calcext:value-type="float">
            <text:p>74.3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74.13" calcext:value-type="float">
            <text:p>74.13</text:p>
          </table:table-cell>
          <table:table-cell/>
          <table:table-cell table:formula="of:=AVERAGE([.A435];[.D435];[.G435];[.J435];[.M435];[.P435])" office:value-type="float" office:value="3.03333333333333" calcext:value-type="float">
            <text:p>3.03333333333333</text:p>
          </table:table-cell>
          <table:table-cell table:formula="of:=AVERAGE([.B435];[.E435];[.H435];[.K435];[.N435];[.Q435])" office:value-type="float" office:value="75.87" calcext:value-type="float">
            <text:p>75.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7.81" calcext:value-type="float">
            <text:p>77.81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76.92" calcext:value-type="float">
            <text:p>76.92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78.08" calcext:value-type="float">
            <text:p>78.08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76.83" calcext:value-type="float">
            <text:p>76.83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75.01" calcext:value-type="float">
            <text:p>75.0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4.76" calcext:value-type="float">
            <text:p>74.76</text:p>
          </table:table-cell>
          <table:table-cell/>
          <table:table-cell table:formula="of:=AVERAGE([.A436];[.D436];[.G436];[.J436];[.M436];[.P436])" office:value-type="float" office:value="3.13333333333333" calcext:value-type="float">
            <text:p>3.13333333333333</text:p>
          </table:table-cell>
          <table:table-cell table:formula="of:=AVERAGE([.B436];[.E436];[.H436];[.K436];[.N436];[.Q436])" office:value-type="float" office:value="76.5683333333333" calcext:value-type="float">
            <text:p>76.5683333333333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78.46" calcext:value-type="float">
            <text:p>78.46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77.51" calcext:value-type="float">
            <text:p>77.51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78.69" calcext:value-type="float">
            <text:p>78.69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77.4" calcext:value-type="float">
            <text:p>77.4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75.6" calcext:value-type="float">
            <text:p>75.6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75.34" calcext:value-type="float">
            <text:p>75.34</text:p>
          </table:table-cell>
          <table:table-cell/>
          <table:table-cell table:formula="of:=AVERAGE([.A437];[.D437];[.G437];[.J437];[.M437];[.P437])" office:value-type="float" office:value="3.23333333333333" calcext:value-type="float">
            <text:p>3.23333333333333</text:p>
          </table:table-cell>
          <table:table-cell table:formula="of:=AVERAGE([.B437];[.E437];[.H437];[.K437];[.N437];[.Q437])" office:value-type="float" office:value="77.1666666666667" calcext:value-type="float">
            <text:p>77.1666666666667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79.09" calcext:value-type="float">
            <text:p>79.09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78.13" calcext:value-type="float">
            <text:p>78.13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79.19" calcext:value-type="float">
            <text:p>79.19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77.9" calcext:value-type="float">
            <text:p>77.9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76.1" calcext:value-type="float">
            <text:p>76.1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75.87" calcext:value-type="float">
            <text:p>75.87</text:p>
          </table:table-cell>
          <table:table-cell/>
          <table:table-cell table:formula="of:=AVERAGE([.A438];[.D438];[.G438];[.J438];[.M438];[.P438])" office:value-type="float" office:value="3.33333333333333" calcext:value-type="float">
            <text:p>3.33333333333333</text:p>
          </table:table-cell>
          <table:table-cell table:formula="of:=AVERAGE([.B438];[.E438];[.H438];[.K438];[.N438];[.Q438])" office:value-type="float" office:value="77.7133333333333" calcext:value-type="float">
            <text:p>77.7133333333333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79.6" calcext:value-type="float">
            <text:p>79.6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78.58" calcext:value-type="float">
            <text:p>78.58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79.73" calcext:value-type="float">
            <text:p>79.73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78.51" calcext:value-type="float">
            <text:p>78.51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76.64" calcext:value-type="float">
            <text:p>76.64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76.48" calcext:value-type="float">
            <text:p>76.48</text:p>
          </table:table-cell>
          <table:table-cell/>
          <table:table-cell table:formula="of:=AVERAGE([.A439];[.D439];[.G439];[.J439];[.M439];[.P439])" office:value-type="float" office:value="3.43333333333333" calcext:value-type="float">
            <text:p>3.43333333333333</text:p>
          </table:table-cell>
          <table:table-cell table:formula="of:=AVERAGE([.B439];[.E439];[.H439];[.K439];[.N439];[.Q439])" office:value-type="float" office:value="78.2566666666667" calcext:value-type="float">
            <text:p>78.2566666666667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80.19" calcext:value-type="float">
            <text:p>80.19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79.1" calcext:value-type="float">
            <text:p>79.1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80.21" calcext:value-type="float">
            <text:p>80.21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79.06" calcext:value-type="float">
            <text:p>79.06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77.28" calcext:value-type="float">
            <text:p>77.28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76.95" calcext:value-type="float">
            <text:p>76.95</text:p>
          </table:table-cell>
          <table:table-cell/>
          <table:table-cell table:formula="of:=AVERAGE([.A440];[.D440];[.G440];[.J440];[.M440];[.P440])" office:value-type="float" office:value="3.53333333333333" calcext:value-type="float">
            <text:p>3.53333333333333</text:p>
          </table:table-cell>
          <table:table-cell table:formula="of:=AVERAGE([.B440];[.E440];[.H440];[.K440];[.N440];[.Q440])" office:value-type="float" office:value="78.7983333333333" calcext:value-type="float">
            <text:p>78.7983333333333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80.67" calcext:value-type="float">
            <text:p>80.67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79.65" calcext:value-type="float">
            <text:p>79.65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80.68" calcext:value-type="float">
            <text:p>80.68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79.61" calcext:value-type="float">
            <text:p>79.61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77.72" calcext:value-type="float">
            <text:p>77.72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77.49" calcext:value-type="float">
            <text:p>77.49</text:p>
          </table:table-cell>
          <table:table-cell/>
          <table:table-cell table:formula="of:=AVERAGE([.A441];[.D441];[.G441];[.J441];[.M441];[.P441])" office:value-type="float" office:value="3.63333333333333" calcext:value-type="float">
            <text:p>3.63333333333333</text:p>
          </table:table-cell>
          <table:table-cell table:formula="of:=AVERAGE([.B441];[.E441];[.H441];[.K441];[.N441];[.Q441])" office:value-type="float" office:value="79.3033333333333" calcext:value-type="float">
            <text:p>79.3033333333333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81.28" calcext:value-type="float">
            <text:p>81.28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80.31" calcext:value-type="float">
            <text:p>80.31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81.2" calcext:value-type="float">
            <text:p>81.2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80.1" calcext:value-type="float">
            <text:p>80.1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78.31" calcext:value-type="float">
            <text:p>78.31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78.08" calcext:value-type="float">
            <text:p>78.08</text:p>
          </table:table-cell>
          <table:table-cell/>
          <table:table-cell table:formula="of:=AVERAGE([.A442];[.D442];[.G442];[.J442];[.M442];[.P442])" office:value-type="float" office:value="3.73333333333333" calcext:value-type="float">
            <text:p>3.73333333333333</text:p>
          </table:table-cell>
          <table:table-cell table:formula="of:=AVERAGE([.B442];[.E442];[.H442];[.K442];[.N442];[.Q442])" office:value-type="float" office:value="79.88" calcext:value-type="float">
            <text:p>79.88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81.81" calcext:value-type="float">
            <text:p>81.81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80.79" calcext:value-type="float">
            <text:p>80.79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81.78" calcext:value-type="float">
            <text:p>81.7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0.7" calcext:value-type="float">
            <text:p>80.7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78.88" calcext:value-type="float">
            <text:p>78.88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78.56" calcext:value-type="float">
            <text:p>78.56</text:p>
          </table:table-cell>
          <table:table-cell/>
          <table:table-cell table:formula="of:=AVERAGE([.A443];[.D443];[.G443];[.J443];[.M443];[.P443])" office:value-type="float" office:value="3.83333333333333" calcext:value-type="float">
            <text:p>3.83333333333333</text:p>
          </table:table-cell>
          <table:table-cell table:formula="of:=AVERAGE([.B443];[.E443];[.H443];[.K443];[.N443];[.Q443])" office:value-type="float" office:value="80.42" calcext:value-type="float">
            <text:p>80.42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82.48" calcext:value-type="float">
            <text:p>82.48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81.39" calcext:value-type="float">
            <text:p>81.3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2.34" calcext:value-type="float">
            <text:p>82.34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1.21" calcext:value-type="float">
            <text:p>81.2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9.4" calcext:value-type="float">
            <text:p>79.4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79.06" calcext:value-type="float">
            <text:p>79.06</text:p>
          </table:table-cell>
          <table:table-cell/>
          <table:table-cell table:formula="of:=AVERAGE([.A444];[.D444];[.G444];[.J444];[.M444];[.P444])" office:value-type="float" office:value="3.93333333333333" calcext:value-type="float">
            <text:p>3.93333333333333</text:p>
          </table:table-cell>
          <table:table-cell table:formula="of:=AVERAGE([.B444];[.E444];[.H444];[.K444];[.N444];[.Q444])" office:value-type="float" office:value="80.98" calcext:value-type="float">
            <text:p>80.98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83.03" calcext:value-type="float">
            <text:p>83.0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2.08" calcext:value-type="float">
            <text:p>82.08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2.81" calcext:value-type="float">
            <text:p>82.81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1.76" calcext:value-type="float">
            <text:p>81.76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0.04" calcext:value-type="float">
            <text:p>80.04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79.57" calcext:value-type="float">
            <text:p>79.57</text:p>
          </table:table-cell>
          <table:table-cell/>
          <table:table-cell table:formula="of:=AVERAGE([.A445];[.D445];[.G445];[.J445];[.M445];[.P445])" office:value-type="float" office:value="4.03333333333333" calcext:value-type="float">
            <text:p>4.03333333333333</text:p>
          </table:table-cell>
          <table:table-cell table:formula="of:=AVERAGE([.B445];[.E445];[.H445];[.K445];[.N445];[.Q445])" office:value-type="float" office:value="81.5483333333333" calcext:value-type="float">
            <text:p>81.5483333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3.6" calcext:value-type="float">
            <text:p>83.6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2.67" calcext:value-type="float">
            <text:p>82.67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3.37" calcext:value-type="float">
            <text:p>83.37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2.32" calcext:value-type="float">
            <text:p>82.32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0.54" calcext:value-type="float">
            <text:p>80.5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0.15" calcext:value-type="float">
            <text:p>80.15</text:p>
          </table:table-cell>
          <table:table-cell/>
          <table:table-cell table:formula="of:=AVERAGE([.A446];[.D446];[.G446];[.J446];[.M446];[.P446])" office:value-type="float" office:value="4.13333333333333" calcext:value-type="float">
            <text:p>4.13333333333333</text:p>
          </table:table-cell>
          <table:table-cell table:formula="of:=AVERAGE([.B446];[.E446];[.H446];[.K446];[.N446];[.Q446])" office:value-type="float" office:value="82.1083333333333" calcext:value-type="float">
            <text:p>82.1083333333333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84.23" calcext:value-type="float">
            <text:p>84.23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3.3" calcext:value-type="float">
            <text:p>83.3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3.83" calcext:value-type="float">
            <text:p>83.83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2.9" calcext:value-type="float">
            <text:p>82.9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1.1" calcext:value-type="float">
            <text:p>81.1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0.76" calcext:value-type="float">
            <text:p>80.76</text:p>
          </table:table-cell>
          <table:table-cell/>
          <table:table-cell table:formula="of:=AVERAGE([.A447];[.D447];[.G447];[.J447];[.M447];[.P447])" office:value-type="float" office:value="4.23333333333333" calcext:value-type="float">
            <text:p>4.23333333333333</text:p>
          </table:table-cell>
          <table:table-cell table:formula="of:=AVERAGE([.B447];[.E447];[.H447];[.K447];[.N447];[.Q447])" office:value-type="float" office:value="82.6866666666667" calcext:value-type="float">
            <text:p>82.6866666666667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84.81" calcext:value-type="float">
            <text:p>84.81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3.91" calcext:value-type="float">
            <text:p>83.91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4.42" calcext:value-type="float">
            <text:p>84.42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3.58" calcext:value-type="float">
            <text:p>83.58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1.72" calcext:value-type="float">
            <text:p>81.72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1.35" calcext:value-type="float">
            <text:p>81.35</text:p>
          </table:table-cell>
          <table:table-cell/>
          <table:table-cell table:formula="of:=AVERAGE([.A448];[.D448];[.G448];[.J448];[.M448];[.P448])" office:value-type="float" office:value="4.33333333333333" calcext:value-type="float">
            <text:p>4.33333333333333</text:p>
          </table:table-cell>
          <table:table-cell table:formula="of:=AVERAGE([.B448];[.E448];[.H448];[.K448];[.N448];[.Q448])" office:value-type="float" office:value="83.2983333333333" calcext:value-type="float">
            <text:p>83.2983333333333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85.41" calcext:value-type="float">
            <text:p>85.41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4.46" calcext:value-type="float">
            <text:p>84.46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4.14" calcext:value-type="float">
            <text:p>84.14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2.41" calcext:value-type="float">
            <text:p>82.41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1.94" calcext:value-type="float">
            <text:p>81.94</text:p>
          </table:table-cell>
          <table:table-cell/>
          <table:table-cell table:formula="of:=AVERAGE([.A449];[.D449];[.G449];[.J449];[.M449];[.P449])" office:value-type="float" office:value="4.43333333333333" calcext:value-type="float">
            <text:p>4.43333333333333</text:p>
          </table:table-cell>
          <table:table-cell table:formula="of:=AVERAGE([.B449];[.E449];[.H449];[.K449];[.N449];[.Q449])" office:value-type="float" office:value="83.8933333333333" calcext:value-type="float">
            <text:p>83.8933333333333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5.04" calcext:value-type="float">
            <text:p>85.04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5.58" calcext:value-type="float">
            <text:p>85.58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4.59" calcext:value-type="float">
            <text:p>84.59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3.04" calcext:value-type="float">
            <text:p>83.04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2.59" calcext:value-type="float">
            <text:p>82.59</text:p>
          </table:table-cell>
          <table:table-cell/>
          <table:table-cell table:formula="of:=AVERAGE([.A450];[.D450];[.G450];[.J450];[.M450];[.P450])" office:value-type="float" office:value="4.53333333333333" calcext:value-type="float">
            <text:p>4.53333333333333</text:p>
          </table:table-cell>
          <table:table-cell table:formula="of:=AVERAGE([.B450];[.E450];[.H450];[.K450];[.N450];[.Q450])" office:value-type="float" office:value="84.4733333333334" calcext:value-type="float">
            <text:p>84.4733333333334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86.44" calcext:value-type="float">
            <text:p>86.44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5.53" calcext:value-type="float">
            <text:p>85.53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6.27" calcext:value-type="float">
            <text:p>86.27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5.19" calcext:value-type="float">
            <text:p>85.19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3.59" calcext:value-type="float">
            <text:p>83.59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3.23" calcext:value-type="float">
            <text:p>83.23</text:p>
          </table:table-cell>
          <table:table-cell/>
          <table:table-cell table:formula="of:=AVERAGE([.A451];[.D451];[.G451];[.J451];[.M451];[.P451])" office:value-type="float" office:value="4.63333333333333" calcext:value-type="float">
            <text:p>4.63333333333333</text:p>
          </table:table-cell>
          <table:table-cell table:formula="of:=AVERAGE([.B451];[.E451];[.H451];[.K451];[.N451];[.Q451])" office:value-type="float" office:value="85.0416666666667" calcext:value-type="float">
            <text:p>85.0416666666667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87.17" calcext:value-type="float">
            <text:p>87.17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6.07" calcext:value-type="float">
            <text:p>86.07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6.84" calcext:value-type="float">
            <text:p>86.84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85.75" calcext:value-type="float">
            <text:p>85.75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4.16" calcext:value-type="float">
            <text:p>84.16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3.8" calcext:value-type="float">
            <text:p>83.8</text:p>
          </table:table-cell>
          <table:table-cell/>
          <table:table-cell table:formula="of:=AVERAGE([.A452];[.D452];[.G452];[.J452];[.M452];[.P452])" office:value-type="float" office:value="4.73333333333333" calcext:value-type="float">
            <text:p>4.73333333333333</text:p>
          </table:table-cell>
          <table:table-cell table:formula="of:=AVERAGE([.B452];[.E452];[.H452];[.K452];[.N452];[.Q452])" office:value-type="float" office:value="85.6316666666667" calcext:value-type="float">
            <text:p>85.6316666666667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87.67" calcext:value-type="float">
            <text:p>87.67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6.61" calcext:value-type="float">
            <text:p>86.61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87.4" calcext:value-type="float">
            <text:p>87.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6.43" calcext:value-type="float">
            <text:p>86.43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84.78" calcext:value-type="float">
            <text:p>84.78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4.43" calcext:value-type="float">
            <text:p>84.43</text:p>
          </table:table-cell>
          <table:table-cell/>
          <table:table-cell table:formula="of:=AVERAGE([.A453];[.D453];[.G453];[.J453];[.M453];[.P453])" office:value-type="float" office:value="4.83333333333333" calcext:value-type="float">
            <text:p>4.83333333333333</text:p>
          </table:table-cell>
          <table:table-cell table:formula="of:=AVERAGE([.B453];[.E453];[.H453];[.K453];[.N453];[.Q453])" office:value-type="float" office:value="86.22" calcext:value-type="float">
            <text:p>86.22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88.27" calcext:value-type="float">
            <text:p>88.27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87.18" calcext:value-type="float">
            <text:p>87.1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7.95" calcext:value-type="float">
            <text:p>87.95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87.01" calcext:value-type="float">
            <text:p>87.0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5.35" calcext:value-type="float">
            <text:p>85.35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5.04" calcext:value-type="float">
            <text:p>85.04</text:p>
          </table:table-cell>
          <table:table-cell/>
          <table:table-cell table:formula="of:=AVERAGE([.A454];[.D454];[.G454];[.J454];[.M454];[.P454])" office:value-type="float" office:value="4.93333333333333" calcext:value-type="float">
            <text:p>4.93333333333333</text:p>
          </table:table-cell>
          <table:table-cell table:formula="of:=AVERAGE([.B454];[.E454];[.H454];[.K454];[.N454];[.Q454])" office:value-type="float" office:value="86.8" calcext:value-type="float">
            <text:p>86.8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88.82" calcext:value-type="float">
            <text:p>88.8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7.82" calcext:value-type="float">
            <text:p>87.82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88.39" calcext:value-type="float">
            <text:p>88.39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87.6" calcext:value-type="float">
            <text:p>87.6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86.19" calcext:value-type="float">
            <text:p>86.19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85.64" calcext:value-type="float">
            <text:p>85.64</text:p>
          </table:table-cell>
          <table:table-cell/>
          <table:table-cell table:formula="of:=AVERAGE([.A455];[.D455];[.G455];[.J455];[.M455];[.P455])" office:value-type="float" office:value="5.03333333333333" calcext:value-type="float">
            <text:p>5.03333333333333</text:p>
          </table:table-cell>
          <table:table-cell table:formula="of:=AVERAGE([.B455];[.E455];[.H455];[.K455];[.N455];[.Q455])" office:value-type="float" office:value="87.41" calcext:value-type="float">
            <text:p>87.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9.3" calcext:value-type="float">
            <text:p>89.3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88.42" calcext:value-type="float">
            <text:p>88.42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88.93" calcext:value-type="float">
            <text:p>88.93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88.21" calcext:value-type="float">
            <text:p>88.21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86.85" calcext:value-type="float">
            <text:p>86.8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6.27" calcext:value-type="float">
            <text:p>86.27</text:p>
          </table:table-cell>
          <table:table-cell/>
          <table:table-cell table:formula="of:=AVERAGE([.A456];[.D456];[.G456];[.J456];[.M456];[.P456])" office:value-type="float" office:value="5.13333333333333" calcext:value-type="float">
            <text:p>5.13333333333333</text:p>
          </table:table-cell>
          <table:table-cell table:formula="of:=AVERAGE([.B456];[.E456];[.H456];[.K456];[.N456];[.Q456])" office:value-type="float" office:value="87.9966666666667" calcext:value-type="float">
            <text:p>87.9966666666667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89.82" calcext:value-type="float">
            <text:p>89.82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89.05" calcext:value-type="float">
            <text:p>89.05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89.46" calcext:value-type="float">
            <text:p>89.46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88.88" calcext:value-type="float">
            <text:p>88.88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87.44" calcext:value-type="float">
            <text:p>87.44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86.89" calcext:value-type="float">
            <text:p>86.89</text:p>
          </table:table-cell>
          <table:table-cell/>
          <table:table-cell table:formula="of:=AVERAGE([.A457];[.D457];[.G457];[.J457];[.M457];[.P457])" office:value-type="float" office:value="5.23333333333333" calcext:value-type="float">
            <text:p>5.23333333333333</text:p>
          </table:table-cell>
          <table:table-cell table:formula="of:=AVERAGE([.B457];[.E457];[.H457];[.K457];[.N457];[.Q457])" office:value-type="float" office:value="88.59" calcext:value-type="float">
            <text:p>88.59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90.41" calcext:value-type="float">
            <text:p>90.41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89.68" calcext:value-type="float">
            <text:p>89.68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90.04" calcext:value-type="float">
            <text:p>90.04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89.39" calcext:value-type="float">
            <text:p>89.39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88.06" calcext:value-type="float">
            <text:p>88.06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87.42" calcext:value-type="float">
            <text:p>87.42</text:p>
          </table:table-cell>
          <table:table-cell/>
          <table:table-cell table:formula="of:=AVERAGE([.A458];[.D458];[.G458];[.J458];[.M458];[.P458])" office:value-type="float" office:value="5.33333333333333" calcext:value-type="float">
            <text:p>5.33333333333333</text:p>
          </table:table-cell>
          <table:table-cell table:formula="of:=AVERAGE([.B458];[.E458];[.H458];[.K458];[.N458];[.Q458])" office:value-type="float" office:value="89.1666666666667" calcext:value-type="float">
            <text:p>89.1666666666667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90.98" calcext:value-type="float">
            <text:p>90.98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90.2" calcext:value-type="float">
            <text:p>90.2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90.76" calcext:value-type="float">
            <text:p>90.76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89.92" calcext:value-type="float">
            <text:p>89.92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88.6" calcext:value-type="float">
            <text:p>88.6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88.17" calcext:value-type="float">
            <text:p>88.17</text:p>
          </table:table-cell>
          <table:table-cell/>
          <table:table-cell table:formula="of:=AVERAGE([.A459];[.D459];[.G459];[.J459];[.M459];[.P459])" office:value-type="float" office:value="5.43333333333333" calcext:value-type="float">
            <text:p>5.43333333333333</text:p>
          </table:table-cell>
          <table:table-cell table:formula="of:=AVERAGE([.B459];[.E459];[.H459];[.K459];[.N459];[.Q459])" office:value-type="float" office:value="89.7716666666667" calcext:value-type="float">
            <text:p>89.7716666666667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91.53" calcext:value-type="float">
            <text:p>91.53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90.72" calcext:value-type="float">
            <text:p>90.72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1.16" calcext:value-type="float">
            <text:p>91.16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0.55" calcext:value-type="float">
            <text:p>90.55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89.29" calcext:value-type="float">
            <text:p>89.29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88.78" calcext:value-type="float">
            <text:p>88.78</text:p>
          </table:table-cell>
          <table:table-cell/>
          <table:table-cell table:formula="of:=AVERAGE([.A460];[.D460];[.G460];[.J460];[.M460];[.P460])" office:value-type="float" office:value="5.53333333333333" calcext:value-type="float">
            <text:p>5.53333333333333</text:p>
          </table:table-cell>
          <table:table-cell table:formula="of:=AVERAGE([.B460];[.E460];[.H460];[.K460];[.N460];[.Q460])" office:value-type="float" office:value="90.3383333333333" calcext:value-type="float">
            <text:p>90.3383333333333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91.99" calcext:value-type="float">
            <text:p>91.99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1.38" calcext:value-type="float">
            <text:p>91.38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1.62" calcext:value-type="float">
            <text:p>91.62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89.85" calcext:value-type="float">
            <text:p>89.85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89.24" calcext:value-type="float">
            <text:p>89.24</text:p>
          </table:table-cell>
          <table:table-cell/>
          <table:table-cell table:formula="of:=AVERAGE([.A461];[.D461];[.G461];[.J461];[.M461];[.P461])" office:value-type="float" office:value="5.63333333333333" calcext:value-type="float">
            <text:p>5.63333333333333</text:p>
          </table:table-cell>
          <table:table-cell table:formula="of:=AVERAGE([.B461];[.E461];[.H461];[.K461];[.N461];[.Q461])" office:value-type="float" office:value="90.8466666666667" calcext:value-type="float">
            <text:p>90.8466666666667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92.44" calcext:value-type="float">
            <text:p>92.44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2.01" calcext:value-type="float">
            <text:p>92.01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2.13" calcext:value-type="float">
            <text:p>92.13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1.64" calcext:value-type="float">
            <text:p>91.64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0.47" calcext:value-type="float">
            <text:p>90.47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89.81" calcext:value-type="float">
            <text:p>89.81</text:p>
          </table:table-cell>
          <table:table-cell/>
          <table:table-cell table:formula="of:=AVERAGE([.A462];[.D462];[.G462];[.J462];[.M462];[.P462])" office:value-type="float" office:value="5.73333333333333" calcext:value-type="float">
            <text:p>5.73333333333333</text:p>
          </table:table-cell>
          <table:table-cell table:formula="of:=AVERAGE([.B462];[.E462];[.H462];[.K462];[.N462];[.Q462])" office:value-type="float" office:value="91.4166666666667" calcext:value-type="float">
            <text:p>91.4166666666667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93.01" calcext:value-type="float">
            <text:p>93.01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2.49" calcext:value-type="float">
            <text:p>92.49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2.56" calcext:value-type="float">
            <text:p>92.5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2.14" calcext:value-type="float">
            <text:p>92.14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0.99" calcext:value-type="float">
            <text:p>90.99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0.29" calcext:value-type="float">
            <text:p>90.29</text:p>
          </table:table-cell>
          <table:table-cell/>
          <table:table-cell table:formula="of:=AVERAGE([.A463];[.D463];[.G463];[.J463];[.M463];[.P463])" office:value-type="float" office:value="5.83333333333333" calcext:value-type="float">
            <text:p>5.83333333333333</text:p>
          </table:table-cell>
          <table:table-cell table:formula="of:=AVERAGE([.B463];[.E463];[.H463];[.K463];[.N463];[.Q463])" office:value-type="float" office:value="91.9133333333333" calcext:value-type="float">
            <text:p>91.9133333333333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93.47" calcext:value-type="float">
            <text:p>93.47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2.84" calcext:value-type="float">
            <text:p>92.8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3.06" calcext:value-type="float">
            <text:p>93.06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2.56" calcext:value-type="float">
            <text:p>92.5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1.51" calcext:value-type="float">
            <text:p>91.51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0.93" calcext:value-type="float">
            <text:p>90.93</text:p>
          </table:table-cell>
          <table:table-cell/>
          <table:table-cell table:formula="of:=AVERAGE([.A464];[.D464];[.G464];[.J464];[.M464];[.P464])" office:value-type="float" office:value="5.93333333333333" calcext:value-type="float">
            <text:p>5.93333333333333</text:p>
          </table:table-cell>
          <table:table-cell table:formula="of:=AVERAGE([.B464];[.E464];[.H464];[.K464];[.N464];[.Q464])" office:value-type="float" office:value="92.395" calcext:value-type="float">
            <text:p>92.395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93.91" calcext:value-type="float">
            <text:p>93.9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3.24" calcext:value-type="float">
            <text:p>93.24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3.47" calcext:value-type="float">
            <text:p>93.47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2.94" calcext:value-type="float">
            <text:p>92.94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2.08" calcext:value-type="float">
            <text:p>92.08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1.48" calcext:value-type="float">
            <text:p>91.48</text:p>
          </table:table-cell>
          <table:table-cell/>
          <table:table-cell table:formula="of:=AVERAGE([.A465];[.D465];[.G465];[.J465];[.M465];[.P465])" office:value-type="float" office:value="6.03333333333333" calcext:value-type="float">
            <text:p>6.03333333333333</text:p>
          </table:table-cell>
          <table:table-cell table:formula="of:=AVERAGE([.B465];[.E465];[.H465];[.K465];[.N465];[.Q465])" office:value-type="float" office:value="92.8533333333333" calcext:value-type="float">
            <text:p>92.85333333333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4.41" calcext:value-type="float">
            <text:p>94.41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3.65" calcext:value-type="float">
            <text:p>93.65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3.98" calcext:value-type="float">
            <text:p>93.98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3.3" calcext:value-type="float">
            <text:p>93.3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2.71" calcext:value-type="float">
            <text:p>92.7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2.02" calcext:value-type="float">
            <text:p>92.02</text:p>
          </table:table-cell>
          <table:table-cell/>
          <table:table-cell table:formula="of:=AVERAGE([.A466];[.D466];[.G466];[.J466];[.M466];[.P466])" office:value-type="float" office:value="6.13333333333333" calcext:value-type="float">
            <text:p>6.13333333333333</text:p>
          </table:table-cell>
          <table:table-cell table:formula="of:=AVERAGE([.B466];[.E466];[.H466];[.K466];[.N466];[.Q466])" office:value-type="float" office:value="93.345" calcext:value-type="float">
            <text:p>93.345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94.79" calcext:value-type="float">
            <text:p>94.79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3.99" calcext:value-type="float">
            <text:p>93.99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4.33" calcext:value-type="float">
            <text:p>94.33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3.7" calcext:value-type="float">
            <text:p>93.7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3.28" calcext:value-type="float">
            <text:p>93.28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2.51" calcext:value-type="float">
            <text:p>92.51</text:p>
          </table:table-cell>
          <table:table-cell/>
          <table:table-cell table:formula="of:=AVERAGE([.A467];[.D467];[.G467];[.J467];[.M467];[.P467])" office:value-type="float" office:value="6.23333333333333" calcext:value-type="float">
            <text:p>6.23333333333333</text:p>
          </table:table-cell>
          <table:table-cell table:formula="of:=AVERAGE([.B467];[.E467];[.H467];[.K467];[.N467];[.Q467])" office:value-type="float" office:value="93.7666666666667" calcext:value-type="float">
            <text:p>93.7666666666667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95.11" calcext:value-type="float">
            <text:p>95.11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4.25" calcext:value-type="float">
            <text:p>94.25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4.76" calcext:value-type="float">
            <text:p>94.76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4.08" calcext:value-type="float">
            <text:p>94.08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3.64" calcext:value-type="float">
            <text:p>93.64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3.06" calcext:value-type="float">
            <text:p>93.06</text:p>
          </table:table-cell>
          <table:table-cell/>
          <table:table-cell table:formula="of:=AVERAGE([.A468];[.D468];[.G468];[.J468];[.M468];[.P468])" office:value-type="float" office:value="6.33333333333333" calcext:value-type="float">
            <text:p>6.33333333333333</text:p>
          </table:table-cell>
          <table:table-cell table:formula="of:=AVERAGE([.B468];[.E468];[.H468];[.K468];[.N468];[.Q468])" office:value-type="float" office:value="94.15" calcext:value-type="float">
            <text:p>94.15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95.38" calcext:value-type="float">
            <text:p>95.38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4.59" calcext:value-type="float">
            <text:p>94.59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5.12" calcext:value-type="float">
            <text:p>95.12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4.52" calcext:value-type="float">
            <text:p>94.52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4.09" calcext:value-type="float">
            <text:p>94.09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3.52" calcext:value-type="float">
            <text:p>93.52</text:p>
          </table:table-cell>
          <table:table-cell/>
          <table:table-cell table:formula="of:=AVERAGE([.A469];[.D469];[.G469];[.J469];[.M469];[.P469])" office:value-type="float" office:value="6.43333333333333" calcext:value-type="float">
            <text:p>6.43333333333333</text:p>
          </table:table-cell>
          <table:table-cell table:formula="of:=AVERAGE([.B469];[.E469];[.H469];[.K469];[.N469];[.Q469])" office:value-type="float" office:value="94.5366666666667" calcext:value-type="float">
            <text:p>94.5366666666667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95.61" calcext:value-type="float">
            <text:p>95.61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4.93" calcext:value-type="float">
            <text:p>94.93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5.49" calcext:value-type="float">
            <text:p>95.49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4.8" calcext:value-type="float">
            <text:p>94.8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4.48" calcext:value-type="float">
            <text:p>94.48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3.95" calcext:value-type="float">
            <text:p>93.95</text:p>
          </table:table-cell>
          <table:table-cell/>
          <table:table-cell table:formula="of:=AVERAGE([.A470];[.D470];[.G470];[.J470];[.M470];[.P470])" office:value-type="float" office:value="6.53333333333333" calcext:value-type="float">
            <text:p>6.53333333333333</text:p>
          </table:table-cell>
          <table:table-cell table:formula="of:=AVERAGE([.B470];[.E470];[.H470];[.K470];[.N470];[.Q470])" office:value-type="float" office:value="94.8766666666667" calcext:value-type="float">
            <text:p>94.8766666666667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95.89" calcext:value-type="float">
            <text:p>95.89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5.26" calcext:value-type="float">
            <text:p>95.26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5.8" calcext:value-type="float">
            <text:p>95.8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5.14" calcext:value-type="float">
            <text:p>95.14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4.9" calcext:value-type="float">
            <text:p>94.9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4.3" calcext:value-type="float">
            <text:p>94.3</text:p>
          </table:table-cell>
          <table:table-cell/>
          <table:table-cell table:formula="of:=AVERAGE([.A471];[.D471];[.G471];[.J471];[.M471];[.P471])" office:value-type="float" office:value="6.63333333333333" calcext:value-type="float">
            <text:p>6.63333333333333</text:p>
          </table:table-cell>
          <table:table-cell table:formula="of:=AVERAGE([.B471];[.E471];[.H471];[.K471];[.N471];[.Q471])" office:value-type="float" office:value="95.215" calcext:value-type="float">
            <text:p>95.215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96.19" calcext:value-type="float">
            <text:p>96.19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5.59" calcext:value-type="float">
            <text:p>95.59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6.09" calcext:value-type="float">
            <text:p>96.09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5.49" calcext:value-type="float">
            <text:p>95.49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5.16" calcext:value-type="float">
            <text:p>95.16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4.77" calcext:value-type="float">
            <text:p>94.77</text:p>
          </table:table-cell>
          <table:table-cell/>
          <table:table-cell table:formula="of:=AVERAGE([.A472];[.D472];[.G472];[.J472];[.M472];[.P472])" office:value-type="float" office:value="6.73333333333333" calcext:value-type="float">
            <text:p>6.73333333333333</text:p>
          </table:table-cell>
          <table:table-cell table:formula="of:=AVERAGE([.B472];[.E472];[.H472];[.K472];[.N472];[.Q472])" office:value-type="float" office:value="95.5483333333333" calcext:value-type="float">
            <text:p>95.5483333333333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96.39" calcext:value-type="float">
            <text:p>96.39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5.87" calcext:value-type="float">
            <text:p>95.87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6.38" calcext:value-type="float">
            <text:p>96.3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5.76" calcext:value-type="float">
            <text:p>95.76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5.55" calcext:value-type="float">
            <text:p>95.55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5.14" calcext:value-type="float">
            <text:p>95.14</text:p>
          </table:table-cell>
          <table:table-cell/>
          <table:table-cell table:formula="of:=AVERAGE([.A473];[.D473];[.G473];[.J473];[.M473];[.P473])" office:value-type="float" office:value="6.83333333333334" calcext:value-type="float">
            <text:p>6.83333333333334</text:p>
          </table:table-cell>
          <table:table-cell table:formula="of:=AVERAGE([.B473];[.E473];[.H473];[.K473];[.N473];[.Q473])" office:value-type="float" office:value="95.8483333333333" calcext:value-type="float">
            <text:p>95.8483333333333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96.65" calcext:value-type="float">
            <text:p>96.65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6.06" calcext:value-type="float">
            <text:p>96.0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6.61" calcext:value-type="float">
            <text:p>96.61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5.93" calcext:value-type="float">
            <text:p>95.9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5.81" calcext:value-type="float">
            <text:p>95.81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5.45" calcext:value-type="float">
            <text:p>95.45</text:p>
          </table:table-cell>
          <table:table-cell/>
          <table:table-cell table:formula="of:=AVERAGE([.A474];[.D474];[.G474];[.J474];[.M474];[.P474])" office:value-type="float" office:value="6.93333333333333" calcext:value-type="float">
            <text:p>6.93333333333333</text:p>
          </table:table-cell>
          <table:table-cell table:formula="of:=AVERAGE([.B474];[.E474];[.H474];[.K474];[.N474];[.Q474])" office:value-type="float" office:value="96.085" calcext:value-type="float">
            <text:p>96.085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96.93" calcext:value-type="float">
            <text:p>96.9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6.37" calcext:value-type="float">
            <text:p>96.37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6.83" calcext:value-type="float">
            <text:p>96.83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6.21" calcext:value-type="float">
            <text:p>96.21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6.03" calcext:value-type="float">
            <text:p>96.03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5.77" calcext:value-type="float">
            <text:p>95.77</text:p>
          </table:table-cell>
          <table:table-cell/>
          <table:table-cell table:formula="of:=AVERAGE([.A475];[.D475];[.G475];[.J475];[.M475];[.P475])" office:value-type="float" office:value="7.03333333333333" calcext:value-type="float">
            <text:p>7.03333333333333</text:p>
          </table:table-cell>
          <table:table-cell table:formula="of:=AVERAGE([.B475];[.E475];[.H475];[.K475];[.N475];[.Q475])" office:value-type="float" office:value="96.3566666666667" calcext:value-type="float">
            <text:p>96.35666666666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7.11" calcext:value-type="float">
            <text:p>97.11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6.58" calcext:value-type="float">
            <text:p>96.58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7.07" calcext:value-type="float">
            <text:p>97.07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6.43" calcext:value-type="float">
            <text:p>96.43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6.29" calcext:value-type="float">
            <text:p>96.2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6.06" calcext:value-type="float">
            <text:p>96.06</text:p>
          </table:table-cell>
          <table:table-cell/>
          <table:table-cell table:formula="of:=AVERAGE([.A476];[.D476];[.G476];[.J476];[.M476];[.P476])" office:value-type="float" office:value="7.13333333333333" calcext:value-type="float">
            <text:p>7.13333333333333</text:p>
          </table:table-cell>
          <table:table-cell table:formula="of:=AVERAGE([.B476];[.E476];[.H476];[.K476];[.N476];[.Q476])" office:value-type="float" office:value="96.59" calcext:value-type="float">
            <text:p>96.59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97.28" calcext:value-type="float">
            <text:p>97.28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6.79" calcext:value-type="float">
            <text:p>96.79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7.22" calcext:value-type="float">
            <text:p>97.22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6.59" calcext:value-type="float">
            <text:p>96.59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6.57" calcext:value-type="float">
            <text:p>96.57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6.33" calcext:value-type="float">
            <text:p>96.33</text:p>
          </table:table-cell>
          <table:table-cell/>
          <table:table-cell table:formula="of:=AVERAGE([.A477];[.D477];[.G477];[.J477];[.M477];[.P477])" office:value-type="float" office:value="7.23333333333333" calcext:value-type="float">
            <text:p>7.23333333333333</text:p>
          </table:table-cell>
          <table:table-cell table:formula="of:=AVERAGE([.B477];[.E477];[.H477];[.K477];[.N477];[.Q477])" office:value-type="float" office:value="96.7966666666667" calcext:value-type="float">
            <text:p>96.7966666666667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97.43" calcext:value-type="float">
            <text:p>97.43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7.03" calcext:value-type="float">
            <text:p>97.03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7.36" calcext:value-type="float">
            <text:p>97.36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6.79" calcext:value-type="float">
            <text:p>96.79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6.72" calcext:value-type="float">
            <text:p>96.72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6.57" calcext:value-type="float">
            <text:p>96.57</text:p>
          </table:table-cell>
          <table:table-cell/>
          <table:table-cell table:formula="of:=AVERAGE([.A478];[.D478];[.G478];[.J478];[.M478];[.P478])" office:value-type="float" office:value="7.33333333333334" calcext:value-type="float">
            <text:p>7.33333333333334</text:p>
          </table:table-cell>
          <table:table-cell table:formula="of:=AVERAGE([.B478];[.E478];[.H478];[.K478];[.N478];[.Q478])" office:value-type="float" office:value="96.9833333333333" calcext:value-type="float">
            <text:p>96.9833333333333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97.61" calcext:value-type="float">
            <text:p>97.61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7.23" calcext:value-type="float">
            <text:p>97.23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7.45" calcext:value-type="float">
            <text:p>97.45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6.94" calcext:value-type="float">
            <text:p>96.94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6.79" calcext:value-type="float">
            <text:p>96.79</text:p>
          </table:table-cell>
          <table:table-cell/>
          <table:table-cell table:formula="of:=AVERAGE([.A479];[.D479];[.G479];[.J479];[.M479];[.P479])" office:value-type="float" office:value="7.43333333333333" calcext:value-type="float">
            <text:p>7.43333333333333</text:p>
          </table:table-cell>
          <table:table-cell table:formula="of:=AVERAGE([.B479];[.E479];[.H479];[.K479];[.N479];[.Q479])" office:value-type="float" office:value="97.17" calcext:value-type="float">
            <text:p>97.17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97.72" calcext:value-type="float">
            <text:p>97.72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7.36" calcext:value-type="float">
            <text:p>97.36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7.61" calcext:value-type="float">
            <text:p>97.61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7.19" calcext:value-type="float">
            <text:p>97.19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7.09" calcext:value-type="float">
            <text:p>97.09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7.02" calcext:value-type="float">
            <text:p>97.02</text:p>
          </table:table-cell>
          <table:table-cell/>
          <table:table-cell table:formula="of:=AVERAGE([.A480];[.D480];[.G480];[.J480];[.M480];[.P480])" office:value-type="float" office:value="7.53333333333333" calcext:value-type="float">
            <text:p>7.53333333333333</text:p>
          </table:table-cell>
          <table:table-cell table:formula="of:=AVERAGE([.B480];[.E480];[.H480];[.K480];[.N480];[.Q480])" office:value-type="float" office:value="97.3316666666667" calcext:value-type="float">
            <text:p>97.3316666666667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97.84" calcext:value-type="float">
            <text:p>97.84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7.52" calcext:value-type="float">
            <text:p>97.52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7.7" calcext:value-type="float">
            <text:p>97.7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7.32" calcext:value-type="float">
            <text:p>97.32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7.23" calcext:value-type="float">
            <text:p>97.23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7.24" calcext:value-type="float">
            <text:p>97.24</text:p>
          </table:table-cell>
          <table:table-cell/>
          <table:table-cell table:formula="of:=AVERAGE([.A481];[.D481];[.G481];[.J481];[.M481];[.P481])" office:value-type="float" office:value="7.63333333333333" calcext:value-type="float">
            <text:p>7.63333333333333</text:p>
          </table:table-cell>
          <table:table-cell table:formula="of:=AVERAGE([.B481];[.E481];[.H481];[.K481];[.N481];[.Q481])" office:value-type="float" office:value="97.475" calcext:value-type="float">
            <text:p>97.475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97.93" calcext:value-type="float">
            <text:p>97.93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7.7" calcext:value-type="float">
            <text:p>97.7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7.8" calcext:value-type="float">
            <text:p>97.8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7.5" calcext:value-type="float">
            <text:p>97.5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7.34" calcext:value-type="float">
            <text:p>97.34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7.36" calcext:value-type="float">
            <text:p>97.36</text:p>
          </table:table-cell>
          <table:table-cell/>
          <table:table-cell table:formula="of:=AVERAGE([.A482];[.D482];[.G482];[.J482];[.M482];[.P482])" office:value-type="float" office:value="7.73333333333333" calcext:value-type="float">
            <text:p>7.73333333333333</text:p>
          </table:table-cell>
          <table:table-cell table:formula="of:=AVERAGE([.B482];[.E482];[.H482];[.K482];[.N482];[.Q482])" office:value-type="float" office:value="97.605" calcext:value-type="float">
            <text:p>97.605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98.07" calcext:value-type="float">
            <text:p>98.07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7.81" calcext:value-type="float">
            <text:p>97.81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7.91" calcext:value-type="float">
            <text:p>97.9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7.58" calcext:value-type="float">
            <text:p>97.58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7.48" calcext:value-type="float">
            <text:p>97.48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7.45" calcext:value-type="float">
            <text:p>97.45</text:p>
          </table:table-cell>
          <table:table-cell/>
          <table:table-cell table:formula="of:=AVERAGE([.A483];[.D483];[.G483];[.J483];[.M483];[.P483])" office:value-type="float" office:value="7.83333333333334" calcext:value-type="float">
            <text:p>7.83333333333334</text:p>
          </table:table-cell>
          <table:table-cell table:formula="of:=AVERAGE([.B483];[.E483];[.H483];[.K483];[.N483];[.Q483])" office:value-type="float" office:value="97.7166666666667" calcext:value-type="float">
            <text:p>97.7166666666667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98.16" calcext:value-type="float">
            <text:p>98.16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7.9" calcext:value-type="float">
            <text:p>97.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8.07" calcext:value-type="float">
            <text:p>98.07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7.65" calcext:value-type="float">
            <text:p>97.6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7.59" calcext:value-type="float">
            <text:p>97.59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7.64" calcext:value-type="float">
            <text:p>97.64</text:p>
          </table:table-cell>
          <table:table-cell/>
          <table:table-cell table:formula="of:=AVERAGE([.A484];[.D484];[.G484];[.J484];[.M484];[.P484])" office:value-type="float" office:value="7.93333333333333" calcext:value-type="float">
            <text:p>7.93333333333333</text:p>
          </table:table-cell>
          <table:table-cell table:formula="of:=AVERAGE([.B484];[.E484];[.H484];[.K484];[.N484];[.Q484])" office:value-type="float" office:value="97.835" calcext:value-type="float">
            <text:p>97.835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98.24" calcext:value-type="float">
            <text:p>98.2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8.03" calcext:value-type="float">
            <text:p>98.03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8.14" calcext:value-type="float">
            <text:p>98.14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7.76" calcext:value-type="float">
            <text:p>97.76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7.69" calcext:value-type="float">
            <text:p>97.69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7.75" calcext:value-type="float">
            <text:p>97.75</text:p>
          </table:table-cell>
          <table:table-cell/>
          <table:table-cell table:formula="of:=AVERAGE([.A485];[.D485];[.G485];[.J485];[.M485];[.P485])" office:value-type="float" office:value="8.03333333333333" calcext:value-type="float">
            <text:p>8.03333333333333</text:p>
          </table:table-cell>
          <table:table-cell table:formula="of:=AVERAGE([.B485];[.E485];[.H485];[.K485];[.N485];[.Q485])" office:value-type="float" office:value="97.935" calcext:value-type="float">
            <text:p>97.9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8.31" calcext:value-type="float">
            <text:p>98.31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8.11" calcext:value-type="float">
            <text:p>98.11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8.23" calcext:value-type="float">
            <text:p>98.23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7.85" calcext:value-type="float">
            <text:p>97.85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7.81" calcext:value-type="float">
            <text:p>97.8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7.85" calcext:value-type="float">
            <text:p>97.85</text:p>
          </table:table-cell>
          <table:table-cell/>
          <table:table-cell table:formula="of:=AVERAGE([.A486];[.D486];[.G486];[.J486];[.M486];[.P486])" office:value-type="float" office:value="8.13333333333333" calcext:value-type="float">
            <text:p>8.13333333333333</text:p>
          </table:table-cell>
          <table:table-cell table:formula="of:=AVERAGE([.B486];[.E486];[.H486];[.K486];[.N486];[.Q486])" office:value-type="float" office:value="98.0266666666667" calcext:value-type="float">
            <text:p>98.0266666666667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98.43" calcext:value-type="float">
            <text:p>98.43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8.19" calcext:value-type="float">
            <text:p>98.19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8.34" calcext:value-type="float">
            <text:p>98.34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7.98" calcext:value-type="float">
            <text:p>97.98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7.9" calcext:value-type="float">
            <text:p>97.9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7.99" calcext:value-type="float">
            <text:p>97.99</text:p>
          </table:table-cell>
          <table:table-cell/>
          <table:table-cell table:formula="of:=AVERAGE([.A487];[.D487];[.G487];[.J487];[.M487];[.P487])" office:value-type="float" office:value="8.23333333333333" calcext:value-type="float">
            <text:p>8.23333333333333</text:p>
          </table:table-cell>
          <table:table-cell table:formula="of:=AVERAGE([.B487];[.E487];[.H487];[.K487];[.N487];[.Q487])" office:value-type="float" office:value="98.1383333333333" calcext:value-type="float">
            <text:p>98.1383333333333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98.5" calcext:value-type="float">
            <text:p>98.5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8.27" calcext:value-type="float">
            <text:p>98.27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41" calcext:value-type="float">
            <text:p>98.41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09" calcext:value-type="float">
            <text:p>98.09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02" calcext:value-type="float">
            <text:p>98.02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8.12" calcext:value-type="float">
            <text:p>98.12</text:p>
          </table:table-cell>
          <table:table-cell/>
          <table:table-cell table:formula="of:=AVERAGE([.A488];[.D488];[.G488];[.J488];[.M488];[.P488])" office:value-type="float" office:value="8.33333333333333" calcext:value-type="float">
            <text:p>8.33333333333333</text:p>
          </table:table-cell>
          <table:table-cell table:formula="of:=AVERAGE([.B488];[.E488];[.H488];[.K488];[.N488];[.Q488])" office:value-type="float" office:value="98.235" calcext:value-type="float">
            <text:p>98.235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98.53" calcext:value-type="float">
            <text:p>98.53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36" calcext:value-type="float">
            <text:p>98.36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48" calcext:value-type="float">
            <text:p>98.48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17" calcext:value-type="float">
            <text:p>98.17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12" calcext:value-type="float">
            <text:p>98.12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8.23" calcext:value-type="float">
            <text:p>98.23</text:p>
          </table:table-cell>
          <table:table-cell/>
          <table:table-cell table:formula="of:=AVERAGE([.A489];[.D489];[.G489];[.J489];[.M489];[.P489])" office:value-type="float" office:value="8.43333333333333" calcext:value-type="float">
            <text:p>8.43333333333333</text:p>
          </table:table-cell>
          <table:table-cell table:formula="of:=AVERAGE([.B489];[.E489];[.H489];[.K489];[.N489];[.Q489])" office:value-type="float" office:value="98.315" calcext:value-type="float">
            <text:p>98.315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98.6" calcext:value-type="float">
            <text:p>98.6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43" calcext:value-type="float">
            <text:p>98.43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55" calcext:value-type="float">
            <text:p>98.55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22" calcext:value-type="float">
            <text:p>98.22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18" calcext:value-type="float">
            <text:p>98.18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31" calcext:value-type="float">
            <text:p>98.31</text:p>
          </table:table-cell>
          <table:table-cell/>
          <table:table-cell table:formula="of:=AVERAGE([.A490];[.D490];[.G490];[.J490];[.M490];[.P490])" office:value-type="float" office:value="8.53333333333333" calcext:value-type="float">
            <text:p>8.53333333333333</text:p>
          </table:table-cell>
          <table:table-cell table:formula="of:=AVERAGE([.B490];[.E490];[.H490];[.K490];[.N490];[.Q490])" office:value-type="float" office:value="98.3816666666667" calcext:value-type="float">
            <text:p>98.3816666666667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98.65" calcext:value-type="float">
            <text:p>98.65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49" calcext:value-type="float">
            <text:p>98.49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61" calcext:value-type="float">
            <text:p>98.61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3" calcext:value-type="float">
            <text:p>98.3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24" calcext:value-type="float">
            <text:p>98.24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37" calcext:value-type="float">
            <text:p>98.37</text:p>
          </table:table-cell>
          <table:table-cell/>
          <table:table-cell table:formula="of:=AVERAGE([.A491];[.D491];[.G491];[.J491];[.M491];[.P491])" office:value-type="float" office:value="8.63333333333333" calcext:value-type="float">
            <text:p>8.63333333333333</text:p>
          </table:table-cell>
          <table:table-cell table:formula="of:=AVERAGE([.B491];[.E491];[.H491];[.K491];[.N491];[.Q491])" office:value-type="float" office:value="98.4433333333333" calcext:value-type="float">
            <text:p>98.4433333333333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98.71" calcext:value-type="float">
            <text:p>98.71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52" calcext:value-type="float">
            <text:p>98.52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66" calcext:value-type="float">
            <text:p>98.66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38" calcext:value-type="float">
            <text:p>98.38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29" calcext:value-type="float">
            <text:p>98.29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45" calcext:value-type="float">
            <text:p>98.45</text:p>
          </table:table-cell>
          <table:table-cell/>
          <table:table-cell table:formula="of:=AVERAGE([.A492];[.D492];[.G492];[.J492];[.M492];[.P492])" office:value-type="float" office:value="8.73333333333333" calcext:value-type="float">
            <text:p>8.73333333333333</text:p>
          </table:table-cell>
          <table:table-cell table:formula="of:=AVERAGE([.B492];[.E492];[.H492];[.K492];[.N492];[.Q492])" office:value-type="float" office:value="98.5016666666667" calcext:value-type="float">
            <text:p>98.5016666666667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98.78" calcext:value-type="float">
            <text:p>98.78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57" calcext:value-type="float">
            <text:p>98.57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7" calcext:value-type="float">
            <text:p>98.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44" calcext:value-type="float">
            <text:p>98.44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41" calcext:value-type="float">
            <text:p>98.41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53" calcext:value-type="float">
            <text:p>98.53</text:p>
          </table:table-cell>
          <table:table-cell/>
          <table:table-cell table:formula="of:=AVERAGE([.A493];[.D493];[.G493];[.J493];[.M493];[.P493])" office:value-type="float" office:value="8.83333333333333" calcext:value-type="float">
            <text:p>8.83333333333333</text:p>
          </table:table-cell>
          <table:table-cell table:formula="of:=AVERAGE([.B493];[.E493];[.H493];[.K493];[.N493];[.Q493])" office:value-type="float" office:value="98.5716666666667" calcext:value-type="float">
            <text:p>98.5716666666667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98.8" calcext:value-type="float">
            <text:p>98.8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64" calcext:value-type="float">
            <text:p>98.6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74" calcext:value-type="float">
            <text:p>98.74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8.49" calcext:value-type="float">
            <text:p>98.4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46" calcext:value-type="float">
            <text:p>98.46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62" calcext:value-type="float">
            <text:p>98.62</text:p>
          </table:table-cell>
          <table:table-cell/>
          <table:table-cell table:formula="of:=AVERAGE([.A494];[.D494];[.G494];[.J494];[.M494];[.P494])" office:value-type="float" office:value="8.93333333333333" calcext:value-type="float">
            <text:p>8.93333333333333</text:p>
          </table:table-cell>
          <table:table-cell table:formula="of:=AVERAGE([.B494];[.E494];[.H494];[.K494];[.N494];[.Q494])" office:value-type="float" office:value="98.625" calcext:value-type="float">
            <text:p>98.625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98.86" calcext:value-type="float">
            <text:p>98.8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68" calcext:value-type="float">
            <text:p>98.68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8.78" calcext:value-type="float">
            <text:p>98.78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8.55" calcext:value-type="float">
            <text:p>98.55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8.54" calcext:value-type="float">
            <text:p>98.54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69" calcext:value-type="float">
            <text:p>98.69</text:p>
          </table:table-cell>
          <table:table-cell/>
          <table:table-cell table:formula="of:=AVERAGE([.A495];[.D495];[.G495];[.J495];[.M495];[.P495])" office:value-type="float" office:value="9.03333333333333" calcext:value-type="float">
            <text:p>9.03333333333333</text:p>
          </table:table-cell>
          <table:table-cell table:formula="of:=AVERAGE([.B495];[.E495];[.H495];[.K495];[.N495];[.Q495])" office:value-type="float" office:value="98.6833333333333" calcext:value-type="float">
            <text:p>98.68333333333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8.92" calcext:value-type="float">
            <text:p>98.92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8.75" calcext:value-type="float">
            <text:p>98.75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8.81" calcext:value-type="float">
            <text:p>98.81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8.61" calcext:value-type="float">
            <text:p>98.61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8.58" calcext:value-type="float">
            <text:p>98.5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75" calcext:value-type="float">
            <text:p>98.75</text:p>
          </table:table-cell>
          <table:table-cell/>
          <table:table-cell table:formula="of:=AVERAGE([.A496];[.D496];[.G496];[.J496];[.M496];[.P496])" office:value-type="float" office:value="9.13333333333333" calcext:value-type="float">
            <text:p>9.13333333333333</text:p>
          </table:table-cell>
          <table:table-cell table:formula="of:=AVERAGE([.B496];[.E496];[.H496];[.K496];[.N496];[.Q496])" office:value-type="float" office:value="98.7366666666667" calcext:value-type="float">
            <text:p>98.7366666666667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98.97" calcext:value-type="float">
            <text:p>98.97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8.81" calcext:value-type="float">
            <text:p>98.81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8.83" calcext:value-type="float">
            <text:p>98.83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8.62" calcext:value-type="float">
            <text:p>98.62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8.64" calcext:value-type="float">
            <text:p>98.64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8.81" calcext:value-type="float">
            <text:p>98.81</text:p>
          </table:table-cell>
          <table:table-cell/>
          <table:table-cell table:formula="of:=AVERAGE([.A497];[.D497];[.G497];[.J497];[.M497];[.P497])" office:value-type="float" office:value="9.23333333333333" calcext:value-type="float">
            <text:p>9.23333333333333</text:p>
          </table:table-cell>
          <table:table-cell table:formula="of:=AVERAGE([.B497];[.E497];[.H497];[.K497];[.N497];[.Q497])" office:value-type="float" office:value="98.78" calcext:value-type="float">
            <text:p>98.78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8.83" calcext:value-type="float">
            <text:p>98.83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8.86" calcext:value-type="float">
            <text:p>98.86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8.67" calcext:value-type="float">
            <text:p>98.67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8.67" calcext:value-type="float">
            <text:p>98.67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8.86" calcext:value-type="float">
            <text:p>98.86</text:p>
          </table:table-cell>
          <table:table-cell/>
          <table:table-cell table:formula="of:=AVERAGE([.A498];[.D498];[.G498];[.J498];[.M498];[.P498])" office:value-type="float" office:value="9.33333333333333" calcext:value-type="float">
            <text:p>9.33333333333333</text:p>
          </table:table-cell>
          <table:table-cell table:formula="of:=AVERAGE([.B498];[.E498];[.H498];[.K498];[.N498];[.Q498])" office:value-type="float" office:value="98.815" calcext:value-type="float">
            <text:p>98.815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99.06" calcext:value-type="float">
            <text:p>99.06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8.86" calcext:value-type="float">
            <text:p>98.86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8.89" calcext:value-type="float">
            <text:p>98.89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8.73" calcext:value-type="float">
            <text:p>98.73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8.7" calcext:value-type="float">
            <text:p>98.7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8.91" calcext:value-type="float">
            <text:p>98.91</text:p>
          </table:table-cell>
          <table:table-cell/>
          <table:table-cell table:formula="of:=AVERAGE([.A499];[.D499];[.G499];[.J499];[.M499];[.P499])" office:value-type="float" office:value="9.43333333333333" calcext:value-type="float">
            <text:p>9.43333333333333</text:p>
          </table:table-cell>
          <table:table-cell table:formula="of:=AVERAGE([.B499];[.E499];[.H499];[.K499];[.N499];[.Q499])" office:value-type="float" office:value="98.8583333333333" calcext:value-type="float">
            <text:p>98.8583333333333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99.08" calcext:value-type="float">
            <text:p>99.08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8.9" calcext:value-type="float">
            <text:p>98.9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8.94" calcext:value-type="float">
            <text:p>98.94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8.78" calcext:value-type="float">
            <text:p>98.78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8.75" calcext:value-type="float">
            <text:p>98.75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8.95" calcext:value-type="float">
            <text:p>98.95</text:p>
          </table:table-cell>
          <table:table-cell/>
          <table:table-cell table:formula="of:=AVERAGE([.A500];[.D500];[.G500];[.J500];[.M500];[.P500])" office:value-type="float" office:value="9.53333333333333" calcext:value-type="float">
            <text:p>9.53333333333333</text:p>
          </table:table-cell>
          <table:table-cell table:formula="of:=AVERAGE([.B500];[.E500];[.H500];[.K500];[.N500];[.Q500])" office:value-type="float" office:value="98.9" calcext:value-type="float">
            <text:p>98.9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99.13" calcext:value-type="float">
            <text:p>99.13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8.95" calcext:value-type="float">
            <text:p>98.95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8.96" calcext:value-type="float">
            <text:p>98.96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8.83" calcext:value-type="float">
            <text:p>98.83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8.77" calcext:value-type="float">
            <text:p>98.77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8.99" calcext:value-type="float">
            <text:p>98.99</text:p>
          </table:table-cell>
          <table:table-cell/>
          <table:table-cell table:formula="of:=AVERAGE([.A501];[.D501];[.G501];[.J501];[.M501];[.P501])" office:value-type="float" office:value="9.63333333333333" calcext:value-type="float">
            <text:p>9.63333333333333</text:p>
          </table:table-cell>
          <table:table-cell table:formula="of:=AVERAGE([.B501];[.E501];[.H501];[.K501];[.N501];[.Q501])" office:value-type="float" office:value="98.9383333333333" calcext:value-type="float">
            <text:p>98.9383333333333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99.15" calcext:value-type="float">
            <text:p>99.15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8.97" calcext:value-type="float">
            <text:p>98.97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9.01" calcext:value-type="float">
            <text:p>99.01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8.88" calcext:value-type="float">
            <text:p>98.88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8.84" calcext:value-type="float">
            <text:p>98.84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9.04" calcext:value-type="float">
            <text:p>99.04</text:p>
          </table:table-cell>
          <table:table-cell/>
          <table:table-cell table:formula="of:=AVERAGE([.A502];[.D502];[.G502];[.J502];[.M502];[.P502])" office:value-type="float" office:value="9.73333333333333" calcext:value-type="float">
            <text:p>9.73333333333333</text:p>
          </table:table-cell>
          <table:table-cell table:formula="of:=AVERAGE([.B502];[.E502];[.H502];[.K502];[.N502];[.Q502])" office:value-type="float" office:value="98.9816666666667" calcext:value-type="float">
            <text:p>98.9816666666667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99.17" calcext:value-type="float">
            <text:p>99.17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9.01" calcext:value-type="float">
            <text:p>99.01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9.03" calcext:value-type="float">
            <text:p>99.0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8.96" calcext:value-type="float">
            <text:p>98.96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8.87" calcext:value-type="float">
            <text:p>98.87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9.07" calcext:value-type="float">
            <text:p>99.07</text:p>
          </table:table-cell>
          <table:table-cell/>
          <table:table-cell table:formula="of:=AVERAGE([.A503];[.D503];[.G503];[.J503];[.M503];[.P503])" office:value-type="float" office:value="9.83333333333333" calcext:value-type="float">
            <text:p>9.83333333333333</text:p>
          </table:table-cell>
          <table:table-cell table:formula="of:=AVERAGE([.B503];[.E503];[.H503];[.K503];[.N503];[.Q503])" office:value-type="float" office:value="99.0183333333333" calcext:value-type="float">
            <text:p>99.0183333333333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99.19" calcext:value-type="float">
            <text:p>99.19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9.02" calcext:value-type="float">
            <text:p>99.0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12" calcext:value-type="float">
            <text:p>99.1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06" calcext:value-type="float">
            <text:p>99.0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02" calcext:value-type="float">
            <text:p>99.02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9.08" calcext:value-type="float">
            <text:p>99.08</text:p>
          </table:table-cell>
          <table:table-cell/>
          <table:table-cell table:formula="of:=AVERAGE([.A504];[.D504];[.G504];[.J504];[.M504];[.P504])" office:value-type="float" office:value="10.0833333333333" calcext:value-type="float">
            <text:p>10.0833333333333</text:p>
          </table:table-cell>
          <table:table-cell table:formula="of:=AVERAGE([.B504];[.E504];[.H504];[.K504];[.N504];[.Q504])" office:value-type="float" office:value="99.0816666666667" calcext:value-type="float">
            <text:p>99.0816666666667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99.23" calcext:value-type="float">
            <text:p>99.2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16" calcext:value-type="float">
            <text:p>99.1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26" calcext:value-type="float">
            <text:p>99.2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17" calcext:value-type="float">
            <text:p>99.1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2" calcext:value-type="float">
            <text:p>99.2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9.12" calcext:value-type="float">
            <text:p>99.12</text:p>
          </table:table-cell>
          <table:table-cell/>
          <table:table-cell table:formula="of:=AVERAGE([.A505];[.D505];[.G505];[.J505];[.M505];[.P505])" office:value-type="float" office:value="10.6333333333333" calcext:value-type="float">
            <text:p>10.6333333333333</text:p>
          </table:table-cell>
          <table:table-cell table:formula="of:=AVERAGE([.B505];[.E505];[.H505];[.K505];[.N505];[.Q505])" office:value-type="float" office:value="99.19" calcext:value-type="float">
            <text:p>99.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9.29" calcext:value-type="float">
            <text:p>99.2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28" calcext:value-type="float">
            <text:p>99.2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33" calcext:value-type="float">
            <text:p>99.3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22" calcext:value-type="float">
            <text:p>99.2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26" calcext:value-type="float">
            <text:p>99.2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22" calcext:value-type="float">
            <text:p>99.22</text:p>
          </table:table-cell>
          <table:table-cell/>
          <table:table-cell table:formula="of:=AVERAGE([.A506];[.D506];[.G506];[.J506];[.M506];[.P506])" office:value-type="float" office:value="11.3333333333333" calcext:value-type="float">
            <text:p>11.3333333333333</text:p>
          </table:table-cell>
          <table:table-cell table:formula="of:=AVERAGE([.B506];[.E506];[.H506];[.K506];[.N506];[.Q506])" office:value-type="float" office:value="99.2666666666667" calcext:value-type="float">
            <text:p>99.26666666666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9.38" calcext:value-type="float">
            <text:p>99.3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37" calcext:value-type="float">
            <text:p>99.3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35" calcext:value-type="float">
            <text:p>99.3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31" calcext:value-type="float">
            <text:p>99.3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31" calcext:value-type="float">
            <text:p>99.3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35" calcext:value-type="float">
            <text:p>99.35</text:p>
          </table:table-cell>
          <table:table-cell/>
          <table:table-cell table:formula="of:=AVERAGE([.A507];[.D507];[.G507];[.J507];[.M507];[.P507])" office:value-type="float" office:value="12.3333333333333" calcext:value-type="float">
            <text:p>12.3333333333333</text:p>
          </table:table-cell>
          <table:table-cell table:formula="of:=AVERAGE([.B507];[.E507];[.H507];[.K507];[.N507];[.Q507])" office:value-type="float" office:value="99.345" calcext:value-type="float">
            <text:p>99.3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9.44" calcext:value-type="float">
            <text:p>99.4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43" calcext:value-type="float">
            <text:p>99.4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39" calcext:value-type="float">
            <text:p>99.3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35" calcext:value-type="float">
            <text:p>99.3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36" calcext:value-type="float">
            <text:p>99.3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44" calcext:value-type="float">
            <text:p>99.44</text:p>
          </table:table-cell>
          <table:table-cell/>
          <table:table-cell table:formula="of:=AVERAGE([.A508];[.D508];[.G508];[.J508];[.M508];[.P508])" office:value-type="float" office:value="13.3333333333333" calcext:value-type="float">
            <text:p>13.3333333333333</text:p>
          </table:table-cell>
          <table:table-cell table:formula="of:=AVERAGE([.B508];[.E508];[.H508];[.K508];[.N508];[.Q508])" office:value-type="float" office:value="99.4016666666667" calcext:value-type="float">
            <text:p>99.40166666666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9.5" calcext:value-type="float">
            <text:p>99.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51" calcext:value-type="float">
            <text:p>99.5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44" calcext:value-type="float">
            <text:p>99.4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43" calcext:value-type="float">
            <text:p>99.4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42" calcext:value-type="float">
            <text:p>99.4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47" calcext:value-type="float">
            <text:p>99.47</text:p>
          </table:table-cell>
          <table:table-cell/>
          <table:table-cell table:formula="of:=AVERAGE([.A509];[.D509];[.G509];[.J509];[.M509];[.P509])" office:value-type="float" office:value="14.3333333333333" calcext:value-type="float">
            <text:p>14.3333333333333</text:p>
          </table:table-cell>
          <table:table-cell table:formula="of:=AVERAGE([.B509];[.E509];[.H509];[.K509];[.N509];[.Q509])" office:value-type="float" office:value="99.4616666666667" calcext:value-type="float">
            <text:p>99.46166666666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9.55" calcext:value-type="float">
            <text:p>99.5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54" calcext:value-type="float">
            <text:p>99.5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49" calcext:value-type="float">
            <text:p>99.4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48" calcext:value-type="float">
            <text:p>99.4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47" calcext:value-type="float">
            <text:p>99.4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54" calcext:value-type="float">
            <text:p>99.54</text:p>
          </table:table-cell>
          <table:table-cell/>
          <table:table-cell table:formula="of:=AVERAGE([.A510];[.D510];[.G510];[.J510];[.M510];[.P510])" office:value-type="float" office:value="15.3333333333333" calcext:value-type="float">
            <text:p>15.3333333333333</text:p>
          </table:table-cell>
          <table:table-cell table:formula="of:=AVERAGE([.B510];[.E510];[.H510];[.K510];[.N510];[.Q510])" office:value-type="float" office:value="99.5116666666667" calcext:value-type="float">
            <text:p>99.51166666666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9.6" calcext:value-type="float">
            <text:p>99.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56" calcext:value-type="float">
            <text:p>99.5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51" calcext:value-type="float">
            <text:p>99.5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5" calcext:value-type="float">
            <text:p>99.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52" calcext:value-type="float">
            <text:p>99.5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59" calcext:value-type="float">
            <text:p>99.59</text:p>
          </table:table-cell>
          <table:table-cell/>
          <table:table-cell table:formula="of:=AVERAGE([.A511];[.D511];[.G511];[.J511];[.M511];[.P511])" office:value-type="float" office:value="16.3333333333333" calcext:value-type="float">
            <text:p>16.3333333333333</text:p>
          </table:table-cell>
          <table:table-cell table:formula="of:=AVERAGE([.B511];[.E511];[.H511];[.K511];[.N511];[.Q511])" office:value-type="float" office:value="99.5466666666667" calcext:value-type="float">
            <text:p>99.54666666666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9.63" calcext:value-type="float">
            <text:p>99.6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59" calcext:value-type="float">
            <text:p>99.5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55" calcext:value-type="float">
            <text:p>99.5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53" calcext:value-type="float">
            <text:p>99.5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54" calcext:value-type="float">
            <text:p>99.5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61" calcext:value-type="float">
            <text:p>99.61</text:p>
          </table:table-cell>
          <table:table-cell/>
          <table:table-cell table:formula="of:=AVERAGE([.A512];[.D512];[.G512];[.J512];[.M512];[.P512])" office:value-type="float" office:value="17.3333333333333" calcext:value-type="float">
            <text:p>17.3333333333333</text:p>
          </table:table-cell>
          <table:table-cell table:formula="of:=AVERAGE([.B512];[.E512];[.H512];[.K512];[.N512];[.Q512])" office:value-type="float" office:value="99.575" calcext:value-type="float">
            <text:p>99.57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9.67" calcext:value-type="float">
            <text:p>99.6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63" calcext:value-type="float">
            <text:p>99.6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58" calcext:value-type="float">
            <text:p>99.5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56" calcext:value-type="float">
            <text:p>99.5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56" calcext:value-type="float">
            <text:p>99.5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63" calcext:value-type="float">
            <text:p>99.63</text:p>
          </table:table-cell>
          <table:table-cell/>
          <table:table-cell table:formula="of:=AVERAGE([.A513];[.D513];[.G513];[.J513];[.M513];[.P513])" office:value-type="float" office:value="18.3333333333333" calcext:value-type="float">
            <text:p>18.3333333333333</text:p>
          </table:table-cell>
          <table:table-cell table:formula="of:=AVERAGE([.B513];[.E513];[.H513];[.K513];[.N513];[.Q513])" office:value-type="float" office:value="99.605" calcext:value-type="float">
            <text:p>99.60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9.69" calcext:value-type="float">
            <text:p>99.6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65" calcext:value-type="float">
            <text:p>99.6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6" calcext:value-type="float">
            <text:p>99.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58" calcext:value-type="float">
            <text:p>99.5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59" calcext:value-type="float">
            <text:p>99.5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65" calcext:value-type="float">
            <text:p>99.65</text:p>
          </table:table-cell>
          <table:table-cell/>
          <table:table-cell table:formula="of:=AVERAGE([.A514];[.D514];[.G514];[.J514];[.M514];[.P514])" office:value-type="float" office:value="19.3333333333333" calcext:value-type="float">
            <text:p>19.3333333333333</text:p>
          </table:table-cell>
          <table:table-cell table:formula="of:=AVERAGE([.B514];[.E514];[.H514];[.K514];[.N514];[.Q514])" office:value-type="float" office:value="99.6266666666667" calcext:value-type="float">
            <text:p>99.626666666666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9.7" calcext:value-type="float">
            <text:p>99.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68" calcext:value-type="float">
            <text:p>99.6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62" calcext:value-type="float">
            <text:p>99.6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59" calcext:value-type="float">
            <text:p>99.5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6" calcext:value-type="float">
            <text:p>99.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66" calcext:value-type="float">
            <text:p>99.66</text:p>
          </table:table-cell>
          <table:table-cell/>
          <table:table-cell table:formula="of:=AVERAGE([.A515];[.D515];[.G515];[.J515];[.M515];[.P515])" office:value-type="float" office:value="20.8333333333333" calcext:value-type="float">
            <text:p>20.8333333333333</text:p>
          </table:table-cell>
          <table:table-cell table:formula="of:=AVERAGE([.B515];[.E515];[.H515];[.K515];[.N515];[.Q515])" office:value-type="float" office:value="99.6416666666667" calcext:value-type="float">
            <text:p>99.64166666666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9.72" calcext:value-type="float">
            <text:p>99.7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68" calcext:value-type="float">
            <text:p>99.6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62" calcext:value-type="float">
            <text:p>99.6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6" calcext:value-type="float">
            <text:p>99.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63" calcext:value-type="float">
            <text:p>99.6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68" calcext:value-type="float">
            <text:p>99.68</text:p>
          </table:table-cell>
          <table:table-cell/>
          <table:table-cell table:formula="of:=AVERAGE([.A516];[.D516];[.G516];[.J516];[.M516];[.P516])" office:value-type="float" office:value="22.1666666666667" calcext:value-type="float">
            <text:p>22.1666666666667</text:p>
          </table:table-cell>
          <table:table-cell table:formula="of:=AVERAGE([.B516];[.E516];[.H516];[.K516];[.N516];[.Q516])" office:value-type="float" office:value="99.655" calcext:value-type="float">
            <text:p>99.65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9.73" calcext:value-type="float">
            <text:p>99.7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71" calcext:value-type="float">
            <text:p>99.7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65" calcext:value-type="float">
            <text:p>99.6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62" calcext:value-type="float">
            <text:p>99.6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66" calcext:value-type="float">
            <text:p>99.6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73" calcext:value-type="float">
            <text:p>99.73</text:p>
          </table:table-cell>
          <table:table-cell/>
          <table:table-cell table:formula="of:=AVERAGE([.A517];[.D517];[.G517];[.J517];[.M517];[.P517])" office:value-type="float" office:value="23.5" calcext:value-type="float">
            <text:p>23.5</text:p>
          </table:table-cell>
          <table:table-cell table:formula="of:=AVERAGE([.B517];[.E517];[.H517];[.K517];[.N517];[.Q517])" office:value-type="float" office:value="99.6833333333333" calcext:value-type="float">
            <text:p>99.683333333333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9.74" calcext:value-type="float">
            <text:p>99.7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72" calcext:value-type="float">
            <text:p>99.7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67" calcext:value-type="float">
            <text:p>99.6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63" calcext:value-type="float">
            <text:p>99.6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69" calcext:value-type="float">
            <text:p>99.6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77" calcext:value-type="float">
            <text:p>99.77</text:p>
          </table:table-cell>
          <table:table-cell/>
          <table:table-cell table:formula="of:=AVERAGE([.A518];[.D518];[.G518];[.J518];[.M518];[.P518])" office:value-type="float" office:value="24.6666666666667" calcext:value-type="float">
            <text:p>24.6666666666667</text:p>
          </table:table-cell>
          <table:table-cell table:formula="of:=AVERAGE([.B518];[.E518];[.H518];[.K518];[.N518];[.Q518])" office:value-type="float" office:value="99.7033333333333" calcext:value-type="float">
            <text:p>99.703333333333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9.75" calcext:value-type="float">
            <text:p>99.7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75" calcext:value-type="float">
            <text:p>99.7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69" calcext:value-type="float">
            <text:p>99.6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64" calcext:value-type="float">
            <text:p>99.6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71" calcext:value-type="float">
            <text:p>99.7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78" calcext:value-type="float">
            <text:p>99.78</text:p>
          </table:table-cell>
          <table:table-cell/>
          <table:table-cell table:formula="of:=AVERAGE([.A519];[.D519];[.G519];[.J519];[.M519];[.P519])" office:value-type="float" office:value="25.6666666666667" calcext:value-type="float">
            <text:p>25.6666666666667</text:p>
          </table:table-cell>
          <table:table-cell table:formula="of:=AVERAGE([.B519];[.E519];[.H519];[.K519];[.N519];[.Q519])" office:value-type="float" office:value="99.72" calcext:value-type="float">
            <text:p>99.7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9.77" calcext:value-type="float">
            <text:p>99.7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7" calcext:value-type="float">
            <text:p>99.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64" calcext:value-type="float">
            <text:p>99.6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74" calcext:value-type="float">
            <text:p>99.7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79" calcext:value-type="float">
            <text:p>99.79</text:p>
          </table:table-cell>
          <table:table-cell/>
          <table:table-cell table:formula="of:=AVERAGE([.A520];[.D520];[.G520];[.J520];[.M520];[.P520])" office:value-type="float" office:value="26.6666666666667" calcext:value-type="float">
            <text:p>26.6666666666667</text:p>
          </table:table-cell>
          <table:table-cell table:formula="of:=AVERAGE([.B520];[.E520];[.H520];[.K520];[.N520];[.Q520])" office:value-type="float" office:value="99.7366666666667" calcext:value-type="float">
            <text:p>99.736666666666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9.71" calcext:value-type="float">
            <text:p>99.7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9.67" calcext:value-type="float">
            <text:p>99.6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75" calcext:value-type="float">
            <text:p>99.7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9.8" calcext:value-type="float">
            <text:p>99.8</text:p>
          </table:table-cell>
          <table:table-cell/>
          <table:table-cell table:formula="of:=AVERAGE([.A521];[.D521];[.G521];[.J521];[.M521];[.P521])" office:value-type="float" office:value="28" calcext:value-type="float">
            <text:p>28</text:p>
          </table:table-cell>
          <table:table-cell table:formula="of:=AVERAGE([.B521];[.E521];[.H521];[.K521];[.N521];[.Q521])" office:value-type="float" office:value="99.7533333333333" calcext:value-type="float">
            <text:p>99.753333333333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9.74" calcext:value-type="float">
            <text:p>99.7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9.7" calcext:value-type="float">
            <text:p>99.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99.82" calcext:value-type="float">
            <text:p>99.82</text:p>
          </table:table-cell>
          <table:table-cell/>
          <table:table-cell table:formula="of:=AVERAGE([.A522];[.D522];[.G522];[.J522];[.M522];[.P522])" office:value-type="float" office:value="29.1666666666667" calcext:value-type="float">
            <text:p>29.1666666666667</text:p>
          </table:table-cell>
          <table:table-cell table:formula="of:=AVERAGE([.B522];[.E522];[.H522];[.K522];[.N522];[.Q522])" office:value-type="float" office:value="99.775" calcext:value-type="float">
            <text:p>99.77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99.75" calcext:value-type="float">
            <text:p>99.7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9.71" calcext:value-type="float">
            <text:p>99.7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99.82" calcext:value-type="float">
            <text:p>99.82</text:p>
          </table:table-cell>
          <table:table-cell/>
          <table:table-cell table:formula="of:=AVERAGE([.A523];[.D523];[.G523];[.J523];[.M523];[.P523])" office:value-type="float" office:value="30.5" calcext:value-type="float">
            <text:p>30.5</text:p>
          </table:table-cell>
          <table:table-cell table:formula="of:=AVERAGE([.B523];[.E523];[.H523];[.K523];[.N523];[.Q523])" office:value-type="float" office:value="99.7866666666667" calcext:value-type="float">
            <text:p>99.786666666666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99.72" calcext:value-type="float">
            <text:p>99.7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9.83" calcext:value-type="float">
            <text:p>99.83</text:p>
          </table:table-cell>
          <table:table-cell/>
          <table:table-cell table:formula="of:=AVERAGE([.A524];[.D524];[.G524];[.J524];[.M524];[.P524])" office:value-type="float" office:value="31.6666666666667" calcext:value-type="float">
            <text:p>31.6666666666667</text:p>
          </table:table-cell>
          <table:table-cell table:formula="of:=AVERAGE([.B524];[.E524];[.H524];[.K524];[.N524];[.Q524])" office:value-type="float" office:value="99.7933333333333" calcext:value-type="float">
            <text:p>99.793333333333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99.73" calcext:value-type="float">
            <text:p>99.7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99.84" calcext:value-type="float">
            <text:p>99.84</text:p>
          </table:table-cell>
          <table:table-cell/>
          <table:table-cell table:formula="of:=AVERAGE([.A525];[.D525];[.G525];[.J525];[.M525];[.P525])" office:value-type="float" office:value="33.1666666666667" calcext:value-type="float">
            <text:p>33.1666666666667</text:p>
          </table:table-cell>
          <table:table-cell table:formula="of:=AVERAGE([.B525];[.E525];[.H525];[.K525];[.N525];[.Q525])" office:value-type="float" office:value="99.805" calcext:value-type="float">
            <text:p>99.80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9.75" calcext:value-type="float">
            <text:p>99.7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99.85" calcext:value-type="float">
            <text:p>99.85</text:p>
          </table:table-cell>
          <table:table-cell/>
          <table:table-cell table:formula="of:=AVERAGE([.A526];[.D526];[.G526];[.J526];[.M526];[.P526])" office:value-type="float" office:value="35" calcext:value-type="float">
            <text:p>35</text:p>
          </table:table-cell>
          <table:table-cell table:formula="of:=AVERAGE([.B526];[.E526];[.H526];[.K526];[.N526];[.Q526])" office:value-type="float" office:value="99.8166666666667" calcext:value-type="float">
            <text:p>99.816666666666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99.77" calcext:value-type="float">
            <text:p>99.77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99.87" calcext:value-type="float">
            <text:p>99.87</text:p>
          </table:table-cell>
          <table:table-cell/>
          <table:table-cell table:formula="of:=AVERAGE([.A527];[.D527];[.G527];[.J527];[.M527];[.P527])" office:value-type="float" office:value="36.3333333333333" calcext:value-type="float">
            <text:p>36.3333333333333</text:p>
          </table:table-cell>
          <table:table-cell table:formula="of:=AVERAGE([.B527];[.E527];[.H527];[.K527];[.N527];[.Q527])" office:value-type="float" office:value="99.835" calcext:value-type="float">
            <text:p>99.83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99.87" calcext:value-type="float">
            <text:p>99.87</text:p>
          </table:table-cell>
          <table:table-cell/>
          <table:table-cell table:formula="of:=AVERAGE([.A528];[.D528];[.G528];[.J528];[.M528];[.P528])" office:value-type="float" office:value="39" calcext:value-type="float">
            <text:p>39</text:p>
          </table:table-cell>
          <table:table-cell table:formula="of:=AVERAGE([.B528];[.E528];[.H528];[.K528];[.N528];[.Q528])" office:value-type="float" office:value="99.8483333333333" calcext:value-type="float">
            <text:p>99.848333333333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99.89" calcext:value-type="float">
            <text:p>99.89</text:p>
          </table:table-cell>
          <table:table-cell/>
          <table:table-cell table:formula="of:=AVERAGE([.A529];[.D529];[.G529];[.J529];[.M529];[.P529])" office:value-type="float" office:value="41.5" calcext:value-type="float">
            <text:p>41.5</text:p>
          </table:table-cell>
          <table:table-cell table:formula="of:=AVERAGE([.B529];[.E529];[.H529];[.K529];[.N529];[.Q529])" office:value-type="float" office:value="99.855" calcext:value-type="float">
            <text:p>99.85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99.9" calcext:value-type="float">
            <text:p>99.9</text:p>
          </table:table-cell>
          <table:table-cell/>
          <table:table-cell table:formula="of:=AVERAGE([.A530];[.D530];[.G530];[.J530];[.M530];[.P530])" office:value-type="float" office:value="42.8333333333333" calcext:value-type="float">
            <text:p>42.8333333333333</text:p>
          </table:table-cell>
          <table:table-cell table:formula="of:=AVERAGE([.B530];[.E530];[.H530];[.K530];[.N530];[.Q530])" office:value-type="float" office:value="99.8633333333333" calcext:value-type="float">
            <text:p>99.863333333333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99.91" calcext:value-type="float">
            <text:p>99.91</text:p>
          </table:table-cell>
          <table:table-cell/>
          <table:table-cell table:formula="of:=AVERAGE([.A531];[.D531];[.G531];[.J531];[.M531];[.P531])" office:value-type="float" office:value="44.8333333333333" calcext:value-type="float">
            <text:p>44.8333333333333</text:p>
          </table:table-cell>
          <table:table-cell table:formula="of:=AVERAGE([.B531];[.E531];[.H531];[.K531];[.N531];[.Q531])" office:value-type="float" office:value="99.875" calcext:value-type="float">
            <text:p>99.87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99.92" calcext:value-type="float">
            <text:p>99.92</text:p>
          </table:table-cell>
          <table:table-cell/>
          <table:table-cell table:formula="of:=AVERAGE([.A532];[.D532];[.G532];[.J532];[.M532];[.P532])" office:value-type="float" office:value="47" calcext:value-type="float">
            <text:p>47</text:p>
          </table:table-cell>
          <table:table-cell table:formula="of:=AVERAGE([.B532];[.E532];[.H532];[.K532];[.N532];[.Q532])" office:value-type="float" office:value="99.8883333333333" calcext:value-type="float">
            <text:p>99.888333333333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99.92" calcext:value-type="float">
            <text:p>99.92</text:p>
          </table:table-cell>
          <table:table-cell/>
          <table:table-cell table:formula="of:=AVERAGE([.A533];[.D533];[.G533];[.J533];[.M533];[.P533])" office:value-type="float" office:value="49.1666666666667" calcext:value-type="float">
            <text:p>49.1666666666667</text:p>
          </table:table-cell>
          <table:table-cell table:formula="of:=AVERAGE([.B533];[.E533];[.H533];[.K533];[.N533];[.Q533])" office:value-type="float" office:value="99.8966666666667" calcext:value-type="float">
            <text:p>99.89666666666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99.94" calcext:value-type="float">
            <text:p>99.94</text:p>
          </table:table-cell>
          <table:table-cell/>
          <table:table-cell table:formula="of:=AVERAGE([.A534];[.D534];[.G534];[.J534];[.M534];[.P534])" office:value-type="float" office:value="54" calcext:value-type="float">
            <text:p>54</text:p>
          </table:table-cell>
          <table:table-cell table:formula="of:=AVERAGE([.B534];[.E534];[.H534];[.K534];[.N534];[.Q534])" office:value-type="float" office:value="99.9066666666667" calcext:value-type="float">
            <text:p>99.90666666666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99.94" calcext:value-type="float">
            <text:p>99.94</text:p>
          </table:table-cell>
          <table:table-cell/>
          <table:table-cell table:formula="of:=AVERAGE([.A535];[.D535];[.G535];[.J535];[.M535];[.P535])" office:value-type="float" office:value="56.8333333333333" calcext:value-type="float">
            <text:p>56.8333333333333</text:p>
          </table:table-cell>
          <table:table-cell table:formula="of:=AVERAGE([.B535];[.E535];[.H535];[.K535];[.N535];[.Q535])" office:value-type="float" office:value="99.9133333333333" calcext:value-type="float">
            <text:p>99.913333333333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99.95" calcext:value-type="float">
            <text:p>99.95</text:p>
          </table:table-cell>
          <table:table-cell/>
          <table:table-cell table:formula="of:=AVERAGE([.A536];[.D536];[.G536];[.J536];[.M536];[.P536])" office:value-type="float" office:value="66.1666666666667" calcext:value-type="float">
            <text:p>66.1666666666667</text:p>
          </table:table-cell>
          <table:table-cell table:formula="of:=AVERAGE([.B536];[.E536];[.H536];[.K536];[.N536];[.Q536])" office:value-type="float" office:value="99.925" calcext:value-type="float">
            <text:p>99.92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9.96" calcext:value-type="float">
            <text:p>99.96</text:p>
          </table:table-cell>
          <table:table-cell/>
          <table:table-cell table:formula="of:=AVERAGE([.A537];[.D537];[.G537];[.J537];[.M537];[.P537])" office:value-type="float" office:value="76.8333333333333" calcext:value-type="float">
            <text:p>76.8333333333333</text:p>
          </table:table-cell>
          <table:table-cell table:formula="of:=AVERAGE([.B537];[.E537];[.H537];[.K537];[.N537];[.Q537])" office:value-type="float" office:value="99.9366666666667" calcext:value-type="float">
            <text:p>99.936666666666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99.96" calcext:value-type="float">
            <text:p>99.96</text:p>
          </table:table-cell>
          <table:table-cell/>
          <table:table-cell table:formula="of:=AVERAGE([.A538];[.D538];[.G538];[.J538];[.M538];[.P538])" office:value-type="float" office:value="82" calcext:value-type="float">
            <text:p>82</text:p>
          </table:table-cell>
          <table:table-cell table:formula="of:=AVERAGE([.B538];[.E538];[.H538];[.K538];[.N538];[.Q538])" office:value-type="float" office:value="99.9433333333333" calcext:value-type="float">
            <text:p>99.943333333333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9.97" calcext:value-type="float">
            <text:p>99.97</text:p>
          </table:table-cell>
          <table:table-cell/>
          <table:table-cell table:formula="of:=AVERAGE([.A539];[.D539];[.G539];[.J539];[.M539];[.P539])" office:value-type="float" office:value="86.6666666666667" calcext:value-type="float">
            <text:p>86.6666666666667</text:p>
          </table:table-cell>
          <table:table-cell table:formula="of:=AVERAGE([.B539];[.E539];[.H539];[.K539];[.N539];[.Q539])" office:value-type="float" office:value="99.95" calcext:value-type="float">
            <text:p>99.9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99.98" calcext:value-type="float">
            <text:p>99.98</text:p>
          </table:table-cell>
          <table:table-cell/>
          <table:table-cell table:formula="of:=AVERAGE([.A540];[.D540];[.G540];[.J540];[.M540];[.P540])" office:value-type="float" office:value="93.1666666666667" calcext:value-type="float">
            <text:p>93.1666666666667</text:p>
          </table:table-cell>
          <table:table-cell table:formula="of:=AVERAGE([.B540];[.E540];[.H540];[.K540];[.N540];[.Q540])" office:value-type="float" office:value="99.9566666666667" calcext:value-type="float">
            <text:p>99.956666666666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9.99" calcext:value-type="float">
            <text:p>99.99</text:p>
          </table:table-cell>
          <table:table-cell/>
          <table:table-cell table:formula="of:=AVERAGE([.A541];[.D541];[.G541];[.J541];[.M541];[.P541])" office:value-type="float" office:value="99.6666666666667" calcext:value-type="float">
            <text:p>99.6666666666667</text:p>
          </table:table-cell>
          <table:table-cell table:formula="of:=AVERAGE([.B541];[.E541];[.H541];[.K541];[.N541];[.Q541])" office:value-type="float" office:value="99.9666666666667" calcext:value-type="float">
            <text:p>99.966666666666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9.99" calcext:value-type="float">
            <text:p>99.99</text:p>
          </table:table-cell>
          <table:table-cell/>
          <table:table-cell table:formula="of:=AVERAGE([.A542];[.D542];[.G542];[.J542];[.M542];[.P542])" office:value-type="float" office:value="110.833333333333" calcext:value-type="float">
            <text:p>110.833333333333</text:p>
          </table:table-cell>
          <table:table-cell table:formula="of:=AVERAGE([.B542];[.E542];[.H542];[.K542];[.N542];[.Q542])" office:value-type="float" office:value="99.9716666666667" calcext:value-type="float">
            <text:p>99.971666666666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543];[.D543];[.G543];[.J543];[.M543];[.P543])" office:value-type="float" office:value="132.166666666667" calcext:value-type="float">
            <text:p>132.166666666667</text:p>
          </table:table-cell>
          <table:table-cell table:formula="of:=AVERAGE([.B543];[.E543];[.H543];[.K543];[.N543];[.Q543])" office:value-type="float" office:value="99.9783333333333" calcext:value-type="float">
            <text:p>99.978333333333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544];[.D544];[.G544];[.J544];[.M544];[.P544])" office:value-type="float" office:value="138.333333333333" calcext:value-type="float">
            <text:p>138.333333333333</text:p>
          </table:table-cell>
          <table:table-cell table:formula="of:=AVERAGE([.B544];[.E544];[.H544];[.K544];[.N544];[.Q544])" office:value-type="float" office:value="99.9833333333333" calcext:value-type="float">
            <text:p>99.983333333333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545];[.D545];[.G545];[.J545];[.M545];[.P545])" office:value-type="float" office:value="145.833333333333" calcext:value-type="float">
            <text:p>145.833333333333</text:p>
          </table:table-cell>
          <table:table-cell table:formula="of:=AVERAGE([.B545];[.E545];[.H545];[.K545];[.N545];[.Q545])" office:value-type="float" office:value="99.9866666666667" calcext:value-type="float">
            <text:p>99.986666666666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546];[.D546];[.G546];[.J546];[.M546];[.P546])" office:value-type="float" office:value="201.666666666667" calcext:value-type="float">
            <text:p>201.666666666667</text:p>
          </table:table-cell>
          <table:table-cell table:formula="of:=AVERAGE([.B546];[.E546];[.H546];[.K546];[.N546];[.Q546])" office:value-type="float" office:value="99.9916666666667" calcext:value-type="float">
            <text:p>99.991666666666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547];[.D547];[.G547];[.J547];[.M547];[.P547])" office:value-type="float" office:value="213.333333333333" calcext:value-type="float">
            <text:p>213.333333333333</text:p>
          </table:table-cell>
          <table:table-cell table:formula="of:=AVERAGE([.B547];[.E547];[.H547];[.K547];[.N547];[.Q547])" office:value-type="float" office:value="99.9966666666667" calcext:value-type="float">
            <text:p>99.996666666666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548];[.D548];[.G548];[.J548];[.M548];[.P548])" office:value-type="float" office:value="248.333333333333" calcext:value-type="float">
            <text:p>248.333333333333</text:p>
          </table:table-cell>
          <table:table-cell table:formula="of:=AVERAGE([.B548];[.E548];[.H548];[.K548];[.N548];[.Q548])" office:value-type="float" office:value="99.9966666666667" calcext:value-type="float">
            <text:p>99.996666666666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30" calcext:value-type="float">
            <text:p>5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549];[.D549];[.G549];[.J549];[.M549];[.P549])" office:value-type="float" office:value="336.666666666667" calcext:value-type="float">
            <text:p>336.666666666667</text:p>
          </table:table-cell>
          <table:table-cell table:formula="of:=AVERAGE([.B549];[.E549];[.H549];[.K549];[.N549];[.Q549])" office:value-type="float" office:value="100" calcext:value-type="float">
            <text:p>100</text:p>
          </table:table-cell>
        </table:table-row>
        <table:table-row table:style-name="ro1" table:number-rows-repeated="12">
          <table:table-cell table:number-columns-repeated="20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72" calcext:value-type="float">
            <text:p>0.7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81" calcext:value-type="float">
            <text:p>0.8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76" calcext:value-type="float">
            <text:p>0.76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AVERAGE([.A562];[.D562];[.G562];[.J562];[.M562];[.P562])" office:value-type="float" office:value="0.773333333333333" calcext:value-type="float">
            <text:p>0.773333333333333</text:p>
          </table:table-cell>
          <table:table-cell table:formula="of:=AVERAGE([.B562];[.E562];[.H562];[.K562];[.N562];[.Q562])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78" calcext:value-type="float">
            <text:p>0.7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82" calcext:value-type="float">
            <text:p>0.82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82" calcext:value-type="float">
            <text:p>0.82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81" calcext:value-type="float">
            <text:p>0.8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79" calcext:value-type="float">
            <text:p>0.79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AVERAGE([.A563];[.D563];[.G563];[.J563];[.M563];[.P563])" office:value-type="float" office:value="0.801666666666667" calcext:value-type="float">
            <text:p>0.801666666666667</text:p>
          </table:table-cell>
          <table:table-cell table:formula="of:=AVERAGE([.B563];[.E563];[.H563];[.K563];[.N563];[.Q563])" office:value-type="float" office:value="0.0133333333333333" calcext:value-type="float">
            <text:p>0.013333333333333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79" calcext:value-type="float">
            <text:p>0.79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83" calcext:value-type="float">
            <text:p>0.83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84" calcext:value-type="float">
            <text:p>0.84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83" calcext:value-type="float">
            <text:p>0.83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81" calcext:value-type="float">
            <text:p>0.81</text:p>
          </table:table-cell>
          <table:table-cell office:value-type="float" office:value="0.02" calcext:value-type="float">
            <text:p>0.02</text:p>
          </table:table-cell>
          <table:table-cell/>
          <table:table-cell table:formula="of:=AVERAGE([.A564];[.D564];[.G564];[.J564];[.M564];[.P564])" office:value-type="float" office:value="0.818333333333333" calcext:value-type="float">
            <text:p>0.818333333333333</text:p>
          </table:table-cell>
          <table:table-cell table:formula="of:=AVERAGE([.B564];[.E564];[.H564];[.K564];[.N564];[.Q564])"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81" calcext:value-type="float">
            <text:p>0.81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82" calcext:value-type="float">
            <text:p>0.82</text:p>
          </table:table-cell>
          <table:table-cell office:value-type="float" office:value="0.03" calcext:value-type="float">
            <text:p>0.03</text:p>
          </table:table-cell>
          <table:table-cell/>
          <table:table-cell table:formula="of:=AVERAGE([.A565];[.D565];[.G565];[.J565];[.M565];[.P565])" office:value-type="float" office:value="0.833333333333333" calcext:value-type="float">
            <text:p>0.833333333333333</text:p>
          </table:table-cell>
          <table:table-cell table:formula="of:=AVERAGE([.B565];[.E565];[.H565];[.K565];[.N565];[.Q565])" office:value-type="float" office:value="0.0433333333333333" calcext:value-type="float">
            <text:p>0.043333333333333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82" calcext:value-type="float">
            <text:p>0.82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86" calcext:value-type="float">
            <text:p>0.86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float" office:value="0.86" calcext:value-type="float">
            <text:p>0.86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float" office:value="0.86" calcext:value-type="float">
            <text:p>0.86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0.83" calcext:value-type="float">
            <text:p>0.83</text:p>
          </table:table-cell>
          <table:table-cell office:value-type="float" office:value="0.06" calcext:value-type="float">
            <text:p>0.06</text:p>
          </table:table-cell>
          <table:table-cell/>
          <table:table-cell table:formula="of:=AVERAGE([.A566];[.D566];[.G566];[.J566];[.M566];[.P566])" office:value-type="float" office:value="0.843333333333333" calcext:value-type="float">
            <text:p>0.843333333333333</text:p>
          </table:table-cell>
          <table:table-cell table:formula="of:=AVERAGE([.B566];[.E566];[.H566];[.K566];[.N566];[.Q566])" office:value-type="float" office:value="0.0633333333333333" calcext:value-type="float">
            <text:p>0.063333333333333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0.83" calcext:value-type="float">
            <text:p>0.83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87" calcext:value-type="float">
            <text:p>0.87</text:p>
          </table:table-cell>
          <table:table-cell office:value-type="float" office:value="0.12" calcext:value-type="float">
            <text:p>0.12</text:p>
          </table:table-cell>
          <table:table-cell/>
          <table:table-cell office:value-type="float" office:value="0.87" calcext:value-type="float">
            <text:p>0.87</text:p>
          </table:table-cell>
          <table:table-cell office:value-type="float" office:value="0.12" calcext:value-type="float">
            <text:p>0.12</text:p>
          </table:table-cell>
          <table:table-cell/>
          <table:table-cell office:value-type="float" office:value="0.87" calcext:value-type="float">
            <text:p>0.87</text:p>
          </table:table-cell>
          <table:table-cell office:value-type="float" office:value="0.13" calcext:value-type="float">
            <text:p>0.13</text:p>
          </table:table-cell>
          <table:table-cell/>
          <table:table-cell office:value-type="float" office:value="0.84" calcext:value-type="float">
            <text:p>0.84</text:p>
          </table:table-cell>
          <table:table-cell office:value-type="float" office:value="0.08" calcext:value-type="float">
            <text:p>0.08</text:p>
          </table:table-cell>
          <table:table-cell/>
          <table:table-cell table:formula="of:=AVERAGE([.A567];[.D567];[.G567];[.J567];[.M567];[.P567])" office:value-type="float" office:value="0.855" calcext:value-type="float">
            <text:p>0.855</text:p>
          </table:table-cell>
          <table:table-cell table:formula="of:=AVERAGE([.B567];[.E567];[.H567];[.K567];[.N567];[.Q567])" office:value-type="float" office:value="0.0933333333333333" calcext:value-type="float">
            <text:p>0.093333333333333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" calcext:value-type="float">
            <text:p>0.18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" calcext:value-type="float">
            <text:p>0.18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0.08" calcext:value-type="float">
            <text:p>0.08</text:p>
          </table:table-cell>
          <table:table-cell/>
          <table:table-cell table:formula="of:=AVERAGE([.A568];[.D568];[.G568];[.J568];[.M568];[.P568])" office:value-type="float" office:value="0.866666666666667" calcext:value-type="float">
            <text:p>0.866666666666667</text:p>
          </table:table-cell>
          <table:table-cell table:formula="of:=AVERAGE([.B568];[.E568];[.H568];[.K568];[.N568];[.Q568])" office:value-type="float" office:value="0.128333333333333" calcext:value-type="float">
            <text:p>0.128333333333333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float" office:value="0.86" calcext:value-type="float">
            <text:p>0.86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float" office:value="0.89" calcext:value-type="float">
            <text:p>0.89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0.89" calcext:value-type="float">
            <text:p>0.89</text:p>
          </table:table-cell>
          <table:table-cell office:value-type="float" office:value="0.22" calcext:value-type="float">
            <text:p>0.22</text:p>
          </table:table-cell>
          <table:table-cell/>
          <table:table-cell office:value-type="float" office:value="0.89" calcext:value-type="float">
            <text:p>0.89</text:p>
          </table:table-cell>
          <table:table-cell office:value-type="float" office:value="0.27" calcext:value-type="float">
            <text:p>0.27</text:p>
          </table:table-cell>
          <table:table-cell/>
          <table:table-cell office:value-type="float" office:value="0.86" calcext:value-type="float">
            <text:p>0.86</text:p>
          </table:table-cell>
          <table:table-cell office:value-type="float" office:value="0.13" calcext:value-type="float">
            <text:p>0.13</text:p>
          </table:table-cell>
          <table:table-cell/>
          <table:table-cell table:formula="of:=AVERAGE([.A569];[.D569];[.G569];[.J569];[.M569];[.P569])" office:value-type="float" office:value="0.876666666666667" calcext:value-type="float">
            <text:p>0.876666666666667</text:p>
          </table:table-cell>
          <table:table-cell table:formula="of:=AVERAGE([.B569];[.E569];[.H569];[.K569];[.N569];[.Q569])" office:value-type="float" office:value="0.185" calcext:value-type="float">
            <text:p>0.185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float" office:value="0.87" calcext:value-type="float">
            <text:p>0.87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.31" calcext:value-type="float">
            <text:p>0.31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0.87" calcext:value-type="float">
            <text:p>0.87</text:p>
          </table:table-cell>
          <table:table-cell office:value-type="float" office:value="0.17" calcext:value-type="float">
            <text:p>0.17</text:p>
          </table:table-cell>
          <table:table-cell/>
          <table:table-cell table:formula="of:=AVERAGE([.A570];[.D570];[.G570];[.J570];[.M570];[.P570])" office:value-type="float" office:value="0.886666666666667" calcext:value-type="float">
            <text:p>0.886666666666667</text:p>
          </table:table-cell>
          <table:table-cell table:formula="of:=AVERAGE([.B570];[.E570];[.H570];[.K570];[.N570];[.Q570])"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0.38" calcext:value-type="float">
            <text:p>0.38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0.38" calcext:value-type="float">
            <text:p>0.38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0.43" calcext:value-type="float">
            <text:p>0.43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21" calcext:value-type="float">
            <text:p>0.21</text:p>
          </table:table-cell>
          <table:table-cell/>
          <table:table-cell table:formula="of:=AVERAGE([.A571];[.D571];[.G571];[.J571];[.M571];[.P571])" office:value-type="float" office:value="0.896666666666667" calcext:value-type="float">
            <text:p>0.896666666666667</text:p>
          </table:table-cell>
          <table:table-cell table:formula="of:=AVERAGE([.B571];[.E571];[.H571];[.K571];[.N571];[.Q571])" office:value-type="float" office:value="0.296666666666667" calcext:value-type="float">
            <text:p>0.296666666666667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37" calcext:value-type="float">
            <text:p>0.37</text:p>
          </table:table-cell>
          <table:table-cell/>
          <table:table-cell office:value-type="float" office:value="0.89" calcext:value-type="float">
            <text:p>0.89</text:p>
          </table:table-cell>
          <table:table-cell office:value-type="float" office:value="0.18" calcext:value-type="float">
            <text:p>0.18</text:p>
          </table:table-cell>
          <table:table-cell/>
          <table:table-cell office:value-type="float" office:value="0.92" calcext:value-type="float">
            <text:p>0.92</text:p>
          </table:table-cell>
          <table:table-cell office:value-type="float" office:value="0.47" calcext:value-type="float">
            <text:p>0.47</text:p>
          </table:table-cell>
          <table:table-cell/>
          <table:table-cell office:value-type="float" office:value="0.92" calcext:value-type="float">
            <text:p>0.92</text:p>
          </table:table-cell>
          <table:table-cell office:value-type="float" office:value="0.51" calcext:value-type="float">
            <text:p>0.51</text:p>
          </table:table-cell>
          <table:table-cell/>
          <table:table-cell office:value-type="float" office:value="0.92" calcext:value-type="float">
            <text:p>0.92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float" office:value="0.89" calcext:value-type="float">
            <text:p>0.89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AVERAGE([.A572];[.D572];[.G572];[.J572];[.M572];[.P572])" office:value-type="float" office:value="0.906666666666667" calcext:value-type="float">
            <text:p>0.906666666666667</text:p>
          </table:table-cell>
          <table:table-cell table:formula="of:=AVERAGE([.B572];[.E572];[.H572];[.K572];[.N572];[.Q572])" office:value-type="float" office:value="0.395" calcext:value-type="float">
            <text:p>0.395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43" calcext:value-type="float">
            <text:p>0.43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float" office:value="0.62" calcext:value-type="float">
            <text:p>0.62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float" office:value="0.62" calcext:value-type="float">
            <text:p>0.62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float" office:value="0.74" calcext:value-type="float">
            <text:p>0.74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.36" calcext:value-type="float">
            <text:p>0.36</text:p>
          </table:table-cell>
          <table:table-cell/>
          <table:table-cell table:formula="of:=AVERAGE([.A573];[.D573];[.G573];[.J573];[.M573];[.P573])" office:value-type="float" office:value="0.916666666666667" calcext:value-type="float">
            <text:p>0.916666666666667</text:p>
          </table:table-cell>
          <table:table-cell table:formula="of:=AVERAGE([.B573];[.E573];[.H573];[.K573];[.N573];[.Q573])" office:value-type="float" office:value="0.503333333333333" calcext:value-type="float">
            <text:p>0.503333333333333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53" calcext:value-type="float">
            <text:p>0.53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0.33" calcext:value-type="float">
            <text:p>0.33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0.69" calcext:value-type="float">
            <text:p>0.69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0.87" calcext:value-type="float">
            <text:p>0.87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0.48" calcext:value-type="float">
            <text:p>0.48</text:p>
          </table:table-cell>
          <table:table-cell/>
          <table:table-cell table:formula="of:=AVERAGE([.A574];[.D574];[.G574];[.J574];[.M574];[.P574])" office:value-type="float" office:value="0.926666666666667" calcext:value-type="float">
            <text:p>0.926666666666667</text:p>
          </table:table-cell>
          <table:table-cell table:formula="of:=AVERAGE([.B574];[.E574];[.H574];[.K574];[.N574];[.Q574])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0.92" calcext:value-type="float">
            <text:p>0.92</text:p>
          </table:table-cell>
          <table:table-cell office:value-type="float" office:value="0.41" calcext:value-type="float">
            <text:p>0.41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0.86" calcext:value-type="float">
            <text:p>0.86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0.91" calcext:value-type="float">
            <text:p>0.91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92" calcext:value-type="float">
            <text:p>0.92</text:p>
          </table:table-cell>
          <table:table-cell office:value-type="float" office:value="0.59" calcext:value-type="float">
            <text:p>0.59</text:p>
          </table:table-cell>
          <table:table-cell/>
          <table:table-cell table:formula="of:=AVERAGE([.A575];[.D575];[.G575];[.J575];[.M575];[.P575])" office:value-type="float" office:value="0.936666666666667" calcext:value-type="float">
            <text:p>0.936666666666667</text:p>
          </table:table-cell>
          <table:table-cell table:formula="of:=AVERAGE([.B575];[.E575];[.H575];[.K575];[.N575];[.Q575])" office:value-type="float" office:value="0.725" calcext:value-type="float">
            <text:p>0.725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72" calcext:value-type="float">
            <text:p>0.72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1.05" calcext:value-type="float">
            <text:p>1.05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1.03" calcext:value-type="float">
            <text:p>1.03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1.18" calcext:value-type="float">
            <text:p>1.18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float" office:value="0.72" calcext:value-type="float">
            <text:p>0.72</text:p>
          </table:table-cell>
          <table:table-cell/>
          <table:table-cell table:formula="of:=AVERAGE([.A576];[.D576];[.G576];[.J576];[.M576];[.P576])" office:value-type="float" office:value="0.946666666666667" calcext:value-type="float">
            <text:p>0.946666666666667</text:p>
          </table:table-cell>
          <table:table-cell table:formula="of:=AVERAGE([.B576];[.E576];[.H576];[.K576];[.N576];[.Q576])" office:value-type="float" office:value="0.866666666666667" calcext:value-type="float">
            <text:p>0.866666666666667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85" calcext:value-type="float">
            <text:p>0.85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0.62" calcext:value-type="float">
            <text:p>0.62</text:p>
          </table:table-cell>
          <table:table-cell/>
          <table:table-cell office:value-type="float" office:value="0.97" calcext:value-type="float">
            <text:p>0.97</text:p>
          </table:table-cell>
          <table:table-cell office:value-type="float" office:value="1.23" calcext:value-type="float">
            <text:p>1.23</text:p>
          </table:table-cell>
          <table:table-cell/>
          <table:table-cell office:value-type="float" office:value="0.97" calcext:value-type="float">
            <text:p>0.97</text:p>
          </table:table-cell>
          <table:table-cell office:value-type="float" office:value="1.18" calcext:value-type="float">
            <text:p>1.18</text:p>
          </table:table-cell>
          <table:table-cell/>
          <table:table-cell office:value-type="float" office:value="0.97" calcext:value-type="float">
            <text:p>0.97</text:p>
          </table:table-cell>
          <table:table-cell office:value-type="float" office:value="1.41" calcext:value-type="float">
            <text:p>1.41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0.86" calcext:value-type="float">
            <text:p>0.86</text:p>
          </table:table-cell>
          <table:table-cell/>
          <table:table-cell table:formula="of:=AVERAGE([.A577];[.D577];[.G577];[.J577];[.M577];[.P577])" office:value-type="float" office:value="0.956666666666667" calcext:value-type="float">
            <text:p>0.956666666666667</text:p>
          </table:table-cell>
          <table:table-cell table:formula="of:=AVERAGE([.B577];[.E577];[.H577];[.K577];[.N577];[.Q577])" office:value-type="float" office:value="1.025" calcext:value-type="float">
            <text:p>1.025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1.06" calcext:value-type="float">
            <text:p>1.06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0.76" calcext:value-type="float">
            <text:p>0.76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1.52" calcext:value-type="float">
            <text:p>1.52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1.33" calcext:value-type="float">
            <text:p>1.33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1.62" calcext:value-type="float">
            <text:p>1.62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1.08" calcext:value-type="float">
            <text:p>1.08</text:p>
          </table:table-cell>
          <table:table-cell/>
          <table:table-cell table:formula="of:=AVERAGE([.A578];[.D578];[.G578];[.J578];[.M578];[.P578])" office:value-type="float" office:value="0.966666666666667" calcext:value-type="float">
            <text:p>0.966666666666667</text:p>
          </table:table-cell>
          <table:table-cell table:formula="of:=AVERAGE([.B578];[.E578];[.H578];[.K578];[.N578];[.Q578])" office:value-type="float" office:value="1.22833333333333" calcext:value-type="float">
            <text:p>1.22833333333333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1.33" calcext:value-type="float">
            <text:p>1.33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0.85" calcext:value-type="float">
            <text:p>0.85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float" office:value="1.8" calcext:value-type="float">
            <text:p>1.8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float" office:value="1.54" calcext:value-type="float">
            <text:p>1.54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float" office:value="1.84" calcext:value-type="float">
            <text:p>1.84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1.24" calcext:value-type="float">
            <text:p>1.24</text:p>
          </table:table-cell>
          <table:table-cell/>
          <table:table-cell table:formula="of:=AVERAGE([.A579];[.D579];[.G579];[.J579];[.M579];[.P579])" office:value-type="float" office:value="0.976666666666667" calcext:value-type="float">
            <text:p>0.976666666666667</text:p>
          </table:table-cell>
          <table:table-cell table:formula="of:=AVERAGE([.B579];[.E579];[.H579];[.K579];[.N579];[.Q579])" office:value-type="float" office:value="1.43333333333333" calcext:value-type="float">
            <text:p>1.43333333333333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1.55" calcext:value-type="float">
            <text:p>1.55</text:p>
          </table:table-cell>
          <table:table-cell/>
          <table:table-cell office:value-type="float" office:value="0.97" calcext:value-type="float">
            <text:p>0.97</text:p>
          </table:table-cell>
          <table:table-cell office:value-type="float" office:value="1.01" calcext:value-type="float">
            <text:p>1.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78" calcext:value-type="float">
            <text:p>3.7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95" calcext:value-type="float">
            <text:p>2.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53" calcext:value-type="float">
            <text:p>3.53</text:p>
          </table:table-cell>
          <table:table-cell/>
          <table:table-cell office:value-type="float" office:value="0.97" calcext:value-type="float">
            <text:p>0.97</text:p>
          </table:table-cell>
          <table:table-cell office:value-type="float" office:value="1.53" calcext:value-type="float">
            <text:p>1.53</text:p>
          </table:table-cell>
          <table:table-cell/>
          <table:table-cell table:formula="of:=AVERAGE([.A580];[.D580];[.G580];[.J580];[.M580];[.P580])" office:value-type="float" office:value="0.986666666666666" calcext:value-type="float">
            <text:p>0.986666666666666</text:p>
          </table:table-cell>
          <table:table-cell table:formula="of:=AVERAGE([.B580];[.E580];[.H580];[.K580];[.N580];[.Q580])" office:value-type="float" office:value="2.39166666666667" calcext:value-type="float">
            <text:p>2.39166666666667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1.84" calcext:value-type="float">
            <text:p>1.84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1.12" calcext:value-type="float">
            <text:p>1.12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9.17" calcext:value-type="float">
            <text:p>9.17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7.51" calcext:value-type="float">
            <text:p>7.51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1.76" calcext:value-type="float">
            <text:p>1.76</text:p>
          </table:table-cell>
          <table:table-cell/>
          <table:table-cell table:formula="of:=AVERAGE([.A581];[.D581];[.G581];[.J581];[.M581];[.P581])" office:value-type="float" office:value="1.04166666666667" calcext:value-type="float">
            <text:p>1.04166666666667</text:p>
          </table:table-cell>
          <table:table-cell table:formula="of:=AVERAGE([.B581];[.E581];[.H581];[.K581];[.N581];[.Q581])" office:value-type="float" office:value="4.92" calcext:value-type="float">
            <text:p>4.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97" calcext:value-type="float">
            <text:p>3.97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float" office:value="1.26" calcext:value-type="float">
            <text:p>1.26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16.74" calcext:value-type="float">
            <text:p>16.74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13.92" calcext:value-type="float">
            <text:p>13.92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14.34" calcext:value-type="float">
            <text:p>14.34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A582];[.D582];[.G582];[.J582];[.M582];[.P582])" office:value-type="float" office:value="1.09666666666667" calcext:value-type="float">
            <text:p>1.09666666666667</text:p>
          </table:table-cell>
          <table:table-cell table:formula="of:=AVERAGE([.B582];[.E582];[.H582];[.K582];[.N582];[.Q582])" office:value-type="float" office:value="8.705" calcext:value-type="float">
            <text:p>8.705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9.79" calcext:value-type="float">
            <text:p>9.7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69" calcext:value-type="float">
            <text:p>2.69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24.53" calcext:value-type="float">
            <text:p>24.53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21.54" calcext:value-type="float">
            <text:p>21.54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21.65" calcext:value-type="float">
            <text:p>21.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85" calcext:value-type="float">
            <text:p>3.85</text:p>
          </table:table-cell>
          <table:table-cell/>
          <table:table-cell table:formula="of:=AVERAGE([.A583];[.D583];[.G583];[.J583];[.M583];[.P583])" office:value-type="float" office:value="1.16666666666667" calcext:value-type="float">
            <text:p>1.16666666666667</text:p>
          </table:table-cell>
          <table:table-cell table:formula="of:=AVERAGE([.B583];[.E583];[.H583];[.K583];[.N583];[.Q583])" office:value-type="float" office:value="14.0083333333333" calcext:value-type="float">
            <text:p>14.0083333333333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7.36" calcext:value-type="float">
            <text:p>17.36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7.54" calcext:value-type="float">
            <text:p>7.54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32.8" calcext:value-type="float">
            <text:p>32.8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29.28" calcext:value-type="float">
            <text:p>29.28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28.92" calcext:value-type="float">
            <text:p>28.92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9.11" calcext:value-type="float">
            <text:p>9.11</text:p>
          </table:table-cell>
          <table:table-cell/>
          <table:table-cell table:formula="of:=AVERAGE([.A584];[.D584];[.G584];[.J584];[.M584];[.P584])" office:value-type="float" office:value="1.26666666666667" calcext:value-type="float">
            <text:p>1.26666666666667</text:p>
          </table:table-cell>
          <table:table-cell table:formula="of:=AVERAGE([.B584];[.E584];[.H584];[.K584];[.N584];[.Q584])" office:value-type="float" office:value="20.835" calcext:value-type="float">
            <text:p>20.835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26.17" calcext:value-type="float">
            <text:p>26.17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14.31" calcext:value-type="float">
            <text:p>14.31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39.88" calcext:value-type="float">
            <text:p>39.88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36.65" calcext:value-type="float">
            <text:p>36.65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35.91" calcext:value-type="float">
            <text:p>35.91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16.55" calcext:value-type="float">
            <text:p>16.55</text:p>
          </table:table-cell>
          <table:table-cell/>
          <table:table-cell table:formula="of:=AVERAGE([.A585];[.D585];[.G585];[.J585];[.M585];[.P585])" office:value-type="float" office:value="1.36666666666667" calcext:value-type="float">
            <text:p>1.36666666666667</text:p>
          </table:table-cell>
          <table:table-cell table:formula="of:=AVERAGE([.B585];[.E585];[.H585];[.K585];[.N585];[.Q585])" office:value-type="float" office:value="28.245" calcext:value-type="float">
            <text:p>28.245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34.52" calcext:value-type="float">
            <text:p>34.52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21.78" calcext:value-type="float">
            <text:p>21.78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45.7" calcext:value-type="float">
            <text:p>45.7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42.45" calcext:value-type="float">
            <text:p>42.45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41.83" calcext:value-type="float">
            <text:p>41.83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24.52" calcext:value-type="float">
            <text:p>24.52</text:p>
          </table:table-cell>
          <table:table-cell/>
          <table:table-cell table:formula="of:=AVERAGE([.A586];[.D586];[.G586];[.J586];[.M586];[.P586])" office:value-type="float" office:value="1.46666666666667" calcext:value-type="float">
            <text:p>1.46666666666667</text:p>
          </table:table-cell>
          <table:table-cell table:formula="of:=AVERAGE([.B586];[.E586];[.H586];[.K586];[.N586];[.Q586])" office:value-type="float" office:value="35.1333333333333" calcext:value-type="float">
            <text:p>35.1333333333333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41.85" calcext:value-type="float">
            <text:p>41.85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29.79" calcext:value-type="float">
            <text:p>29.79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50.68" calcext:value-type="float">
            <text:p>50.68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47.33" calcext:value-type="float">
            <text:p>47.33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47.02" calcext:value-type="float">
            <text:p>47.02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31.82" calcext:value-type="float">
            <text:p>31.82</text:p>
          </table:table-cell>
          <table:table-cell/>
          <table:table-cell table:formula="of:=AVERAGE([.A587];[.D587];[.G587];[.J587];[.M587];[.P587])" office:value-type="float" office:value="1.56666666666667" calcext:value-type="float">
            <text:p>1.56666666666667</text:p>
          </table:table-cell>
          <table:table-cell table:formula="of:=AVERAGE([.B587];[.E587];[.H587];[.K587];[.N587];[.Q587])" office:value-type="float" office:value="41.415" calcext:value-type="float">
            <text:p>41.415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47.98" calcext:value-type="float">
            <text:p>47.98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37.04" calcext:value-type="float">
            <text:p>37.04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54.64" calcext:value-type="float">
            <text:p>54.64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51.92" calcext:value-type="float">
            <text:p>51.92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51.4" calcext:value-type="float">
            <text:p>51.4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38.79" calcext:value-type="float">
            <text:p>38.79</text:p>
          </table:table-cell>
          <table:table-cell/>
          <table:table-cell table:formula="of:=AVERAGE([.A588];[.D588];[.G588];[.J588];[.M588];[.P588])" office:value-type="float" office:value="1.66666666666667" calcext:value-type="float">
            <text:p>1.66666666666667</text:p>
          </table:table-cell>
          <table:table-cell table:formula="of:=AVERAGE([.B588];[.E588];[.H588];[.K588];[.N588];[.Q588])" office:value-type="float" office:value="46.9616666666667" calcext:value-type="float">
            <text:p>46.9616666666667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52.9" calcext:value-type="float">
            <text:p>52.9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43.36" calcext:value-type="float">
            <text:p>43.36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58.02" calcext:value-type="float">
            <text:p>58.02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55.74" calcext:value-type="float">
            <text:p>55.74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54.89" calcext:value-type="float">
            <text:p>54.89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44.42" calcext:value-type="float">
            <text:p>44.42</text:p>
          </table:table-cell>
          <table:table-cell/>
          <table:table-cell table:formula="of:=AVERAGE([.A589];[.D589];[.G589];[.J589];[.M589];[.P589])" office:value-type="float" office:value="1.76666666666667" calcext:value-type="float">
            <text:p>1.76666666666667</text:p>
          </table:table-cell>
          <table:table-cell table:formula="of:=AVERAGE([.B589];[.E589];[.H589];[.K589];[.N589];[.Q589])" office:value-type="float" office:value="51.555" calcext:value-type="float">
            <text:p>51.555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56.99" calcext:value-type="float">
            <text:p>56.99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48.44" calcext:value-type="float">
            <text:p>48.4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0.77" calcext:value-type="float">
            <text:p>60.7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8.74" calcext:value-type="float">
            <text:p>58.7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7.47" calcext:value-type="float">
            <text:p>57.47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49.29" calcext:value-type="float">
            <text:p>49.29</text:p>
          </table:table-cell>
          <table:table-cell/>
          <table:table-cell table:formula="of:=AVERAGE([.A590];[.D590];[.G590];[.J590];[.M590];[.P590])" office:value-type="float" office:value="1.86666666666667" calcext:value-type="float">
            <text:p>1.86666666666667</text:p>
          </table:table-cell>
          <table:table-cell table:formula="of:=AVERAGE([.B590];[.E590];[.H590];[.K590];[.N590];[.Q590])" office:value-type="float" office:value="55.2833333333333" calcext:value-type="float">
            <text:p>55.2833333333333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60.47" calcext:value-type="float">
            <text:p>60.47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52.89" calcext:value-type="float">
            <text:p>52.89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63.24" calcext:value-type="float">
            <text:p>63.24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61.21" calcext:value-type="float">
            <text:p>61.21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59.78" calcext:value-type="float">
            <text:p>59.78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53.41" calcext:value-type="float">
            <text:p>53.41</text:p>
          </table:table-cell>
          <table:table-cell/>
          <table:table-cell table:formula="of:=AVERAGE([.A591];[.D591];[.G591];[.J591];[.M591];[.P591])" office:value-type="float" office:value="1.96666666666667" calcext:value-type="float">
            <text:p>1.96666666666667</text:p>
          </table:table-cell>
          <table:table-cell table:formula="of:=AVERAGE([.B591];[.E591];[.H591];[.K591];[.N591];[.Q591])" office:value-type="float" office:value="58.5" calcext:value-type="float">
            <text:p>58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.13" calcext:value-type="float">
            <text:p>63.13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56.66" calcext:value-type="float">
            <text:p>56.66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65.22" calcext:value-type="float">
            <text:p>65.22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63.2" calcext:value-type="float">
            <text:p>63.2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61.87" calcext:value-type="float">
            <text:p>61.87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56.9" calcext:value-type="float">
            <text:p>56.9</text:p>
          </table:table-cell>
          <table:table-cell/>
          <table:table-cell table:formula="of:=AVERAGE([.A592];[.D592];[.G592];[.J592];[.M592];[.P592])" office:value-type="float" office:value="2.06666666666667" calcext:value-type="float">
            <text:p>2.06666666666667</text:p>
          </table:table-cell>
          <table:table-cell table:formula="of:=AVERAGE([.B592];[.E592];[.H592];[.K592];[.N592];[.Q592])" office:value-type="float" office:value="61.1633333333333" calcext:value-type="float">
            <text:p>61.1633333333333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65.34" calcext:value-type="float">
            <text:p>65.3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9.38" calcext:value-type="float">
            <text:p>59.38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66.78" calcext:value-type="float">
            <text:p>66.78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64.91" calcext:value-type="float">
            <text:p>64.91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63.63" calcext:value-type="float">
            <text:p>63.6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9.72" calcext:value-type="float">
            <text:p>59.72</text:p>
          </table:table-cell>
          <table:table-cell/>
          <table:table-cell table:formula="of:=AVERAGE([.A593];[.D593];[.G593];[.J593];[.M593];[.P593])" office:value-type="float" office:value="2.16666666666667" calcext:value-type="float">
            <text:p>2.16666666666667</text:p>
          </table:table-cell>
          <table:table-cell table:formula="of:=AVERAGE([.B593];[.E593];[.H593];[.K593];[.N593];[.Q593])" office:value-type="float" office:value="63.2933333333333" calcext:value-type="float">
            <text:p>63.2933333333333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67.22" calcext:value-type="float">
            <text:p>67.22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61.93" calcext:value-type="float">
            <text:p>61.93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68.08" calcext:value-type="float">
            <text:p>68.08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66.49" calcext:value-type="float">
            <text:p>66.49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61.97" calcext:value-type="float">
            <text:p>61.97</text:p>
          </table:table-cell>
          <table:table-cell/>
          <table:table-cell table:formula="of:=AVERAGE([.A594];[.D594];[.G594];[.J594];[.M594];[.P594])" office:value-type="float" office:value="2.26666666666667" calcext:value-type="float">
            <text:p>2.26666666666667</text:p>
          </table:table-cell>
          <table:table-cell table:formula="of:=AVERAGE([.B594];[.E594];[.H594];[.K594];[.N594];[.Q594])" office:value-type="float" office:value="65.115" calcext:value-type="float">
            <text:p>65.115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68.67" calcext:value-type="float">
            <text:p>68.67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63.96" calcext:value-type="float">
            <text:p>63.96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69.38" calcext:value-type="float">
            <text:p>69.38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67.71" calcext:value-type="float">
            <text:p>67.71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66.2" calcext:value-type="float">
            <text:p>66.2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63.94" calcext:value-type="float">
            <text:p>63.94</text:p>
          </table:table-cell>
          <table:table-cell/>
          <table:table-cell table:formula="of:=AVERAGE([.A595];[.D595];[.G595];[.J595];[.M595];[.P595])" office:value-type="float" office:value="2.36666666666667" calcext:value-type="float">
            <text:p>2.36666666666667</text:p>
          </table:table-cell>
          <table:table-cell table:formula="of:=AVERAGE([.B595];[.E595];[.H595];[.K595];[.N595];[.Q595])" office:value-type="float" office:value="66.6433333333333" calcext:value-type="float">
            <text:p>66.6433333333333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70.03" calcext:value-type="float">
            <text:p>70.03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65.64" calcext:value-type="float">
            <text:p>65.64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70.39" calcext:value-type="float">
            <text:p>70.39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68.8" calcext:value-type="float">
            <text:p>68.8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67.33" calcext:value-type="float">
            <text:p>67.33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65.57" calcext:value-type="float">
            <text:p>65.57</text:p>
          </table:table-cell>
          <table:table-cell/>
          <table:table-cell table:formula="of:=AVERAGE([.A596];[.D596];[.G596];[.J596];[.M596];[.P596])" office:value-type="float" office:value="2.46666666666667" calcext:value-type="float">
            <text:p>2.46666666666667</text:p>
          </table:table-cell>
          <table:table-cell table:formula="of:=AVERAGE([.B596];[.E596];[.H596];[.K596];[.N596];[.Q596])" office:value-type="float" office:value="67.96" calcext:value-type="float">
            <text:p>67.96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71.32" calcext:value-type="float">
            <text:p>71.32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67.17" calcext:value-type="float">
            <text:p>67.17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71.27" calcext:value-type="float">
            <text:p>71.27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69.79" calcext:value-type="float">
            <text:p>69.79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68.44" calcext:value-type="float">
            <text:p>68.44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66.75" calcext:value-type="float">
            <text:p>66.75</text:p>
          </table:table-cell>
          <table:table-cell/>
          <table:table-cell table:formula="of:=AVERAGE([.A597];[.D597];[.G597];[.J597];[.M597];[.P597])" office:value-type="float" office:value="2.56666666666667" calcext:value-type="float">
            <text:p>2.56666666666667</text:p>
          </table:table-cell>
          <table:table-cell table:formula="of:=AVERAGE([.B597];[.E597];[.H597];[.K597];[.N597];[.Q597])" office:value-type="float" office:value="69.1233333333333" calcext:value-type="float">
            <text:p>69.1233333333333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72.33" calcext:value-type="float">
            <text:p>72.33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68.37" calcext:value-type="float">
            <text:p>68.37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72.19" calcext:value-type="float">
            <text:p>72.19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70.68" calcext:value-type="float">
            <text:p>70.68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69.3" calcext:value-type="float">
            <text:p>69.3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67.92" calcext:value-type="float">
            <text:p>67.92</text:p>
          </table:table-cell>
          <table:table-cell/>
          <table:table-cell table:formula="of:=AVERAGE([.A598];[.D598];[.G598];[.J598];[.M598];[.P598])" office:value-type="float" office:value="2.66666666666667" calcext:value-type="float">
            <text:p>2.66666666666667</text:p>
          </table:table-cell>
          <table:table-cell table:formula="of:=AVERAGE([.B598];[.E598];[.H598];[.K598];[.N598];[.Q598])" office:value-type="float" office:value="70.1316666666667" calcext:value-type="float">
            <text:p>70.1316666666667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73.27" calcext:value-type="float">
            <text:p>73.27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72.95" calcext:value-type="float">
            <text:p>72.95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71.59" calcext:value-type="float">
            <text:p>71.59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70.07" calcext:value-type="float">
            <text:p>70.07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68.91" calcext:value-type="float">
            <text:p>68.91</text:p>
          </table:table-cell>
          <table:table-cell/>
          <table:table-cell table:formula="of:=AVERAGE([.A599];[.D599];[.G599];[.J599];[.M599];[.P599])" office:value-type="float" office:value="2.76666666666667" calcext:value-type="float">
            <text:p>2.76666666666667</text:p>
          </table:table-cell>
          <table:table-cell table:formula="of:=AVERAGE([.B599];[.E599];[.H599];[.K599];[.N599];[.Q599])" office:value-type="float" office:value="71.0566666666667" calcext:value-type="float">
            <text:p>71.0566666666667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74.13" calcext:value-type="float">
            <text:p>74.13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70.59" calcext:value-type="float">
            <text:p>70.5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66" calcext:value-type="float">
            <text:p>73.6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2.39" calcext:value-type="float">
            <text:p>72.3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0.85" calcext:value-type="float">
            <text:p>70.85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69.61" calcext:value-type="float">
            <text:p>69.61</text:p>
          </table:table-cell>
          <table:table-cell/>
          <table:table-cell table:formula="of:=AVERAGE([.A600];[.D600];[.G600];[.J600];[.M600];[.P600])" office:value-type="float" office:value="2.86666666666667" calcext:value-type="float">
            <text:p>2.86666666666667</text:p>
          </table:table-cell>
          <table:table-cell table:formula="of:=AVERAGE([.B600];[.E600];[.H600];[.K600];[.N600];[.Q600])" office:value-type="float" office:value="71.8716666666667" calcext:value-type="float">
            <text:p>71.8716666666667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74.96" calcext:value-type="float">
            <text:p>74.96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71.62" calcext:value-type="float">
            <text:p>71.62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74.38" calcext:value-type="float">
            <text:p>74.38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73.13" calcext:value-type="float">
            <text:p>73.13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71.4" calcext:value-type="float">
            <text:p>71.4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70.47" calcext:value-type="float">
            <text:p>70.47</text:p>
          </table:table-cell>
          <table:table-cell/>
          <table:table-cell table:formula="of:=AVERAGE([.A601];[.D601];[.G601];[.J601];[.M601];[.P601])" office:value-type="float" office:value="2.96666666666667" calcext:value-type="float">
            <text:p>2.96666666666667</text:p>
          </table:table-cell>
          <table:table-cell table:formula="of:=AVERAGE([.B601];[.E601];[.H601];[.K601];[.N601];[.Q601])" office:value-type="float" office:value="72.66" calcext:value-type="float">
            <text:p>72.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5.54" calcext:value-type="float">
            <text:p>75.54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72.54" calcext:value-type="float">
            <text:p>72.54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75.12" calcext:value-type="float">
            <text:p>75.12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73.86" calcext:value-type="float">
            <text:p>73.86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71.96" calcext:value-type="float">
            <text:p>71.96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71.23" calcext:value-type="float">
            <text:p>71.23</text:p>
          </table:table-cell>
          <table:table-cell/>
          <table:table-cell table:formula="of:=AVERAGE([.A602];[.D602];[.G602];[.J602];[.M602];[.P602])" office:value-type="float" office:value="3.06666666666667" calcext:value-type="float">
            <text:p>3.06666666666667</text:p>
          </table:table-cell>
          <table:table-cell table:formula="of:=AVERAGE([.B602];[.E602];[.H602];[.K602];[.N602];[.Q602])" office:value-type="float" office:value="73.375" calcext:value-type="float">
            <text:p>73.375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76.3" calcext:value-type="float">
            <text:p>76.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38" calcext:value-type="float">
            <text:p>73.38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75.79" calcext:value-type="float">
            <text:p>75.79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74.55" calcext:value-type="float">
            <text:p>74.55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72.6" calcext:value-type="float">
            <text:p>72.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1.95" calcext:value-type="float">
            <text:p>71.95</text:p>
          </table:table-cell>
          <table:table-cell/>
          <table:table-cell table:formula="of:=AVERAGE([.A603];[.D603];[.G603];[.J603];[.M603];[.P603])" office:value-type="float" office:value="3.16666666666667" calcext:value-type="float">
            <text:p>3.16666666666667</text:p>
          </table:table-cell>
          <table:table-cell table:formula="of:=AVERAGE([.B603];[.E603];[.H603];[.K603];[.N603];[.Q603])" office:value-type="float" office:value="74.095" calcext:value-type="float">
            <text:p>74.095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76.92" calcext:value-type="float">
            <text:p>76.92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74.15" calcext:value-type="float">
            <text:p>74.15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76.5" calcext:value-type="float">
            <text:p>76.5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75.25" calcext:value-type="float">
            <text:p>75.25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73.14" calcext:value-type="float">
            <text:p>73.14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72.51" calcext:value-type="float">
            <text:p>72.51</text:p>
          </table:table-cell>
          <table:table-cell/>
          <table:table-cell table:formula="of:=AVERAGE([.A604];[.D604];[.G604];[.J604];[.M604];[.P604])" office:value-type="float" office:value="3.26666666666667" calcext:value-type="float">
            <text:p>3.26666666666667</text:p>
          </table:table-cell>
          <table:table-cell table:formula="of:=AVERAGE([.B604];[.E604];[.H604];[.K604];[.N604];[.Q604])" office:value-type="float" office:value="74.745" calcext:value-type="float">
            <text:p>74.745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77.53" calcext:value-type="float">
            <text:p>77.53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74.91" calcext:value-type="float">
            <text:p>74.91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77.06" calcext:value-type="float">
            <text:p>77.06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75.98" calcext:value-type="float">
            <text:p>75.98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73.75" calcext:value-type="float">
            <text:p>73.75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73.06" calcext:value-type="float">
            <text:p>73.06</text:p>
          </table:table-cell>
          <table:table-cell/>
          <table:table-cell table:formula="of:=AVERAGE([.A605];[.D605];[.G605];[.J605];[.M605];[.P605])" office:value-type="float" office:value="3.36666666666667" calcext:value-type="float">
            <text:p>3.36666666666667</text:p>
          </table:table-cell>
          <table:table-cell table:formula="of:=AVERAGE([.B605];[.E605];[.H605];[.K605];[.N605];[.Q605])" office:value-type="float" office:value="75.3816666666667" calcext:value-type="float">
            <text:p>75.3816666666667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78.18" calcext:value-type="float">
            <text:p>78.18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75.61" calcext:value-type="float">
            <text:p>75.61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77.59" calcext:value-type="float">
            <text:p>77.59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76.61" calcext:value-type="float">
            <text:p>76.61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74.39" calcext:value-type="float">
            <text:p>74.39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73.64" calcext:value-type="float">
            <text:p>73.64</text:p>
          </table:table-cell>
          <table:table-cell/>
          <table:table-cell table:formula="of:=AVERAGE([.A606];[.D606];[.G606];[.J606];[.M606];[.P606])" office:value-type="float" office:value="3.46666666666667" calcext:value-type="float">
            <text:p>3.46666666666667</text:p>
          </table:table-cell>
          <table:table-cell table:formula="of:=AVERAGE([.B606];[.E606];[.H606];[.K606];[.N606];[.Q606])" office:value-type="float" office:value="76.0033333333333" calcext:value-type="float">
            <text:p>76.0033333333333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78.75" calcext:value-type="float">
            <text:p>78.75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76.31" calcext:value-type="float">
            <text:p>76.31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78.26" calcext:value-type="float">
            <text:p>78.26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77.26" calcext:value-type="float">
            <text:p>77.26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75.09" calcext:value-type="float">
            <text:p>75.09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74.24" calcext:value-type="float">
            <text:p>74.24</text:p>
          </table:table-cell>
          <table:table-cell/>
          <table:table-cell table:formula="of:=AVERAGE([.A607];[.D607];[.G607];[.J607];[.M607];[.P607])" office:value-type="float" office:value="3.56666666666667" calcext:value-type="float">
            <text:p>3.56666666666667</text:p>
          </table:table-cell>
          <table:table-cell table:formula="of:=AVERAGE([.B607];[.E607];[.H607];[.K607];[.N607];[.Q607])" office:value-type="float" office:value="76.6516666666667" calcext:value-type="float">
            <text:p>76.6516666666667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79.4" calcext:value-type="float">
            <text:p>79.4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78.95" calcext:value-type="float">
            <text:p>78.95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77.79" calcext:value-type="float">
            <text:p>77.79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75.68" calcext:value-type="float">
            <text:p>75.68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74.79" calcext:value-type="float">
            <text:p>74.79</text:p>
          </table:table-cell>
          <table:table-cell/>
          <table:table-cell table:formula="of:=AVERAGE([.A608];[.D608];[.G608];[.J608];[.M608];[.P608])" office:value-type="float" office:value="3.66666666666667" calcext:value-type="float">
            <text:p>3.66666666666667</text:p>
          </table:table-cell>
          <table:table-cell table:formula="of:=AVERAGE([.B608];[.E608];[.H608];[.K608];[.N608];[.Q608])" office:value-type="float" office:value="77.2683333333333" calcext:value-type="float">
            <text:p>77.2683333333333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80.02" calcext:value-type="float">
            <text:p>80.02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77.75" calcext:value-type="float">
            <text:p>77.75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79.44" calcext:value-type="float">
            <text:p>79.44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78.42" calcext:value-type="float">
            <text:p>78.42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76.32" calcext:value-type="float">
            <text:p>76.32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75.42" calcext:value-type="float">
            <text:p>75.42</text:p>
          </table:table-cell>
          <table:table-cell/>
          <table:table-cell table:formula="of:=AVERAGE([.A609];[.D609];[.G609];[.J609];[.M609];[.P609])" office:value-type="float" office:value="3.76666666666667" calcext:value-type="float">
            <text:p>3.76666666666667</text:p>
          </table:table-cell>
          <table:table-cell table:formula="of:=AVERAGE([.B609];[.E609];[.H609];[.K609];[.N609];[.Q609])" office:value-type="float" office:value="77.895" calcext:value-type="float">
            <text:p>77.895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80.54" calcext:value-type="float">
            <text:p>80.54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78.45" calcext:value-type="float">
            <text:p>78.4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9.95" calcext:value-type="float">
            <text:p>79.9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8.95" calcext:value-type="float">
            <text:p>78.9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6.92" calcext:value-type="float">
            <text:p>76.92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76.03" calcext:value-type="float">
            <text:p>76.03</text:p>
          </table:table-cell>
          <table:table-cell/>
          <table:table-cell table:formula="of:=AVERAGE([.A610];[.D610];[.G610];[.J610];[.M610];[.P610])" office:value-type="float" office:value="3.86666666666667" calcext:value-type="float">
            <text:p>3.86666666666667</text:p>
          </table:table-cell>
          <table:table-cell table:formula="of:=AVERAGE([.B610];[.E610];[.H610];[.K610];[.N610];[.Q610])" office:value-type="float" office:value="78.4733333333333" calcext:value-type="float">
            <text:p>78.4733333333333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81.17" calcext:value-type="float">
            <text:p>81.17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79.09" calcext:value-type="float">
            <text:p>79.09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0.58" calcext:value-type="float">
            <text:p>80.58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79.59" calcext:value-type="float">
            <text:p>79.59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77.49" calcext:value-type="float">
            <text:p>77.49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76.64" calcext:value-type="float">
            <text:p>76.64</text:p>
          </table:table-cell>
          <table:table-cell/>
          <table:table-cell table:formula="of:=AVERAGE([.A611];[.D611];[.G611];[.J611];[.M611];[.P611])" office:value-type="float" office:value="3.96666666666667" calcext:value-type="float">
            <text:p>3.96666666666667</text:p>
          </table:table-cell>
          <table:table-cell table:formula="of:=AVERAGE([.B611];[.E611];[.H611];[.K611];[.N611];[.Q611])" office:value-type="float" office:value="79.0933333333333" calcext:value-type="float">
            <text:p>79.0933333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1.79" calcext:value-type="float">
            <text:p>81.79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79.7" calcext:value-type="float">
            <text:p>79.7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1.21" calcext:value-type="float">
            <text:p>81.21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0.19" calcext:value-type="float">
            <text:p>80.19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78.05" calcext:value-type="float">
            <text:p>78.05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77.21" calcext:value-type="float">
            <text:p>77.21</text:p>
          </table:table-cell>
          <table:table-cell/>
          <table:table-cell table:formula="of:=AVERAGE([.A612];[.D612];[.G612];[.J612];[.M612];[.P612])" office:value-type="float" office:value="4.06666666666667" calcext:value-type="float">
            <text:p>4.06666666666667</text:p>
          </table:table-cell>
          <table:table-cell table:formula="of:=AVERAGE([.B612];[.E612];[.H612];[.K612];[.N612];[.Q612])" office:value-type="float" office:value="79.6916666666667" calcext:value-type="float">
            <text:p>79.6916666666667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82.37" calcext:value-type="float">
            <text:p>82.3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0.27" calcext:value-type="float">
            <text:p>80.27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1.91" calcext:value-type="float">
            <text:p>81.91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0.85" calcext:value-type="float">
            <text:p>80.85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78.82" calcext:value-type="float">
            <text:p>78.8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7.82" calcext:value-type="float">
            <text:p>77.82</text:p>
          </table:table-cell>
          <table:table-cell/>
          <table:table-cell table:formula="of:=AVERAGE([.A613];[.D613];[.G613];[.J613];[.M613];[.P613])" office:value-type="float" office:value="4.16666666666667" calcext:value-type="float">
            <text:p>4.16666666666667</text:p>
          </table:table-cell>
          <table:table-cell table:formula="of:=AVERAGE([.B613];[.E613];[.H613];[.K613];[.N613];[.Q613])" office:value-type="float" office:value="80.34" calcext:value-type="float">
            <text:p>80.34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82.97" calcext:value-type="float">
            <text:p>82.97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0.99" calcext:value-type="float">
            <text:p>80.99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2.54" calcext:value-type="float">
            <text:p>82.54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1.48" calcext:value-type="float">
            <text:p>81.48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79.42" calcext:value-type="float">
            <text:p>79.42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78.38" calcext:value-type="float">
            <text:p>78.38</text:p>
          </table:table-cell>
          <table:table-cell/>
          <table:table-cell table:formula="of:=AVERAGE([.A614];[.D614];[.G614];[.J614];[.M614];[.P614])" office:value-type="float" office:value="4.26666666666667" calcext:value-type="float">
            <text:p>4.26666666666667</text:p>
          </table:table-cell>
          <table:table-cell table:formula="of:=AVERAGE([.B614];[.E614];[.H614];[.K614];[.N614];[.Q614])" office:value-type="float" office:value="80.9633333333333" calcext:value-type="float">
            <text:p>80.9633333333333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83.63" calcext:value-type="float">
            <text:p>83.63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1.65" calcext:value-type="float">
            <text:p>81.65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3.19" calcext:value-type="float">
            <text:p>83.19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2.14" calcext:value-type="float">
            <text:p>82.14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0.12" calcext:value-type="float">
            <text:p>80.12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79.04" calcext:value-type="float">
            <text:p>79.04</text:p>
          </table:table-cell>
          <table:table-cell/>
          <table:table-cell table:formula="of:=AVERAGE([.A615];[.D615];[.G615];[.J615];[.M615];[.P615])" office:value-type="float" office:value="4.36666666666667" calcext:value-type="float">
            <text:p>4.36666666666667</text:p>
          </table:table-cell>
          <table:table-cell table:formula="of:=AVERAGE([.B615];[.E615];[.H615];[.K615];[.N615];[.Q615])" office:value-type="float" office:value="81.6283333333334" calcext:value-type="float">
            <text:p>81.6283333333334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84.22" calcext:value-type="float">
            <text:p>84.22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2.36" calcext:value-type="float">
            <text:p>82.36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3.77" calcext:value-type="float">
            <text:p>83.77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2.66" calcext:value-type="float">
            <text:p>82.66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0.88" calcext:value-type="float">
            <text:p>80.88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79.7" calcext:value-type="float">
            <text:p>79.7</text:p>
          </table:table-cell>
          <table:table-cell/>
          <table:table-cell table:formula="of:=AVERAGE([.A616];[.D616];[.G616];[.J616];[.M616];[.P616])" office:value-type="float" office:value="4.46666666666667" calcext:value-type="float">
            <text:p>4.46666666666667</text:p>
          </table:table-cell>
          <table:table-cell table:formula="of:=AVERAGE([.B616];[.E616];[.H616];[.K616];[.N616];[.Q616])" office:value-type="float" office:value="82.265" calcext:value-type="float">
            <text:p>82.265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84.79" calcext:value-type="float">
            <text:p>84.79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2.95" calcext:value-type="float">
            <text:p>82.95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4.32" calcext:value-type="float">
            <text:p>84.32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3.24" calcext:value-type="float">
            <text:p>83.24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1.78" calcext:value-type="float">
            <text:p>81.78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0.39" calcext:value-type="float">
            <text:p>80.39</text:p>
          </table:table-cell>
          <table:table-cell/>
          <table:table-cell table:formula="of:=AVERAGE([.A617];[.D617];[.G617];[.J617];[.M617];[.P617])" office:value-type="float" office:value="4.56666666666667" calcext:value-type="float">
            <text:p>4.56666666666667</text:p>
          </table:table-cell>
          <table:table-cell table:formula="of:=AVERAGE([.B617];[.E617];[.H617];[.K617];[.N617];[.Q617])" office:value-type="float" office:value="82.9116666666667" calcext:value-type="float">
            <text:p>82.9116666666667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85.49" calcext:value-type="float">
            <text:p>85.49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3.56" calcext:value-type="float">
            <text:p>83.56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4.96" calcext:value-type="float">
            <text:p>84.96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3.8" calcext:value-type="float">
            <text:p>83.8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2.55" calcext:value-type="float">
            <text:p>82.55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0.97" calcext:value-type="float">
            <text:p>80.97</text:p>
          </table:table-cell>
          <table:table-cell/>
          <table:table-cell table:formula="of:=AVERAGE([.A618];[.D618];[.G618];[.J618];[.M618];[.P618])" office:value-type="float" office:value="4.66666666666667" calcext:value-type="float">
            <text:p>4.66666666666667</text:p>
          </table:table-cell>
          <table:table-cell table:formula="of:=AVERAGE([.B618];[.E618];[.H618];[.K618];[.N618];[.Q618])" office:value-type="float" office:value="83.555" calcext:value-type="float">
            <text:p>83.555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86.14" calcext:value-type="float">
            <text:p>86.14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4.24" calcext:value-type="float">
            <text:p>84.24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85.64" calcext:value-type="float">
            <text:p>85.64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84.52" calcext:value-type="float">
            <text:p>84.52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83.22" calcext:value-type="float">
            <text:p>83.22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1.75" calcext:value-type="float">
            <text:p>81.75</text:p>
          </table:table-cell>
          <table:table-cell/>
          <table:table-cell table:formula="of:=AVERAGE([.A619];[.D619];[.G619];[.J619];[.M619];[.P619])" office:value-type="float" office:value="4.76666666666667" calcext:value-type="float">
            <text:p>4.76666666666667</text:p>
          </table:table-cell>
          <table:table-cell table:formula="of:=AVERAGE([.B619];[.E619];[.H619];[.K619];[.N619];[.Q619])" office:value-type="float" office:value="84.2516666666667" calcext:value-type="float">
            <text:p>84.2516666666667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86.83" calcext:value-type="float">
            <text:p>86.83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4.84" calcext:value-type="float">
            <text:p>84.8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6.28" calcext:value-type="float">
            <text:p>86.2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5.22" calcext:value-type="float">
            <text:p>85.2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3.88" calcext:value-type="float">
            <text:p>83.88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2.35" calcext:value-type="float">
            <text:p>82.35</text:p>
          </table:table-cell>
          <table:table-cell/>
          <table:table-cell table:formula="of:=AVERAGE([.A620];[.D620];[.G620];[.J620];[.M620];[.P620])" office:value-type="float" office:value="4.86666666666667" calcext:value-type="float">
            <text:p>4.86666666666667</text:p>
          </table:table-cell>
          <table:table-cell table:formula="of:=AVERAGE([.B620];[.E620];[.H620];[.K620];[.N620];[.Q620])" office:value-type="float" office:value="84.9" calcext:value-type="float">
            <text:p>84.9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87.45" calcext:value-type="float">
            <text:p>87.45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5.5" calcext:value-type="float">
            <text:p>85.5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86.9" calcext:value-type="float">
            <text:p>86.9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85.86" calcext:value-type="float">
            <text:p>85.86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84.63" calcext:value-type="float">
            <text:p>84.63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3.2" calcext:value-type="float">
            <text:p>83.2</text:p>
          </table:table-cell>
          <table:table-cell/>
          <table:table-cell table:formula="of:=AVERAGE([.A621];[.D621];[.G621];[.J621];[.M621];[.P621])" office:value-type="float" office:value="4.96666666666667" calcext:value-type="float">
            <text:p>4.96666666666667</text:p>
          </table:table-cell>
          <table:table-cell table:formula="of:=AVERAGE([.B621];[.E621];[.H621];[.K621];[.N621];[.Q621])" office:value-type="float" office:value="85.59" calcext:value-type="float">
            <text:p>85.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8.03" calcext:value-type="float">
            <text:p>88.03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86.09" calcext:value-type="float">
            <text:p>86.09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87.51" calcext:value-type="float">
            <text:p>87.51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86.49" calcext:value-type="float">
            <text:p>86.49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85.4" calcext:value-type="float">
            <text:p>85.4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83.89" calcext:value-type="float">
            <text:p>83.89</text:p>
          </table:table-cell>
          <table:table-cell/>
          <table:table-cell table:formula="of:=AVERAGE([.A622];[.D622];[.G622];[.J622];[.M622];[.P622])" office:value-type="float" office:value="5.06666666666667" calcext:value-type="float">
            <text:p>5.06666666666667</text:p>
          </table:table-cell>
          <table:table-cell table:formula="of:=AVERAGE([.B622];[.E622];[.H622];[.K622];[.N622];[.Q622])" office:value-type="float" office:value="86.235" calcext:value-type="float">
            <text:p>86.235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88.63" calcext:value-type="float">
            <text:p>88.6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6.79" calcext:value-type="float">
            <text:p>86.79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88.19" calcext:value-type="float">
            <text:p>88.19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87.23" calcext:value-type="float">
            <text:p>87.23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86.16" calcext:value-type="float">
            <text:p>86.1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4.61" calcext:value-type="float">
            <text:p>84.61</text:p>
          </table:table-cell>
          <table:table-cell/>
          <table:table-cell table:formula="of:=AVERAGE([.A623];[.D623];[.G623];[.J623];[.M623];[.P623])" office:value-type="float" office:value="5.16666666666667" calcext:value-type="float">
            <text:p>5.16666666666667</text:p>
          </table:table-cell>
          <table:table-cell table:formula="of:=AVERAGE([.B623];[.E623];[.H623];[.K623];[.N623];[.Q623])" office:value-type="float" office:value="86.935" calcext:value-type="float">
            <text:p>86.935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89.35" calcext:value-type="float">
            <text:p>89.35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87.36" calcext:value-type="float">
            <text:p>87.36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88.84" calcext:value-type="float">
            <text:p>88.84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87.87" calcext:value-type="float">
            <text:p>87.87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86.93" calcext:value-type="float">
            <text:p>86.93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85.33" calcext:value-type="float">
            <text:p>85.33</text:p>
          </table:table-cell>
          <table:table-cell/>
          <table:table-cell table:formula="of:=AVERAGE([.A624];[.D624];[.G624];[.J624];[.M624];[.P624])" office:value-type="float" office:value="5.26666666666667" calcext:value-type="float">
            <text:p>5.26666666666667</text:p>
          </table:table-cell>
          <table:table-cell table:formula="of:=AVERAGE([.B624];[.E624];[.H624];[.K624];[.N624];[.Q624])" office:value-type="float" office:value="87.6133333333334" calcext:value-type="float">
            <text:p>87.6133333333334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89.95" calcext:value-type="float">
            <text:p>89.95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87.92" calcext:value-type="float">
            <text:p>87.92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89.47" calcext:value-type="float">
            <text:p>89.47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88.39" calcext:value-type="float">
            <text:p>88.39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87.55" calcext:value-type="float">
            <text:p>87.55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86.19" calcext:value-type="float">
            <text:p>86.19</text:p>
          </table:table-cell>
          <table:table-cell/>
          <table:table-cell table:formula="of:=AVERAGE([.A625];[.D625];[.G625];[.J625];[.M625];[.P625])" office:value-type="float" office:value="5.36666666666667" calcext:value-type="float">
            <text:p>5.36666666666667</text:p>
          </table:table-cell>
          <table:table-cell table:formula="of:=AVERAGE([.B625];[.E625];[.H625];[.K625];[.N625];[.Q625])" office:value-type="float" office:value="88.245" calcext:value-type="float">
            <text:p>88.245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90.46" calcext:value-type="float">
            <text:p>90.46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88.6" calcext:value-type="float">
            <text:p>88.6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0.01" calcext:value-type="float">
            <text:p>90.01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89.05" calcext:value-type="float">
            <text:p>89.05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88.14" calcext:value-type="float">
            <text:p>88.14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86.99" calcext:value-type="float">
            <text:p>86.99</text:p>
          </table:table-cell>
          <table:table-cell/>
          <table:table-cell table:formula="of:=AVERAGE([.A626];[.D626];[.G626];[.J626];[.M626];[.P626])" office:value-type="float" office:value="5.46666666666667" calcext:value-type="float">
            <text:p>5.46666666666667</text:p>
          </table:table-cell>
          <table:table-cell table:formula="of:=AVERAGE([.B626];[.E626];[.H626];[.K626];[.N626];[.Q626])" office:value-type="float" office:value="88.875" calcext:value-type="float">
            <text:p>88.875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91.06" calcext:value-type="float">
            <text:p>91.06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89.22" calcext:value-type="float">
            <text:p>89.22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0.65" calcext:value-type="float">
            <text:p>90.65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89.66" calcext:value-type="float">
            <text:p>89.66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88.78" calcext:value-type="float">
            <text:p>88.78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87.69" calcext:value-type="float">
            <text:p>87.69</text:p>
          </table:table-cell>
          <table:table-cell/>
          <table:table-cell table:formula="of:=AVERAGE([.A627];[.D627];[.G627];[.J627];[.M627];[.P627])" office:value-type="float" office:value="5.56666666666667" calcext:value-type="float">
            <text:p>5.56666666666667</text:p>
          </table:table-cell>
          <table:table-cell table:formula="of:=AVERAGE([.B627];[.E627];[.H627];[.K627];[.N627];[.Q627])" office:value-type="float" office:value="89.51" calcext:value-type="float">
            <text:p>89.51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91.54" calcext:value-type="float">
            <text:p>91.54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89.89" calcext:value-type="float">
            <text:p>89.89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1.19" calcext:value-type="float">
            <text:p>91.19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0.34" calcext:value-type="float">
            <text:p>90.34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89.41" calcext:value-type="float">
            <text:p>89.41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88.36" calcext:value-type="float">
            <text:p>88.36</text:p>
          </table:table-cell>
          <table:table-cell/>
          <table:table-cell table:formula="of:=AVERAGE([.A628];[.D628];[.G628];[.J628];[.M628];[.P628])" office:value-type="float" office:value="5.66666666666667" calcext:value-type="float">
            <text:p>5.66666666666667</text:p>
          </table:table-cell>
          <table:table-cell table:formula="of:=AVERAGE([.B628];[.E628];[.H628];[.K628];[.N628];[.Q628])" office:value-type="float" office:value="90.1216666666667" calcext:value-type="float">
            <text:p>90.1216666666667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92.03" calcext:value-type="float">
            <text:p>92.03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0.35" calcext:value-type="float">
            <text:p>90.35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1.71" calcext:value-type="float">
            <text:p>91.71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0.93" calcext:value-type="float">
            <text:p>90.93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0.09" calcext:value-type="float">
            <text:p>90.09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89.09" calcext:value-type="float">
            <text:p>89.09</text:p>
          </table:table-cell>
          <table:table-cell/>
          <table:table-cell table:formula="of:=AVERAGE([.A629];[.D629];[.G629];[.J629];[.M629];[.P629])" office:value-type="float" office:value="5.76666666666667" calcext:value-type="float">
            <text:p>5.76666666666667</text:p>
          </table:table-cell>
          <table:table-cell table:formula="of:=AVERAGE([.B629];[.E629];[.H629];[.K629];[.N629];[.Q629])" office:value-type="float" office:value="90.7" calcext:value-type="float">
            <text:p>90.7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92.47" calcext:value-type="float">
            <text:p>92.47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1.04" calcext:value-type="float">
            <text:p>91.0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2.26" calcext:value-type="float">
            <text:p>92.2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1.57" calcext:value-type="float">
            <text:p>91.5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0.84" calcext:value-type="float">
            <text:p>90.84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89.76" calcext:value-type="float">
            <text:p>89.76</text:p>
          </table:table-cell>
          <table:table-cell/>
          <table:table-cell table:formula="of:=AVERAGE([.A630];[.D630];[.G630];[.J630];[.M630];[.P630])" office:value-type="float" office:value="5.86666666666667" calcext:value-type="float">
            <text:p>5.86666666666667</text:p>
          </table:table-cell>
          <table:table-cell table:formula="of:=AVERAGE([.B630];[.E630];[.H630];[.K630];[.N630];[.Q630])" office:value-type="float" office:value="91.3233333333333" calcext:value-type="float">
            <text:p>91.3233333333333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92.96" calcext:value-type="float">
            <text:p>92.96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1.61" calcext:value-type="float">
            <text:p>91.61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2.71" calcext:value-type="float">
            <text:p>92.71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2.03" calcext:value-type="float">
            <text:p>92.03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1.43" calcext:value-type="float">
            <text:p>91.43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0.5" calcext:value-type="float">
            <text:p>90.5</text:p>
          </table:table-cell>
          <table:table-cell/>
          <table:table-cell table:formula="of:=AVERAGE([.A631];[.D631];[.G631];[.J631];[.M631];[.P631])" office:value-type="float" office:value="5.96666666666667" calcext:value-type="float">
            <text:p>5.96666666666667</text:p>
          </table:table-cell>
          <table:table-cell table:formula="of:=AVERAGE([.B631];[.E631];[.H631];[.K631];[.N631];[.Q631])" office:value-type="float" office:value="91.8733333333333" calcext:value-type="float">
            <text:p>91.87333333333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3.44" calcext:value-type="float">
            <text:p>93.44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2.01" calcext:value-type="float">
            <text:p>92.01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3.14" calcext:value-type="float">
            <text:p>93.14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2.54" calcext:value-type="float">
            <text:p>92.54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2.02" calcext:value-type="float">
            <text:p>92.02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1.1" calcext:value-type="float">
            <text:p>91.1</text:p>
          </table:table-cell>
          <table:table-cell/>
          <table:table-cell table:formula="of:=AVERAGE([.A632];[.D632];[.G632];[.J632];[.M632];[.P632])" office:value-type="float" office:value="6.06666666666667" calcext:value-type="float">
            <text:p>6.06666666666667</text:p>
          </table:table-cell>
          <table:table-cell table:formula="of:=AVERAGE([.B632];[.E632];[.H632];[.K632];[.N632];[.Q632])" office:value-type="float" office:value="92.375" calcext:value-type="float">
            <text:p>92.375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93.78" calcext:value-type="float">
            <text:p>93.7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2.51" calcext:value-type="float">
            <text:p>92.51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3.62" calcext:value-type="float">
            <text:p>93.62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2.96" calcext:value-type="float">
            <text:p>92.96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2.55" calcext:value-type="float">
            <text:p>92.5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1.64" calcext:value-type="float">
            <text:p>91.64</text:p>
          </table:table-cell>
          <table:table-cell/>
          <table:table-cell table:formula="of:=AVERAGE([.A633];[.D633];[.G633];[.J633];[.M633];[.P633])" office:value-type="float" office:value="6.16666666666667" calcext:value-type="float">
            <text:p>6.16666666666667</text:p>
          </table:table-cell>
          <table:table-cell table:formula="of:=AVERAGE([.B633];[.E633];[.H633];[.K633];[.N633];[.Q633])" office:value-type="float" office:value="92.8433333333333" calcext:value-type="float">
            <text:p>92.8433333333333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94.14" calcext:value-type="float">
            <text:p>94.14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2.83" calcext:value-type="float">
            <text:p>92.83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4.06" calcext:value-type="float">
            <text:p>94.06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3.44" calcext:value-type="float">
            <text:p>93.44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2.97" calcext:value-type="float">
            <text:p>92.97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2.2" calcext:value-type="float">
            <text:p>92.2</text:p>
          </table:table-cell>
          <table:table-cell/>
          <table:table-cell table:formula="of:=AVERAGE([.A634];[.D634];[.G634];[.J634];[.M634];[.P634])" office:value-type="float" office:value="6.26666666666667" calcext:value-type="float">
            <text:p>6.26666666666667</text:p>
          </table:table-cell>
          <table:table-cell table:formula="of:=AVERAGE([.B634];[.E634];[.H634];[.K634];[.N634];[.Q634])" office:value-type="float" office:value="93.2733333333333" calcext:value-type="float">
            <text:p>93.2733333333333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94.54" calcext:value-type="float">
            <text:p>94.54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3.29" calcext:value-type="float">
            <text:p>93.29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4.49" calcext:value-type="float">
            <text:p>94.49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3.81" calcext:value-type="float">
            <text:p>93.81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3.53" calcext:value-type="float">
            <text:p>93.53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2.7" calcext:value-type="float">
            <text:p>92.7</text:p>
          </table:table-cell>
          <table:table-cell/>
          <table:table-cell table:formula="of:=AVERAGE([.A635];[.D635];[.G635];[.J635];[.M635];[.P635])" office:value-type="float" office:value="6.36666666666667" calcext:value-type="float">
            <text:p>6.36666666666667</text:p>
          </table:table-cell>
          <table:table-cell table:formula="of:=AVERAGE([.B635];[.E635];[.H635];[.K635];[.N635];[.Q635])" office:value-type="float" office:value="93.7266666666667" calcext:value-type="float">
            <text:p>93.7266666666667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94.88" calcext:value-type="float">
            <text:p>94.88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3.7" calcext:value-type="float">
            <text:p>93.7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4.76" calcext:value-type="float">
            <text:p>94.76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4.23" calcext:value-type="float">
            <text:p>94.23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4.02" calcext:value-type="float">
            <text:p>94.02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3.24" calcext:value-type="float">
            <text:p>93.24</text:p>
          </table:table-cell>
          <table:table-cell/>
          <table:table-cell table:formula="of:=AVERAGE([.A636];[.D636];[.G636];[.J636];[.M636];[.P636])" office:value-type="float" office:value="6.46666666666667" calcext:value-type="float">
            <text:p>6.46666666666667</text:p>
          </table:table-cell>
          <table:table-cell table:formula="of:=AVERAGE([.B636];[.E636];[.H636];[.K636];[.N636];[.Q636])" office:value-type="float" office:value="94.1383333333333" calcext:value-type="float">
            <text:p>94.1383333333333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95.15" calcext:value-type="float">
            <text:p>95.15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4.04" calcext:value-type="float">
            <text:p>94.04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5.07" calcext:value-type="float">
            <text:p>95.07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4.64" calcext:value-type="float">
            <text:p>94.64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4.48" calcext:value-type="float">
            <text:p>94.48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3.59" calcext:value-type="float">
            <text:p>93.59</text:p>
          </table:table-cell>
          <table:table-cell/>
          <table:table-cell table:formula="of:=AVERAGE([.A637];[.D637];[.G637];[.J637];[.M637];[.P637])" office:value-type="float" office:value="6.56666666666667" calcext:value-type="float">
            <text:p>6.56666666666667</text:p>
          </table:table-cell>
          <table:table-cell table:formula="of:=AVERAGE([.B637];[.E637];[.H637];[.K637];[.N637];[.Q637])" office:value-type="float" office:value="94.495" calcext:value-type="float">
            <text:p>94.495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95.41" calcext:value-type="float">
            <text:p>95.41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4.43" calcext:value-type="float">
            <text:p>94.43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5.33" calcext:value-type="float">
            <text:p>95.33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4.97" calcext:value-type="float">
            <text:p>94.97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4.86" calcext:value-type="float">
            <text:p>94.86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4.1" calcext:value-type="float">
            <text:p>94.1</text:p>
          </table:table-cell>
          <table:table-cell/>
          <table:table-cell table:formula="of:=AVERAGE([.A638];[.D638];[.G638];[.J638];[.M638];[.P638])" office:value-type="float" office:value="6.66666666666667" calcext:value-type="float">
            <text:p>6.66666666666667</text:p>
          </table:table-cell>
          <table:table-cell table:formula="of:=AVERAGE([.B638];[.E638];[.H638];[.K638];[.N638];[.Q638])" office:value-type="float" office:value="94.85" calcext:value-type="float">
            <text:p>94.85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95.63" calcext:value-type="float">
            <text:p>95.63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4.77" calcext:value-type="float">
            <text:p>94.77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5.66" calcext:value-type="float">
            <text:p>95.66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5.28" calcext:value-type="float">
            <text:p>95.28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5.2" calcext:value-type="float">
            <text:p>95.2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4.44" calcext:value-type="float">
            <text:p>94.44</text:p>
          </table:table-cell>
          <table:table-cell/>
          <table:table-cell table:formula="of:=AVERAGE([.A639];[.D639];[.G639];[.J639];[.M639];[.P639])" office:value-type="float" office:value="6.76666666666667" calcext:value-type="float">
            <text:p>6.76666666666667</text:p>
          </table:table-cell>
          <table:table-cell table:formula="of:=AVERAGE([.B639];[.E639];[.H639];[.K639];[.N639];[.Q639])" office:value-type="float" office:value="95.1633333333333" calcext:value-type="float">
            <text:p>95.1633333333333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95.96" calcext:value-type="float">
            <text:p>95.96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5.04" calcext:value-type="float">
            <text:p>95.0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5.95" calcext:value-type="float">
            <text:p>95.9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5.59" calcext:value-type="float">
            <text:p>95.5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5.51" calcext:value-type="float">
            <text:p>95.51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4.85" calcext:value-type="float">
            <text:p>94.85</text:p>
          </table:table-cell>
          <table:table-cell/>
          <table:table-cell table:formula="of:=AVERAGE([.A640];[.D640];[.G640];[.J640];[.M640];[.P640])" office:value-type="float" office:value="6.86666666666667" calcext:value-type="float">
            <text:p>6.86666666666667</text:p>
          </table:table-cell>
          <table:table-cell table:formula="of:=AVERAGE([.B640];[.E640];[.H640];[.K640];[.N640];[.Q640])" office:value-type="float" office:value="95.4833333333333" calcext:value-type="float">
            <text:p>95.4833333333333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96.2" calcext:value-type="float">
            <text:p>96.2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5.38" calcext:value-type="float">
            <text:p>95.38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6.17" calcext:value-type="float">
            <text:p>96.17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5.9" calcext:value-type="float">
            <text:p>95.9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5.82" calcext:value-type="float">
            <text:p>95.82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5.19" calcext:value-type="float">
            <text:p>95.19</text:p>
          </table:table-cell>
          <table:table-cell/>
          <table:table-cell table:formula="of:=AVERAGE([.A641];[.D641];[.G641];[.J641];[.M641];[.P641])" office:value-type="float" office:value="6.96666666666667" calcext:value-type="float">
            <text:p>6.96666666666667</text:p>
          </table:table-cell>
          <table:table-cell table:formula="of:=AVERAGE([.B641];[.E641];[.H641];[.K641];[.N641];[.Q641])" office:value-type="float" office:value="95.7766666666667" calcext:value-type="float">
            <text:p>95.77666666666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6.45" calcext:value-type="float">
            <text:p>96.45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5.7" calcext:value-type="float">
            <text:p>95.7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6.43" calcext:value-type="float">
            <text:p>96.43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6.18" calcext:value-type="float">
            <text:p>96.18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6.04" calcext:value-type="float">
            <text:p>96.04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5.5" calcext:value-type="float">
            <text:p>95.5</text:p>
          </table:table-cell>
          <table:table-cell/>
          <table:table-cell table:formula="of:=AVERAGE([.A642];[.D642];[.G642];[.J642];[.M642];[.P642])" office:value-type="float" office:value="7.06666666666667" calcext:value-type="float">
            <text:p>7.06666666666667</text:p>
          </table:table-cell>
          <table:table-cell table:formula="of:=AVERAGE([.B642];[.E642];[.H642];[.K642];[.N642];[.Q642])" office:value-type="float" office:value="96.05" calcext:value-type="float">
            <text:p>96.05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96.64" calcext:value-type="float">
            <text:p>96.6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5.9" calcext:value-type="float">
            <text:p>95.9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6.7" calcext:value-type="float">
            <text:p>96.7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6.41" calcext:value-type="float">
            <text:p>96.41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6.35" calcext:value-type="float">
            <text:p>96.3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5.85" calcext:value-type="float">
            <text:p>95.85</text:p>
          </table:table-cell>
          <table:table-cell/>
          <table:table-cell table:formula="of:=AVERAGE([.A643];[.D643];[.G643];[.J643];[.M643];[.P643])" office:value-type="float" office:value="7.16666666666667" calcext:value-type="float">
            <text:p>7.16666666666667</text:p>
          </table:table-cell>
          <table:table-cell table:formula="of:=AVERAGE([.B643];[.E643];[.H643];[.K643];[.N643];[.Q643])" office:value-type="float" office:value="96.3083333333333" calcext:value-type="float">
            <text:p>96.3083333333333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96.86" calcext:value-type="float">
            <text:p>96.86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6.22" calcext:value-type="float">
            <text:p>96.22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6.81" calcext:value-type="float">
            <text:p>96.81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6.66" calcext:value-type="float">
            <text:p>96.66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6.56" calcext:value-type="float">
            <text:p>96.56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6.14" calcext:value-type="float">
            <text:p>96.14</text:p>
          </table:table-cell>
          <table:table-cell/>
          <table:table-cell table:formula="of:=AVERAGE([.A644];[.D644];[.G644];[.J644];[.M644];[.P644])" office:value-type="float" office:value="7.26666666666667" calcext:value-type="float">
            <text:p>7.26666666666667</text:p>
          </table:table-cell>
          <table:table-cell table:formula="of:=AVERAGE([.B644];[.E644];[.H644];[.K644];[.N644];[.Q644])" office:value-type="float" office:value="96.5416666666667" calcext:value-type="float">
            <text:p>96.5416666666667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97.04" calcext:value-type="float">
            <text:p>97.04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6.37" calcext:value-type="float">
            <text:p>96.37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6.98" calcext:value-type="float">
            <text:p>96.98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6.84" calcext:value-type="float">
            <text:p>96.84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6.87" calcext:value-type="float">
            <text:p>96.87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6.44" calcext:value-type="float">
            <text:p>96.44</text:p>
          </table:table-cell>
          <table:table-cell/>
          <table:table-cell table:formula="of:=AVERAGE([.A645];[.D645];[.G645];[.J645];[.M645];[.P645])" office:value-type="float" office:value="7.36666666666667" calcext:value-type="float">
            <text:p>7.36666666666667</text:p>
          </table:table-cell>
          <table:table-cell table:formula="of:=AVERAGE([.B645];[.E645];[.H645];[.K645];[.N645];[.Q645])" office:value-type="float" office:value="96.7566666666667" calcext:value-type="float">
            <text:p>96.7566666666667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97.19" calcext:value-type="float">
            <text:p>97.19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6.61" calcext:value-type="float">
            <text:p>96.61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7.14" calcext:value-type="float">
            <text:p>97.14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7.15" calcext:value-type="float">
            <text:p>97.15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6.65" calcext:value-type="float">
            <text:p>96.65</text:p>
          </table:table-cell>
          <table:table-cell/>
          <table:table-cell table:formula="of:=AVERAGE([.A646];[.D646];[.G646];[.J646];[.M646];[.P646])" office:value-type="float" office:value="7.46666666666667" calcext:value-type="float">
            <text:p>7.46666666666667</text:p>
          </table:table-cell>
          <table:table-cell table:formula="of:=AVERAGE([.B646];[.E646];[.H646];[.K646];[.N646];[.Q646])" office:value-type="float" office:value="96.9566666666667" calcext:value-type="float">
            <text:p>96.9566666666667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97.31" calcext:value-type="float">
            <text:p>97.31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6.74" calcext:value-type="float">
            <text:p>96.74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7.29" calcext:value-type="float">
            <text:p>97.29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7.18" calcext:value-type="float">
            <text:p>97.18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7.27" calcext:value-type="float">
            <text:p>97.27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6.85" calcext:value-type="float">
            <text:p>96.85</text:p>
          </table:table-cell>
          <table:table-cell/>
          <table:table-cell table:formula="of:=AVERAGE([.A647];[.D647];[.G647];[.J647];[.M647];[.P647])" office:value-type="float" office:value="7.56666666666667" calcext:value-type="float">
            <text:p>7.56666666666667</text:p>
          </table:table-cell>
          <table:table-cell table:formula="of:=AVERAGE([.B647];[.E647];[.H647];[.K647];[.N647];[.Q647])" office:value-type="float" office:value="97.1066666666667" calcext:value-type="float">
            <text:p>97.1066666666667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97.46" calcext:value-type="float">
            <text:p>97.46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6.93" calcext:value-type="float">
            <text:p>96.93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7.47" calcext:value-type="float">
            <text:p>97.47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7.32" calcext:value-type="float">
            <text:p>97.32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7.4" calcext:value-type="float">
            <text:p>97.4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7.04" calcext:value-type="float">
            <text:p>97.04</text:p>
          </table:table-cell>
          <table:table-cell/>
          <table:table-cell table:formula="of:=AVERAGE([.A648];[.D648];[.G648];[.J648];[.M648];[.P648])" office:value-type="float" office:value="7.66666666666667" calcext:value-type="float">
            <text:p>7.66666666666667</text:p>
          </table:table-cell>
          <table:table-cell table:formula="of:=AVERAGE([.B648];[.E648];[.H648];[.K648];[.N648];[.Q648])" office:value-type="float" office:value="97.27" calcext:value-type="float">
            <text:p>97.27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97.59" calcext:value-type="float">
            <text:p>97.59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7.07" calcext:value-type="float">
            <text:p>97.07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7.64" calcext:value-type="float">
            <text:p>97.64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7.45" calcext:value-type="float">
            <text:p>97.45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7.56" calcext:value-type="float">
            <text:p>97.56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7.24" calcext:value-type="float">
            <text:p>97.24</text:p>
          </table:table-cell>
          <table:table-cell/>
          <table:table-cell table:formula="of:=AVERAGE([.A649];[.D649];[.G649];[.J649];[.M649];[.P649])" office:value-type="float" office:value="7.76666666666667" calcext:value-type="float">
            <text:p>7.76666666666667</text:p>
          </table:table-cell>
          <table:table-cell table:formula="of:=AVERAGE([.B649];[.E649];[.H649];[.K649];[.N649];[.Q649])" office:value-type="float" office:value="97.425" calcext:value-type="float">
            <text:p>97.425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97.74" calcext:value-type="float">
            <text:p>97.74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7.23" calcext:value-type="float">
            <text:p>97.2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7.72" calcext:value-type="float">
            <text:p>97.7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7.58" calcext:value-type="float">
            <text:p>97.5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7.71" calcext:value-type="float">
            <text:p>97.71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7.36" calcext:value-type="float">
            <text:p>97.36</text:p>
          </table:table-cell>
          <table:table-cell/>
          <table:table-cell table:formula="of:=AVERAGE([.A650];[.D650];[.G650];[.J650];[.M650];[.P650])" office:value-type="float" office:value="7.86666666666667" calcext:value-type="float">
            <text:p>7.86666666666667</text:p>
          </table:table-cell>
          <table:table-cell table:formula="of:=AVERAGE([.B650];[.E650];[.H650];[.K650];[.N650];[.Q650])" office:value-type="float" office:value="97.5566666666667" calcext:value-type="float">
            <text:p>97.5566666666667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97.89" calcext:value-type="float">
            <text:p>97.89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7.37" calcext:value-type="float">
            <text:p>97.37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7.82" calcext:value-type="float">
            <text:p>97.82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7.75" calcext:value-type="float">
            <text:p>97.75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7.82" calcext:value-type="float">
            <text:p>97.82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7.5" calcext:value-type="float">
            <text:p>97.5</text:p>
          </table:table-cell>
          <table:table-cell/>
          <table:table-cell table:formula="of:=AVERAGE([.A651];[.D651];[.G651];[.J651];[.M651];[.P651])" office:value-type="float" office:value="7.96666666666667" calcext:value-type="float">
            <text:p>7.96666666666667</text:p>
          </table:table-cell>
          <table:table-cell table:formula="of:=AVERAGE([.B651];[.E651];[.H651];[.K651];[.N651];[.Q651])" office:value-type="float" office:value="97.6916666666667" calcext:value-type="float">
            <text:p>97.6916666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7.99" calcext:value-type="float">
            <text:p>97.99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7.48" calcext:value-type="float">
            <text:p>97.48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7.88" calcext:value-type="float">
            <text:p>97.88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7.85" calcext:value-type="float">
            <text:p>97.85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7.94" calcext:value-type="float">
            <text:p>97.94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7.63" calcext:value-type="float">
            <text:p>97.63</text:p>
          </table:table-cell>
          <table:table-cell/>
          <table:table-cell table:formula="of:=AVERAGE([.A652];[.D652];[.G652];[.J652];[.M652];[.P652])" office:value-type="float" office:value="8.06666666666667" calcext:value-type="float">
            <text:p>8.06666666666667</text:p>
          </table:table-cell>
          <table:table-cell table:formula="of:=AVERAGE([.B652];[.E652];[.H652];[.K652];[.N652];[.Q652])" office:value-type="float" office:value="97.795" calcext:value-type="float">
            <text:p>97.795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98.07" calcext:value-type="float">
            <text:p>98.0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7.66" calcext:value-type="float">
            <text:p>97.66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7.98" calcext:value-type="float">
            <text:p>97.98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7.96" calcext:value-type="float">
            <text:p>97.96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8.05" calcext:value-type="float">
            <text:p>98.0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7.78" calcext:value-type="float">
            <text:p>97.78</text:p>
          </table:table-cell>
          <table:table-cell/>
          <table:table-cell table:formula="of:=AVERAGE([.A653];[.D653];[.G653];[.J653];[.M653];[.P653])" office:value-type="float" office:value="8.16666666666667" calcext:value-type="float">
            <text:p>8.16666666666667</text:p>
          </table:table-cell>
          <table:table-cell table:formula="of:=AVERAGE([.B653];[.E653];[.H653];[.K653];[.N653];[.Q653])" office:value-type="float" office:value="97.9166666666667" calcext:value-type="float">
            <text:p>97.9166666666667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98.18" calcext:value-type="float">
            <text:p>98.18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7.77" calcext:value-type="float">
            <text:p>97.77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06" calcext:value-type="float">
            <text:p>98.06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06" calcext:value-type="float">
            <text:p>98.06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09" calcext:value-type="float">
            <text:p>98.09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7.9" calcext:value-type="float">
            <text:p>97.9</text:p>
          </table:table-cell>
          <table:table-cell/>
          <table:table-cell table:formula="of:=AVERAGE([.A654];[.D654];[.G654];[.J654];[.M654];[.P654])" office:value-type="float" office:value="8.26666666666667" calcext:value-type="float">
            <text:p>8.26666666666667</text:p>
          </table:table-cell>
          <table:table-cell table:formula="of:=AVERAGE([.B654];[.E654];[.H654];[.K654];[.N654];[.Q654])" office:value-type="float" office:value="98.01" calcext:value-type="float">
            <text:p>98.01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98.29" calcext:value-type="float">
            <text:p>98.29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7.86" calcext:value-type="float">
            <text:p>97.86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15" calcext:value-type="float">
            <text:p>98.15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12" calcext:value-type="float">
            <text:p>98.12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19" calcext:value-type="float">
            <text:p>98.19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8.01" calcext:value-type="float">
            <text:p>98.01</text:p>
          </table:table-cell>
          <table:table-cell/>
          <table:table-cell table:formula="of:=AVERAGE([.A655];[.D655];[.G655];[.J655];[.M655];[.P655])" office:value-type="float" office:value="8.36666666666667" calcext:value-type="float">
            <text:p>8.36666666666667</text:p>
          </table:table-cell>
          <table:table-cell table:formula="of:=AVERAGE([.B655];[.E655];[.H655];[.K655];[.N655];[.Q655])" office:value-type="float" office:value="98.1033333333334" calcext:value-type="float">
            <text:p>98.1033333333334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98.37" calcext:value-type="float">
            <text:p>98.37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7.96" calcext:value-type="float">
            <text:p>97.96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25" calcext:value-type="float">
            <text:p>98.25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21" calcext:value-type="float">
            <text:p>98.21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29" calcext:value-type="float">
            <text:p>98.29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8.11" calcext:value-type="float">
            <text:p>98.11</text:p>
          </table:table-cell>
          <table:table-cell/>
          <table:table-cell table:formula="of:=AVERAGE([.A656];[.D656];[.G656];[.J656];[.M656];[.P656])" office:value-type="float" office:value="8.46666666666667" calcext:value-type="float">
            <text:p>8.46666666666667</text:p>
          </table:table-cell>
          <table:table-cell table:formula="of:=AVERAGE([.B656];[.E656];[.H656];[.K656];[.N656];[.Q656])" office:value-type="float" office:value="98.1983333333333" calcext:value-type="float">
            <text:p>98.1983333333333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98.47" calcext:value-type="float">
            <text:p>98.47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04" calcext:value-type="float">
            <text:p>98.04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32" calcext:value-type="float">
            <text:p>98.32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29" calcext:value-type="float">
            <text:p>98.29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38" calcext:value-type="float">
            <text:p>98.38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23" calcext:value-type="float">
            <text:p>98.23</text:p>
          </table:table-cell>
          <table:table-cell/>
          <table:table-cell table:formula="of:=AVERAGE([.A657];[.D657];[.G657];[.J657];[.M657];[.P657])" office:value-type="float" office:value="8.56666666666667" calcext:value-type="float">
            <text:p>8.56666666666667</text:p>
          </table:table-cell>
          <table:table-cell table:formula="of:=AVERAGE([.B657];[.E657];[.H657];[.K657];[.N657];[.Q657])" office:value-type="float" office:value="98.2883333333333" calcext:value-type="float">
            <text:p>98.2883333333333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98.55" calcext:value-type="float">
            <text:p>98.55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12" calcext:value-type="float">
            <text:p>98.12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38" calcext:value-type="float">
            <text:p>98.38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32" calcext:value-type="float">
            <text:p>98.32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46" calcext:value-type="float">
            <text:p>98.46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27" calcext:value-type="float">
            <text:p>98.27</text:p>
          </table:table-cell>
          <table:table-cell/>
          <table:table-cell table:formula="of:=AVERAGE([.A658];[.D658];[.G658];[.J658];[.M658];[.P658])" office:value-type="float" office:value="8.66666666666667" calcext:value-type="float">
            <text:p>8.66666666666667</text:p>
          </table:table-cell>
          <table:table-cell table:formula="of:=AVERAGE([.B658];[.E658];[.H658];[.K658];[.N658];[.Q658])" office:value-type="float" office:value="98.35" calcext:value-type="float">
            <text:p>98.35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98.6" calcext:value-type="float">
            <text:p>98.6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25" calcext:value-type="float">
            <text:p>98.25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44" calcext:value-type="float">
            <text:p>98.44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4" calcext:value-type="float">
            <text:p>98.4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49" calcext:value-type="float">
            <text:p>98.49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34" calcext:value-type="float">
            <text:p>98.34</text:p>
          </table:table-cell>
          <table:table-cell/>
          <table:table-cell table:formula="of:=AVERAGE([.A659];[.D659];[.G659];[.J659];[.M659];[.P659])" office:value-type="float" office:value="8.76666666666667" calcext:value-type="float">
            <text:p>8.76666666666667</text:p>
          </table:table-cell>
          <table:table-cell table:formula="of:=AVERAGE([.B659];[.E659];[.H659];[.K659];[.N659];[.Q659])" office:value-type="float" office:value="98.42" calcext:value-type="float">
            <text:p>98.42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98.66" calcext:value-type="float">
            <text:p>98.66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35" calcext:value-type="float">
            <text:p>98.3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48" calcext:value-type="float">
            <text:p>98.4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48" calcext:value-type="float">
            <text:p>98.4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54" calcext:value-type="float">
            <text:p>98.54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41" calcext:value-type="float">
            <text:p>98.41</text:p>
          </table:table-cell>
          <table:table-cell/>
          <table:table-cell table:formula="of:=AVERAGE([.A660];[.D660];[.G660];[.J660];[.M660];[.P660])" office:value-type="float" office:value="8.86666666666667" calcext:value-type="float">
            <text:p>8.86666666666667</text:p>
          </table:table-cell>
          <table:table-cell table:formula="of:=AVERAGE([.B660];[.E660];[.H660];[.K660];[.N660];[.Q660])" office:value-type="float" office:value="98.4866666666667" calcext:value-type="float">
            <text:p>98.4866666666667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98.7" calcext:value-type="float">
            <text:p>98.7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41" calcext:value-type="float">
            <text:p>98.41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8.53" calcext:value-type="float">
            <text:p>98.53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8.52" calcext:value-type="float">
            <text:p>98.52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8.59" calcext:value-type="float">
            <text:p>98.59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44" calcext:value-type="float">
            <text:p>98.44</text:p>
          </table:table-cell>
          <table:table-cell/>
          <table:table-cell table:formula="of:=AVERAGE([.A661];[.D661];[.G661];[.J661];[.M661];[.P661])" office:value-type="float" office:value="8.96666666666667" calcext:value-type="float">
            <text:p>8.96666666666667</text:p>
          </table:table-cell>
          <table:table-cell table:formula="of:=AVERAGE([.B661];[.E661];[.H661];[.K661];[.N661];[.Q661])" office:value-type="float" office:value="98.5316666666667" calcext:value-type="float">
            <text:p>98.53166666666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8.75" calcext:value-type="float">
            <text:p>98.75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54" calcext:value-type="float">
            <text:p>98.54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8.56" calcext:value-type="float">
            <text:p>98.56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8.56" calcext:value-type="float">
            <text:p>98.56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8.64" calcext:value-type="float">
            <text:p>98.64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52" calcext:value-type="float">
            <text:p>98.52</text:p>
          </table:table-cell>
          <table:table-cell/>
          <table:table-cell table:formula="of:=AVERAGE([.A662];[.D662];[.G662];[.J662];[.M662];[.P662])" office:value-type="float" office:value="9.06666666666667" calcext:value-type="float">
            <text:p>9.06666666666667</text:p>
          </table:table-cell>
          <table:table-cell table:formula="of:=AVERAGE([.B662];[.E662];[.H662];[.K662];[.N662];[.Q662])" office:value-type="float" office:value="98.595" calcext:value-type="float">
            <text:p>98.595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98.79" calcext:value-type="float">
            <text:p>98.7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59" calcext:value-type="float">
            <text:p>98.59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8.6" calcext:value-type="float">
            <text:p>98.6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8.59" calcext:value-type="float">
            <text:p>98.59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8.69" calcext:value-type="float">
            <text:p>98.6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62" calcext:value-type="float">
            <text:p>98.62</text:p>
          </table:table-cell>
          <table:table-cell/>
          <table:table-cell table:formula="of:=AVERAGE([.A663];[.D663];[.G663];[.J663];[.M663];[.P663])" office:value-type="float" office:value="9.16666666666667" calcext:value-type="float">
            <text:p>9.16666666666667</text:p>
          </table:table-cell>
          <table:table-cell table:formula="of:=AVERAGE([.B663];[.E663];[.H663];[.K663];[.N663];[.Q663])" office:value-type="float" office:value="98.6466666666667" calcext:value-type="float">
            <text:p>98.6466666666667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98.81" calcext:value-type="float">
            <text:p>98.81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8.64" calcext:value-type="float">
            <text:p>98.64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8.66" calcext:value-type="float">
            <text:p>98.66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8.62" calcext:value-type="float">
            <text:p>98.62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8.73" calcext:value-type="float">
            <text:p>98.73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8.67" calcext:value-type="float">
            <text:p>98.67</text:p>
          </table:table-cell>
          <table:table-cell/>
          <table:table-cell table:formula="of:=AVERAGE([.A664];[.D664];[.G664];[.J664];[.M664];[.P664])" office:value-type="float" office:value="9.26666666666667" calcext:value-type="float">
            <text:p>9.26666666666667</text:p>
          </table:table-cell>
          <table:table-cell table:formula="of:=AVERAGE([.B664];[.E664];[.H664];[.K664];[.N664];[.Q664])" office:value-type="float" office:value="98.6883333333333" calcext:value-type="float">
            <text:p>98.6883333333333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98.83" calcext:value-type="float">
            <text:p>98.83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8.71" calcext:value-type="float">
            <text:p>98.71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8.67" calcext:value-type="float">
            <text:p>98.67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8.67" calcext:value-type="float">
            <text:p>98.67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8.82" calcext:value-type="float">
            <text:p>98.82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8.72" calcext:value-type="float">
            <text:p>98.72</text:p>
          </table:table-cell>
          <table:table-cell/>
          <table:table-cell table:formula="of:=AVERAGE([.A665];[.D665];[.G665];[.J665];[.M665];[.P665])" office:value-type="float" office:value="9.36666666666667" calcext:value-type="float">
            <text:p>9.36666666666667</text:p>
          </table:table-cell>
          <table:table-cell table:formula="of:=AVERAGE([.B665];[.E665];[.H665];[.K665];[.N665];[.Q665])" office:value-type="float" office:value="98.7366666666667" calcext:value-type="float">
            <text:p>98.7366666666667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98.83" calcext:value-type="float">
            <text:p>98.83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8.75" calcext:value-type="float">
            <text:p>98.75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8.7" calcext:value-type="float">
            <text:p>98.7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8.71" calcext:value-type="float">
            <text:p>98.71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8.86" calcext:value-type="float">
            <text:p>98.86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8.77" calcext:value-type="float">
            <text:p>98.77</text:p>
          </table:table-cell>
          <table:table-cell/>
          <table:table-cell table:formula="of:=AVERAGE([.A666];[.D666];[.G666];[.J666];[.M666];[.P666])" office:value-type="float" office:value="9.48333333333333" calcext:value-type="float">
            <text:p>9.48333333333333</text:p>
          </table:table-cell>
          <table:table-cell table:formula="of:=AVERAGE([.B666];[.E666];[.H666];[.K666];[.N666];[.Q666])" office:value-type="float" office:value="98.77" calcext:value-type="float">
            <text:p>98.77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98.87" calcext:value-type="float">
            <text:p>98.87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8.79" calcext:value-type="float">
            <text:p>98.79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8.75" calcext:value-type="float">
            <text:p>98.75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8.8" calcext:value-type="float">
            <text:p>98.8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8.9" calcext:value-type="float">
            <text:p>98.9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8.8" calcext:value-type="float">
            <text:p>98.8</text:p>
          </table:table-cell>
          <table:table-cell/>
          <table:table-cell table:formula="of:=AVERAGE([.A667];[.D667];[.G667];[.J667];[.M667];[.P667])" office:value-type="float" office:value="9.58333333333333" calcext:value-type="float">
            <text:p>9.58333333333333</text:p>
          </table:table-cell>
          <table:table-cell table:formula="of:=AVERAGE([.B667];[.E667];[.H667];[.K667];[.N667];[.Q667])" office:value-type="float" office:value="98.8183333333333" calcext:value-type="float">
            <text:p>98.8183333333333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98.91" calcext:value-type="float">
            <text:p>98.91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8.84" calcext:value-type="float">
            <text:p>98.84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8.78" calcext:value-type="float">
            <text:p>98.78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8.81" calcext:value-type="float">
            <text:p>98.81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8.93" calcext:value-type="float">
            <text:p>98.93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8.85" calcext:value-type="float">
            <text:p>98.85</text:p>
          </table:table-cell>
          <table:table-cell/>
          <table:table-cell table:formula="of:=AVERAGE([.A668];[.D668];[.G668];[.J668];[.M668];[.P668])" office:value-type="float" office:value="9.68333333333333" calcext:value-type="float">
            <text:p>9.68333333333333</text:p>
          </table:table-cell>
          <table:table-cell table:formula="of:=AVERAGE([.B668];[.E668];[.H668];[.K668];[.N668];[.Q668])" office:value-type="float" office:value="98.8533333333333" calcext:value-type="float">
            <text:p>98.8533333333333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98.94" calcext:value-type="float">
            <text:p>98.94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8.89" calcext:value-type="float">
            <text:p>98.89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8.81" calcext:value-type="float">
            <text:p>98.8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8.98" calcext:value-type="float">
            <text:p>98.98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8.97" calcext:value-type="float">
            <text:p>98.97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8.86" calcext:value-type="float">
            <text:p>98.86</text:p>
          </table:table-cell>
          <table:table-cell/>
          <table:table-cell table:formula="of:=AVERAGE([.A669];[.D669];[.G669];[.J669];[.M669];[.P669])" office:value-type="float" office:value="9.78333333333333" calcext:value-type="float">
            <text:p>9.78333333333333</text:p>
          </table:table-cell>
          <table:table-cell table:formula="of:=AVERAGE([.B669];[.E669];[.H669];[.K669];[.N669];[.Q669])" office:value-type="float" office:value="98.9083333333333" calcext:value-type="float">
            <text:p>98.9083333333333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98.96" calcext:value-type="float">
            <text:p>98.96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8.91" calcext:value-type="float">
            <text:p>98.9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8.95" calcext:value-type="float">
            <text:p>98.9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13" calcext:value-type="float">
            <text:p>99.1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11" calcext:value-type="float">
            <text:p>99.11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8.9" calcext:value-type="float">
            <text:p>98.9</text:p>
          </table:table-cell>
          <table:table-cell/>
          <table:table-cell table:formula="of:=AVERAGE([.A670];[.D670];[.G670];[.J670];[.M670];[.P670])" office:value-type="float" office:value="10.0333333333333" calcext:value-type="float">
            <text:p>10.0333333333333</text:p>
          </table:table-cell>
          <table:table-cell table:formula="of:=AVERAGE([.B670];[.E670];[.H670];[.K670];[.N670];[.Q670])" office:value-type="float" office:value="98.9933333333333" calcext:value-type="float">
            <text:p>98.9933333333333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98.98" calcext:value-type="float">
            <text:p>98.98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8.97" calcext:value-type="float">
            <text:p>98.9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17" calcext:value-type="float">
            <text:p>99.1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25" calcext:value-type="float">
            <text:p>99.2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27" calcext:value-type="float">
            <text:p>99.27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8.92" calcext:value-type="float">
            <text:p>98.92</text:p>
          </table:table-cell>
          <table:table-cell/>
          <table:table-cell table:formula="of:=AVERAGE([.A671];[.D671];[.G671];[.J671];[.M671];[.P671])" office:value-type="float" office:value="10.5833333333333" calcext:value-type="float">
            <text:p>10.5833333333333</text:p>
          </table:table-cell>
          <table:table-cell table:formula="of:=AVERAGE([.B671];[.E671];[.H671];[.K671];[.N671];[.Q671])" office:value-type="float" office:value="99.0933333333333" calcext:value-type="float">
            <text:p>99.0933333333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9.11" calcext:value-type="float">
            <text:p>99.11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8.99" calcext:value-type="float">
            <text:p>98.9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26" calcext:value-type="float">
            <text:p>99.2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27" calcext:value-type="float">
            <text:p>99.2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39" calcext:value-type="float">
            <text:p>99.39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8.95" calcext:value-type="float">
            <text:p>98.95</text:p>
          </table:table-cell>
          <table:table-cell/>
          <table:table-cell table:formula="of:=AVERAGE([.A672];[.D672];[.G672];[.J672];[.M672];[.P672])" office:value-type="float" office:value="11.1333333333333" calcext:value-type="float">
            <text:p>11.1333333333333</text:p>
          </table:table-cell>
          <table:table-cell table:formula="of:=AVERAGE([.B672];[.E672];[.H672];[.K672];[.N672];[.Q672])" office:value-type="float" office:value="99.1616666666667" calcext:value-type="float">
            <text:p>99.16166666666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9.26" calcext:value-type="float">
            <text:p>99.2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08" calcext:value-type="float">
            <text:p>99.0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3" calcext:value-type="float">
            <text:p>99.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31" calcext:value-type="float">
            <text:p>99.3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47" calcext:value-type="float">
            <text:p>99.4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07" calcext:value-type="float">
            <text:p>99.07</text:p>
          </table:table-cell>
          <table:table-cell/>
          <table:table-cell table:formula="of:=AVERAGE([.A673];[.D673];[.G673];[.J673];[.M673];[.P673])" office:value-type="float" office:value="11.8333333333333" calcext:value-type="float">
            <text:p>11.8333333333333</text:p>
          </table:table-cell>
          <table:table-cell table:formula="of:=AVERAGE([.B673];[.E673];[.H673];[.K673];[.N673];[.Q673])" office:value-type="float" office:value="99.2483333333333" calcext:value-type="float">
            <text:p>99.24833333333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9.34" calcext:value-type="float">
            <text:p>99.3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2" calcext:value-type="float">
            <text:p>99.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35" calcext:value-type="float">
            <text:p>99.3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35" calcext:value-type="float">
            <text:p>99.3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52" calcext:value-type="float">
            <text:p>99.5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26" calcext:value-type="float">
            <text:p>99.26</text:p>
          </table:table-cell>
          <table:table-cell/>
          <table:table-cell table:formula="of:=AVERAGE([.A674];[.D674];[.G674];[.J674];[.M674];[.P674])" office:value-type="float" office:value="12.8333333333333" calcext:value-type="float">
            <text:p>12.8333333333333</text:p>
          </table:table-cell>
          <table:table-cell table:formula="of:=AVERAGE([.B674];[.E674];[.H674];[.K674];[.N674];[.Q674])" office:value-type="float" office:value="99.3366666666667" calcext:value-type="float">
            <text:p>99.33666666666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9.42" calcext:value-type="float">
            <text:p>99.4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3" calcext:value-type="float">
            <text:p>99.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39" calcext:value-type="float">
            <text:p>99.3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44" calcext:value-type="float">
            <text:p>99.4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55" calcext:value-type="float">
            <text:p>99.5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3" calcext:value-type="float">
            <text:p>99.3</text:p>
          </table:table-cell>
          <table:table-cell/>
          <table:table-cell table:formula="of:=AVERAGE([.A675];[.D675];[.G675];[.J675];[.M675];[.P675])" office:value-type="float" office:value="13.8333333333333" calcext:value-type="float">
            <text:p>13.8333333333333</text:p>
          </table:table-cell>
          <table:table-cell table:formula="of:=AVERAGE([.B675];[.E675];[.H675];[.K675];[.N675];[.Q675])" office:value-type="float" office:value="99.4" calcext:value-type="float">
            <text:p>99.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9.46" calcext:value-type="float">
            <text:p>99.4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38" calcext:value-type="float">
            <text:p>99.3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44" calcext:value-type="float">
            <text:p>99.4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48" calcext:value-type="float">
            <text:p>99.4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59" calcext:value-type="float">
            <text:p>99.5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36" calcext:value-type="float">
            <text:p>99.36</text:p>
          </table:table-cell>
          <table:table-cell/>
          <table:table-cell table:formula="of:=AVERAGE([.A676];[.D676];[.G676];[.J676];[.M676];[.P676])" office:value-type="float" office:value="14.8333333333333" calcext:value-type="float">
            <text:p>14.8333333333333</text:p>
          </table:table-cell>
          <table:table-cell table:formula="of:=AVERAGE([.B676];[.E676];[.H676];[.K676];[.N676];[.Q676])" office:value-type="float" office:value="99.4516666666667" calcext:value-type="float">
            <text:p>99.45166666666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9.5" calcext:value-type="float">
            <text:p>99.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43" calcext:value-type="float">
            <text:p>99.4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49" calcext:value-type="float">
            <text:p>99.4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5" calcext:value-type="float">
            <text:p>99.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6" calcext:value-type="float">
            <text:p>99.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42" calcext:value-type="float">
            <text:p>99.42</text:p>
          </table:table-cell>
          <table:table-cell/>
          <table:table-cell table:formula="of:=AVERAGE([.A677];[.D677];[.G677];[.J677];[.M677];[.P677])" office:value-type="float" office:value="15.8333333333333" calcext:value-type="float">
            <text:p>15.8333333333333</text:p>
          </table:table-cell>
          <table:table-cell table:formula="of:=AVERAGE([.B677];[.E677];[.H677];[.K677];[.N677];[.Q677])" office:value-type="float" office:value="99.49" calcext:value-type="float">
            <text:p>99.4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9.51" calcext:value-type="float">
            <text:p>99.5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48" calcext:value-type="float">
            <text:p>99.4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5" calcext:value-type="float">
            <text:p>99.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52" calcext:value-type="float">
            <text:p>99.5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63" calcext:value-type="float">
            <text:p>99.6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47" calcext:value-type="float">
            <text:p>99.47</text:p>
          </table:table-cell>
          <table:table-cell/>
          <table:table-cell table:formula="of:=AVERAGE([.A678];[.D678];[.G678];[.J678];[.M678];[.P678])" office:value-type="float" office:value="16.8333333333333" calcext:value-type="float">
            <text:p>16.8333333333333</text:p>
          </table:table-cell>
          <table:table-cell table:formula="of:=AVERAGE([.B678];[.E678];[.H678];[.K678];[.N678];[.Q678])" office:value-type="float" office:value="99.5183333333333" calcext:value-type="float">
            <text:p>99.51833333333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9.54" calcext:value-type="float">
            <text:p>99.5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5" calcext:value-type="float">
            <text:p>99.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53" calcext:value-type="float">
            <text:p>99.5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54" calcext:value-type="float">
            <text:p>99.5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63" calcext:value-type="float">
            <text:p>99.6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51" calcext:value-type="float">
            <text:p>99.51</text:p>
          </table:table-cell>
          <table:table-cell/>
          <table:table-cell table:formula="of:=AVERAGE([.A679];[.D679];[.G679];[.J679];[.M679];[.P679])" office:value-type="float" office:value="17.8333333333333" calcext:value-type="float">
            <text:p>17.8333333333333</text:p>
          </table:table-cell>
          <table:table-cell table:formula="of:=AVERAGE([.B679];[.E679];[.H679];[.K679];[.N679];[.Q679])" office:value-type="float" office:value="99.5416666666667" calcext:value-type="float">
            <text:p>99.541666666666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9.57" calcext:value-type="float">
            <text:p>99.5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52" calcext:value-type="float">
            <text:p>99.5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57" calcext:value-type="float">
            <text:p>99.5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56" calcext:value-type="float">
            <text:p>99.5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68" calcext:value-type="float">
            <text:p>99.6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55" calcext:value-type="float">
            <text:p>99.55</text:p>
          </table:table-cell>
          <table:table-cell/>
          <table:table-cell table:formula="of:=AVERAGE([.A680];[.D680];[.G680];[.J680];[.M680];[.P680])" office:value-type="float" office:value="18.8333333333333" calcext:value-type="float">
            <text:p>18.8333333333333</text:p>
          </table:table-cell>
          <table:table-cell table:formula="of:=AVERAGE([.B680];[.E680];[.H680];[.K680];[.N680];[.Q680])" office:value-type="float" office:value="99.575" calcext:value-type="float">
            <text:p>99.57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9.58" calcext:value-type="float">
            <text:p>99.5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55" calcext:value-type="float">
            <text:p>99.5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58" calcext:value-type="float">
            <text:p>99.5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57" calcext:value-type="float">
            <text:p>99.5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7" calcext:value-type="float">
            <text:p>99.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58" calcext:value-type="float">
            <text:p>99.58</text:p>
          </table:table-cell>
          <table:table-cell/>
          <table:table-cell table:formula="of:=AVERAGE([.A681];[.D681];[.G681];[.J681];[.M681];[.P681])" office:value-type="float" office:value="20" calcext:value-type="float">
            <text:p>20</text:p>
          </table:table-cell>
          <table:table-cell table:formula="of:=AVERAGE([.B681];[.E681];[.H681];[.K681];[.N681];[.Q681])" office:value-type="float" office:value="99.5933333333333" calcext:value-type="float">
            <text:p>99.59333333333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9.61" calcext:value-type="float">
            <text:p>99.6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58" calcext:value-type="float">
            <text:p>99.5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58" calcext:value-type="float">
            <text:p>99.5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59" calcext:value-type="float">
            <text:p>99.5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71" calcext:value-type="float">
            <text:p>99.7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6" calcext:value-type="float">
            <text:p>99.6</text:p>
          </table:table-cell>
          <table:table-cell/>
          <table:table-cell table:formula="of:=AVERAGE([.A682];[.D682];[.G682];[.J682];[.M682];[.P682])" office:value-type="float" office:value="21.1666666666667" calcext:value-type="float">
            <text:p>21.1666666666667</text:p>
          </table:table-cell>
          <table:table-cell table:formula="of:=AVERAGE([.B682];[.E682];[.H682];[.K682];[.N682];[.Q682])" office:value-type="float" office:value="99.6116666666667" calcext:value-type="float">
            <text:p>99.61166666666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9.62" calcext:value-type="float">
            <text:p>99.6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59" calcext:value-type="float">
            <text:p>99.5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61" calcext:value-type="float">
            <text:p>99.6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61" calcext:value-type="float">
            <text:p>99.6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73" calcext:value-type="float">
            <text:p>99.7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63" calcext:value-type="float">
            <text:p>99.63</text:p>
          </table:table-cell>
          <table:table-cell/>
          <table:table-cell table:formula="of:=AVERAGE([.A683];[.D683];[.G683];[.J683];[.M683];[.P683])" office:value-type="float" office:value="22.1666666666667" calcext:value-type="float">
            <text:p>22.1666666666667</text:p>
          </table:table-cell>
          <table:table-cell table:formula="of:=AVERAGE([.B683];[.E683];[.H683];[.K683];[.N683];[.Q683])" office:value-type="float" office:value="99.6316666666667" calcext:value-type="float">
            <text:p>99.631666666666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9.64" calcext:value-type="float">
            <text:p>99.6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62" calcext:value-type="float">
            <text:p>99.6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62" calcext:value-type="float">
            <text:p>99.6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62" calcext:value-type="float">
            <text:p>99.6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75" calcext:value-type="float">
            <text:p>99.7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66" calcext:value-type="float">
            <text:p>99.66</text:p>
          </table:table-cell>
          <table:table-cell/>
          <table:table-cell table:formula="of:=AVERAGE([.A684];[.D684];[.G684];[.J684];[.M684];[.P684])" office:value-type="float" office:value="23.3333333333333" calcext:value-type="float">
            <text:p>23.3333333333333</text:p>
          </table:table-cell>
          <table:table-cell table:formula="of:=AVERAGE([.B684];[.E684];[.H684];[.K684];[.N684];[.Q684])" office:value-type="float" office:value="99.6516666666667" calcext:value-type="float">
            <text:p>99.651666666666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9.67" calcext:value-type="float">
            <text:p>99.6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64" calcext:value-type="float">
            <text:p>99.6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64" calcext:value-type="float">
            <text:p>99.6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64" calcext:value-type="float">
            <text:p>99.6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67" calcext:value-type="float">
            <text:p>99.67</text:p>
          </table:table-cell>
          <table:table-cell/>
          <table:table-cell table:formula="of:=AVERAGE([.A685];[.D685];[.G685];[.J685];[.M685];[.P685])" office:value-type="float" office:value="24.3333333333333" calcext:value-type="float">
            <text:p>24.3333333333333</text:p>
          </table:table-cell>
          <table:table-cell table:formula="of:=AVERAGE([.B685];[.E685];[.H685];[.K685];[.N685];[.Q685])" office:value-type="float" office:value="99.67" calcext:value-type="float">
            <text:p>99.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9.69" calcext:value-type="float">
            <text:p>99.6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66" calcext:value-type="float">
            <text:p>99.6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65" calcext:value-type="float">
            <text:p>99.6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64" calcext:value-type="float">
            <text:p>99.6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77" calcext:value-type="float">
            <text:p>99.7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68" calcext:value-type="float">
            <text:p>99.68</text:p>
          </table:table-cell>
          <table:table-cell/>
          <table:table-cell table:formula="of:=AVERAGE([.A686];[.D686];[.G686];[.J686];[.M686];[.P686])" office:value-type="float" office:value="25.5" calcext:value-type="float">
            <text:p>25.5</text:p>
          </table:table-cell>
          <table:table-cell table:formula="of:=AVERAGE([.B686];[.E686];[.H686];[.K686];[.N686];[.Q686])" office:value-type="float" office:value="99.6816666666667" calcext:value-type="float">
            <text:p>99.681666666666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9.72" calcext:value-type="float">
            <text:p>99.7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69" calcext:value-type="float">
            <text:p>99.6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9.69" calcext:value-type="float">
            <text:p>99.6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9.66" calcext:value-type="float">
            <text:p>99.6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7" calcext:value-type="float">
            <text:p>99.7</text:p>
          </table:table-cell>
          <table:table-cell/>
          <table:table-cell table:formula="of:=AVERAGE([.A687];[.D687];[.G687];[.J687];[.M687];[.P687])" office:value-type="float" office:value="26.6666666666667" calcext:value-type="float">
            <text:p>26.6666666666667</text:p>
          </table:table-cell>
          <table:table-cell table:formula="of:=AVERAGE([.B687];[.E687];[.H687];[.K687];[.N687];[.Q687])" office:value-type="float" office:value="99.7066666666667" calcext:value-type="float">
            <text:p>99.706666666666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9.74" calcext:value-type="float">
            <text:p>99.7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71" calcext:value-type="float">
            <text:p>99.7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9.69" calcext:value-type="float">
            <text:p>99.6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9.67" calcext:value-type="float">
            <text:p>99.6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72" calcext:value-type="float">
            <text:p>99.72</text:p>
          </table:table-cell>
          <table:table-cell/>
          <table:table-cell table:formula="of:=AVERAGE([.A688];[.D688];[.G688];[.J688];[.M688];[.P688])" office:value-type="float" office:value="28" calcext:value-type="float">
            <text:p>28</text:p>
          </table:table-cell>
          <table:table-cell table:formula="of:=AVERAGE([.B688];[.E688];[.H688];[.K688];[.N688];[.Q688])" office:value-type="float" office:value="99.7183333333333" calcext:value-type="float">
            <text:p>99.718333333333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73" calcext:value-type="float">
            <text:p>99.7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99.73" calcext:value-type="float">
            <text:p>99.7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99.69" calcext:value-type="float">
            <text:p>99.69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75" calcext:value-type="float">
            <text:p>99.75</text:p>
          </table:table-cell>
          <table:table-cell/>
          <table:table-cell table:formula="of:=AVERAGE([.A689];[.D689];[.G689];[.J689];[.M689];[.P689])" office:value-type="float" office:value="29" calcext:value-type="float">
            <text:p>29</text:p>
          </table:table-cell>
          <table:table-cell table:formula="of:=AVERAGE([.B689];[.E689];[.H689];[.K689];[.N689];[.Q689])" office:value-type="float" office:value="99.7433333333333" calcext:value-type="float">
            <text:p>99.743333333333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9.77" calcext:value-type="float">
            <text:p>99.7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74" calcext:value-type="float">
            <text:p>99.7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99.74" calcext:value-type="float">
            <text:p>99.74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9.71" calcext:value-type="float">
            <text:p>99.7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75" calcext:value-type="float">
            <text:p>99.75</text:p>
          </table:table-cell>
          <table:table-cell/>
          <table:table-cell table:formula="of:=AVERAGE([.A690];[.D690];[.G690];[.J690];[.M690];[.P690])" office:value-type="float" office:value="30.3333333333333" calcext:value-type="float">
            <text:p>30.3333333333333</text:p>
          </table:table-cell>
          <table:table-cell table:formula="of:=AVERAGE([.B690];[.E690];[.H690];[.K690];[.N690];[.Q690])" office:value-type="float" office:value="99.7533333333333" calcext:value-type="float">
            <text:p>99.753333333333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77" calcext:value-type="float">
            <text:p>99.77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99.75" calcext:value-type="float">
            <text:p>99.7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99.72" calcext:value-type="float">
            <text:p>99.7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77" calcext:value-type="float">
            <text:p>99.77</text:p>
          </table:table-cell>
          <table:table-cell/>
          <table:table-cell table:formula="of:=AVERAGE([.A691];[.D691];[.G691];[.J691];[.M691];[.P691])" office:value-type="float" office:value="31.3333333333333" calcext:value-type="float">
            <text:p>31.3333333333333</text:p>
          </table:table-cell>
          <table:table-cell table:formula="of:=AVERAGE([.B691];[.E691];[.H691];[.K691];[.N691];[.Q691])" office:value-type="float" office:value="99.7666666666667" calcext:value-type="float">
            <text:p>99.766666666666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9.77" calcext:value-type="float">
            <text:p>99.7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99.73" calcext:value-type="float">
            <text:p>99.73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9.78" calcext:value-type="float">
            <text:p>99.78</text:p>
          </table:table-cell>
          <table:table-cell/>
          <table:table-cell table:formula="of:=AVERAGE([.A692];[.D692];[.G692];[.J692];[.M692];[.P692])" office:value-type="float" office:value="34.5" calcext:value-type="float">
            <text:p>34.5</text:p>
          </table:table-cell>
          <table:table-cell table:formula="of:=AVERAGE([.B692];[.E692];[.H692];[.K692];[.N692];[.Q692])" office:value-type="float" office:value="99.775" calcext:value-type="float">
            <text:p>99.77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9.75" calcext:value-type="float">
            <text:p>99.75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9.79" calcext:value-type="float">
            <text:p>99.79</text:p>
          </table:table-cell>
          <table:table-cell/>
          <table:table-cell table:formula="of:=AVERAGE([.A693];[.D693];[.G693];[.J693];[.M693];[.P693])" office:value-type="float" office:value="35.6666666666667" calcext:value-type="float">
            <text:p>35.6666666666667</text:p>
          </table:table-cell>
          <table:table-cell table:formula="of:=AVERAGE([.B693];[.E693];[.H693];[.K693];[.N693];[.Q693])" office:value-type="float" office:value="99.7833333333334" calcext:value-type="float">
            <text:p>99.783333333333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9.77" calcext:value-type="float">
            <text:p>99.77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99.8" calcext:value-type="float">
            <text:p>99.8</text:p>
          </table:table-cell>
          <table:table-cell/>
          <table:table-cell table:formula="of:=AVERAGE([.A694];[.D694];[.G694];[.J694];[.M694];[.P694])" office:value-type="float" office:value="36.8333333333333" calcext:value-type="float">
            <text:p>36.8333333333333</text:p>
          </table:table-cell>
          <table:table-cell table:formula="of:=AVERAGE([.B694];[.E694];[.H694];[.K694];[.N694];[.Q694])" office:value-type="float" office:value="99.7933333333333" calcext:value-type="float">
            <text:p>99.793333333333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9.77" calcext:value-type="float">
            <text:p>99.77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99.8" calcext:value-type="float">
            <text:p>99.8</text:p>
          </table:table-cell>
          <table:table-cell/>
          <table:table-cell table:formula="of:=AVERAGE([.A695];[.D695];[.G695];[.J695];[.M695];[.P695])" office:value-type="float" office:value="37.8333333333333" calcext:value-type="float">
            <text:p>37.8333333333333</text:p>
          </table:table-cell>
          <table:table-cell table:formula="of:=AVERAGE([.B695];[.E695];[.H695];[.K695];[.N695];[.Q695])" office:value-type="float" office:value="99.7983333333333" calcext:value-type="float">
            <text:p>99.798333333333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9.82" calcext:value-type="float">
            <text:p>99.82</text:p>
          </table:table-cell>
          <table:table-cell/>
          <table:table-cell table:formula="of:=AVERAGE([.A696];[.D696];[.G696];[.J696];[.M696];[.P696])" office:value-type="float" office:value="39.5" calcext:value-type="float">
            <text:p>39.5</text:p>
          </table:table-cell>
          <table:table-cell table:formula="of:=AVERAGE([.B696];[.E696];[.H696];[.K696];[.N696];[.Q696])" office:value-type="float" office:value="99.8116666666667" calcext:value-type="float">
            <text:p>99.811666666666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9.82" calcext:value-type="float">
            <text:p>99.82</text:p>
          </table:table-cell>
          <table:table-cell/>
          <table:table-cell table:formula="of:=AVERAGE([.A697];[.D697];[.G697];[.J697];[.M697];[.P697])" office:value-type="float" office:value="41.5" calcext:value-type="float">
            <text:p>41.5</text:p>
          </table:table-cell>
          <table:table-cell table:formula="of:=AVERAGE([.B697];[.E697];[.H697];[.K697];[.N697];[.Q697])" office:value-type="float" office:value="99.8216666666667" calcext:value-type="float">
            <text:p>99.821666666666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99.83" calcext:value-type="float">
            <text:p>99.83</text:p>
          </table:table-cell>
          <table:table-cell/>
          <table:table-cell table:formula="of:=AVERAGE([.A698];[.D698];[.G698];[.J698];[.M698];[.P698])" office:value-type="float" office:value="43.5" calcext:value-type="float">
            <text:p>43.5</text:p>
          </table:table-cell>
          <table:table-cell table:formula="of:=AVERAGE([.B698];[.E698];[.H698];[.K698];[.N698];[.Q698])" office:value-type="float" office:value="99.8283333333333" calcext:value-type="float">
            <text:p>99.828333333333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99.84" calcext:value-type="float">
            <text:p>99.84</text:p>
          </table:table-cell>
          <table:table-cell/>
          <table:table-cell table:formula="of:=AVERAGE([.A699];[.D699];[.G699];[.J699];[.M699];[.P699])" office:value-type="float" office:value="45.8333333333333" calcext:value-type="float">
            <text:p>45.8333333333333</text:p>
          </table:table-cell>
          <table:table-cell table:formula="of:=AVERAGE([.B699];[.E699];[.H699];[.K699];[.N699];[.Q699])" office:value-type="float" office:value="99.8383333333333" calcext:value-type="float">
            <text:p>99.838333333333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99.85" calcext:value-type="float">
            <text:p>99.85</text:p>
          </table:table-cell>
          <table:table-cell/>
          <table:table-cell table:formula="of:=AVERAGE([.A700];[.D700];[.G700];[.J700];[.M700];[.P700])" office:value-type="float" office:value="48.1666666666667" calcext:value-type="float">
            <text:p>48.1666666666667</text:p>
          </table:table-cell>
          <table:table-cell table:formula="of:=AVERAGE([.B700];[.E700];[.H700];[.K700];[.N700];[.Q700])" office:value-type="float" office:value="99.8483333333333" calcext:value-type="float">
            <text:p>99.848333333333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99.85" calcext:value-type="float">
            <text:p>99.85</text:p>
          </table:table-cell>
          <table:table-cell/>
          <table:table-cell table:formula="of:=AVERAGE([.A701];[.D701];[.G701];[.J701];[.M701];[.P701])" office:value-type="float" office:value="50" calcext:value-type="float">
            <text:p>50</text:p>
          </table:table-cell>
          <table:table-cell table:formula="of:=AVERAGE([.B701];[.E701];[.H701];[.K701];[.N701];[.Q701])" office:value-type="float" office:value="99.8583333333334" calcext:value-type="float">
            <text:p>99.858333333333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99.86" calcext:value-type="float">
            <text:p>99.86</text:p>
          </table:table-cell>
          <table:table-cell/>
          <table:table-cell table:formula="of:=AVERAGE([.A702];[.D702];[.G702];[.J702];[.M702];[.P702])" office:value-type="float" office:value="52.6666666666667" calcext:value-type="float">
            <text:p>52.6666666666667</text:p>
          </table:table-cell>
          <table:table-cell table:formula="of:=AVERAGE([.B702];[.E702];[.H702];[.K702];[.N702];[.Q702])" office:value-type="float" office:value="99.8666666666667" calcext:value-type="float">
            <text:p>99.866666666666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99.87" calcext:value-type="float">
            <text:p>99.87</text:p>
          </table:table-cell>
          <table:table-cell/>
          <table:table-cell table:formula="of:=AVERAGE([.A703];[.D703];[.G703];[.J703];[.M703];[.P703])" office:value-type="float" office:value="54" calcext:value-type="float">
            <text:p>54</text:p>
          </table:table-cell>
          <table:table-cell table:formula="of:=AVERAGE([.B703];[.E703];[.H703];[.K703];[.N703];[.Q703])" office:value-type="float" office:value="99.8766666666667" calcext:value-type="float">
            <text:p>99.876666666666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9.88" calcext:value-type="float">
            <text:p>99.88</text:p>
          </table:table-cell>
          <table:table-cell/>
          <table:table-cell table:formula="of:=AVERAGE([.A704];[.D704];[.G704];[.J704];[.M704];[.P704])" office:value-type="float" office:value="55.8333333333333" calcext:value-type="float">
            <text:p>55.8333333333333</text:p>
          </table:table-cell>
          <table:table-cell table:formula="of:=AVERAGE([.B704];[.E704];[.H704];[.K704];[.N704];[.Q704])" office:value-type="float" office:value="99.8833333333333" calcext:value-type="float">
            <text:p>99.883333333333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99.89" calcext:value-type="float">
            <text:p>99.89</text:p>
          </table:table-cell>
          <table:table-cell/>
          <table:table-cell table:formula="of:=AVERAGE([.A705];[.D705];[.G705];[.J705];[.M705];[.P705])" office:value-type="float" office:value="59.1666666666667" calcext:value-type="float">
            <text:p>59.1666666666667</text:p>
          </table:table-cell>
          <table:table-cell table:formula="of:=AVERAGE([.B705];[.E705];[.H705];[.K705];[.N705];[.Q705])" office:value-type="float" office:value="99.8916666666667" calcext:value-type="float">
            <text:p>99.891666666666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99.9" calcext:value-type="float">
            <text:p>99.9</text:p>
          </table:table-cell>
          <table:table-cell/>
          <table:table-cell table:formula="of:=AVERAGE([.A706];[.D706];[.G706];[.J706];[.M706];[.P706])" office:value-type="float" office:value="62.1666666666667" calcext:value-type="float">
            <text:p>62.1666666666667</text:p>
          </table:table-cell>
          <table:table-cell table:formula="of:=AVERAGE([.B706];[.E706];[.H706];[.K706];[.N706];[.Q706])" office:value-type="float" office:value="99.9033333333333" calcext:value-type="float">
            <text:p>99.903333333333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99.91" calcext:value-type="float">
            <text:p>99.91</text:p>
          </table:table-cell>
          <table:table-cell/>
          <table:table-cell table:formula="of:=AVERAGE([.A707];[.D707];[.G707];[.J707];[.M707];[.P707])" office:value-type="float" office:value="68.1666666666667" calcext:value-type="float">
            <text:p>68.1666666666667</text:p>
          </table:table-cell>
          <table:table-cell table:formula="of:=AVERAGE([.B707];[.E707];[.H707];[.K707];[.N707];[.Q707])" office:value-type="float" office:value="99.9133333333333" calcext:value-type="float">
            <text:p>99.913333333333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99.93" calcext:value-type="float">
            <text:p>99.93</text:p>
          </table:table-cell>
          <table:table-cell/>
          <table:table-cell table:formula="of:=AVERAGE([.A708];[.D708];[.G708];[.J708];[.M708];[.P708])" office:value-type="float" office:value="72.1666666666667" calcext:value-type="float">
            <text:p>72.1666666666667</text:p>
          </table:table-cell>
          <table:table-cell table:formula="of:=AVERAGE([.B708];[.E708];[.H708];[.K708];[.N708];[.Q708])" office:value-type="float" office:value="99.9216666666667" calcext:value-type="float">
            <text:p>99.921666666666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99.94" calcext:value-type="float">
            <text:p>99.94</text:p>
          </table:table-cell>
          <table:table-cell/>
          <table:table-cell table:formula="of:=AVERAGE([.A709];[.D709];[.G709];[.J709];[.M709];[.P709])" office:value-type="float" office:value="78" calcext:value-type="float">
            <text:p>78</text:p>
          </table:table-cell>
          <table:table-cell table:formula="of:=AVERAGE([.B709];[.E709];[.H709];[.K709];[.N709];[.Q709])" office:value-type="float" office:value="99.93" calcext:value-type="float">
            <text:p>99.9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99.94" calcext:value-type="float">
            <text:p>99.94</text:p>
          </table:table-cell>
          <table:table-cell/>
          <table:table-cell table:formula="of:=AVERAGE([.A710];[.D710];[.G710];[.J710];[.M710];[.P710])" office:value-type="float" office:value="94.8333333333333" calcext:value-type="float">
            <text:p>94.8333333333333</text:p>
          </table:table-cell>
          <table:table-cell table:formula="of:=AVERAGE([.B710];[.E710];[.H710];[.K710];[.N710];[.Q710])" office:value-type="float" office:value="99.9366666666667" calcext:value-type="float">
            <text:p>99.936666666666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99.95" calcext:value-type="float">
            <text:p>99.95</text:p>
          </table:table-cell>
          <table:table-cell/>
          <table:table-cell table:formula="of:=AVERAGE([.A711];[.D711];[.G711];[.J711];[.M711];[.P711])" office:value-type="float" office:value="121.333333333333" calcext:value-type="float">
            <text:p>121.333333333333</text:p>
          </table:table-cell>
          <table:table-cell table:formula="of:=AVERAGE([.B711];[.E711];[.H711];[.K711];[.N711];[.Q711])" office:value-type="float" office:value="99.945" calcext:value-type="float">
            <text:p>99.94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99.96" calcext:value-type="float">
            <text:p>99.96</text:p>
          </table:table-cell>
          <table:table-cell/>
          <table:table-cell table:formula="of:=AVERAGE([.A712];[.D712];[.G712];[.J712];[.M712];[.P712])" office:value-type="float" office:value="126.666666666667" calcext:value-type="float">
            <text:p>126.666666666667</text:p>
          </table:table-cell>
          <table:table-cell table:formula="of:=AVERAGE([.B712];[.E712];[.H712];[.K712];[.N712];[.Q712])" office:value-type="float" office:value="99.9516666666667" calcext:value-type="float">
            <text:p>99.951666666666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9.96" calcext:value-type="float">
            <text:p>99.96</text:p>
          </table:table-cell>
          <table:table-cell/>
          <table:table-cell table:formula="of:=AVERAGE([.A713];[.D713];[.G713];[.J713];[.M713];[.P713])" office:value-type="float" office:value="133.5" calcext:value-type="float">
            <text:p>133.5</text:p>
          </table:table-cell>
          <table:table-cell table:formula="of:=AVERAGE([.B713];[.E713];[.H713];[.K713];[.N713];[.Q713])" office:value-type="float" office:value="99.9583333333333" calcext:value-type="float">
            <text:p>99.958333333333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99.98" calcext:value-type="float">
            <text:p>99.98</text:p>
          </table:table-cell>
          <table:table-cell/>
          <table:table-cell table:formula="of:=AVERAGE([.A714];[.D714];[.G714];[.J714];[.M714];[.P714])" office:value-type="float" office:value="145.833333333333" calcext:value-type="float">
            <text:p>145.833333333333</text:p>
          </table:table-cell>
          <table:table-cell table:formula="of:=AVERAGE([.B714];[.E714];[.H714];[.K714];[.N714];[.Q714])" office:value-type="float" office:value="99.9683333333333" calcext:value-type="float">
            <text:p>99.96833333333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99.99" calcext:value-type="float">
            <text:p>99.99</text:p>
          </table:table-cell>
          <table:table-cell/>
          <table:table-cell table:formula="of:=AVERAGE([.A715];[.D715];[.G715];[.J715];[.M715];[.P715])" office:value-type="float" office:value="163" calcext:value-type="float">
            <text:p>163</text:p>
          </table:table-cell>
          <table:table-cell table:formula="of:=AVERAGE([.B715];[.E715];[.H715];[.K715];[.N715];[.Q715])" office:value-type="float" office:value="99.975" calcext:value-type="float">
            <text:p>99.97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99.99" calcext:value-type="float">
            <text:p>99.99</text:p>
          </table:table-cell>
          <table:table-cell/>
          <table:table-cell table:formula="of:=AVERAGE([.A716];[.D716];[.G716];[.J716];[.M716];[.P716])" office:value-type="float" office:value="190.666666666667" calcext:value-type="float">
            <text:p>190.666666666667</text:p>
          </table:table-cell>
          <table:table-cell table:formula="of:=AVERAGE([.B716];[.E716];[.H716];[.K716];[.N716];[.Q716])" office:value-type="float" office:value="99.98" calcext:value-type="float">
            <text:p>99.9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717];[.D717];[.G717];[.J717];[.M717];[.P717])" office:value-type="float" office:value="230" calcext:value-type="float">
            <text:p>230</text:p>
          </table:table-cell>
          <table:table-cell table:formula="of:=AVERAGE([.B717];[.E717];[.H717];[.K717];[.N717];[.Q717])" office:value-type="float" office:value="99.9883333333333" calcext:value-type="float">
            <text:p>99.988333333333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718];[.D718];[.G718];[.J718];[.M718];[.P718])" office:value-type="float" office:value="240" calcext:value-type="float">
            <text:p>240</text:p>
          </table:table-cell>
          <table:table-cell table:formula="of:=AVERAGE([.B718];[.E718];[.H718];[.K718];[.N718];[.Q718])" office:value-type="float" office:value="99.99" calcext:value-type="float">
            <text:p>99.9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719];[.D719];[.G719];[.J719];[.M719];[.P719])" office:value-type="float" office:value="248.333333333333" calcext:value-type="float">
            <text:p>248.333333333333</text:p>
          </table:table-cell>
          <table:table-cell table:formula="of:=AVERAGE([.B719];[.E719];[.H719];[.K719];[.N719];[.Q719])" office:value-type="float" office:value="99.9933333333333" calcext:value-type="float">
            <text:p>99.993333333333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720];[.D720];[.G720];[.J720];[.M720];[.P720])" office:value-type="float" office:value="260" calcext:value-type="float">
            <text:p>260</text:p>
          </table:table-cell>
          <table:table-cell table:formula="of:=AVERAGE([.B720];[.E720];[.H720];[.K720];[.N720];[.Q720])" office:value-type="float" office:value="99.9966666666667" calcext:value-type="float">
            <text:p>99.996666666666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721];[.D721];[.G721];[.J721];[.M721];[.P721])" office:value-type="float" office:value="261.666666666667" calcext:value-type="float">
            <text:p>261.666666666667</text:p>
          </table:table-cell>
          <table:table-cell table:formula="of:=AVERAGE([.B721];[.E721];[.H721];[.K721];[.N721];[.Q721])" office:value-type="float" office:value="99.9983333333333" calcext:value-type="float">
            <text:p>99.998333333333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722];[.D722];[.G722];[.J722];[.M722];[.P722])" office:value-type="float" office:value="291.666666666667" calcext:value-type="float">
            <text:p>291.666666666667</text:p>
          </table:table-cell>
          <table:table-cell table:formula="of:=AVERAGE([.B722];[.E722];[.H722];[.K722];[.N722];[.Q722])" office:value-type="float" office:value="100" calcext:value-type="float">
            <text:p>100</text:p>
          </table:table-cell>
        </table:table-row>
        <table:table-row table:style-name="ro1" table:number-rows-repeated="4">
          <table:table-cell table:number-columns-repeated="20"/>
        </table:table-row>
        <table:table-row table:style-name="ro1">
          <table:table-cell office:value-type="string" calcext:value-type="string">
            <text:p>k6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78" calcext:value-type="float">
            <text:p>0.7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76" calcext:value-type="float">
            <text:p>0.76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AVERAGE([.A729];[.D729];[.G729];[.J729];[.M729];[.P729])" office:value-type="float" office:value="0.765" calcext:value-type="float">
            <text:p>0.765</text:p>
          </table:table-cell>
          <table:table-cell table:formula="of:=AVERAGE([.B729];[.E729];[.H729];[.K729];[.N729];[.Q729])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79" calcext:value-type="float">
            <text:p>0.79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81" calcext:value-type="float">
            <text:p>0.81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83" calcext:value-type="float">
            <text:p>0.83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78" calcext:value-type="float">
            <text:p>0.78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03" calcext:value-type="float">
            <text:p>0.03</text:p>
          </table:table-cell>
          <table:table-cell/>
          <table:table-cell table:formula="of:=AVERAGE([.A730];[.D730];[.G730];[.J730];[.M730];[.P730])" office:value-type="float" office:value="0.808333333333333" calcext:value-type="float">
            <text:p>0.808333333333333</text:p>
          </table:table-cell>
          <table:table-cell table:formula="of:=AVERAGE([.B730];[.E730];[.H730];[.K730];[.N730];[.Q730])" office:value-type="float" office:value="0.0216666666666667" calcext:value-type="float">
            <text:p>0.021666666666667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82" calcext:value-type="float">
            <text:p>0.82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83" calcext:value-type="float">
            <text:p>0.83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84" calcext:value-type="float">
            <text:p>0.84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81" calcext:value-type="float">
            <text:p>0.81</text:p>
          </table:table-cell>
          <table:table-cell office:value-type="float" office:value="0.03" calcext:value-type="float">
            <text:p>0.03</text:p>
          </table:table-cell>
          <table:table-cell/>
          <table:table-cell table:formula="of:=AVERAGE([.A731];[.D731];[.G731];[.J731];[.M731];[.P731])" office:value-type="float" office:value="0.825" calcext:value-type="float">
            <text:p>0.825</text:p>
          </table:table-cell>
          <table:table-cell table:formula="of:=AVERAGE([.B731];[.E731];[.H731];[.K731];[.N731];[.Q731])" office:value-type="float" office:value="0.0316666666666667" calcext:value-type="float">
            <text:p>0.031666666666667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83" calcext:value-type="float">
            <text:p>0.83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84" calcext:value-type="float">
            <text:p>0.84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0.81" calcext:value-type="float">
            <text:p>0.81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82" calcext:value-type="float">
            <text:p>0.82</text:p>
          </table:table-cell>
          <table:table-cell office:value-type="float" office:value="0.04" calcext:value-type="float">
            <text:p>0.04</text:p>
          </table:table-cell>
          <table:table-cell/>
          <table:table-cell table:formula="of:=AVERAGE([.A732];[.D732];[.G732];[.J732];[.M732];[.P732])" office:value-type="float" office:value="0.835" calcext:value-type="float">
            <text:p>0.835</text:p>
          </table:table-cell>
          <table:table-cell table:formula="of:=AVERAGE([.B732];[.E732];[.H732];[.K732];[.N732];[.Q732])" office:value-type="float" office:value="0.045" calcext:value-type="float">
            <text:p>0.045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0.86" calcext:value-type="float">
            <text:p>0.86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float" office:value="0.82" calcext:value-type="float">
            <text:p>0.82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83" calcext:value-type="float">
            <text:p>0.83</text:p>
          </table:table-cell>
          <table:table-cell office:value-type="float" office:value="0.07" calcext:value-type="float">
            <text:p>0.07</text:p>
          </table:table-cell>
          <table:table-cell/>
          <table:table-cell table:formula="of:=AVERAGE([.A733];[.D733];[.G733];[.J733];[.M733];[.P733])" office:value-type="float" office:value="0.846666666666667" calcext:value-type="float">
            <text:p>0.846666666666667</text:p>
          </table:table-cell>
          <table:table-cell table:formula="of:=AVERAGE([.B733];[.E733];[.H733];[.K733];[.N733];[.Q733])" office:value-type="float" office:value="0.0583333333333333" calcext:value-type="float">
            <text:p>0.058333333333333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0.86" calcext:value-type="float">
            <text:p>0.86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86" calcext:value-type="float">
            <text:p>0.86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0.87" calcext:value-type="float">
            <text:p>0.87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float" office:value="0.83" calcext:value-type="float">
            <text:p>0.83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87" calcext:value-type="float">
            <text:p>0.87</text:p>
          </table:table-cell>
          <table:table-cell office:value-type="float" office:value="0.08" calcext:value-type="float">
            <text:p>0.08</text:p>
          </table:table-cell>
          <table:table-cell/>
          <table:table-cell table:formula="of:=AVERAGE([.A734];[.D734];[.G734];[.J734];[.M734];[.P734])" office:value-type="float" office:value="0.861666666666667" calcext:value-type="float">
            <text:p>0.861666666666667</text:p>
          </table:table-cell>
          <table:table-cell table:formula="of:=AVERAGE([.B734];[.E734];[.H734];[.K734];[.N734];[.Q734])" office:value-type="float" office:value="0.0733333333333333" calcext:value-type="float">
            <text:p>0.073333333333333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float" office:value="0.87" calcext:value-type="float">
            <text:p>0.87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0.87" calcext:value-type="float">
            <text:p>0.87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5" calcext:value-type="float">
            <text:p>0.15</text:p>
          </table:table-cell>
          <table:table-cell/>
          <table:table-cell office:value-type="float" office:value="0.84" calcext:value-type="float">
            <text:p>0.84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0.89" calcext:value-type="float">
            <text:p>0.89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AVERAGE([.A735];[.D735];[.G735];[.J735];[.M735];[.P735])" office:value-type="float" office:value="0.873333333333333" calcext:value-type="float">
            <text:p>0.873333333333333</text:p>
          </table:table-cell>
          <table:table-cell table:formula="of:=AVERAGE([.B735];[.E735];[.H735];[.K735];[.N735];[.Q735])" office:value-type="float" office:value="0.0916666666666667" calcext:value-type="float">
            <text:p>0.091666666666667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2" calcext:value-type="float">
            <text:p>0.12</text:p>
          </table:table-cell>
          <table:table-cell/>
          <table:table-cell office:value-type="float" office:value="0.89" calcext:value-type="float">
            <text:p>0.89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.14" calcext:value-type="float">
            <text:p>0.14</text:p>
          </table:table-cell>
          <table:table-cell/>
          <table:table-cell table:formula="of:=AVERAGE([.A736];[.D736];[.G736];[.J736];[.M736];[.P736])" office:value-type="float" office:value="0.883333333333333" calcext:value-type="float">
            <text:p>0.883333333333333</text:p>
          </table:table-cell>
          <table:table-cell table:formula="of:=AVERAGE([.B736];[.E736];[.H736];[.K736];[.N736];[.Q736])"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float" office:value="0.89" calcext:value-type="float">
            <text:p>0.89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float" office:value="0.89" calcext:value-type="float">
            <text:p>0.89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.22" calcext:value-type="float">
            <text:p>0.22</text:p>
          </table:table-cell>
          <table:table-cell/>
          <table:table-cell office:value-type="float" office:value="0.86" calcext:value-type="float">
            <text:p>0.86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0.21" calcext:value-type="float">
            <text:p>0.21</text:p>
          </table:table-cell>
          <table:table-cell/>
          <table:table-cell table:formula="of:=AVERAGE([.A737];[.D737];[.G737];[.J737];[.M737];[.P737])" office:value-type="float" office:value="0.893333333333333" calcext:value-type="float">
            <text:p>0.893333333333333</text:p>
          </table:table-cell>
          <table:table-cell table:formula="of:=AVERAGE([.B737];[.E737];[.H737];[.K737];[.N737];[.Q737])" office:value-type="float" office:value="0.148333333333333" calcext:value-type="float">
            <text:p>0.148333333333333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18" calcext:value-type="float">
            <text:p>0.18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0.26" calcext:value-type="float">
            <text:p>0.26</text:p>
          </table:table-cell>
          <table:table-cell/>
          <table:table-cell office:value-type="float" office:value="0.87" calcext:value-type="float">
            <text:p>0.87</text:p>
          </table:table-cell>
          <table:table-cell office:value-type="float" office:value="0.12" calcext:value-type="float">
            <text:p>0.12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float" office:value="0.22" calcext:value-type="float">
            <text:p>0.22</text:p>
          </table:table-cell>
          <table:table-cell/>
          <table:table-cell table:formula="of:=AVERAGE([.A738];[.D738];[.G738];[.J738];[.M738];[.P738])" office:value-type="float" office:value="0.905" calcext:value-type="float">
            <text:p>0.905</text:p>
          </table:table-cell>
          <table:table-cell table:formula="of:=AVERAGE([.B738];[.E738];[.H738];[.K738];[.N738];[.Q738])" office:value-type="float" office:value="0.175" calcext:value-type="float">
            <text:p>0.175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0.13" calcext:value-type="float">
            <text:p>0.13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0.21" calcext:value-type="float">
            <text:p>0.21</text:p>
          </table:table-cell>
          <table:table-cell/>
          <table:table-cell office:value-type="float" office:value="0.92" calcext:value-type="float">
            <text:p>0.92</text:p>
          </table:table-cell>
          <table:table-cell office:value-type="float" office:value="0.31" calcext:value-type="float">
            <text:p>0.31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3" calcext:value-type="float">
            <text:p>0.13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0.27" calcext:value-type="float">
            <text:p>0.27</text:p>
          </table:table-cell>
          <table:table-cell/>
          <table:table-cell table:formula="of:=AVERAGE([.A739];[.D739];[.G739];[.J739];[.M739];[.P739])" office:value-type="float" office:value="0.915" calcext:value-type="float">
            <text:p>0.915</text:p>
          </table:table-cell>
          <table:table-cell table:formula="of:=AVERAGE([.B739];[.E739];[.H739];[.K739];[.N739];[.Q739])" office:value-type="float" office:value="0.206666666666667" calcext:value-type="float">
            <text:p>0.206666666666667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21" calcext:value-type="float">
            <text:p>0.21</text:p>
          </table:table-cell>
          <table:table-cell/>
          <table:table-cell office:value-type="float" office:value="0.92" calcext:value-type="float">
            <text:p>0.92</text:p>
          </table:table-cell>
          <table:table-cell office:value-type="float" office:value="0.18" calcext:value-type="float">
            <text:p>0.18</text:p>
          </table:table-cell>
          <table:table-cell/>
          <table:table-cell office:value-type="float" office:value="0.92" calcext:value-type="float">
            <text:p>0.92</text:p>
          </table:table-cell>
          <table:table-cell office:value-type="float" office:value="0.26" calcext:value-type="float">
            <text:p>0.26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float" office:value="0.36" calcext:value-type="float">
            <text:p>0.36</text:p>
          </table:table-cell>
          <table:table-cell/>
          <table:table-cell office:value-type="float" office:value="0.89" calcext:value-type="float">
            <text:p>0.89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0.34" calcext:value-type="float">
            <text:p>0.34</text:p>
          </table:table-cell>
          <table:table-cell/>
          <table:table-cell table:formula="of:=AVERAGE([.A740];[.D740];[.G740];[.J740];[.M740];[.P740])" office:value-type="float" office:value="0.925" calcext:value-type="float">
            <text:p>0.925</text:p>
          </table:table-cell>
          <table:table-cell table:formula="of:=AVERAGE([.B740];[.E740];[.H740];[.K740];[.N740];[.Q740])" office:value-type="float" office:value="0.251666666666667" calcext:value-type="float">
            <text:p>0.251666666666667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27" calcext:value-type="float">
            <text:p>0.27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float" office:value="0.29" calcext:value-type="float">
            <text:p>0.29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0.44" calcext:value-type="float">
            <text:p>0.44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.18" calcext:value-type="float">
            <text:p>0.18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AVERAGE([.A741];[.D741];[.G741];[.J741];[.M741];[.P741])" office:value-type="float" office:value="0.935" calcext:value-type="float">
            <text:p>0.935</text:p>
          </table:table-cell>
          <table:table-cell table:formula="of:=AVERAGE([.B741];[.E741];[.H741];[.K741];[.N741];[.Q741])" office:value-type="float" office:value="0.296666666666667" calcext:value-type="float">
            <text:p>0.296666666666667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31" calcext:value-type="float">
            <text:p>0.31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0.22" calcext:value-type="float">
            <text:p>0.22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0.53" calcext:value-type="float">
            <text:p>0.53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float" office:value="0.97" calcext:value-type="float">
            <text:p>0.97</text:p>
          </table:table-cell>
          <table:table-cell office:value-type="float" office:value="0.49" calcext:value-type="float">
            <text:p>0.49</text:p>
          </table:table-cell>
          <table:table-cell/>
          <table:table-cell table:formula="of:=AVERAGE([.A742];[.D742];[.G742];[.J742];[.M742];[.P742])" office:value-type="float" office:value="0.945" calcext:value-type="float">
            <text:p>0.945</text:p>
          </table:table-cell>
          <table:table-cell table:formula="of:=AVERAGE([.B742];[.E742];[.H742];[.K742];[.N742];[.Q742])" office:value-type="float" office:value="0.346666666666667" calcext:value-type="float">
            <text:p>0.346666666666667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0.32" calcext:value-type="float">
            <text:p>0.32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0.61" calcext:value-type="float">
            <text:p>0.61</text:p>
          </table:table-cell>
          <table:table-cell/>
          <table:table-cell office:value-type="float" office:value="0.92" calcext:value-type="float">
            <text:p>0.92</text:p>
          </table:table-cell>
          <table:table-cell office:value-type="float" office:value="0.28" calcext:value-type="float">
            <text:p>0.28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0.57" calcext:value-type="float">
            <text:p>0.57</text:p>
          </table:table-cell>
          <table:table-cell/>
          <table:table-cell table:formula="of:=AVERAGE([.A743];[.D743];[.G743];[.J743];[.M743];[.P743])" office:value-type="float" office:value="0.955" calcext:value-type="float">
            <text:p>0.955</text:p>
          </table:table-cell>
          <table:table-cell table:formula="of:=AVERAGE([.B743];[.E743];[.H743];[.K743];[.N743];[.Q743])" office:value-type="float" office:value="0.396666666666667" calcext:value-type="float">
            <text:p>0.396666666666667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.42" calcext:value-type="float">
            <text:p>0.42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0.34" calcext:value-type="float">
            <text:p>0.34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0.34" calcext:value-type="float">
            <text:p>0.34</text:p>
          </table:table-cell>
          <table:table-cell/>
          <table:table-cell office:value-type="float" office:value="0.97" calcext:value-type="float">
            <text:p>0.97</text:p>
          </table:table-cell>
          <table:table-cell office:value-type="float" office:value="0.71" calcext:value-type="float">
            <text:p>0.71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float" office:value="0.32" calcext:value-type="float">
            <text:p>0.32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float" office:value="0.69" calcext:value-type="float">
            <text:p>0.69</text:p>
          </table:table-cell>
          <table:table-cell/>
          <table:table-cell table:formula="of:=AVERAGE([.A744];[.D744];[.G744];[.J744];[.M744];[.P744])" office:value-type="float" office:value="0.965" calcext:value-type="float">
            <text:p>0.965</text:p>
          </table:table-cell>
          <table:table-cell table:formula="of:=AVERAGE([.B744];[.E744];[.H744];[.K744];[.N744];[.Q744])"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.48" calcext:value-type="float">
            <text:p>0.48</text:p>
          </table:table-cell>
          <table:table-cell/>
          <table:table-cell office:value-type="float" office:value="0.97" calcext:value-type="float">
            <text:p>0.97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0.97" calcext:value-type="float">
            <text:p>0.97</text:p>
          </table:table-cell>
          <table:table-cell office:value-type="float" office:value="0.41" calcext:value-type="float">
            <text:p>0.41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0.36" calcext:value-type="float">
            <text:p>0.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39" calcext:value-type="float">
            <text:p>1.39</text:p>
          </table:table-cell>
          <table:table-cell/>
          <table:table-cell table:formula="of:=AVERAGE([.A745];[.D745];[.G745];[.J745];[.M745];[.P745])" office:value-type="float" office:value="0.975" calcext:value-type="float">
            <text:p>0.975</text:p>
          </table:table-cell>
          <table:table-cell table:formula="of:=AVERAGE([.B745];[.E745];[.H745];[.K745];[.N745];[.Q745])"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.04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0.47" calcext:value-type="float">
            <text:p>0.47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0.49" calcext:value-type="float">
            <text:p>0.49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float" office:value="0.93" calcext:value-type="float">
            <text:p>0.93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0.43" calcext:value-type="float">
            <text:p>0.43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3.02" calcext:value-type="float">
            <text:p>3.02</text:p>
          </table:table-cell>
          <table:table-cell/>
          <table:table-cell table:formula="of:=AVERAGE([.A746];[.D746];[.G746];[.J746];[.M746];[.P746])" office:value-type="float" office:value="1" calcext:value-type="float">
            <text:p>1</text:p>
          </table:table-cell>
          <table:table-cell table:formula="of:=AVERAGE([.B746];[.E746];[.H746];[.K746];[.N746];[.Q746])" office:value-type="float" office:value="1.06333333333333" calcext:value-type="float">
            <text:p>1.06333333333333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2.79" calcext:value-type="float">
            <text:p>2.79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float" office:value="0.55" calcext:value-type="float">
            <text:p>0.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66" calcext:value-type="float">
            <text:p>1.66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0.48" calcext:value-type="float">
            <text:p>0.48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6.42" calcext:value-type="float">
            <text:p>6.42</text:p>
          </table:table-cell>
          <table:table-cell/>
          <table:table-cell table:formula="of:=AVERAGE([.A747];[.D747];[.G747];[.J747];[.M747];[.P747])" office:value-type="float" office:value="1.04" calcext:value-type="float">
            <text:p>1.04</text:p>
          </table:table-cell>
          <table:table-cell table:formula="of:=AVERAGE([.B747];[.E747];[.H747];[.K747];[.N747];[.Q747])" office:value-type="float" office:value="2.07833333333333" calcext:value-type="float">
            <text:p>2.07833333333333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6.01" calcext:value-type="float">
            <text:p>6.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23" calcext:value-type="float">
            <text:p>1.23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3.93" calcext:value-type="float">
            <text:p>3.93</text:p>
          </table:table-cell>
          <table:table-cell/>
          <table:table-cell office:value-type="float" office:value="0.97" calcext:value-type="float">
            <text:p>0.97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10.81" calcext:value-type="float">
            <text:p>10.81</text:p>
          </table:table-cell>
          <table:table-cell/>
          <table:table-cell table:formula="of:=AVERAGE([.A748];[.D748];[.G748];[.J748];[.M748];[.P748])" office:value-type="float" office:value="1.095" calcext:value-type="float">
            <text:p>1.095</text:p>
          </table:table-cell>
          <table:table-cell table:formula="of:=AVERAGE([.B748];[.E748];[.H748];[.K748];[.N748];[.Q748])" office:value-type="float" office:value="3.92166666666667" calcext:value-type="float">
            <text:p>3.92166666666667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0.51" calcext:value-type="float">
            <text:p>10.51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2.44" calcext:value-type="float">
            <text:p>2.44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3.36" calcext:value-type="float">
            <text:p>3.36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7.64" calcext:value-type="float">
            <text:p>7.64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0.62" calcext:value-type="float">
            <text:p>0.62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6.66" calcext:value-type="float">
            <text:p>16.66</text:p>
          </table:table-cell>
          <table:table-cell/>
          <table:table-cell table:formula="of:=AVERAGE([.A749];[.D749];[.G749];[.J749];[.M749];[.P749])" office:value-type="float" office:value="1.18" calcext:value-type="float">
            <text:p>1.18</text:p>
          </table:table-cell>
          <table:table-cell table:formula="of:=AVERAGE([.B749];[.E749];[.H749];[.K749];[.N749];[.Q749])" office:value-type="float" office:value="6.87166666666667" calcext:value-type="float">
            <text:p>6.87166666666667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6.53" calcext:value-type="float">
            <text:p>16.53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5.25" calcext:value-type="float">
            <text:p>5.25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6.8" calcext:value-type="float">
            <text:p>6.8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13.3" calcext:value-type="float">
            <text:p>13.3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float" office:value="0.72" calcext:value-type="float">
            <text:p>0.72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3.28" calcext:value-type="float">
            <text:p>23.28</text:p>
          </table:table-cell>
          <table:table-cell/>
          <table:table-cell table:formula="of:=AVERAGE([.A750];[.D750];[.G750];[.J750];[.M750];[.P750])" office:value-type="float" office:value="1.265" calcext:value-type="float">
            <text:p>1.265</text:p>
          </table:table-cell>
          <table:table-cell table:formula="of:=AVERAGE([.B750];[.E750];[.H750];[.K750];[.N750];[.Q750])" office:value-type="float" office:value="10.98" calcext:value-type="float">
            <text:p>10.98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23.49" calcext:value-type="float">
            <text:p>23.49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9.72" calcext:value-type="float">
            <text:p>9.72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12.01" calcext:value-type="float">
            <text:p>12.01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20.19" calcext:value-type="float">
            <text:p>20.1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33" calcext:value-type="float">
            <text:p>1.33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29.73" calcext:value-type="float">
            <text:p>29.73</text:p>
          </table:table-cell>
          <table:table-cell/>
          <table:table-cell table:formula="of:=AVERAGE([.A751];[.D751];[.G751];[.J751];[.M751];[.P751])" office:value-type="float" office:value="1.35" calcext:value-type="float">
            <text:p>1.35</text:p>
          </table:table-cell>
          <table:table-cell table:formula="of:=AVERAGE([.B751];[.E751];[.H751];[.K751];[.N751];[.Q751])" office:value-type="float" office:value="16.0783333333333" calcext:value-type="float">
            <text:p>16.0783333333333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29.55" calcext:value-type="float">
            <text:p>29.55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5.48" calcext:value-type="float">
            <text:p>15.48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8.29" calcext:value-type="float">
            <text:p>18.29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7.41" calcext:value-type="float">
            <text:p>27.41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3.18" calcext:value-type="float">
            <text:p>3.18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36.48" calcext:value-type="float">
            <text:p>36.48</text:p>
          </table:table-cell>
          <table:table-cell/>
          <table:table-cell table:formula="of:=AVERAGE([.A752];[.D752];[.G752];[.J752];[.M752];[.P752])" office:value-type="float" office:value="1.45" calcext:value-type="float">
            <text:p>1.45</text:p>
          </table:table-cell>
          <table:table-cell table:formula="of:=AVERAGE([.B752];[.E752];[.H752];[.K752];[.N752];[.Q752])" office:value-type="float" office:value="21.7316666666667" calcext:value-type="float">
            <text:p>21.7316666666667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35.65" calcext:value-type="float">
            <text:p>35.65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1.66" calcext:value-type="float">
            <text:p>21.66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5.56" calcext:value-type="float">
            <text:p>25.56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33.68" calcext:value-type="float">
            <text:p>33.68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6.68" calcext:value-type="float">
            <text:p>6.68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41.9" calcext:value-type="float">
            <text:p>41.9</text:p>
          </table:table-cell>
          <table:table-cell/>
          <table:table-cell table:formula="of:=AVERAGE([.A753];[.D753];[.G753];[.J753];[.M753];[.P753])" office:value-type="float" office:value="1.55" calcext:value-type="float">
            <text:p>1.55</text:p>
          </table:table-cell>
          <table:table-cell table:formula="of:=AVERAGE([.B753];[.E753];[.H753];[.K753];[.N753];[.Q753])" office:value-type="float" office:value="27.5216666666667" calcext:value-type="float">
            <text:p>27.5216666666667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40.83" calcext:value-type="float">
            <text:p>40.83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27.94" calcext:value-type="float">
            <text:p>27.94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31.99" calcext:value-type="float">
            <text:p>31.99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40.07" calcext:value-type="float">
            <text:p>40.07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11.94" calcext:value-type="float">
            <text:p>11.94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46.64" calcext:value-type="float">
            <text:p>46.64</text:p>
          </table:table-cell>
          <table:table-cell/>
          <table:table-cell table:formula="of:=AVERAGE([.A754];[.D754];[.G754];[.J754];[.M754];[.P754])" office:value-type="float" office:value="1.65" calcext:value-type="float">
            <text:p>1.65</text:p>
          </table:table-cell>
          <table:table-cell table:formula="of:=AVERAGE([.B754];[.E754];[.H754];[.K754];[.N754];[.Q754])" office:value-type="float" office:value="33.235" calcext:value-type="float">
            <text:p>33.235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45.88" calcext:value-type="float">
            <text:p>45.88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33.49" calcext:value-type="float">
            <text:p>33.49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37.88" calcext:value-type="float">
            <text:p>37.88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8.03" calcext:value-type="float">
            <text:p>18.0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0.48" calcext:value-type="float">
            <text:p>50.48</text:p>
          </table:table-cell>
          <table:table-cell/>
          <table:table-cell table:formula="of:=AVERAGE([.A755];[.D755];[.G755];[.J755];[.M755];[.P755])" office:value-type="float" office:value="1.75" calcext:value-type="float">
            <text:p>1.75</text:p>
          </table:table-cell>
          <table:table-cell table:formula="of:=AVERAGE([.B755];[.E755];[.H755];[.K755];[.N755];[.Q755])" office:value-type="float" office:value="38.4933333333333" calcext:value-type="float">
            <text:p>38.4933333333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9.63" calcext:value-type="float">
            <text:p>49.63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38.84" calcext:value-type="float">
            <text:p>38.84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43.12" calcext:value-type="float">
            <text:p>43.12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49.6" calcext:value-type="float">
            <text:p>49.6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5.05" calcext:value-type="float">
            <text:p>25.05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53.72" calcext:value-type="float">
            <text:p>53.72</text:p>
          </table:table-cell>
          <table:table-cell/>
          <table:table-cell table:formula="of:=AVERAGE([.A756];[.D756];[.G756];[.J756];[.M756];[.P756])" office:value-type="float" office:value="1.85" calcext:value-type="float">
            <text:p>1.85</text:p>
          </table:table-cell>
          <table:table-cell table:formula="of:=AVERAGE([.B756];[.E756];[.H756];[.K756];[.N756];[.Q756])" office:value-type="float" office:value="43.3266666666667" calcext:value-type="float">
            <text:p>43.3266666666667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52.86" calcext:value-type="float">
            <text:p>52.86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43.81" calcext:value-type="float">
            <text:p>43.81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47.65" calcext:value-type="float">
            <text:p>47.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2.85" calcext:value-type="float">
            <text:p>52.85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31.83" calcext:value-type="float">
            <text:p>31.83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56.65" calcext:value-type="float">
            <text:p>56.65</text:p>
          </table:table-cell>
          <table:table-cell/>
          <table:table-cell table:formula="of:=AVERAGE([.A757];[.D757];[.G757];[.J757];[.M757];[.P757])" office:value-type="float" office:value="1.95" calcext:value-type="float">
            <text:p>1.95</text:p>
          </table:table-cell>
          <table:table-cell table:formula="of:=AVERAGE([.B757];[.E757];[.H757];[.K757];[.N757];[.Q757])" office:value-type="float" office:value="47.6083333333333" calcext:value-type="float">
            <text:p>47.6083333333333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55.59" calcext:value-type="float">
            <text:p>55.5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7.83" calcext:value-type="float">
            <text:p>47.8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1.63" calcext:value-type="float">
            <text:p>51.63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56.13" calcext:value-type="float">
            <text:p>56.13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38.34" calcext:value-type="float">
            <text:p>38.34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58.97" calcext:value-type="float">
            <text:p>58.97</text:p>
          </table:table-cell>
          <table:table-cell/>
          <table:table-cell table:formula="of:=AVERAGE([.A758];[.D758];[.G758];[.J758];[.M758];[.P758])" office:value-type="float" office:value="2.05" calcext:value-type="float">
            <text:p>2.05</text:p>
          </table:table-cell>
          <table:table-cell table:formula="of:=AVERAGE([.B758];[.E758];[.H758];[.K758];[.N758];[.Q758])" office:value-type="float" office:value="51.415" calcext:value-type="float">
            <text:p>51.415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58.08" calcext:value-type="float">
            <text:p>58.08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50.98" calcext:value-type="float">
            <text:p>50.98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54.71" calcext:value-type="float">
            <text:p>54.71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58.73" calcext:value-type="float">
            <text:p>58.73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43.55" calcext:value-type="float">
            <text:p>43.55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60.78" calcext:value-type="float">
            <text:p>60.78</text:p>
          </table:table-cell>
          <table:table-cell/>
          <table:table-cell table:formula="of:=AVERAGE([.A759];[.D759];[.G759];[.J759];[.M759];[.P759])" office:value-type="float" office:value="2.15" calcext:value-type="float">
            <text:p>2.15</text:p>
          </table:table-cell>
          <table:table-cell table:formula="of:=AVERAGE([.B759];[.E759];[.H759];[.K759];[.N759];[.Q759])" office:value-type="float" office:value="54.4716666666667" calcext:value-type="float">
            <text:p>54.4716666666667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60.02" calcext:value-type="float">
            <text:p>60.02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53.74" calcext:value-type="float">
            <text:p>53.74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56.97" calcext:value-type="float">
            <text:p>56.97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60.76" calcext:value-type="float">
            <text:p>60.76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48.23" calcext:value-type="float">
            <text:p>48.23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62.22" calcext:value-type="float">
            <text:p>62.22</text:p>
          </table:table-cell>
          <table:table-cell/>
          <table:table-cell table:formula="of:=AVERAGE([.A760];[.D760];[.G760];[.J760];[.M760];[.P760])" office:value-type="float" office:value="2.25" calcext:value-type="float">
            <text:p>2.25</text:p>
          </table:table-cell>
          <table:table-cell table:formula="of:=AVERAGE([.B760];[.E760];[.H760];[.K760];[.N760];[.Q760])" office:value-type="float" office:value="56.99" calcext:value-type="float">
            <text:p>56.99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61.52" calcext:value-type="float">
            <text:p>61.52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59.05" calcext:value-type="float">
            <text:p>59.05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62.52" calcext:value-type="float">
            <text:p>62.5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2.29" calcext:value-type="float">
            <text:p>52.29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63.75" calcext:value-type="float">
            <text:p>63.75</text:p>
          </table:table-cell>
          <table:table-cell/>
          <table:table-cell table:formula="of:=AVERAGE([.A761];[.D761];[.G761];[.J761];[.M761];[.P761])" office:value-type="float" office:value="2.35" calcext:value-type="float">
            <text:p>2.35</text:p>
          </table:table-cell>
          <table:table-cell table:formula="of:=AVERAGE([.B761];[.E761];[.H761];[.K761];[.N761];[.Q761])" office:value-type="float" office:value="59.1883333333333" calcext:value-type="float">
            <text:p>59.1883333333333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62.84" calcext:value-type="float">
            <text:p>62.84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57.89" calcext:value-type="float">
            <text:p>57.89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60.84" calcext:value-type="float">
            <text:p>60.84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63.77" calcext:value-type="float">
            <text:p>63.77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55.16" calcext:value-type="float">
            <text:p>55.16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65.09" calcext:value-type="float">
            <text:p>65.09</text:p>
          </table:table-cell>
          <table:table-cell/>
          <table:table-cell table:formula="of:=AVERAGE([.A762];[.D762];[.G762];[.J762];[.M762];[.P762])" office:value-type="float" office:value="2.45" calcext:value-type="float">
            <text:p>2.45</text:p>
          </table:table-cell>
          <table:table-cell table:formula="of:=AVERAGE([.B762];[.E762];[.H762];[.K762];[.N762];[.Q762])" office:value-type="float" office:value="60.9316666666667" calcext:value-type="float">
            <text:p>60.9316666666667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63.91" calcext:value-type="float">
            <text:p>63.91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59.87" calcext:value-type="float">
            <text:p>59.87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62.59" calcext:value-type="float">
            <text:p>62.59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65.12" calcext:value-type="float">
            <text:p>65.12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57.66" calcext:value-type="float">
            <text:p>57.66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66.35" calcext:value-type="float">
            <text:p>66.35</text:p>
          </table:table-cell>
          <table:table-cell/>
          <table:table-cell table:formula="of:=AVERAGE([.A763];[.D763];[.G763];[.J763];[.M763];[.P763])" office:value-type="float" office:value="2.55" calcext:value-type="float">
            <text:p>2.55</text:p>
          </table:table-cell>
          <table:table-cell table:formula="of:=AVERAGE([.B763];[.E763];[.H763];[.K763];[.N763];[.Q763])" office:value-type="float" office:value="62.5833333333333" calcext:value-type="float">
            <text:p>62.5833333333333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64.99" calcext:value-type="float">
            <text:p>64.99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61.54" calcext:value-type="float">
            <text:p>61.54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64.02" calcext:value-type="float">
            <text:p>64.02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66.39" calcext:value-type="float">
            <text:p>66.39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59.95" calcext:value-type="float">
            <text:p>59.95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67.27" calcext:value-type="float">
            <text:p>67.27</text:p>
          </table:table-cell>
          <table:table-cell/>
          <table:table-cell table:formula="of:=AVERAGE([.A764];[.D764];[.G764];[.J764];[.M764];[.P764])" office:value-type="float" office:value="2.65" calcext:value-type="float">
            <text:p>2.65</text:p>
          </table:table-cell>
          <table:table-cell table:formula="of:=AVERAGE([.B764];[.E764];[.H764];[.K764];[.N764];[.Q764])" office:value-type="float" office:value="64.0266666666667" calcext:value-type="float">
            <text:p>64.0266666666667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65.92" calcext:value-type="float">
            <text:p>65.92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62.8" calcext:value-type="float">
            <text:p>62.8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65.26" calcext:value-type="float">
            <text:p>65.26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67.34" calcext:value-type="float">
            <text:p>67.34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61.71" calcext:value-type="float">
            <text:p>61.7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8.08" calcext:value-type="float">
            <text:p>68.08</text:p>
          </table:table-cell>
          <table:table-cell/>
          <table:table-cell table:formula="of:=AVERAGE([.A765];[.D765];[.G765];[.J765];[.M765];[.P765])" office:value-type="float" office:value="2.75" calcext:value-type="float">
            <text:p>2.75</text:p>
          </table:table-cell>
          <table:table-cell table:formula="of:=AVERAGE([.B765];[.E765];[.H765];[.K765];[.N765];[.Q765])" office:value-type="float" office:value="65.185" calcext:value-type="float">
            <text:p>65.1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6.74" calcext:value-type="float">
            <text:p>66.74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63.88" calcext:value-type="float">
            <text:p>63.88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66.41" calcext:value-type="float">
            <text:p>66.41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68.24" calcext:value-type="float">
            <text:p>68.24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63.2" calcext:value-type="float">
            <text:p>63.2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69.05" calcext:value-type="float">
            <text:p>69.05</text:p>
          </table:table-cell>
          <table:table-cell/>
          <table:table-cell table:formula="of:=AVERAGE([.A766];[.D766];[.G766];[.J766];[.M766];[.P766])" office:value-type="float" office:value="2.85" calcext:value-type="float">
            <text:p>2.85</text:p>
          </table:table-cell>
          <table:table-cell table:formula="of:=AVERAGE([.B766];[.E766];[.H766];[.K766];[.N766];[.Q766])" office:value-type="float" office:value="66.2533333333333" calcext:value-type="float">
            <text:p>66.2533333333333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67.43" calcext:value-type="float">
            <text:p>67.43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64.94" calcext:value-type="float">
            <text:p>64.94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67.35" calcext:value-type="float">
            <text:p>67.3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9.06" calcext:value-type="float">
            <text:p>69.06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64.6" calcext:value-type="float">
            <text:p>64.6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69.93" calcext:value-type="float">
            <text:p>69.93</text:p>
          </table:table-cell>
          <table:table-cell/>
          <table:table-cell table:formula="of:=AVERAGE([.A767];[.D767];[.G767];[.J767];[.M767];[.P767])" office:value-type="float" office:value="2.95" calcext:value-type="float">
            <text:p>2.95</text:p>
          </table:table-cell>
          <table:table-cell table:formula="of:=AVERAGE([.B767];[.E767];[.H767];[.K767];[.N767];[.Q767])" office:value-type="float" office:value="67.2183333333333" calcext:value-type="float">
            <text:p>67.2183333333333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68.16" calcext:value-type="float">
            <text:p>68.1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5.83" calcext:value-type="float">
            <text:p>65.8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8.17" calcext:value-type="float">
            <text:p>68.17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69.78" calcext:value-type="float">
            <text:p>69.78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65.72" calcext:value-type="float">
            <text:p>65.72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70.62" calcext:value-type="float">
            <text:p>70.62</text:p>
          </table:table-cell>
          <table:table-cell/>
          <table:table-cell table:formula="of:=AVERAGE([.A768];[.D768];[.G768];[.J768];[.M768];[.P768])" office:value-type="float" office:value="3.05" calcext:value-type="float">
            <text:p>3.05</text:p>
          </table:table-cell>
          <table:table-cell table:formula="of:=AVERAGE([.B768];[.E768];[.H768];[.K768];[.N768];[.Q768])" office:value-type="float" office:value="68.0466666666667" calcext:value-type="float">
            <text:p>68.0466666666667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68.77" calcext:value-type="float">
            <text:p>68.77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66.5" calcext:value-type="float">
            <text:p>66.5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68.86" calcext:value-type="float">
            <text:p>68.86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70.38" calcext:value-type="float">
            <text:p>70.38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66.97" calcext:value-type="float">
            <text:p>66.97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71.37" calcext:value-type="float">
            <text:p>71.37</text:p>
          </table:table-cell>
          <table:table-cell/>
          <table:table-cell table:formula="of:=AVERAGE([.A769];[.D769];[.G769];[.J769];[.M769];[.P769])" office:value-type="float" office:value="3.15" calcext:value-type="float">
            <text:p>3.15</text:p>
          </table:table-cell>
          <table:table-cell table:formula="of:=AVERAGE([.B769];[.E769];[.H769];[.K769];[.N769];[.Q769])" office:value-type="float" office:value="68.8083333333333" calcext:value-type="float">
            <text:p>68.8083333333333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69.34" calcext:value-type="float">
            <text:p>69.34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67.24" calcext:value-type="float">
            <text:p>67.24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69.61" calcext:value-type="float">
            <text:p>69.61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71.07" calcext:value-type="float">
            <text:p>71.07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67.89" calcext:value-type="float">
            <text:p>67.89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71.98" calcext:value-type="float">
            <text:p>71.98</text:p>
          </table:table-cell>
          <table:table-cell/>
          <table:table-cell table:formula="of:=AVERAGE([.A770];[.D770];[.G770];[.J770];[.M770];[.P770])" office:value-type="float" office:value="3.25" calcext:value-type="float">
            <text:p>3.25</text:p>
          </table:table-cell>
          <table:table-cell table:formula="of:=AVERAGE([.B770];[.E770];[.H770];[.K770];[.N770];[.Q770])" office:value-type="float" office:value="69.5216666666667" calcext:value-type="float">
            <text:p>69.5216666666667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69.89" calcext:value-type="float">
            <text:p>69.89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67.79" calcext:value-type="float">
            <text:p>67.79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70.26" calcext:value-type="float">
            <text:p>70.26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71.63" calcext:value-type="float">
            <text:p>71.6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8.81" calcext:value-type="float">
            <text:p>68.81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72.55" calcext:value-type="float">
            <text:p>72.55</text:p>
          </table:table-cell>
          <table:table-cell/>
          <table:table-cell table:formula="of:=AVERAGE([.A771];[.D771];[.G771];[.J771];[.M771];[.P771])" office:value-type="float" office:value="3.35" calcext:value-type="float">
            <text:p>3.35</text:p>
          </table:table-cell>
          <table:table-cell table:formula="of:=AVERAGE([.B771];[.E771];[.H771];[.K771];[.N771];[.Q771])" office:value-type="float" office:value="70.155" calcext:value-type="float">
            <text:p>70.155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70.49" calcext:value-type="float">
            <text:p>70.49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68.62" calcext:value-type="float">
            <text:p>68.62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70.86" calcext:value-type="float">
            <text:p>70.86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72.18" calcext:value-type="float">
            <text:p>72.18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69.64" calcext:value-type="float">
            <text:p>69.64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73.1" calcext:value-type="float">
            <text:p>73.1</text:p>
          </table:table-cell>
          <table:table-cell/>
          <table:table-cell table:formula="of:=AVERAGE([.A772];[.D772];[.G772];[.J772];[.M772];[.P772])" office:value-type="float" office:value="3.45" calcext:value-type="float">
            <text:p>3.45</text:p>
          </table:table-cell>
          <table:table-cell table:formula="of:=AVERAGE([.B772];[.E772];[.H772];[.K772];[.N772];[.Q772])" office:value-type="float" office:value="70.815" calcext:value-type="float">
            <text:p>70.815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70.83" calcext:value-type="float">
            <text:p>70.83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69.19" calcext:value-type="float">
            <text:p>69.19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71.36" calcext:value-type="float">
            <text:p>71.36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72.79" calcext:value-type="float">
            <text:p>72.79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70.43" calcext:value-type="float">
            <text:p>70.43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73.69" calcext:value-type="float">
            <text:p>73.69</text:p>
          </table:table-cell>
          <table:table-cell/>
          <table:table-cell table:formula="of:=AVERAGE([.A773];[.D773];[.G773];[.J773];[.M773];[.P773])" office:value-type="float" office:value="3.55" calcext:value-type="float">
            <text:p>3.55</text:p>
          </table:table-cell>
          <table:table-cell table:formula="of:=AVERAGE([.B773];[.E773];[.H773];[.K773];[.N773];[.Q773])" office:value-type="float" office:value="71.3816666666667" calcext:value-type="float">
            <text:p>71.3816666666667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71.42" calcext:value-type="float">
            <text:p>71.42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69.78" calcext:value-type="float">
            <text:p>69.78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71.8" calcext:value-type="float">
            <text:p>71.8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73.22" calcext:value-type="float">
            <text:p>73.22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71.16" calcext:value-type="float">
            <text:p>71.16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74.22" calcext:value-type="float">
            <text:p>74.22</text:p>
          </table:table-cell>
          <table:table-cell/>
          <table:table-cell table:formula="of:=AVERAGE([.A774];[.D774];[.G774];[.J774];[.M774];[.P774])" office:value-type="float" office:value="3.65" calcext:value-type="float">
            <text:p>3.65</text:p>
          </table:table-cell>
          <table:table-cell table:formula="of:=AVERAGE([.B774];[.E774];[.H774];[.K774];[.N774];[.Q774])" office:value-type="float" office:value="71.9333333333333" calcext:value-type="float">
            <text:p>71.9333333333333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72.06" calcext:value-type="float">
            <text:p>72.06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70.26" calcext:value-type="float">
            <text:p>70.26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72.35" calcext:value-type="float">
            <text:p>72.35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73.77" calcext:value-type="float">
            <text:p>73.77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71.69" calcext:value-type="float">
            <text:p>71.6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4.81" calcext:value-type="float">
            <text:p>74.81</text:p>
          </table:table-cell>
          <table:table-cell/>
          <table:table-cell table:formula="of:=AVERAGE([.A775];[.D775];[.G775];[.J775];[.M775];[.P775])" office:value-type="float" office:value="3.75" calcext:value-type="float">
            <text:p>3.75</text:p>
          </table:table-cell>
          <table:table-cell table:formula="of:=AVERAGE([.B775];[.E775];[.H775];[.K775];[.N775];[.Q775])" office:value-type="float" office:value="72.49" calcext:value-type="float">
            <text:p>72.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2.54" calcext:value-type="float">
            <text:p>72.54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70.65" calcext:value-type="float">
            <text:p>70.65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72.83" calcext:value-type="float">
            <text:p>72.83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74.4" calcext:value-type="float">
            <text:p>74.4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72.29" calcext:value-type="float">
            <text:p>72.29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75.37" calcext:value-type="float">
            <text:p>75.37</text:p>
          </table:table-cell>
          <table:table-cell/>
          <table:table-cell table:formula="of:=AVERAGE([.A776];[.D776];[.G776];[.J776];[.M776];[.P776])" office:value-type="float" office:value="3.85" calcext:value-type="float">
            <text:p>3.85</text:p>
          </table:table-cell>
          <table:table-cell table:formula="of:=AVERAGE([.B776];[.E776];[.H776];[.K776];[.N776];[.Q776])" office:value-type="float" office:value="73.0133333333333" calcext:value-type="float">
            <text:p>73.0133333333333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72.99" calcext:value-type="float">
            <text:p>72.99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71.19" calcext:value-type="float">
            <text:p>71.19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73.43" calcext:value-type="float">
            <text:p>73.4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4.86" calcext:value-type="float">
            <text:p>74.86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72.9" calcext:value-type="float">
            <text:p>72.9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76.04" calcext:value-type="float">
            <text:p>76.04</text:p>
          </table:table-cell>
          <table:table-cell/>
          <table:table-cell table:formula="of:=AVERAGE([.A777];[.D777];[.G777];[.J777];[.M777];[.P777])" office:value-type="float" office:value="3.95" calcext:value-type="float">
            <text:p>3.95</text:p>
          </table:table-cell>
          <table:table-cell table:formula="of:=AVERAGE([.B777];[.E777];[.H777];[.K777];[.N777];[.Q777])" office:value-type="float" office:value="73.5683333333333" calcext:value-type="float">
            <text:p>73.5683333333333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73.49" calcext:value-type="float">
            <text:p>73.4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1.65" calcext:value-type="float">
            <text:p>71.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3.97" calcext:value-type="float">
            <text:p>73.97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75.44" calcext:value-type="float">
            <text:p>75.44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73.57" calcext:value-type="float">
            <text:p>73.57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76.62" calcext:value-type="float">
            <text:p>76.62</text:p>
          </table:table-cell>
          <table:table-cell/>
          <table:table-cell table:formula="of:=AVERAGE([.A778];[.D778];[.G778];[.J778];[.M778];[.P778])" office:value-type="float" office:value="4.05" calcext:value-type="float">
            <text:p>4.05</text:p>
          </table:table-cell>
          <table:table-cell table:formula="of:=AVERAGE([.B778];[.E778];[.H778];[.K778];[.N778];[.Q778])" office:value-type="float" office:value="74.1233333333333" calcext:value-type="float">
            <text:p>74.1233333333333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72.25" calcext:value-type="float">
            <text:p>72.25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74.36" calcext:value-type="float">
            <text:p>74.36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75.83" calcext:value-type="float">
            <text:p>75.83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74.12" calcext:value-type="float">
            <text:p>74.12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77.16" calcext:value-type="float">
            <text:p>77.16</text:p>
          </table:table-cell>
          <table:table-cell/>
          <table:table-cell table:formula="of:=AVERAGE([.A779];[.D779];[.G779];[.J779];[.M779];[.P779])" office:value-type="float" office:value="4.15" calcext:value-type="float">
            <text:p>4.15</text:p>
          </table:table-cell>
          <table:table-cell table:formula="of:=AVERAGE([.B779];[.E779];[.H779];[.K779];[.N779];[.Q779])" office:value-type="float" office:value="74.62" calcext:value-type="float">
            <text:p>74.62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74.54" calcext:value-type="float">
            <text:p>74.54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72.75" calcext:value-type="float">
            <text:p>72.75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74.95" calcext:value-type="float">
            <text:p>74.95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76.43" calcext:value-type="float">
            <text:p>76.43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74.68" calcext:value-type="float">
            <text:p>74.68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77.64" calcext:value-type="float">
            <text:p>77.64</text:p>
          </table:table-cell>
          <table:table-cell/>
          <table:table-cell table:formula="of:=AVERAGE([.A780];[.D780];[.G780];[.J780];[.M780];[.P780])" office:value-type="float" office:value="4.25" calcext:value-type="float">
            <text:p>4.25</text:p>
          </table:table-cell>
          <table:table-cell table:formula="of:=AVERAGE([.B780];[.E780];[.H780];[.K780];[.N780];[.Q780])" office:value-type="float" office:value="75.165" calcext:value-type="float">
            <text:p>75.165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75.1" calcext:value-type="float">
            <text:p>75.1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73.22" calcext:value-type="float">
            <text:p>73.22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75.49" calcext:value-type="float">
            <text:p>75.49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76.98" calcext:value-type="float">
            <text:p>76.9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5.27" calcext:value-type="float">
            <text:p>75.27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78.26" calcext:value-type="float">
            <text:p>78.26</text:p>
          </table:table-cell>
          <table:table-cell/>
          <table:table-cell table:formula="of:=AVERAGE([.A781];[.D781];[.G781];[.J781];[.M781];[.P781])" office:value-type="float" office:value="4.35" calcext:value-type="float">
            <text:p>4.35</text:p>
          </table:table-cell>
          <table:table-cell table:formula="of:=AVERAGE([.B781];[.E781];[.H781];[.K781];[.N781];[.Q781])" office:value-type="float" office:value="75.72" calcext:value-type="float">
            <text:p>75.72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75.7" calcext:value-type="float">
            <text:p>75.7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73.9" calcext:value-type="float">
            <text:p>73.9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76.01" calcext:value-type="float">
            <text:p>76.01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77.4" calcext:value-type="float">
            <text:p>77.4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75.87" calcext:value-type="float">
            <text:p>75.87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78.86" calcext:value-type="float">
            <text:p>78.86</text:p>
          </table:table-cell>
          <table:table-cell/>
          <table:table-cell table:formula="of:=AVERAGE([.A782];[.D782];[.G782];[.J782];[.M782];[.P782])" office:value-type="float" office:value="4.45" calcext:value-type="float">
            <text:p>4.45</text:p>
          </table:table-cell>
          <table:table-cell table:formula="of:=AVERAGE([.B782];[.E782];[.H782];[.K782];[.N782];[.Q782])" office:value-type="float" office:value="76.29" calcext:value-type="float">
            <text:p>76.29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76.25" calcext:value-type="float">
            <text:p>76.25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74.38" calcext:value-type="float">
            <text:p>74.38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76.5" calcext:value-type="float">
            <text:p>76.5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78.11" calcext:value-type="float">
            <text:p>78.11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76.43" calcext:value-type="float">
            <text:p>76.43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79.44" calcext:value-type="float">
            <text:p>79.44</text:p>
          </table:table-cell>
          <table:table-cell/>
          <table:table-cell table:formula="of:=AVERAGE([.A783];[.D783];[.G783];[.J783];[.M783];[.P783])" office:value-type="float" office:value="4.55" calcext:value-type="float">
            <text:p>4.55</text:p>
          </table:table-cell>
          <table:table-cell table:formula="of:=AVERAGE([.B783];[.E783];[.H783];[.K783];[.N783];[.Q783])" office:value-type="float" office:value="76.8516666666667" calcext:value-type="float">
            <text:p>76.8516666666667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76.91" calcext:value-type="float">
            <text:p>76.91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77.2" calcext:value-type="float">
            <text:p>77.2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78.7" calcext:value-type="float">
            <text:p>78.7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76.98" calcext:value-type="float">
            <text:p>76.98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80.07" calcext:value-type="float">
            <text:p>80.07</text:p>
          </table:table-cell>
          <table:table-cell/>
          <table:table-cell table:formula="of:=AVERAGE([.A784];[.D784];[.G784];[.J784];[.M784];[.P784])" office:value-type="float" office:value="4.65" calcext:value-type="float">
            <text:p>4.65</text:p>
          </table:table-cell>
          <table:table-cell table:formula="of:=AVERAGE([.B784];[.E784];[.H784];[.K784];[.N784];[.Q784])" office:value-type="float" office:value="77.4766666666667" calcext:value-type="float">
            <text:p>77.4766666666667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77.62" calcext:value-type="float">
            <text:p>77.62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75.6" calcext:value-type="float">
            <text:p>75.6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77.83" calcext:value-type="float">
            <text:p>77.83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79.19" calcext:value-type="float">
            <text:p>79.19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77.59" calcext:value-type="float">
            <text:p>77.5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0.7" calcext:value-type="float">
            <text:p>80.7</text:p>
          </table:table-cell>
          <table:table-cell/>
          <table:table-cell table:formula="of:=AVERAGE([.A785];[.D785];[.G785];[.J785];[.M785];[.P785])" office:value-type="float" office:value="4.75" calcext:value-type="float">
            <text:p>4.75</text:p>
          </table:table-cell>
          <table:table-cell table:formula="of:=AVERAGE([.B785];[.E785];[.H785];[.K785];[.N785];[.Q785])" office:value-type="float" office:value="78.0883333333333" calcext:value-type="float">
            <text:p>78.08833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29" calcext:value-type="float">
            <text:p>78.29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76.15" calcext:value-type="float">
            <text:p>76.15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78.33" calcext:value-type="float">
            <text:p>78.33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79.8" calcext:value-type="float">
            <text:p>79.8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78.23" calcext:value-type="float">
            <text:p>78.23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81.35" calcext:value-type="float">
            <text:p>81.35</text:p>
          </table:table-cell>
          <table:table-cell/>
          <table:table-cell table:formula="of:=AVERAGE([.A786];[.D786];[.G786];[.J786];[.M786];[.P786])" office:value-type="float" office:value="4.85" calcext:value-type="float">
            <text:p>4.85</text:p>
          </table:table-cell>
          <table:table-cell table:formula="of:=AVERAGE([.B786];[.E786];[.H786];[.K786];[.N786];[.Q786])" office:value-type="float" office:value="78.6916666666667" calcext:value-type="float">
            <text:p>78.6916666666667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78.85" calcext:value-type="float">
            <text:p>78.85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76.85" calcext:value-type="float">
            <text:p>76.85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78.94" calcext:value-type="float">
            <text:p>78.9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0.41" calcext:value-type="float">
            <text:p>80.41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78.84" calcext:value-type="float">
            <text:p>78.84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81.93" calcext:value-type="float">
            <text:p>81.93</text:p>
          </table:table-cell>
          <table:table-cell/>
          <table:table-cell table:formula="of:=AVERAGE([.A787];[.D787];[.G787];[.J787];[.M787];[.P787])" office:value-type="float" office:value="4.95" calcext:value-type="float">
            <text:p>4.95</text:p>
          </table:table-cell>
          <table:table-cell table:formula="of:=AVERAGE([.B787];[.E787];[.H787];[.K787];[.N787];[.Q787])" office:value-type="float" office:value="79.3033333333333" calcext:value-type="float">
            <text:p>79.3033333333333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79.66" calcext:value-type="float">
            <text:p>79.6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7.46" calcext:value-type="float">
            <text:p>77.4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9.52" calcext:value-type="float">
            <text:p>79.52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81.02" calcext:value-type="float">
            <text:p>81.02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79.62" calcext:value-type="float">
            <text:p>79.62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82.51" calcext:value-type="float">
            <text:p>82.51</text:p>
          </table:table-cell>
          <table:table-cell/>
          <table:table-cell table:formula="of:=AVERAGE([.A788];[.D788];[.G788];[.J788];[.M788];[.P788])" office:value-type="float" office:value="5.05" calcext:value-type="float">
            <text:p>5.05</text:p>
          </table:table-cell>
          <table:table-cell table:formula="of:=AVERAGE([.B788];[.E788];[.H788];[.K788];[.N788];[.Q788])" office:value-type="float" office:value="79.965" calcext:value-type="float">
            <text:p>79.965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80.39" calcext:value-type="float">
            <text:p>80.39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78.18" calcext:value-type="float">
            <text:p>78.18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80.31" calcext:value-type="float">
            <text:p>80.31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81.68" calcext:value-type="float">
            <text:p>81.68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0.25" calcext:value-type="float">
            <text:p>80.25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83.22" calcext:value-type="float">
            <text:p>83.22</text:p>
          </table:table-cell>
          <table:table-cell/>
          <table:table-cell table:formula="of:=AVERAGE([.A789];[.D789];[.G789];[.J789];[.M789];[.P789])" office:value-type="float" office:value="5.15" calcext:value-type="float">
            <text:p>5.15</text:p>
          </table:table-cell>
          <table:table-cell table:formula="of:=AVERAGE([.B789];[.E789];[.H789];[.K789];[.N789];[.Q789])" office:value-type="float" office:value="80.6716666666667" calcext:value-type="float">
            <text:p>80.6716666666667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81.11" calcext:value-type="float">
            <text:p>81.11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78.92" calcext:value-type="float">
            <text:p>78.92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80.95" calcext:value-type="float">
            <text:p>80.95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82.25" calcext:value-type="float">
            <text:p>82.25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80.87" calcext:value-type="float">
            <text:p>80.87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83.96" calcext:value-type="float">
            <text:p>83.96</text:p>
          </table:table-cell>
          <table:table-cell/>
          <table:table-cell table:formula="of:=AVERAGE([.A790];[.D790];[.G790];[.J790];[.M790];[.P790])" office:value-type="float" office:value="5.25" calcext:value-type="float">
            <text:p>5.25</text:p>
          </table:table-cell>
          <table:table-cell table:formula="of:=AVERAGE([.B790];[.E790];[.H790];[.K790];[.N790];[.Q790])" office:value-type="float" office:value="81.3433333333333" calcext:value-type="float">
            <text:p>81.3433333333333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81.88" calcext:value-type="float">
            <text:p>81.88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79.71" calcext:value-type="float">
            <text:p>79.71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81.71" calcext:value-type="float">
            <text:p>81.71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82.91" calcext:value-type="float">
            <text:p>82.9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1.53" calcext:value-type="float">
            <text:p>81.53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84.65" calcext:value-type="float">
            <text:p>84.65</text:p>
          </table:table-cell>
          <table:table-cell/>
          <table:table-cell table:formula="of:=AVERAGE([.A791];[.D791];[.G791];[.J791];[.M791];[.P791])" office:value-type="float" office:value="5.35" calcext:value-type="float">
            <text:p>5.35</text:p>
          </table:table-cell>
          <table:table-cell table:formula="of:=AVERAGE([.B791];[.E791];[.H791];[.K791];[.N791];[.Q791])" office:value-type="float" office:value="82.065" calcext:value-type="float">
            <text:p>82.065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82.54" calcext:value-type="float">
            <text:p>82.54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80.46" calcext:value-type="float">
            <text:p>80.46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82.41" calcext:value-type="float">
            <text:p>82.41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83.65" calcext:value-type="float">
            <text:p>83.65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82.11" calcext:value-type="float">
            <text:p>82.11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85.22" calcext:value-type="float">
            <text:p>85.22</text:p>
          </table:table-cell>
          <table:table-cell/>
          <table:table-cell table:formula="of:=AVERAGE([.A792];[.D792];[.G792];[.J792];[.M792];[.P792])" office:value-type="float" office:value="5.45" calcext:value-type="float">
            <text:p>5.45</text:p>
          </table:table-cell>
          <table:table-cell table:formula="of:=AVERAGE([.B792];[.E792];[.H792];[.K792];[.N792];[.Q792])" office:value-type="float" office:value="82.7316666666667" calcext:value-type="float">
            <text:p>82.7316666666667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83.16" calcext:value-type="float">
            <text:p>83.16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81.2" calcext:value-type="float">
            <text:p>81.2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82.92" calcext:value-type="float">
            <text:p>82.92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84.27" calcext:value-type="float">
            <text:p>84.27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82.75" calcext:value-type="float">
            <text:p>82.75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85.87" calcext:value-type="float">
            <text:p>85.87</text:p>
          </table:table-cell>
          <table:table-cell/>
          <table:table-cell table:formula="of:=AVERAGE([.A793];[.D793];[.G793];[.J793];[.M793];[.P793])" office:value-type="float" office:value="5.55" calcext:value-type="float">
            <text:p>5.55</text:p>
          </table:table-cell>
          <table:table-cell table:formula="of:=AVERAGE([.B793];[.E793];[.H793];[.K793];[.N793];[.Q793])" office:value-type="float" office:value="83.3616666666667" calcext:value-type="float">
            <text:p>83.3616666666667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83.86" calcext:value-type="float">
            <text:p>83.86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81.91" calcext:value-type="float">
            <text:p>81.91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83.55" calcext:value-type="float">
            <text:p>83.55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85.04" calcext:value-type="float">
            <text:p>85.04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83.4" calcext:value-type="float">
            <text:p>83.4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86.62" calcext:value-type="float">
            <text:p>86.62</text:p>
          </table:table-cell>
          <table:table-cell/>
          <table:table-cell table:formula="of:=AVERAGE([.A794];[.D794];[.G794];[.J794];[.M794];[.P794])" office:value-type="float" office:value="5.65" calcext:value-type="float">
            <text:p>5.65</text:p>
          </table:table-cell>
          <table:table-cell table:formula="of:=AVERAGE([.B794];[.E794];[.H794];[.K794];[.N794];[.Q794])" office:value-type="float" office:value="84.0633333333333" calcext:value-type="float">
            <text:p>84.0633333333333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84.75" calcext:value-type="float">
            <text:p>84.75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82.69" calcext:value-type="float">
            <text:p>82.69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84.13" calcext:value-type="float">
            <text:p>84.13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85.74" calcext:value-type="float">
            <text:p>85.74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84.25" calcext:value-type="float">
            <text:p>84.2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7.25" calcext:value-type="float">
            <text:p>87.25</text:p>
          </table:table-cell>
          <table:table-cell/>
          <table:table-cell table:formula="of:=AVERAGE([.A795];[.D795];[.G795];[.J795];[.M795];[.P795])" office:value-type="float" office:value="5.75" calcext:value-type="float">
            <text:p>5.75</text:p>
          </table:table-cell>
          <table:table-cell table:formula="of:=AVERAGE([.B795];[.E795];[.H795];[.K795];[.N795];[.Q795])" office:value-type="float" office:value="84.8016666666667" calcext:value-type="float">
            <text:p>84.80166666666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5.39" calcext:value-type="float">
            <text:p>85.39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83.41" calcext:value-type="float">
            <text:p>83.41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84.79" calcext:value-type="float">
            <text:p>84.79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86.38" calcext:value-type="float">
            <text:p>86.38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84.93" calcext:value-type="float">
            <text:p>84.93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87.92" calcext:value-type="float">
            <text:p>87.92</text:p>
          </table:table-cell>
          <table:table-cell/>
          <table:table-cell table:formula="of:=AVERAGE([.A796];[.D796];[.G796];[.J796];[.M796];[.P796])" office:value-type="float" office:value="5.85" calcext:value-type="float">
            <text:p>5.85</text:p>
          </table:table-cell>
          <table:table-cell table:formula="of:=AVERAGE([.B796];[.E796];[.H796];[.K796];[.N796];[.Q796])" office:value-type="float" office:value="85.47" calcext:value-type="float">
            <text:p>85.47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86.19" calcext:value-type="float">
            <text:p>86.19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84.1" calcext:value-type="float">
            <text:p>84.1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85.37" calcext:value-type="float">
            <text:p>85.3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7.08" calcext:value-type="float">
            <text:p>87.08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85.64" calcext:value-type="float">
            <text:p>85.64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88.62" calcext:value-type="float">
            <text:p>88.62</text:p>
          </table:table-cell>
          <table:table-cell/>
          <table:table-cell table:formula="of:=AVERAGE([.A797];[.D797];[.G797];[.J797];[.M797];[.P797])" office:value-type="float" office:value="5.95" calcext:value-type="float">
            <text:p>5.95</text:p>
          </table:table-cell>
          <table:table-cell table:formula="of:=AVERAGE([.B797];[.E797];[.H797];[.K797];[.N797];[.Q797])" office:value-type="float" office:value="86.1666666666667" calcext:value-type="float">
            <text:p>86.1666666666667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86.83" calcext:value-type="float">
            <text:p>86.8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4.88" calcext:value-type="float">
            <text:p>84.8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6.13" calcext:value-type="float">
            <text:p>86.13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87.78" calcext:value-type="float">
            <text:p>87.78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86.25" calcext:value-type="float">
            <text:p>86.25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89.19" calcext:value-type="float">
            <text:p>89.19</text:p>
          </table:table-cell>
          <table:table-cell/>
          <table:table-cell table:formula="of:=AVERAGE([.A798];[.D798];[.G798];[.J798];[.M798];[.P798])" office:value-type="float" office:value="6.05" calcext:value-type="float">
            <text:p>6.05</text:p>
          </table:table-cell>
          <table:table-cell table:formula="of:=AVERAGE([.B798];[.E798];[.H798];[.K798];[.N798];[.Q798])" office:value-type="float" office:value="86.8433333333333" calcext:value-type="float">
            <text:p>86.8433333333333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87.68" calcext:value-type="float">
            <text:p>87.68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85.69" calcext:value-type="float">
            <text:p>85.69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86.89" calcext:value-type="float">
            <text:p>86.89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88.2" calcext:value-type="float">
            <text:p>88.2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86.83" calcext:value-type="float">
            <text:p>86.83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89.73" calcext:value-type="float">
            <text:p>89.73</text:p>
          </table:table-cell>
          <table:table-cell/>
          <table:table-cell table:formula="of:=AVERAGE([.A799];[.D799];[.G799];[.J799];[.M799];[.P799])" office:value-type="float" office:value="6.15" calcext:value-type="float">
            <text:p>6.15</text:p>
          </table:table-cell>
          <table:table-cell table:formula="of:=AVERAGE([.B799];[.E799];[.H799];[.K799];[.N799];[.Q799])" office:value-type="float" office:value="87.5033333333333" calcext:value-type="float">
            <text:p>87.5033333333333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88.44" calcext:value-type="float">
            <text:p>88.44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86.4" calcext:value-type="float">
            <text:p>86.4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87.52" calcext:value-type="float">
            <text:p>87.52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88.93" calcext:value-type="float">
            <text:p>88.93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87.48" calcext:value-type="float">
            <text:p>87.48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0.35" calcext:value-type="float">
            <text:p>90.35</text:p>
          </table:table-cell>
          <table:table-cell/>
          <table:table-cell table:formula="of:=AVERAGE([.A800];[.D800];[.G800];[.J800];[.M800];[.P800])" office:value-type="float" office:value="6.25" calcext:value-type="float">
            <text:p>6.25</text:p>
          </table:table-cell>
          <table:table-cell table:formula="of:=AVERAGE([.B800];[.E800];[.H800];[.K800];[.N800];[.Q800])" office:value-type="float" office:value="88.1866666666667" calcext:value-type="float">
            <text:p>88.1866666666667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89.19" calcext:value-type="float">
            <text:p>89.19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87.17" calcext:value-type="float">
            <text:p>87.17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88.11" calcext:value-type="float">
            <text:p>88.11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89.46" calcext:value-type="float">
            <text:p>89.4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8.02" calcext:value-type="float">
            <text:p>88.02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0.96" calcext:value-type="float">
            <text:p>90.96</text:p>
          </table:table-cell>
          <table:table-cell/>
          <table:table-cell table:formula="of:=AVERAGE([.A801];[.D801];[.G801];[.J801];[.M801];[.P801])" office:value-type="float" office:value="6.35" calcext:value-type="float">
            <text:p>6.35</text:p>
          </table:table-cell>
          <table:table-cell table:formula="of:=AVERAGE([.B801];[.E801];[.H801];[.K801];[.N801];[.Q801])" office:value-type="float" office:value="88.8183333333333" calcext:value-type="float">
            <text:p>88.8183333333333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89.8" calcext:value-type="float">
            <text:p>89.8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87.87" calcext:value-type="float">
            <text:p>87.87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88.64" calcext:value-type="float">
            <text:p>88.64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0.1" calcext:value-type="float">
            <text:p>90.1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88.66" calcext:value-type="float">
            <text:p>88.66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1.45" calcext:value-type="float">
            <text:p>91.45</text:p>
          </table:table-cell>
          <table:table-cell/>
          <table:table-cell table:formula="of:=AVERAGE([.A802];[.D802];[.G802];[.J802];[.M802];[.P802])" office:value-type="float" office:value="6.45" calcext:value-type="float">
            <text:p>6.45</text:p>
          </table:table-cell>
          <table:table-cell table:formula="of:=AVERAGE([.B802];[.E802];[.H802];[.K802];[.N802];[.Q802])" office:value-type="float" office:value="89.42" calcext:value-type="float">
            <text:p>89.42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90.41" calcext:value-type="float">
            <text:p>90.41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88.56" calcext:value-type="float">
            <text:p>88.56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89.36" calcext:value-type="float">
            <text:p>89.36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0.76" calcext:value-type="float">
            <text:p>90.76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89.24" calcext:value-type="float">
            <text:p>89.24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1.99" calcext:value-type="float">
            <text:p>91.99</text:p>
          </table:table-cell>
          <table:table-cell/>
          <table:table-cell table:formula="of:=AVERAGE([.A803];[.D803];[.G803];[.J803];[.M803];[.P803])" office:value-type="float" office:value="6.55" calcext:value-type="float">
            <text:p>6.55</text:p>
          </table:table-cell>
          <table:table-cell table:formula="of:=AVERAGE([.B803];[.E803];[.H803];[.K803];[.N803];[.Q803])" office:value-type="float" office:value="90.0533333333333" calcext:value-type="float">
            <text:p>90.0533333333333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91.01" calcext:value-type="float">
            <text:p>91.01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89.27" calcext:value-type="float">
            <text:p>89.27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89.89" calcext:value-type="float">
            <text:p>89.89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1.32" calcext:value-type="float">
            <text:p>91.32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89.82" calcext:value-type="float">
            <text:p>89.82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2.48" calcext:value-type="float">
            <text:p>92.48</text:p>
          </table:table-cell>
          <table:table-cell/>
          <table:table-cell table:formula="of:=AVERAGE([.A804];[.D804];[.G804];[.J804];[.M804];[.P804])" office:value-type="float" office:value="6.65" calcext:value-type="float">
            <text:p>6.65</text:p>
          </table:table-cell>
          <table:table-cell table:formula="of:=AVERAGE([.B804];[.E804];[.H804];[.K804];[.N804];[.Q804])" office:value-type="float" office:value="90.6316666666667" calcext:value-type="float">
            <text:p>90.6316666666667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91.57" calcext:value-type="float">
            <text:p>91.57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89.91" calcext:value-type="float">
            <text:p>89.91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0.48" calcext:value-type="float">
            <text:p>90.48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1.87" calcext:value-type="float">
            <text:p>91.87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0.24" calcext:value-type="float">
            <text:p>90.2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2.87" calcext:value-type="float">
            <text:p>92.87</text:p>
          </table:table-cell>
          <table:table-cell/>
          <table:table-cell table:formula="of:=AVERAGE([.A805];[.D805];[.G805];[.J805];[.M805];[.P805])" office:value-type="float" office:value="6.75" calcext:value-type="float">
            <text:p>6.75</text:p>
          </table:table-cell>
          <table:table-cell table:formula="of:=AVERAGE([.B805];[.E805];[.H805];[.K805];[.N805];[.Q805])" office:value-type="float" office:value="91.1566666666667" calcext:value-type="float">
            <text:p>91.15666666666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2.14" calcext:value-type="float">
            <text:p>92.14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0.42" calcext:value-type="float">
            <text:p>90.42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1.14" calcext:value-type="float">
            <text:p>91.14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2.31" calcext:value-type="float">
            <text:p>92.31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0.81" calcext:value-type="float">
            <text:p>90.81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3.41" calcext:value-type="float">
            <text:p>93.41</text:p>
          </table:table-cell>
          <table:table-cell/>
          <table:table-cell table:formula="of:=AVERAGE([.A806];[.D806];[.G806];[.J806];[.M806];[.P806])" office:value-type="float" office:value="6.85" calcext:value-type="float">
            <text:p>6.85</text:p>
          </table:table-cell>
          <table:table-cell table:formula="of:=AVERAGE([.B806];[.E806];[.H806];[.K806];[.N806];[.Q806])" office:value-type="float" office:value="91.705" calcext:value-type="float">
            <text:p>91.705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92.85" calcext:value-type="float">
            <text:p>92.85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1.01" calcext:value-type="float">
            <text:p>91.01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1.77" calcext:value-type="float">
            <text:p>91.7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2.81" calcext:value-type="float">
            <text:p>92.81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1.23" calcext:value-type="float">
            <text:p>91.23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3.92" calcext:value-type="float">
            <text:p>93.92</text:p>
          </table:table-cell>
          <table:table-cell/>
          <table:table-cell table:formula="of:=AVERAGE([.A807];[.D807];[.G807];[.J807];[.M807];[.P807])" office:value-type="float" office:value="6.95" calcext:value-type="float">
            <text:p>6.95</text:p>
          </table:table-cell>
          <table:table-cell table:formula="of:=AVERAGE([.B807];[.E807];[.H807];[.K807];[.N807];[.Q807])" office:value-type="float" office:value="92.265" calcext:value-type="float">
            <text:p>92.265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93.23" calcext:value-type="float">
            <text:p>93.2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1.67" calcext:value-type="float">
            <text:p>91.6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2.43" calcext:value-type="float">
            <text:p>92.43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3.25" calcext:value-type="float">
            <text:p>93.25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1.75" calcext:value-type="float">
            <text:p>91.75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4.28" calcext:value-type="float">
            <text:p>94.28</text:p>
          </table:table-cell>
          <table:table-cell/>
          <table:table-cell table:formula="of:=AVERAGE([.A808];[.D808];[.G808];[.J808];[.M808];[.P808])" office:value-type="float" office:value="7.05" calcext:value-type="float">
            <text:p>7.05</text:p>
          </table:table-cell>
          <table:table-cell table:formula="of:=AVERAGE([.B808];[.E808];[.H808];[.K808];[.N808];[.Q808])" office:value-type="float" office:value="92.7683333333333" calcext:value-type="float">
            <text:p>92.7683333333333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93.68" calcext:value-type="float">
            <text:p>93.68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2.23" calcext:value-type="float">
            <text:p>92.23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2.95" calcext:value-type="float">
            <text:p>92.95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3.77" calcext:value-type="float">
            <text:p>93.77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2.31" calcext:value-type="float">
            <text:p>92.31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4.59" calcext:value-type="float">
            <text:p>94.59</text:p>
          </table:table-cell>
          <table:table-cell/>
          <table:table-cell table:formula="of:=AVERAGE([.A809];[.D809];[.G809];[.J809];[.M809];[.P809])" office:value-type="float" office:value="7.15" calcext:value-type="float">
            <text:p>7.15</text:p>
          </table:table-cell>
          <table:table-cell table:formula="of:=AVERAGE([.B809];[.E809];[.H809];[.K809];[.N809];[.Q809])" office:value-type="float" office:value="93.255" calcext:value-type="float">
            <text:p>93.255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94.09" calcext:value-type="float">
            <text:p>94.09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2.6" calcext:value-type="float">
            <text:p>92.6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3.43" calcext:value-type="float">
            <text:p>93.43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4.26" calcext:value-type="float">
            <text:p>94.26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2.73" calcext:value-type="float">
            <text:p>92.73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4.98" calcext:value-type="float">
            <text:p>94.98</text:p>
          </table:table-cell>
          <table:table-cell/>
          <table:table-cell table:formula="of:=AVERAGE([.A810];[.D810];[.G810];[.J810];[.M810];[.P810])" office:value-type="float" office:value="7.25" calcext:value-type="float">
            <text:p>7.25</text:p>
          </table:table-cell>
          <table:table-cell table:formula="of:=AVERAGE([.B810];[.E810];[.H810];[.K810];[.N810];[.Q810])" office:value-type="float" office:value="93.6816666666667" calcext:value-type="float">
            <text:p>93.6816666666667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94.5" calcext:value-type="float">
            <text:p>94.5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3.13" calcext:value-type="float">
            <text:p>93.13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3.86" calcext:value-type="float">
            <text:p>93.86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4.67" calcext:value-type="float">
            <text:p>94.6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3.2" calcext:value-type="float">
            <text:p>93.2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5.36" calcext:value-type="float">
            <text:p>95.36</text:p>
          </table:table-cell>
          <table:table-cell/>
          <table:table-cell table:formula="of:=AVERAGE([.A811];[.D811];[.G811];[.J811];[.M811];[.P811])" office:value-type="float" office:value="7.35" calcext:value-type="float">
            <text:p>7.35</text:p>
          </table:table-cell>
          <table:table-cell table:formula="of:=AVERAGE([.B811];[.E811];[.H811];[.K811];[.N811];[.Q811])" office:value-type="float" office:value="94.12" calcext:value-type="float">
            <text:p>94.12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94.97" calcext:value-type="float">
            <text:p>94.97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3.54" calcext:value-type="float">
            <text:p>93.54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4.29" calcext:value-type="float">
            <text:p>94.29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3.61" calcext:value-type="float">
            <text:p>93.61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5.62" calcext:value-type="float">
            <text:p>95.62</text:p>
          </table:table-cell>
          <table:table-cell/>
          <table:table-cell table:formula="of:=AVERAGE([.A812];[.D812];[.G812];[.J812];[.M812];[.P812])" office:value-type="float" office:value="7.45" calcext:value-type="float">
            <text:p>7.45</text:p>
          </table:table-cell>
          <table:table-cell table:formula="of:=AVERAGE([.B812];[.E812];[.H812];[.K812];[.N812];[.Q812])" office:value-type="float" office:value="94.505" calcext:value-type="float">
            <text:p>94.505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95.25" calcext:value-type="float">
            <text:p>95.25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4.64" calcext:value-type="float">
            <text:p>94.64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5.4" calcext:value-type="float">
            <text:p>95.4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4.08" calcext:value-type="float">
            <text:p>94.08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5.91" calcext:value-type="float">
            <text:p>95.91</text:p>
          </table:table-cell>
          <table:table-cell/>
          <table:table-cell table:formula="of:=AVERAGE([.A813];[.D813];[.G813];[.J813];[.M813];[.P813])" office:value-type="float" office:value="7.55" calcext:value-type="float">
            <text:p>7.55</text:p>
          </table:table-cell>
          <table:table-cell table:formula="of:=AVERAGE([.B813];[.E813];[.H813];[.K813];[.N813];[.Q813])" office:value-type="float" office:value="94.88" calcext:value-type="float">
            <text:p>94.88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95.54" calcext:value-type="float">
            <text:p>95.54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4.45" calcext:value-type="float">
            <text:p>94.45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4.97" calcext:value-type="float">
            <text:p>94.97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5.69" calcext:value-type="float">
            <text:p>95.69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4.44" calcext:value-type="float">
            <text:p>94.44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6.16" calcext:value-type="float">
            <text:p>96.16</text:p>
          </table:table-cell>
          <table:table-cell/>
          <table:table-cell table:formula="of:=AVERAGE([.A814];[.D814];[.G814];[.J814];[.M814];[.P814])" office:value-type="float" office:value="7.65" calcext:value-type="float">
            <text:p>7.65</text:p>
          </table:table-cell>
          <table:table-cell table:formula="of:=AVERAGE([.B814];[.E814];[.H814];[.K814];[.N814];[.Q814])" office:value-type="float" office:value="95.2083333333333" calcext:value-type="float">
            <text:p>95.2083333333333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95.94" calcext:value-type="float">
            <text:p>95.94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4.8" calcext:value-type="float">
            <text:p>94.8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5.31" calcext:value-type="float">
            <text:p>95.31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5.96" calcext:value-type="float">
            <text:p>95.96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4.81" calcext:value-type="float">
            <text:p>94.8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6.35" calcext:value-type="float">
            <text:p>96.35</text:p>
          </table:table-cell>
          <table:table-cell/>
          <table:table-cell table:formula="of:=AVERAGE([.A815];[.D815];[.G815];[.J815];[.M815];[.P815])" office:value-type="float" office:value="7.75" calcext:value-type="float">
            <text:p>7.75</text:p>
          </table:table-cell>
          <table:table-cell table:formula="of:=AVERAGE([.B815];[.E815];[.H815];[.K815];[.N815];[.Q815])" office:value-type="float" office:value="95.5283333333333" calcext:value-type="float">
            <text:p>95.52833333333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6.21" calcext:value-type="float">
            <text:p>96.21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5.21" calcext:value-type="float">
            <text:p>95.21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5.64" calcext:value-type="float">
            <text:p>95.64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6.27" calcext:value-type="float">
            <text:p>96.27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5.17" calcext:value-type="float">
            <text:p>95.17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6.49" calcext:value-type="float">
            <text:p>96.49</text:p>
          </table:table-cell>
          <table:table-cell/>
          <table:table-cell table:formula="of:=AVERAGE([.A816];[.D816];[.G816];[.J816];[.M816];[.P816])" office:value-type="float" office:value="7.85" calcext:value-type="float">
            <text:p>7.85</text:p>
          </table:table-cell>
          <table:table-cell table:formula="of:=AVERAGE([.B816];[.E816];[.H816];[.K816];[.N816];[.Q816])" office:value-type="float" office:value="95.8316666666667" calcext:value-type="float">
            <text:p>95.8316666666667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96.44" calcext:value-type="float">
            <text:p>96.44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5.53" calcext:value-type="float">
            <text:p>95.53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5.9" calcext:value-type="float">
            <text:p>95.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6.41" calcext:value-type="float">
            <text:p>96.41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5.5" calcext:value-type="float">
            <text:p>95.5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6.67" calcext:value-type="float">
            <text:p>96.67</text:p>
          </table:table-cell>
          <table:table-cell/>
          <table:table-cell table:formula="of:=AVERAGE([.A817];[.D817];[.G817];[.J817];[.M817];[.P817])" office:value-type="float" office:value="7.95" calcext:value-type="float">
            <text:p>7.95</text:p>
          </table:table-cell>
          <table:table-cell table:formula="of:=AVERAGE([.B817];[.E817];[.H817];[.K817];[.N817];[.Q817])" office:value-type="float" office:value="96.075" calcext:value-type="float">
            <text:p>96.075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96.68" calcext:value-type="float">
            <text:p>96.6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5.86" calcext:value-type="float">
            <text:p>95.8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6.11" calcext:value-type="float">
            <text:p>96.11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6.66" calcext:value-type="float">
            <text:p>96.66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5.8" calcext:value-type="float">
            <text:p>95.8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6.86" calcext:value-type="float">
            <text:p>96.86</text:p>
          </table:table-cell>
          <table:table-cell/>
          <table:table-cell table:formula="of:=AVERAGE([.A818];[.D818];[.G818];[.J818];[.M818];[.P818])" office:value-type="float" office:value="8.05" calcext:value-type="float">
            <text:p>8.05</text:p>
          </table:table-cell>
          <table:table-cell table:formula="of:=AVERAGE([.B818];[.E818];[.H818];[.K818];[.N818];[.Q818])" office:value-type="float" office:value="96.3283333333333" calcext:value-type="float">
            <text:p>96.3283333333333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96.94" calcext:value-type="float">
            <text:p>96.94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6.1" calcext:value-type="float">
            <text:p>96.1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6.33" calcext:value-type="float">
            <text:p>96.33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6.81" calcext:value-type="float">
            <text:p>96.81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5.97" calcext:value-type="float">
            <text:p>95.97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7.01" calcext:value-type="float">
            <text:p>97.01</text:p>
          </table:table-cell>
          <table:table-cell/>
          <table:table-cell table:formula="of:=AVERAGE([.A819];[.D819];[.G819];[.J819];[.M819];[.P819])" office:value-type="float" office:value="8.15" calcext:value-type="float">
            <text:p>8.15</text:p>
          </table:table-cell>
          <table:table-cell table:formula="of:=AVERAGE([.B819];[.E819];[.H819];[.K819];[.N819];[.Q819])" office:value-type="float" office:value="96.5266666666667" calcext:value-type="float">
            <text:p>96.5266666666667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97.12" calcext:value-type="float">
            <text:p>97.12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6.33" calcext:value-type="float">
            <text:p>96.33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6.47" calcext:value-type="float">
            <text:p>96.47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6.94" calcext:value-type="float">
            <text:p>96.94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6.25" calcext:value-type="float">
            <text:p>96.25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7.19" calcext:value-type="float">
            <text:p>97.19</text:p>
          </table:table-cell>
          <table:table-cell/>
          <table:table-cell table:formula="of:=AVERAGE([.A820];[.D820];[.G820];[.J820];[.M820];[.P820])" office:value-type="float" office:value="8.25" calcext:value-type="float">
            <text:p>8.25</text:p>
          </table:table-cell>
          <table:table-cell table:formula="of:=AVERAGE([.B820];[.E820];[.H820];[.K820];[.N820];[.Q820])" office:value-type="float" office:value="96.7166666666667" calcext:value-type="float">
            <text:p>96.7166666666667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97.31" calcext:value-type="float">
            <text:p>97.31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6.55" calcext:value-type="float">
            <text:p>96.55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6.62" calcext:value-type="float">
            <text:p>96.62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7.13" calcext:value-type="float">
            <text:p>97.1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6.56" calcext:value-type="float">
            <text:p>96.56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7.26" calcext:value-type="float">
            <text:p>97.26</text:p>
          </table:table-cell>
          <table:table-cell/>
          <table:table-cell table:formula="of:=AVERAGE([.A821];[.D821];[.G821];[.J821];[.M821];[.P821])" office:value-type="float" office:value="8.35" calcext:value-type="float">
            <text:p>8.35</text:p>
          </table:table-cell>
          <table:table-cell table:formula="of:=AVERAGE([.B821];[.E821];[.H821];[.K821];[.N821];[.Q821])" office:value-type="float" office:value="96.905" calcext:value-type="float">
            <text:p>96.905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97.46" calcext:value-type="float">
            <text:p>97.46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6.79" calcext:value-type="float">
            <text:p>96.79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6.81" calcext:value-type="float">
            <text:p>96.81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7.21" calcext:value-type="float">
            <text:p>97.21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6.84" calcext:value-type="float">
            <text:p>96.84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7.41" calcext:value-type="float">
            <text:p>97.41</text:p>
          </table:table-cell>
          <table:table-cell/>
          <table:table-cell table:formula="of:=AVERAGE([.A822];[.D822];[.G822];[.J822];[.M822];[.P822])" office:value-type="float" office:value="8.45" calcext:value-type="float">
            <text:p>8.45</text:p>
          </table:table-cell>
          <table:table-cell table:formula="of:=AVERAGE([.B822];[.E822];[.H822];[.K822];[.N822];[.Q822])" office:value-type="float" office:value="97.0866666666667" calcext:value-type="float">
            <text:p>97.0866666666667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97.6" calcext:value-type="float">
            <text:p>97.6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7.05" calcext:value-type="float">
            <text:p>97.05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6.99" calcext:value-type="float">
            <text:p>96.99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7.34" calcext:value-type="float">
            <text:p>97.34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6.97" calcext:value-type="float">
            <text:p>96.97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7.51" calcext:value-type="float">
            <text:p>97.51</text:p>
          </table:table-cell>
          <table:table-cell/>
          <table:table-cell table:formula="of:=AVERAGE([.A823];[.D823];[.G823];[.J823];[.M823];[.P823])" office:value-type="float" office:value="8.55" calcext:value-type="float">
            <text:p>8.55</text:p>
          </table:table-cell>
          <table:table-cell table:formula="of:=AVERAGE([.B823];[.E823];[.H823];[.K823];[.N823];[.Q823])" office:value-type="float" office:value="97.2433333333333" calcext:value-type="float">
            <text:p>97.2433333333333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97.74" calcext:value-type="float">
            <text:p>97.74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7.27" calcext:value-type="float">
            <text:p>97.27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7.15" calcext:value-type="float">
            <text:p>97.15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7.5" calcext:value-type="float">
            <text:p>97.5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7.09" calcext:value-type="float">
            <text:p>97.09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7.63" calcext:value-type="float">
            <text:p>97.63</text:p>
          </table:table-cell>
          <table:table-cell/>
          <table:table-cell table:formula="of:=AVERAGE([.A824];[.D824];[.G824];[.J824];[.M824];[.P824])" office:value-type="float" office:value="8.65" calcext:value-type="float">
            <text:p>8.65</text:p>
          </table:table-cell>
          <table:table-cell table:formula="of:=AVERAGE([.B824];[.E824];[.H824];[.K824];[.N824];[.Q824])" office:value-type="float" office:value="97.3966666666667" calcext:value-type="float">
            <text:p>97.3966666666667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97.8" calcext:value-type="float">
            <text:p>97.8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7.4" calcext:value-type="float">
            <text:p>97.4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7.25" calcext:value-type="float">
            <text:p>97.25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7.62" calcext:value-type="float">
            <text:p>97.62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7.25" calcext:value-type="float">
            <text:p>97.2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7.77" calcext:value-type="float">
            <text:p>97.77</text:p>
          </table:table-cell>
          <table:table-cell/>
          <table:table-cell table:formula="of:=AVERAGE([.A825];[.D825];[.G825];[.J825];[.M825];[.P825])" office:value-type="float" office:value="8.75" calcext:value-type="float">
            <text:p>8.75</text:p>
          </table:table-cell>
          <table:table-cell table:formula="of:=AVERAGE([.B825];[.E825];[.H825];[.K825];[.N825];[.Q825])" office:value-type="float" office:value="97.515" calcext:value-type="float">
            <text:p>97.5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7.95" calcext:value-type="float">
            <text:p>97.95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7.57" calcext:value-type="float">
            <text:p>97.57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7.35" calcext:value-type="float">
            <text:p>97.35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7.7" calcext:value-type="float">
            <text:p>97.7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7.42" calcext:value-type="float">
            <text:p>97.42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7.87" calcext:value-type="float">
            <text:p>97.87</text:p>
          </table:table-cell>
          <table:table-cell/>
          <table:table-cell table:formula="of:=AVERAGE([.A826];[.D826];[.G826];[.J826];[.M826];[.P826])" office:value-type="float" office:value="8.85" calcext:value-type="float">
            <text:p>8.85</text:p>
          </table:table-cell>
          <table:table-cell table:formula="of:=AVERAGE([.B826];[.E826];[.H826];[.K826];[.N826];[.Q826])" office:value-type="float" office:value="97.6433333333333" calcext:value-type="float">
            <text:p>97.6433333333333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98.11" calcext:value-type="float">
            <text:p>98.11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7.71" calcext:value-type="float">
            <text:p>97.71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7.48" calcext:value-type="float">
            <text:p>97.4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7.8" calcext:value-type="float">
            <text:p>97.8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7.61" calcext:value-type="float">
            <text:p>97.61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7.93" calcext:value-type="float">
            <text:p>97.93</text:p>
          </table:table-cell>
          <table:table-cell/>
          <table:table-cell table:formula="of:=AVERAGE([.A827];[.D827];[.G827];[.J827];[.M827];[.P827])" office:value-type="float" office:value="8.95" calcext:value-type="float">
            <text:p>8.95</text:p>
          </table:table-cell>
          <table:table-cell table:formula="of:=AVERAGE([.B827];[.E827];[.H827];[.K827];[.N827];[.Q827])" office:value-type="float" office:value="97.7733333333333" calcext:value-type="float">
            <text:p>97.7733333333333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98.24" calcext:value-type="float">
            <text:p>98.2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7.8" calcext:value-type="float">
            <text:p>97.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7.57" calcext:value-type="float">
            <text:p>97.57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7.89" calcext:value-type="float">
            <text:p>97.89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7.7" calcext:value-type="float">
            <text:p>97.7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8.04" calcext:value-type="float">
            <text:p>98.04</text:p>
          </table:table-cell>
          <table:table-cell/>
          <table:table-cell table:formula="of:=AVERAGE([.A828];[.D828];[.G828];[.J828];[.M828];[.P828])" office:value-type="float" office:value="9.05" calcext:value-type="float">
            <text:p>9.05</text:p>
          </table:table-cell>
          <table:table-cell table:formula="of:=AVERAGE([.B828];[.E828];[.H828];[.K828];[.N828];[.Q828])" office:value-type="float" office:value="97.8733333333333" calcext:value-type="float">
            <text:p>97.8733333333333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98.31" calcext:value-type="float">
            <text:p>98.31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7.93" calcext:value-type="float">
            <text:p>97.93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7.63" calcext:value-type="float">
            <text:p>97.63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7.95" calcext:value-type="float">
            <text:p>97.95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7.8" calcext:value-type="float">
            <text:p>97.8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8.09" calcext:value-type="float">
            <text:p>98.09</text:p>
          </table:table-cell>
          <table:table-cell/>
          <table:table-cell table:formula="of:=AVERAGE([.A829];[.D829];[.G829];[.J829];[.M829];[.P829])" office:value-type="float" office:value="9.15" calcext:value-type="float">
            <text:p>9.15</text:p>
          </table:table-cell>
          <table:table-cell table:formula="of:=AVERAGE([.B829];[.E829];[.H829];[.K829];[.N829];[.Q829])" office:value-type="float" office:value="97.9516666666667" calcext:value-type="float">
            <text:p>97.9516666666667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98.36" calcext:value-type="float">
            <text:p>98.36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8.02" calcext:value-type="float">
            <text:p>98.02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7.7" calcext:value-type="float">
            <text:p>97.7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8.03" calcext:value-type="float">
            <text:p>98.03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7.89" calcext:value-type="float">
            <text:p>97.89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8.17" calcext:value-type="float">
            <text:p>98.17</text:p>
          </table:table-cell>
          <table:table-cell/>
          <table:table-cell table:formula="of:=AVERAGE([.A830];[.D830];[.G830];[.J830];[.M830];[.P830])" office:value-type="float" office:value="9.25" calcext:value-type="float">
            <text:p>9.25</text:p>
          </table:table-cell>
          <table:table-cell table:formula="of:=AVERAGE([.B830];[.E830];[.H830];[.K830];[.N830];[.Q830])" office:value-type="float" office:value="98.0283333333333" calcext:value-type="float">
            <text:p>98.0283333333333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98.43" calcext:value-type="float">
            <text:p>98.43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8.06" calcext:value-type="float">
            <text:p>98.06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7.8" calcext:value-type="float">
            <text:p>97.8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8.05" calcext:value-type="float">
            <text:p>98.0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7.97" calcext:value-type="float">
            <text:p>97.97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8.21" calcext:value-type="float">
            <text:p>98.21</text:p>
          </table:table-cell>
          <table:table-cell/>
          <table:table-cell table:formula="of:=AVERAGE([.A831];[.D831];[.G831];[.J831];[.M831];[.P831])" office:value-type="float" office:value="9.35" calcext:value-type="float">
            <text:p>9.35</text:p>
          </table:table-cell>
          <table:table-cell table:formula="of:=AVERAGE([.B831];[.E831];[.H831];[.K831];[.N831];[.Q831])" office:value-type="float" office:value="98.0866666666667" calcext:value-type="float">
            <text:p>98.0866666666667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98.47" calcext:value-type="float">
            <text:p>98.47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8.17" calcext:value-type="float">
            <text:p>98.17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7.9" calcext:value-type="float">
            <text:p>97.9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8.12" calcext:value-type="float">
            <text:p>98.12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8.01" calcext:value-type="float">
            <text:p>98.01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8.27" calcext:value-type="float">
            <text:p>98.27</text:p>
          </table:table-cell>
          <table:table-cell/>
          <table:table-cell table:formula="of:=AVERAGE([.A832];[.D832];[.G832];[.J832];[.M832];[.P832])" office:value-type="float" office:value="9.45" calcext:value-type="float">
            <text:p>9.45</text:p>
          </table:table-cell>
          <table:table-cell table:formula="of:=AVERAGE([.B832];[.E832];[.H832];[.K832];[.N832];[.Q832])" office:value-type="float" office:value="98.1566666666667" calcext:value-type="float">
            <text:p>98.1566666666667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98.51" calcext:value-type="float">
            <text:p>98.51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8.24" calcext:value-type="float">
            <text:p>98.24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8.15" calcext:value-type="float">
            <text:p>98.15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8.08" calcext:value-type="float">
            <text:p>98.08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8.3" calcext:value-type="float">
            <text:p>98.3</text:p>
          </table:table-cell>
          <table:table-cell/>
          <table:table-cell table:formula="of:=AVERAGE([.A833];[.D833];[.G833];[.J833];[.M833];[.P833])" office:value-type="float" office:value="9.55" calcext:value-type="float">
            <text:p>9.55</text:p>
          </table:table-cell>
          <table:table-cell table:formula="of:=AVERAGE([.B833];[.E833];[.H833];[.K833];[.N833];[.Q833])" office:value-type="float" office:value="98.2133333333333" calcext:value-type="float">
            <text:p>98.2133333333333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98.55" calcext:value-type="float">
            <text:p>98.55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8.3" calcext:value-type="float">
            <text:p>98.3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8.08" calcext:value-type="float">
            <text:p>98.08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8.2" calcext:value-type="float">
            <text:p>98.2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8.14" calcext:value-type="float">
            <text:p>98.14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8.35" calcext:value-type="float">
            <text:p>98.35</text:p>
          </table:table-cell>
          <table:table-cell/>
          <table:table-cell table:formula="of:=AVERAGE([.A834];[.D834];[.G834];[.J834];[.M834];[.P834])" office:value-type="float" office:value="9.65" calcext:value-type="float">
            <text:p>9.65</text:p>
          </table:table-cell>
          <table:table-cell table:formula="of:=AVERAGE([.B834];[.E834];[.H834];[.K834];[.N834];[.Q834])" office:value-type="float" office:value="98.27" calcext:value-type="float">
            <text:p>98.27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98.59" calcext:value-type="float">
            <text:p>98.59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8.4" calcext:value-type="float">
            <text:p>98.4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8.14" calcext:value-type="float">
            <text:p>98.14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8.25" calcext:value-type="float">
            <text:p>98.25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8.22" calcext:value-type="float">
            <text:p>98.2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8.54" calcext:value-type="float">
            <text:p>98.54</text:p>
          </table:table-cell>
          <table:table-cell/>
          <table:table-cell table:formula="of:=AVERAGE([.A835];[.D835];[.G835];[.J835];[.M835];[.P835])" office:value-type="float" office:value="9.75" calcext:value-type="float">
            <text:p>9.75</text:p>
          </table:table-cell>
          <table:table-cell table:formula="of:=AVERAGE([.B835];[.E835];[.H835];[.K835];[.N835];[.Q835])" office:value-type="float" office:value="98.3566666666667" calcext:value-type="float">
            <text:p>98.35666666666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8.75" calcext:value-type="float">
            <text:p>98.75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8.47" calcext:value-type="float">
            <text:p>98.47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8.2" calcext:value-type="float">
            <text:p>98.2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8.3" calcext:value-type="float">
            <text:p>98.3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8.27" calcext:value-type="float">
            <text:p>98.2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8.81" calcext:value-type="float">
            <text:p>98.81</text:p>
          </table:table-cell>
          <table:table-cell/>
          <table:table-cell table:formula="of:=AVERAGE([.A836];[.D836];[.G836];[.J836];[.M836];[.P836])" office:value-type="float" office:value="10" calcext:value-type="float">
            <text:p>10</text:p>
          </table:table-cell>
          <table:table-cell table:formula="of:=AVERAGE([.B836];[.E836];[.H836];[.K836];[.N836];[.Q836])" office:value-type="float" office:value="98.4666666666667" calcext:value-type="float">
            <text:p>98.46666666666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8.92" calcext:value-type="float">
            <text:p>98.92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8.55" calcext:value-type="float">
            <text:p>98.55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8.26" calcext:value-type="float">
            <text:p>98.2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8.52" calcext:value-type="float">
            <text:p>98.52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8.3" calcext:value-type="float">
            <text:p>98.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8.91" calcext:value-type="float">
            <text:p>98.91</text:p>
          </table:table-cell>
          <table:table-cell/>
          <table:table-cell table:formula="of:=AVERAGE([.A837];[.D837];[.G837];[.J837];[.M837];[.P837])" office:value-type="float" office:value="10.4" calcext:value-type="float">
            <text:p>10.4</text:p>
          </table:table-cell>
          <table:table-cell table:formula="of:=AVERAGE([.B837];[.E837];[.H837];[.K837];[.N837];[.Q837])" office:value-type="float" office:value="98.5766666666667" calcext:value-type="float">
            <text:p>98.57666666666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9.02" calcext:value-type="float">
            <text:p>99.0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8.84" calcext:value-type="float">
            <text:p>98.8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8.48" calcext:value-type="float">
            <text:p>98.4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8.79" calcext:value-type="float">
            <text:p>98.79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8.35" calcext:value-type="float">
            <text:p>98.3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" calcext:value-type="float">
            <text:p>99</text:p>
          </table:table-cell>
          <table:table-cell/>
          <table:table-cell table:formula="of:=AVERAGE([.A838];[.D838];[.G838];[.J838];[.M838];[.P838])" office:value-type="float" office:value="10.95" calcext:value-type="float">
            <text:p>10.95</text:p>
          </table:table-cell>
          <table:table-cell table:formula="of:=AVERAGE([.B838];[.E838];[.H838];[.K838];[.N838];[.Q838])" office:value-type="float" office:value="98.7466666666667" calcext:value-type="float">
            <text:p>98.74666666666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9.14" calcext:value-type="float">
            <text:p>99.1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1" calcext:value-type="float">
            <text:p>99.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8.76" calcext:value-type="float">
            <text:p>98.7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8.9" calcext:value-type="float">
            <text:p>98.9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8.38" calcext:value-type="float">
            <text:p>98.3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08" calcext:value-type="float">
            <text:p>99.08</text:p>
          </table:table-cell>
          <table:table-cell/>
          <table:table-cell table:formula="of:=AVERAGE([.A839];[.D839];[.G839];[.J839];[.M839];[.P839])" office:value-type="float" office:value="11.8" calcext:value-type="float">
            <text:p>11.8</text:p>
          </table:table-cell>
          <table:table-cell table:formula="of:=AVERAGE([.B839];[.E839];[.H839];[.K839];[.N839];[.Q839])" office:value-type="float" office:value="98.8933333333333" calcext:value-type="float">
            <text:p>98.89333333333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9.2" calcext:value-type="float">
            <text:p>99.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18" calcext:value-type="float">
            <text:p>99.1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8.87" calcext:value-type="float">
            <text:p>98.8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8.93" calcext:value-type="float">
            <text:p>98.93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8.42" calcext:value-type="float">
            <text:p>98.4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13" calcext:value-type="float">
            <text:p>99.13</text:p>
          </table:table-cell>
          <table:table-cell/>
          <table:table-cell table:formula="of:=AVERAGE([.A840];[.D840];[.G840];[.J840];[.M840];[.P840])" office:value-type="float" office:value="12.65" calcext:value-type="float">
            <text:p>12.65</text:p>
          </table:table-cell>
          <table:table-cell table:formula="of:=AVERAGE([.B840];[.E840];[.H840];[.K840];[.N840];[.Q840])" office:value-type="float" office:value="98.955" calcext:value-type="float">
            <text:p>98.95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9.25" calcext:value-type="float">
            <text:p>99.2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2" calcext:value-type="float">
            <text:p>99.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8.96" calcext:value-type="float">
            <text:p>98.9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01" calcext:value-type="float">
            <text:p>99.0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8.65" calcext:value-type="float">
            <text:p>98.6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22" calcext:value-type="float">
            <text:p>99.22</text:p>
          </table:table-cell>
          <table:table-cell/>
          <table:table-cell table:formula="of:=AVERAGE([.A841];[.D841];[.G841];[.J841];[.M841];[.P841])" office:value-type="float" office:value="13.5" calcext:value-type="float">
            <text:p>13.5</text:p>
          </table:table-cell>
          <table:table-cell table:formula="of:=AVERAGE([.B841];[.E841];[.H841];[.K841];[.N841];[.Q841])" office:value-type="float" office:value="99.0483333333333" calcext:value-type="float">
            <text:p>99.04833333333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9.34" calcext:value-type="float">
            <text:p>99.3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25" calcext:value-type="float">
            <text:p>99.2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05" calcext:value-type="float">
            <text:p>99.0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08" calcext:value-type="float">
            <text:p>99.0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8.83" calcext:value-type="float">
            <text:p>98.8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26" calcext:value-type="float">
            <text:p>99.26</text:p>
          </table:table-cell>
          <table:table-cell/>
          <table:table-cell table:formula="of:=AVERAGE([.A842];[.D842];[.G842];[.J842];[.M842];[.P842])" office:value-type="float" office:value="14.5" calcext:value-type="float">
            <text:p>14.5</text:p>
          </table:table-cell>
          <table:table-cell table:formula="of:=AVERAGE([.B842];[.E842];[.H842];[.K842];[.N842];[.Q842])" office:value-type="float" office:value="99.135" calcext:value-type="float">
            <text:p>99.13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9.41" calcext:value-type="float">
            <text:p>99.4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33" calcext:value-type="float">
            <text:p>99.3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13" calcext:value-type="float">
            <text:p>99.1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12" calcext:value-type="float">
            <text:p>99.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8.93" calcext:value-type="float">
            <text:p>98.9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28" calcext:value-type="float">
            <text:p>99.28</text:p>
          </table:table-cell>
          <table:table-cell/>
          <table:table-cell table:formula="of:=AVERAGE([.A843];[.D843];[.G843];[.J843];[.M843];[.P843])" office:value-type="float" office:value="15.5" calcext:value-type="float">
            <text:p>15.5</text:p>
          </table:table-cell>
          <table:table-cell table:formula="of:=AVERAGE([.B843];[.E843];[.H843];[.K843];[.N843];[.Q843])" office:value-type="float" office:value="99.2" calcext:value-type="float">
            <text:p>99.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9.43" calcext:value-type="float">
            <text:p>99.4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4" calcext:value-type="float">
            <text:p>99.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15" calcext:value-type="float">
            <text:p>99.1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15" calcext:value-type="float">
            <text:p>99.1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02" calcext:value-type="float">
            <text:p>99.0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32" calcext:value-type="float">
            <text:p>99.32</text:p>
          </table:table-cell>
          <table:table-cell/>
          <table:table-cell table:formula="of:=AVERAGE([.A844];[.D844];[.G844];[.J844];[.M844];[.P844])" office:value-type="float" office:value="16.5" calcext:value-type="float">
            <text:p>16.5</text:p>
          </table:table-cell>
          <table:table-cell table:formula="of:=AVERAGE([.B844];[.E844];[.H844];[.K844];[.N844];[.Q844])" office:value-type="float" office:value="99.245" calcext:value-type="float">
            <text:p>99.24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9.5" calcext:value-type="float">
            <text:p>99.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43" calcext:value-type="float">
            <text:p>99.4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19" calcext:value-type="float">
            <text:p>99.1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21" calcext:value-type="float">
            <text:p>99.2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07" calcext:value-type="float">
            <text:p>99.0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36" calcext:value-type="float">
            <text:p>99.36</text:p>
          </table:table-cell>
          <table:table-cell/>
          <table:table-cell table:formula="of:=AVERAGE([.A845];[.D845];[.G845];[.J845];[.M845];[.P845])" office:value-type="float" office:value="17.5" calcext:value-type="float">
            <text:p>17.5</text:p>
          </table:table-cell>
          <table:table-cell table:formula="of:=AVERAGE([.B845];[.E845];[.H845];[.K845];[.N845];[.Q845])" office:value-type="float" office:value="99.2933333333333" calcext:value-type="float">
            <text:p>99.29333333333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9.52" calcext:value-type="float">
            <text:p>99.5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46" calcext:value-type="float">
            <text:p>99.4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21" calcext:value-type="float">
            <text:p>99.2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25" calcext:value-type="float">
            <text:p>99.2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15" calcext:value-type="float">
            <text:p>99.1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38" calcext:value-type="float">
            <text:p>99.38</text:p>
          </table:table-cell>
          <table:table-cell/>
          <table:table-cell table:formula="of:=AVERAGE([.A846];[.D846];[.G846];[.J846];[.M846];[.P846])" office:value-type="float" office:value="18.5" calcext:value-type="float">
            <text:p>18.5</text:p>
          </table:table-cell>
          <table:table-cell table:formula="of:=AVERAGE([.B846];[.E846];[.H846];[.K846];[.N846];[.Q846])" office:value-type="float" office:value="99.3283333333333" calcext:value-type="float">
            <text:p>99.328333333333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9.53" calcext:value-type="float">
            <text:p>99.5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52" calcext:value-type="float">
            <text:p>99.5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24" calcext:value-type="float">
            <text:p>99.2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27" calcext:value-type="float">
            <text:p>99.2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23" calcext:value-type="float">
            <text:p>99.2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42" calcext:value-type="float">
            <text:p>99.42</text:p>
          </table:table-cell>
          <table:table-cell/>
          <table:table-cell table:formula="of:=AVERAGE([.A847];[.D847];[.G847];[.J847];[.M847];[.P847])" office:value-type="float" office:value="19.6666666666667" calcext:value-type="float">
            <text:p>19.6666666666667</text:p>
          </table:table-cell>
          <table:table-cell table:formula="of:=AVERAGE([.B847];[.E847];[.H847];[.K847];[.N847];[.Q847])" office:value-type="float" office:value="99.3683333333333" calcext:value-type="float">
            <text:p>99.368333333333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9.54" calcext:value-type="float">
            <text:p>99.5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54" calcext:value-type="float">
            <text:p>99.5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27" calcext:value-type="float">
            <text:p>99.2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28" calcext:value-type="float">
            <text:p>99.2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26" calcext:value-type="float">
            <text:p>99.2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43" calcext:value-type="float">
            <text:p>99.43</text:p>
          </table:table-cell>
          <table:table-cell/>
          <table:table-cell table:formula="of:=AVERAGE([.A848];[.D848];[.G848];[.J848];[.M848];[.P848])" office:value-type="float" office:value="20.8333333333333" calcext:value-type="float">
            <text:p>20.8333333333333</text:p>
          </table:table-cell>
          <table:table-cell table:formula="of:=AVERAGE([.B848];[.E848];[.H848];[.K848];[.N848];[.Q848])" office:value-type="float" office:value="99.3866666666667" calcext:value-type="float">
            <text:p>99.386666666666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9.55" calcext:value-type="float">
            <text:p>99.5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56" calcext:value-type="float">
            <text:p>99.5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3" calcext:value-type="float">
            <text:p>99.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29" calcext:value-type="float">
            <text:p>99.2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26" calcext:value-type="float">
            <text:p>99.2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46" calcext:value-type="float">
            <text:p>99.46</text:p>
          </table:table-cell>
          <table:table-cell/>
          <table:table-cell table:formula="of:=AVERAGE([.A849];[.D849];[.G849];[.J849];[.M849];[.P849])" office:value-type="float" office:value="22" calcext:value-type="float">
            <text:p>22</text:p>
          </table:table-cell>
          <table:table-cell table:formula="of:=AVERAGE([.B849];[.E849];[.H849];[.K849];[.N849];[.Q849])" office:value-type="float" office:value="99.4033333333334" calcext:value-type="float">
            <text:p>99.403333333333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9.57" calcext:value-type="float">
            <text:p>99.5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59" calcext:value-type="float">
            <text:p>99.5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32" calcext:value-type="float">
            <text:p>99.3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32" calcext:value-type="float">
            <text:p>99.3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28" calcext:value-type="float">
            <text:p>99.2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48" calcext:value-type="float">
            <text:p>99.48</text:p>
          </table:table-cell>
          <table:table-cell/>
          <table:table-cell table:formula="of:=AVERAGE([.A850];[.D850];[.G850];[.J850];[.M850];[.P850])" office:value-type="float" office:value="23.3333333333333" calcext:value-type="float">
            <text:p>23.3333333333333</text:p>
          </table:table-cell>
          <table:table-cell table:formula="of:=AVERAGE([.B850];[.E850];[.H850];[.K850];[.N850];[.Q850])" office:value-type="float" office:value="99.4266666666667" calcext:value-type="float">
            <text:p>99.426666666666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9.62" calcext:value-type="float">
            <text:p>99.6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6" calcext:value-type="float">
            <text:p>99.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32" calcext:value-type="float">
            <text:p>99.3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34" calcext:value-type="float">
            <text:p>99.3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29" calcext:value-type="float">
            <text:p>99.2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49" calcext:value-type="float">
            <text:p>99.49</text:p>
          </table:table-cell>
          <table:table-cell/>
          <table:table-cell table:formula="of:=AVERAGE([.A851];[.D851];[.G851];[.J851];[.M851];[.P851])" office:value-type="float" office:value="24.5" calcext:value-type="float">
            <text:p>24.5</text:p>
          </table:table-cell>
          <table:table-cell table:formula="of:=AVERAGE([.B851];[.E851];[.H851];[.K851];[.N851];[.Q851])" office:value-type="float" office:value="99.4433333333333" calcext:value-type="float">
            <text:p>99.443333333333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9.64" calcext:value-type="float">
            <text:p>99.6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62" calcext:value-type="float">
            <text:p>99.6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37" calcext:value-type="float">
            <text:p>99.3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36" calcext:value-type="float">
            <text:p>99.3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31" calcext:value-type="float">
            <text:p>99.3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5" calcext:value-type="float">
            <text:p>99.5</text:p>
          </table:table-cell>
          <table:table-cell/>
          <table:table-cell table:formula="of:=AVERAGE([.A852];[.D852];[.G852];[.J852];[.M852];[.P852])" office:value-type="float" office:value="25.6666666666667" calcext:value-type="float">
            <text:p>25.6666666666667</text:p>
          </table:table-cell>
          <table:table-cell table:formula="of:=AVERAGE([.B852];[.E852];[.H852];[.K852];[.N852];[.Q852])" office:value-type="float" office:value="99.4666666666667" calcext:value-type="float">
            <text:p>99.466666666666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9.65" calcext:value-type="float">
            <text:p>99.6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64" calcext:value-type="float">
            <text:p>99.6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38" calcext:value-type="float">
            <text:p>99.3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38" calcext:value-type="float">
            <text:p>99.3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32" calcext:value-type="float">
            <text:p>99.32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9.51" calcext:value-type="float">
            <text:p>99.51</text:p>
          </table:table-cell>
          <table:table-cell/>
          <table:table-cell table:formula="of:=AVERAGE([.A853];[.D853];[.G853];[.J853];[.M853];[.P853])" office:value-type="float" office:value="26.8333333333333" calcext:value-type="float">
            <text:p>26.8333333333333</text:p>
          </table:table-cell>
          <table:table-cell table:formula="of:=AVERAGE([.B853];[.E853];[.H853];[.K853];[.N853];[.Q853])" office:value-type="float" office:value="99.48" calcext:value-type="float">
            <text:p>99.4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9.66" calcext:value-type="float">
            <text:p>99.6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66" calcext:value-type="float">
            <text:p>99.6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4" calcext:value-type="float">
            <text:p>99.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9.39" calcext:value-type="float">
            <text:p>99.3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34" calcext:value-type="float">
            <text:p>99.3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9.52" calcext:value-type="float">
            <text:p>99.52</text:p>
          </table:table-cell>
          <table:table-cell/>
          <table:table-cell table:formula="of:=AVERAGE([.A854];[.D854];[.G854];[.J854];[.M854];[.P854])" office:value-type="float" office:value="28" calcext:value-type="float">
            <text:p>28</text:p>
          </table:table-cell>
          <table:table-cell table:formula="of:=AVERAGE([.B854];[.E854];[.H854];[.K854];[.N854];[.Q854])" office:value-type="float" office:value="99.495" calcext:value-type="float">
            <text:p>99.49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9.68" calcext:value-type="float">
            <text:p>99.6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9.67" calcext:value-type="float">
            <text:p>99.6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9.41" calcext:value-type="float">
            <text:p>99.4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9.4" calcext:value-type="float">
            <text:p>99.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37" calcext:value-type="float">
            <text:p>99.3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99.52" calcext:value-type="float">
            <text:p>99.52</text:p>
          </table:table-cell>
          <table:table-cell/>
          <table:table-cell table:formula="of:=AVERAGE([.A855];[.D855];[.G855];[.J855];[.M855];[.P855])" office:value-type="float" office:value="29.5" calcext:value-type="float">
            <text:p>29.5</text:p>
          </table:table-cell>
          <table:table-cell table:formula="of:=AVERAGE([.B855];[.E855];[.H855];[.K855];[.N855];[.Q855])" office:value-type="float" office:value="99.5083333333333" calcext:value-type="float">
            <text:p>99.50833333333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9.71" calcext:value-type="float">
            <text:p>99.7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9.68" calcext:value-type="float">
            <text:p>99.6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9.41" calcext:value-type="float">
            <text:p>99.4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99.43" calcext:value-type="float">
            <text:p>99.4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39" calcext:value-type="float">
            <text:p>99.39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99.54" calcext:value-type="float">
            <text:p>99.54</text:p>
          </table:table-cell>
          <table:table-cell/>
          <table:table-cell table:formula="of:=AVERAGE([.A856];[.D856];[.G856];[.J856];[.M856];[.P856])" office:value-type="float" office:value="30.8333333333333" calcext:value-type="float">
            <text:p>30.8333333333333</text:p>
          </table:table-cell>
          <table:table-cell table:formula="of:=AVERAGE([.B856];[.E856];[.H856];[.K856];[.N856];[.Q856])" office:value-type="float" office:value="99.5266666666667" calcext:value-type="float">
            <text:p>99.526666666666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9.72" calcext:value-type="float">
            <text:p>99.7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99.7" calcext:value-type="float">
            <text:p>99.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99.43" calcext:value-type="float">
            <text:p>99.4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99.45" calcext:value-type="float">
            <text:p>99.4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4" calcext:value-type="float">
            <text:p>99.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99.56" calcext:value-type="float">
            <text:p>99.56</text:p>
          </table:table-cell>
          <table:table-cell/>
          <table:table-cell table:formula="of:=AVERAGE([.A857];[.D857];[.G857];[.J857];[.M857];[.P857])" office:value-type="float" office:value="31.8333333333333" calcext:value-type="float">
            <text:p>31.8333333333333</text:p>
          </table:table-cell>
          <table:table-cell table:formula="of:=AVERAGE([.B857];[.E857];[.H857];[.K857];[.N857];[.Q857])" office:value-type="float" office:value="99.5433333333333" calcext:value-type="float">
            <text:p>99.543333333333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9.73" calcext:value-type="float">
            <text:p>99.7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9.72" calcext:value-type="float">
            <text:p>99.7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9.45" calcext:value-type="float">
            <text:p>99.4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9.45" calcext:value-type="float">
            <text:p>99.4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41" calcext:value-type="float">
            <text:p>99.4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9.58" calcext:value-type="float">
            <text:p>99.58</text:p>
          </table:table-cell>
          <table:table-cell/>
          <table:table-cell table:formula="of:=AVERAGE([.A858];[.D858];[.G858];[.J858];[.M858];[.P858])" office:value-type="float" office:value="33" calcext:value-type="float">
            <text:p>33</text:p>
          </table:table-cell>
          <table:table-cell table:formula="of:=AVERAGE([.B858];[.E858];[.H858];[.K858];[.N858];[.Q858])" office:value-type="float" office:value="99.5566666666667" calcext:value-type="float">
            <text:p>99.556666666666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9.74" calcext:value-type="float">
            <text:p>99.7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99.73" calcext:value-type="float">
            <text:p>99.7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99.46" calcext:value-type="float">
            <text:p>99.46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99.46" calcext:value-type="float">
            <text:p>99.4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42" calcext:value-type="float">
            <text:p>99.4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99.6" calcext:value-type="float">
            <text:p>99.6</text:p>
          </table:table-cell>
          <table:table-cell/>
          <table:table-cell table:formula="of:=AVERAGE([.A859];[.D859];[.G859];[.J859];[.M859];[.P859])" office:value-type="float" office:value="35.3333333333333" calcext:value-type="float">
            <text:p>35.3333333333333</text:p>
          </table:table-cell>
          <table:table-cell table:formula="of:=AVERAGE([.B859];[.E859];[.H859];[.K859];[.N859];[.Q859])" office:value-type="float" office:value="99.5683333333333" calcext:value-type="float">
            <text:p>99.568333333333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9.75" calcext:value-type="float">
            <text:p>99.75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99.74" calcext:value-type="float">
            <text:p>99.7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99.47" calcext:value-type="float">
            <text:p>99.4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9.47" calcext:value-type="float">
            <text:p>99.4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9.45" calcext:value-type="float">
            <text:p>99.4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9.61" calcext:value-type="float">
            <text:p>99.61</text:p>
          </table:table-cell>
          <table:table-cell/>
          <table:table-cell table:formula="of:=AVERAGE([.A860];[.D860];[.G860];[.J860];[.M860];[.P860])" office:value-type="float" office:value="36.5" calcext:value-type="float">
            <text:p>36.5</text:p>
          </table:table-cell>
          <table:table-cell table:formula="of:=AVERAGE([.B860];[.E860];[.H860];[.K860];[.N860];[.Q860])" office:value-type="float" office:value="99.5816666666667" calcext:value-type="float">
            <text:p>99.581666666666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9.74" calcext:value-type="float">
            <text:p>99.7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99.49" calcext:value-type="float">
            <text:p>99.4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99.48" calcext:value-type="float">
            <text:p>99.4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9.48" calcext:value-type="float">
            <text:p>99.4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99.63" calcext:value-type="float">
            <text:p>99.63</text:p>
          </table:table-cell>
          <table:table-cell/>
          <table:table-cell table:formula="of:=AVERAGE([.A861];[.D861];[.G861];[.J861];[.M861];[.P861])" office:value-type="float" office:value="38" calcext:value-type="float">
            <text:p>38</text:p>
          </table:table-cell>
          <table:table-cell table:formula="of:=AVERAGE([.B861];[.E861];[.H861];[.K861];[.N861];[.Q861])" office:value-type="float" office:value="99.5966666666667" calcext:value-type="float">
            <text:p>99.596666666666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99.75" calcext:value-type="float">
            <text:p>99.7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9.5" calcext:value-type="float">
            <text:p>99.5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99.49" calcext:value-type="float">
            <text:p>99.49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99.48" calcext:value-type="float">
            <text:p>99.4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99.64" calcext:value-type="float">
            <text:p>99.64</text:p>
          </table:table-cell>
          <table:table-cell/>
          <table:table-cell table:formula="of:=AVERAGE([.A862];[.D862];[.G862];[.J862];[.M862];[.P862])" office:value-type="float" office:value="39.3333333333333" calcext:value-type="float">
            <text:p>39.3333333333333</text:p>
          </table:table-cell>
          <table:table-cell table:formula="of:=AVERAGE([.B862];[.E862];[.H862];[.K862];[.N862];[.Q862])" office:value-type="float" office:value="99.6066666666667" calcext:value-type="float">
            <text:p>99.606666666666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9.77" calcext:value-type="float">
            <text:p>99.7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9.53" calcext:value-type="float">
            <text:p>99.53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99.52" calcext:value-type="float">
            <text:p>99.5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9.49" calcext:value-type="float">
            <text:p>99.49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99.65" calcext:value-type="float">
            <text:p>99.65</text:p>
          </table:table-cell>
          <table:table-cell/>
          <table:table-cell table:formula="of:=AVERAGE([.A863];[.D863];[.G863];[.J863];[.M863];[.P863])" office:value-type="float" office:value="40.8333333333333" calcext:value-type="float">
            <text:p>40.8333333333333</text:p>
          </table:table-cell>
          <table:table-cell table:formula="of:=AVERAGE([.B863];[.E863];[.H863];[.K863];[.N863];[.Q863])" office:value-type="float" office:value="99.6266666666667" calcext:value-type="float">
            <text:p>99.626666666666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99.55" calcext:value-type="float">
            <text:p>99.5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9.57" calcext:value-type="float">
            <text:p>99.57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99.5" calcext:value-type="float">
            <text:p>99.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99.66" calcext:value-type="float">
            <text:p>99.66</text:p>
          </table:table-cell>
          <table:table-cell/>
          <table:table-cell table:formula="of:=AVERAGE([.A864];[.D864];[.G864];[.J864];[.M864];[.P864])" office:value-type="float" office:value="42.6666666666667" calcext:value-type="float">
            <text:p>42.6666666666667</text:p>
          </table:table-cell>
          <table:table-cell table:formula="of:=AVERAGE([.B864];[.E864];[.H864];[.K864];[.N864];[.Q864])" office:value-type="float" office:value="99.6466666666667" calcext:value-type="float">
            <text:p>99.646666666666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99.56" calcext:value-type="float">
            <text:p>99.56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99.59" calcext:value-type="float">
            <text:p>99.59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99.51" calcext:value-type="float">
            <text:p>99.51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99.67" calcext:value-type="float">
            <text:p>99.67</text:p>
          </table:table-cell>
          <table:table-cell/>
          <table:table-cell table:formula="of:=AVERAGE([.A865];[.D865];[.G865];[.J865];[.M865];[.P865])" office:value-type="float" office:value="45" calcext:value-type="float">
            <text:p>45</text:p>
          </table:table-cell>
          <table:table-cell table:formula="of:=AVERAGE([.B865];[.E865];[.H865];[.K865];[.N865];[.Q865])" office:value-type="float" office:value="99.6583333333333" calcext:value-type="float">
            <text:p>99.658333333333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99.6" calcext:value-type="float">
            <text:p>99.6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99.6" calcext:value-type="float">
            <text:p>99.6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99.52" calcext:value-type="float">
            <text:p>99.5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99.68" calcext:value-type="float">
            <text:p>99.68</text:p>
          </table:table-cell>
          <table:table-cell/>
          <table:table-cell table:formula="of:=AVERAGE([.A866];[.D866];[.G866];[.J866];[.M866];[.P866])" office:value-type="float" office:value="46.8333333333333" calcext:value-type="float">
            <text:p>46.8333333333333</text:p>
          </table:table-cell>
          <table:table-cell table:formula="of:=AVERAGE([.B866];[.E866];[.H866];[.K866];[.N866];[.Q866])" office:value-type="float" office:value="99.6733333333333" calcext:value-type="float">
            <text:p>99.673333333333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99.63" calcext:value-type="float">
            <text:p>99.6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99.61" calcext:value-type="float">
            <text:p>99.6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99.54" calcext:value-type="float">
            <text:p>99.5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9.7" calcext:value-type="float">
            <text:p>99.7</text:p>
          </table:table-cell>
          <table:table-cell/>
          <table:table-cell table:formula="of:=AVERAGE([.A867];[.D867];[.G867];[.J867];[.M867];[.P867])" office:value-type="float" office:value="48.6666666666667" calcext:value-type="float">
            <text:p>48.6666666666667</text:p>
          </table:table-cell>
          <table:table-cell table:formula="of:=AVERAGE([.B867];[.E867];[.H867];[.K867];[.N867];[.Q867])" office:value-type="float" office:value="99.69" calcext:value-type="float">
            <text:p>99.6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99.66" calcext:value-type="float">
            <text:p>99.66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99.63" calcext:value-type="float">
            <text:p>99.6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9.55" calcext:value-type="float">
            <text:p>99.55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99.71" calcext:value-type="float">
            <text:p>99.71</text:p>
          </table:table-cell>
          <table:table-cell/>
          <table:table-cell table:formula="of:=AVERAGE([.A868];[.D868];[.G868];[.J868];[.M868];[.P868])" office:value-type="float" office:value="50.1666666666667" calcext:value-type="float">
            <text:p>50.1666666666667</text:p>
          </table:table-cell>
          <table:table-cell table:formula="of:=AVERAGE([.B868];[.E868];[.H868];[.K868];[.N868];[.Q868])" office:value-type="float" office:value="99.7033333333333" calcext:value-type="float">
            <text:p>99.703333333333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9.67" calcext:value-type="float">
            <text:p>99.67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99.64" calcext:value-type="float">
            <text:p>99.64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99.57" calcext:value-type="float">
            <text:p>99.57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99.72" calcext:value-type="float">
            <text:p>99.72</text:p>
          </table:table-cell>
          <table:table-cell/>
          <table:table-cell table:formula="of:=AVERAGE([.A869];[.D869];[.G869];[.J869];[.M869];[.P869])" office:value-type="float" office:value="51.5" calcext:value-type="float">
            <text:p>51.5</text:p>
          </table:table-cell>
          <table:table-cell table:formula="of:=AVERAGE([.B869];[.E869];[.H869];[.K869];[.N869];[.Q869])" office:value-type="float" office:value="99.72" calcext:value-type="float">
            <text:p>99.7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99.68" calcext:value-type="float">
            <text:p>99.68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99.66" calcext:value-type="float">
            <text:p>99.66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99.58" calcext:value-type="float">
            <text:p>99.58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99.74" calcext:value-type="float">
            <text:p>99.74</text:p>
          </table:table-cell>
          <table:table-cell/>
          <table:table-cell table:formula="of:=AVERAGE([.A870];[.D870];[.G870];[.J870];[.M870];[.P870])" office:value-type="float" office:value="52.8333333333333" calcext:value-type="float">
            <text:p>52.8333333333333</text:p>
          </table:table-cell>
          <table:table-cell table:formula="of:=AVERAGE([.B870];[.E870];[.H870];[.K870];[.N870];[.Q870])" office:value-type="float" office:value="99.7333333333333" calcext:value-type="float">
            <text:p>99.733333333333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99.68" calcext:value-type="float">
            <text:p>99.6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9.68" calcext:value-type="float">
            <text:p>99.6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99.6" calcext:value-type="float">
            <text:p>99.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99.75" calcext:value-type="float">
            <text:p>99.75</text:p>
          </table:table-cell>
          <table:table-cell/>
          <table:table-cell table:formula="of:=AVERAGE([.A871];[.D871];[.G871];[.J871];[.M871];[.P871])" office:value-type="float" office:value="54.5" calcext:value-type="float">
            <text:p>54.5</text:p>
          </table:table-cell>
          <table:table-cell table:formula="of:=AVERAGE([.B871];[.E871];[.H871];[.K871];[.N871];[.Q871])" office:value-type="float" office:value="99.745" calcext:value-type="float">
            <text:p>99.74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99.69" calcext:value-type="float">
            <text:p>99.6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9.69" calcext:value-type="float">
            <text:p>99.6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99.62" calcext:value-type="float">
            <text:p>99.6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9.76" calcext:value-type="float">
            <text:p>99.76</text:p>
          </table:table-cell>
          <table:table-cell/>
          <table:table-cell table:formula="of:=AVERAGE([.A872];[.D872];[.G872];[.J872];[.M872];[.P872])" office:value-type="float" office:value="58.1666666666667" calcext:value-type="float">
            <text:p>58.1666666666667</text:p>
          </table:table-cell>
          <table:table-cell table:formula="of:=AVERAGE([.B872];[.E872];[.H872];[.K872];[.N872];[.Q872])" office:value-type="float" office:value="99.7566666666667" calcext:value-type="float">
            <text:p>99.756666666666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99.7" calcext:value-type="float">
            <text:p>99.7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99.72" calcext:value-type="float">
            <text:p>99.7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99.63" calcext:value-type="float">
            <text:p>99.63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99.77" calcext:value-type="float">
            <text:p>99.77</text:p>
          </table:table-cell>
          <table:table-cell/>
          <table:table-cell table:formula="of:=AVERAGE([.A873];[.D873];[.G873];[.J873];[.M873];[.P873])" office:value-type="float" office:value="60.6666666666667" calcext:value-type="float">
            <text:p>60.6666666666667</text:p>
          </table:table-cell>
          <table:table-cell table:formula="of:=AVERAGE([.B873];[.E873];[.H873];[.K873];[.N873];[.Q873])" office:value-type="float" office:value="99.7683333333333" calcext:value-type="float">
            <text:p>99.768333333333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99.73" calcext:value-type="float">
            <text:p>99.73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99.73" calcext:value-type="float">
            <text:p>99.73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99.64" calcext:value-type="float">
            <text:p>99.64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99.77" calcext:value-type="float">
            <text:p>99.77</text:p>
          </table:table-cell>
          <table:table-cell/>
          <table:table-cell table:formula="of:=AVERAGE([.A874];[.D874];[.G874];[.J874];[.M874];[.P874])" office:value-type="float" office:value="64.8333333333333" calcext:value-type="float">
            <text:p>64.8333333333333</text:p>
          </table:table-cell>
          <table:table-cell table:formula="of:=AVERAGE([.B874];[.E874];[.H874];[.K874];[.N874];[.Q874])" office:value-type="float" office:value="99.7783333333333" calcext:value-type="float">
            <text:p>99.778333333333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99.74" calcext:value-type="float">
            <text:p>99.74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99.74" calcext:value-type="float">
            <text:p>99.7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9.65" calcext:value-type="float">
            <text:p>99.65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99.79" calcext:value-type="float">
            <text:p>99.79</text:p>
          </table:table-cell>
          <table:table-cell/>
          <table:table-cell table:formula="of:=AVERAGE([.A875];[.D875];[.G875];[.J875];[.M875];[.P875])" office:value-type="float" office:value="67.1666666666667" calcext:value-type="float">
            <text:p>67.1666666666667</text:p>
          </table:table-cell>
          <table:table-cell table:formula="of:=AVERAGE([.B875];[.E875];[.H875];[.K875];[.N875];[.Q875])" office:value-type="float" office:value="99.7916666666667" calcext:value-type="float">
            <text:p>99.791666666666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9.75" calcext:value-type="float">
            <text:p>99.7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99.74" calcext:value-type="float">
            <text:p>99.74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99.7" calcext:value-type="float">
            <text:p>99.7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99.8" calcext:value-type="float">
            <text:p>99.8</text:p>
          </table:table-cell>
          <table:table-cell/>
          <table:table-cell table:formula="of:=AVERAGE([.A876];[.D876];[.G876];[.J876];[.M876];[.P876])" office:value-type="float" office:value="70.1666666666667" calcext:value-type="float">
            <text:p>70.1666666666667</text:p>
          </table:table-cell>
          <table:table-cell table:formula="of:=AVERAGE([.B876];[.E876];[.H876];[.K876];[.N876];[.Q876])" office:value-type="float" office:value="99.8066666666667" calcext:value-type="float">
            <text:p>99.80666666666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99.77" calcext:value-type="float">
            <text:p>99.77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99.75" calcext:value-type="float">
            <text:p>99.75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99.71" calcext:value-type="float">
            <text:p>99.71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99.82" calcext:value-type="float">
            <text:p>99.82</text:p>
          </table:table-cell>
          <table:table-cell/>
          <table:table-cell table:formula="of:=AVERAGE([.A877];[.D877];[.G877];[.J877];[.M877];[.P877])" office:value-type="float" office:value="74.1666666666667" calcext:value-type="float">
            <text:p>74.1666666666667</text:p>
          </table:table-cell>
          <table:table-cell table:formula="of:=AVERAGE([.B877];[.E877];[.H877];[.K877];[.N877];[.Q877])" office:value-type="float" office:value="99.82" calcext:value-type="float">
            <text:p>99.8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99.73" calcext:value-type="float">
            <text:p>99.73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99.83" calcext:value-type="float">
            <text:p>99.83</text:p>
          </table:table-cell>
          <table:table-cell/>
          <table:table-cell table:formula="of:=AVERAGE([.A878];[.D878];[.G878];[.J878];[.M878];[.P878])" office:value-type="float" office:value="79.6666666666667" calcext:value-type="float">
            <text:p>79.6666666666667</text:p>
          </table:table-cell>
          <table:table-cell table:formula="of:=AVERAGE([.B878];[.E878];[.H878];[.K878];[.N878];[.Q878])" office:value-type="float" office:value="99.8333333333333" calcext:value-type="float">
            <text:p>99.833333333333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9.77" calcext:value-type="float">
            <text:p>99.77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99.74" calcext:value-type="float">
            <text:p>99.74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9.84" calcext:value-type="float">
            <text:p>99.84</text:p>
          </table:table-cell>
          <table:table-cell/>
          <table:table-cell table:formula="of:=AVERAGE([.A879];[.D879];[.G879];[.J879];[.M879];[.P879])" office:value-type="float" office:value="86" calcext:value-type="float">
            <text:p>86</text:p>
          </table:table-cell>
          <table:table-cell table:formula="of:=AVERAGE([.B879];[.E879];[.H879];[.K879];[.N879];[.Q879])" office:value-type="float" office:value="99.845" calcext:value-type="float">
            <text:p>99.84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99.75" calcext:value-type="float">
            <text:p>99.75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99.85" calcext:value-type="float">
            <text:p>99.85</text:p>
          </table:table-cell>
          <table:table-cell/>
          <table:table-cell table:formula="of:=AVERAGE([.A880];[.D880];[.G880];[.J880];[.M880];[.P880])" office:value-type="float" office:value="89.8333333333333" calcext:value-type="float">
            <text:p>89.8333333333333</text:p>
          </table:table-cell>
          <table:table-cell table:formula="of:=AVERAGE([.B880];[.E880];[.H880];[.K880];[.N880];[.Q880])" office:value-type="float" office:value="99.855" calcext:value-type="float">
            <text:p>99.85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99.75" calcext:value-type="float">
            <text:p>99.75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99.88" calcext:value-type="float">
            <text:p>99.88</text:p>
          </table:table-cell>
          <table:table-cell/>
          <table:table-cell table:formula="of:=AVERAGE([.A881];[.D881];[.G881];[.J881];[.M881];[.P881])" office:value-type="float" office:value="99.3333333333333" calcext:value-type="float">
            <text:p>99.3333333333333</text:p>
          </table:table-cell>
          <table:table-cell table:formula="of:=AVERAGE([.B881];[.E881];[.H881];[.K881];[.N881];[.Q881])" office:value-type="float" office:value="99.8633333333333" calcext:value-type="float">
            <text:p>99.863333333333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99.77" calcext:value-type="float">
            <text:p>99.7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9.89" calcext:value-type="float">
            <text:p>99.89</text:p>
          </table:table-cell>
          <table:table-cell/>
          <table:table-cell table:formula="of:=AVERAGE([.A882];[.D882];[.G882];[.J882];[.M882];[.P882])" office:value-type="float" office:value="115" calcext:value-type="float">
            <text:p>115</text:p>
          </table:table-cell>
          <table:table-cell table:formula="of:=AVERAGE([.B882];[.E882];[.H882];[.K882];[.N882];[.Q882])" office:value-type="float" office:value="99.875" calcext:value-type="float">
            <text:p>99.87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99.9" calcext:value-type="float">
            <text:p>99.9</text:p>
          </table:table-cell>
          <table:table-cell/>
          <table:table-cell table:formula="of:=AVERAGE([.A883];[.D883];[.G883];[.J883];[.M883];[.P883])" office:value-type="float" office:value="139.833333333333" calcext:value-type="float">
            <text:p>139.833333333333</text:p>
          </table:table-cell>
          <table:table-cell table:formula="of:=AVERAGE([.B883];[.E883];[.H883];[.K883];[.N883];[.Q883])" office:value-type="float" office:value="99.885" calcext:value-type="float">
            <text:p>99.88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99.9" calcext:value-type="float">
            <text:p>99.9</text:p>
          </table:table-cell>
          <table:table-cell/>
          <table:table-cell table:formula="of:=AVERAGE([.A884];[.D884];[.G884];[.J884];[.M884];[.P884])" office:value-type="float" office:value="178.666666666667" calcext:value-type="float">
            <text:p>178.666666666667</text:p>
          </table:table-cell>
          <table:table-cell table:formula="of:=AVERAGE([.B884];[.E884];[.H884];[.K884];[.N884];[.Q884])" office:value-type="float" office:value="99.8933333333333" calcext:value-type="float">
            <text:p>99.893333333333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99.91" calcext:value-type="float">
            <text:p>99.91</text:p>
          </table:table-cell>
          <table:table-cell/>
          <table:table-cell table:formula="of:=AVERAGE([.A885];[.D885];[.G885];[.J885];[.M885];[.P885])" office:value-type="float" office:value="187.5" calcext:value-type="float">
            <text:p>187.5</text:p>
          </table:table-cell>
          <table:table-cell table:formula="of:=AVERAGE([.B885];[.E885];[.H885];[.K885];[.N885];[.Q885])" office:value-type="float" office:value="99.9033333333333" calcext:value-type="float">
            <text:p>99.903333333333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99.92" calcext:value-type="float">
            <text:p>99.92</text:p>
          </table:table-cell>
          <table:table-cell/>
          <table:table-cell table:formula="of:=AVERAGE([.A886];[.D886];[.G886];[.J886];[.M886];[.P886])" office:value-type="float" office:value="194" calcext:value-type="float">
            <text:p>194</text:p>
          </table:table-cell>
          <table:table-cell table:formula="of:=AVERAGE([.B886];[.E886];[.H886];[.K886];[.N886];[.Q886])" office:value-type="float" office:value="99.9133333333333" calcext:value-type="float">
            <text:p>99.913333333333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9.94" calcext:value-type="float">
            <text:p>99.94</text:p>
          </table:table-cell>
          <table:table-cell/>
          <table:table-cell table:formula="of:=AVERAGE([.A887];[.D887];[.G887];[.J887];[.M887];[.P887])" office:value-type="float" office:value="199.333333333333" calcext:value-type="float">
            <text:p>199.333333333333</text:p>
          </table:table-cell>
          <table:table-cell table:formula="of:=AVERAGE([.B887];[.E887];[.H887];[.K887];[.N887];[.Q887])" office:value-type="float" office:value="99.9266666666667" calcext:value-type="float">
            <text:p>99.926666666666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9.95" calcext:value-type="float">
            <text:p>99.95</text:p>
          </table:table-cell>
          <table:table-cell/>
          <table:table-cell table:formula="of:=AVERAGE([.A888];[.D888];[.G888];[.J888];[.M888];[.P888])" office:value-type="float" office:value="204.5" calcext:value-type="float">
            <text:p>204.5</text:p>
          </table:table-cell>
          <table:table-cell table:formula="of:=AVERAGE([.B888];[.E888];[.H888];[.K888];[.N888];[.Q888])" office:value-type="float" office:value="99.9366666666667" calcext:value-type="float">
            <text:p>99.936666666666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99.96" calcext:value-type="float">
            <text:p>99.96</text:p>
          </table:table-cell>
          <table:table-cell/>
          <table:table-cell table:formula="of:=AVERAGE([.A889];[.D889];[.G889];[.J889];[.M889];[.P889])" office:value-type="float" office:value="211.333333333333" calcext:value-type="float">
            <text:p>211.333333333333</text:p>
          </table:table-cell>
          <table:table-cell table:formula="of:=AVERAGE([.B889];[.E889];[.H889];[.K889];[.N889];[.Q889])" office:value-type="float" office:value="99.9433333333333" calcext:value-type="float">
            <text:p>99.943333333333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99.97" calcext:value-type="float">
            <text:p>99.97</text:p>
          </table:table-cell>
          <table:table-cell/>
          <table:table-cell table:formula="of:=AVERAGE([.A890];[.D890];[.G890];[.J890];[.M890];[.P890])" office:value-type="float" office:value="223.166666666667" calcext:value-type="float">
            <text:p>223.166666666667</text:p>
          </table:table-cell>
          <table:table-cell table:formula="of:=AVERAGE([.B890];[.E890];[.H890];[.K890];[.N890];[.Q890])" office:value-type="float" office:value="99.9516666666667" calcext:value-type="float">
            <text:p>99.951666666666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99.97" calcext:value-type="float">
            <text:p>99.97</text:p>
          </table:table-cell>
          <table:table-cell/>
          <table:table-cell table:formula="of:=AVERAGE([.A891];[.D891];[.G891];[.J891];[.M891];[.P891])" office:value-type="float" office:value="231" calcext:value-type="float">
            <text:p>231</text:p>
          </table:table-cell>
          <table:table-cell table:formula="of:=AVERAGE([.B891];[.E891];[.H891];[.K891];[.N891];[.Q891])" office:value-type="float" office:value="99.9566666666667" calcext:value-type="float">
            <text:p>99.956666666666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99.98" calcext:value-type="float">
            <text:p>99.98</text:p>
          </table:table-cell>
          <table:table-cell/>
          <table:table-cell table:formula="of:=AVERAGE([.A892];[.D892];[.G892];[.J892];[.M892];[.P892])" office:value-type="float" office:value="240.833333333333" calcext:value-type="float">
            <text:p>240.833333333333</text:p>
          </table:table-cell>
          <table:table-cell table:formula="of:=AVERAGE([.B892];[.E892];[.H892];[.K892];[.N892];[.Q892])" office:value-type="float" office:value="99.965" calcext:value-type="float">
            <text:p>99.96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99.99" calcext:value-type="float">
            <text:p>99.99</text:p>
          </table:table-cell>
          <table:table-cell/>
          <table:table-cell table:formula="of:=AVERAGE([.A893];[.D893];[.G893];[.J893];[.M893];[.P893])" office:value-type="float" office:value="253.333333333333" calcext:value-type="float">
            <text:p>253.333333333333</text:p>
          </table:table-cell>
          <table:table-cell table:formula="of:=AVERAGE([.B893];[.E893];[.H893];[.K893];[.N893];[.Q893])" office:value-type="float" office:value="99.9716666666667" calcext:value-type="float">
            <text:p>99.971666666666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894];[.D894];[.G894];[.J894];[.M894];[.P894])" office:value-type="float" office:value="280" calcext:value-type="float">
            <text:p>280</text:p>
          </table:table-cell>
          <table:table-cell table:formula="of:=AVERAGE([.B894];[.E894];[.H894];[.K894];[.N894];[.Q894])" office:value-type="float" office:value="99.98" calcext:value-type="float">
            <text:p>99.9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895];[.D895];[.G895];[.J895];[.M895];[.P895])" office:value-type="float" office:value="288.333333333333" calcext:value-type="float">
            <text:p>288.333333333333</text:p>
          </table:table-cell>
          <table:table-cell table:formula="of:=AVERAGE([.B895];[.E895];[.H895];[.K895];[.N895];[.Q895])" office:value-type="float" office:value="99.985" calcext:value-type="float">
            <text:p>99.98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896];[.D896];[.G896];[.J896];[.M896];[.P896])" office:value-type="float" office:value="293.333333333333" calcext:value-type="float">
            <text:p>293.333333333333</text:p>
          </table:table-cell>
          <table:table-cell table:formula="of:=AVERAGE([.B896];[.E896];[.H896];[.K896];[.N896];[.Q896])" office:value-type="float" office:value="99.9883333333333" calcext:value-type="float">
            <text:p>99.988333333333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897];[.D897];[.G897];[.J897];[.M897];[.P897])" office:value-type="float" office:value="308.333333333333" calcext:value-type="float">
            <text:p>308.333333333333</text:p>
          </table:table-cell>
          <table:table-cell table:formula="of:=AVERAGE([.B897];[.E897];[.H897];[.K897];[.N897];[.Q897])" office:value-type="float" office:value="99.9916666666667" calcext:value-type="float">
            <text:p>99.991666666666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898];[.D898];[.G898];[.J898];[.M898];[.P898])" office:value-type="float" office:value="310" calcext:value-type="float">
            <text:p>310</text:p>
          </table:table-cell>
          <table:table-cell table:formula="of:=AVERAGE([.B898];[.E898];[.H898];[.K898];[.N898];[.Q898])" office:value-type="float" office:value="99.9933333333333" calcext:value-type="float">
            <text:p>99.993333333333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899];[.D899];[.G899];[.J899];[.M899];[.P899])" office:value-type="float" office:value="315" calcext:value-type="float">
            <text:p>315</text:p>
          </table:table-cell>
          <table:table-cell table:formula="of:=AVERAGE([.B899];[.E899];[.H899];[.K899];[.N899];[.Q899])" office:value-type="float" office:value="99.995" calcext:value-type="float">
            <text:p>99.99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900];[.D900];[.G900];[.J900];[.M900];[.P900])" office:value-type="float" office:value="323.333333333333" calcext:value-type="float">
            <text:p>323.333333333333</text:p>
          </table:table-cell>
          <table:table-cell table:formula="of:=AVERAGE([.B900];[.E900];[.H900];[.K900];[.N900];[.Q900])" office:value-type="float" office:value="99.995" calcext:value-type="float">
            <text:p>99.99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901];[.D901];[.G901];[.J901];[.M901];[.P901])" office:value-type="float" office:value="325" calcext:value-type="float">
            <text:p>325</text:p>
          </table:table-cell>
          <table:table-cell table:formula="of:=AVERAGE([.B901];[.E901];[.H901];[.K901];[.N901];[.Q901])" office:value-type="float" office:value="99.9966666666667" calcext:value-type="float">
            <text:p>99.996666666666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902];[.D902];[.G902];[.J902];[.M902];[.P902])" office:value-type="float" office:value="331.666666666667" calcext:value-type="float">
            <text:p>331.666666666667</text:p>
          </table:table-cell>
          <table:table-cell table:formula="of:=AVERAGE([.B902];[.E902];[.H902];[.K902];[.N902];[.Q902])" office:value-type="float" office:value="99.9983333333333" calcext:value-type="float">
            <text:p>99.998333333333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903];[.D903];[.G903];[.J903];[.M903];[.P903])" office:value-type="float" office:value="338.333333333333" calcext:value-type="float">
            <text:p>338.333333333333</text:p>
          </table:table-cell>
          <table:table-cell table:formula="of:=AVERAGE([.B903];[.E903];[.H903];[.K903];[.N903];[.Q903])" office:value-type="float" office:value="100" calcext:value-type="float">
            <text:p>100</text:p>
          </table:table-cell>
        </table:table-row>
        <table:table-row table:style-name="ro1" table:number-rows-repeated="7">
          <table:table-cell table:number-columns-repeated="20"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78" calcext:value-type="float">
            <text:p>0.7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78" calcext:value-type="float">
            <text:p>0.7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78" calcext:value-type="float">
            <text:p>0.7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AVERAGE([.A911];[.D911];[.G911];[.J911];[.M911];[.P911])" office:value-type="float" office:value="0.786666666666667" calcext:value-type="float">
            <text:p>0.786666666666667</text:p>
          </table:table-cell>
          <table:table-cell table:formula="of:=AVERAGE([.B911];[.E911];[.H911];[.K911];[.N911];[.Q911])" office:value-type="float" office:value="0.0133333333333333" calcext:value-type="float">
            <text:p>0.013333333333333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83" calcext:value-type="float">
            <text:p>0.83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81" calcext:value-type="float">
            <text:p>0.81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78" calcext:value-type="float">
            <text:p>0.78</text:p>
          </table:table-cell>
          <table:table-cell office:value-type="float" office:value="0.02" calcext:value-type="float">
            <text:p>0.02</text:p>
          </table:table-cell>
          <table:table-cell/>
          <table:table-cell table:formula="of:=AVERAGE([.A912];[.D912];[.G912];[.J912];[.M912];[.P912])" office:value-type="float" office:value="0.818333333333333" calcext:value-type="float">
            <text:p>0.818333333333333</text:p>
          </table:table-cell>
          <table:table-cell table:formula="of:=AVERAGE([.B912];[.E912];[.H912];[.K912];[.N912];[.Q912])"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84" calcext:value-type="float">
            <text:p>0.84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83" calcext:value-type="float">
            <text:p>0.83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83" calcext:value-type="float">
            <text:p>0.83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86" calcext:value-type="float">
            <text:p>0.86</text:p>
          </table:table-cell>
          <table:table-cell office:value-type="float" office:value="0.04" calcext:value-type="float">
            <text:p>0.04</text:p>
          </table:table-cell>
          <table:table-cell/>
          <table:table-cell table:formula="of:=AVERAGE([.A913];[.D913];[.G913];[.J913];[.M913];[.P913])" office:value-type="float" office:value="0.848333333333333" calcext:value-type="float">
            <text:p>0.848333333333333</text:p>
          </table:table-cell>
          <table:table-cell table:formula="of:=AVERAGE([.B913];[.E913];[.H913];[.K913];[.N913];[.Q913])" office:value-type="float" office:value="0.0366666666666667" calcext:value-type="float">
            <text:p>0.036666666666667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84" calcext:value-type="float">
            <text:p>0.84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89" calcext:value-type="float">
            <text:p>0.89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87" calcext:value-type="float">
            <text:p>0.87</text:p>
          </table:table-cell>
          <table:table-cell office:value-type="float" office:value="0.05" calcext:value-type="float">
            <text:p>0.05</text:p>
          </table:table-cell>
          <table:table-cell/>
          <table:table-cell table:formula="of:=AVERAGE([.A914];[.D914];[.G914];[.J914];[.M914];[.P914])" office:value-type="float" office:value="0.861666666666667" calcext:value-type="float">
            <text:p>0.861666666666667</text:p>
          </table:table-cell>
          <table:table-cell table:formula="of:=AVERAGE([.B914];[.E914];[.H914];[.K914];[.N914];[.Q914])" office:value-type="float" office:value="0.0466666666666667" calcext:value-type="float">
            <text:p>0.046666666666667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float" office:value="0.87" calcext:value-type="float">
            <text:p>0.87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86" calcext:value-type="float">
            <text:p>0.86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0.86" calcext:value-type="float">
            <text:p>0.86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08" calcext:value-type="float">
            <text:p>0.08</text:p>
          </table:table-cell>
          <table:table-cell/>
          <table:table-cell table:formula="of:=AVERAGE([.A915];[.D915];[.G915];[.J915];[.M915];[.P915])" office:value-type="float" office:value="0.875" calcext:value-type="float">
            <text:p>0.875</text:p>
          </table:table-cell>
          <table:table-cell table:formula="of:=AVERAGE([.B915];[.E915];[.H915];[.K915];[.N915];[.Q915])" office:value-type="float" office:value="0.0666666666666667" calcext:value-type="float">
            <text:p>0.066666666666667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12" calcext:value-type="float">
            <text:p>0.12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0.87" calcext:value-type="float">
            <text:p>0.87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87" calcext:value-type="float">
            <text:p>0.87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0.89" calcext:value-type="float">
            <text:p>0.89</text:p>
          </table:table-cell>
          <table:table-cell office:value-type="float" office:value="0.09" calcext:value-type="float">
            <text:p>0.09</text:p>
          </table:table-cell>
          <table:table-cell/>
          <table:table-cell table:formula="of:=AVERAGE([.A916];[.D916];[.G916];[.J916];[.M916];[.P916])" office:value-type="float" office:value="0.885" calcext:value-type="float">
            <text:p>0.885</text:p>
          </table:table-cell>
          <table:table-cell table:formula="of:=AVERAGE([.B916];[.E916];[.H916];[.K916];[.N916];[.Q916])" office:value-type="float" office:value="0.0883333333333333" calcext:value-type="float">
            <text:p>0.088333333333333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float" office:value="0.89" calcext:value-type="float">
            <text:p>0.89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3" calcext:value-type="float">
            <text:p>0.13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92" calcext:value-type="float">
            <text:p>0.92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0.12" calcext:value-type="float">
            <text:p>0.12</text:p>
          </table:table-cell>
          <table:table-cell/>
          <table:table-cell table:formula="of:=AVERAGE([.A917];[.D917];[.G917];[.J917];[.M917];[.P917])" office:value-type="float" office:value="0.896666666666667" calcext:value-type="float">
            <text:p>0.896666666666667</text:p>
          </table:table-cell>
          <table:table-cell table:formula="of:=AVERAGE([.B917];[.E917];[.H917];[.K917];[.N917];[.Q917])" office:value-type="float" office:value="0.111666666666667" calcext:value-type="float">
            <text:p>0.111666666666667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89" calcext:value-type="float">
            <text:p>0.89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float" office:value="0.89" calcext:value-type="float">
            <text:p>0.89</text:p>
          </table:table-cell>
          <table:table-cell office:value-type="float" office:value="0.12" calcext:value-type="float">
            <text:p>0.12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float" office:value="0.92" calcext:value-type="float">
            <text:p>0.92</text:p>
          </table:table-cell>
          <table:table-cell office:value-type="float" office:value="0.16" calcext:value-type="float">
            <text:p>0.16</text:p>
          </table:table-cell>
          <table:table-cell/>
          <table:table-cell table:formula="of:=AVERAGE([.A918];[.D918];[.G918];[.J918];[.M918];[.P918])" office:value-type="float" office:value="0.906666666666667" calcext:value-type="float">
            <text:p>0.906666666666667</text:p>
          </table:table-cell>
          <table:table-cell table:formula="of:=AVERAGE([.B918];[.E918];[.H918];[.K918];[.N918];[.Q918])" office:value-type="float" office:value="0.146666666666667" calcext:value-type="float">
            <text:p>0.146666666666667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22" calcext:value-type="float">
            <text:p>0.22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.21" calcext:value-type="float">
            <text:p>0.21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.18" calcext:value-type="float">
            <text:p>0.18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float" office:value="0.17" calcext:value-type="float">
            <text:p>0.17</text:p>
          </table:table-cell>
          <table:table-cell/>
          <table:table-cell table:formula="of:=AVERAGE([.A919];[.D919];[.G919];[.J919];[.M919];[.P919])" office:value-type="float" office:value="0.916666666666667" calcext:value-type="float">
            <text:p>0.916666666666667</text:p>
          </table:table-cell>
          <table:table-cell table:formula="of:=AVERAGE([.B919];[.E919];[.H919];[.K919];[.N919];[.Q919])" office:value-type="float" office:value="0.185" calcext:value-type="float">
            <text:p>0.185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32" calcext:value-type="float">
            <text:p>0.32</text:p>
          </table:table-cell>
          <table:table-cell/>
          <table:table-cell office:value-type="float" office:value="0.92" calcext:value-type="float">
            <text:p>0.92</text:p>
          </table:table-cell>
          <table:table-cell office:value-type="float" office:value="0.18" calcext:value-type="float">
            <text:p>0.18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0.22" calcext:value-type="float">
            <text:p>0.22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0.26" calcext:value-type="float">
            <text:p>0.26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0.21" calcext:value-type="float">
            <text:p>0.21</text:p>
          </table:table-cell>
          <table:table-cell/>
          <table:table-cell table:formula="of:=AVERAGE([.A920];[.D920];[.G920];[.J920];[.M920];[.P920])" office:value-type="float" office:value="0.926666666666667" calcext:value-type="float">
            <text:p>0.926666666666667</text:p>
          </table:table-cell>
          <table:table-cell table:formula="of:=AVERAGE([.B920];[.E920];[.H920];[.K920];[.N920];[.Q920])" office:value-type="float" office:value="0.236666666666667" calcext:value-type="float">
            <text:p>0.236666666666667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float" office:value="0.21" calcext:value-type="float">
            <text:p>0.21</text:p>
          </table:table-cell>
          <table:table-cell/>
          <table:table-cell office:value-type="float" office:value="0.92" calcext:value-type="float">
            <text:p>0.92</text:p>
          </table:table-cell>
          <table:table-cell office:value-type="float" office:value="0.27" calcext:value-type="float">
            <text:p>0.27</text:p>
          </table:table-cell>
          <table:table-cell/>
          <table:table-cell office:value-type="float" office:value="0.92" calcext:value-type="float">
            <text:p>0.92</text:p>
          </table:table-cell>
          <table:table-cell office:value-type="float" office:value="0.28" calcext:value-type="float">
            <text:p>0.28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0.34" calcext:value-type="float">
            <text:p>0.34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AVERAGE([.A921];[.D921];[.G921];[.J921];[.M921];[.P921])" office:value-type="float" office:value="0.936666666666667" calcext:value-type="float">
            <text:p>0.936666666666667</text:p>
          </table:table-cell>
          <table:table-cell table:formula="of:=AVERAGE([.B921];[.E921];[.H921];[.K921];[.N921];[.Q921])" office:value-type="float" office:value="0.283333333333333" calcext:value-type="float">
            <text:p>0.283333333333333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41" calcext:value-type="float">
            <text:p>0.41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0.29" calcext:value-type="float">
            <text:p>0.29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float" office:value="0.32" calcext:value-type="float">
            <text:p>0.32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float" office:value="0.36" calcext:value-type="float">
            <text:p>0.36</text:p>
          </table:table-cell>
          <table:table-cell/>
          <table:table-cell office:value-type="float" office:value="0.97" calcext:value-type="float">
            <text:p>0.97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0.29" calcext:value-type="float">
            <text:p>0.29</text:p>
          </table:table-cell>
          <table:table-cell/>
          <table:table-cell table:formula="of:=AVERAGE([.A922];[.D922];[.G922];[.J922];[.M922];[.P922])" office:value-type="float" office:value="0.946666666666667" calcext:value-type="float">
            <text:p>0.946666666666667</text:p>
          </table:table-cell>
          <table:table-cell table:formula="of:=AVERAGE([.B922];[.E922];[.H922];[.K922];[.N922];[.Q922])" office:value-type="float" office:value="0.345" calcext:value-type="float">
            <text:p>0.345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0.33" calcext:value-type="float">
            <text:p>0.33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0.41" calcext:value-type="float">
            <text:p>0.41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0.54" calcext:value-type="float">
            <text:p>0.54</text:p>
          </table:table-cell>
          <table:table-cell/>
          <table:table-cell office:value-type="float" office:value="0.97" calcext:value-type="float">
            <text:p>0.97</text:p>
          </table:table-cell>
          <table:table-cell office:value-type="float" office:value="0.39" calcext:value-type="float">
            <text:p>0.39</text:p>
          </table:table-cell>
          <table:table-cell/>
          <table:table-cell table:formula="of:=AVERAGE([.A923];[.D923];[.G923];[.J923];[.M923];[.P923])" office:value-type="float" office:value="0.956666666666666" calcext:value-type="float">
            <text:p>0.956666666666666</text:p>
          </table:table-cell>
          <table:table-cell table:formula="of:=AVERAGE([.B923];[.E923];[.H923];[.K923];[.N923];[.Q923])"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61" calcext:value-type="float">
            <text:p>0.61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0.39" calcext:value-type="float">
            <text:p>0.39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0.49" calcext:value-type="float">
            <text:p>0.49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float" office:value="0.65" calcext:value-type="float">
            <text:p>0.65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0.51" calcext:value-type="float">
            <text:p>0.51</text:p>
          </table:table-cell>
          <table:table-cell/>
          <table:table-cell table:formula="of:=AVERAGE([.A924];[.D924];[.G924];[.J924];[.M924];[.P924])" office:value-type="float" office:value="0.966666666666667" calcext:value-type="float">
            <text:p>0.966666666666667</text:p>
          </table:table-cell>
          <table:table-cell table:formula="of:=AVERAGE([.B924];[.E924];[.H924];[.K924];[.N924];[.Q924])" office:value-type="float" office:value="0.508333333333333" calcext:value-type="float">
            <text:p>0.508333333333333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.67" calcext:value-type="float">
            <text:p>0.67</text:p>
          </table:table-cell>
          <table:table-cell/>
          <table:table-cell office:value-type="float" office:value="0.97" calcext:value-type="float">
            <text:p>0.97</text:p>
          </table:table-cell>
          <table:table-cell office:value-type="float" office:value="0.45" calcext:value-type="float">
            <text:p>0.45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0.46" calcext:value-type="float">
            <text:p>0.46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61" calcext:value-type="float">
            <text:p>1.61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float" office:value="0.61" calcext:value-type="float">
            <text:p>0.61</text:p>
          </table:table-cell>
          <table:table-cell/>
          <table:table-cell table:formula="of:=AVERAGE([.A925];[.D925];[.G925];[.J925];[.M925];[.P925])" office:value-type="float" office:value="0.976666666666667" calcext:value-type="float">
            <text:p>0.976666666666667</text:p>
          </table:table-cell>
          <table:table-cell table:formula="of:=AVERAGE([.B925];[.E925];[.H925];[.K925];[.N925];[.Q925])" office:value-type="float" office:value="0.731666666666667" calcext:value-type="float">
            <text:p>0.731666666666667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.77" calcext:value-type="float">
            <text:p>0.77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0.55" calcext:value-type="float">
            <text:p>0.55</text:p>
          </table:table-cell>
          <table:table-cell/>
          <table:table-cell office:value-type="float" office:value="0.97" calcext:value-type="float">
            <text:p>0.97</text:p>
          </table:table-cell>
          <table:table-cell office:value-type="float" office:value="0.54" calcext:value-type="float">
            <text:p>0.54</text:p>
          </table:table-cell>
          <table:table-cell/>
          <table:table-cell office:value-type="float" office:value="0.97" calcext:value-type="float">
            <text:p>0.9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4.86" calcext:value-type="float">
            <text:p>4.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/>
          <table:table-cell table:formula="of:=AVERAGE([.A926];[.D926];[.G926];[.J926];[.M926];[.P926])" office:value-type="float" office:value="1.00166666666667" calcext:value-type="float">
            <text:p>1.00166666666667</text:p>
          </table:table-cell>
          <table:table-cell table:formula="of:=AVERAGE([.B926];[.E926];[.H926];[.K926];[.N926];[.Q926])" office:value-type="float" office:value="1.47833333333333" calcext:value-type="float">
            <text:p>1.478333333333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9" calcext:value-type="float">
            <text:p>1.49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float" office:value="0.62" calcext:value-type="float">
            <text:p>0.62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0.68" calcext:value-type="float">
            <text:p>0.68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0.85" calcext:value-type="float">
            <text:p>0.85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9.97" calcext:value-type="float">
            <text:p>9.97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4.32" calcext:value-type="float">
            <text:p>4.32</text:p>
          </table:table-cell>
          <table:table-cell/>
          <table:table-cell table:formula="of:=AVERAGE([.A927];[.D927];[.G927];[.J927];[.M927];[.P927])" office:value-type="float" office:value="1.04166666666667" calcext:value-type="float">
            <text:p>1.04166666666667</text:p>
          </table:table-cell>
          <table:table-cell table:formula="of:=AVERAGE([.B927];[.E927];[.H927];[.K927];[.N927];[.Q927])" office:value-type="float" office:value="2.98833333333333" calcext:value-type="float">
            <text:p>2.98833333333333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4.45" calcext:value-type="float">
            <text:p>4.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54" calcext:value-type="float">
            <text:p>1.54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float" office:value="0.78" calcext:value-type="float">
            <text:p>0.78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float" office:value="1.01" calcext:value-type="float">
            <text:p>1.01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16.6" calcext:value-type="float">
            <text:p>16.6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9.08" calcext:value-type="float">
            <text:p>9.08</text:p>
          </table:table-cell>
          <table:table-cell/>
          <table:table-cell table:formula="of:=AVERAGE([.A928];[.D928];[.G928];[.J928];[.M928];[.P928])" office:value-type="float" office:value="1.09666666666667" calcext:value-type="float">
            <text:p>1.09666666666667</text:p>
          </table:table-cell>
          <table:table-cell table:formula="of:=AVERAGE([.B928];[.E928];[.H928];[.K928];[.N928];[.Q928])" office:value-type="float" office:value="5.57666666666667" calcext:value-type="float">
            <text:p>5.57666666666667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9.03" calcext:value-type="float">
            <text:p>9.03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4.1" calcext:value-type="float">
            <text:p>4.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78" calcext:value-type="float">
            <text:p>1.7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37" calcext:value-type="float">
            <text:p>2.37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23.25" calcext:value-type="float">
            <text:p>23.25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14.86" calcext:value-type="float">
            <text:p>14.86</text:p>
          </table:table-cell>
          <table:table-cell/>
          <table:table-cell table:formula="of:=AVERAGE([.A929];[.D929];[.G929];[.J929];[.M929];[.P929])" office:value-type="float" office:value="1.16666666666667" calcext:value-type="float">
            <text:p>1.16666666666667</text:p>
          </table:table-cell>
          <table:table-cell table:formula="of:=AVERAGE([.B929];[.E929];[.H929];[.K929];[.N929];[.Q929])" office:value-type="float" office:value="9.23166666666667" calcext:value-type="float">
            <text:p>9.23166666666667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4.88" calcext:value-type="float">
            <text:p>14.88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8.22" calcext:value-type="float">
            <text:p>8.22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4.61" calcext:value-type="float">
            <text:p>4.61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6.05" calcext:value-type="float">
            <text:p>6.05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30.35" calcext:value-type="float">
            <text:p>30.35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21.25" calcext:value-type="float">
            <text:p>21.25</text:p>
          </table:table-cell>
          <table:table-cell/>
          <table:table-cell table:formula="of:=AVERAGE([.A930];[.D930];[.G930];[.J930];[.M930];[.P930])" office:value-type="float" office:value="1.26666666666667" calcext:value-type="float">
            <text:p>1.26666666666667</text:p>
          </table:table-cell>
          <table:table-cell table:formula="of:=AVERAGE([.B930];[.E930];[.H930];[.K930];[.N930];[.Q930])" office:value-type="float" office:value="14.2266666666667" calcext:value-type="float">
            <text:p>14.2266666666667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21.16" calcext:value-type="float">
            <text:p>21.16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13.87" calcext:value-type="float">
            <text:p>13.87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9.6" calcext:value-type="float">
            <text:p>9.6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11.8" calcext:value-type="float">
            <text:p>11.8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36.74" calcext:value-type="float">
            <text:p>36.74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7.7" calcext:value-type="float">
            <text:p>27.7</text:p>
          </table:table-cell>
          <table:table-cell/>
          <table:table-cell table:formula="of:=AVERAGE([.A931];[.D931];[.G931];[.J931];[.M931];[.P931])" office:value-type="float" office:value="1.36666666666667" calcext:value-type="float">
            <text:p>1.36666666666667</text:p>
          </table:table-cell>
          <table:table-cell table:formula="of:=AVERAGE([.B931];[.E931];[.H931];[.K931];[.N931];[.Q931])" office:value-type="float" office:value="20.145" calcext:value-type="float">
            <text:p>20.145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27.93" calcext:value-type="float">
            <text:p>27.93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20.07" calcext:value-type="float">
            <text:p>20.07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16.04" calcext:value-type="float">
            <text:p>16.04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18.87" calcext:value-type="float">
            <text:p>18.87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41.72" calcext:value-type="float">
            <text:p>41.72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33.95" calcext:value-type="float">
            <text:p>33.95</text:p>
          </table:table-cell>
          <table:table-cell/>
          <table:table-cell table:formula="of:=AVERAGE([.A932];[.D932];[.G932];[.J932];[.M932];[.P932])" office:value-type="float" office:value="1.46666666666667" calcext:value-type="float">
            <text:p>1.46666666666667</text:p>
          </table:table-cell>
          <table:table-cell table:formula="of:=AVERAGE([.B932];[.E932];[.H932];[.K932];[.N932];[.Q932])" office:value-type="float" office:value="26.43" calcext:value-type="float">
            <text:p>26.43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33.32" calcext:value-type="float">
            <text:p>33.32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6.32" calcext:value-type="float">
            <text:p>26.32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23.33" calcext:value-type="float">
            <text:p>23.33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25.85" calcext:value-type="float">
            <text:p>25.85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46.1" calcext:value-type="float">
            <text:p>46.1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39.53" calcext:value-type="float">
            <text:p>39.53</text:p>
          </table:table-cell>
          <table:table-cell/>
          <table:table-cell table:formula="of:=AVERAGE([.A933];[.D933];[.G933];[.J933];[.M933];[.P933])" office:value-type="float" office:value="1.56666666666667" calcext:value-type="float">
            <text:p>1.56666666666667</text:p>
          </table:table-cell>
          <table:table-cell table:formula="of:=AVERAGE([.B933];[.E933];[.H933];[.K933];[.N933];[.Q933])" office:value-type="float" office:value="32.4083333333333" calcext:value-type="float">
            <text:p>32.4083333333333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38.59" calcext:value-type="float">
            <text:p>38.59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32.1" calcext:value-type="float">
            <text:p>32.1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9.92" calcext:value-type="float">
            <text:p>29.92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32.27" calcext:value-type="float">
            <text:p>32.27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50.06" calcext:value-type="float">
            <text:p>50.06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44.11" calcext:value-type="float">
            <text:p>44.11</text:p>
          </table:table-cell>
          <table:table-cell/>
          <table:table-cell table:formula="of:=AVERAGE([.A934];[.D934];[.G934];[.J934];[.M934];[.P934])" office:value-type="float" office:value="1.66666666666667" calcext:value-type="float">
            <text:p>1.66666666666667</text:p>
          </table:table-cell>
          <table:table-cell table:formula="of:=AVERAGE([.B934];[.E934];[.H934];[.K934];[.N934];[.Q934])" office:value-type="float" office:value="37.8416666666667" calcext:value-type="float">
            <text:p>37.8416666666667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43.03" calcext:value-type="float">
            <text:p>43.03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37.26" calcext:value-type="float">
            <text:p>37.26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35.69" calcext:value-type="float">
            <text:p>35.69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37.97" calcext:value-type="float">
            <text:p>37.9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3.01" calcext:value-type="float">
            <text:p>53.01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47.98" calcext:value-type="float">
            <text:p>47.98</text:p>
          </table:table-cell>
          <table:table-cell/>
          <table:table-cell table:formula="of:=AVERAGE([.A935];[.D935];[.G935];[.J935];[.M935];[.P935])" office:value-type="float" office:value="1.76666666666667" calcext:value-type="float">
            <text:p>1.76666666666667</text:p>
          </table:table-cell>
          <table:table-cell table:formula="of:=AVERAGE([.B935];[.E935];[.H935];[.K935];[.N935];[.Q935])" office:value-type="float" office:value="42.49" calcext:value-type="float">
            <text:p>42.49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46.77" calcext:value-type="float">
            <text:p>46.77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41.59" calcext:value-type="float">
            <text:p>41.59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40.53" calcext:value-type="float">
            <text:p>40.53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42.57" calcext:value-type="float">
            <text:p>42.57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55.94" calcext:value-type="float">
            <text:p>55.9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1.42" calcext:value-type="float">
            <text:p>51.42</text:p>
          </table:table-cell>
          <table:table-cell/>
          <table:table-cell table:formula="of:=AVERAGE([.A936];[.D936];[.G936];[.J936];[.M936];[.P936])" office:value-type="float" office:value="1.86666666666667" calcext:value-type="float">
            <text:p>1.86666666666667</text:p>
          </table:table-cell>
          <table:table-cell table:formula="of:=AVERAGE([.B936];[.E936];[.H936];[.K936];[.N936];[.Q936])" office:value-type="float" office:value="46.47" calcext:value-type="float">
            <text:p>46.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9.72" calcext:value-type="float">
            <text:p>49.72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45.25" calcext:value-type="float">
            <text:p>45.25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46.81" calcext:value-type="float">
            <text:p>46.81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58.22" calcext:value-type="float">
            <text:p>58.22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53.99" calcext:value-type="float">
            <text:p>53.99</text:p>
          </table:table-cell>
          <table:table-cell/>
          <table:table-cell table:formula="of:=AVERAGE([.A937];[.D937];[.G937];[.J937];[.M937];[.P937])" office:value-type="float" office:value="1.96666666666667" calcext:value-type="float">
            <text:p>1.96666666666667</text:p>
          </table:table-cell>
          <table:table-cell table:formula="of:=AVERAGE([.B937];[.E937];[.H937];[.K937];[.N937];[.Q937])" office:value-type="float" office:value="49.8316666666667" calcext:value-type="float">
            <text:p>49.8316666666667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52.26" calcext:value-type="float">
            <text:p>52.2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8.47" calcext:value-type="float">
            <text:p>48.47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48.84" calcext:value-type="float">
            <text:p>48.84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50.39" calcext:value-type="float">
            <text:p>50.39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60.19" calcext:value-type="float">
            <text:p>60.19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56.24" calcext:value-type="float">
            <text:p>56.24</text:p>
          </table:table-cell>
          <table:table-cell/>
          <table:table-cell table:formula="of:=AVERAGE([.A938];[.D938];[.G938];[.J938];[.M938];[.P938])" office:value-type="float" office:value="2.06666666666667" calcext:value-type="float">
            <text:p>2.06666666666667</text:p>
          </table:table-cell>
          <table:table-cell table:formula="of:=AVERAGE([.B938];[.E938];[.H938];[.K938];[.N938];[.Q938])" office:value-type="float" office:value="52.7316666666667" calcext:value-type="float">
            <text:p>52.7316666666667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54.25" calcext:value-type="float">
            <text:p>54.25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51.2" calcext:value-type="float">
            <text:p>51.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1.63" calcext:value-type="float">
            <text:p>51.6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3.27" calcext:value-type="float">
            <text:p>53.27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61.76" calcext:value-type="float">
            <text:p>61.76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57.94" calcext:value-type="float">
            <text:p>57.94</text:p>
          </table:table-cell>
          <table:table-cell/>
          <table:table-cell table:formula="of:=AVERAGE([.A939];[.D939];[.G939];[.J939];[.M939];[.P939])" office:value-type="float" office:value="2.16666666666667" calcext:value-type="float">
            <text:p>2.16666666666667</text:p>
          </table:table-cell>
          <table:table-cell table:formula="of:=AVERAGE([.B939];[.E939];[.H939];[.K939];[.N939];[.Q939])" office:value-type="float" office:value="55.0083333333333" calcext:value-type="float">
            <text:p>55.0083333333333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56.21" calcext:value-type="float">
            <text:p>56.21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53.49" calcext:value-type="float">
            <text:p>53.49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54.06" calcext:value-type="float">
            <text:p>54.06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55.48" calcext:value-type="float">
            <text:p>55.48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63.23" calcext:value-type="float">
            <text:p>63.23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59.7" calcext:value-type="float">
            <text:p>59.7</text:p>
          </table:table-cell>
          <table:table-cell/>
          <table:table-cell table:formula="of:=AVERAGE([.A940];[.D940];[.G940];[.J940];[.M940];[.P940])" office:value-type="float" office:value="2.26666666666667" calcext:value-type="float">
            <text:p>2.26666666666667</text:p>
          </table:table-cell>
          <table:table-cell table:formula="of:=AVERAGE([.B940];[.E940];[.H940];[.K940];[.N940];[.Q940])" office:value-type="float" office:value="57.0283333333333" calcext:value-type="float">
            <text:p>57.0283333333333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57.7" calcext:value-type="float">
            <text:p>57.7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55.51" calcext:value-type="float">
            <text:p>55.51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56.25" calcext:value-type="float">
            <text:p>56.25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57.62" calcext:value-type="float">
            <text:p>57.62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64.44" calcext:value-type="float">
            <text:p>64.44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61.3" calcext:value-type="float">
            <text:p>61.3</text:p>
          </table:table-cell>
          <table:table-cell/>
          <table:table-cell table:formula="of:=AVERAGE([.A941];[.D941];[.G941];[.J941];[.M941];[.P941])" office:value-type="float" office:value="2.36666666666667" calcext:value-type="float">
            <text:p>2.36666666666667</text:p>
          </table:table-cell>
          <table:table-cell table:formula="of:=AVERAGE([.B941];[.E941];[.H941];[.K941];[.N941];[.Q941])" office:value-type="float" office:value="58.8033333333333" calcext:value-type="float">
            <text:p>58.8033333333333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59.24" calcext:value-type="float">
            <text:p>59.24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57.08" calcext:value-type="float">
            <text:p>57.08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58.1" calcext:value-type="float">
            <text:p>58.1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59.51" calcext:value-type="float">
            <text:p>59.51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65.53" calcext:value-type="float">
            <text:p>65.53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62.59" calcext:value-type="float">
            <text:p>62.59</text:p>
          </table:table-cell>
          <table:table-cell/>
          <table:table-cell table:formula="of:=AVERAGE([.A942];[.D942];[.G942];[.J942];[.M942];[.P942])" office:value-type="float" office:value="2.46666666666667" calcext:value-type="float">
            <text:p>2.46666666666667</text:p>
          </table:table-cell>
          <table:table-cell table:formula="of:=AVERAGE([.B942];[.E942];[.H942];[.K942];[.N942];[.Q942])" office:value-type="float" office:value="60.3416666666667" calcext:value-type="float">
            <text:p>60.3416666666667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60.57" calcext:value-type="float">
            <text:p>60.57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58.38" calcext:value-type="float">
            <text:p>58.38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59.6" calcext:value-type="float">
            <text:p>59.6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61.09" calcext:value-type="float">
            <text:p>61.09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66.47" calcext:value-type="float">
            <text:p>66.47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63.75" calcext:value-type="float">
            <text:p>63.75</text:p>
          </table:table-cell>
          <table:table-cell/>
          <table:table-cell table:formula="of:=AVERAGE([.A943];[.D943];[.G943];[.J943];[.M943];[.P943])" office:value-type="float" office:value="2.56666666666667" calcext:value-type="float">
            <text:p>2.56666666666667</text:p>
          </table:table-cell>
          <table:table-cell table:formula="of:=AVERAGE([.B943];[.E943];[.H943];[.K943];[.N943];[.Q943])" office:value-type="float" office:value="61.6433333333333" calcext:value-type="float">
            <text:p>61.6433333333333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61.63" calcext:value-type="float">
            <text:p>61.63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59.7" calcext:value-type="float">
            <text:p>59.7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61.03" calcext:value-type="float">
            <text:p>61.03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62.39" calcext:value-type="float">
            <text:p>62.39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67.39" calcext:value-type="float">
            <text:p>67.39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64.8" calcext:value-type="float">
            <text:p>64.8</text:p>
          </table:table-cell>
          <table:table-cell/>
          <table:table-cell table:formula="of:=AVERAGE([.A944];[.D944];[.G944];[.J944];[.M944];[.P944])" office:value-type="float" office:value="2.66666666666667" calcext:value-type="float">
            <text:p>2.66666666666667</text:p>
          </table:table-cell>
          <table:table-cell table:formula="of:=AVERAGE([.B944];[.E944];[.H944];[.K944];[.N944];[.Q944])" office:value-type="float" office:value="62.8233333333333" calcext:value-type="float">
            <text:p>62.8233333333333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62.64" calcext:value-type="float">
            <text:p>62.64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60.8" calcext:value-type="float">
            <text:p>60.8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62.32" calcext:value-type="float">
            <text:p>62.32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63.53" calcext:value-type="float">
            <text:p>63.5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8.12" calcext:value-type="float">
            <text:p>68.12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65.75" calcext:value-type="float">
            <text:p>65.75</text:p>
          </table:table-cell>
          <table:table-cell/>
          <table:table-cell table:formula="of:=AVERAGE([.A945];[.D945];[.G945];[.J945];[.M945];[.P945])" office:value-type="float" office:value="2.76666666666667" calcext:value-type="float">
            <text:p>2.76666666666667</text:p>
          </table:table-cell>
          <table:table-cell table:formula="of:=AVERAGE([.B945];[.E945];[.H945];[.K945];[.N945];[.Q945])" office:value-type="float" office:value="63.86" calcext:value-type="float">
            <text:p>63.86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63.49" calcext:value-type="float">
            <text:p>63.49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61.91" calcext:value-type="float">
            <text:p>61.91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63.3" calcext:value-type="float">
            <text:p>63.3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64.53" calcext:value-type="float">
            <text:p>64.53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68.87" calcext:value-type="float">
            <text:p>68.8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6.69" calcext:value-type="float">
            <text:p>66.69</text:p>
          </table:table-cell>
          <table:table-cell/>
          <table:table-cell table:formula="of:=AVERAGE([.A946];[.D946];[.G946];[.J946];[.M946];[.P946])" office:value-type="float" office:value="2.86666666666667" calcext:value-type="float">
            <text:p>2.86666666666667</text:p>
          </table:table-cell>
          <table:table-cell table:formula="of:=AVERAGE([.B946];[.E946];[.H946];[.K946];[.N946];[.Q946])" office:value-type="float" office:value="64.7983333333333" calcext:value-type="float">
            <text:p>64.7983333333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4.37" calcext:value-type="float">
            <text:p>64.37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62.62" calcext:value-type="float">
            <text:p>62.62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64.34" calcext:value-type="float">
            <text:p>64.34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65.51" calcext:value-type="float">
            <text:p>65.51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69.49" calcext:value-type="float">
            <text:p>69.49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67.44" calcext:value-type="float">
            <text:p>67.44</text:p>
          </table:table-cell>
          <table:table-cell/>
          <table:table-cell table:formula="of:=AVERAGE([.A947];[.D947];[.G947];[.J947];[.M947];[.P947])" office:value-type="float" office:value="2.96666666666667" calcext:value-type="float">
            <text:p>2.96666666666667</text:p>
          </table:table-cell>
          <table:table-cell table:formula="of:=AVERAGE([.B947];[.E947];[.H947];[.K947];[.N947];[.Q947])" office:value-type="float" office:value="65.6283333333333" calcext:value-type="float">
            <text:p>65.6283333333333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64.92" calcext:value-type="float">
            <text:p>64.9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3.55" calcext:value-type="float">
            <text:p>63.55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65.4" calcext:value-type="float">
            <text:p>65.4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66.4" calcext:value-type="float">
            <text:p>66.4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70.3" calcext:value-type="float">
            <text:p>70.3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68.19" calcext:value-type="float">
            <text:p>68.19</text:p>
          </table:table-cell>
          <table:table-cell/>
          <table:table-cell table:formula="of:=AVERAGE([.A948];[.D948];[.G948];[.J948];[.M948];[.P948])" office:value-type="float" office:value="3.06666666666667" calcext:value-type="float">
            <text:p>3.06666666666667</text:p>
          </table:table-cell>
          <table:table-cell table:formula="of:=AVERAGE([.B948];[.E948];[.H948];[.K948];[.N948];[.Q948])" office:value-type="float" office:value="66.46" calcext:value-type="float">
            <text:p>66.46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65.56" calcext:value-type="float">
            <text:p>65.56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64.31" calcext:value-type="float">
            <text:p>64.3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6.28" calcext:value-type="float">
            <text:p>66.2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7.08" calcext:value-type="float">
            <text:p>67.08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68.9" calcext:value-type="float">
            <text:p>68.9</text:p>
          </table:table-cell>
          <table:table-cell/>
          <table:table-cell table:formula="of:=AVERAGE([.A949];[.D949];[.G949];[.J949];[.M949];[.P949])" office:value-type="float" office:value="3.16666666666667" calcext:value-type="float">
            <text:p>3.16666666666667</text:p>
          </table:table-cell>
          <table:table-cell table:formula="of:=AVERAGE([.B949];[.E949];[.H949];[.K949];[.N949];[.Q949])" office:value-type="float" office:value="67.1883333333333" calcext:value-type="float">
            <text:p>67.1883333333333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66.09" calcext:value-type="float">
            <text:p>66.09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64.91" calcext:value-type="float">
            <text:p>64.91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67.02" calcext:value-type="float">
            <text:p>67.02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67.83" calcext:value-type="float">
            <text:p>67.83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71.61" calcext:value-type="float">
            <text:p>71.61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69.6" calcext:value-type="float">
            <text:p>69.6</text:p>
          </table:table-cell>
          <table:table-cell/>
          <table:table-cell table:formula="of:=AVERAGE([.A950];[.D950];[.G950];[.J950];[.M950];[.P950])" office:value-type="float" office:value="3.26666666666667" calcext:value-type="float">
            <text:p>3.26666666666667</text:p>
          </table:table-cell>
          <table:table-cell table:formula="of:=AVERAGE([.B950];[.E950];[.H950];[.K950];[.N950];[.Q950])" office:value-type="float" office:value="67.8433333333333" calcext:value-type="float">
            <text:p>67.8433333333333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66.66" calcext:value-type="float">
            <text:p>66.66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65.49" calcext:value-type="float">
            <text:p>65.49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67.84" calcext:value-type="float">
            <text:p>67.84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68.42" calcext:value-type="float">
            <text:p>68.42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72.23" calcext:value-type="float">
            <text:p>72.23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70.2" calcext:value-type="float">
            <text:p>70.2</text:p>
          </table:table-cell>
          <table:table-cell/>
          <table:table-cell table:formula="of:=AVERAGE([.A951];[.D951];[.G951];[.J951];[.M951];[.P951])" office:value-type="float" office:value="3.36666666666667" calcext:value-type="float">
            <text:p>3.36666666666667</text:p>
          </table:table-cell>
          <table:table-cell table:formula="of:=AVERAGE([.B951];[.E951];[.H951];[.K951];[.N951];[.Q951])" office:value-type="float" office:value="68.4733333333333" calcext:value-type="float">
            <text:p>68.4733333333333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67.33" calcext:value-type="float">
            <text:p>67.33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65.95" calcext:value-type="float">
            <text:p>65.95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68.59" calcext:value-type="float">
            <text:p>68.59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69.04" calcext:value-type="float">
            <text:p>69.04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72.84" calcext:value-type="float">
            <text:p>72.84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70.79" calcext:value-type="float">
            <text:p>70.79</text:p>
          </table:table-cell>
          <table:table-cell/>
          <table:table-cell table:formula="of:=AVERAGE([.A952];[.D952];[.G952];[.J952];[.M952];[.P952])" office:value-type="float" office:value="3.46666666666667" calcext:value-type="float">
            <text:p>3.46666666666667</text:p>
          </table:table-cell>
          <table:table-cell table:formula="of:=AVERAGE([.B952];[.E952];[.H952];[.K952];[.N952];[.Q952])" office:value-type="float" office:value="69.09" calcext:value-type="float">
            <text:p>69.09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67.83" calcext:value-type="float">
            <text:p>67.83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66.46" calcext:value-type="float">
            <text:p>66.46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69.21" calcext:value-type="float">
            <text:p>69.21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69.77" calcext:value-type="float">
            <text:p>69.77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73.42" calcext:value-type="float">
            <text:p>73.42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71.37" calcext:value-type="float">
            <text:p>71.37</text:p>
          </table:table-cell>
          <table:table-cell/>
          <table:table-cell table:formula="of:=AVERAGE([.A953];[.D953];[.G953];[.J953];[.M953];[.P953])" office:value-type="float" office:value="3.56666666666667" calcext:value-type="float">
            <text:p>3.56666666666667</text:p>
          </table:table-cell>
          <table:table-cell table:formula="of:=AVERAGE([.B953];[.E953];[.H953];[.K953];[.N953];[.Q953])" office:value-type="float" office:value="69.6766666666667" calcext:value-type="float">
            <text:p>69.6766666666667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68.32" calcext:value-type="float">
            <text:p>68.32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69.76" calcext:value-type="float">
            <text:p>69.76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70.27" calcext:value-type="float">
            <text:p>70.27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73.99" calcext:value-type="float">
            <text:p>73.99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72.03" calcext:value-type="float">
            <text:p>72.03</text:p>
          </table:table-cell>
          <table:table-cell/>
          <table:table-cell table:formula="of:=AVERAGE([.A954];[.D954];[.G954];[.J954];[.M954];[.P954])" office:value-type="float" office:value="3.66666666666667" calcext:value-type="float">
            <text:p>3.66666666666667</text:p>
          </table:table-cell>
          <table:table-cell table:formula="of:=AVERAGE([.B954];[.E954];[.H954];[.K954];[.N954];[.Q954])" office:value-type="float" office:value="70.2283333333333" calcext:value-type="float">
            <text:p>70.2283333333333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68.92" calcext:value-type="float">
            <text:p>68.92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67.55" calcext:value-type="float">
            <text:p>67.55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70.35" calcext:value-type="float">
            <text:p>70.35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70.89" calcext:value-type="float">
            <text:p>70.8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4.53" calcext:value-type="float">
            <text:p>74.53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72.66" calcext:value-type="float">
            <text:p>72.66</text:p>
          </table:table-cell>
          <table:table-cell/>
          <table:table-cell table:formula="of:=AVERAGE([.A955];[.D955];[.G955];[.J955];[.M955];[.P955])" office:value-type="float" office:value="3.76666666666667" calcext:value-type="float">
            <text:p>3.76666666666667</text:p>
          </table:table-cell>
          <table:table-cell table:formula="of:=AVERAGE([.B955];[.E955];[.H955];[.K955];[.N955];[.Q955])" office:value-type="float" office:value="70.8166666666667" calcext:value-type="float">
            <text:p>70.8166666666667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68.17" calcext:value-type="float">
            <text:p>68.17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70.95" calcext:value-type="float">
            <text:p>70.95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71.54" calcext:value-type="float">
            <text:p>71.54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75.14" calcext:value-type="float">
            <text:p>75.1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3.24" calcext:value-type="float">
            <text:p>73.24</text:p>
          </table:table-cell>
          <table:table-cell/>
          <table:table-cell table:formula="of:=AVERAGE([.A956];[.D956];[.G956];[.J956];[.M956];[.P956])" office:value-type="float" office:value="3.86666666666667" calcext:value-type="float">
            <text:p>3.86666666666667</text:p>
          </table:table-cell>
          <table:table-cell table:formula="of:=AVERAGE([.B956];[.E956];[.H956];[.K956];[.N956];[.Q956])" office:value-type="float" office:value="71.4316666666667" calcext:value-type="float">
            <text:p>71.4316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.04" calcext:value-type="float">
            <text:p>70.04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68.76" calcext:value-type="float">
            <text:p>68.76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71.54" calcext:value-type="float">
            <text:p>71.54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72.1" calcext:value-type="float">
            <text:p>72.1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75.82" calcext:value-type="float">
            <text:p>75.82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73.74" calcext:value-type="float">
            <text:p>73.74</text:p>
          </table:table-cell>
          <table:table-cell/>
          <table:table-cell table:formula="of:=AVERAGE([.A957];[.D957];[.G957];[.J957];[.M957];[.P957])" office:value-type="float" office:value="3.96666666666667" calcext:value-type="float">
            <text:p>3.96666666666667</text:p>
          </table:table-cell>
          <table:table-cell table:formula="of:=AVERAGE([.B957];[.E957];[.H957];[.K957];[.N957];[.Q957]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70.69" calcext:value-type="float">
            <text:p>70.6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9.24" calcext:value-type="float">
            <text:p>69.24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72.11" calcext:value-type="float">
            <text:p>72.11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72.66" calcext:value-type="float">
            <text:p>72.66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76.32" calcext:value-type="float">
            <text:p>76.32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74.41" calcext:value-type="float">
            <text:p>74.41</text:p>
          </table:table-cell>
          <table:table-cell/>
          <table:table-cell table:formula="of:=AVERAGE([.A958];[.D958];[.G958];[.J958];[.M958];[.P958])" office:value-type="float" office:value="4.06666666666667" calcext:value-type="float">
            <text:p>4.06666666666667</text:p>
          </table:table-cell>
          <table:table-cell table:formula="of:=AVERAGE([.B958];[.E958];[.H958];[.K958];[.N958];[.Q958])" office:value-type="float" office:value="72.5716666666667" calcext:value-type="float">
            <text:p>72.5716666666667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71.27" calcext:value-type="float">
            <text:p>71.27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69.91" calcext:value-type="float">
            <text:p>69.9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2.66" calcext:value-type="float">
            <text:p>72.6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3.33" calcext:value-type="float">
            <text:p>73.33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77.05" calcext:value-type="float">
            <text:p>77.05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75.08" calcext:value-type="float">
            <text:p>75.08</text:p>
          </table:table-cell>
          <table:table-cell/>
          <table:table-cell table:formula="of:=AVERAGE([.A959];[.D959];[.G959];[.J959];[.M959];[.P959])" office:value-type="float" office:value="4.16666666666667" calcext:value-type="float">
            <text:p>4.16666666666667</text:p>
          </table:table-cell>
          <table:table-cell table:formula="of:=AVERAGE([.B959];[.E959];[.H959];[.K959];[.N959];[.Q959])" office:value-type="float" office:value="73.2166666666667" calcext:value-type="float">
            <text:p>73.2166666666667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71.94" calcext:value-type="float">
            <text:p>71.94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70.43" calcext:value-type="float">
            <text:p>70.43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73.3" calcext:value-type="float">
            <text:p>73.3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73.99" calcext:value-type="float">
            <text:p>73.99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77.64" calcext:value-type="float">
            <text:p>77.64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75.69" calcext:value-type="float">
            <text:p>75.69</text:p>
          </table:table-cell>
          <table:table-cell/>
          <table:table-cell table:formula="of:=AVERAGE([.A960];[.D960];[.G960];[.J960];[.M960];[.P960])" office:value-type="float" office:value="4.26666666666667" calcext:value-type="float">
            <text:p>4.26666666666667</text:p>
          </table:table-cell>
          <table:table-cell table:formula="of:=AVERAGE([.B960];[.E960];[.H960];[.K960];[.N960];[.Q960])" office:value-type="float" office:value="73.8316666666667" calcext:value-type="float">
            <text:p>73.8316666666667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72.6" calcext:value-type="float">
            <text:p>72.6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70.93" calcext:value-type="float">
            <text:p>70.93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73.89" calcext:value-type="float">
            <text:p>73.89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74.45" calcext:value-type="float">
            <text:p>74.45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78.36" calcext:value-type="float">
            <text:p>78.36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76.51" calcext:value-type="float">
            <text:p>76.51</text:p>
          </table:table-cell>
          <table:table-cell/>
          <table:table-cell table:formula="of:=AVERAGE([.A961];[.D961];[.G961];[.J961];[.M961];[.P961])" office:value-type="float" office:value="4.36666666666667" calcext:value-type="float">
            <text:p>4.36666666666667</text:p>
          </table:table-cell>
          <table:table-cell table:formula="of:=AVERAGE([.B961];[.E961];[.H961];[.K961];[.N961];[.Q961])" office:value-type="float" office:value="74.4566666666667" calcext:value-type="float">
            <text:p>74.4566666666667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73.26" calcext:value-type="float">
            <text:p>73.26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71.69" calcext:value-type="float">
            <text:p>71.69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74.54" calcext:value-type="float">
            <text:p>74.54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75.2" calcext:value-type="float">
            <text:p>75.2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78.95" calcext:value-type="float">
            <text:p>78.95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77.24" calcext:value-type="float">
            <text:p>77.24</text:p>
          </table:table-cell>
          <table:table-cell/>
          <table:table-cell table:formula="of:=AVERAGE([.A962];[.D962];[.G962];[.J962];[.M962];[.P962])" office:value-type="float" office:value="4.46666666666667" calcext:value-type="float">
            <text:p>4.46666666666667</text:p>
          </table:table-cell>
          <table:table-cell table:formula="of:=AVERAGE([.B962];[.E962];[.H962];[.K962];[.N962];[.Q962])" office:value-type="float" office:value="75.1466666666667" calcext:value-type="float">
            <text:p>75.1466666666667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73.96" calcext:value-type="float">
            <text:p>73.96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72.36" calcext:value-type="float">
            <text:p>72.36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75.17" calcext:value-type="float">
            <text:p>75.17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75.65" calcext:value-type="float">
            <text:p>75.65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79.68" calcext:value-type="float">
            <text:p>79.68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77.96" calcext:value-type="float">
            <text:p>77.96</text:p>
          </table:table-cell>
          <table:table-cell/>
          <table:table-cell table:formula="of:=AVERAGE([.A963];[.D963];[.G963];[.J963];[.M963];[.P963])" office:value-type="float" office:value="4.56666666666667" calcext:value-type="float">
            <text:p>4.56666666666667</text:p>
          </table:table-cell>
          <table:table-cell table:formula="of:=AVERAGE([.B963];[.E963];[.H963];[.K963];[.N963];[.Q963])" office:value-type="float" office:value="75.7966666666667" calcext:value-type="float">
            <text:p>75.7966666666667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74.57" calcext:value-type="float">
            <text:p>74.57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73.12" calcext:value-type="float">
            <text:p>73.12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75.72" calcext:value-type="float">
            <text:p>75.72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76.21" calcext:value-type="float">
            <text:p>76.21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80.29" calcext:value-type="float">
            <text:p>80.29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78.81" calcext:value-type="float">
            <text:p>78.81</text:p>
          </table:table-cell>
          <table:table-cell/>
          <table:table-cell table:formula="of:=AVERAGE([.A964];[.D964];[.G964];[.J964];[.M964];[.P964])" office:value-type="float" office:value="4.66666666666667" calcext:value-type="float">
            <text:p>4.66666666666667</text:p>
          </table:table-cell>
          <table:table-cell table:formula="of:=AVERAGE([.B964];[.E964];[.H964];[.K964];[.N964];[.Q964])" office:value-type="float" office:value="76.4533333333333" calcext:value-type="float">
            <text:p>76.4533333333333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75.29" calcext:value-type="float">
            <text:p>75.29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73.89" calcext:value-type="float">
            <text:p>73.89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76.33" calcext:value-type="float">
            <text:p>76.33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76.8" calcext:value-type="float">
            <text:p>76.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1.13" calcext:value-type="float">
            <text:p>81.13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79.74" calcext:value-type="float">
            <text:p>79.74</text:p>
          </table:table-cell>
          <table:table-cell/>
          <table:table-cell table:formula="of:=AVERAGE([.A965];[.D965];[.G965];[.J965];[.M965];[.P965])" office:value-type="float" office:value="4.76666666666667" calcext:value-type="float">
            <text:p>4.76666666666667</text:p>
          </table:table-cell>
          <table:table-cell table:formula="of:=AVERAGE([.B965];[.E965];[.H965];[.K965];[.N965];[.Q965])" office:value-type="float" office:value="77.1966666666667" calcext:value-type="float">
            <text:p>77.1966666666667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76.11" calcext:value-type="float">
            <text:p>76.11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74.58" calcext:value-type="float">
            <text:p>74.58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76.93" calcext:value-type="float">
            <text:p>76.93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77.56" calcext:value-type="float">
            <text:p>77.56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81.88" calcext:value-type="float">
            <text:p>81.8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0.39" calcext:value-type="float">
            <text:p>80.39</text:p>
          </table:table-cell>
          <table:table-cell/>
          <table:table-cell table:formula="of:=AVERAGE([.A966];[.D966];[.G966];[.J966];[.M966];[.P966])" office:value-type="float" office:value="4.86666666666667" calcext:value-type="float">
            <text:p>4.86666666666667</text:p>
          </table:table-cell>
          <table:table-cell table:formula="of:=AVERAGE([.B966];[.E966];[.H966];[.K966];[.N966];[.Q966])" office:value-type="float" office:value="77.9083333333333" calcext:value-type="float">
            <text:p>77.90833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6.79" calcext:value-type="float">
            <text:p>76.79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75.32" calcext:value-type="float">
            <text:p>75.32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77.66" calcext:value-type="float">
            <text:p>77.66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78.21" calcext:value-type="float">
            <text:p>78.21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82.52" calcext:value-type="float">
            <text:p>82.52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81.12" calcext:value-type="float">
            <text:p>81.12</text:p>
          </table:table-cell>
          <table:table-cell/>
          <table:table-cell table:formula="of:=AVERAGE([.A967];[.D967];[.G967];[.J967];[.M967];[.P967])" office:value-type="float" office:value="4.96666666666667" calcext:value-type="float">
            <text:p>4.96666666666667</text:p>
          </table:table-cell>
          <table:table-cell table:formula="of:=AVERAGE([.B967];[.E967];[.H967];[.K967];[.N967];[.Q967])" office:value-type="float" office:value="78.6033333333333" calcext:value-type="float">
            <text:p>78.6033333333333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77.49" calcext:value-type="float">
            <text:p>77.4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6.2" calcext:value-type="float">
            <text:p>76.2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78.35" calcext:value-type="float">
            <text:p>78.35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78.91" calcext:value-type="float">
            <text:p>78.91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83.35" calcext:value-type="float">
            <text:p>83.35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81.89" calcext:value-type="float">
            <text:p>81.89</text:p>
          </table:table-cell>
          <table:table-cell/>
          <table:table-cell table:formula="of:=AVERAGE([.A968];[.D968];[.G968];[.J968];[.M968];[.P968])" office:value-type="float" office:value="5.06666666666667" calcext:value-type="float">
            <text:p>5.06666666666667</text:p>
          </table:table-cell>
          <table:table-cell table:formula="of:=AVERAGE([.B968];[.E968];[.H968];[.K968];[.N968];[.Q968])" office:value-type="float" office:value="79.365" calcext:value-type="float">
            <text:p>79.365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78.24" calcext:value-type="float">
            <text:p>78.24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76.99" calcext:value-type="float">
            <text:p>76.9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9.04" calcext:value-type="float">
            <text:p>79.0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9.55" calcext:value-type="float">
            <text:p>79.55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84.1" calcext:value-type="float">
            <text:p>84.1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82.68" calcext:value-type="float">
            <text:p>82.68</text:p>
          </table:table-cell>
          <table:table-cell/>
          <table:table-cell table:formula="of:=AVERAGE([.A969];[.D969];[.G969];[.J969];[.M969];[.P969])" office:value-type="float" office:value="5.16666666666667" calcext:value-type="float">
            <text:p>5.16666666666667</text:p>
          </table:table-cell>
          <table:table-cell table:formula="of:=AVERAGE([.B969];[.E969];[.H969];[.K969];[.N969];[.Q969])" office:value-type="float" office:value="80.1" calcext:value-type="float">
            <text:p>80.1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79.09" calcext:value-type="float">
            <text:p>79.09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77.67" calcext:value-type="float">
            <text:p>77.67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79.71" calcext:value-type="float">
            <text:p>79.71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80.2" calcext:value-type="float">
            <text:p>80.2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84.83" calcext:value-type="float">
            <text:p>84.83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83.38" calcext:value-type="float">
            <text:p>83.38</text:p>
          </table:table-cell>
          <table:table-cell/>
          <table:table-cell table:formula="of:=AVERAGE([.A970];[.D970];[.G970];[.J970];[.M970];[.P970])" office:value-type="float" office:value="5.26666666666667" calcext:value-type="float">
            <text:p>5.26666666666667</text:p>
          </table:table-cell>
          <table:table-cell table:formula="of:=AVERAGE([.B970];[.E970];[.H970];[.K970];[.N970];[.Q970])" office:value-type="float" office:value="80.8133333333333" calcext:value-type="float">
            <text:p>80.8133333333333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80.08" calcext:value-type="float">
            <text:p>80.08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78.48" calcext:value-type="float">
            <text:p>78.48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80.42" calcext:value-type="float">
            <text:p>80.42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81.07" calcext:value-type="float">
            <text:p>81.07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85.6" calcext:value-type="float">
            <text:p>85.6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84.06" calcext:value-type="float">
            <text:p>84.06</text:p>
          </table:table-cell>
          <table:table-cell/>
          <table:table-cell table:formula="of:=AVERAGE([.A971];[.D971];[.G971];[.J971];[.M971];[.P971])" office:value-type="float" office:value="5.36666666666667" calcext:value-type="float">
            <text:p>5.36666666666667</text:p>
          </table:table-cell>
          <table:table-cell table:formula="of:=AVERAGE([.B971];[.E971];[.H971];[.K971];[.N971];[.Q971])" office:value-type="float" office:value="81.6183333333333" calcext:value-type="float">
            <text:p>81.6183333333333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80.94" calcext:value-type="float">
            <text:p>80.94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79.36" calcext:value-type="float">
            <text:p>79.36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81.14" calcext:value-type="float">
            <text:p>81.14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81.87" calcext:value-type="float">
            <text:p>81.87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86.29" calcext:value-type="float">
            <text:p>86.29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84.78" calcext:value-type="float">
            <text:p>84.78</text:p>
          </table:table-cell>
          <table:table-cell/>
          <table:table-cell table:formula="of:=AVERAGE([.A972];[.D972];[.G972];[.J972];[.M972];[.P972])" office:value-type="float" office:value="5.46666666666667" calcext:value-type="float">
            <text:p>5.46666666666667</text:p>
          </table:table-cell>
          <table:table-cell table:formula="of:=AVERAGE([.B972];[.E972];[.H972];[.K972];[.N972];[.Q972])" office:value-type="float" office:value="82.3966666666667" calcext:value-type="float">
            <text:p>82.3966666666667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81.87" calcext:value-type="float">
            <text:p>81.87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80.28" calcext:value-type="float">
            <text:p>80.28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81.82" calcext:value-type="float">
            <text:p>81.82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82.56" calcext:value-type="float">
            <text:p>82.56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86.95" calcext:value-type="float">
            <text:p>86.95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85.47" calcext:value-type="float">
            <text:p>85.47</text:p>
          </table:table-cell>
          <table:table-cell/>
          <table:table-cell table:formula="of:=AVERAGE([.A973];[.D973];[.G973];[.J973];[.M973];[.P973])" office:value-type="float" office:value="5.56666666666667" calcext:value-type="float">
            <text:p>5.56666666666667</text:p>
          </table:table-cell>
          <table:table-cell table:formula="of:=AVERAGE([.B973];[.E973];[.H973];[.K973];[.N973];[.Q973])" office:value-type="float" office:value="83.1583333333333" calcext:value-type="float">
            <text:p>83.1583333333333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82.69" calcext:value-type="float">
            <text:p>82.69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81.07" calcext:value-type="float">
            <text:p>81.07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82.52" calcext:value-type="float">
            <text:p>82.52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83.26" calcext:value-type="float">
            <text:p>83.26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87.54" calcext:value-type="float">
            <text:p>87.54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86.15" calcext:value-type="float">
            <text:p>86.15</text:p>
          </table:table-cell>
          <table:table-cell/>
          <table:table-cell table:formula="of:=AVERAGE([.A974];[.D974];[.G974];[.J974];[.M974];[.P974])" office:value-type="float" office:value="5.66666666666667" calcext:value-type="float">
            <text:p>5.66666666666667</text:p>
          </table:table-cell>
          <table:table-cell table:formula="of:=AVERAGE([.B974];[.E974];[.H974];[.K974];[.N974];[.Q974])" office:value-type="float" office:value="83.8716666666667" calcext:value-type="float">
            <text:p>83.8716666666667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83.43" calcext:value-type="float">
            <text:p>83.43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81.87" calcext:value-type="float">
            <text:p>81.87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83.36" calcext:value-type="float">
            <text:p>83.36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83.93" calcext:value-type="float">
            <text:p>83.9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8.08" calcext:value-type="float">
            <text:p>88.08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86.81" calcext:value-type="float">
            <text:p>86.81</text:p>
          </table:table-cell>
          <table:table-cell/>
          <table:table-cell table:formula="of:=AVERAGE([.A975];[.D975];[.G975];[.J975];[.M975];[.P975])" office:value-type="float" office:value="5.76666666666667" calcext:value-type="float">
            <text:p>5.76666666666667</text:p>
          </table:table-cell>
          <table:table-cell table:formula="of:=AVERAGE([.B975];[.E975];[.H975];[.K975];[.N975];[.Q975])" office:value-type="float" office:value="84.58" calcext:value-type="float">
            <text:p>84.58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84.21" calcext:value-type="float">
            <text:p>84.21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82.72" calcext:value-type="float">
            <text:p>82.72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84.17" calcext:value-type="float">
            <text:p>84.17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84.69" calcext:value-type="float">
            <text:p>84.69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88.83" calcext:value-type="float">
            <text:p>88.8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7.51" calcext:value-type="float">
            <text:p>87.51</text:p>
          </table:table-cell>
          <table:table-cell/>
          <table:table-cell table:formula="of:=AVERAGE([.A976];[.D976];[.G976];[.J976];[.M976];[.P976])" office:value-type="float" office:value="5.86666666666667" calcext:value-type="float">
            <text:p>5.86666666666667</text:p>
          </table:table-cell>
          <table:table-cell table:formula="of:=AVERAGE([.B976];[.E976];[.H976];[.K976];[.N976];[.Q976])" office:value-type="float" office:value="85.355" calcext:value-type="float">
            <text:p>85.3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5.16" calcext:value-type="float">
            <text:p>85.16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83.53" calcext:value-type="float">
            <text:p>83.53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85.09" calcext:value-type="float">
            <text:p>85.09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85.36" calcext:value-type="float">
            <text:p>85.36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89.51" calcext:value-type="float">
            <text:p>89.51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88.09" calcext:value-type="float">
            <text:p>88.09</text:p>
          </table:table-cell>
          <table:table-cell/>
          <table:table-cell table:formula="of:=AVERAGE([.A977];[.D977];[.G977];[.J977];[.M977];[.P977])" office:value-type="float" office:value="5.96666666666667" calcext:value-type="float">
            <text:p>5.96666666666667</text:p>
          </table:table-cell>
          <table:table-cell table:formula="of:=AVERAGE([.B977];[.E977];[.H977];[.K977];[.N977];[.Q977])" office:value-type="float" office:value="86.1233333333333" calcext:value-type="float">
            <text:p>86.1233333333333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86.02" calcext:value-type="float">
            <text:p>86.0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4.34" calcext:value-type="float">
            <text:p>84.34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85.76" calcext:value-type="float">
            <text:p>85.76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86.15" calcext:value-type="float">
            <text:p>86.15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0.01" calcext:value-type="float">
            <text:p>90.01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88.69" calcext:value-type="float">
            <text:p>88.69</text:p>
          </table:table-cell>
          <table:table-cell/>
          <table:table-cell table:formula="of:=AVERAGE([.A978];[.D978];[.G978];[.J978];[.M978];[.P978])" office:value-type="float" office:value="6.06666666666667" calcext:value-type="float">
            <text:p>6.06666666666667</text:p>
          </table:table-cell>
          <table:table-cell table:formula="of:=AVERAGE([.B978];[.E978];[.H978];[.K978];[.N978];[.Q978])" office:value-type="float" office:value="86.8283333333333" calcext:value-type="float">
            <text:p>86.8283333333333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86.8" calcext:value-type="float">
            <text:p>86.8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85.07" calcext:value-type="float">
            <text:p>85.0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6.38" calcext:value-type="float">
            <text:p>86.3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6.88" calcext:value-type="float">
            <text:p>86.88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0.57" calcext:value-type="float">
            <text:p>90.57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89.27" calcext:value-type="float">
            <text:p>89.27</text:p>
          </table:table-cell>
          <table:table-cell/>
          <table:table-cell table:formula="of:=AVERAGE([.A979];[.D979];[.G979];[.J979];[.M979];[.P979])" office:value-type="float" office:value="6.16666666666667" calcext:value-type="float">
            <text:p>6.16666666666667</text:p>
          </table:table-cell>
          <table:table-cell table:formula="of:=AVERAGE([.B979];[.E979];[.H979];[.K979];[.N979];[.Q979])" office:value-type="float" office:value="87.495" calcext:value-type="float">
            <text:p>87.495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87.57" calcext:value-type="float">
            <text:p>87.57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85.91" calcext:value-type="float">
            <text:p>85.91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86.97" calcext:value-type="float">
            <text:p>86.97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87.69" calcext:value-type="float">
            <text:p>87.69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1.09" calcext:value-type="float">
            <text:p>91.09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0" calcext:value-type="float">
            <text:p>90</text:p>
          </table:table-cell>
          <table:table-cell/>
          <table:table-cell table:formula="of:=AVERAGE([.A980];[.D980];[.G980];[.J980];[.M980];[.P980])" office:value-type="float" office:value="6.26666666666667" calcext:value-type="float">
            <text:p>6.26666666666667</text:p>
          </table:table-cell>
          <table:table-cell table:formula="of:=AVERAGE([.B980];[.E980];[.H980];[.K980];[.N980];[.Q980])" office:value-type="float" office:value="88.205" calcext:value-type="float">
            <text:p>88.205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88.44" calcext:value-type="float">
            <text:p>88.44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86.7" calcext:value-type="float">
            <text:p>86.7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87.75" calcext:value-type="float">
            <text:p>87.75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88.3" calcext:value-type="float">
            <text:p>88.3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1.53" calcext:value-type="float">
            <text:p>91.53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0.64" calcext:value-type="float">
            <text:p>90.64</text:p>
          </table:table-cell>
          <table:table-cell/>
          <table:table-cell table:formula="of:=AVERAGE([.A981];[.D981];[.G981];[.J981];[.M981];[.P981])" office:value-type="float" office:value="6.36666666666667" calcext:value-type="float">
            <text:p>6.36666666666667</text:p>
          </table:table-cell>
          <table:table-cell table:formula="of:=AVERAGE([.B981];[.E981];[.H981];[.K981];[.N981];[.Q981])" office:value-type="float" office:value="88.8933333333333" calcext:value-type="float">
            <text:p>88.8933333333333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87.64" calcext:value-type="float">
            <text:p>87.64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88.46" calcext:value-type="float">
            <text:p>88.46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88.96" calcext:value-type="float">
            <text:p>88.96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2.1" calcext:value-type="float">
            <text:p>92.1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1.12" calcext:value-type="float">
            <text:p>91.12</text:p>
          </table:table-cell>
          <table:table-cell/>
          <table:table-cell table:formula="of:=AVERAGE([.A982];[.D982];[.G982];[.J982];[.M982];[.P982])" office:value-type="float" office:value="6.46666666666667" calcext:value-type="float">
            <text:p>6.46666666666667</text:p>
          </table:table-cell>
          <table:table-cell table:formula="of:=AVERAGE([.B982];[.E982];[.H982];[.K982];[.N982];[.Q982])" office:value-type="float" office:value="89.5466666666667" calcext:value-type="float">
            <text:p>89.5466666666667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89.67" calcext:value-type="float">
            <text:p>89.67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88.47" calcext:value-type="float">
            <text:p>88.47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89.2" calcext:value-type="float">
            <text:p>89.2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89.68" calcext:value-type="float">
            <text:p>89.68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2.61" calcext:value-type="float">
            <text:p>92.61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1.65" calcext:value-type="float">
            <text:p>91.65</text:p>
          </table:table-cell>
          <table:table-cell/>
          <table:table-cell table:formula="of:=AVERAGE([.A983];[.D983];[.G983];[.J983];[.M983];[.P983])" office:value-type="float" office:value="6.56666666666667" calcext:value-type="float">
            <text:p>6.56666666666667</text:p>
          </table:table-cell>
          <table:table-cell table:formula="of:=AVERAGE([.B983];[.E983];[.H983];[.K983];[.N983];[.Q983])" office:value-type="float" office:value="90.2133333333333" calcext:value-type="float">
            <text:p>90.2133333333333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90.44" calcext:value-type="float">
            <text:p>90.44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89.24" calcext:value-type="float">
            <text:p>89.24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89.83" calcext:value-type="float">
            <text:p>89.83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0.3" calcext:value-type="float">
            <text:p>90.3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3.06" calcext:value-type="float">
            <text:p>93.06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2.19" calcext:value-type="float">
            <text:p>92.19</text:p>
          </table:table-cell>
          <table:table-cell/>
          <table:table-cell table:formula="of:=AVERAGE([.A984];[.D984];[.G984];[.J984];[.M984];[.P984])" office:value-type="float" office:value="6.66666666666667" calcext:value-type="float">
            <text:p>6.66666666666667</text:p>
          </table:table-cell>
          <table:table-cell table:formula="of:=AVERAGE([.B984];[.E984];[.H984];[.K984];[.N984];[.Q984])" office:value-type="float" office:value="90.8433333333333" calcext:value-type="float">
            <text:p>90.8433333333333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91.15" calcext:value-type="float">
            <text:p>91.15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89.88" calcext:value-type="float">
            <text:p>89.88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0.55" calcext:value-type="float">
            <text:p>90.55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0.91" calcext:value-type="float">
            <text:p>90.9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3.5" calcext:value-type="float">
            <text:p>93.5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2.54" calcext:value-type="float">
            <text:p>92.54</text:p>
          </table:table-cell>
          <table:table-cell/>
          <table:table-cell table:formula="of:=AVERAGE([.A985];[.D985];[.G985];[.J985];[.M985];[.P985])" office:value-type="float" office:value="6.76666666666667" calcext:value-type="float">
            <text:p>6.76666666666667</text:p>
          </table:table-cell>
          <table:table-cell table:formula="of:=AVERAGE([.B985];[.E985];[.H985];[.K985];[.N985];[.Q985])" office:value-type="float" office:value="91.4216666666667" calcext:value-type="float">
            <text:p>91.4216666666667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91.72" calcext:value-type="float">
            <text:p>91.72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0.61" calcext:value-type="float">
            <text:p>90.61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1.06" calcext:value-type="float">
            <text:p>91.06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1.55" calcext:value-type="float">
            <text:p>91.55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2.98" calcext:value-type="float">
            <text:p>92.98</text:p>
          </table:table-cell>
          <table:table-cell/>
          <table:table-cell table:formula="of:=AVERAGE([.A986];[.D986];[.G986];[.J986];[.M986];[.P986])" office:value-type="float" office:value="6.86666666666667" calcext:value-type="float">
            <text:p>6.86666666666667</text:p>
          </table:table-cell>
          <table:table-cell table:formula="of:=AVERAGE([.B986];[.E986];[.H986];[.K986];[.N986];[.Q986])" office:value-type="float" office:value="91.9866666666667" calcext:value-type="float">
            <text:p>91.98666666666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2.34" calcext:value-type="float">
            <text:p>92.34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1.25" calcext:value-type="float">
            <text:p>91.25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1.65" calcext:value-type="float">
            <text:p>91.65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2.06" calcext:value-type="float">
            <text:p>92.06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4.43" calcext:value-type="float">
            <text:p>94.43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3.25" calcext:value-type="float">
            <text:p>93.25</text:p>
          </table:table-cell>
          <table:table-cell/>
          <table:table-cell table:formula="of:=AVERAGE([.A987];[.D987];[.G987];[.J987];[.M987];[.P987])" office:value-type="float" office:value="6.96666666666667" calcext:value-type="float">
            <text:p>6.96666666666667</text:p>
          </table:table-cell>
          <table:table-cell table:formula="of:=AVERAGE([.B987];[.E987];[.H987];[.K987];[.N987];[.Q987])" office:value-type="float" office:value="92.4966666666667" calcext:value-type="float">
            <text:p>92.4966666666667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92.92" calcext:value-type="float">
            <text:p>92.9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1.85" calcext:value-type="float">
            <text:p>91.85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2.05" calcext:value-type="float">
            <text:p>92.05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2.57" calcext:value-type="float">
            <text:p>92.57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4.79" calcext:value-type="float">
            <text:p>94.79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3.66" calcext:value-type="float">
            <text:p>93.66</text:p>
          </table:table-cell>
          <table:table-cell/>
          <table:table-cell table:formula="of:=AVERAGE([.A988];[.D988];[.G988];[.J988];[.M988];[.P988])" office:value-type="float" office:value="7.06666666666667" calcext:value-type="float">
            <text:p>7.06666666666667</text:p>
          </table:table-cell>
          <table:table-cell table:formula="of:=AVERAGE([.B988];[.E988];[.H988];[.K988];[.N988];[.Q988])" office:value-type="float" office:value="92.9733333333333" calcext:value-type="float">
            <text:p>92.9733333333333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93.41" calcext:value-type="float">
            <text:p>93.41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2.33" calcext:value-type="float">
            <text:p>92.3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2.62" calcext:value-type="float">
            <text:p>92.6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3.02" calcext:value-type="float">
            <text:p>93.02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5.18" calcext:value-type="float">
            <text:p>95.18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4.03" calcext:value-type="float">
            <text:p>94.03</text:p>
          </table:table-cell>
          <table:table-cell/>
          <table:table-cell table:formula="of:=AVERAGE([.A989];[.D989];[.G989];[.J989];[.M989];[.P989])" office:value-type="float" office:value="7.16666666666667" calcext:value-type="float">
            <text:p>7.16666666666667</text:p>
          </table:table-cell>
          <table:table-cell table:formula="of:=AVERAGE([.B989];[.E989];[.H989];[.K989];[.N989];[.Q989])" office:value-type="float" office:value="93.4316666666667" calcext:value-type="float">
            <text:p>93.4316666666667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93.84" calcext:value-type="float">
            <text:p>93.84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2.92" calcext:value-type="float">
            <text:p>92.92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3.15" calcext:value-type="float">
            <text:p>93.15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3.42" calcext:value-type="float">
            <text:p>93.42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5.53" calcext:value-type="float">
            <text:p>95.53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4.4" calcext:value-type="float">
            <text:p>94.4</text:p>
          </table:table-cell>
          <table:table-cell/>
          <table:table-cell table:formula="of:=AVERAGE([.A990];[.D990];[.G990];[.J990];[.M990];[.P990])" office:value-type="float" office:value="7.26666666666667" calcext:value-type="float">
            <text:p>7.26666666666667</text:p>
          </table:table-cell>
          <table:table-cell table:formula="of:=AVERAGE([.B990];[.E990];[.H990];[.K990];[.N990];[.Q990])" office:value-type="float" office:value="93.8766666666667" calcext:value-type="float">
            <text:p>93.8766666666667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94.38" calcext:value-type="float">
            <text:p>94.38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3.44" calcext:value-type="float">
            <text:p>93.44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3.63" calcext:value-type="float">
            <text:p>93.63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3.96" calcext:value-type="float">
            <text:p>93.96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5.87" calcext:value-type="float">
            <text:p>95.87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4.81" calcext:value-type="float">
            <text:p>94.81</text:p>
          </table:table-cell>
          <table:table-cell/>
          <table:table-cell table:formula="of:=AVERAGE([.A991];[.D991];[.G991];[.J991];[.M991];[.P991])" office:value-type="float" office:value="7.36666666666667" calcext:value-type="float">
            <text:p>7.36666666666667</text:p>
          </table:table-cell>
          <table:table-cell table:formula="of:=AVERAGE([.B991];[.E991];[.H991];[.K991];[.N991];[.Q991])" office:value-type="float" office:value="94.3483333333333" calcext:value-type="float">
            <text:p>94.3483333333333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94.74" calcext:value-type="float">
            <text:p>94.74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3.92" calcext:value-type="float">
            <text:p>93.92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4.17" calcext:value-type="float">
            <text:p>94.17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4.26" calcext:value-type="float">
            <text:p>94.26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6.14" calcext:value-type="float">
            <text:p>96.14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5.13" calcext:value-type="float">
            <text:p>95.13</text:p>
          </table:table-cell>
          <table:table-cell/>
          <table:table-cell table:formula="of:=AVERAGE([.A992];[.D992];[.G992];[.J992];[.M992];[.P992])" office:value-type="float" office:value="7.46666666666667" calcext:value-type="float">
            <text:p>7.46666666666667</text:p>
          </table:table-cell>
          <table:table-cell table:formula="of:=AVERAGE([.B992];[.E992];[.H992];[.K992];[.N992];[.Q992])" office:value-type="float" office:value="94.7266666666667" calcext:value-type="float">
            <text:p>94.7266666666667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95.22" calcext:value-type="float">
            <text:p>95.22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4.3" calcext:value-type="float">
            <text:p>94.3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4.47" calcext:value-type="float">
            <text:p>94.47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4.56" calcext:value-type="float">
            <text:p>94.56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6.4" calcext:value-type="float">
            <text:p>96.4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5.41" calcext:value-type="float">
            <text:p>95.41</text:p>
          </table:table-cell>
          <table:table-cell/>
          <table:table-cell table:formula="of:=AVERAGE([.A993];[.D993];[.G993];[.J993];[.M993];[.P993])" office:value-type="float" office:value="7.56666666666667" calcext:value-type="float">
            <text:p>7.56666666666667</text:p>
          </table:table-cell>
          <table:table-cell table:formula="of:=AVERAGE([.B993];[.E993];[.H993];[.K993];[.N993];[.Q993])" office:value-type="float" office:value="95.06" calcext:value-type="float">
            <text:p>95.06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95.54" calcext:value-type="float">
            <text:p>95.54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4.55" calcext:value-type="float">
            <text:p>94.55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4.77" calcext:value-type="float">
            <text:p>94.77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4.91" calcext:value-type="float">
            <text:p>94.91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6.59" calcext:value-type="float">
            <text:p>96.59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5.69" calcext:value-type="float">
            <text:p>95.69</text:p>
          </table:table-cell>
          <table:table-cell/>
          <table:table-cell table:formula="of:=AVERAGE([.A994];[.D994];[.G994];[.J994];[.M994];[.P994])" office:value-type="float" office:value="7.66666666666667" calcext:value-type="float">
            <text:p>7.66666666666667</text:p>
          </table:table-cell>
          <table:table-cell table:formula="of:=AVERAGE([.B994];[.E994];[.H994];[.K994];[.N994];[.Q994])" office:value-type="float" office:value="95.3416666666667" calcext:value-type="float">
            <text:p>95.3416666666667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95.92" calcext:value-type="float">
            <text:p>95.92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5.01" calcext:value-type="float">
            <text:p>95.01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5.16" calcext:value-type="float">
            <text:p>95.16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5.29" calcext:value-type="float">
            <text:p>95.2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6.73" calcext:value-type="float">
            <text:p>96.73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5.9" calcext:value-type="float">
            <text:p>95.9</text:p>
          </table:table-cell>
          <table:table-cell/>
          <table:table-cell table:formula="of:=AVERAGE([.A995];[.D995];[.G995];[.J995];[.M995];[.P995])" office:value-type="float" office:value="7.76666666666667" calcext:value-type="float">
            <text:p>7.76666666666667</text:p>
          </table:table-cell>
          <table:table-cell table:formula="of:=AVERAGE([.B995];[.E995];[.H995];[.K995];[.N995];[.Q995])" office:value-type="float" office:value="95.6683333333333" calcext:value-type="float">
            <text:p>95.6683333333333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96.19" calcext:value-type="float">
            <text:p>96.19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5.39" calcext:value-type="float">
            <text:p>95.39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5.47" calcext:value-type="float">
            <text:p>95.47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5.59" calcext:value-type="float">
            <text:p>95.59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6.91" calcext:value-type="float">
            <text:p>96.9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6.18" calcext:value-type="float">
            <text:p>96.18</text:p>
          </table:table-cell>
          <table:table-cell/>
          <table:table-cell table:formula="of:=AVERAGE([.A996];[.D996];[.G996];[.J996];[.M996];[.P996])" office:value-type="float" office:value="7.86666666666667" calcext:value-type="float">
            <text:p>7.86666666666667</text:p>
          </table:table-cell>
          <table:table-cell table:formula="of:=AVERAGE([.B996];[.E996];[.H996];[.K996];[.N996];[.Q996])" office:value-type="float" office:value="95.955" calcext:value-type="float">
            <text:p>95.9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6.41" calcext:value-type="float">
            <text:p>96.41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5.63" calcext:value-type="float">
            <text:p>95.63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5.73" calcext:value-type="float">
            <text:p>95.73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5.8" calcext:value-type="float">
            <text:p>95.8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7.04" calcext:value-type="float">
            <text:p>97.04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6.41" calcext:value-type="float">
            <text:p>96.41</text:p>
          </table:table-cell>
          <table:table-cell/>
          <table:table-cell table:formula="of:=AVERAGE([.A997];[.D997];[.G997];[.J997];[.M997];[.P997])" office:value-type="float" office:value="7.96666666666667" calcext:value-type="float">
            <text:p>7.96666666666667</text:p>
          </table:table-cell>
          <table:table-cell table:formula="of:=AVERAGE([.B997];[.E997];[.H997];[.K997];[.N997];[.Q997])" office:value-type="float" office:value="96.17" calcext:value-type="float">
            <text:p>96.17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96.59" calcext:value-type="float">
            <text:p>96.5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5.94" calcext:value-type="float">
            <text:p>95.94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6.01" calcext:value-type="float">
            <text:p>96.01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6.14" calcext:value-type="float">
            <text:p>96.14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7.19" calcext:value-type="float">
            <text:p>97.19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6.58" calcext:value-type="float">
            <text:p>96.58</text:p>
          </table:table-cell>
          <table:table-cell/>
          <table:table-cell table:formula="of:=AVERAGE([.A998];[.D998];[.G998];[.J998];[.M998];[.P998])" office:value-type="float" office:value="8.06666666666667" calcext:value-type="float">
            <text:p>8.06666666666667</text:p>
          </table:table-cell>
          <table:table-cell table:formula="of:=AVERAGE([.B998];[.E998];[.H998];[.K998];[.N998];[.Q998])" office:value-type="float" office:value="96.4083333333334" calcext:value-type="float">
            <text:p>96.4083333333334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96.83" calcext:value-type="float">
            <text:p>96.83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6.22" calcext:value-type="float">
            <text:p>96.2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6.24" calcext:value-type="float">
            <text:p>96.2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6.39" calcext:value-type="float">
            <text:p>96.39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7.37" calcext:value-type="float">
            <text:p>97.37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6.8" calcext:value-type="float">
            <text:p>96.8</text:p>
          </table:table-cell>
          <table:table-cell/>
          <table:table-cell table:formula="of:=AVERAGE([.A999];[.D999];[.G999];[.J999];[.M999];[.P999])" office:value-type="float" office:value="8.16666666666667" calcext:value-type="float">
            <text:p>8.16666666666667</text:p>
          </table:table-cell>
          <table:table-cell table:formula="of:=AVERAGE([.B999];[.E999];[.H999];[.K999];[.N999];[.Q999])" office:value-type="float" office:value="96.6416666666667" calcext:value-type="float">
            <text:p>96.6416666666667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97.09" calcext:value-type="float">
            <text:p>97.09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6.47" calcext:value-type="float">
            <text:p>96.47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6.42" calcext:value-type="float">
            <text:p>96.42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6.56" calcext:value-type="float">
            <text:p>96.56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7.48" calcext:value-type="float">
            <text:p>97.48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6.92" calcext:value-type="float">
            <text:p>96.92</text:p>
          </table:table-cell>
          <table:table-cell/>
          <table:table-cell table:formula="of:=AVERAGE([.A1000];[.D1000];[.G1000];[.J1000];[.M1000];[.P1000])" office:value-type="float" office:value="8.26666666666667" calcext:value-type="float">
            <text:p>8.26666666666667</text:p>
          </table:table-cell>
          <table:table-cell table:formula="of:=AVERAGE([.B1000];[.E1000];[.H1000];[.K1000];[.N1000];[.Q1000])" office:value-type="float" office:value="96.8233333333333" calcext:value-type="float">
            <text:p>96.8233333333333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97.27" calcext:value-type="float">
            <text:p>97.27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6.71" calcext:value-type="float">
            <text:p>96.71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6.58" calcext:value-type="float">
            <text:p>96.58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6.73" calcext:value-type="float">
            <text:p>96.73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7.55" calcext:value-type="float">
            <text:p>97.55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7.08" calcext:value-type="float">
            <text:p>97.08</text:p>
          </table:table-cell>
          <table:table-cell/>
          <table:table-cell table:formula="of:=AVERAGE([.A1001];[.D1001];[.G1001];[.J1001];[.M1001];[.P1001])" office:value-type="float" office:value="8.36666666666667" calcext:value-type="float">
            <text:p>8.36666666666667</text:p>
          </table:table-cell>
          <table:table-cell table:formula="of:=AVERAGE([.B1001];[.E1001];[.H1001];[.K1001];[.N1001];[.Q1001])" office:value-type="float" office:value="96.9866666666667" calcext:value-type="float">
            <text:p>96.9866666666667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97.4" calcext:value-type="float">
            <text:p>97.4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6.9" calcext:value-type="float">
            <text:p>96.9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6.83" calcext:value-type="float">
            <text:p>96.83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6.92" calcext:value-type="float">
            <text:p>96.92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7.65" calcext:value-type="float">
            <text:p>97.65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7.2" calcext:value-type="float">
            <text:p>97.2</text:p>
          </table:table-cell>
          <table:table-cell/>
          <table:table-cell table:formula="of:=AVERAGE([.A1002];[.D1002];[.G1002];[.J1002];[.M1002];[.P1002])" office:value-type="float" office:value="8.46666666666667" calcext:value-type="float">
            <text:p>8.46666666666667</text:p>
          </table:table-cell>
          <table:table-cell table:formula="of:=AVERAGE([.B1002];[.E1002];[.H1002];[.K1002];[.N1002];[.Q1002])" office:value-type="float" office:value="97.15" calcext:value-type="float">
            <text:p>97.15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97.56" calcext:value-type="float">
            <text:p>97.56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7.12" calcext:value-type="float">
            <text:p>97.12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7.07" calcext:value-type="float">
            <text:p>97.07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7.05" calcext:value-type="float">
            <text:p>97.05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7.73" calcext:value-type="float">
            <text:p>97.73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7.32" calcext:value-type="float">
            <text:p>97.32</text:p>
          </table:table-cell>
          <table:table-cell/>
          <table:table-cell table:formula="of:=AVERAGE([.A1003];[.D1003];[.G1003];[.J1003];[.M1003];[.P1003])" office:value-type="float" office:value="8.56666666666667" calcext:value-type="float">
            <text:p>8.56666666666667</text:p>
          </table:table-cell>
          <table:table-cell table:formula="of:=AVERAGE([.B1003];[.E1003];[.H1003];[.K1003];[.N1003];[.Q1003])" office:value-type="float" office:value="97.3083333333333" calcext:value-type="float">
            <text:p>97.3083333333333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97.73" calcext:value-type="float">
            <text:p>97.73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7.28" calcext:value-type="float">
            <text:p>97.28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7.23" calcext:value-type="float">
            <text:p>97.23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7.24" calcext:value-type="float">
            <text:p>97.24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7.81" calcext:value-type="float">
            <text:p>97.81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7.44" calcext:value-type="float">
            <text:p>97.44</text:p>
          </table:table-cell>
          <table:table-cell/>
          <table:table-cell table:formula="of:=AVERAGE([.A1004];[.D1004];[.G1004];[.J1004];[.M1004];[.P1004])" office:value-type="float" office:value="8.66666666666667" calcext:value-type="float">
            <text:p>8.66666666666667</text:p>
          </table:table-cell>
          <table:table-cell table:formula="of:=AVERAGE([.B1004];[.E1004];[.H1004];[.K1004];[.N1004];[.Q1004])" office:value-type="float" office:value="97.455" calcext:value-type="float">
            <text:p>97.455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97.83" calcext:value-type="float">
            <text:p>97.83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7.47" calcext:value-type="float">
            <text:p>97.47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7.36" calcext:value-type="float">
            <text:p>97.36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7.32" calcext:value-type="float">
            <text:p>97.3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7.9" calcext:value-type="float">
            <text:p>97.9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7.54" calcext:value-type="float">
            <text:p>97.54</text:p>
          </table:table-cell>
          <table:table-cell/>
          <table:table-cell table:formula="of:=AVERAGE([.A1005];[.D1005];[.G1005];[.J1005];[.M1005];[.P1005])" office:value-type="float" office:value="8.76666666666667" calcext:value-type="float">
            <text:p>8.76666666666667</text:p>
          </table:table-cell>
          <table:table-cell table:formula="of:=AVERAGE([.B1005];[.E1005];[.H1005];[.K1005];[.N1005];[.Q1005])" office:value-type="float" office:value="97.57" calcext:value-type="float">
            <text:p>97.57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97.9" calcext:value-type="float">
            <text:p>97.9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7.53" calcext:value-type="float">
            <text:p>97.53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7.47" calcext:value-type="float">
            <text:p>97.47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7.45" calcext:value-type="float">
            <text:p>97.45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7.99" calcext:value-type="float">
            <text:p>97.9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7.62" calcext:value-type="float">
            <text:p>97.62</text:p>
          </table:table-cell>
          <table:table-cell/>
          <table:table-cell table:formula="of:=AVERAGE([.A1006];[.D1006];[.G1006];[.J1006];[.M1006];[.P1006])" office:value-type="float" office:value="8.86666666666667" calcext:value-type="float">
            <text:p>8.86666666666667</text:p>
          </table:table-cell>
          <table:table-cell table:formula="of:=AVERAGE([.B1006];[.E1006];[.H1006];[.K1006];[.N1006];[.Q1006])" office:value-type="float" office:value="97.66" calcext:value-type="float">
            <text:p>97.6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8.05" calcext:value-type="float">
            <text:p>98.05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7.65" calcext:value-type="float">
            <text:p>97.65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7.59" calcext:value-type="float">
            <text:p>97.59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7.52" calcext:value-type="float">
            <text:p>97.52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8.08" calcext:value-type="float">
            <text:p>98.08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7.69" calcext:value-type="float">
            <text:p>97.69</text:p>
          </table:table-cell>
          <table:table-cell/>
          <table:table-cell table:formula="of:=AVERAGE([.A1007];[.D1007];[.G1007];[.J1007];[.M1007];[.P1007])" office:value-type="float" office:value="8.96666666666667" calcext:value-type="float">
            <text:p>8.96666666666667</text:p>
          </table:table-cell>
          <table:table-cell table:formula="of:=AVERAGE([.B1007];[.E1007];[.H1007];[.K1007];[.N1007];[.Q1007])" office:value-type="float" office:value="97.7633333333333" calcext:value-type="float">
            <text:p>97.7633333333333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98.13" calcext:value-type="float">
            <text:p>98.1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7.74" calcext:value-type="float">
            <text:p>97.74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7.66" calcext:value-type="float">
            <text:p>97.66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7.71" calcext:value-type="float">
            <text:p>97.71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8.15" calcext:value-type="float">
            <text:p>98.15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7.79" calcext:value-type="float">
            <text:p>97.79</text:p>
          </table:table-cell>
          <table:table-cell/>
          <table:table-cell table:formula="of:=AVERAGE([.A1008];[.D1008];[.G1008];[.J1008];[.M1008];[.P1008])" office:value-type="float" office:value="9.06666666666667" calcext:value-type="float">
            <text:p>9.06666666666667</text:p>
          </table:table-cell>
          <table:table-cell table:formula="of:=AVERAGE([.B1008];[.E1008];[.H1008];[.K1008];[.N1008];[.Q1008])" office:value-type="float" office:value="97.8633333333333" calcext:value-type="float">
            <text:p>97.8633333333333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98.2" calcext:value-type="float">
            <text:p>98.2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7.86" calcext:value-type="float">
            <text:p>97.8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7.77" calcext:value-type="float">
            <text:p>97.7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7.78" calcext:value-type="float">
            <text:p>97.78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8.2" calcext:value-type="float">
            <text:p>98.2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7.88" calcext:value-type="float">
            <text:p>97.88</text:p>
          </table:table-cell>
          <table:table-cell/>
          <table:table-cell table:formula="of:=AVERAGE([.A1009];[.D1009];[.G1009];[.J1009];[.M1009];[.P1009])" office:value-type="float" office:value="9.16666666666667" calcext:value-type="float">
            <text:p>9.16666666666667</text:p>
          </table:table-cell>
          <table:table-cell table:formula="of:=AVERAGE([.B1009];[.E1009];[.H1009];[.K1009];[.N1009];[.Q1009])" office:value-type="float" office:value="97.9483333333333" calcext:value-type="float">
            <text:p>97.9483333333333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98.25" calcext:value-type="float">
            <text:p>98.25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7.96" calcext:value-type="float">
            <text:p>97.96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7.92" calcext:value-type="float">
            <text:p>97.92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7.87" calcext:value-type="float">
            <text:p>97.87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8.29" calcext:value-type="float">
            <text:p>98.29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7.9" calcext:value-type="float">
            <text:p>97.9</text:p>
          </table:table-cell>
          <table:table-cell/>
          <table:table-cell table:formula="of:=AVERAGE([.A1010];[.D1010];[.G1010];[.J1010];[.M1010];[.P1010])" office:value-type="float" office:value="9.26666666666667" calcext:value-type="float">
            <text:p>9.26666666666667</text:p>
          </table:table-cell>
          <table:table-cell table:formula="of:=AVERAGE([.B1010];[.E1010];[.H1010];[.K1010];[.N1010];[.Q1010])" office:value-type="float" office:value="98.0316666666667" calcext:value-type="float">
            <text:p>98.0316666666667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98.32" calcext:value-type="float">
            <text:p>98.32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8.03" calcext:value-type="float">
            <text:p>98.03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7.9" calcext:value-type="float">
            <text:p>97.9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8.33" calcext:value-type="float">
            <text:p>98.33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8.01" calcext:value-type="float">
            <text:p>98.01</text:p>
          </table:table-cell>
          <table:table-cell/>
          <table:table-cell table:formula="of:=AVERAGE([.A1011];[.D1011];[.G1011];[.J1011];[.M1011];[.P1011])" office:value-type="float" office:value="9.36666666666667" calcext:value-type="float">
            <text:p>9.36666666666667</text:p>
          </table:table-cell>
          <table:table-cell table:formula="of:=AVERAGE([.B1011];[.E1011];[.H1011];[.K1011];[.N1011];[.Q1011])" office:value-type="float" office:value="98.0983333333333" calcext:value-type="float">
            <text:p>98.0983333333333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98.4" calcext:value-type="float">
            <text:p>98.4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8.12" calcext:value-type="float">
            <text:p>98.12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8.08" calcext:value-type="float">
            <text:p>98.08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7.95" calcext:value-type="float">
            <text:p>97.95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8.39" calcext:value-type="float">
            <text:p>98.39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8.09" calcext:value-type="float">
            <text:p>98.09</text:p>
          </table:table-cell>
          <table:table-cell/>
          <table:table-cell table:formula="of:=AVERAGE([.A1012];[.D1012];[.G1012];[.J1012];[.M1012];[.P1012])" office:value-type="float" office:value="9.46666666666667" calcext:value-type="float">
            <text:p>9.46666666666667</text:p>
          </table:table-cell>
          <table:table-cell table:formula="of:=AVERAGE([.B1012];[.E1012];[.H1012];[.K1012];[.N1012];[.Q1012])" office:value-type="float" office:value="98.1716666666667" calcext:value-type="float">
            <text:p>98.1716666666667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98.46" calcext:value-type="float">
            <text:p>98.46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8.18" calcext:value-type="float">
            <text:p>98.18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8.11" calcext:value-type="float">
            <text:p>98.11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8.08" calcext:value-type="float">
            <text:p>98.08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8.46" calcext:value-type="float">
            <text:p>98.46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8.17" calcext:value-type="float">
            <text:p>98.17</text:p>
          </table:table-cell>
          <table:table-cell/>
          <table:table-cell table:formula="of:=AVERAGE([.A1013];[.D1013];[.G1013];[.J1013];[.M1013];[.P1013])" office:value-type="float" office:value="9.56666666666667" calcext:value-type="float">
            <text:p>9.56666666666667</text:p>
          </table:table-cell>
          <table:table-cell table:formula="of:=AVERAGE([.B1013];[.E1013];[.H1013];[.K1013];[.N1013];[.Q1013])" office:value-type="float" office:value="98.2433333333333" calcext:value-type="float">
            <text:p>98.2433333333333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98.53" calcext:value-type="float">
            <text:p>98.53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8.21" calcext:value-type="float">
            <text:p>98.21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8.18" calcext:value-type="float">
            <text:p>98.18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8.12" calcext:value-type="float">
            <text:p>98.12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8.49" calcext:value-type="float">
            <text:p>98.49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8.21" calcext:value-type="float">
            <text:p>98.21</text:p>
          </table:table-cell>
          <table:table-cell/>
          <table:table-cell table:formula="of:=AVERAGE([.A1014];[.D1014];[.G1014];[.J1014];[.M1014];[.P1014])" office:value-type="float" office:value="9.66666666666667" calcext:value-type="float">
            <text:p>9.66666666666667</text:p>
          </table:table-cell>
          <table:table-cell table:formula="of:=AVERAGE([.B1014];[.E1014];[.H1014];[.K1014];[.N1014];[.Q1014])" office:value-type="float" office:value="98.29" calcext:value-type="float">
            <text:p>98.29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98.58" calcext:value-type="float">
            <text:p>98.58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8.28" calcext:value-type="float">
            <text:p>98.28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8.25" calcext:value-type="float">
            <text:p>98.25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8.16" calcext:value-type="float">
            <text:p>98.1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8.6" calcext:value-type="float">
            <text:p>98.6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8.27" calcext:value-type="float">
            <text:p>98.27</text:p>
          </table:table-cell>
          <table:table-cell/>
          <table:table-cell table:formula="of:=AVERAGE([.A1015];[.D1015];[.G1015];[.J1015];[.M1015];[.P1015])" office:value-type="float" office:value="9.76666666666667" calcext:value-type="float">
            <text:p>9.76666666666667</text:p>
          </table:table-cell>
          <table:table-cell table:formula="of:=AVERAGE([.B1015];[.E1015];[.H1015];[.K1015];[.N1015];[.Q1015])" office:value-type="float" office:value="98.3566666666667" calcext:value-type="float">
            <text:p>98.3566666666667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98.62" calcext:value-type="float">
            <text:p>98.62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8.35" calcext:value-type="float">
            <text:p>98.35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8.27" calcext:value-type="float">
            <text:p>98.27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8.23" calcext:value-type="float">
            <text:p>98.2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8.8" calcext:value-type="float">
            <text:p>98.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8.44" calcext:value-type="float">
            <text:p>98.44</text:p>
          </table:table-cell>
          <table:table-cell/>
          <table:table-cell table:formula="of:=AVERAGE([.A1016];[.D1016];[.G1016];[.J1016];[.M1016];[.P1016])" office:value-type="float" office:value="10.0166666666667" calcext:value-type="float">
            <text:p>10.0166666666667</text:p>
          </table:table-cell>
          <table:table-cell table:formula="of:=AVERAGE([.B1016];[.E1016];[.H1016];[.K1016];[.N1016];[.Q1016])" office:value-type="float" office:value="98.4516666666667" calcext:value-type="float">
            <text:p>98.45166666666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8.78" calcext:value-type="float">
            <text:p>98.78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8.37" calcext:value-type="float">
            <text:p>98.37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8.32" calcext:value-type="float">
            <text:p>98.32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8.27" calcext:value-type="float">
            <text:p>98.2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8.88" calcext:value-type="float">
            <text:p>98.8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8.63" calcext:value-type="float">
            <text:p>98.63</text:p>
          </table:table-cell>
          <table:table-cell/>
          <table:table-cell table:formula="of:=AVERAGE([.A1017];[.D1017];[.G1017];[.J1017];[.M1017];[.P1017])" office:value-type="float" office:value="10.4166666666667" calcext:value-type="float">
            <text:p>10.4166666666667</text:p>
          </table:table-cell>
          <table:table-cell table:formula="of:=AVERAGE([.B1017];[.E1017];[.H1017];[.K1017];[.N1017];[.Q1017])" office:value-type="float" office:value="98.5416666666667" calcext:value-type="float">
            <text:p>98.54166666666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8.95" calcext:value-type="float">
            <text:p>98.9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8.56" calcext:value-type="float">
            <text:p>98.56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8.34" calcext:value-type="float">
            <text:p>98.34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8.3" calcext:value-type="float">
            <text:p>98.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8.99" calcext:value-type="float">
            <text:p>98.9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8.75" calcext:value-type="float">
            <text:p>98.75</text:p>
          </table:table-cell>
          <table:table-cell/>
          <table:table-cell table:formula="of:=AVERAGE([.A1018];[.D1018];[.G1018];[.J1018];[.M1018];[.P1018])" office:value-type="float" office:value="10.9666666666667" calcext:value-type="float">
            <text:p>10.9666666666667</text:p>
          </table:table-cell>
          <table:table-cell table:formula="of:=AVERAGE([.B1018];[.E1018];[.H1018];[.K1018];[.N1018];[.Q1018])" office:value-type="float" office:value="98.6483333333333" calcext:value-type="float">
            <text:p>98.64833333333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9.08" calcext:value-type="float">
            <text:p>99.0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8.82" calcext:value-type="float">
            <text:p>98.8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8.55" calcext:value-type="float">
            <text:p>98.5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8.52" calcext:value-type="float">
            <text:p>98.5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08" calcext:value-type="float">
            <text:p>99.0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8.88" calcext:value-type="float">
            <text:p>98.88</text:p>
          </table:table-cell>
          <table:table-cell/>
          <table:table-cell table:formula="of:=AVERAGE([.A1019];[.D1019];[.G1019];[.J1019];[.M1019];[.P1019])" office:value-type="float" office:value="11.6666666666667" calcext:value-type="float">
            <text:p>11.6666666666667</text:p>
          </table:table-cell>
          <table:table-cell table:formula="of:=AVERAGE([.B1019];[.E1019];[.H1019];[.K1019];[.N1019];[.Q1019])" office:value-type="float" office:value="98.8216666666667" calcext:value-type="float">
            <text:p>98.82166666666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9.17" calcext:value-type="float">
            <text:p>99.1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8.97" calcext:value-type="float">
            <text:p>98.9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8.81" calcext:value-type="float">
            <text:p>98.8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8.79" calcext:value-type="float">
            <text:p>98.7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16" calcext:value-type="float">
            <text:p>99.1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8.97" calcext:value-type="float">
            <text:p>98.97</text:p>
          </table:table-cell>
          <table:table-cell/>
          <table:table-cell table:formula="of:=AVERAGE([.A1020];[.D1020];[.G1020];[.J1020];[.M1020];[.P1020])" office:value-type="float" office:value="12.6666666666667" calcext:value-type="float">
            <text:p>12.6666666666667</text:p>
          </table:table-cell>
          <table:table-cell table:formula="of:=AVERAGE([.B1020];[.E1020];[.H1020];[.K1020];[.N1020];[.Q1020])" office:value-type="float" office:value="98.9783333333333" calcext:value-type="float">
            <text:p>98.97833333333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9.26" calcext:value-type="float">
            <text:p>99.2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05" calcext:value-type="float">
            <text:p>99.0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8.91" calcext:value-type="float">
            <text:p>98.9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8.88" calcext:value-type="float">
            <text:p>98.8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23" calcext:value-type="float">
            <text:p>99.2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04" calcext:value-type="float">
            <text:p>99.04</text:p>
          </table:table-cell>
          <table:table-cell/>
          <table:table-cell table:formula="of:=AVERAGE([.A1021];[.D1021];[.G1021];[.J1021];[.M1021];[.P1021])" office:value-type="float" office:value="13.6666666666667" calcext:value-type="float">
            <text:p>13.6666666666667</text:p>
          </table:table-cell>
          <table:table-cell table:formula="of:=AVERAGE([.B1021];[.E1021];[.H1021];[.K1021];[.N1021];[.Q1021])" office:value-type="float" office:value="99.0616666666667" calcext:value-type="float">
            <text:p>99.06166666666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9.33" calcext:value-type="float">
            <text:p>99.3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14" calcext:value-type="float">
            <text:p>99.1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8.96" calcext:value-type="float">
            <text:p>98.9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8.96" calcext:value-type="float">
            <text:p>98.9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26" calcext:value-type="float">
            <text:p>99.2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1" calcext:value-type="float">
            <text:p>99.1</text:p>
          </table:table-cell>
          <table:table-cell/>
          <table:table-cell table:formula="of:=AVERAGE([.A1022];[.D1022];[.G1022];[.J1022];[.M1022];[.P1022])" office:value-type="float" office:value="14.6666666666667" calcext:value-type="float">
            <text:p>14.6666666666667</text:p>
          </table:table-cell>
          <table:table-cell table:formula="of:=AVERAGE([.B1022];[.E1022];[.H1022];[.K1022];[.N1022];[.Q1022])" office:value-type="float" office:value="99.125" calcext:value-type="float">
            <text:p>99.1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9.39" calcext:value-type="float">
            <text:p>99.3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19" calcext:value-type="float">
            <text:p>99.1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8.99" calcext:value-type="float">
            <text:p>98.9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03" calcext:value-type="float">
            <text:p>99.0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28" calcext:value-type="float">
            <text:p>99.2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15" calcext:value-type="float">
            <text:p>99.15</text:p>
          </table:table-cell>
          <table:table-cell/>
          <table:table-cell table:formula="of:=AVERAGE([.A1023];[.D1023];[.G1023];[.J1023];[.M1023];[.P1023])" office:value-type="float" office:value="15.6666666666667" calcext:value-type="float">
            <text:p>15.6666666666667</text:p>
          </table:table-cell>
          <table:table-cell table:formula="of:=AVERAGE([.B1023];[.E1023];[.H1023];[.K1023];[.N1023];[.Q1023])" office:value-type="float" office:value="99.1716666666667" calcext:value-type="float">
            <text:p>99.17166666666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9.46" calcext:value-type="float">
            <text:p>99.4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29" calcext:value-type="float">
            <text:p>99.2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05" calcext:value-type="float">
            <text:p>99.0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1" calcext:value-type="float">
            <text:p>99.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32" calcext:value-type="float">
            <text:p>99.3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16" calcext:value-type="float">
            <text:p>99.16</text:p>
          </table:table-cell>
          <table:table-cell/>
          <table:table-cell table:formula="of:=AVERAGE([.A1024];[.D1024];[.G1024];[.J1024];[.M1024];[.P1024])" office:value-type="float" office:value="16.6666666666667" calcext:value-type="float">
            <text:p>16.6666666666667</text:p>
          </table:table-cell>
          <table:table-cell table:formula="of:=AVERAGE([.B1024];[.E1024];[.H1024];[.K1024];[.N1024];[.Q1024])" office:value-type="float" office:value="99.23" calcext:value-type="float">
            <text:p>99.2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9.51" calcext:value-type="float">
            <text:p>99.5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37" calcext:value-type="float">
            <text:p>99.3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11" calcext:value-type="float">
            <text:p>99.1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17" calcext:value-type="float">
            <text:p>99.1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37" calcext:value-type="float">
            <text:p>99.3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22" calcext:value-type="float">
            <text:p>99.22</text:p>
          </table:table-cell>
          <table:table-cell/>
          <table:table-cell table:formula="of:=AVERAGE([.A1025];[.D1025];[.G1025];[.J1025];[.M1025];[.P1025])" office:value-type="float" office:value="17.6666666666667" calcext:value-type="float">
            <text:p>17.6666666666667</text:p>
          </table:table-cell>
          <table:table-cell table:formula="of:=AVERAGE([.B1025];[.E1025];[.H1025];[.K1025];[.N1025];[.Q1025])" office:value-type="float" office:value="99.2916666666667" calcext:value-type="float">
            <text:p>99.291666666666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9.53" calcext:value-type="float">
            <text:p>99.5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41" calcext:value-type="float">
            <text:p>99.4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2" calcext:value-type="float">
            <text:p>99.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22" calcext:value-type="float">
            <text:p>99.2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39" calcext:value-type="float">
            <text:p>99.3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28" calcext:value-type="float">
            <text:p>99.28</text:p>
          </table:table-cell>
          <table:table-cell/>
          <table:table-cell table:formula="of:=AVERAGE([.A1026];[.D1026];[.G1026];[.J1026];[.M1026];[.P1026])" office:value-type="float" office:value="18.6666666666667" calcext:value-type="float">
            <text:p>18.6666666666667</text:p>
          </table:table-cell>
          <table:table-cell table:formula="of:=AVERAGE([.B1026];[.E1026];[.H1026];[.K1026];[.N1026];[.Q1026])" office:value-type="float" office:value="99.3383333333333" calcext:value-type="float">
            <text:p>99.33833333333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9.57" calcext:value-type="float">
            <text:p>99.5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44" calcext:value-type="float">
            <text:p>99.4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25" calcext:value-type="float">
            <text:p>99.2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24" calcext:value-type="float">
            <text:p>99.2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42" calcext:value-type="float">
            <text:p>99.4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31" calcext:value-type="float">
            <text:p>99.31</text:p>
          </table:table-cell>
          <table:table-cell/>
          <table:table-cell table:formula="of:=AVERAGE([.A1027];[.D1027];[.G1027];[.J1027];[.M1027];[.P1027])" office:value-type="float" office:value="19.8333333333333" calcext:value-type="float">
            <text:p>19.8333333333333</text:p>
          </table:table-cell>
          <table:table-cell table:formula="of:=AVERAGE([.B1027];[.E1027];[.H1027];[.K1027];[.N1027];[.Q1027])" office:value-type="float" office:value="99.3716666666667" calcext:value-type="float">
            <text:p>99.37166666666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9.58" calcext:value-type="float">
            <text:p>99.5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49" calcext:value-type="float">
            <text:p>99.4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33" calcext:value-type="float">
            <text:p>99.3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28" calcext:value-type="float">
            <text:p>99.2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44" calcext:value-type="float">
            <text:p>99.4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32" calcext:value-type="float">
            <text:p>99.32</text:p>
          </table:table-cell>
          <table:table-cell/>
          <table:table-cell table:formula="of:=AVERAGE([.A1028];[.D1028];[.G1028];[.J1028];[.M1028];[.P1028])" office:value-type="float" office:value="20.8333333333333" calcext:value-type="float">
            <text:p>20.8333333333333</text:p>
          </table:table-cell>
          <table:table-cell table:formula="of:=AVERAGE([.B1028];[.E1028];[.H1028];[.K1028];[.N1028];[.Q1028])" office:value-type="float" office:value="99.4066666666667" calcext:value-type="float">
            <text:p>99.406666666666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9.62" calcext:value-type="float">
            <text:p>99.6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5" calcext:value-type="float">
            <text:p>99.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34" calcext:value-type="float">
            <text:p>99.3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3" calcext:value-type="float">
            <text:p>99.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48" calcext:value-type="float">
            <text:p>99.4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34" calcext:value-type="float">
            <text:p>99.34</text:p>
          </table:table-cell>
          <table:table-cell/>
          <table:table-cell table:formula="of:=AVERAGE([.A1029];[.D1029];[.G1029];[.J1029];[.M1029];[.P1029])" office:value-type="float" office:value="21.8333333333333" calcext:value-type="float">
            <text:p>21.8333333333333</text:p>
          </table:table-cell>
          <table:table-cell table:formula="of:=AVERAGE([.B1029];[.E1029];[.H1029];[.K1029];[.N1029];[.Q1029])" office:value-type="float" office:value="99.43" calcext:value-type="float">
            <text:p>99.4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9.63" calcext:value-type="float">
            <text:p>99.6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52" calcext:value-type="float">
            <text:p>99.5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37" calcext:value-type="float">
            <text:p>99.3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32" calcext:value-type="float">
            <text:p>99.3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49" calcext:value-type="float">
            <text:p>99.4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36" calcext:value-type="float">
            <text:p>99.36</text:p>
          </table:table-cell>
          <table:table-cell/>
          <table:table-cell table:formula="of:=AVERAGE([.A1030];[.D1030];[.G1030];[.J1030];[.M1030];[.P1030])" office:value-type="float" office:value="23" calcext:value-type="float">
            <text:p>23</text:p>
          </table:table-cell>
          <table:table-cell table:formula="of:=AVERAGE([.B1030];[.E1030];[.H1030];[.K1030];[.N1030];[.Q1030])" office:value-type="float" office:value="99.4483333333333" calcext:value-type="float">
            <text:p>99.448333333333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9.64" calcext:value-type="float">
            <text:p>99.6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53" calcext:value-type="float">
            <text:p>99.5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39" calcext:value-type="float">
            <text:p>99.3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34" calcext:value-type="float">
            <text:p>99.3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52" calcext:value-type="float">
            <text:p>99.5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39" calcext:value-type="float">
            <text:p>99.39</text:p>
          </table:table-cell>
          <table:table-cell/>
          <table:table-cell table:formula="of:=AVERAGE([.A1031];[.D1031];[.G1031];[.J1031];[.M1031];[.P1031])" office:value-type="float" office:value="24" calcext:value-type="float">
            <text:p>24</text:p>
          </table:table-cell>
          <table:table-cell table:formula="of:=AVERAGE([.B1031];[.E1031];[.H1031];[.K1031];[.N1031];[.Q1031])" office:value-type="float" office:value="99.4683333333333" calcext:value-type="float">
            <text:p>99.468333333333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9.65" calcext:value-type="float">
            <text:p>99.6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54" calcext:value-type="float">
            <text:p>99.5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41" calcext:value-type="float">
            <text:p>99.4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37" calcext:value-type="float">
            <text:p>99.3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53" calcext:value-type="float">
            <text:p>99.5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42" calcext:value-type="float">
            <text:p>99.42</text:p>
          </table:table-cell>
          <table:table-cell/>
          <table:table-cell table:formula="of:=AVERAGE([.A1032];[.D1032];[.G1032];[.J1032];[.M1032];[.P1032])" office:value-type="float" office:value="25" calcext:value-type="float">
            <text:p>25</text:p>
          </table:table-cell>
          <table:table-cell table:formula="of:=AVERAGE([.B1032];[.E1032];[.H1032];[.K1032];[.N1032];[.Q1032])" office:value-type="float" office:value="99.4866666666667" calcext:value-type="float">
            <text:p>99.486666666666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9.66" calcext:value-type="float">
            <text:p>99.6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56" calcext:value-type="float">
            <text:p>99.5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42" calcext:value-type="float">
            <text:p>99.4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38" calcext:value-type="float">
            <text:p>99.3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55" calcext:value-type="float">
            <text:p>99.5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44" calcext:value-type="float">
            <text:p>99.44</text:p>
          </table:table-cell>
          <table:table-cell/>
          <table:table-cell table:formula="of:=AVERAGE([.A1033];[.D1033];[.G1033];[.J1033];[.M1033];[.P1033])" office:value-type="float" office:value="26.1666666666667" calcext:value-type="float">
            <text:p>26.1666666666667</text:p>
          </table:table-cell>
          <table:table-cell table:formula="of:=AVERAGE([.B1033];[.E1033];[.H1033];[.K1033];[.N1033];[.Q1033])" office:value-type="float" office:value="99.5016666666667" calcext:value-type="float">
            <text:p>99.501666666666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9.67" calcext:value-type="float">
            <text:p>99.6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59" calcext:value-type="float">
            <text:p>99.5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43" calcext:value-type="float">
            <text:p>99.4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38" calcext:value-type="float">
            <text:p>99.3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9.58" calcext:value-type="float">
            <text:p>99.5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9.45" calcext:value-type="float">
            <text:p>99.45</text:p>
          </table:table-cell>
          <table:table-cell/>
          <table:table-cell table:formula="of:=AVERAGE([.A1034];[.D1034];[.G1034];[.J1034];[.M1034];[.P1034])" office:value-type="float" office:value="27.3333333333333" calcext:value-type="float">
            <text:p>27.3333333333333</text:p>
          </table:table-cell>
          <table:table-cell table:formula="of:=AVERAGE([.B1034];[.E1034];[.H1034];[.K1034];[.N1034];[.Q1034])" office:value-type="float" office:value="99.5166666666667" calcext:value-type="float">
            <text:p>99.516666666666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9.68" calcext:value-type="float">
            <text:p>99.6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6" calcext:value-type="float">
            <text:p>99.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45" calcext:value-type="float">
            <text:p>99.4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39" calcext:value-type="float">
            <text:p>99.39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99.59" calcext:value-type="float">
            <text:p>99.5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9.46" calcext:value-type="float">
            <text:p>99.46</text:p>
          </table:table-cell>
          <table:table-cell/>
          <table:table-cell table:formula="of:=AVERAGE([.A1035];[.D1035];[.G1035];[.J1035];[.M1035];[.P1035])" office:value-type="float" office:value="28.5" calcext:value-type="float">
            <text:p>28.5</text:p>
          </table:table-cell>
          <table:table-cell table:formula="of:=AVERAGE([.B1035];[.E1035];[.H1035];[.K1035];[.N1035];[.Q1035])" office:value-type="float" office:value="99.5283333333333" calcext:value-type="float">
            <text:p>99.528333333333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9.7" calcext:value-type="float">
            <text:p>99.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9.62" calcext:value-type="float">
            <text:p>99.6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47" calcext:value-type="float">
            <text:p>99.4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4" calcext:value-type="float">
            <text:p>99.4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9.59" calcext:value-type="float">
            <text:p>99.5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9.47" calcext:value-type="float">
            <text:p>99.47</text:p>
          </table:table-cell>
          <table:table-cell/>
          <table:table-cell table:formula="of:=AVERAGE([.A1036];[.D1036];[.G1036];[.J1036];[.M1036];[.P1036])" office:value-type="float" office:value="29.6666666666667" calcext:value-type="float">
            <text:p>29.6666666666667</text:p>
          </table:table-cell>
          <table:table-cell table:formula="of:=AVERAGE([.B1036];[.E1036];[.H1036];[.K1036];[.N1036];[.Q1036])" office:value-type="float" office:value="99.5416666666667" calcext:value-type="float">
            <text:p>99.541666666666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9.71" calcext:value-type="float">
            <text:p>99.7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9.64" calcext:value-type="float">
            <text:p>99.6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48" calcext:value-type="float">
            <text:p>99.4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45" calcext:value-type="float">
            <text:p>99.4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99.61" calcext:value-type="float">
            <text:p>99.6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99.49" calcext:value-type="float">
            <text:p>99.49</text:p>
          </table:table-cell>
          <table:table-cell/>
          <table:table-cell table:formula="of:=AVERAGE([.A1037];[.D1037];[.G1037];[.J1037];[.M1037];[.P1037])" office:value-type="float" office:value="31.3333333333333" calcext:value-type="float">
            <text:p>31.3333333333333</text:p>
          </table:table-cell>
          <table:table-cell table:formula="of:=AVERAGE([.B1037];[.E1037];[.H1037];[.K1037];[.N1037];[.Q1037])" office:value-type="float" office:value="99.5633333333333" calcext:value-type="float">
            <text:p>99.563333333333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9.72" calcext:value-type="float">
            <text:p>99.7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99.65" calcext:value-type="float">
            <text:p>99.6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9.49" calcext:value-type="float">
            <text:p>99.4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9.46" calcext:value-type="float">
            <text:p>99.46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9.62" calcext:value-type="float">
            <text:p>99.6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9.51" calcext:value-type="float">
            <text:p>99.51</text:p>
          </table:table-cell>
          <table:table-cell/>
          <table:table-cell table:formula="of:=AVERAGE([.A1038];[.D1038];[.G1038];[.J1038];[.M1038];[.P1038])" office:value-type="float" office:value="33.3333333333333" calcext:value-type="float">
            <text:p>33.3333333333333</text:p>
          </table:table-cell>
          <table:table-cell table:formula="of:=AVERAGE([.B1038];[.E1038];[.H1038];[.K1038];[.N1038];[.Q1038])" office:value-type="float" office:value="99.575" calcext:value-type="float">
            <text:p>99.57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9.73" calcext:value-type="float">
            <text:p>99.7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99.66" calcext:value-type="float">
            <text:p>99.66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99.5" calcext:value-type="float">
            <text:p>99.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99.47" calcext:value-type="float">
            <text:p>99.47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99.63" calcext:value-type="float">
            <text:p>99.6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99.52" calcext:value-type="float">
            <text:p>99.52</text:p>
          </table:table-cell>
          <table:table-cell/>
          <table:table-cell table:formula="of:=AVERAGE([.A1039];[.D1039];[.G1039];[.J1039];[.M1039];[.P1039])" office:value-type="float" office:value="34.5" calcext:value-type="float">
            <text:p>34.5</text:p>
          </table:table-cell>
          <table:table-cell table:formula="of:=AVERAGE([.B1039];[.E1039];[.H1039];[.K1039];[.N1039];[.Q1039])" office:value-type="float" office:value="99.585" calcext:value-type="float">
            <text:p>99.58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9.75" calcext:value-type="float">
            <text:p>99.7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9.66" calcext:value-type="float">
            <text:p>99.6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9.51" calcext:value-type="float">
            <text:p>99.5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9.48" calcext:value-type="float">
            <text:p>99.4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99.64" calcext:value-type="float">
            <text:p>99.64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9.53" calcext:value-type="float">
            <text:p>99.53</text:p>
          </table:table-cell>
          <table:table-cell/>
          <table:table-cell table:formula="of:=AVERAGE([.A1040];[.D1040];[.G1040];[.J1040];[.M1040];[.P1040])" office:value-type="float" office:value="35.5" calcext:value-type="float">
            <text:p>35.5</text:p>
          </table:table-cell>
          <table:table-cell table:formula="of:=AVERAGE([.B1040];[.E1040];[.H1040];[.K1040];[.N1040];[.Q1040])" office:value-type="float" office:value="99.595" calcext:value-type="float">
            <text:p>99.59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9.67" calcext:value-type="float">
            <text:p>99.67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99.52" calcext:value-type="float">
            <text:p>99.5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99.49" calcext:value-type="float">
            <text:p>99.49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99.65" calcext:value-type="float">
            <text:p>99.6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99.54" calcext:value-type="float">
            <text:p>99.54</text:p>
          </table:table-cell>
          <table:table-cell/>
          <table:table-cell table:formula="of:=AVERAGE([.A1041];[.D1041];[.G1041];[.J1041];[.M1041];[.P1041])" office:value-type="float" office:value="37.3333333333333" calcext:value-type="float">
            <text:p>37.3333333333333</text:p>
          </table:table-cell>
          <table:table-cell table:formula="of:=AVERAGE([.B1041];[.E1041];[.H1041];[.K1041];[.N1041];[.Q1041])" office:value-type="float" office:value="99.6083333333333" calcext:value-type="float">
            <text:p>99.608333333333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9.69" calcext:value-type="float">
            <text:p>99.6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99.54" calcext:value-type="float">
            <text:p>99.5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99.52" calcext:value-type="float">
            <text:p>99.52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99.66" calcext:value-type="float">
            <text:p>99.66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99.57" calcext:value-type="float">
            <text:p>99.57</text:p>
          </table:table-cell>
          <table:table-cell/>
          <table:table-cell table:formula="of:=AVERAGE([.A1042];[.D1042];[.G1042];[.J1042];[.M1042];[.P1042])" office:value-type="float" office:value="39" calcext:value-type="float">
            <text:p>39</text:p>
          </table:table-cell>
          <table:table-cell table:formula="of:=AVERAGE([.B1042];[.E1042];[.H1042];[.K1042];[.N1042];[.Q1042])" office:value-type="float" office:value="99.6316666666667" calcext:value-type="float">
            <text:p>99.631666666666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99.72" calcext:value-type="float">
            <text:p>99.7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9.55" calcext:value-type="float">
            <text:p>99.55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99.53" calcext:value-type="float">
            <text:p>99.53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99.67" calcext:value-type="float">
            <text:p>99.67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99.58" calcext:value-type="float">
            <text:p>99.58</text:p>
          </table:table-cell>
          <table:table-cell/>
          <table:table-cell table:formula="of:=AVERAGE([.A1043];[.D1043];[.G1043];[.J1043];[.M1043];[.P1043])" office:value-type="float" office:value="40.8333333333333" calcext:value-type="float">
            <text:p>40.8333333333333</text:p>
          </table:table-cell>
          <table:table-cell table:formula="of:=AVERAGE([.B1043];[.E1043];[.H1043];[.K1043];[.N1043];[.Q1043])" office:value-type="float" office:value="99.645" calcext:value-type="float">
            <text:p>99.64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99.73" calcext:value-type="float">
            <text:p>99.7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99.56" calcext:value-type="float">
            <text:p>99.56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9.55" calcext:value-type="float">
            <text:p>99.55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99.68" calcext:value-type="float">
            <text:p>99.6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99.58" calcext:value-type="float">
            <text:p>99.58</text:p>
          </table:table-cell>
          <table:table-cell/>
          <table:table-cell table:formula="of:=AVERAGE([.A1044];[.D1044];[.G1044];[.J1044];[.M1044];[.P1044])" office:value-type="float" office:value="43.3333333333333" calcext:value-type="float">
            <text:p>43.3333333333333</text:p>
          </table:table-cell>
          <table:table-cell table:formula="of:=AVERAGE([.B1044];[.E1044];[.H1044];[.K1044];[.N1044];[.Q1044])" office:value-type="float" office:value="99.655" calcext:value-type="float">
            <text:p>99.65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99.74" calcext:value-type="float">
            <text:p>99.74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9.59" calcext:value-type="float">
            <text:p>99.59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99.57" calcext:value-type="float">
            <text:p>99.57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99.69" calcext:value-type="float">
            <text:p>99.69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99.6" calcext:value-type="float">
            <text:p>99.6</text:p>
          </table:table-cell>
          <table:table-cell/>
          <table:table-cell table:formula="of:=AVERAGE([.A1045];[.D1045];[.G1045];[.J1045];[.M1045];[.P1045])" office:value-type="float" office:value="44.3333333333333" calcext:value-type="float">
            <text:p>44.3333333333333</text:p>
          </table:table-cell>
          <table:table-cell table:formula="of:=AVERAGE([.B1045];[.E1045];[.H1045];[.K1045];[.N1045];[.Q1045])" office:value-type="float" office:value="99.6716666666667" calcext:value-type="float">
            <text:p>99.67166666666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99.74" calcext:value-type="float">
            <text:p>99.74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99.59" calcext:value-type="float">
            <text:p>99.5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99.6" calcext:value-type="float">
            <text:p>99.6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99.7" calcext:value-type="float">
            <text:p>99.7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99.61" calcext:value-type="float">
            <text:p>99.61</text:p>
          </table:table-cell>
          <table:table-cell/>
          <table:table-cell table:formula="of:=AVERAGE([.A1046];[.D1046];[.G1046];[.J1046];[.M1046];[.P1046])" office:value-type="float" office:value="45.8333333333333" calcext:value-type="float">
            <text:p>45.8333333333333</text:p>
          </table:table-cell>
          <table:table-cell table:formula="of:=AVERAGE([.B1046];[.E1046];[.H1046];[.K1046];[.N1046];[.Q1046])" office:value-type="float" office:value="99.6816666666667" calcext:value-type="float">
            <text:p>99.681666666666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99.77" calcext:value-type="float">
            <text:p>99.7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9.61" calcext:value-type="float">
            <text:p>99.6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9.6" calcext:value-type="float">
            <text:p>99.6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99.7" calcext:value-type="float">
            <text:p>99.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99.64" calcext:value-type="float">
            <text:p>99.64</text:p>
          </table:table-cell>
          <table:table-cell/>
          <table:table-cell table:formula="of:=AVERAGE([.A1047];[.D1047];[.G1047];[.J1047];[.M1047];[.P1047])" office:value-type="float" office:value="47.1666666666667" calcext:value-type="float">
            <text:p>47.1666666666667</text:p>
          </table:table-cell>
          <table:table-cell table:formula="of:=AVERAGE([.B1047];[.E1047];[.H1047];[.K1047];[.N1047];[.Q1047])" office:value-type="float" office:value="99.6966666666667" calcext:value-type="float">
            <text:p>99.696666666666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99.62" calcext:value-type="float">
            <text:p>99.62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99.62" calcext:value-type="float">
            <text:p>99.62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99.71" calcext:value-type="float">
            <text:p>99.71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99.64" calcext:value-type="float">
            <text:p>99.64</text:p>
          </table:table-cell>
          <table:table-cell/>
          <table:table-cell table:formula="of:=AVERAGE([.A1048];[.D1048];[.G1048];[.J1048];[.M1048];[.P1048])" office:value-type="float" office:value="49.8333333333333" calcext:value-type="float">
            <text:p>49.8333333333333</text:p>
          </table:table-cell>
          <table:table-cell table:formula="of:=AVERAGE([.B1048];[.E1048];[.H1048];[.K1048];[.N1048];[.Q1048])" office:value-type="float" office:value="99.7066666666667" calcext:value-type="float">
            <text:p>99.706666666666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99.63" calcext:value-type="float">
            <text:p>99.63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99.63" calcext:value-type="float">
            <text:p>99.6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99.73" calcext:value-type="float">
            <text:p>99.73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99.68" calcext:value-type="float">
            <text:p>99.68</text:p>
          </table:table-cell>
          <table:table-cell/>
          <table:table-cell table:formula="of:=AVERAGE([.A1049];[.D1049];[.G1049];[.J1049];[.M1049];[.P1049])" office:value-type="float" office:value="51" calcext:value-type="float">
            <text:p>51</text:p>
          </table:table-cell>
          <table:table-cell table:formula="of:=AVERAGE([.B1049];[.E1049];[.H1049];[.K1049];[.N1049];[.Q1049])" office:value-type="float" office:value="99.7233333333334" calcext:value-type="float">
            <text:p>99.723333333333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99.64" calcext:value-type="float">
            <text:p>99.64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99.64" calcext:value-type="float">
            <text:p>99.64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99.75" calcext:value-type="float">
            <text:p>99.7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9.7" calcext:value-type="float">
            <text:p>99.7</text:p>
          </table:table-cell>
          <table:table-cell/>
          <table:table-cell table:formula="of:=AVERAGE([.A1050];[.D1050];[.G1050];[.J1050];[.M1050];[.P1050])" office:value-type="float" office:value="53.5" calcext:value-type="float">
            <text:p>53.5</text:p>
          </table:table-cell>
          <table:table-cell table:formula="of:=AVERAGE([.B1050];[.E1050];[.H1050];[.K1050];[.N1050];[.Q1050])" office:value-type="float" office:value="99.7366666666667" calcext:value-type="float">
            <text:p>99.736666666666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99.65" calcext:value-type="float">
            <text:p>99.6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99.67" calcext:value-type="float">
            <text:p>99.67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99.75" calcext:value-type="float">
            <text:p>99.75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99.71" calcext:value-type="float">
            <text:p>99.71</text:p>
          </table:table-cell>
          <table:table-cell/>
          <table:table-cell table:formula="of:=AVERAGE([.A1051];[.D1051];[.G1051];[.J1051];[.M1051];[.P1051])" office:value-type="float" office:value="56" calcext:value-type="float">
            <text:p>56</text:p>
          </table:table-cell>
          <table:table-cell table:formula="of:=AVERAGE([.B1051];[.E1051];[.H1051];[.K1051];[.N1051];[.Q1051])" office:value-type="float" office:value="99.7483333333333" calcext:value-type="float">
            <text:p>99.748333333333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99.67" calcext:value-type="float">
            <text:p>99.67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99.69" calcext:value-type="float">
            <text:p>99.69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99.72" calcext:value-type="float">
            <text:p>99.72</text:p>
          </table:table-cell>
          <table:table-cell/>
          <table:table-cell table:formula="of:=AVERAGE([.A1052];[.D1052];[.G1052];[.J1052];[.M1052];[.P1052])" office:value-type="float" office:value="57.1666666666667" calcext:value-type="float">
            <text:p>57.1666666666667</text:p>
          </table:table-cell>
          <table:table-cell table:formula="of:=AVERAGE([.B1052];[.E1052];[.H1052];[.K1052];[.N1052];[.Q1052])" office:value-type="float" office:value="99.76" calcext:value-type="float">
            <text:p>99.7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99.68" calcext:value-type="float">
            <text:p>99.68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99.72" calcext:value-type="float">
            <text:p>99.72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99.73" calcext:value-type="float">
            <text:p>99.73</text:p>
          </table:table-cell>
          <table:table-cell/>
          <table:table-cell table:formula="of:=AVERAGE([.A1053];[.D1053];[.G1053];[.J1053];[.M1053];[.P1053])" office:value-type="float" office:value="59.1666666666667" calcext:value-type="float">
            <text:p>59.1666666666667</text:p>
          </table:table-cell>
          <table:table-cell table:formula="of:=AVERAGE([.B1053];[.E1053];[.H1053];[.K1053];[.N1053];[.Q1053])" office:value-type="float" office:value="99.775" calcext:value-type="float">
            <text:p>99.77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99.68" calcext:value-type="float">
            <text:p>99.68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99.73" calcext:value-type="float">
            <text:p>99.7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99.74" calcext:value-type="float">
            <text:p>99.74</text:p>
          </table:table-cell>
          <table:table-cell/>
          <table:table-cell table:formula="of:=AVERAGE([.A1054];[.D1054];[.G1054];[.J1054];[.M1054];[.P1054])" office:value-type="float" office:value="61.6666666666667" calcext:value-type="float">
            <text:p>61.6666666666667</text:p>
          </table:table-cell>
          <table:table-cell table:formula="of:=AVERAGE([.B1054];[.E1054];[.H1054];[.K1054];[.N1054];[.Q1054])" office:value-type="float" office:value="99.7833333333334" calcext:value-type="float">
            <text:p>99.783333333333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99.7" calcext:value-type="float">
            <text:p>99.7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99.74" calcext:value-type="float">
            <text:p>99.74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99.75" calcext:value-type="float">
            <text:p>99.75</text:p>
          </table:table-cell>
          <table:table-cell/>
          <table:table-cell table:formula="of:=AVERAGE([.A1055];[.D1055];[.G1055];[.J1055];[.M1055];[.P1055])" office:value-type="float" office:value="63.6666666666667" calcext:value-type="float">
            <text:p>63.6666666666667</text:p>
          </table:table-cell>
          <table:table-cell table:formula="of:=AVERAGE([.B1055];[.E1055];[.H1055];[.K1055];[.N1055];[.Q1055])" office:value-type="float" office:value="99.7966666666667" calcext:value-type="float">
            <text:p>99.796666666666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99.71" calcext:value-type="float">
            <text:p>99.71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99.75" calcext:value-type="float">
            <text:p>99.7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99.76" calcext:value-type="float">
            <text:p>99.76</text:p>
          </table:table-cell>
          <table:table-cell/>
          <table:table-cell table:formula="of:=AVERAGE([.A1056];[.D1056];[.G1056];[.J1056];[.M1056];[.P1056])" office:value-type="float" office:value="71.3333333333333" calcext:value-type="float">
            <text:p>71.3333333333333</text:p>
          </table:table-cell>
          <table:table-cell table:formula="of:=AVERAGE([.B1056];[.E1056];[.H1056];[.K1056];[.N1056];[.Q1056])" office:value-type="float" office:value="99.81" calcext:value-type="float">
            <text:p>99.8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9.72" calcext:value-type="float">
            <text:p>99.72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99.77" calcext:value-type="float">
            <text:p>99.77</text:p>
          </table:table-cell>
          <table:table-cell/>
          <table:table-cell table:formula="of:=AVERAGE([.A1057];[.D1057];[.G1057];[.J1057];[.M1057];[.P1057])" office:value-type="float" office:value="80" calcext:value-type="float">
            <text:p>80</text:p>
          </table:table-cell>
          <table:table-cell table:formula="of:=AVERAGE([.B1057];[.E1057];[.H1057];[.K1057];[.N1057];[.Q1057])" office:value-type="float" office:value="99.82" calcext:value-type="float">
            <text:p>99.8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9.74" calcext:value-type="float">
            <text:p>99.74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99.77" calcext:value-type="float">
            <text:p>99.77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9.77" calcext:value-type="float">
            <text:p>99.77</text:p>
          </table:table-cell>
          <table:table-cell/>
          <table:table-cell table:formula="of:=AVERAGE([.A1058];[.D1058];[.G1058];[.J1058];[.M1058];[.P1058])" office:value-type="float" office:value="90.5" calcext:value-type="float">
            <text:p>90.5</text:p>
          </table:table-cell>
          <table:table-cell table:formula="of:=AVERAGE([.B1058];[.E1058];[.H1058];[.K1058];[.N1058];[.Q1058])" office:value-type="float" office:value="99.8333333333333" calcext:value-type="float">
            <text:p>99.833333333333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99.78" calcext:value-type="float">
            <text:p>99.78</text:p>
          </table:table-cell>
          <table:table-cell/>
          <table:table-cell table:formula="of:=AVERAGE([.A1059];[.D1059];[.G1059];[.J1059];[.M1059];[.P1059])" office:value-type="float" office:value="108.333333333333" calcext:value-type="float">
            <text:p>108.333333333333</text:p>
          </table:table-cell>
          <table:table-cell table:formula="of:=AVERAGE([.B1059];[.E1059];[.H1059];[.K1059];[.N1059];[.Q1059])" office:value-type="float" office:value="99.8433333333333" calcext:value-type="float">
            <text:p>99.843333333333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99.77" calcext:value-type="float">
            <text:p>99.77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99.8" calcext:value-type="float">
            <text:p>99.8</text:p>
          </table:table-cell>
          <table:table-cell/>
          <table:table-cell table:formula="of:=AVERAGE([.A1060];[.D1060];[.G1060];[.J1060];[.M1060];[.P1060])" office:value-type="float" office:value="110.333333333333" calcext:value-type="float">
            <text:p>110.333333333333</text:p>
          </table:table-cell>
          <table:table-cell table:formula="of:=AVERAGE([.B1060];[.E1060];[.H1060];[.K1060];[.N1060];[.Q1060])" office:value-type="float" office:value="99.8533333333333" calcext:value-type="float">
            <text:p>99.853333333333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99.77" calcext:value-type="float">
            <text:p>99.77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99.81" calcext:value-type="float">
            <text:p>99.81</text:p>
          </table:table-cell>
          <table:table-cell/>
          <table:table-cell table:formula="of:=AVERAGE([.A1061];[.D1061];[.G1061];[.J1061];[.M1061];[.P1061])" office:value-type="float" office:value="112" calcext:value-type="float">
            <text:p>112</text:p>
          </table:table-cell>
          <table:table-cell table:formula="of:=AVERAGE([.B1061];[.E1061];[.H1061];[.K1061];[.N1061];[.Q1061])" office:value-type="float" office:value="99.8583333333334" calcext:value-type="float">
            <text:p>99.858333333333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99.84" calcext:value-type="float">
            <text:p>99.84</text:p>
          </table:table-cell>
          <table:table-cell/>
          <table:table-cell table:formula="of:=AVERAGE([.A1062];[.D1062];[.G1062];[.J1062];[.M1062];[.P1062])" office:value-type="float" office:value="113.666666666667" calcext:value-type="float">
            <text:p>113.666666666667</text:p>
          </table:table-cell>
          <table:table-cell table:formula="of:=AVERAGE([.B1062];[.E1062];[.H1062];[.K1062];[.N1062];[.Q1062])" office:value-type="float" office:value="99.8733333333333" calcext:value-type="float">
            <text:p>99.873333333333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99.85" calcext:value-type="float">
            <text:p>99.85</text:p>
          </table:table-cell>
          <table:table-cell/>
          <table:table-cell table:formula="of:=AVERAGE([.A1063];[.D1063];[.G1063];[.J1063];[.M1063];[.P1063])" office:value-type="float" office:value="118" calcext:value-type="float">
            <text:p>118</text:p>
          </table:table-cell>
          <table:table-cell table:formula="of:=AVERAGE([.B1063];[.E1063];[.H1063];[.K1063];[.N1063];[.Q1063])" office:value-type="float" office:value="99.8833333333333" calcext:value-type="float">
            <text:p>99.883333333333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9.86" calcext:value-type="float">
            <text:p>99.86</text:p>
          </table:table-cell>
          <table:table-cell/>
          <table:table-cell table:formula="of:=AVERAGE([.A1064];[.D1064];[.G1064];[.J1064];[.M1064];[.P1064])" office:value-type="float" office:value="122.666666666667" calcext:value-type="float">
            <text:p>122.666666666667</text:p>
          </table:table-cell>
          <table:table-cell table:formula="of:=AVERAGE([.B1064];[.E1064];[.H1064];[.K1064];[.N1064];[.Q1064])" office:value-type="float" office:value="99.8916666666667" calcext:value-type="float">
            <text:p>99.891666666666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99.88" calcext:value-type="float">
            <text:p>99.88</text:p>
          </table:table-cell>
          <table:table-cell/>
          <table:table-cell table:formula="of:=AVERAGE([.A1065];[.D1065];[.G1065];[.J1065];[.M1065];[.P1065])" office:value-type="float" office:value="128.5" calcext:value-type="float">
            <text:p>128.5</text:p>
          </table:table-cell>
          <table:table-cell table:formula="of:=AVERAGE([.B1065];[.E1065];[.H1065];[.K1065];[.N1065];[.Q1065])" office:value-type="float" office:value="99.9033333333334" calcext:value-type="float">
            <text:p>99.903333333333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9.89" calcext:value-type="float">
            <text:p>99.89</text:p>
          </table:table-cell>
          <table:table-cell/>
          <table:table-cell table:formula="of:=AVERAGE([.A1066];[.D1066];[.G1066];[.J1066];[.M1066];[.P1066])" office:value-type="float" office:value="133.666666666667" calcext:value-type="float">
            <text:p>133.666666666667</text:p>
          </table:table-cell>
          <table:table-cell table:formula="of:=AVERAGE([.B1066];[.E1066];[.H1066];[.K1066];[.N1066];[.Q1066])" office:value-type="float" office:value="99.91" calcext:value-type="float">
            <text:p>99.9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99.9" calcext:value-type="float">
            <text:p>99.9</text:p>
          </table:table-cell>
          <table:table-cell/>
          <table:table-cell table:formula="of:=AVERAGE([.A1067];[.D1067];[.G1067];[.J1067];[.M1067];[.P1067])" office:value-type="float" office:value="141.166666666667" calcext:value-type="float">
            <text:p>141.166666666667</text:p>
          </table:table-cell>
          <table:table-cell table:formula="of:=AVERAGE([.B1067];[.E1067];[.H1067];[.K1067];[.N1067];[.Q1067])" office:value-type="float" office:value="99.9183333333333" calcext:value-type="float">
            <text:p>99.918333333333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9.92" calcext:value-type="float">
            <text:p>99.92</text:p>
          </table:table-cell>
          <table:table-cell/>
          <table:table-cell table:formula="of:=AVERAGE([.A1068];[.D1068];[.G1068];[.J1068];[.M1068];[.P1068])" office:value-type="float" office:value="152.5" calcext:value-type="float">
            <text:p>152.5</text:p>
          </table:table-cell>
          <table:table-cell table:formula="of:=AVERAGE([.B1068];[.E1068];[.H1068];[.K1068];[.N1068];[.Q1068])" office:value-type="float" office:value="99.9316666666667" calcext:value-type="float">
            <text:p>99.931666666666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99.93" calcext:value-type="float">
            <text:p>99.93</text:p>
          </table:table-cell>
          <table:table-cell/>
          <table:table-cell table:formula="of:=AVERAGE([.A1069];[.D1069];[.G1069];[.J1069];[.M1069];[.P1069])" office:value-type="float" office:value="163.333333333333" calcext:value-type="float">
            <text:p>163.333333333333</text:p>
          </table:table-cell>
          <table:table-cell table:formula="of:=AVERAGE([.B1069];[.E1069];[.H1069];[.K1069];[.N1069];[.Q1069])" office:value-type="float" office:value="99.9383333333334" calcext:value-type="float">
            <text:p>99.938333333333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99.97" calcext:value-type="float">
            <text:p>99.97</text:p>
          </table:table-cell>
          <table:table-cell/>
          <table:table-cell table:formula="of:=AVERAGE([.A1070];[.D1070];[.G1070];[.J1070];[.M1070];[.P1070])" office:value-type="float" office:value="171.666666666667" calcext:value-type="float">
            <text:p>171.666666666667</text:p>
          </table:table-cell>
          <table:table-cell table:formula="of:=AVERAGE([.B1070];[.E1070];[.H1070];[.K1070];[.N1070];[.Q1070])" office:value-type="float" office:value="99.9566666666667" calcext:value-type="float">
            <text:p>99.956666666666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99.97" calcext:value-type="float">
            <text:p>99.97</text:p>
          </table:table-cell>
          <table:table-cell/>
          <table:table-cell table:formula="of:=AVERAGE([.A1071];[.D1071];[.G1071];[.J1071];[.M1071];[.P1071])" office:value-type="float" office:value="200" calcext:value-type="float">
            <text:p>200</text:p>
          </table:table-cell>
          <table:table-cell table:formula="of:=AVERAGE([.B1071];[.E1071];[.H1071];[.K1071];[.N1071];[.Q1071])" office:value-type="float" office:value="99.9683333333334" calcext:value-type="float">
            <text:p>99.968333333333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99.98" calcext:value-type="float">
            <text:p>99.98</text:p>
          </table:table-cell>
          <table:table-cell/>
          <table:table-cell table:formula="of:=AVERAGE([.A1072];[.D1072];[.G1072];[.J1072];[.M1072];[.P1072])" office:value-type="float" office:value="216.666666666667" calcext:value-type="float">
            <text:p>216.666666666667</text:p>
          </table:table-cell>
          <table:table-cell table:formula="of:=AVERAGE([.B1072];[.E1072];[.H1072];[.K1072];[.N1072];[.Q1072])" office:value-type="float" office:value="99.9733333333333" calcext:value-type="float">
            <text:p>99.973333333333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99.99" calcext:value-type="float">
            <text:p>99.99</text:p>
          </table:table-cell>
          <table:table-cell/>
          <table:table-cell table:formula="of:=AVERAGE([.A1073];[.D1073];[.G1073];[.J1073];[.M1073];[.P1073])" office:value-type="float" office:value="233.333333333333" calcext:value-type="float">
            <text:p>233.333333333333</text:p>
          </table:table-cell>
          <table:table-cell table:formula="of:=AVERAGE([.B1073];[.E1073];[.H1073];[.K1073];[.N1073];[.Q1073])" office:value-type="float" office:value="99.98" calcext:value-type="float">
            <text:p>99.9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1074];[.D1074];[.G1074];[.J1074];[.M1074];[.P1074])" office:value-type="float" office:value="243.333333333333" calcext:value-type="float">
            <text:p>243.333333333333</text:p>
          </table:table-cell>
          <table:table-cell table:formula="of:=AVERAGE([.B1074];[.E1074];[.H1074];[.K1074];[.N1074];[.Q1074])" office:value-type="float" office:value="99.9833333333333" calcext:value-type="float">
            <text:p>99.983333333333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1075];[.D1075];[.G1075];[.J1075];[.M1075];[.P1075])" office:value-type="float" office:value="255" calcext:value-type="float">
            <text:p>255</text:p>
          </table:table-cell>
          <table:table-cell table:formula="of:=AVERAGE([.B1075];[.E1075];[.H1075];[.K1075];[.N1075];[.Q1075])" office:value-type="float" office:value="99.9883333333333" calcext:value-type="float">
            <text:p>99.988333333333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1076];[.D1076];[.G1076];[.J1076];[.M1076];[.P1076])" office:value-type="float" office:value="270" calcext:value-type="float">
            <text:p>270</text:p>
          </table:table-cell>
          <table:table-cell table:formula="of:=AVERAGE([.B1076];[.E1076];[.H1076];[.K1076];[.N1076];[.Q1076])" office:value-type="float" office:value="99.9916666666667" calcext:value-type="float">
            <text:p>99.991666666666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1077];[.D1077];[.G1077];[.J1077];[.M1077];[.P1077])" office:value-type="float" office:value="278.333333333333" calcext:value-type="float">
            <text:p>278.333333333333</text:p>
          </table:table-cell>
          <table:table-cell table:formula="of:=AVERAGE([.B1077];[.E1077];[.H1077];[.K1077];[.N1077];[.Q1077])" office:value-type="float" office:value="99.995" calcext:value-type="float">
            <text:p>99.99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1078];[.D1078];[.G1078];[.J1078];[.M1078];[.P1078])" office:value-type="float" office:value="308.333333333333" calcext:value-type="float">
            <text:p>308.333333333333</text:p>
          </table:table-cell>
          <table:table-cell table:formula="of:=AVERAGE([.B1078];[.E1078];[.H1078];[.K1078];[.N1078];[.Q1078])" office:value-type="float" office:value="99.9983333333333" calcext:value-type="float">
            <text:p>99.998333333333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1079];[.D1079];[.G1079];[.J1079];[.M1079];[.P1079])" office:value-type="float" office:value="333.333333333333" calcext:value-type="float">
            <text:p>333.333333333333</text:p>
          </table:table-cell>
          <table:table-cell table:formula="of:=AVERAGE([.B1079];[.E1079];[.H1079];[.K1079];[.N1079];[.Q1079])" office:value-type="float" office:value="100" calcext:value-type="float">
            <text:p>100</text:p>
          </table:table-cell>
        </table:table-row>
        <table:table-row table:style-name="ro1" table:number-rows-repeated="4">
          <table:table-cell table:number-columns-repeated="20"/>
        </table:table-row>
        <table:table-row table:style-name="ro1">
          <table:table-cell office:value-type="string" calcext:value-type="string">
            <text:p>k9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97" calcext:value-type="float">
            <text:p>0.97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92" calcext:value-type="float">
            <text:p>0.9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AVERAGE([.A1086];[.D1086];[.G1086];[.J1086];[.M1086];[.P1086])" office:value-type="float" office:value="0.94" calcext:value-type="float">
            <text:p>0.94</text:p>
          </table:table-cell>
          <table:table-cell table:formula="of:=AVERAGE([.B1086];[.E1086];[.H1086];[.K1086];[.N1086];[.Q1086])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0.97" calcext:value-type="float">
            <text:p>0.97</text:p>
          </table:table-cell>
          <table:table-cell office:value-type="float" office:value="0.03" calcext:value-type="float">
            <text:p>0.03</text:p>
          </table:table-cell>
          <table:table-cell/>
          <table:table-cell table:formula="of:=AVERAGE([.A1087];[.D1087];[.G1087];[.J1087];[.M1087];[.P1087])" office:value-type="float" office:value="0.98" calcext:value-type="float">
            <text:p>0.98</text:p>
          </table:table-cell>
          <table:table-cell table:formula="of:=AVERAGE([.B1087];[.E1087];[.H1087];[.K1087];[.N1087];[.Q1087])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0.27" calcext:value-type="float">
            <text:p>0.27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0.44" calcext:value-type="float">
            <text:p>0.44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0.44" calcext:value-type="float">
            <text:p>0.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/>
          <table:table-cell table:formula="of:=AVERAGE([.A1088];[.D1088];[.G1088];[.J1088];[.M1088];[.P1088])" office:value-type="float" office:value="1.04333333333333" calcext:value-type="float">
            <text:p>1.04333333333333</text:p>
          </table:table-cell>
          <table:table-cell table:formula="of:=AVERAGE([.B1088];[.E1088];[.H1088];[.K1088];[.N1088];[.Q1088])" office:value-type="float" office:value="0.228333333333333" calcext:value-type="float">
            <text:p>0.228333333333333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1.08" calcext:value-type="float">
            <text:p>1.0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1.52" calcext:value-type="float">
            <text:p>1.52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0.68" calcext:value-type="float">
            <text:p>0.68</text:p>
          </table:table-cell>
          <table:table-cell/>
          <table:table-cell table:formula="of:=AVERAGE([.A1089];[.D1089];[.G1089];[.J1089];[.M1089];[.P1089])" office:value-type="float" office:value="1.115" calcext:value-type="float">
            <text:p>1.115</text:p>
          </table:table-cell>
          <table:table-cell table:formula="of:=AVERAGE([.B1089];[.E1089];[.H1089];[.K1089];[.N1089];[.Q1089])"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2.8" calcext:value-type="float">
            <text:p>2.8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0.61" calcext:value-type="float">
            <text:p>0.61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3.1" calcext:value-type="float">
            <text:p>3.1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3.44" calcext:value-type="float">
            <text:p>3.44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1.79" calcext:value-type="float">
            <text:p>1.79</text:p>
          </table:table-cell>
          <table:table-cell/>
          <table:table-cell table:formula="of:=AVERAGE([.A1090];[.D1090];[.G1090];[.J1090];[.M1090];[.P1090])" office:value-type="float" office:value="1.2" calcext:value-type="float">
            <text:p>1.2</text:p>
          </table:table-cell>
          <table:table-cell table:formula="of:=AVERAGE([.B1090];[.E1090];[.H1090];[.K1090];[.N1090];[.Q1090])" office:value-type="float" office:value="1.96833333333333" calcext:value-type="float">
            <text:p>1.96833333333333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49" calcext:value-type="float">
            <text:p>0.49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5.78" calcext:value-type="float">
            <text:p>5.78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1.69" calcext:value-type="float">
            <text:p>1.69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6.28" calcext:value-type="float">
            <text:p>6.28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6.85" calcext:value-type="float">
            <text:p>6.85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4.11" calcext:value-type="float">
            <text:p>4.11</text:p>
          </table:table-cell>
          <table:table-cell/>
          <table:table-cell table:formula="of:=AVERAGE([.A1091];[.D1091];[.G1091];[.J1091];[.M1091];[.P1091])" office:value-type="float" office:value="1.3" calcext:value-type="float">
            <text:p>1.3</text:p>
          </table:table-cell>
          <table:table-cell table:formula="of:=AVERAGE([.B1091];[.E1091];[.H1091];[.K1091];[.N1091];[.Q1091])"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.44" calcext:value-type="float">
            <text:p>1.44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0.02" calcext:value-type="float">
            <text:p>10.02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3.99" calcext:value-type="float">
            <text:p>3.99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0.73" calcext:value-type="float">
            <text:p>10.73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1.38" calcext:value-type="float">
            <text:p>11.38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8.19" calcext:value-type="float">
            <text:p>8.19</text:p>
          </table:table-cell>
          <table:table-cell/>
          <table:table-cell table:formula="of:=AVERAGE([.A1092];[.D1092];[.G1092];[.J1092];[.M1092];[.P1092])" office:value-type="float" office:value="1.4" calcext:value-type="float">
            <text:p>1.4</text:p>
          </table:table-cell>
          <table:table-cell table:formula="of:=AVERAGE([.B1092];[.E1092];[.H1092];[.K1092];[.N1092];[.Q1092])" office:value-type="float" office:value="7.625" calcext:value-type="float">
            <text:p>7.625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3.48" calcext:value-type="float">
            <text:p>3.48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5.27" calcext:value-type="float">
            <text:p>15.27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8.01" calcext:value-type="float">
            <text:p>8.01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5.95" calcext:value-type="float">
            <text:p>15.95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7.11" calcext:value-type="float">
            <text:p>17.11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3.33" calcext:value-type="float">
            <text:p>13.33</text:p>
          </table:table-cell>
          <table:table-cell/>
          <table:table-cell table:formula="of:=AVERAGE([.A1093];[.D1093];[.G1093];[.J1093];[.M1093];[.P1093])" office:value-type="float" office:value="1.5" calcext:value-type="float">
            <text:p>1.5</text:p>
          </table:table-cell>
          <table:table-cell table:formula="of:=AVERAGE([.B1093];[.E1093];[.H1093];[.K1093];[.N1093];[.Q1093])" office:value-type="float" office:value="12.1916666666667" calcext:value-type="float">
            <text:p>12.1916666666667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6.93" calcext:value-type="float">
            <text:p>6.93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21.57" calcext:value-type="float">
            <text:p>21.57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3.54" calcext:value-type="float">
            <text:p>13.54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21.82" calcext:value-type="float">
            <text:p>21.82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23.17" calcext:value-type="float">
            <text:p>23.17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9.31" calcext:value-type="float">
            <text:p>19.31</text:p>
          </table:table-cell>
          <table:table-cell/>
          <table:table-cell table:formula="of:=AVERAGE([.A1094];[.D1094];[.G1094];[.J1094];[.M1094];[.P1094])" office:value-type="float" office:value="1.6" calcext:value-type="float">
            <text:p>1.6</text:p>
          </table:table-cell>
          <table:table-cell table:formula="of:=AVERAGE([.B1094];[.E1094];[.H1094];[.K1094];[.N1094];[.Q1094])" office:value-type="float" office:value="17.7233333333333" calcext:value-type="float">
            <text:p>17.7233333333333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1.8" calcext:value-type="float">
            <text:p>11.8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27.36" calcext:value-type="float">
            <text:p>27.36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20.09" calcext:value-type="float">
            <text:p>20.09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27.72" calcext:value-type="float">
            <text:p>27.72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29.21" calcext:value-type="float">
            <text:p>29.21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25.93" calcext:value-type="float">
            <text:p>25.93</text:p>
          </table:table-cell>
          <table:table-cell/>
          <table:table-cell table:formula="of:=AVERAGE([.A1095];[.D1095];[.G1095];[.J1095];[.M1095];[.P1095])" office:value-type="float" office:value="1.7" calcext:value-type="float">
            <text:p>1.7</text:p>
          </table:table-cell>
          <table:table-cell table:formula="of:=AVERAGE([.B1095];[.E1095];[.H1095];[.K1095];[.N1095];[.Q1095])" office:value-type="float" office:value="23.685" calcext:value-type="float">
            <text:p>23.685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8.11" calcext:value-type="float">
            <text:p>18.11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32.83" calcext:value-type="float">
            <text:p>32.83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26.28" calcext:value-type="float">
            <text:p>26.28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33.02" calcext:value-type="float">
            <text:p>33.02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34.71" calcext:value-type="float">
            <text:p>34.71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31.59" calcext:value-type="float">
            <text:p>31.59</text:p>
          </table:table-cell>
          <table:table-cell/>
          <table:table-cell table:formula="of:=AVERAGE([.A1096];[.D1096];[.G1096];[.J1096];[.M1096];[.P1096])" office:value-type="float" office:value="1.8" calcext:value-type="float">
            <text:p>1.8</text:p>
          </table:table-cell>
          <table:table-cell table:formula="of:=AVERAGE([.B1096];[.E1096];[.H1096];[.K1096];[.N1096];[.Q1096])" office:value-type="float" office:value="29.4233333333333" calcext:value-type="float">
            <text:p>29.4233333333333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24.57" calcext:value-type="float">
            <text:p>24.5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7.81" calcext:value-type="float">
            <text:p>37.81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31.9" calcext:value-type="float">
            <text:p>31.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7.82" calcext:value-type="float">
            <text:p>37.8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9.88" calcext:value-type="float">
            <text:p>39.88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37.22" calcext:value-type="float">
            <text:p>37.22</text:p>
          </table:table-cell>
          <table:table-cell/>
          <table:table-cell table:formula="of:=AVERAGE([.A1097];[.D1097];[.G1097];[.J1097];[.M1097];[.P1097])" office:value-type="float" office:value="1.9" calcext:value-type="float">
            <text:p>1.9</text:p>
          </table:table-cell>
          <table:table-cell table:formula="of:=AVERAGE([.B1097];[.E1097];[.H1097];[.K1097];[.N1097];[.Q1097])" office:value-type="float" office:value="34.8666666666667" calcext:value-type="float">
            <text:p>34.8666666666667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30.37" calcext:value-type="float">
            <text:p>30.37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42.2" calcext:value-type="float">
            <text:p>42.2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37.48" calcext:value-type="float">
            <text:p>37.48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42.18" calcext:value-type="float">
            <text:p>42.18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44.14" calcext:value-type="float">
            <text:p>44.1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2.39" calcext:value-type="float">
            <text:p>42.39</text:p>
          </table:table-cell>
          <table:table-cell/>
          <table:table-cell table:formula="of:=AVERAGE([.A1098];[.D1098];[.G1098];[.J1098];[.M1098];[.P1098])" office:value-type="float" office:value="2" calcext:value-type="float">
            <text:p>2</text:p>
          </table:table-cell>
          <table:table-cell table:formula="of:=AVERAGE([.B1098];[.E1098];[.H1098];[.K1098];[.N1098];[.Q1098])" office:value-type="float" office:value="39.7933333333333" calcext:value-type="float">
            <text:p>39.7933333333333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35.63" calcext:value-type="float">
            <text:p>35.63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46.15" calcext:value-type="float">
            <text:p>46.1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2.75" calcext:value-type="float">
            <text:p>42.75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46.15" calcext:value-type="float">
            <text:p>46.15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47.68" calcext:value-type="float">
            <text:p>47.68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46.63" calcext:value-type="float">
            <text:p>46.63</text:p>
          </table:table-cell>
          <table:table-cell/>
          <table:table-cell table:formula="of:=AVERAGE([.A1099];[.D1099];[.G1099];[.J1099];[.M1099];[.P1099])" office:value-type="float" office:value="2.1" calcext:value-type="float">
            <text:p>2.1</text:p>
          </table:table-cell>
          <table:table-cell table:formula="of:=AVERAGE([.B1099];[.E1099];[.H1099];[.K1099];[.N1099];[.Q1099])" office:value-type="float" office:value="44.165" calcext:value-type="float">
            <text:p>44.1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.8" calcext:value-type="float">
            <text:p>40.8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49.84" calcext:value-type="float">
            <text:p>49.84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47.35" calcext:value-type="float">
            <text:p>47.35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49.44" calcext:value-type="float">
            <text:p>49.44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50.89" calcext:value-type="float">
            <text:p>50.89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49.97" calcext:value-type="float">
            <text:p>49.97</text:p>
          </table:table-cell>
          <table:table-cell/>
          <table:table-cell table:formula="of:=AVERAGE([.A1100];[.D1100];[.G1100];[.J1100];[.M1100];[.P1100])" office:value-type="float" office:value="2.2" calcext:value-type="float">
            <text:p>2.2</text:p>
          </table:table-cell>
          <table:table-cell table:formula="of:=AVERAGE([.B1100];[.E1100];[.H1100];[.K1100];[.N1100];[.Q1100])" office:value-type="float" office:value="48.0483333333333" calcext:value-type="float">
            <text:p>48.0483333333333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45.09" calcext:value-type="float">
            <text:p>45.09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52.75" calcext:value-type="float">
            <text:p>52.75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52.26" calcext:value-type="float">
            <text:p>52.26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53.69" calcext:value-type="float">
            <text:p>53.69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52.89" calcext:value-type="float">
            <text:p>52.89</text:p>
          </table:table-cell>
          <table:table-cell/>
          <table:table-cell table:formula="of:=AVERAGE([.A1101];[.D1101];[.G1101];[.J1101];[.M1101];[.P1101])" office:value-type="float" office:value="2.3" calcext:value-type="float">
            <text:p>2.3</text:p>
          </table:table-cell>
          <table:table-cell table:formula="of:=AVERAGE([.B1101];[.E1101];[.H1101];[.K1101];[.N1101];[.Q1101])" office:value-type="float" office:value="51.28" calcext:value-type="float">
            <text:p>51.28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48.65" calcext:value-type="float">
            <text:p>48.65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55.13" calcext:value-type="float">
            <text:p>55.13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54.11" calcext:value-type="float">
            <text:p>54.11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54.4" calcext:value-type="float">
            <text:p>54.4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55.84" calcext:value-type="float">
            <text:p>55.84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55.64" calcext:value-type="float">
            <text:p>55.64</text:p>
          </table:table-cell>
          <table:table-cell/>
          <table:table-cell table:formula="of:=AVERAGE([.A1102];[.D1102];[.G1102];[.J1102];[.M1102];[.P1102])" office:value-type="float" office:value="2.4" calcext:value-type="float">
            <text:p>2.4</text:p>
          </table:table-cell>
          <table:table-cell table:formula="of:=AVERAGE([.B1102];[.E1102];[.H1102];[.K1102];[.N1102];[.Q1102])" office:value-type="float" office:value="53.9616666666667" calcext:value-type="float">
            <text:p>53.9616666666667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51.88" calcext:value-type="float">
            <text:p>51.88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57.36" calcext:value-type="float">
            <text:p>57.36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56.74" calcext:value-type="float">
            <text:p>56.74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56.6" calcext:value-type="float">
            <text:p>56.6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57.78" calcext:value-type="float">
            <text:p>57.78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57.84" calcext:value-type="float">
            <text:p>57.84</text:p>
          </table:table-cell>
          <table:table-cell/>
          <table:table-cell table:formula="of:=AVERAGE([.A1103];[.D1103];[.G1103];[.J1103];[.M1103];[.P1103])" office:value-type="float" office:value="2.5" calcext:value-type="float">
            <text:p>2.5</text:p>
          </table:table-cell>
          <table:table-cell table:formula="of:=AVERAGE([.B1103];[.E1103];[.H1103];[.K1103];[.N1103];[.Q1103])" office:value-type="float" office:value="56.3666666666667" calcext:value-type="float">
            <text:p>56.3666666666667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54.47" calcext:value-type="float">
            <text:p>54.47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59.16" calcext:value-type="float">
            <text:p>59.16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58.78" calcext:value-type="float">
            <text:p>58.78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58.44" calcext:value-type="float">
            <text:p>58.44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59.5" calcext:value-type="float">
            <text:p>59.5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59.81" calcext:value-type="float">
            <text:p>59.81</text:p>
          </table:table-cell>
          <table:table-cell/>
          <table:table-cell table:formula="of:=AVERAGE([.A1104];[.D1104];[.G1104];[.J1104];[.M1104];[.P1104])" office:value-type="float" office:value="2.6" calcext:value-type="float">
            <text:p>2.6</text:p>
          </table:table-cell>
          <table:table-cell table:formula="of:=AVERAGE([.B1104];[.E1104];[.H1104];[.K1104];[.N1104];[.Q1104])" office:value-type="float" office:value="58.36" calcext:value-type="float">
            <text:p>58.36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56.58" calcext:value-type="float">
            <text:p>56.58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60.67" calcext:value-type="float">
            <text:p>60.67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60.58" calcext:value-type="float">
            <text:p>60.58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60.03" calcext:value-type="float">
            <text:p>60.03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60.9" calcext:value-type="float">
            <text:p>60.9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61.45" calcext:value-type="float">
            <text:p>61.45</text:p>
          </table:table-cell>
          <table:table-cell/>
          <table:table-cell table:formula="of:=AVERAGE([.A1105];[.D1105];[.G1105];[.J1105];[.M1105];[.P1105])" office:value-type="float" office:value="2.7" calcext:value-type="float">
            <text:p>2.7</text:p>
          </table:table-cell>
          <table:table-cell table:formula="of:=AVERAGE([.B1105];[.E1105];[.H1105];[.K1105];[.N1105];[.Q1105])" office:value-type="float" office:value="60.035" calcext:value-type="float">
            <text:p>60.035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58.34" calcext:value-type="float">
            <text:p>58.34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61.95" calcext:value-type="float">
            <text:p>61.95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62.05" calcext:value-type="float">
            <text:p>62.05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61.28" calcext:value-type="float">
            <text:p>61.28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62.06" calcext:value-type="float">
            <text:p>62.06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63.01" calcext:value-type="float">
            <text:p>63.01</text:p>
          </table:table-cell>
          <table:table-cell/>
          <table:table-cell table:formula="of:=AVERAGE([.A1106];[.D1106];[.G1106];[.J1106];[.M1106];[.P1106])" office:value-type="float" office:value="2.8" calcext:value-type="float">
            <text:p>2.8</text:p>
          </table:table-cell>
          <table:table-cell table:formula="of:=AVERAGE([.B1106];[.E1106];[.H1106];[.K1106];[.N1106];[.Q1106])" office:value-type="float" office:value="61.4483333333333" calcext:value-type="float">
            <text:p>61.4483333333333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60.01" calcext:value-type="float">
            <text:p>60.0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3.01" calcext:value-type="float">
            <text:p>63.01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63.57" calcext:value-type="float">
            <text:p>63.5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2.67" calcext:value-type="float">
            <text:p>62.6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3.22" calcext:value-type="float">
            <text:p>63.22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64.14" calcext:value-type="float">
            <text:p>64.14</text:p>
          </table:table-cell>
          <table:table-cell/>
          <table:table-cell table:formula="of:=AVERAGE([.A1107];[.D1107];[.G1107];[.J1107];[.M1107];[.P1107])" office:value-type="float" office:value="2.9" calcext:value-type="float">
            <text:p>2.9</text:p>
          </table:table-cell>
          <table:table-cell table:formula="of:=AVERAGE([.B1107];[.E1107];[.H1107];[.K1107];[.N1107];[.Q1107])" office:value-type="float" office:value="62.77" calcext:value-type="float">
            <text:p>62.77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61.52" calcext:value-type="float">
            <text:p>61.52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63.93" calcext:value-type="float">
            <text:p>63.93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64.77" calcext:value-type="float">
            <text:p>64.77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63.68" calcext:value-type="float">
            <text:p>63.68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64.3" calcext:value-type="float">
            <text:p>64.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5.32" calcext:value-type="float">
            <text:p>65.32</text:p>
          </table:table-cell>
          <table:table-cell/>
          <table:table-cell table:formula="of:=AVERAGE([.A1108];[.D1108];[.G1108];[.J1108];[.M1108];[.P1108])" office:value-type="float" office:value="3" calcext:value-type="float">
            <text:p>3</text:p>
          </table:table-cell>
          <table:table-cell table:formula="of:=AVERAGE([.B1108];[.E1108];[.H1108];[.K1108];[.N1108];[.Q1108])" office:value-type="float" office:value="63.92" calcext:value-type="float">
            <text:p>63.92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62.54" calcext:value-type="float">
            <text:p>62.54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64.68" calcext:value-type="float">
            <text:p>64.6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5.65" calcext:value-type="float">
            <text:p>65.65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64.59" calcext:value-type="float">
            <text:p>64.59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65.36" calcext:value-type="float">
            <text:p>65.36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66.35" calcext:value-type="float">
            <text:p>66.35</text:p>
          </table:table-cell>
          <table:table-cell/>
          <table:table-cell table:formula="of:=AVERAGE([.A1109];[.D1109];[.G1109];[.J1109];[.M1109];[.P1109])" office:value-type="float" office:value="3.1" calcext:value-type="float">
            <text:p>3.1</text:p>
          </table:table-cell>
          <table:table-cell table:formula="of:=AVERAGE([.B1109];[.E1109];[.H1109];[.K1109];[.N1109];[.Q1109])" office:value-type="float" office:value="64.8616666666667" calcext:value-type="float">
            <text:p>64.861666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3.53" calcext:value-type="float">
            <text:p>63.53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65.44" calcext:value-type="float">
            <text:p>65.44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66.69" calcext:value-type="float">
            <text:p>66.69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65.65" calcext:value-type="float">
            <text:p>65.65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66.3" calcext:value-type="float">
            <text:p>66.3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67.23" calcext:value-type="float">
            <text:p>67.23</text:p>
          </table:table-cell>
          <table:table-cell/>
          <table:table-cell table:formula="of:=AVERAGE([.A1110];[.D1110];[.G1110];[.J1110];[.M1110];[.P1110])" office:value-type="float" office:value="3.2" calcext:value-type="float">
            <text:p>3.2</text:p>
          </table:table-cell>
          <table:table-cell table:formula="of:=AVERAGE([.B1110];[.E1110];[.H1110];[.K1110];[.N1110];[.Q1110])" office:value-type="float" office:value="65.8066666666667" calcext:value-type="float">
            <text:p>65.8066666666667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64.34" calcext:value-type="float">
            <text:p>64.34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66.17" calcext:value-type="float">
            <text:p>66.17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67.66" calcext:value-type="float">
            <text:p>67.66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66.43" calcext:value-type="float">
            <text:p>66.43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67.05" calcext:value-type="float">
            <text:p>67.05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68.13" calcext:value-type="float">
            <text:p>68.13</text:p>
          </table:table-cell>
          <table:table-cell/>
          <table:table-cell table:formula="of:=AVERAGE([.A1111];[.D1111];[.G1111];[.J1111];[.M1111];[.P1111])" office:value-type="float" office:value="3.3" calcext:value-type="float">
            <text:p>3.3</text:p>
          </table:table-cell>
          <table:table-cell table:formula="of:=AVERAGE([.B1111];[.E1111];[.H1111];[.K1111];[.N1111];[.Q1111])" office:value-type="float" office:value="66.63" calcext:value-type="float">
            <text:p>66.63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66.7" calcext:value-type="float">
            <text:p>66.7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68.41" calcext:value-type="float">
            <text:p>68.41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67.24" calcext:value-type="float">
            <text:p>67.24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67.76" calcext:value-type="float">
            <text:p>67.76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68.84" calcext:value-type="float">
            <text:p>68.84</text:p>
          </table:table-cell>
          <table:table-cell/>
          <table:table-cell table:formula="of:=AVERAGE([.A1112];[.D1112];[.G1112];[.J1112];[.M1112];[.P1112])" office:value-type="float" office:value="3.4" calcext:value-type="float">
            <text:p>3.4</text:p>
          </table:table-cell>
          <table:table-cell table:formula="of:=AVERAGE([.B1112];[.E1112];[.H1112];[.K1112];[.N1112];[.Q1112])" office:value-type="float" office:value="67.325" calcext:value-type="float">
            <text:p>67.325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65.7" calcext:value-type="float">
            <text:p>65.7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67.38" calcext:value-type="float">
            <text:p>67.38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69.06" calcext:value-type="float">
            <text:p>69.06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67.95" calcext:value-type="float">
            <text:p>67.95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68.6" calcext:value-type="float">
            <text:p>68.6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69.58" calcext:value-type="float">
            <text:p>69.58</text:p>
          </table:table-cell>
          <table:table-cell/>
          <table:table-cell table:formula="of:=AVERAGE([.A1113];[.D1113];[.G1113];[.J1113];[.M1113];[.P1113])" office:value-type="float" office:value="3.5" calcext:value-type="float">
            <text:p>3.5</text:p>
          </table:table-cell>
          <table:table-cell table:formula="of:=AVERAGE([.B1113];[.E1113];[.H1113];[.K1113];[.N1113];[.Q1113])" office:value-type="float" office:value="68.045" calcext:value-type="float">
            <text:p>68.045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66.45" calcext:value-type="float">
            <text:p>66.45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68.01" calcext:value-type="float">
            <text:p>68.01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69.82" calcext:value-type="float">
            <text:p>69.82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68.59" calcext:value-type="float">
            <text:p>68.59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69.16" calcext:value-type="float">
            <text:p>69.16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70.29" calcext:value-type="float">
            <text:p>70.29</text:p>
          </table:table-cell>
          <table:table-cell/>
          <table:table-cell table:formula="of:=AVERAGE([.A1114];[.D1114];[.G1114];[.J1114];[.M1114];[.P1114])" office:value-type="float" office:value="3.6" calcext:value-type="float">
            <text:p>3.6</text:p>
          </table:table-cell>
          <table:table-cell table:formula="of:=AVERAGE([.B1114];[.E1114];[.H1114];[.K1114];[.N1114];[.Q1114])" office:value-type="float" office:value="68.72" calcext:value-type="float">
            <text:p>68.72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67.15" calcext:value-type="float">
            <text:p>67.15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68.68" calcext:value-type="float">
            <text:p>68.68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70.48" calcext:value-type="float">
            <text:p>70.48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69.33" calcext:value-type="float">
            <text:p>69.33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69.83" calcext:value-type="float">
            <text:p>69.83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70.84" calcext:value-type="float">
            <text:p>70.84</text:p>
          </table:table-cell>
          <table:table-cell/>
          <table:table-cell table:formula="of:=AVERAGE([.A1115];[.D1115];[.G1115];[.J1115];[.M1115];[.P1115])" office:value-type="float" office:value="3.7" calcext:value-type="float">
            <text:p>3.7</text:p>
          </table:table-cell>
          <table:table-cell table:formula="of:=AVERAGE([.B1115];[.E1115];[.H1115];[.K1115];[.N1115];[.Q1115])" office:value-type="float" office:value="69.385" calcext:value-type="float">
            <text:p>69.385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67.78" calcext:value-type="float">
            <text:p>67.78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69.27" calcext:value-type="float">
            <text:p>69.27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71.04" calcext:value-type="float">
            <text:p>71.04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69.99" calcext:value-type="float">
            <text:p>69.99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70.4" calcext:value-type="float">
            <text:p>70.4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71.35" calcext:value-type="float">
            <text:p>71.35</text:p>
          </table:table-cell>
          <table:table-cell/>
          <table:table-cell table:formula="of:=AVERAGE([.A1116];[.D1116];[.G1116];[.J1116];[.M1116];[.P1116])" office:value-type="float" office:value="3.8" calcext:value-type="float">
            <text:p>3.8</text:p>
          </table:table-cell>
          <table:table-cell table:formula="of:=AVERAGE([.B1116];[.E1116];[.H1116];[.K1116];[.N1116];[.Q1116])" office:value-type="float" office:value="69.9716666666667" calcext:value-type="float">
            <text:p>69.9716666666667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68.43" calcext:value-type="float">
            <text:p>68.4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9.94" calcext:value-type="float">
            <text:p>69.94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71.67" calcext:value-type="float">
            <text:p>71.6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0.74" calcext:value-type="float">
            <text:p>70.7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1.14" calcext:value-type="float">
            <text:p>71.14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71.98" calcext:value-type="float">
            <text:p>71.98</text:p>
          </table:table-cell>
          <table:table-cell/>
          <table:table-cell table:formula="of:=AVERAGE([.A1117];[.D1117];[.G1117];[.J1117];[.M1117];[.P1117])" office:value-type="float" office:value="3.9" calcext:value-type="float">
            <text:p>3.9</text:p>
          </table:table-cell>
          <table:table-cell table:formula="of:=AVERAGE([.B1117];[.E1117];[.H1117];[.K1117];[.N1117];[.Q1117])" office:value-type="float" office:value="70.65" calcext:value-type="float">
            <text:p>70.65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69.09" calcext:value-type="float">
            <text:p>69.09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70.52" calcext:value-type="float">
            <text:p>70.52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72.37" calcext:value-type="float">
            <text:p>72.37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71.32" calcext:value-type="float">
            <text:p>71.32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71.82" calcext:value-type="float">
            <text:p>71.8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2.66" calcext:value-type="float">
            <text:p>72.66</text:p>
          </table:table-cell>
          <table:table-cell/>
          <table:table-cell table:formula="of:=AVERAGE([.A1118];[.D1118];[.G1118];[.J1118];[.M1118];[.P1118])" office:value-type="float" office:value="4" calcext:value-type="float">
            <text:p>4</text:p>
          </table:table-cell>
          <table:table-cell table:formula="of:=AVERAGE([.B1118];[.E1118];[.H1118];[.K1118];[.N1118];[.Q1118])" office:value-type="float" office:value="71.2966666666667" calcext:value-type="float">
            <text:p>71.2966666666667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69.57" calcext:value-type="float">
            <text:p>69.57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70.97" calcext:value-type="float">
            <text:p>70.9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2.83" calcext:value-type="float">
            <text:p>72.83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71.98" calcext:value-type="float">
            <text:p>71.98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72.43" calcext:value-type="float">
            <text:p>72.43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73.37" calcext:value-type="float">
            <text:p>73.37</text:p>
          </table:table-cell>
          <table:table-cell/>
          <table:table-cell table:formula="of:=AVERAGE([.A1119];[.D1119];[.G1119];[.J1119];[.M1119];[.P1119])" office:value-type="float" office:value="4.1" calcext:value-type="float">
            <text:p>4.1</text:p>
          </table:table-cell>
          <table:table-cell table:formula="of:=AVERAGE([.B1119];[.E1119];[.H1119];[.K1119];[.N1119];[.Q1119])" office:value-type="float" office:value="71.8583333333333" calcext:value-type="float">
            <text:p>71.8583333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.13" calcext:value-type="float">
            <text:p>70.13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71.41" calcext:value-type="float">
            <text:p>71.41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73.39" calcext:value-type="float">
            <text:p>73.39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72.61" calcext:value-type="float">
            <text:p>72.61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73.06" calcext:value-type="float">
            <text:p>73.06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73.93" calcext:value-type="float">
            <text:p>73.93</text:p>
          </table:table-cell>
          <table:table-cell/>
          <table:table-cell table:formula="of:=AVERAGE([.A1120];[.D1120];[.G1120];[.J1120];[.M1120];[.P1120])" office:value-type="float" office:value="4.2" calcext:value-type="float">
            <text:p>4.2</text:p>
          </table:table-cell>
          <table:table-cell table:formula="of:=AVERAGE([.B1120];[.E1120];[.H1120];[.K1120];[.N1120];[.Q1120])" office:value-type="float" office:value="72.4216666666667" calcext:value-type="float">
            <text:p>72.4216666666667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70.51" calcext:value-type="float">
            <text:p>70.51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71.88" calcext:value-type="float">
            <text:p>71.88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74.08" calcext:value-type="float">
            <text:p>74.08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73.14" calcext:value-type="float">
            <text:p>73.14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73.65" calcext:value-type="float">
            <text:p>73.65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74.54" calcext:value-type="float">
            <text:p>74.54</text:p>
          </table:table-cell>
          <table:table-cell/>
          <table:table-cell table:formula="of:=AVERAGE([.A1121];[.D1121];[.G1121];[.J1121];[.M1121];[.P1121])" office:value-type="float" office:value="4.3" calcext:value-type="float">
            <text:p>4.3</text:p>
          </table:table-cell>
          <table:table-cell table:formula="of:=AVERAGE([.B1121];[.E1121];[.H1121];[.K1121];[.N1121];[.Q1121])" office:value-type="float" office:value="72.9666666666667" calcext:value-type="float">
            <text:p>72.9666666666667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71.14" calcext:value-type="float">
            <text:p>71.14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72.36" calcext:value-type="float">
            <text:p>72.36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74.74" calcext:value-type="float">
            <text:p>74.74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73.77" calcext:value-type="float">
            <text:p>73.77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74.29" calcext:value-type="float">
            <text:p>74.29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75.11" calcext:value-type="float">
            <text:p>75.11</text:p>
          </table:table-cell>
          <table:table-cell/>
          <table:table-cell table:formula="of:=AVERAGE([.A1122];[.D1122];[.G1122];[.J1122];[.M1122];[.P1122])" office:value-type="float" office:value="4.4" calcext:value-type="float">
            <text:p>4.4</text:p>
          </table:table-cell>
          <table:table-cell table:formula="of:=AVERAGE([.B1122];[.E1122];[.H1122];[.K1122];[.N1122];[.Q1122])" office:value-type="float" office:value="73.5683333333333" calcext:value-type="float">
            <text:p>73.5683333333333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71.7" calcext:value-type="float">
            <text:p>71.7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72.95" calcext:value-type="float">
            <text:p>72.95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75.34" calcext:value-type="float">
            <text:p>75.34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74.45" calcext:value-type="float">
            <text:p>74.45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74.9" calcext:value-type="float">
            <text:p>74.9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75.64" calcext:value-type="float">
            <text:p>75.64</text:p>
          </table:table-cell>
          <table:table-cell/>
          <table:table-cell table:formula="of:=AVERAGE([.A1123];[.D1123];[.G1123];[.J1123];[.M1123];[.P1123])" office:value-type="float" office:value="4.5" calcext:value-type="float">
            <text:p>4.5</text:p>
          </table:table-cell>
          <table:table-cell table:formula="of:=AVERAGE([.B1123];[.E1123];[.H1123];[.K1123];[.N1123];[.Q1123])" office:value-type="float" office:value="74.1633333333333" calcext:value-type="float">
            <text:p>74.1633333333333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72.28" calcext:value-type="float">
            <text:p>72.28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73.57" calcext:value-type="float">
            <text:p>73.57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76.12" calcext:value-type="float">
            <text:p>76.12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75.08" calcext:value-type="float">
            <text:p>75.08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75.52" calcext:value-type="float">
            <text:p>75.52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76.42" calcext:value-type="float">
            <text:p>76.42</text:p>
          </table:table-cell>
          <table:table-cell/>
          <table:table-cell table:formula="of:=AVERAGE([.A1124];[.D1124];[.G1124];[.J1124];[.M1124];[.P1124])" office:value-type="float" office:value="4.6" calcext:value-type="float">
            <text:p>4.6</text:p>
          </table:table-cell>
          <table:table-cell table:formula="of:=AVERAGE([.B1124];[.E1124];[.H1124];[.K1124];[.N1124];[.Q1124])" office:value-type="float" office:value="74.8316666666667" calcext:value-type="float">
            <text:p>74.8316666666667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72.84" calcext:value-type="float">
            <text:p>72.84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74.27" calcext:value-type="float">
            <text:p>74.27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76.81" calcext:value-type="float">
            <text:p>76.81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75.66" calcext:value-type="float">
            <text:p>75.66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76.3" calcext:value-type="float">
            <text:p>76.3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77.04" calcext:value-type="float">
            <text:p>77.04</text:p>
          </table:table-cell>
          <table:table-cell/>
          <table:table-cell table:formula="of:=AVERAGE([.A1125];[.D1125];[.G1125];[.J1125];[.M1125];[.P1125])" office:value-type="float" office:value="4.7" calcext:value-type="float">
            <text:p>4.7</text:p>
          </table:table-cell>
          <table:table-cell table:formula="of:=AVERAGE([.B1125];[.E1125];[.H1125];[.K1125];[.N1125];[.Q1125])" office:value-type="float" office:value="75.4866666666667" calcext:value-type="float">
            <text:p>75.4866666666667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73.41" calcext:value-type="float">
            <text:p>73.41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74.85" calcext:value-type="float">
            <text:p>74.85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77.42" calcext:value-type="float">
            <text:p>77.42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76.34" calcext:value-type="float">
            <text:p>76.34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76.84" calcext:value-type="float">
            <text:p>76.84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77.69" calcext:value-type="float">
            <text:p>77.69</text:p>
          </table:table-cell>
          <table:table-cell/>
          <table:table-cell table:formula="of:=AVERAGE([.A1126];[.D1126];[.G1126];[.J1126];[.M1126];[.P1126])" office:value-type="float" office:value="4.8" calcext:value-type="float">
            <text:p>4.8</text:p>
          </table:table-cell>
          <table:table-cell table:formula="of:=AVERAGE([.B1126];[.E1126];[.H1126];[.K1126];[.N1126];[.Q1126])" office:value-type="float" office:value="76.0916666666667" calcext:value-type="float">
            <text:p>76.0916666666667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73.98" calcext:value-type="float">
            <text:p>73.9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5.41" calcext:value-type="float">
            <text:p>75.41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78.06" calcext:value-type="float">
            <text:p>78.0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7.1" calcext:value-type="float">
            <text:p>77.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7.7" calcext:value-type="float">
            <text:p>77.7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78.5" calcext:value-type="float">
            <text:p>78.5</text:p>
          </table:table-cell>
          <table:table-cell/>
          <table:table-cell table:formula="of:=AVERAGE([.A1127];[.D1127];[.G1127];[.J1127];[.M1127];[.P1127])" office:value-type="float" office:value="4.9" calcext:value-type="float">
            <text:p>4.9</text:p>
          </table:table-cell>
          <table:table-cell table:formula="of:=AVERAGE([.B1127];[.E1127];[.H1127];[.K1127];[.N1127];[.Q1127])" office:value-type="float" office:value="76.7916666666667" calcext:value-type="float">
            <text:p>76.7916666666667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74.72" calcext:value-type="float">
            <text:p>74.72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76.04" calcext:value-type="float">
            <text:p>76.04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78.71" calcext:value-type="float">
            <text:p>78.71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77.66" calcext:value-type="float">
            <text:p>77.66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78.37" calcext:value-type="float">
            <text:p>78.3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9.18" calcext:value-type="float">
            <text:p>79.18</text:p>
          </table:table-cell>
          <table:table-cell/>
          <table:table-cell table:formula="of:=AVERAGE([.A1128];[.D1128];[.G1128];[.J1128];[.M1128];[.P1128])" office:value-type="float" office:value="5" calcext:value-type="float">
            <text:p>5</text:p>
          </table:table-cell>
          <table:table-cell table:formula="of:=AVERAGE([.B1128];[.E1128];[.H1128];[.K1128];[.N1128];[.Q1128])" office:value-type="float" office:value="77.4466666666667" calcext:value-type="float">
            <text:p>77.4466666666667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75.41" calcext:value-type="float">
            <text:p>75.41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76.78" calcext:value-type="float">
            <text:p>76.7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9.22" calcext:value-type="float">
            <text:p>79.22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78.38" calcext:value-type="float">
            <text:p>78.38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79.07" calcext:value-type="float">
            <text:p>79.07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79.89" calcext:value-type="float">
            <text:p>79.89</text:p>
          </table:table-cell>
          <table:table-cell/>
          <table:table-cell table:formula="of:=AVERAGE([.A1129];[.D1129];[.G1129];[.J1129];[.M1129];[.P1129])" office:value-type="float" office:value="5.1" calcext:value-type="float">
            <text:p>5.1</text:p>
          </table:table-cell>
          <table:table-cell table:formula="of:=AVERAGE([.B1129];[.E1129];[.H1129];[.K1129];[.N1129];[.Q1129])" office:value-type="float" office:value="78.125" calcext:value-type="float">
            <text:p>78.1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77.5" calcext:value-type="float">
            <text:p>77.5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79.99" calcext:value-type="float">
            <text:p>79.99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79.02" calcext:value-type="float">
            <text:p>79.02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79.9" calcext:value-type="float">
            <text:p>79.9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80.51" calcext:value-type="float">
            <text:p>80.51</text:p>
          </table:table-cell>
          <table:table-cell/>
          <table:table-cell table:formula="of:=AVERAGE([.A1130];[.D1130];[.G1130];[.J1130];[.M1130];[.P1130])" office:value-type="float" office:value="5.2" calcext:value-type="float">
            <text:p>5.2</text:p>
          </table:table-cell>
          <table:table-cell table:formula="of:=AVERAGE([.B1130];[.E1130];[.H1130];[.K1130];[.N1130];[.Q1130])" office:value-type="float" office:value="78.82" calcext:value-type="float">
            <text:p>78.82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76.75" calcext:value-type="float">
            <text:p>76.75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78.43" calcext:value-type="float">
            <text:p>78.43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80.61" calcext:value-type="float">
            <text:p>80.61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79.66" calcext:value-type="float">
            <text:p>79.66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80.69" calcext:value-type="float">
            <text:p>80.69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81.1" calcext:value-type="float">
            <text:p>81.1</text:p>
          </table:table-cell>
          <table:table-cell/>
          <table:table-cell table:formula="of:=AVERAGE([.A1131];[.D1131];[.G1131];[.J1131];[.M1131];[.P1131])" office:value-type="float" office:value="5.3" calcext:value-type="float">
            <text:p>5.3</text:p>
          </table:table-cell>
          <table:table-cell table:formula="of:=AVERAGE([.B1131];[.E1131];[.H1131];[.K1131];[.N1131];[.Q1131])" office:value-type="float" office:value="79.54" calcext:value-type="float">
            <text:p>79.54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77.46" calcext:value-type="float">
            <text:p>77.46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79.1" calcext:value-type="float">
            <text:p>79.1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81.27" calcext:value-type="float">
            <text:p>81.27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80.39" calcext:value-type="float">
            <text:p>80.39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81.43" calcext:value-type="float">
            <text:p>81.43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81.71" calcext:value-type="float">
            <text:p>81.71</text:p>
          </table:table-cell>
          <table:table-cell/>
          <table:table-cell table:formula="of:=AVERAGE([.A1132];[.D1132];[.G1132];[.J1132];[.M1132];[.P1132])" office:value-type="float" office:value="5.4" calcext:value-type="float">
            <text:p>5.4</text:p>
          </table:table-cell>
          <table:table-cell table:formula="of:=AVERAGE([.B1132];[.E1132];[.H1132];[.K1132];[.N1132];[.Q1132])" office:value-type="float" office:value="80.2266666666666" calcext:value-type="float">
            <text:p>80.2266666666666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78.09" calcext:value-type="float">
            <text:p>78.09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79.78" calcext:value-type="float">
            <text:p>79.78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81.98" calcext:value-type="float">
            <text:p>81.98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81.04" calcext:value-type="float">
            <text:p>81.04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82.09" calcext:value-type="float">
            <text:p>82.09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82.38" calcext:value-type="float">
            <text:p>82.38</text:p>
          </table:table-cell>
          <table:table-cell/>
          <table:table-cell table:formula="of:=AVERAGE([.A1133];[.D1133];[.G1133];[.J1133];[.M1133];[.P1133])" office:value-type="float" office:value="5.5" calcext:value-type="float">
            <text:p>5.5</text:p>
          </table:table-cell>
          <table:table-cell table:formula="of:=AVERAGE([.B1133];[.E1133];[.H1133];[.K1133];[.N1133];[.Q1133])" office:value-type="float" office:value="80.8933333333333" calcext:value-type="float">
            <text:p>80.8933333333333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78.71" calcext:value-type="float">
            <text:p>78.71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80.48" calcext:value-type="float">
            <text:p>80.48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82.66" calcext:value-type="float">
            <text:p>82.66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81.8" calcext:value-type="float">
            <text:p>81.8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82.86" calcext:value-type="float">
            <text:p>82.86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83.18" calcext:value-type="float">
            <text:p>83.18</text:p>
          </table:table-cell>
          <table:table-cell/>
          <table:table-cell table:formula="of:=AVERAGE([.A1134];[.D1134];[.G1134];[.J1134];[.M1134];[.P1134])" office:value-type="float" office:value="5.6" calcext:value-type="float">
            <text:p>5.6</text:p>
          </table:table-cell>
          <table:table-cell table:formula="of:=AVERAGE([.B1134];[.E1134];[.H1134];[.K1134];[.N1134];[.Q1134])" office:value-type="float" office:value="81.615" calcext:value-type="float">
            <text:p>81.615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79.45" calcext:value-type="float">
            <text:p>79.45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81.27" calcext:value-type="float">
            <text:p>81.27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83.25" calcext:value-type="float">
            <text:p>83.25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82.41" calcext:value-type="float">
            <text:p>82.41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83.69" calcext:value-type="float">
            <text:p>83.69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83.71" calcext:value-type="float">
            <text:p>83.71</text:p>
          </table:table-cell>
          <table:table-cell/>
          <table:table-cell table:formula="of:=AVERAGE([.A1135];[.D1135];[.G1135];[.J1135];[.M1135];[.P1135])" office:value-type="float" office:value="5.7" calcext:value-type="float">
            <text:p>5.7</text:p>
          </table:table-cell>
          <table:table-cell table:formula="of:=AVERAGE([.B1135];[.E1135];[.H1135];[.K1135];[.N1135];[.Q1135])" office:value-type="float" office:value="82.2966666666667" calcext:value-type="float">
            <text:p>82.2966666666667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80.32" calcext:value-type="float">
            <text:p>80.32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81.93" calcext:value-type="float">
            <text:p>81.93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83.91" calcext:value-type="float">
            <text:p>83.91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83.13" calcext:value-type="float">
            <text:p>83.13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84.25" calcext:value-type="float">
            <text:p>84.25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84.43" calcext:value-type="float">
            <text:p>84.43</text:p>
          </table:table-cell>
          <table:table-cell/>
          <table:table-cell table:formula="of:=AVERAGE([.A1136];[.D1136];[.G1136];[.J1136];[.M1136];[.P1136])" office:value-type="float" office:value="5.8" calcext:value-type="float">
            <text:p>5.8</text:p>
          </table:table-cell>
          <table:table-cell table:formula="of:=AVERAGE([.B1136];[.E1136];[.H1136];[.K1136];[.N1136];[.Q1136])" office:value-type="float" office:value="82.995" calcext:value-type="float">
            <text:p>82.995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81.18" calcext:value-type="float">
            <text:p>81.1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2.71" calcext:value-type="float">
            <text:p>82.71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84.63" calcext:value-type="float">
            <text:p>84.6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3.79" calcext:value-type="float">
            <text:p>83.7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5.04" calcext:value-type="float">
            <text:p>85.04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85.09" calcext:value-type="float">
            <text:p>85.09</text:p>
          </table:table-cell>
          <table:table-cell/>
          <table:table-cell table:formula="of:=AVERAGE([.A1137];[.D1137];[.G1137];[.J1137];[.M1137];[.P1137])" office:value-type="float" office:value="5.9" calcext:value-type="float">
            <text:p>5.9</text:p>
          </table:table-cell>
          <table:table-cell table:formula="of:=AVERAGE([.B1137];[.E1137];[.H1137];[.K1137];[.N1137];[.Q1137])" office:value-type="float" office:value="83.74" calcext:value-type="float">
            <text:p>83.74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81.88" calcext:value-type="float">
            <text:p>81.88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83.57" calcext:value-type="float">
            <text:p>83.57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85.32" calcext:value-type="float">
            <text:p>85.32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84.49" calcext:value-type="float">
            <text:p>84.49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85.84" calcext:value-type="float">
            <text:p>85.8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5.68" calcext:value-type="float">
            <text:p>85.68</text:p>
          </table:table-cell>
          <table:table-cell/>
          <table:table-cell table:formula="of:=AVERAGE([.A1138];[.D1138];[.G1138];[.J1138];[.M1138];[.P1138])" office:value-type="float" office:value="6" calcext:value-type="float">
            <text:p>6</text:p>
          </table:table-cell>
          <table:table-cell table:formula="of:=AVERAGE([.B1138];[.E1138];[.H1138];[.K1138];[.N1138];[.Q1138])" office:value-type="float" office:value="84.4633333333333" calcext:value-type="float">
            <text:p>84.4633333333333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82.62" calcext:value-type="float">
            <text:p>82.62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84.31" calcext:value-type="float">
            <text:p>84.3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6.13" calcext:value-type="float">
            <text:p>86.13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85.24" calcext:value-type="float">
            <text:p>85.24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86.56" calcext:value-type="float">
            <text:p>86.56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86.52" calcext:value-type="float">
            <text:p>86.52</text:p>
          </table:table-cell>
          <table:table-cell/>
          <table:table-cell table:formula="of:=AVERAGE([.A1139];[.D1139];[.G1139];[.J1139];[.M1139];[.P1139])" office:value-type="float" office:value="6.1" calcext:value-type="float">
            <text:p>6.1</text:p>
          </table:table-cell>
          <table:table-cell table:formula="of:=AVERAGE([.B1139];[.E1139];[.H1139];[.K1139];[.N1139];[.Q1139])" office:value-type="float" office:value="85.23" calcext:value-type="float">
            <text:p>85.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3.5" calcext:value-type="float">
            <text:p>83.5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85.19" calcext:value-type="float">
            <text:p>85.19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86.75" calcext:value-type="float">
            <text:p>86.75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86.08" calcext:value-type="float">
            <text:p>86.08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87.16" calcext:value-type="float">
            <text:p>87.16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87.22" calcext:value-type="float">
            <text:p>87.22</text:p>
          </table:table-cell>
          <table:table-cell/>
          <table:table-cell table:formula="of:=AVERAGE([.A1140];[.D1140];[.G1140];[.J1140];[.M1140];[.P1140])" office:value-type="float" office:value="6.2" calcext:value-type="float">
            <text:p>6.2</text:p>
          </table:table-cell>
          <table:table-cell table:formula="of:=AVERAGE([.B1140];[.E1140];[.H1140];[.K1140];[.N1140];[.Q1140])" office:value-type="float" office:value="85.9833333333333" calcext:value-type="float">
            <text:p>85.9833333333333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84.3" calcext:value-type="float">
            <text:p>84.3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85.89" calcext:value-type="float">
            <text:p>85.89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87.47" calcext:value-type="float">
            <text:p>87.47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86.72" calcext:value-type="float">
            <text:p>86.72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87.89" calcext:value-type="float">
            <text:p>87.89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87.89" calcext:value-type="float">
            <text:p>87.89</text:p>
          </table:table-cell>
          <table:table-cell/>
          <table:table-cell table:formula="of:=AVERAGE([.A1141];[.D1141];[.G1141];[.J1141];[.M1141];[.P1141])" office:value-type="float" office:value="6.3" calcext:value-type="float">
            <text:p>6.3</text:p>
          </table:table-cell>
          <table:table-cell table:formula="of:=AVERAGE([.B1141];[.E1141];[.H1141];[.K1141];[.N1141];[.Q1141])" office:value-type="float" office:value="86.6933333333333" calcext:value-type="float">
            <text:p>86.6933333333333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84.99" calcext:value-type="float">
            <text:p>84.99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86.64" calcext:value-type="float">
            <text:p>86.64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87.98" calcext:value-type="float">
            <text:p>87.98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87.33" calcext:value-type="float">
            <text:p>87.33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88.49" calcext:value-type="float">
            <text:p>88.49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88.42" calcext:value-type="float">
            <text:p>88.42</text:p>
          </table:table-cell>
          <table:table-cell/>
          <table:table-cell table:formula="of:=AVERAGE([.A1142];[.D1142];[.G1142];[.J1142];[.M1142];[.P1142])" office:value-type="float" office:value="6.4" calcext:value-type="float">
            <text:p>6.4</text:p>
          </table:table-cell>
          <table:table-cell table:formula="of:=AVERAGE([.B1142];[.E1142];[.H1142];[.K1142];[.N1142];[.Q1142])" office:value-type="float" office:value="87.3083333333333" calcext:value-type="float">
            <text:p>87.3083333333333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85.79" calcext:value-type="float">
            <text:p>85.79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87.35" calcext:value-type="float">
            <text:p>87.35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88.57" calcext:value-type="float">
            <text:p>88.57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88.07" calcext:value-type="float">
            <text:p>88.07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89.16" calcext:value-type="float">
            <text:p>89.16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89.17" calcext:value-type="float">
            <text:p>89.17</text:p>
          </table:table-cell>
          <table:table-cell/>
          <table:table-cell table:formula="of:=AVERAGE([.A1143];[.D1143];[.G1143];[.J1143];[.M1143];[.P1143])" office:value-type="float" office:value="6.5" calcext:value-type="float">
            <text:p>6.5</text:p>
          </table:table-cell>
          <table:table-cell table:formula="of:=AVERAGE([.B1143];[.E1143];[.H1143];[.K1143];[.N1143];[.Q1143])" office:value-type="float" office:value="88.0183333333333" calcext:value-type="float">
            <text:p>88.0183333333333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86.56" calcext:value-type="float">
            <text:p>86.56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88.09" calcext:value-type="float">
            <text:p>88.09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89.23" calcext:value-type="float">
            <text:p>89.23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88.77" calcext:value-type="float">
            <text:p>88.77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89.75" calcext:value-type="float">
            <text:p>89.75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89.86" calcext:value-type="float">
            <text:p>89.86</text:p>
          </table:table-cell>
          <table:table-cell/>
          <table:table-cell table:formula="of:=AVERAGE([.A1144];[.D1144];[.G1144];[.J1144];[.M1144];[.P1144])" office:value-type="float" office:value="6.6" calcext:value-type="float">
            <text:p>6.6</text:p>
          </table:table-cell>
          <table:table-cell table:formula="of:=AVERAGE([.B1144];[.E1144];[.H1144];[.K1144];[.N1144];[.Q1144])" office:value-type="float" office:value="88.71" calcext:value-type="float">
            <text:p>88.71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87.26" calcext:value-type="float">
            <text:p>87.26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88.73" calcext:value-type="float">
            <text:p>88.73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89.83" calcext:value-type="float">
            <text:p>89.83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89.43" calcext:value-type="float">
            <text:p>89.43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0.34" calcext:value-type="float">
            <text:p>90.34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0.55" calcext:value-type="float">
            <text:p>90.55</text:p>
          </table:table-cell>
          <table:table-cell/>
          <table:table-cell table:formula="of:=AVERAGE([.A1145];[.D1145];[.G1145];[.J1145];[.M1145];[.P1145])" office:value-type="float" office:value="6.7" calcext:value-type="float">
            <text:p>6.7</text:p>
          </table:table-cell>
          <table:table-cell table:formula="of:=AVERAGE([.B1145];[.E1145];[.H1145];[.K1145];[.N1145];[.Q1145])" office:value-type="float" office:value="89.3566666666667" calcext:value-type="float">
            <text:p>89.3566666666667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87.94" calcext:value-type="float">
            <text:p>87.94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89.53" calcext:value-type="float">
            <text:p>89.53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0.5" calcext:value-type="float">
            <text:p>90.5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0.06" calcext:value-type="float">
            <text:p>90.06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0.78" calcext:value-type="float">
            <text:p>90.78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1.19" calcext:value-type="float">
            <text:p>91.19</text:p>
          </table:table-cell>
          <table:table-cell/>
          <table:table-cell table:formula="of:=AVERAGE([.A1146];[.D1146];[.G1146];[.J1146];[.M1146];[.P1146])" office:value-type="float" office:value="6.8" calcext:value-type="float">
            <text:p>6.8</text:p>
          </table:table-cell>
          <table:table-cell table:formula="of:=AVERAGE([.B1146];[.E1146];[.H1146];[.K1146];[.N1146];[.Q1146]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88.71" calcext:value-type="float">
            <text:p>88.7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0.29" calcext:value-type="float">
            <text:p>90.29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0.96" calcext:value-type="float">
            <text:p>90.9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0.65" calcext:value-type="float">
            <text:p>90.6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1.31" calcext:value-type="float">
            <text:p>91.31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1.71" calcext:value-type="float">
            <text:p>91.71</text:p>
          </table:table-cell>
          <table:table-cell/>
          <table:table-cell table:formula="of:=AVERAGE([.A1147];[.D1147];[.G1147];[.J1147];[.M1147];[.P1147])" office:value-type="float" office:value="6.9" calcext:value-type="float">
            <text:p>6.9</text:p>
          </table:table-cell>
          <table:table-cell table:formula="of:=AVERAGE([.B1147];[.E1147];[.H1147];[.K1147];[.N1147];[.Q1147])" office:value-type="float" office:value="90.605" calcext:value-type="float">
            <text:p>90.605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89.44" calcext:value-type="float">
            <text:p>89.44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1.01" calcext:value-type="float">
            <text:p>91.01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1.52" calcext:value-type="float">
            <text:p>91.52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1.28" calcext:value-type="float">
            <text:p>91.28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1.77" calcext:value-type="float">
            <text:p>91.7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2.32" calcext:value-type="float">
            <text:p>92.32</text:p>
          </table:table-cell>
          <table:table-cell/>
          <table:table-cell table:formula="of:=AVERAGE([.A1148];[.D1148];[.G1148];[.J1148];[.M1148];[.P1148])" office:value-type="float" office:value="7" calcext:value-type="float">
            <text:p>7</text:p>
          </table:table-cell>
          <table:table-cell table:formula="of:=AVERAGE([.B1148];[.E1148];[.H1148];[.K1148];[.N1148];[.Q1148])" office:value-type="float" office:value="91.2233333333333" calcext:value-type="float">
            <text:p>91.2233333333333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90.03" calcext:value-type="float">
            <text:p>90.03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1.64" calcext:value-type="float">
            <text:p>91.6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1.99" calcext:value-type="float">
            <text:p>91.99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1.84" calcext:value-type="float">
            <text:p>91.84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2.31" calcext:value-type="float">
            <text:p>92.31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2.82" calcext:value-type="float">
            <text:p>92.82</text:p>
          </table:table-cell>
          <table:table-cell/>
          <table:table-cell table:formula="of:=AVERAGE([.A1149];[.D1149];[.G1149];[.J1149];[.M1149];[.P1149])" office:value-type="float" office:value="7.1" calcext:value-type="float">
            <text:p>7.1</text:p>
          </table:table-cell>
          <table:table-cell table:formula="of:=AVERAGE([.B1149];[.E1149];[.H1149];[.K1149];[.N1149];[.Q1149])" office:value-type="float" office:value="91.7716666666667" calcext:value-type="float">
            <text:p>91.77166666666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0.75" calcext:value-type="float">
            <text:p>90.75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2.12" calcext:value-type="float">
            <text:p>92.12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2.55" calcext:value-type="float">
            <text:p>92.55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2.34" calcext:value-type="float">
            <text:p>92.34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2.74" calcext:value-type="float">
            <text:p>92.74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3.26" calcext:value-type="float">
            <text:p>93.26</text:p>
          </table:table-cell>
          <table:table-cell/>
          <table:table-cell table:formula="of:=AVERAGE([.A1150];[.D1150];[.G1150];[.J1150];[.M1150];[.P1150])" office:value-type="float" office:value="7.2" calcext:value-type="float">
            <text:p>7.2</text:p>
          </table:table-cell>
          <table:table-cell table:formula="of:=AVERAGE([.B1150];[.E1150];[.H1150];[.K1150];[.N1150];[.Q1150])" office:value-type="float" office:value="92.2933333333333" calcext:value-type="float">
            <text:p>92.2933333333333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91.39" calcext:value-type="float">
            <text:p>91.39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2.71" calcext:value-type="float">
            <text:p>92.71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3.05" calcext:value-type="float">
            <text:p>93.05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2.72" calcext:value-type="float">
            <text:p>92.72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3.28" calcext:value-type="float">
            <text:p>93.28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3.74" calcext:value-type="float">
            <text:p>93.74</text:p>
          </table:table-cell>
          <table:table-cell/>
          <table:table-cell table:formula="of:=AVERAGE([.A1151];[.D1151];[.G1151];[.J1151];[.M1151];[.P1151])" office:value-type="float" office:value="7.3" calcext:value-type="float">
            <text:p>7.3</text:p>
          </table:table-cell>
          <table:table-cell table:formula="of:=AVERAGE([.B1151];[.E1151];[.H1151];[.K1151];[.N1151];[.Q1151])" office:value-type="float" office:value="92.815" calcext:value-type="float">
            <text:p>92.815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92.11" calcext:value-type="float">
            <text:p>92.11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3.24" calcext:value-type="float">
            <text:p>93.24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3.52" calcext:value-type="float">
            <text:p>93.52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3.04" calcext:value-type="float">
            <text:p>93.04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3.82" calcext:value-type="float">
            <text:p>93.82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4.17" calcext:value-type="float">
            <text:p>94.17</text:p>
          </table:table-cell>
          <table:table-cell/>
          <table:table-cell table:formula="of:=AVERAGE([.A1152];[.D1152];[.G1152];[.J1152];[.M1152];[.P1152])" office:value-type="float" office:value="7.4" calcext:value-type="float">
            <text:p>7.4</text:p>
          </table:table-cell>
          <table:table-cell table:formula="of:=AVERAGE([.B1152];[.E1152];[.H1152];[.K1152];[.N1152];[.Q1152])" office:value-type="float" office:value="93.3166666666667" calcext:value-type="float">
            <text:p>93.3166666666667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92.74" calcext:value-type="float">
            <text:p>92.74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3.77" calcext:value-type="float">
            <text:p>93.77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3.9" calcext:value-type="float">
            <text:p>93.9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3.39" calcext:value-type="float">
            <text:p>93.39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4.19" calcext:value-type="float">
            <text:p>94.19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4.48" calcext:value-type="float">
            <text:p>94.48</text:p>
          </table:table-cell>
          <table:table-cell/>
          <table:table-cell table:formula="of:=AVERAGE([.A1153];[.D1153];[.G1153];[.J1153];[.M1153];[.P1153])" office:value-type="float" office:value="7.5" calcext:value-type="float">
            <text:p>7.5</text:p>
          </table:table-cell>
          <table:table-cell table:formula="of:=AVERAGE([.B1153];[.E1153];[.H1153];[.K1153];[.N1153];[.Q1153])" office:value-type="float" office:value="93.745" calcext:value-type="float">
            <text:p>93.745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93.22" calcext:value-type="float">
            <text:p>93.22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4.19" calcext:value-type="float">
            <text:p>94.19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4.29" calcext:value-type="float">
            <text:p>94.29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3.7" calcext:value-type="float">
            <text:p>93.7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4.6" calcext:value-type="float">
            <text:p>94.6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4.75" calcext:value-type="float">
            <text:p>94.75</text:p>
          </table:table-cell>
          <table:table-cell/>
          <table:table-cell table:formula="of:=AVERAGE([.A1154];[.D1154];[.G1154];[.J1154];[.M1154];[.P1154])" office:value-type="float" office:value="7.6" calcext:value-type="float">
            <text:p>7.6</text:p>
          </table:table-cell>
          <table:table-cell table:formula="of:=AVERAGE([.B1154];[.E1154];[.H1154];[.K1154];[.N1154];[.Q1154])" office:value-type="float" office:value="94.125" calcext:value-type="float">
            <text:p>94.125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93.72" calcext:value-type="float">
            <text:p>93.72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4.6" calcext:value-type="float">
            <text:p>94.6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4.63" calcext:value-type="float">
            <text:p>94.63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4.14" calcext:value-type="float">
            <text:p>94.14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4.96" calcext:value-type="float">
            <text:p>94.96</text:p>
          </table:table-cell>
          <table:table-cell/>
          <table:table-cell table:formula="of:=AVERAGE([.A1155];[.D1155];[.G1155];[.J1155];[.M1155];[.P1155])" office:value-type="float" office:value="7.7" calcext:value-type="float">
            <text:p>7.7</text:p>
          </table:table-cell>
          <table:table-cell table:formula="of:=AVERAGE([.B1155];[.E1155];[.H1155];[.K1155];[.N1155];[.Q1155])" office:value-type="float" office:value="94.5083333333333" calcext:value-type="float">
            <text:p>94.5083333333333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94.15" calcext:value-type="float">
            <text:p>94.15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5.04" calcext:value-type="float">
            <text:p>95.04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4.86" calcext:value-type="float">
            <text:p>94.86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4.51" calcext:value-type="float">
            <text:p>94.51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5.23" calcext:value-type="float">
            <text:p>95.23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5.28" calcext:value-type="float">
            <text:p>95.28</text:p>
          </table:table-cell>
          <table:table-cell/>
          <table:table-cell table:formula="of:=AVERAGE([.A1156];[.D1156];[.G1156];[.J1156];[.M1156];[.P1156])" office:value-type="float" office:value="7.8" calcext:value-type="float">
            <text:p>7.8</text:p>
          </table:table-cell>
          <table:table-cell table:formula="of:=AVERAGE([.B1156];[.E1156];[.H1156];[.K1156];[.N1156];[.Q1156])" office:value-type="float" office:value="94.845" calcext:value-type="float">
            <text:p>94.845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94.55" calcext:value-type="float">
            <text:p>94.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5.38" calcext:value-type="float">
            <text:p>95.38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5.11" calcext:value-type="float">
            <text:p>95.1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4.84" calcext:value-type="float">
            <text:p>94.8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5.5" calcext:value-type="float">
            <text:p>95.5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5.56" calcext:value-type="float">
            <text:p>95.56</text:p>
          </table:table-cell>
          <table:table-cell/>
          <table:table-cell table:formula="of:=AVERAGE([.A1157];[.D1157];[.G1157];[.J1157];[.M1157];[.P1157])" office:value-type="float" office:value="7.9" calcext:value-type="float">
            <text:p>7.9</text:p>
          </table:table-cell>
          <table:table-cell table:formula="of:=AVERAGE([.B1157];[.E1157];[.H1157];[.K1157];[.N1157];[.Q1157])" office:value-type="float" office:value="95.1566666666667" calcext:value-type="float">
            <text:p>95.1566666666667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95.03" calcext:value-type="float">
            <text:p>95.03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5.73" calcext:value-type="float">
            <text:p>95.73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5.44" calcext:value-type="float">
            <text:p>95.44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5.18" calcext:value-type="float">
            <text:p>95.18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5.83" calcext:value-type="float">
            <text:p>95.8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5.85" calcext:value-type="float">
            <text:p>95.85</text:p>
          </table:table-cell>
          <table:table-cell/>
          <table:table-cell table:formula="of:=AVERAGE([.A1158];[.D1158];[.G1158];[.J1158];[.M1158];[.P1158])" office:value-type="float" office:value="8" calcext:value-type="float">
            <text:p>8</text:p>
          </table:table-cell>
          <table:table-cell table:formula="of:=AVERAGE([.B1158];[.E1158];[.H1158];[.K1158];[.N1158];[.Q1158])" office:value-type="float" office:value="95.51" calcext:value-type="float">
            <text:p>95.51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95.42" calcext:value-type="float">
            <text:p>95.42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6.03" calcext:value-type="float">
            <text:p>96.0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5.64" calcext:value-type="float">
            <text:p>95.64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5.38" calcext:value-type="float">
            <text:p>95.38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6.06" calcext:value-type="float">
            <text:p>96.06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6.13" calcext:value-type="float">
            <text:p>96.13</text:p>
          </table:table-cell>
          <table:table-cell/>
          <table:table-cell table:formula="of:=AVERAGE([.A1159];[.D1159];[.G1159];[.J1159];[.M1159];[.P1159])" office:value-type="float" office:value="8.1" calcext:value-type="float">
            <text:p>8.1</text:p>
          </table:table-cell>
          <table:table-cell table:formula="of:=AVERAGE([.B1159];[.E1159];[.H1159];[.K1159];[.N1159];[.Q1159])" office:value-type="float" office:value="95.7766666666667" calcext:value-type="float">
            <text:p>95.7766666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.76" calcext:value-type="float">
            <text:p>95.76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6.39" calcext:value-type="float">
            <text:p>96.39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5.85" calcext:value-type="float">
            <text:p>95.85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5.62" calcext:value-type="float">
            <text:p>95.62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6.28" calcext:value-type="float">
            <text:p>96.28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6.34" calcext:value-type="float">
            <text:p>96.34</text:p>
          </table:table-cell>
          <table:table-cell/>
          <table:table-cell table:formula="of:=AVERAGE([.A1160];[.D1160];[.G1160];[.J1160];[.M1160];[.P1160])" office:value-type="float" office:value="8.2" calcext:value-type="float">
            <text:p>8.2</text:p>
          </table:table-cell>
          <table:table-cell table:formula="of:=AVERAGE([.B1160];[.E1160];[.H1160];[.K1160];[.N1160];[.Q1160])" office:value-type="float" office:value="96.04" calcext:value-type="float">
            <text:p>96.04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96.11" calcext:value-type="float">
            <text:p>96.11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6.56" calcext:value-type="float">
            <text:p>96.56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6.1" calcext:value-type="float">
            <text:p>96.1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5.92" calcext:value-type="float">
            <text:p>95.92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6.49" calcext:value-type="float">
            <text:p>96.49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6.57" calcext:value-type="float">
            <text:p>96.57</text:p>
          </table:table-cell>
          <table:table-cell/>
          <table:table-cell table:formula="of:=AVERAGE([.A1161];[.D1161];[.G1161];[.J1161];[.M1161];[.P1161])" office:value-type="float" office:value="8.3" calcext:value-type="float">
            <text:p>8.3</text:p>
          </table:table-cell>
          <table:table-cell table:formula="of:=AVERAGE([.B1161];[.E1161];[.H1161];[.K1161];[.N1161];[.Q1161])" office:value-type="float" office:value="96.2916666666667" calcext:value-type="float">
            <text:p>96.2916666666667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96.41" calcext:value-type="float">
            <text:p>96.41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6.75" calcext:value-type="float">
            <text:p>96.75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6.29" calcext:value-type="float">
            <text:p>96.29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6.09" calcext:value-type="float">
            <text:p>96.09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6.69" calcext:value-type="float">
            <text:p>96.69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6.8" calcext:value-type="float">
            <text:p>96.8</text:p>
          </table:table-cell>
          <table:table-cell/>
          <table:table-cell table:formula="of:=AVERAGE([.A1162];[.D1162];[.G1162];[.J1162];[.M1162];[.P1162])" office:value-type="float" office:value="8.4" calcext:value-type="float">
            <text:p>8.4</text:p>
          </table:table-cell>
          <table:table-cell table:formula="of:=AVERAGE([.B1162];[.E1162];[.H1162];[.K1162];[.N1162];[.Q1162])" office:value-type="float" office:value="96.505" calcext:value-type="float">
            <text:p>96.505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96.64" calcext:value-type="float">
            <text:p>96.64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6.98" calcext:value-type="float">
            <text:p>96.98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6.46" calcext:value-type="float">
            <text:p>96.46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6.3" calcext:value-type="float">
            <text:p>96.3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6.94" calcext:value-type="float">
            <text:p>96.94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6.88" calcext:value-type="float">
            <text:p>96.88</text:p>
          </table:table-cell>
          <table:table-cell/>
          <table:table-cell table:formula="of:=AVERAGE([.A1163];[.D1163];[.G1163];[.J1163];[.M1163];[.P1163])" office:value-type="float" office:value="8.5" calcext:value-type="float">
            <text:p>8.5</text:p>
          </table:table-cell>
          <table:table-cell table:formula="of:=AVERAGE([.B1163];[.E1163];[.H1163];[.K1163];[.N1163];[.Q1163])" office:value-type="float" office:value="96.7" calcext:value-type="float">
            <text:p>96.7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96.86" calcext:value-type="float">
            <text:p>96.86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7.25" calcext:value-type="float">
            <text:p>97.25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6.62" calcext:value-type="float">
            <text:p>96.62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6.48" calcext:value-type="float">
            <text:p>96.48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7.09" calcext:value-type="float">
            <text:p>97.09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7.07" calcext:value-type="float">
            <text:p>97.07</text:p>
          </table:table-cell>
          <table:table-cell/>
          <table:table-cell table:formula="of:=AVERAGE([.A1164];[.D1164];[.G1164];[.J1164];[.M1164];[.P1164])" office:value-type="float" office:value="8.6" calcext:value-type="float">
            <text:p>8.6</text:p>
          </table:table-cell>
          <table:table-cell table:formula="of:=AVERAGE([.B1164];[.E1164];[.H1164];[.K1164];[.N1164];[.Q1164])" office:value-type="float" office:value="96.895" calcext:value-type="float">
            <text:p>96.895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97.04" calcext:value-type="float">
            <text:p>97.04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7.4" calcext:value-type="float">
            <text:p>97.4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6.82" calcext:value-type="float">
            <text:p>96.82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6.61" calcext:value-type="float">
            <text:p>96.61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7.18" calcext:value-type="float">
            <text:p>97.18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7.22" calcext:value-type="float">
            <text:p>97.22</text:p>
          </table:table-cell>
          <table:table-cell/>
          <table:table-cell table:formula="of:=AVERAGE([.A1165];[.D1165];[.G1165];[.J1165];[.M1165];[.P1165])" office:value-type="float" office:value="8.7" calcext:value-type="float">
            <text:p>8.7</text:p>
          </table:table-cell>
          <table:table-cell table:formula="of:=AVERAGE([.B1165];[.E1165];[.H1165];[.K1165];[.N1165];[.Q1165])" office:value-type="float" office:value="97.045" calcext:value-type="float">
            <text:p>97.045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97.22" calcext:value-type="float">
            <text:p>97.22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7.57" calcext:value-type="float">
            <text:p>97.57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6.99" calcext:value-type="float">
            <text:p>96.99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6.77" calcext:value-type="float">
            <text:p>96.77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7.34" calcext:value-type="float">
            <text:p>97.34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7.37" calcext:value-type="float">
            <text:p>97.37</text:p>
          </table:table-cell>
          <table:table-cell/>
          <table:table-cell table:formula="of:=AVERAGE([.A1166];[.D1166];[.G1166];[.J1166];[.M1166];[.P1166])" office:value-type="float" office:value="8.8" calcext:value-type="float">
            <text:p>8.8</text:p>
          </table:table-cell>
          <table:table-cell table:formula="of:=AVERAGE([.B1166];[.E1166];[.H1166];[.K1166];[.N1166];[.Q1166])" office:value-type="float" office:value="97.21" calcext:value-type="float">
            <text:p>97.21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97.42" calcext:value-type="float">
            <text:p>97.4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7.71" calcext:value-type="float">
            <text:p>97.71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7.15" calcext:value-type="float">
            <text:p>97.1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7.42" calcext:value-type="float">
            <text:p>97.42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7.47" calcext:value-type="float">
            <text:p>97.47</text:p>
          </table:table-cell>
          <table:table-cell/>
          <table:table-cell table:formula="of:=AVERAGE([.A1167];[.D1167];[.G1167];[.J1167];[.M1167];[.P1167])" office:value-type="float" office:value="8.9" calcext:value-type="float">
            <text:p>8.9</text:p>
          </table:table-cell>
          <table:table-cell table:formula="of:=AVERAGE([.B1167];[.E1167];[.H1167];[.K1167];[.N1167];[.Q1167])" office:value-type="float" office:value="97.3616666666667" calcext:value-type="float">
            <text:p>97.3616666666667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97.53" calcext:value-type="float">
            <text:p>97.53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7.84" calcext:value-type="float">
            <text:p>97.84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7.35" calcext:value-type="float">
            <text:p>97.35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7.12" calcext:value-type="float">
            <text:p>97.12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7.54" calcext:value-type="float">
            <text:p>97.5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7.58" calcext:value-type="float">
            <text:p>97.58</text:p>
          </table:table-cell>
          <table:table-cell/>
          <table:table-cell table:formula="of:=AVERAGE([.A1168];[.D1168];[.G1168];[.J1168];[.M1168];[.P1168])" office:value-type="float" office:value="9" calcext:value-type="float">
            <text:p>9</text:p>
          </table:table-cell>
          <table:table-cell table:formula="of:=AVERAGE([.B1168];[.E1168];[.H1168];[.K1168];[.N1168];[.Q1168])" office:value-type="float" office:value="97.4933333333333" calcext:value-type="float">
            <text:p>97.4933333333333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97.72" calcext:value-type="float">
            <text:p>97.72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7.97" calcext:value-type="float">
            <text:p>97.9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7.42" calcext:value-type="float">
            <text:p>97.42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7.23" calcext:value-type="float">
            <text:p>97.23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7.6" calcext:value-type="float">
            <text:p>97.6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7.67" calcext:value-type="float">
            <text:p>97.67</text:p>
          </table:table-cell>
          <table:table-cell/>
          <table:table-cell table:formula="of:=AVERAGE([.A1169];[.D1169];[.G1169];[.J1169];[.M1169];[.P1169])" office:value-type="float" office:value="9.1" calcext:value-type="float">
            <text:p>9.1</text:p>
          </table:table-cell>
          <table:table-cell table:formula="of:=AVERAGE([.B1169];[.E1169];[.H1169];[.K1169];[.N1169];[.Q1169])" office:value-type="float" office:value="97.6016666666667" calcext:value-type="float">
            <text:p>97.60166666666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7.85" calcext:value-type="float">
            <text:p>97.85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8.06" calcext:value-type="float">
            <text:p>98.06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7.52" calcext:value-type="float">
            <text:p>97.52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7.28" calcext:value-type="float">
            <text:p>97.28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7.69" calcext:value-type="float">
            <text:p>97.69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7.77" calcext:value-type="float">
            <text:p>97.77</text:p>
          </table:table-cell>
          <table:table-cell/>
          <table:table-cell table:formula="of:=AVERAGE([.A1170];[.D1170];[.G1170];[.J1170];[.M1170];[.P1170])" office:value-type="float" office:value="9.2" calcext:value-type="float">
            <text:p>9.2</text:p>
          </table:table-cell>
          <table:table-cell table:formula="of:=AVERAGE([.B1170];[.E1170];[.H1170];[.K1170];[.N1170];[.Q1170])" office:value-type="float" office:value="97.695" calcext:value-type="float">
            <text:p>97.695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97.99" calcext:value-type="float">
            <text:p>97.99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8.16" calcext:value-type="float">
            <text:p>98.16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7.66" calcext:value-type="float">
            <text:p>97.66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7.39" calcext:value-type="float">
            <text:p>97.39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7.81" calcext:value-type="float">
            <text:p>97.81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7.89" calcext:value-type="float">
            <text:p>97.89</text:p>
          </table:table-cell>
          <table:table-cell/>
          <table:table-cell table:formula="of:=AVERAGE([.A1171];[.D1171];[.G1171];[.J1171];[.M1171];[.P1171])" office:value-type="float" office:value="9.3" calcext:value-type="float">
            <text:p>9.3</text:p>
          </table:table-cell>
          <table:table-cell table:formula="of:=AVERAGE([.B1171];[.E1171];[.H1171];[.K1171];[.N1171];[.Q1171])" office:value-type="float" office:value="97.8166666666667" calcext:value-type="float">
            <text:p>97.8166666666667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98.1" calcext:value-type="float">
            <text:p>98.1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8.27" calcext:value-type="float">
            <text:p>98.27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7.74" calcext:value-type="float">
            <text:p>97.74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7.46" calcext:value-type="float">
            <text:p>97.46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7.91" calcext:value-type="float">
            <text:p>97.91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7.95" calcext:value-type="float">
            <text:p>97.95</text:p>
          </table:table-cell>
          <table:table-cell/>
          <table:table-cell table:formula="of:=AVERAGE([.A1172];[.D1172];[.G1172];[.J1172];[.M1172];[.P1172])" office:value-type="float" office:value="9.4" calcext:value-type="float">
            <text:p>9.4</text:p>
          </table:table-cell>
          <table:table-cell table:formula="of:=AVERAGE([.B1172];[.E1172];[.H1172];[.K1172];[.N1172];[.Q1172])" office:value-type="float" office:value="97.905" calcext:value-type="float">
            <text:p>97.905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98.17" calcext:value-type="float">
            <text:p>98.17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8.39" calcext:value-type="float">
            <text:p>98.39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7.82" calcext:value-type="float">
            <text:p>97.82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7.55" calcext:value-type="float">
            <text:p>97.55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8.03" calcext:value-type="float">
            <text:p>98.03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8.03" calcext:value-type="float">
            <text:p>98.03</text:p>
          </table:table-cell>
          <table:table-cell/>
          <table:table-cell table:formula="of:=AVERAGE([.A1173];[.D1173];[.G1173];[.J1173];[.M1173];[.P1173])" office:value-type="float" office:value="9.5" calcext:value-type="float">
            <text:p>9.5</text:p>
          </table:table-cell>
          <table:table-cell table:formula="of:=AVERAGE([.B1173];[.E1173];[.H1173];[.K1173];[.N1173];[.Q1173])" office:value-type="float" office:value="97.9983333333333" calcext:value-type="float">
            <text:p>97.9983333333333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98.26" calcext:value-type="float">
            <text:p>98.26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8.46" calcext:value-type="float">
            <text:p>98.46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7.97" calcext:value-type="float">
            <text:p>97.97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7.65" calcext:value-type="float">
            <text:p>97.65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8.08" calcext:value-type="float">
            <text:p>98.08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8.11" calcext:value-type="float">
            <text:p>98.11</text:p>
          </table:table-cell>
          <table:table-cell/>
          <table:table-cell table:formula="of:=AVERAGE([.A1174];[.D1174];[.G1174];[.J1174];[.M1174];[.P1174])" office:value-type="float" office:value="9.6" calcext:value-type="float">
            <text:p>9.6</text:p>
          </table:table-cell>
          <table:table-cell table:formula="of:=AVERAGE([.B1174];[.E1174];[.H1174];[.K1174];[.N1174];[.Q1174])" office:value-type="float" office:value="98.0883333333333" calcext:value-type="float">
            <text:p>98.0883333333333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98.32" calcext:value-type="float">
            <text:p>98.32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8.52" calcext:value-type="float">
            <text:p>98.52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8.11" calcext:value-type="float">
            <text:p>98.11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7.67" calcext:value-type="float">
            <text:p>97.67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8.15" calcext:value-type="float">
            <text:p>98.15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8.18" calcext:value-type="float">
            <text:p>98.18</text:p>
          </table:table-cell>
          <table:table-cell/>
          <table:table-cell table:formula="of:=AVERAGE([.A1175];[.D1175];[.G1175];[.J1175];[.M1175];[.P1175])" office:value-type="float" office:value="9.7" calcext:value-type="float">
            <text:p>9.7</text:p>
          </table:table-cell>
          <table:table-cell table:formula="of:=AVERAGE([.B1175];[.E1175];[.H1175];[.K1175];[.N1175];[.Q1175])" office:value-type="float" office:value="98.1583333333333" calcext:value-type="float">
            <text:p>98.1583333333333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98.35" calcext:value-type="float">
            <text:p>98.35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8.58" calcext:value-type="float">
            <text:p>98.58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8.16" calcext:value-type="float">
            <text:p>98.16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7.74" calcext:value-type="float">
            <text:p>97.74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8.26" calcext:value-type="float">
            <text:p>98.26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8.26" calcext:value-type="float">
            <text:p>98.26</text:p>
          </table:table-cell>
          <table:table-cell/>
          <table:table-cell table:formula="of:=AVERAGE([.A1176];[.D1176];[.G1176];[.J1176];[.M1176];[.P1176])" office:value-type="float" office:value="9.8" calcext:value-type="float">
            <text:p>9.8</text:p>
          </table:table-cell>
          <table:table-cell table:formula="of:=AVERAGE([.B1176];[.E1176];[.H1176];[.K1176];[.N1176];[.Q1176])" office:value-type="float" office:value="98.225" calcext:value-type="float">
            <text:p>98.225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98.45" calcext:value-type="float">
            <text:p>98.4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8.76" calcext:value-type="float">
            <text:p>98.76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8.2" calcext:value-type="float">
            <text:p>98.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8.16" calcext:value-type="float">
            <text:p>98.1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8.52" calcext:value-type="float">
            <text:p>98.52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8.28" calcext:value-type="float">
            <text:p>98.28</text:p>
          </table:table-cell>
          <table:table-cell/>
          <table:table-cell table:formula="of:=AVERAGE([.A1177];[.D1177];[.G1177];[.J1177];[.M1177];[.P1177])" office:value-type="float" office:value="9.9" calcext:value-type="float">
            <text:p>9.9</text:p>
          </table:table-cell>
          <table:table-cell table:formula="of:=AVERAGE([.B1177];[.E1177];[.H1177];[.K1177];[.N1177];[.Q1177])" office:value-type="float" office:value="98.395" calcext:value-type="float">
            <text:p>98.395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98.57" calcext:value-type="float">
            <text:p>98.5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8.91" calcext:value-type="float">
            <text:p>98.91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8.24" calcext:value-type="float">
            <text:p>98.2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8.41" calcext:value-type="float">
            <text:p>98.4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8.86" calcext:value-type="float">
            <text:p>98.8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8.56" calcext:value-type="float">
            <text:p>98.56</text:p>
          </table:table-cell>
          <table:table-cell/>
          <table:table-cell table:formula="of:=AVERAGE([.A1178];[.D1178];[.G1178];[.J1178];[.M1178];[.P1178])" office:value-type="float" office:value="10.45" calcext:value-type="float">
            <text:p>10.45</text:p>
          </table:table-cell>
          <table:table-cell table:formula="of:=AVERAGE([.B1178];[.E1178];[.H1178];[.K1178];[.N1178];[.Q1178])" office:value-type="float" office:value="98.5916666666667" calcext:value-type="float">
            <text:p>98.5916666666667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98.58" calcext:value-type="float">
            <text:p>98.5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05" calcext:value-type="float">
            <text:p>99.0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8.43" calcext:value-type="float">
            <text:p>98.4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8.67" calcext:value-type="float">
            <text:p>98.6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8.98" calcext:value-type="float">
            <text:p>98.9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8.82" calcext:value-type="float">
            <text:p>98.82</text:p>
          </table:table-cell>
          <table:table-cell/>
          <table:table-cell table:formula="of:=AVERAGE([.A1179];[.D1179];[.G1179];[.J1179];[.M1179];[.P1179])" office:value-type="float" office:value="11.15" calcext:value-type="float">
            <text:p>11.15</text:p>
          </table:table-cell>
          <table:table-cell table:formula="of:=AVERAGE([.B1179];[.E1179];[.H1179];[.K1179];[.N1179];[.Q1179])" office:value-type="float" office:value="98.755" calcext:value-type="float">
            <text:p>98.75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8.77" calcext:value-type="float">
            <text:p>98.7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12" calcext:value-type="float">
            <text:p>99.1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8.67" calcext:value-type="float">
            <text:p>98.6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8.85" calcext:value-type="float">
            <text:p>98.8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02" calcext:value-type="float">
            <text:p>99.0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8.96" calcext:value-type="float">
            <text:p>98.96</text:p>
          </table:table-cell>
          <table:table-cell/>
          <table:table-cell table:formula="of:=AVERAGE([.A1180];[.D1180];[.G1180];[.J1180];[.M1180];[.P1180])" office:value-type="float" office:value="12" calcext:value-type="float">
            <text:p>12</text:p>
          </table:table-cell>
          <table:table-cell table:formula="of:=AVERAGE([.B1180];[.E1180];[.H1180];[.K1180];[.N1180];[.Q1180])" office:value-type="float" office:value="98.8983333333333" calcext:value-type="float">
            <text:p>98.89833333333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9.01" calcext:value-type="float">
            <text:p>99.0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23" calcext:value-type="float">
            <text:p>99.2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8.84" calcext:value-type="float">
            <text:p>98.8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8.98" calcext:value-type="float">
            <text:p>98.9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1" calcext:value-type="float">
            <text:p>99.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08" calcext:value-type="float">
            <text:p>99.08</text:p>
          </table:table-cell>
          <table:table-cell/>
          <table:table-cell table:formula="of:=AVERAGE([.A1181];[.D1181];[.G1181];[.J1181];[.M1181];[.P1181])" office:value-type="float" office:value="13" calcext:value-type="float">
            <text:p>13</text:p>
          </table:table-cell>
          <table:table-cell table:formula="of:=AVERAGE([.B1181];[.E1181];[.H1181];[.K1181];[.N1181];[.Q1181])" office:value-type="float" office:value="99.04" calcext:value-type="float">
            <text:p>99.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9.17" calcext:value-type="float">
            <text:p>99.1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3" calcext:value-type="float">
            <text:p>99.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8.98" calcext:value-type="float">
            <text:p>98.9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1" calcext:value-type="float">
            <text:p>99.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14" calcext:value-type="float">
            <text:p>99.1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11" calcext:value-type="float">
            <text:p>99.11</text:p>
          </table:table-cell>
          <table:table-cell/>
          <table:table-cell table:formula="of:=AVERAGE([.A1182];[.D1182];[.G1182];[.J1182];[.M1182];[.P1182])" office:value-type="float" office:value="14" calcext:value-type="float">
            <text:p>14</text:p>
          </table:table-cell>
          <table:table-cell table:formula="of:=AVERAGE([.B1182];[.E1182];[.H1182];[.K1182];[.N1182];[.Q1182])" office:value-type="float" office:value="99.1333333333333" calcext:value-type="float">
            <text:p>99.13333333333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9.27" calcext:value-type="float">
            <text:p>99.2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32" calcext:value-type="float">
            <text:p>99.3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11" calcext:value-type="float">
            <text:p>99.1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14" calcext:value-type="float">
            <text:p>99.1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22" calcext:value-type="float">
            <text:p>99.2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21" calcext:value-type="float">
            <text:p>99.21</text:p>
          </table:table-cell>
          <table:table-cell/>
          <table:table-cell table:formula="of:=AVERAGE([.A1183];[.D1183];[.G1183];[.J1183];[.M1183];[.P1183])" office:value-type="float" office:value="15" calcext:value-type="float">
            <text:p>15</text:p>
          </table:table-cell>
          <table:table-cell table:formula="of:=AVERAGE([.B1183];[.E1183];[.H1183];[.K1183];[.N1183];[.Q1183])" office:value-type="float" office:value="99.2116666666667" calcext:value-type="float">
            <text:p>99.21166666666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9.32" calcext:value-type="float">
            <text:p>99.3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36" calcext:value-type="float">
            <text:p>99.3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18" calcext:value-type="float">
            <text:p>99.1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18" calcext:value-type="float">
            <text:p>99.1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29" calcext:value-type="float">
            <text:p>99.2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23" calcext:value-type="float">
            <text:p>99.23</text:p>
          </table:table-cell>
          <table:table-cell/>
          <table:table-cell table:formula="of:=AVERAGE([.A1184];[.D1184];[.G1184];[.J1184];[.M1184];[.P1184])" office:value-type="float" office:value="16" calcext:value-type="float">
            <text:p>16</text:p>
          </table:table-cell>
          <table:table-cell table:formula="of:=AVERAGE([.B1184];[.E1184];[.H1184];[.K1184];[.N1184];[.Q1184])" office:value-type="float" office:value="99.26" calcext:value-type="float">
            <text:p>99.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9.4" calcext:value-type="float">
            <text:p>99.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41" calcext:value-type="float">
            <text:p>99.4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27" calcext:value-type="float">
            <text:p>99.2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23" calcext:value-type="float">
            <text:p>99.2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34" calcext:value-type="float">
            <text:p>99.3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28" calcext:value-type="float">
            <text:p>99.28</text:p>
          </table:table-cell>
          <table:table-cell/>
          <table:table-cell table:formula="of:=AVERAGE([.A1185];[.D1185];[.G1185];[.J1185];[.M1185];[.P1185])" office:value-type="float" office:value="17" calcext:value-type="float">
            <text:p>17</text:p>
          </table:table-cell>
          <table:table-cell table:formula="of:=AVERAGE([.B1185];[.E1185];[.H1185];[.K1185];[.N1185];[.Q1185])" office:value-type="float" office:value="99.3216666666667" calcext:value-type="float">
            <text:p>99.32166666666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9.46" calcext:value-type="float">
            <text:p>99.4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5" calcext:value-type="float">
            <text:p>99.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32" calcext:value-type="float">
            <text:p>99.3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25" calcext:value-type="float">
            <text:p>99.2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37" calcext:value-type="float">
            <text:p>99.3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35" calcext:value-type="float">
            <text:p>99.35</text:p>
          </table:table-cell>
          <table:table-cell/>
          <table:table-cell table:formula="of:=AVERAGE([.A1186];[.D1186];[.G1186];[.J1186];[.M1186];[.P1186])" office:value-type="float" office:value="18" calcext:value-type="float">
            <text:p>18</text:p>
          </table:table-cell>
          <table:table-cell table:formula="of:=AVERAGE([.B1186];[.E1186];[.H1186];[.K1186];[.N1186];[.Q1186])" office:value-type="float" office:value="99.375" calcext:value-type="float">
            <text:p>99.37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9.5" calcext:value-type="float">
            <text:p>99.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55" calcext:value-type="float">
            <text:p>99.5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35" calcext:value-type="float">
            <text:p>99.3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29" calcext:value-type="float">
            <text:p>99.2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41" calcext:value-type="float">
            <text:p>99.4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4" calcext:value-type="float">
            <text:p>99.4</text:p>
          </table:table-cell>
          <table:table-cell/>
          <table:table-cell table:formula="of:=AVERAGE([.A1187];[.D1187];[.G1187];[.J1187];[.M1187];[.P1187])" office:value-type="float" office:value="19" calcext:value-type="float">
            <text:p>19</text:p>
          </table:table-cell>
          <table:table-cell table:formula="of:=AVERAGE([.B1187];[.E1187];[.H1187];[.K1187];[.N1187];[.Q1187])" office:value-type="float" office:value="99.4166666666667" calcext:value-type="float">
            <text:p>99.416666666666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9.52" calcext:value-type="float">
            <text:p>99.5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56" calcext:value-type="float">
            <text:p>99.5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41" calcext:value-type="float">
            <text:p>99.4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3" calcext:value-type="float">
            <text:p>99.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45" calcext:value-type="float">
            <text:p>99.4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42" calcext:value-type="float">
            <text:p>99.42</text:p>
          </table:table-cell>
          <table:table-cell/>
          <table:table-cell table:formula="of:=AVERAGE([.A1188];[.D1188];[.G1188];[.J1188];[.M1188];[.P1188])" office:value-type="float" office:value="20.1666666666667" calcext:value-type="float">
            <text:p>20.1666666666667</text:p>
          </table:table-cell>
          <table:table-cell table:formula="of:=AVERAGE([.B1188];[.E1188];[.H1188];[.K1188];[.N1188];[.Q1188])" office:value-type="float" office:value="99.4433333333333" calcext:value-type="float">
            <text:p>99.44333333333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9.55" calcext:value-type="float">
            <text:p>99.5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58" calcext:value-type="float">
            <text:p>99.5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45" calcext:value-type="float">
            <text:p>99.4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32" calcext:value-type="float">
            <text:p>99.3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46" calcext:value-type="float">
            <text:p>99.4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46" calcext:value-type="float">
            <text:p>99.46</text:p>
          </table:table-cell>
          <table:table-cell/>
          <table:table-cell table:formula="of:=AVERAGE([.A1189];[.D1189];[.G1189];[.J1189];[.M1189];[.P1189])" office:value-type="float" office:value="21.1666666666667" calcext:value-type="float">
            <text:p>21.1666666666667</text:p>
          </table:table-cell>
          <table:table-cell table:formula="of:=AVERAGE([.B1189];[.E1189];[.H1189];[.K1189];[.N1189];[.Q1189])" office:value-type="float" office:value="99.47" calcext:value-type="float">
            <text:p>99.4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9.58" calcext:value-type="float">
            <text:p>99.5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6" calcext:value-type="float">
            <text:p>99.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45" calcext:value-type="float">
            <text:p>99.4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35" calcext:value-type="float">
            <text:p>99.3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48" calcext:value-type="float">
            <text:p>99.4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5" calcext:value-type="float">
            <text:p>99.5</text:p>
          </table:table-cell>
          <table:table-cell/>
          <table:table-cell table:formula="of:=AVERAGE([.A1190];[.D1190];[.G1190];[.J1190];[.M1190];[.P1190])" office:value-type="float" office:value="22.1666666666667" calcext:value-type="float">
            <text:p>22.1666666666667</text:p>
          </table:table-cell>
          <table:table-cell table:formula="of:=AVERAGE([.B1190];[.E1190];[.H1190];[.K1190];[.N1190];[.Q1190])" office:value-type="float" office:value="99.4933333333333" calcext:value-type="float">
            <text:p>99.493333333333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9.61" calcext:value-type="float">
            <text:p>99.6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62" calcext:value-type="float">
            <text:p>99.6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48" calcext:value-type="float">
            <text:p>99.4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39" calcext:value-type="float">
            <text:p>99.3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53" calcext:value-type="float">
            <text:p>99.5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51" calcext:value-type="float">
            <text:p>99.51</text:p>
          </table:table-cell>
          <table:table-cell/>
          <table:table-cell table:formula="of:=AVERAGE([.A1191];[.D1191];[.G1191];[.J1191];[.M1191];[.P1191])" office:value-type="float" office:value="23.1666666666667" calcext:value-type="float">
            <text:p>23.1666666666667</text:p>
          </table:table-cell>
          <table:table-cell table:formula="of:=AVERAGE([.B1191];[.E1191];[.H1191];[.K1191];[.N1191];[.Q1191])" office:value-type="float" office:value="99.5233333333334" calcext:value-type="float">
            <text:p>99.523333333333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9.64" calcext:value-type="float">
            <text:p>99.6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63" calcext:value-type="float">
            <text:p>99.6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51" calcext:value-type="float">
            <text:p>99.5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44" calcext:value-type="float">
            <text:p>99.4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57" calcext:value-type="float">
            <text:p>99.5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55" calcext:value-type="float">
            <text:p>99.55</text:p>
          </table:table-cell>
          <table:table-cell/>
          <table:table-cell table:formula="of:=AVERAGE([.A1192];[.D1192];[.G1192];[.J1192];[.M1192];[.P1192])" office:value-type="float" office:value="24.3333333333333" calcext:value-type="float">
            <text:p>24.3333333333333</text:p>
          </table:table-cell>
          <table:table-cell table:formula="of:=AVERAGE([.B1192];[.E1192];[.H1192];[.K1192];[.N1192];[.Q1192])" office:value-type="float" office:value="99.5566666666667" calcext:value-type="float">
            <text:p>99.55666666666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9.65" calcext:value-type="float">
            <text:p>99.6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63" calcext:value-type="float">
            <text:p>99.6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55" calcext:value-type="float">
            <text:p>99.5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47" calcext:value-type="float">
            <text:p>99.4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57" calcext:value-type="float">
            <text:p>99.5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56" calcext:value-type="float">
            <text:p>99.56</text:p>
          </table:table-cell>
          <table:table-cell/>
          <table:table-cell table:formula="of:=AVERAGE([.A1193];[.D1193];[.G1193];[.J1193];[.M1193];[.P1193])" office:value-type="float" office:value="25.3333333333333" calcext:value-type="float">
            <text:p>25.3333333333333</text:p>
          </table:table-cell>
          <table:table-cell table:formula="of:=AVERAGE([.B1193];[.E1193];[.H1193];[.K1193];[.N1193];[.Q1193])" office:value-type="float" office:value="99.5716666666667" calcext:value-type="float">
            <text:p>99.571666666666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9.66" calcext:value-type="float">
            <text:p>99.6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64" calcext:value-type="float">
            <text:p>99.6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57" calcext:value-type="float">
            <text:p>99.5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48" calcext:value-type="float">
            <text:p>99.4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58" calcext:value-type="float">
            <text:p>99.5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57" calcext:value-type="float">
            <text:p>99.57</text:p>
          </table:table-cell>
          <table:table-cell/>
          <table:table-cell table:formula="of:=AVERAGE([.A1194];[.D1194];[.G1194];[.J1194];[.M1194];[.P1194])" office:value-type="float" office:value="26.5" calcext:value-type="float">
            <text:p>26.5</text:p>
          </table:table-cell>
          <table:table-cell table:formula="of:=AVERAGE([.B1194];[.E1194];[.H1194];[.K1194];[.N1194];[.Q1194])" office:value-type="float" office:value="99.5833333333333" calcext:value-type="float">
            <text:p>99.583333333333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9.67" calcext:value-type="float">
            <text:p>99.6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69" calcext:value-type="float">
            <text:p>99.6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58" calcext:value-type="float">
            <text:p>99.5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5" calcext:value-type="float">
            <text:p>99.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9.6" calcext:value-type="float">
            <text:p>99.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59" calcext:value-type="float">
            <text:p>99.59</text:p>
          </table:table-cell>
          <table:table-cell/>
          <table:table-cell table:formula="of:=AVERAGE([.A1195];[.D1195];[.G1195];[.J1195];[.M1195];[.P1195])" office:value-type="float" office:value="27.6666666666667" calcext:value-type="float">
            <text:p>27.6666666666667</text:p>
          </table:table-cell>
          <table:table-cell table:formula="of:=AVERAGE([.B1195];[.E1195];[.H1195];[.K1195];[.N1195];[.Q1195])" office:value-type="float" office:value="99.605" calcext:value-type="float">
            <text:p>99.60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9.69" calcext:value-type="float">
            <text:p>99.6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9.71" calcext:value-type="float">
            <text:p>99.7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9.6" calcext:value-type="float">
            <text:p>99.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9.53" calcext:value-type="float">
            <text:p>99.5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9.61" calcext:value-type="float">
            <text:p>99.6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99.6" calcext:value-type="float">
            <text:p>99.6</text:p>
          </table:table-cell>
          <table:table-cell/>
          <table:table-cell table:formula="of:=AVERAGE([.A1196];[.D1196];[.G1196];[.J1196];[.M1196];[.P1196])" office:value-type="float" office:value="29.1666666666667" calcext:value-type="float">
            <text:p>29.1666666666667</text:p>
          </table:table-cell>
          <table:table-cell table:formula="of:=AVERAGE([.B1196];[.E1196];[.H1196];[.K1196];[.N1196];[.Q1196])" office:value-type="float" office:value="99.6233333333333" calcext:value-type="float">
            <text:p>99.623333333333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9.7" calcext:value-type="float">
            <text:p>99.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99.72" calcext:value-type="float">
            <text:p>99.7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9.63" calcext:value-type="float">
            <text:p>99.6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9.55" calcext:value-type="float">
            <text:p>99.5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99.62" calcext:value-type="float">
            <text:p>99.6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9.61" calcext:value-type="float">
            <text:p>99.61</text:p>
          </table:table-cell>
          <table:table-cell/>
          <table:table-cell table:formula="of:=AVERAGE([.A1197];[.D1197];[.G1197];[.J1197];[.M1197];[.P1197])" office:value-type="float" office:value="30.3333333333333" calcext:value-type="float">
            <text:p>30.3333333333333</text:p>
          </table:table-cell>
          <table:table-cell table:formula="of:=AVERAGE([.B1197];[.E1197];[.H1197];[.K1197];[.N1197];[.Q1197])" office:value-type="float" office:value="99.6383333333333" calcext:value-type="float">
            <text:p>99.638333333333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9.73" calcext:value-type="float">
            <text:p>99.7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99.73" calcext:value-type="float">
            <text:p>99.7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99.64" calcext:value-type="float">
            <text:p>99.64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99.56" calcext:value-type="float">
            <text:p>99.5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9.63" calcext:value-type="float">
            <text:p>99.6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99.62" calcext:value-type="float">
            <text:p>99.62</text:p>
          </table:table-cell>
          <table:table-cell/>
          <table:table-cell table:formula="of:=AVERAGE([.A1198];[.D1198];[.G1198];[.J1198];[.M1198];[.P1198])" office:value-type="float" office:value="31.6666666666667" calcext:value-type="float">
            <text:p>31.6666666666667</text:p>
          </table:table-cell>
          <table:table-cell table:formula="of:=AVERAGE([.B1198];[.E1198];[.H1198];[.K1198];[.N1198];[.Q1198])" office:value-type="float" office:value="99.6516666666667" calcext:value-type="float">
            <text:p>99.651666666666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9.74" calcext:value-type="float">
            <text:p>99.7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9.74" calcext:value-type="float">
            <text:p>99.74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9.65" calcext:value-type="float">
            <text:p>99.6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9.57" calcext:value-type="float">
            <text:p>99.57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99.64" calcext:value-type="float">
            <text:p>99.6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99.63" calcext:value-type="float">
            <text:p>99.63</text:p>
          </table:table-cell>
          <table:table-cell/>
          <table:table-cell table:formula="of:=AVERAGE([.A1199];[.D1199];[.G1199];[.J1199];[.M1199];[.P1199])" office:value-type="float" office:value="32.6666666666667" calcext:value-type="float">
            <text:p>32.6666666666667</text:p>
          </table:table-cell>
          <table:table-cell table:formula="of:=AVERAGE([.B1199];[.E1199];[.H1199];[.K1199];[.N1199];[.Q1199])" office:value-type="float" office:value="99.6616666666667" calcext:value-type="float">
            <text:p>99.661666666666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9.75" calcext:value-type="float">
            <text:p>99.75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99.66" calcext:value-type="float">
            <text:p>99.6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9.58" calcext:value-type="float">
            <text:p>99.58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99.65" calcext:value-type="float">
            <text:p>99.6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9.67" calcext:value-type="float">
            <text:p>99.67</text:p>
          </table:table-cell>
          <table:table-cell/>
          <table:table-cell table:formula="of:=AVERAGE([.A1200];[.D1200];[.G1200];[.J1200];[.M1200];[.P1200])" office:value-type="float" office:value="34.5" calcext:value-type="float">
            <text:p>34.5</text:p>
          </table:table-cell>
          <table:table-cell table:formula="of:=AVERAGE([.B1200];[.E1200];[.H1200];[.K1200];[.N1200];[.Q1200])" office:value-type="float" office:value="99.6783333333333" calcext:value-type="float">
            <text:p>99.678333333333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99.77" calcext:value-type="float">
            <text:p>99.7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9.67" calcext:value-type="float">
            <text:p>99.67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99.59" calcext:value-type="float">
            <text:p>99.5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9.66" calcext:value-type="float">
            <text:p>99.66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99.67" calcext:value-type="float">
            <text:p>99.67</text:p>
          </table:table-cell>
          <table:table-cell/>
          <table:table-cell table:formula="of:=AVERAGE([.A1201];[.D1201];[.G1201];[.J1201];[.M1201];[.P1201])" office:value-type="float" office:value="36.1666666666667" calcext:value-type="float">
            <text:p>36.1666666666667</text:p>
          </table:table-cell>
          <table:table-cell table:formula="of:=AVERAGE([.B1201];[.E1201];[.H1201];[.K1201];[.N1201];[.Q1201])" office:value-type="float" office:value="99.6866666666667" calcext:value-type="float">
            <text:p>99.686666666666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9.77" calcext:value-type="float">
            <text:p>99.77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9.68" calcext:value-type="float">
            <text:p>99.6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99.62" calcext:value-type="float">
            <text:p>99.6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99.69" calcext:value-type="float">
            <text:p>99.6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9.68" calcext:value-type="float">
            <text:p>99.68</text:p>
          </table:table-cell>
          <table:table-cell/>
          <table:table-cell table:formula="of:=AVERAGE([.A1202];[.D1202];[.G1202];[.J1202];[.M1202];[.P1202])" office:value-type="float" office:value="39.3333333333333" calcext:value-type="float">
            <text:p>39.3333333333333</text:p>
          </table:table-cell>
          <table:table-cell table:formula="of:=AVERAGE([.B1202];[.E1202];[.H1202];[.K1202];[.N1202];[.Q1202])" office:value-type="float" office:value="99.7033333333333" calcext:value-type="float">
            <text:p>99.703333333333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99.69" calcext:value-type="float">
            <text:p>99.69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99.63" calcext:value-type="float">
            <text:p>99.6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99.7" calcext:value-type="float">
            <text:p>99.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99.7" calcext:value-type="float">
            <text:p>99.7</text:p>
          </table:table-cell>
          <table:table-cell/>
          <table:table-cell table:formula="of:=AVERAGE([.A1203];[.D1203];[.G1203];[.J1203];[.M1203];[.P1203])" office:value-type="float" office:value="41.1666666666667" calcext:value-type="float">
            <text:p>41.1666666666667</text:p>
          </table:table-cell>
          <table:table-cell table:formula="of:=AVERAGE([.B1203];[.E1203];[.H1203];[.K1203];[.N1203];[.Q1203])" office:value-type="float" office:value="99.7166666666667" calcext:value-type="float">
            <text:p>99.716666666666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9.7" calcext:value-type="float">
            <text:p>99.7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99.65" calcext:value-type="float">
            <text:p>99.6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9.71" calcext:value-type="float">
            <text:p>99.7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9.72" calcext:value-type="float">
            <text:p>99.72</text:p>
          </table:table-cell>
          <table:table-cell/>
          <table:table-cell table:formula="of:=AVERAGE([.A1204];[.D1204];[.G1204];[.J1204];[.M1204];[.P1204])" office:value-type="float" office:value="42.6666666666667" calcext:value-type="float">
            <text:p>42.6666666666667</text:p>
          </table:table-cell>
          <table:table-cell table:formula="of:=AVERAGE([.B1204];[.E1204];[.H1204];[.K1204];[.N1204];[.Q1204])" office:value-type="float" office:value="99.7316666666667" calcext:value-type="float">
            <text:p>99.731666666666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99.71" calcext:value-type="float">
            <text:p>99.7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99.68" calcext:value-type="float">
            <text:p>99.6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99.75" calcext:value-type="float">
            <text:p>99.75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99.74" calcext:value-type="float">
            <text:p>99.74</text:p>
          </table:table-cell>
          <table:table-cell/>
          <table:table-cell table:formula="of:=AVERAGE([.A1205];[.D1205];[.G1205];[.J1205];[.M1205];[.P1205])" office:value-type="float" office:value="44.5" calcext:value-type="float">
            <text:p>44.5</text:p>
          </table:table-cell>
          <table:table-cell table:formula="of:=AVERAGE([.B1205];[.E1205];[.H1205];[.K1205];[.N1205];[.Q1205])" office:value-type="float" office:value="99.7516666666667" calcext:value-type="float">
            <text:p>99.751666666666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99.72" calcext:value-type="float">
            <text:p>99.7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99.68" calcext:value-type="float">
            <text:p>99.6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99.76" calcext:value-type="float">
            <text:p>99.76</text:p>
          </table:table-cell>
          <table:table-cell/>
          <table:table-cell table:formula="of:=AVERAGE([.A1206];[.D1206];[.G1206];[.J1206];[.M1206];[.P1206])" office:value-type="float" office:value="47.3333333333333" calcext:value-type="float">
            <text:p>47.3333333333333</text:p>
          </table:table-cell>
          <table:table-cell table:formula="of:=AVERAGE([.B1206];[.E1206];[.H1206];[.K1206];[.N1206];[.Q1206])" office:value-type="float" office:value="99.76" calcext:value-type="float">
            <text:p>99.7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99.73" calcext:value-type="float">
            <text:p>99.73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99.69" calcext:value-type="float">
            <text:p>99.69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99.77" calcext:value-type="float">
            <text:p>99.77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99.77" calcext:value-type="float">
            <text:p>99.77</text:p>
          </table:table-cell>
          <table:table-cell/>
          <table:table-cell table:formula="of:=AVERAGE([.A1207];[.D1207];[.G1207];[.J1207];[.M1207];[.P1207])" office:value-type="float" office:value="49.5" calcext:value-type="float">
            <text:p>49.5</text:p>
          </table:table-cell>
          <table:table-cell table:formula="of:=AVERAGE([.B1207];[.E1207];[.H1207];[.K1207];[.N1207];[.Q1207])" office:value-type="float" office:value="99.77" calcext:value-type="float">
            <text:p>99.7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99.74" calcext:value-type="float">
            <text:p>99.74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99.71" calcext:value-type="float">
            <text:p>99.71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99.78" calcext:value-type="float">
            <text:p>99.78</text:p>
          </table:table-cell>
          <table:table-cell/>
          <table:table-cell table:formula="of:=AVERAGE([.A1208];[.D1208];[.G1208];[.J1208];[.M1208];[.P1208])" office:value-type="float" office:value="51.6666666666667" calcext:value-type="float">
            <text:p>51.6666666666667</text:p>
          </table:table-cell>
          <table:table-cell table:formula="of:=AVERAGE([.B1208];[.E1208];[.H1208];[.K1208];[.N1208];[.Q1208])" office:value-type="float" office:value="99.7816666666667" calcext:value-type="float">
            <text:p>99.781666666666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99.74" calcext:value-type="float">
            <text:p>99.74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99.72" calcext:value-type="float">
            <text:p>99.72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99.8" calcext:value-type="float">
            <text:p>99.8</text:p>
          </table:table-cell>
          <table:table-cell/>
          <table:table-cell table:formula="of:=AVERAGE([.A1209];[.D1209];[.G1209];[.J1209];[.M1209];[.P1209])" office:value-type="float" office:value="53.6666666666667" calcext:value-type="float">
            <text:p>53.6666666666667</text:p>
          </table:table-cell>
          <table:table-cell table:formula="of:=AVERAGE([.B1209];[.E1209];[.H1209];[.K1209];[.N1209];[.Q1209])" office:value-type="float" office:value="99.7916666666667" calcext:value-type="float">
            <text:p>99.791666666666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99.73" calcext:value-type="float">
            <text:p>99.73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99.81" calcext:value-type="float">
            <text:p>99.81</text:p>
          </table:table-cell>
          <table:table-cell/>
          <table:table-cell table:formula="of:=AVERAGE([.A1210];[.D1210];[.G1210];[.J1210];[.M1210];[.P1210])" office:value-type="float" office:value="56.5" calcext:value-type="float">
            <text:p>56.5</text:p>
          </table:table-cell>
          <table:table-cell table:formula="of:=AVERAGE([.B1210];[.E1210];[.H1210];[.K1210];[.N1210];[.Q1210])" office:value-type="float" office:value="99.8033333333333" calcext:value-type="float">
            <text:p>99.803333333333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9.77" calcext:value-type="float">
            <text:p>99.77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99.74" calcext:value-type="float">
            <text:p>99.74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99.83" calcext:value-type="float">
            <text:p>99.83</text:p>
          </table:table-cell>
          <table:table-cell/>
          <table:table-cell table:formula="of:=AVERAGE([.A1211];[.D1211];[.G1211];[.J1211];[.M1211];[.P1211])" office:value-type="float" office:value="59.1666666666667" calcext:value-type="float">
            <text:p>59.1666666666667</text:p>
          </table:table-cell>
          <table:table-cell table:formula="of:=AVERAGE([.B1211];[.E1211];[.H1211];[.K1211];[.N1211];[.Q1211])" office:value-type="float" office:value="99.8183333333333" calcext:value-type="float">
            <text:p>99.818333333333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99.75" calcext:value-type="float">
            <text:p>99.75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99.84" calcext:value-type="float">
            <text:p>99.84</text:p>
          </table:table-cell>
          <table:table-cell/>
          <table:table-cell table:formula="of:=AVERAGE([.A1212];[.D1212];[.G1212];[.J1212];[.M1212];[.P1212])" office:value-type="float" office:value="62" calcext:value-type="float">
            <text:p>62</text:p>
          </table:table-cell>
          <table:table-cell table:formula="of:=AVERAGE([.B1212];[.E1212];[.H1212];[.K1212];[.N1212];[.Q1212])" office:value-type="float" office:value="99.8283333333333" calcext:value-type="float">
            <text:p>99.828333333333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99.77" calcext:value-type="float">
            <text:p>99.77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9.85" calcext:value-type="float">
            <text:p>99.85</text:p>
          </table:table-cell>
          <table:table-cell/>
          <table:table-cell table:formula="of:=AVERAGE([.A1213];[.D1213];[.G1213];[.J1213];[.M1213];[.P1213])" office:value-type="float" office:value="65" calcext:value-type="float">
            <text:p>65</text:p>
          </table:table-cell>
          <table:table-cell table:formula="of:=AVERAGE([.B1213];[.E1213];[.H1213];[.K1213];[.N1213];[.Q1213])" office:value-type="float" office:value="99.84" calcext:value-type="float">
            <text:p>99.8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99.87" calcext:value-type="float">
            <text:p>99.87</text:p>
          </table:table-cell>
          <table:table-cell/>
          <table:table-cell table:formula="of:=AVERAGE([.A1214];[.D1214];[.G1214];[.J1214];[.M1214];[.P1214])" office:value-type="float" office:value="67.1666666666667" calcext:value-type="float">
            <text:p>67.1666666666667</text:p>
          </table:table-cell>
          <table:table-cell table:formula="of:=AVERAGE([.B1214];[.E1214];[.H1214];[.K1214];[.N1214];[.Q1214])" office:value-type="float" office:value="99.8533333333333" calcext:value-type="float">
            <text:p>99.853333333333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99.88" calcext:value-type="float">
            <text:p>99.88</text:p>
          </table:table-cell>
          <table:table-cell/>
          <table:table-cell table:formula="of:=AVERAGE([.A1215];[.D1215];[.G1215];[.J1215];[.M1215];[.P1215])" office:value-type="float" office:value="69.6666666666667" calcext:value-type="float">
            <text:p>69.6666666666667</text:p>
          </table:table-cell>
          <table:table-cell table:formula="of:=AVERAGE([.B1215];[.E1215];[.H1215];[.K1215];[.N1215];[.Q1215])" office:value-type="float" office:value="99.8633333333333" calcext:value-type="float">
            <text:p>99.863333333333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99.89" calcext:value-type="float">
            <text:p>99.89</text:p>
          </table:table-cell>
          <table:table-cell/>
          <table:table-cell table:formula="of:=AVERAGE([.A1216];[.D1216];[.G1216];[.J1216];[.M1216];[.P1216])" office:value-type="float" office:value="74" calcext:value-type="float">
            <text:p>74</text:p>
          </table:table-cell>
          <table:table-cell table:formula="of:=AVERAGE([.B1216];[.E1216];[.H1216];[.K1216];[.N1216];[.Q1216])" office:value-type="float" office:value="99.8716666666667" calcext:value-type="float">
            <text:p>99.87166666666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99.89" calcext:value-type="float">
            <text:p>99.89</text:p>
          </table:table-cell>
          <table:table-cell/>
          <table:table-cell table:formula="of:=AVERAGE([.A1217];[.D1217];[.G1217];[.J1217];[.M1217];[.P1217])" office:value-type="float" office:value="77.5" calcext:value-type="float">
            <text:p>77.5</text:p>
          </table:table-cell>
          <table:table-cell table:formula="of:=AVERAGE([.B1217];[.E1217];[.H1217];[.K1217];[.N1217];[.Q1217])" office:value-type="float" office:value="99.88" calcext:value-type="float">
            <text:p>99.8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99.9" calcext:value-type="float">
            <text:p>99.9</text:p>
          </table:table-cell>
          <table:table-cell/>
          <table:table-cell table:formula="of:=AVERAGE([.A1218];[.D1218];[.G1218];[.J1218];[.M1218];[.P1218])" office:value-type="float" office:value="85.5" calcext:value-type="float">
            <text:p>85.5</text:p>
          </table:table-cell>
          <table:table-cell table:formula="of:=AVERAGE([.B1218];[.E1218];[.H1218];[.K1218];[.N1218];[.Q1218])" office:value-type="float" office:value="99.89" calcext:value-type="float">
            <text:p>99.8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99.92" calcext:value-type="float">
            <text:p>99.92</text:p>
          </table:table-cell>
          <table:table-cell/>
          <table:table-cell table:formula="of:=AVERAGE([.A1219];[.D1219];[.G1219];[.J1219];[.M1219];[.P1219])" office:value-type="float" office:value="92.5" calcext:value-type="float">
            <text:p>92.5</text:p>
          </table:table-cell>
          <table:table-cell table:formula="of:=AVERAGE([.B1219];[.E1219];[.H1219];[.K1219];[.N1219];[.Q1219])" office:value-type="float" office:value="99.905" calcext:value-type="float">
            <text:p>99.9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99.94" calcext:value-type="float">
            <text:p>99.94</text:p>
          </table:table-cell>
          <table:table-cell/>
          <table:table-cell table:formula="of:=AVERAGE([.A1220];[.D1220];[.G1220];[.J1220];[.M1220];[.P1220])" office:value-type="float" office:value="113.5" calcext:value-type="float">
            <text:p>113.5</text:p>
          </table:table-cell>
          <table:table-cell table:formula="of:=AVERAGE([.B1220];[.E1220];[.H1220];[.K1220];[.N1220];[.Q1220])" office:value-type="float" office:value="99.9183333333333" calcext:value-type="float">
            <text:p>99.918333333333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99.95" calcext:value-type="float">
            <text:p>99.95</text:p>
          </table:table-cell>
          <table:table-cell/>
          <table:table-cell table:formula="of:=AVERAGE([.A1221];[.D1221];[.G1221];[.J1221];[.M1221];[.P1221])" office:value-type="float" office:value="134" calcext:value-type="float">
            <text:p>134</text:p>
          </table:table-cell>
          <table:table-cell table:formula="of:=AVERAGE([.B1221];[.E1221];[.H1221];[.K1221];[.N1221];[.Q1221])" office:value-type="float" office:value="99.9283333333333" calcext:value-type="float">
            <text:p>99.928333333333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99.96" calcext:value-type="float">
            <text:p>99.96</text:p>
          </table:table-cell>
          <table:table-cell/>
          <table:table-cell table:formula="of:=AVERAGE([.A1222];[.D1222];[.G1222];[.J1222];[.M1222];[.P1222])" office:value-type="float" office:value="149.666666666667" calcext:value-type="float">
            <text:p>149.666666666667</text:p>
          </table:table-cell>
          <table:table-cell table:formula="of:=AVERAGE([.B1222];[.E1222];[.H1222];[.K1222];[.N1222];[.Q1222])" office:value-type="float" office:value="99.94" calcext:value-type="float">
            <text:p>99.9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99.96" calcext:value-type="float">
            <text:p>99.96</text:p>
          </table:table-cell>
          <table:table-cell/>
          <table:table-cell table:formula="of:=AVERAGE([.A1223];[.D1223];[.G1223];[.J1223];[.M1223];[.P1223])" office:value-type="float" office:value="161.666666666667" calcext:value-type="float">
            <text:p>161.666666666667</text:p>
          </table:table-cell>
          <table:table-cell table:formula="of:=AVERAGE([.B1223];[.E1223];[.H1223];[.K1223];[.N1223];[.Q1223])" office:value-type="float" office:value="99.9466666666667" calcext:value-type="float">
            <text:p>99.946666666666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99.97" calcext:value-type="float">
            <text:p>99.97</text:p>
          </table:table-cell>
          <table:table-cell/>
          <table:table-cell table:formula="of:=AVERAGE([.A1224];[.D1224];[.G1224];[.J1224];[.M1224];[.P1224])" office:value-type="float" office:value="172.5" calcext:value-type="float">
            <text:p>172.5</text:p>
          </table:table-cell>
          <table:table-cell table:formula="of:=AVERAGE([.B1224];[.E1224];[.H1224];[.K1224];[.N1224];[.Q1224])" office:value-type="float" office:value="99.955" calcext:value-type="float">
            <text:p>99.95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99.99" calcext:value-type="float">
            <text:p>99.99</text:p>
          </table:table-cell>
          <table:table-cell/>
          <table:table-cell table:formula="of:=AVERAGE([.A1225];[.D1225];[.G1225];[.J1225];[.M1225];[.P1225])" office:value-type="float" office:value="189.833333333333" calcext:value-type="float">
            <text:p>189.833333333333</text:p>
          </table:table-cell>
          <table:table-cell table:formula="of:=AVERAGE([.B1225];[.E1225];[.H1225];[.K1225];[.N1225];[.Q1225])" office:value-type="float" office:value="99.965" calcext:value-type="float">
            <text:p>99.96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1226];[.D1226];[.G1226];[.J1226];[.M1226];[.P1226])" office:value-type="float" office:value="236.5" calcext:value-type="float">
            <text:p>236.5</text:p>
          </table:table-cell>
          <table:table-cell table:formula="of:=AVERAGE([.B1226];[.E1226];[.H1226];[.K1226];[.N1226];[.Q1226])" office:value-type="float" office:value="99.9716666666667" calcext:value-type="float">
            <text:p>99.971666666666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1227];[.D1227];[.G1227];[.J1227];[.M1227];[.P1227])" office:value-type="float" office:value="239.5" calcext:value-type="float">
            <text:p>239.5</text:p>
          </table:table-cell>
          <table:table-cell table:formula="of:=AVERAGE([.B1227];[.E1227];[.H1227];[.K1227];[.N1227];[.Q1227])" office:value-type="float" office:value="99.9766666666667" calcext:value-type="float">
            <text:p>99.976666666666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1228];[.D1228];[.G1228];[.J1228];[.M1228];[.P1228])" office:value-type="float" office:value="259.833333333333" calcext:value-type="float">
            <text:p>259.833333333333</text:p>
          </table:table-cell>
          <table:table-cell table:formula="of:=AVERAGE([.B1228];[.E1228];[.H1228];[.K1228];[.N1228];[.Q1228])" office:value-type="float" office:value="99.9816666666667" calcext:value-type="float">
            <text:p>99.981666666666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1229];[.D1229];[.G1229];[.J1229];[.M1229];[.P1229])" office:value-type="float" office:value="271.666666666667" calcext:value-type="float">
            <text:p>271.666666666667</text:p>
          </table:table-cell>
          <table:table-cell table:formula="of:=AVERAGE([.B1229];[.E1229];[.H1229];[.K1229];[.N1229];[.Q1229])" office:value-type="float" office:value="99.9866666666667" calcext:value-type="float">
            <text:p>99.986666666666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1230];[.D1230];[.G1230];[.J1230];[.M1230];[.P1230])" office:value-type="float" office:value="286.666666666667" calcext:value-type="float">
            <text:p>286.666666666667</text:p>
          </table:table-cell>
          <table:table-cell table:formula="of:=AVERAGE([.B1230];[.E1230];[.H1230];[.K1230];[.N1230];[.Q1230])" office:value-type="float" office:value="99.9916666666667" calcext:value-type="float">
            <text:p>99.991666666666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1231];[.D1231];[.G1231];[.J1231];[.M1231];[.P1231])" office:value-type="float" office:value="306.666666666667" calcext:value-type="float">
            <text:p>306.666666666667</text:p>
          </table:table-cell>
          <table:table-cell table:formula="of:=AVERAGE([.B1231];[.E1231];[.H1231];[.K1231];[.N1231];[.Q1231])" office:value-type="float" office:value="99.995" calcext:value-type="float">
            <text:p>99.99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1232];[.D1232];[.G1232];[.J1232];[.M1232];[.P1232])" office:value-type="float" office:value="380" calcext:value-type="float">
            <text:p>380</text:p>
          </table:table-cell>
          <table:table-cell table:formula="of:=AVERAGE([.B1232];[.E1232];[.H1232];[.K1232];[.N1232];[.Q1232])" office:value-type="float" office:value="99.9983333333333" calcext:value-type="float">
            <text:p>99.998333333333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1233];[.D1233];[.G1233];[.J1233];[.M1233];[.P1233])" office:value-type="float" office:value="410" calcext:value-type="float">
            <text:p>410</text:p>
          </table:table-cell>
          <table:table-cell table:formula="of:=AVERAGE([.B1233];[.E1233];[.H1233];[.K1233];[.N1233];[.Q1233])" office:value-type="float" office:value="100" calcext:value-type="float">
            <text:p>100</text:p>
          </table:table-cell>
        </table:table-row>
        <table:table-row table:style-name="ro1" table:number-rows-repeated="12">
          <table:table-cell table:number-columns-repeated="20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84" calcext:value-type="float">
            <text:p>0.84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82" calcext:value-type="float">
            <text:p>0.8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83" calcext:value-type="float">
            <text:p>0.8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83" calcext:value-type="float">
            <text:p>0.8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AVERAGE([.A1246];[.D1246];[.G1246];[.J1246];[.M1246];[.P1246])" office:value-type="float" office:value="0.815" calcext:value-type="float">
            <text:p>0.815</text:p>
          </table:table-cell>
          <table:table-cell table:formula="of:=AVERAGE([.B1246];[.E1246];[.H1246];[.K1246];[.N1246];[.Q1246])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86" calcext:value-type="float">
            <text:p>0.86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83" calcext:value-type="float">
            <text:p>0.83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84" calcext:value-type="float">
            <text:p>0.84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84" calcext:value-type="float">
            <text:p>0.84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03" calcext:value-type="float">
            <text:p>0.03</text:p>
          </table:table-cell>
          <table:table-cell/>
          <table:table-cell table:formula="of:=AVERAGE([.A1247];[.D1247];[.G1247];[.J1247];[.M1247];[.P1247])" office:value-type="float" office:value="0.848333333333333" calcext:value-type="float">
            <text:p>0.848333333333333</text:p>
          </table:table-cell>
          <table:table-cell table:formula="of:=AVERAGE([.B1247];[.E1247];[.H1247];[.K1247];[.N1247];[.Q1247])" office:value-type="float" office:value="0.0233333333333333" calcext:value-type="float">
            <text:p>0.023333333333333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87" calcext:value-type="float">
            <text:p>0.87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84" calcext:value-type="float">
            <text:p>0.84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86" calcext:value-type="float">
            <text:p>0.86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86" calcext:value-type="float">
            <text:p>0.86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89" calcext:value-type="float">
            <text:p>0.89</text:p>
          </table:table-cell>
          <table:table-cell office:value-type="float" office:value="0.05" calcext:value-type="float">
            <text:p>0.05</text:p>
          </table:table-cell>
          <table:table-cell/>
          <table:table-cell table:formula="of:=AVERAGE([.A1248];[.D1248];[.G1248];[.J1248];[.M1248];[.P1248])" office:value-type="float" office:value="0.861666666666667" calcext:value-type="float">
            <text:p>0.861666666666667</text:p>
          </table:table-cell>
          <table:table-cell table:formula="of:=AVERAGE([.B1248];[.E1248];[.H1248];[.K1248];[.N1248];[.Q1248])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87" calcext:value-type="float">
            <text:p>0.87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.07" calcext:value-type="float">
            <text:p>0.07</text:p>
          </table:table-cell>
          <table:table-cell/>
          <table:table-cell table:formula="of:=AVERAGE([.A1249];[.D1249];[.G1249];[.J1249];[.M1249];[.P1249])" office:value-type="float" office:value="0.88" calcext:value-type="float">
            <text:p>0.88</text:p>
          </table:table-cell>
          <table:table-cell table:formula="of:=AVERAGE([.B1249];[.E1249];[.H1249];[.K1249];[.N1249];[.Q1249])" office:value-type="float" office:value="0.0516666666666667" calcext:value-type="float">
            <text:p>0.051666666666667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float" office:value="0.86" calcext:value-type="float">
            <text:p>0.86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89" calcext:value-type="float">
            <text:p>0.89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0.89" calcext:value-type="float">
            <text:p>0.89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0.09" calcext:value-type="float">
            <text:p>0.09</text:p>
          </table:table-cell>
          <table:table-cell/>
          <table:table-cell table:formula="of:=AVERAGE([.A1250];[.D1250];[.G1250];[.J1250];[.M1250];[.P1250])" office:value-type="float" office:value="0.891666666666667" calcext:value-type="float">
            <text:p>0.891666666666667</text:p>
          </table:table-cell>
          <table:table-cell table:formula="of:=AVERAGE([.B1250];[.E1250];[.H1250];[.K1250];[.N1250];[.Q1250])"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float" office:value="0.13" calcext:value-type="float">
            <text:p>0.13</text:p>
          </table:table-cell>
          <table:table-cell/>
          <table:table-cell office:value-type="float" office:value="0.87" calcext:value-type="float">
            <text:p>0.87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float" office:value="0.14" calcext:value-type="float">
            <text:p>0.14</text:p>
          </table:table-cell>
          <table:table-cell/>
          <table:table-cell table:formula="of:=AVERAGE([.A1251];[.D1251];[.G1251];[.J1251];[.M1251];[.P1251])" office:value-type="float" office:value="0.905" calcext:value-type="float">
            <text:p>0.905</text:p>
          </table:table-cell>
          <table:table-cell table:formula="of:=AVERAGE([.B1251];[.E1251];[.H1251];[.K1251];[.N1251];[.Q1251])" office:value-type="float" office:value="0.0983333333333333" calcext:value-type="float">
            <text:p>0.098333333333333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12" calcext:value-type="float">
            <text:p>0.12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float" office:value="0.89" calcext:value-type="float">
            <text:p>0.89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float" office:value="0.92" calcext:value-type="float">
            <text:p>0.92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0.19" calcext:value-type="float">
            <text:p>0.19</text:p>
          </table:table-cell>
          <table:table-cell/>
          <table:table-cell table:formula="of:=AVERAGE([.A1252];[.D1252];[.G1252];[.J1252];[.M1252];[.P1252])" office:value-type="float" office:value="0.918333333333333" calcext:value-type="float">
            <text:p>0.918333333333333</text:p>
          </table:table-cell>
          <table:table-cell table:formula="of:=AVERAGE([.B1252];[.E1252];[.H1252];[.K1252];[.N1252];[.Q1252])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float" office:value="0.13" calcext:value-type="float">
            <text:p>0.13</text:p>
          </table:table-cell>
          <table:table-cell/>
          <table:table-cell office:value-type="float" office:value="0.92" calcext:value-type="float">
            <text:p>0.92</text:p>
          </table:table-cell>
          <table:table-cell office:value-type="float" office:value="0.12" calcext:value-type="float">
            <text:p>0.12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0.26" calcext:value-type="float">
            <text:p>0.26</text:p>
          </table:table-cell>
          <table:table-cell/>
          <table:table-cell table:formula="of:=AVERAGE([.A1253];[.D1253];[.G1253];[.J1253];[.M1253];[.P1253])" office:value-type="float" office:value="0.928333333333333" calcext:value-type="float">
            <text:p>0.928333333333333</text:p>
          </table:table-cell>
          <table:table-cell table:formula="of:=AVERAGE([.B1253];[.E1253];[.H1253];[.K1253];[.N1253];[.Q1253])" office:value-type="float" office:value="0.165" calcext:value-type="float">
            <text:p>0.165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0.12" calcext:value-type="float">
            <text:p>0.12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0.18" calcext:value-type="float">
            <text:p>0.18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0.31" calcext:value-type="float">
            <text:p>0.31</text:p>
          </table:table-cell>
          <table:table-cell/>
          <table:table-cell table:formula="of:=AVERAGE([.A1254];[.D1254];[.G1254];[.J1254];[.M1254];[.P1254])" office:value-type="float" office:value="0.938333333333333" calcext:value-type="float">
            <text:p>0.938333333333333</text:p>
          </table:table-cell>
          <table:table-cell table:formula="of:=AVERAGE([.B1254];[.E1254];[.H1254];[.K1254];[.N1254];[.Q1254])" office:value-type="float" office:value="0.196666666666667" calcext:value-type="float">
            <text:p>0.196666666666667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21" calcext:value-type="float">
            <text:p>0.21</text:p>
          </table:table-cell>
          <table:table-cell/>
          <table:table-cell office:value-type="float" office:value="0.97" calcext:value-type="float">
            <text:p>0.97</text:p>
          </table:table-cell>
          <table:table-cell office:value-type="float" office:value="0.34" calcext:value-type="float">
            <text:p>0.34</text:p>
          </table:table-cell>
          <table:table-cell/>
          <table:table-cell office:value-type="float" office:value="0.92" calcext:value-type="float">
            <text:p>0.92</text:p>
          </table:table-cell>
          <table:table-cell office:value-type="float" office:value="0.15" calcext:value-type="float">
            <text:p>0.15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float" office:value="0.97" calcext:value-type="float">
            <text:p>0.97</text:p>
          </table:table-cell>
          <table:table-cell office:value-type="float" office:value="0.36" calcext:value-type="float">
            <text:p>0.36</text:p>
          </table:table-cell>
          <table:table-cell/>
          <table:table-cell table:formula="of:=AVERAGE([.A1255];[.D1255];[.G1255];[.J1255];[.M1255];[.P1255])" office:value-type="float" office:value="0.948333333333333" calcext:value-type="float">
            <text:p>0.948333333333333</text:p>
          </table:table-cell>
          <table:table-cell table:formula="of:=AVERAGE([.B1255];[.E1255];[.H1255];[.K1255];[.N1255];[.Q1255])" office:value-type="float" office:value="0.246666666666667" calcext:value-type="float">
            <text:p>0.246666666666667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26" calcext:value-type="float">
            <text:p>0.26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0.39" calcext:value-type="float">
            <text:p>0.39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0.31" calcext:value-type="float">
            <text:p>0.31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0.45" calcext:value-type="float">
            <text:p>0.45</text:p>
          </table:table-cell>
          <table:table-cell/>
          <table:table-cell table:formula="of:=AVERAGE([.A1256];[.D1256];[.G1256];[.J1256];[.M1256];[.P1256])" office:value-type="float" office:value="0.958333333333333" calcext:value-type="float">
            <text:p>0.958333333333333</text:p>
          </table:table-cell>
          <table:table-cell table:formula="of:=AVERAGE([.B1256];[.E1256];[.H1256];[.K1256];[.N1256];[.Q1256])" office:value-type="float" office:value="0.308333333333333" calcext:value-type="float">
            <text:p>0.308333333333333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33" calcext:value-type="float">
            <text:p>0.33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float" office:value="0.48" calcext:value-type="float">
            <text:p>0.48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0.26" calcext:value-type="float">
            <text:p>0.26</text:p>
          </table:table-cell>
          <table:table-cell/>
          <table:table-cell office:value-type="float" office:value="0.97" calcext:value-type="float">
            <text:p>0.97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0.33" calcext:value-type="float">
            <text:p>0.33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float" office:value="0.55" calcext:value-type="float">
            <text:p>0.55</text:p>
          </table:table-cell>
          <table:table-cell/>
          <table:table-cell table:formula="of:=AVERAGE([.A1257];[.D1257];[.G1257];[.J1257];[.M1257];[.P1257])" office:value-type="float" office:value="0.968333333333333" calcext:value-type="float">
            <text:p>0.968333333333333</text:p>
          </table:table-cell>
          <table:table-cell table:formula="of:=AVERAGE([.B1257];[.E1257];[.H1257];[.K1257];[.N1257];[.Q1257])" office:value-type="float" office:value="0.383333333333333" calcext:value-type="float">
            <text:p>0.383333333333333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39" calcext:value-type="float">
            <text:p>0.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.01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0.39" calcext:value-type="float">
            <text:p>0.39</text:p>
          </table:table-cell>
          <table:table-cell/>
          <table:table-cell office:value-type="float" office:value="0.97" calcext:value-type="float">
            <text:p>0.97</text:p>
          </table:table-cell>
          <table:table-cell office:value-type="float" office:value="0.44" calcext:value-type="float">
            <text:p>0.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23" calcext:value-type="float">
            <text:p>1.23</text:p>
          </table:table-cell>
          <table:table-cell/>
          <table:table-cell table:formula="of:=AVERAGE([.A1258];[.D1258];[.G1258];[.J1258];[.M1258];[.P1258])" office:value-type="float" office:value="0.978333333333333" calcext:value-type="float">
            <text:p>0.978333333333333</text:p>
          </table:table-cell>
          <table:table-cell table:formula="of:=AVERAGE([.B1258];[.E1258];[.H1258];[.K1258];[.N1258];[.Q1258])" office:value-type="float" office:value="0.626666666666667" calcext:value-type="float">
            <text:p>0.626666666666667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.42" calcext:value-type="float">
            <text:p>0.42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3.02" calcext:value-type="float">
            <text:p>3.02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0.36" calcext:value-type="float">
            <text:p>0.36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float" office:value="0.42" calcext:value-type="float">
            <text:p>0.42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0.52" calcext:value-type="float">
            <text:p>0.52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3.97" calcext:value-type="float">
            <text:p>3.97</text:p>
          </table:table-cell>
          <table:table-cell/>
          <table:table-cell table:formula="of:=AVERAGE([.A1259];[.D1259];[.G1259];[.J1259];[.M1259];[.P1259])" office:value-type="float" office:value="1.01833333333333" calcext:value-type="float">
            <text:p>1.01833333333333</text:p>
          </table:table-cell>
          <table:table-cell table:formula="of:=AVERAGE([.B1259];[.E1259];[.H1259];[.K1259];[.N1259];[.Q1259])" office:value-type="float" office:value="1.45166666666667" calcext:value-type="float">
            <text:p>1.45166666666667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.55" calcext:value-type="float">
            <text:p>0.55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6.42" calcext:value-type="float">
            <text:p>6.42</text:p>
          </table:table-cell>
          <table:table-cell/>
          <table:table-cell office:value-type="float" office:value="0.97" calcext:value-type="float">
            <text:p>0.97</text:p>
          </table:table-cell>
          <table:table-cell office:value-type="float" office:value="0.42" calcext:value-type="float">
            <text:p>0.4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.04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float" office:value="0.62" calcext:value-type="float">
            <text:p>0.62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8.33" calcext:value-type="float">
            <text:p>8.33</text:p>
          </table:table-cell>
          <table:table-cell/>
          <table:table-cell table:formula="of:=AVERAGE([.A1260];[.D1260];[.G1260];[.J1260];[.M1260];[.P1260])" office:value-type="float" office:value="1.05833333333333" calcext:value-type="float">
            <text:p>1.05833333333333</text:p>
          </table:table-cell>
          <table:table-cell table:formula="of:=AVERAGE([.B1260];[.E1260];[.H1260];[.K1260];[.N1260];[.Q1260])" office:value-type="float" office:value="2.89666666666667" calcext:value-type="float">
            <text:p>2.89666666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2" calcext:value-type="float">
            <text:p>1.12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0.48" calcext:value-type="float">
            <text:p>0.48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3.08" calcext:value-type="float">
            <text:p>3.0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13.9" calcext:value-type="float">
            <text:p>13.9</text:p>
          </table:table-cell>
          <table:table-cell/>
          <table:table-cell table:formula="of:=AVERAGE([.A1261];[.D1261];[.G1261];[.J1261];[.M1261];[.P1261])" office:value-type="float" office:value="1.11333333333333" calcext:value-type="float">
            <text:p>1.11333333333333</text:p>
          </table:table-cell>
          <table:table-cell table:formula="of:=AVERAGE([.B1261];[.E1261];[.H1261];[.K1261];[.N1261];[.Q1261])" office:value-type="float" office:value="5.13333333333333" calcext:value-type="float">
            <text:p>5.13333333333333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3.36" calcext:value-type="float">
            <text:p>3.36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6.23" calcext:value-type="float">
            <text:p>16.23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float" office:value="0.55" calcext:value-type="float">
            <text:p>0.55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6.87" calcext:value-type="float">
            <text:p>6.87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3.46" calcext:value-type="float">
            <text:p>3.46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20.25" calcext:value-type="float">
            <text:p>20.25</text:p>
          </table:table-cell>
          <table:table-cell/>
          <table:table-cell table:formula="of:=AVERAGE([.A1262];[.D1262];[.G1262];[.J1262];[.M1262];[.P1262])" office:value-type="float" office:value="1.19833333333333" calcext:value-type="float">
            <text:p>1.19833333333333</text:p>
          </table:table-cell>
          <table:table-cell table:formula="of:=AVERAGE([.B1262];[.E1262];[.H1262];[.K1262];[.N1262];[.Q1262])" office:value-type="float" office:value="8.45333333333333" calcext:value-type="float">
            <text:p>8.45333333333333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7.12" calcext:value-type="float">
            <text:p>7.12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1.63" calcext:value-type="float">
            <text:p>21.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41" calcext:value-type="float">
            <text:p>1.41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12.24" calcext:value-type="float">
            <text:p>12.24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7.19" calcext:value-type="float">
            <text:p>7.19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6.39" calcext:value-type="float">
            <text:p>26.39</text:p>
          </table:table-cell>
          <table:table-cell/>
          <table:table-cell table:formula="of:=AVERAGE([.A1263];[.D1263];[.G1263];[.J1263];[.M1263];[.P1263])" office:value-type="float" office:value="1.28333333333333" calcext:value-type="float">
            <text:p>1.28333333333333</text:p>
          </table:table-cell>
          <table:table-cell table:formula="of:=AVERAGE([.B1263];[.E1263];[.H1263];[.K1263];[.N1263];[.Q1263])" office:value-type="float" office:value="12.6633333333333" calcext:value-type="float">
            <text:p>12.6633333333333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2.93" calcext:value-type="float">
            <text:p>12.93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27.57" calcext:value-type="float">
            <text:p>27.57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4.04" calcext:value-type="float">
            <text:p>4.04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7.8" calcext:value-type="float">
            <text:p>17.8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12.27" calcext:value-type="float">
            <text:p>12.27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32.56" calcext:value-type="float">
            <text:p>32.56</text:p>
          </table:table-cell>
          <table:table-cell/>
          <table:table-cell table:formula="of:=AVERAGE([.A1264];[.D1264];[.G1264];[.J1264];[.M1264];[.P1264])" office:value-type="float" office:value="1.38333333333333" calcext:value-type="float">
            <text:p>1.38333333333333</text:p>
          </table:table-cell>
          <table:table-cell table:formula="of:=AVERAGE([.B1264];[.E1264];[.H1264];[.K1264];[.N1264];[.Q1264])" office:value-type="float" office:value="17.8616666666667" calcext:value-type="float">
            <text:p>17.8616666666667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9.11" calcext:value-type="float">
            <text:p>19.11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32.81" calcext:value-type="float">
            <text:p>32.81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8.75" calcext:value-type="float">
            <text:p>8.75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3.69" calcext:value-type="float">
            <text:p>23.69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8.18" calcext:value-type="float">
            <text:p>18.18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37.73" calcext:value-type="float">
            <text:p>37.73</text:p>
          </table:table-cell>
          <table:table-cell/>
          <table:table-cell table:formula="of:=AVERAGE([.A1265];[.D1265];[.G1265];[.J1265];[.M1265];[.P1265])" office:value-type="float" office:value="1.48333333333333" calcext:value-type="float">
            <text:p>1.48333333333333</text:p>
          </table:table-cell>
          <table:table-cell table:formula="of:=AVERAGE([.B1265];[.E1265];[.H1265];[.K1265];[.N1265];[.Q1265])" office:value-type="float" office:value="23.3783333333333" calcext:value-type="float">
            <text:p>23.3783333333333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25.22" calcext:value-type="float">
            <text:p>25.22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37.86" calcext:value-type="float">
            <text:p>37.86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14.69" calcext:value-type="float">
            <text:p>14.69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29.3" calcext:value-type="float">
            <text:p>29.3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4.51" calcext:value-type="float">
            <text:p>24.51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42.3" calcext:value-type="float">
            <text:p>42.3</text:p>
          </table:table-cell>
          <table:table-cell/>
          <table:table-cell table:formula="of:=AVERAGE([.A1266];[.D1266];[.G1266];[.J1266];[.M1266];[.P1266])" office:value-type="float" office:value="1.58333333333333" calcext:value-type="float">
            <text:p>1.58333333333333</text:p>
          </table:table-cell>
          <table:table-cell table:formula="of:=AVERAGE([.B1266];[.E1266];[.H1266];[.K1266];[.N1266];[.Q1266])" office:value-type="float" office:value="28.98" calcext:value-type="float">
            <text:p>28.98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31.47" calcext:value-type="float">
            <text:p>31.47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42.29" calcext:value-type="float">
            <text:p>42.29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20.65" calcext:value-type="float">
            <text:p>20.65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34.51" calcext:value-type="float">
            <text:p>34.51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30.07" calcext:value-type="float">
            <text:p>30.07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46.33" calcext:value-type="float">
            <text:p>46.33</text:p>
          </table:table-cell>
          <table:table-cell/>
          <table:table-cell table:formula="of:=AVERAGE([.A1267];[.D1267];[.G1267];[.J1267];[.M1267];[.P1267])" office:value-type="float" office:value="1.68333333333333" calcext:value-type="float">
            <text:p>1.68333333333333</text:p>
          </table:table-cell>
          <table:table-cell table:formula="of:=AVERAGE([.B1267];[.E1267];[.H1267];[.K1267];[.N1267];[.Q1267])" office:value-type="float" office:value="34.22" calcext:value-type="float">
            <text:p>34.22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37.06" calcext:value-type="float">
            <text:p>37.0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6.12" calcext:value-type="float">
            <text:p>46.12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7.18" calcext:value-type="float">
            <text:p>27.18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39.62" calcext:value-type="float">
            <text:p>39.62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35.43" calcext:value-type="float">
            <text:p>35.4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9.55" calcext:value-type="float">
            <text:p>49.55</text:p>
          </table:table-cell>
          <table:table-cell/>
          <table:table-cell table:formula="of:=AVERAGE([.A1268];[.D1268];[.G1268];[.J1268];[.M1268];[.P1268])" office:value-type="float" office:value="1.78333333333333" calcext:value-type="float">
            <text:p>1.78333333333333</text:p>
          </table:table-cell>
          <table:table-cell table:formula="of:=AVERAGE([.B1268];[.E1268];[.H1268];[.K1268];[.N1268];[.Q1268])" office:value-type="float" office:value="39.16" calcext:value-type="float">
            <text:p>39.16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42.11" calcext:value-type="float">
            <text:p>42.11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49.22" calcext:value-type="float">
            <text:p>49.22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33.32" calcext:value-type="float">
            <text:p>33.32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40.49" calcext:value-type="float">
            <text:p>40.49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52.33" calcext:value-type="float">
            <text:p>52.33</text:p>
          </table:table-cell>
          <table:table-cell/>
          <table:table-cell table:formula="of:=AVERAGE([.A1269];[.D1269];[.G1269];[.J1269];[.M1269];[.P1269])" office:value-type="float" office:value="1.88333333333333" calcext:value-type="float">
            <text:p>1.88333333333333</text:p>
          </table:table-cell>
          <table:table-cell table:formula="of:=AVERAGE([.B1269];[.E1269];[.H1269];[.K1269];[.N1269];[.Q1269])" office:value-type="float" office:value="43.5783333333333" calcext:value-type="float">
            <text:p>43.5783333333333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45.81" calcext:value-type="float">
            <text:p>45.81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51.8" calcext:value-type="float">
            <text:p>51.8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38.72" calcext:value-type="float">
            <text:p>38.7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7.62" calcext:value-type="float">
            <text:p>47.62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43.95" calcext:value-type="float">
            <text:p>43.95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54.6" calcext:value-type="float">
            <text:p>54.6</text:p>
          </table:table-cell>
          <table:table-cell/>
          <table:table-cell table:formula="of:=AVERAGE([.A1270];[.D1270];[.G1270];[.J1270];[.M1270];[.P1270])" office:value-type="float" office:value="1.98333333333333" calcext:value-type="float">
            <text:p>1.98333333333333</text:p>
          </table:table-cell>
          <table:table-cell table:formula="of:=AVERAGE([.B1270];[.E1270];[.H1270];[.K1270];[.N1270];[.Q1270])" office:value-type="float" office:value="47.0833333333333" calcext:value-type="float">
            <text:p>47.0833333333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9.5" calcext:value-type="float">
            <text:p>49.5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54.07" calcext:value-type="float">
            <text:p>54.07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43.52" calcext:value-type="float">
            <text:p>43.52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50.64" calcext:value-type="float">
            <text:p>50.6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7.42" calcext:value-type="float">
            <text:p>47.42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56.88" calcext:value-type="float">
            <text:p>56.88</text:p>
          </table:table-cell>
          <table:table-cell/>
          <table:table-cell table:formula="of:=AVERAGE([.A1271];[.D1271];[.G1271];[.J1271];[.M1271];[.P1271])" office:value-type="float" office:value="2.08333333333333" calcext:value-type="float">
            <text:p>2.08333333333333</text:p>
          </table:table-cell>
          <table:table-cell table:formula="of:=AVERAGE([.B1271];[.E1271];[.H1271];[.K1271];[.N1271];[.Q1271])" office:value-type="float" office:value="50.3383333333333" calcext:value-type="float">
            <text:p>50.3383333333333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52.63" calcext:value-type="float">
            <text:p>52.63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55.85" calcext:value-type="float">
            <text:p>55.85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47.85" calcext:value-type="float">
            <text:p>47.85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52.87" calcext:value-type="float">
            <text:p>52.87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50.61" calcext:value-type="float">
            <text:p>50.61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58.69" calcext:value-type="float">
            <text:p>58.69</text:p>
          </table:table-cell>
          <table:table-cell/>
          <table:table-cell table:formula="of:=AVERAGE([.A1272];[.D1272];[.G1272];[.J1272];[.M1272];[.P1272])" office:value-type="float" office:value="2.18333333333333" calcext:value-type="float">
            <text:p>2.18333333333333</text:p>
          </table:table-cell>
          <table:table-cell table:formula="of:=AVERAGE([.B1272];[.E1272];[.H1272];[.K1272];[.N1272];[.Q1272])" office:value-type="float" office:value="53.0833333333333" calcext:value-type="float">
            <text:p>53.0833333333333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54.82" calcext:value-type="float">
            <text:p>54.82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57.45" calcext:value-type="float">
            <text:p>57.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1.03" calcext:value-type="float">
            <text:p>51.03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55.09" calcext:value-type="float">
            <text:p>55.09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53.18" calcext:value-type="float">
            <text:p>53.18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60.29" calcext:value-type="float">
            <text:p>60.29</text:p>
          </table:table-cell>
          <table:table-cell/>
          <table:table-cell table:formula="of:=AVERAGE([.A1273];[.D1273];[.G1273];[.J1273];[.M1273];[.P1273])" office:value-type="float" office:value="2.28333333333333" calcext:value-type="float">
            <text:p>2.28333333333333</text:p>
          </table:table-cell>
          <table:table-cell table:formula="of:=AVERAGE([.B1273];[.E1273];[.H1273];[.K1273];[.N1273];[.Q1273])" office:value-type="float" office:value="55.31" calcext:value-type="float">
            <text:p>55.31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56.67" calcext:value-type="float">
            <text:p>56.67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58.84" calcext:value-type="float">
            <text:p>58.84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53.51" calcext:value-type="float">
            <text:p>53.51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56.86" calcext:value-type="float">
            <text:p>56.86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55.48" calcext:value-type="float">
            <text:p>55.48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61.57" calcext:value-type="float">
            <text:p>61.57</text:p>
          </table:table-cell>
          <table:table-cell/>
          <table:table-cell table:formula="of:=AVERAGE([.A1274];[.D1274];[.G1274];[.J1274];[.M1274];[.P1274])" office:value-type="float" office:value="2.38333333333333" calcext:value-type="float">
            <text:p>2.38333333333333</text:p>
          </table:table-cell>
          <table:table-cell table:formula="of:=AVERAGE([.B1274];[.E1274];[.H1274];[.K1274];[.N1274];[.Q1274])" office:value-type="float" office:value="57.155" calcext:value-type="float">
            <text:p>57.155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58.35" calcext:value-type="float">
            <text:p>58.35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59.91" calcext:value-type="float">
            <text:p>59.91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55.86" calcext:value-type="float">
            <text:p>55.86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58.45" calcext:value-type="float">
            <text:p>58.45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57.36" calcext:value-type="float">
            <text:p>57.36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62.78" calcext:value-type="float">
            <text:p>62.78</text:p>
          </table:table-cell>
          <table:table-cell/>
          <table:table-cell table:formula="of:=AVERAGE([.A1275];[.D1275];[.G1275];[.J1275];[.M1275];[.P1275])" office:value-type="float" office:value="2.48333333333333" calcext:value-type="float">
            <text:p>2.48333333333333</text:p>
          </table:table-cell>
          <table:table-cell table:formula="of:=AVERAGE([.B1275];[.E1275];[.H1275];[.K1275];[.N1275];[.Q1275])" office:value-type="float" office:value="58.785" calcext:value-type="float">
            <text:p>58.785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59.67" calcext:value-type="float">
            <text:p>59.67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60.78" calcext:value-type="float">
            <text:p>60.78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57.74" calcext:value-type="float">
            <text:p>57.74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59.94" calcext:value-type="float">
            <text:p>59.94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58.79" calcext:value-type="float">
            <text:p>58.79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63.88" calcext:value-type="float">
            <text:p>63.88</text:p>
          </table:table-cell>
          <table:table-cell/>
          <table:table-cell table:formula="of:=AVERAGE([.A1276];[.D1276];[.G1276];[.J1276];[.M1276];[.P1276])" office:value-type="float" office:value="2.58333333333333" calcext:value-type="float">
            <text:p>2.58333333333333</text:p>
          </table:table-cell>
          <table:table-cell table:formula="of:=AVERAGE([.B1276];[.E1276];[.H1276];[.K1276];[.N1276];[.Q1276])" office:value-type="float" office:value="60.1333333333333" calcext:value-type="float">
            <text:p>60.1333333333333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60.95" calcext:value-type="float">
            <text:p>60.95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61.76" calcext:value-type="float">
            <text:p>61.76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59.58" calcext:value-type="float">
            <text:p>59.58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61.16" calcext:value-type="float">
            <text:p>61.16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60.15" calcext:value-type="float">
            <text:p>60.15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64.82" calcext:value-type="float">
            <text:p>64.82</text:p>
          </table:table-cell>
          <table:table-cell/>
          <table:table-cell table:formula="of:=AVERAGE([.A1277];[.D1277];[.G1277];[.J1277];[.M1277];[.P1277])" office:value-type="float" office:value="2.68333333333333" calcext:value-type="float">
            <text:p>2.68333333333333</text:p>
          </table:table-cell>
          <table:table-cell table:formula="of:=AVERAGE([.B1277];[.E1277];[.H1277];[.K1277];[.N1277];[.Q1277])" office:value-type="float" office:value="61.4033333333333" calcext:value-type="float">
            <text:p>61.4033333333333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62.14" calcext:value-type="float">
            <text:p>62.1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2.73" calcext:value-type="float">
            <text:p>62.73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61.05" calcext:value-type="float">
            <text:p>61.05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62.44" calcext:value-type="float">
            <text:p>62.44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61.34" calcext:value-type="float">
            <text:p>61.3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5.7" calcext:value-type="float">
            <text:p>65.7</text:p>
          </table:table-cell>
          <table:table-cell/>
          <table:table-cell table:formula="of:=AVERAGE([.A1278];[.D1278];[.G1278];[.J1278];[.M1278];[.P1278])" office:value-type="float" office:value="2.78333333333333" calcext:value-type="float">
            <text:p>2.78333333333333</text:p>
          </table:table-cell>
          <table:table-cell table:formula="of:=AVERAGE([.B1278];[.E1278];[.H1278];[.K1278];[.N1278];[.Q1278])" office:value-type="float" office:value="62.5666666666667" calcext:value-type="float">
            <text:p>62.5666666666667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63.28" calcext:value-type="float">
            <text:p>63.28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63.53" calcext:value-type="float">
            <text:p>63.53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62.36" calcext:value-type="float">
            <text:p>62.36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63.37" calcext:value-type="float">
            <text:p>63.37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62.56" calcext:value-type="float">
            <text:p>62.56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66.66" calcext:value-type="float">
            <text:p>66.66</text:p>
          </table:table-cell>
          <table:table-cell/>
          <table:table-cell table:formula="of:=AVERAGE([.A1279];[.D1279];[.G1279];[.J1279];[.M1279];[.P1279])" office:value-type="float" office:value="2.88333333333333" calcext:value-type="float">
            <text:p>2.88333333333333</text:p>
          </table:table-cell>
          <table:table-cell table:formula="of:=AVERAGE([.B1279];[.E1279];[.H1279];[.K1279];[.N1279];[.Q1279])" office:value-type="float" office:value="63.6266666666667" calcext:value-type="float">
            <text:p>63.6266666666667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64.31" calcext:value-type="float">
            <text:p>64.31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64.25" calcext:value-type="float">
            <text:p>64.25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63.65" calcext:value-type="float">
            <text:p>63.6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4.35" calcext:value-type="float">
            <text:p>64.35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63.45" calcext:value-type="float">
            <text:p>63.45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67.33" calcext:value-type="float">
            <text:p>67.33</text:p>
          </table:table-cell>
          <table:table-cell/>
          <table:table-cell table:formula="of:=AVERAGE([.A1280];[.D1280];[.G1280];[.J1280];[.M1280];[.P1280])" office:value-type="float" office:value="2.98333333333333" calcext:value-type="float">
            <text:p>2.98333333333333</text:p>
          </table:table-cell>
          <table:table-cell table:formula="of:=AVERAGE([.B1280];[.E1280];[.H1280];[.K1280];[.N1280];[.Q1280])" office:value-type="float" office:value="64.5566666666667" calcext:value-type="float">
            <text:p>64.556666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5.19" calcext:value-type="float">
            <text:p>65.19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64.85" calcext:value-type="float">
            <text:p>64.85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64.7" calcext:value-type="float">
            <text:p>64.7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65.05" calcext:value-type="float">
            <text:p>65.0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4.37" calcext:value-type="float">
            <text:p>64.37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68.04" calcext:value-type="float">
            <text:p>68.04</text:p>
          </table:table-cell>
          <table:table-cell/>
          <table:table-cell table:formula="of:=AVERAGE([.A1281];[.D1281];[.G1281];[.J1281];[.M1281];[.P1281])" office:value-type="float" office:value="3.08333333333333" calcext:value-type="float">
            <text:p>3.08333333333333</text:p>
          </table:table-cell>
          <table:table-cell table:formula="of:=AVERAGE([.B1281];[.E1281];[.H1281];[.K1281];[.N1281];[.Q1281])" office:value-type="float" office:value="65.3666666666667" calcext:value-type="float">
            <text:p>65.3666666666667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65.84" calcext:value-type="float">
            <text:p>65.84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65.56" calcext:value-type="float">
            <text:p>65.56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65.64" calcext:value-type="float">
            <text:p>65.64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65.98" calcext:value-type="float">
            <text:p>65.98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65.26" calcext:value-type="float">
            <text:p>65.26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68.65" calcext:value-type="float">
            <text:p>68.65</text:p>
          </table:table-cell>
          <table:table-cell/>
          <table:table-cell table:formula="of:=AVERAGE([.A1282];[.D1282];[.G1282];[.J1282];[.M1282];[.P1282])" office:value-type="float" office:value="3.18333333333333" calcext:value-type="float">
            <text:p>3.18333333333333</text:p>
          </table:table-cell>
          <table:table-cell table:formula="of:=AVERAGE([.B1282];[.E1282];[.H1282];[.K1282];[.N1282];[.Q1282])" office:value-type="float" office:value="66.155" calcext:value-type="float">
            <text:p>66.155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66.53" calcext:value-type="float">
            <text:p>66.53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66.11" calcext:value-type="float">
            <text:p>66.1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6.39" calcext:value-type="float">
            <text:p>66.39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66.73" calcext:value-type="float">
            <text:p>66.73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66.07" calcext:value-type="float">
            <text:p>66.07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69.25" calcext:value-type="float">
            <text:p>69.25</text:p>
          </table:table-cell>
          <table:table-cell/>
          <table:table-cell table:formula="of:=AVERAGE([.A1283];[.D1283];[.G1283];[.J1283];[.M1283];[.P1283])" office:value-type="float" office:value="3.28333333333333" calcext:value-type="float">
            <text:p>3.28333333333333</text:p>
          </table:table-cell>
          <table:table-cell table:formula="of:=AVERAGE([.B1283];[.E1283];[.H1283];[.K1283];[.N1283];[.Q1283])" office:value-type="float" office:value="66.8466666666667" calcext:value-type="float">
            <text:p>66.8466666666667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67.19" calcext:value-type="float">
            <text:p>67.19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66.65" calcext:value-type="float">
            <text:p>66.65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67.18" calcext:value-type="float">
            <text:p>67.18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67.42" calcext:value-type="float">
            <text:p>67.42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66.91" calcext:value-type="float">
            <text:p>66.91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69.9" calcext:value-type="float">
            <text:p>69.9</text:p>
          </table:table-cell>
          <table:table-cell/>
          <table:table-cell table:formula="of:=AVERAGE([.A1284];[.D1284];[.G1284];[.J1284];[.M1284];[.P1284])" office:value-type="float" office:value="3.38333333333333" calcext:value-type="float">
            <text:p>3.38333333333333</text:p>
          </table:table-cell>
          <table:table-cell table:formula="of:=AVERAGE([.B1284];[.E1284];[.H1284];[.K1284];[.N1284];[.Q1284])" office:value-type="float" office:value="67.5416666666667" calcext:value-type="float">
            <text:p>67.5416666666667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67.75" calcext:value-type="float">
            <text:p>67.75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67.4" calcext:value-type="float">
            <text:p>67.4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67.88" calcext:value-type="float">
            <text:p>67.88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68.08" calcext:value-type="float">
            <text:p>68.08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67.76" calcext:value-type="float">
            <text:p>67.76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70.62" calcext:value-type="float">
            <text:p>70.62</text:p>
          </table:table-cell>
          <table:table-cell/>
          <table:table-cell table:formula="of:=AVERAGE([.A1285];[.D1285];[.G1285];[.J1285];[.M1285];[.P1285])" office:value-type="float" office:value="3.48333333333333" calcext:value-type="float">
            <text:p>3.48333333333333</text:p>
          </table:table-cell>
          <table:table-cell table:formula="of:=AVERAGE([.B1285];[.E1285];[.H1285];[.K1285];[.N1285];[.Q1285])" office:value-type="float" office:value="68.2483333333333" calcext:value-type="float">
            <text:p>68.2483333333333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68.35" calcext:value-type="float">
            <text:p>68.35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68.59" calcext:value-type="float">
            <text:p>68.59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68.66" calcext:value-type="float">
            <text:p>68.66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68.45" calcext:value-type="float">
            <text:p>68.45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71.28" calcext:value-type="float">
            <text:p>71.28</text:p>
          </table:table-cell>
          <table:table-cell/>
          <table:table-cell table:formula="of:=AVERAGE([.A1286];[.D1286];[.G1286];[.J1286];[.M1286];[.P1286])" office:value-type="float" office:value="3.58333333333333" calcext:value-type="float">
            <text:p>3.58333333333333</text:p>
          </table:table-cell>
          <table:table-cell table:formula="of:=AVERAGE([.B1286];[.E1286];[.H1286];[.K1286];[.N1286];[.Q1286])" office:value-type="float" office:value="68.8883333333333" calcext:value-type="float">
            <text:p>68.8883333333333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68.91" calcext:value-type="float">
            <text:p>68.91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68.62" calcext:value-type="float">
            <text:p>68.62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69.27" calcext:value-type="float">
            <text:p>69.27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69.29" calcext:value-type="float">
            <text:p>69.29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69.12" calcext:value-type="float">
            <text:p>69.12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71.76" calcext:value-type="float">
            <text:p>71.76</text:p>
          </table:table-cell>
          <table:table-cell/>
          <table:table-cell table:formula="of:=AVERAGE([.A1287];[.D1287];[.G1287];[.J1287];[.M1287];[.P1287])" office:value-type="float" office:value="3.68333333333333" calcext:value-type="float">
            <text:p>3.68333333333333</text:p>
          </table:table-cell>
          <table:table-cell table:formula="of:=AVERAGE([.B1287];[.E1287];[.H1287];[.K1287];[.N1287];[.Q1287])" office:value-type="float" office:value="69.495" calcext:value-type="float">
            <text:p>69.495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69.56" calcext:value-type="float">
            <text:p>69.5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9.19" calcext:value-type="float">
            <text:p>69.19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69.84" calcext:value-type="float">
            <text:p>69.84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69.95" calcext:value-type="float">
            <text:p>69.95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69.89" calcext:value-type="float">
            <text:p>69.8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2.51" calcext:value-type="float">
            <text:p>72.51</text:p>
          </table:table-cell>
          <table:table-cell/>
          <table:table-cell table:formula="of:=AVERAGE([.A1288];[.D1288];[.G1288];[.J1288];[.M1288];[.P1288])" office:value-type="float" office:value="3.78333333333333" calcext:value-type="float">
            <text:p>3.78333333333333</text:p>
          </table:table-cell>
          <table:table-cell table:formula="of:=AVERAGE([.B1288];[.E1288];[.H1288];[.K1288];[.N1288];[.Q1288])" office:value-type="float" office:value="70.1566666666667" calcext:value-type="float">
            <text:p>70.1566666666667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70.11" calcext:value-type="float">
            <text:p>70.11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69.91" calcext:value-type="float">
            <text:p>69.91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70.71" calcext:value-type="float">
            <text:p>70.71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70.59" calcext:value-type="float">
            <text:p>70.59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70.53" calcext:value-type="float">
            <text:p>70.53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73.12" calcext:value-type="float">
            <text:p>73.12</text:p>
          </table:table-cell>
          <table:table-cell/>
          <table:table-cell table:formula="of:=AVERAGE([.A1289];[.D1289];[.G1289];[.J1289];[.M1289];[.P1289])" office:value-type="float" office:value="3.88333333333333" calcext:value-type="float">
            <text:p>3.88333333333333</text:p>
          </table:table-cell>
          <table:table-cell table:formula="of:=AVERAGE([.B1289];[.E1289];[.H1289];[.K1289];[.N1289];[.Q1289])" office:value-type="float" office:value="70.8283333333333" calcext:value-type="float">
            <text:p>70.8283333333333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70.74" calcext:value-type="float">
            <text:p>70.74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70.45" calcext:value-type="float">
            <text:p>70.45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71.39" calcext:value-type="float">
            <text:p>71.3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1.28" calcext:value-type="float">
            <text:p>71.28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71.26" calcext:value-type="float">
            <text:p>71.26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73.72" calcext:value-type="float">
            <text:p>73.72</text:p>
          </table:table-cell>
          <table:table-cell/>
          <table:table-cell table:formula="of:=AVERAGE([.A1290];[.D1290];[.G1290];[.J1290];[.M1290];[.P1290])" office:value-type="float" office:value="3.98333333333333" calcext:value-type="float">
            <text:p>3.98333333333333</text:p>
          </table:table-cell>
          <table:table-cell table:formula="of:=AVERAGE([.B1290];[.E1290];[.H1290];[.K1290];[.N1290];[.Q1290])" office:value-type="float" office:value="71.4733333333333" calcext:value-type="float">
            <text:p>71.4733333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1.16" calcext:value-type="float">
            <text:p>71.16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71.11" calcext:value-type="float">
            <text:p>71.11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71.98" calcext:value-type="float">
            <text:p>71.98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71.99" calcext:value-type="float">
            <text:p>71.9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1.87" calcext:value-type="float">
            <text:p>71.87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74.34" calcext:value-type="float">
            <text:p>74.34</text:p>
          </table:table-cell>
          <table:table-cell/>
          <table:table-cell table:formula="of:=AVERAGE([.A1291];[.D1291];[.G1291];[.J1291];[.M1291];[.P1291])" office:value-type="float" office:value="4.08333333333333" calcext:value-type="float">
            <text:p>4.08333333333333</text:p>
          </table:table-cell>
          <table:table-cell table:formula="of:=AVERAGE([.B1291];[.E1291];[.H1291];[.K1291];[.N1291];[.Q1291])" office:value-type="float" office:value="72.075" calcext:value-type="float">
            <text:p>72.075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71.62" calcext:value-type="float">
            <text:p>71.62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71.76" calcext:value-type="float">
            <text:p>71.76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72.67" calcext:value-type="float">
            <text:p>72.67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72.64" calcext:value-type="float">
            <text:p>72.64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72.45" calcext:value-type="float">
            <text:p>72.45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75.15" calcext:value-type="float">
            <text:p>75.15</text:p>
          </table:table-cell>
          <table:table-cell/>
          <table:table-cell table:formula="of:=AVERAGE([.A1292];[.D1292];[.G1292];[.J1292];[.M1292];[.P1292])" office:value-type="float" office:value="4.18333333333333" calcext:value-type="float">
            <text:p>4.18333333333333</text:p>
          </table:table-cell>
          <table:table-cell table:formula="of:=AVERAGE([.B1292];[.E1292];[.H1292];[.K1292];[.N1292];[.Q1292])" office:value-type="float" office:value="72.715" calcext:value-type="float">
            <text:p>72.715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72.2" calcext:value-type="float">
            <text:p>72.2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72.4" calcext:value-type="float">
            <text:p>72.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3.34" calcext:value-type="float">
            <text:p>73.34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73.42" calcext:value-type="float">
            <text:p>73.42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73.1" calcext:value-type="float">
            <text:p>73.1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75.89" calcext:value-type="float">
            <text:p>75.89</text:p>
          </table:table-cell>
          <table:table-cell/>
          <table:table-cell table:formula="of:=AVERAGE([.A1293];[.D1293];[.G1293];[.J1293];[.M1293];[.P1293])" office:value-type="float" office:value="4.28333333333333" calcext:value-type="float">
            <text:p>4.28333333333333</text:p>
          </table:table-cell>
          <table:table-cell table:formula="of:=AVERAGE([.B1293];[.E1293];[.H1293];[.K1293];[.N1293];[.Q1293])" office:value-type="float" office:value="73.3916666666667" calcext:value-type="float">
            <text:p>73.3916666666667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72.82" calcext:value-type="float">
            <text:p>72.82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73.02" calcext:value-type="float">
            <text:p>73.02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73.93" calcext:value-type="float">
            <text:p>73.93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74.09" calcext:value-type="float">
            <text:p>74.09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73.77" calcext:value-type="float">
            <text:p>73.77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76.6" calcext:value-type="float">
            <text:p>76.6</text:p>
          </table:table-cell>
          <table:table-cell/>
          <table:table-cell table:formula="of:=AVERAGE([.A1294];[.D1294];[.G1294];[.J1294];[.M1294];[.P1294])" office:value-type="float" office:value="4.38333333333333" calcext:value-type="float">
            <text:p>4.38333333333333</text:p>
          </table:table-cell>
          <table:table-cell table:formula="of:=AVERAGE([.B1294];[.E1294];[.H1294];[.K1294];[.N1294];[.Q1294])" office:value-type="float" office:value="74.0383333333333" calcext:value-type="float">
            <text:p>74.0383333333333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73.47" calcext:value-type="float">
            <text:p>73.47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73.67" calcext:value-type="float">
            <text:p>73.67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74.52" calcext:value-type="float">
            <text:p>74.52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74.9" calcext:value-type="float">
            <text:p>74.9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74.39" calcext:value-type="float">
            <text:p>74.39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77.38" calcext:value-type="float">
            <text:p>77.38</text:p>
          </table:table-cell>
          <table:table-cell/>
          <table:table-cell table:formula="of:=AVERAGE([.A1295];[.D1295];[.G1295];[.J1295];[.M1295];[.P1295])" office:value-type="float" office:value="4.48333333333333" calcext:value-type="float">
            <text:p>4.48333333333333</text:p>
          </table:table-cell>
          <table:table-cell table:formula="of:=AVERAGE([.B1295];[.E1295];[.H1295];[.K1295];[.N1295];[.Q1295])" office:value-type="float" office:value="74.7216666666667" calcext:value-type="float">
            <text:p>74.7216666666667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74.17" calcext:value-type="float">
            <text:p>74.17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74.38" calcext:value-type="float">
            <text:p>74.38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75.17" calcext:value-type="float">
            <text:p>75.17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75.51" calcext:value-type="float">
            <text:p>75.51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75.06" calcext:value-type="float">
            <text:p>75.06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78.21" calcext:value-type="float">
            <text:p>78.21</text:p>
          </table:table-cell>
          <table:table-cell/>
          <table:table-cell table:formula="of:=AVERAGE([.A1296];[.D1296];[.G1296];[.J1296];[.M1296];[.P1296])" office:value-type="float" office:value="4.58333333333333" calcext:value-type="float">
            <text:p>4.58333333333333</text:p>
          </table:table-cell>
          <table:table-cell table:formula="of:=AVERAGE([.B1296];[.E1296];[.H1296];[.K1296];[.N1296];[.Q1296])" office:value-type="float" office:value="75.4166666666667" calcext:value-type="float">
            <text:p>75.4166666666667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74.85" calcext:value-type="float">
            <text:p>74.85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74.94" calcext:value-type="float">
            <text:p>74.94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75.86" calcext:value-type="float">
            <text:p>75.86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76.18" calcext:value-type="float">
            <text:p>76.18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75.83" calcext:value-type="float">
            <text:p>75.83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78.95" calcext:value-type="float">
            <text:p>78.95</text:p>
          </table:table-cell>
          <table:table-cell/>
          <table:table-cell table:formula="of:=AVERAGE([.A1297];[.D1297];[.G1297];[.J1297];[.M1297];[.P1297])" office:value-type="float" office:value="4.68333333333333" calcext:value-type="float">
            <text:p>4.68333333333333</text:p>
          </table:table-cell>
          <table:table-cell table:formula="of:=AVERAGE([.B1297];[.E1297];[.H1297];[.K1297];[.N1297];[.Q1297])" office:value-type="float" office:value="76.1016666666667" calcext:value-type="float">
            <text:p>76.1016666666667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75.59" calcext:value-type="float">
            <text:p>75.5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5.72" calcext:value-type="float">
            <text:p>75.72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76.49" calcext:value-type="float">
            <text:p>76.49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76.82" calcext:value-type="float">
            <text:p>76.82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76.5" calcext:value-type="float">
            <text:p>76.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9.69" calcext:value-type="float">
            <text:p>79.69</text:p>
          </table:table-cell>
          <table:table-cell/>
          <table:table-cell table:formula="of:=AVERAGE([.A1298];[.D1298];[.G1298];[.J1298];[.M1298];[.P1298])" office:value-type="float" office:value="4.78333333333333" calcext:value-type="float">
            <text:p>4.78333333333333</text:p>
          </table:table-cell>
          <table:table-cell table:formula="of:=AVERAGE([.B1298];[.E1298];[.H1298];[.K1298];[.N1298];[.Q1298])" office:value-type="float" office:value="76.8016666666667" calcext:value-type="float">
            <text:p>76.8016666666667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76.36" calcext:value-type="float">
            <text:p>76.36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76.53" calcext:value-type="float">
            <text:p>76.53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77.24" calcext:value-type="float">
            <text:p>77.24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77.64" calcext:value-type="float">
            <text:p>77.64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77.29" calcext:value-type="float">
            <text:p>77.29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80.29" calcext:value-type="float">
            <text:p>80.29</text:p>
          </table:table-cell>
          <table:table-cell/>
          <table:table-cell table:formula="of:=AVERAGE([.A1299];[.D1299];[.G1299];[.J1299];[.M1299];[.P1299])" office:value-type="float" office:value="4.88333333333333" calcext:value-type="float">
            <text:p>4.88333333333333</text:p>
          </table:table-cell>
          <table:table-cell table:formula="of:=AVERAGE([.B1299];[.E1299];[.H1299];[.K1299];[.N1299];[.Q1299])" office:value-type="float" office:value="77.5583333333334" calcext:value-type="float">
            <text:p>77.5583333333334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77.06" calcext:value-type="float">
            <text:p>77.06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77.36" calcext:value-type="float">
            <text:p>77.36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77.91" calcext:value-type="float">
            <text:p>77.9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8.31" calcext:value-type="float">
            <text:p>78.31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77.98" calcext:value-type="float">
            <text:p>77.98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80.96" calcext:value-type="float">
            <text:p>80.96</text:p>
          </table:table-cell>
          <table:table-cell/>
          <table:table-cell table:formula="of:=AVERAGE([.A1300];[.D1300];[.G1300];[.J1300];[.M1300];[.P1300])" office:value-type="float" office:value="4.98333333333333" calcext:value-type="float">
            <text:p>4.98333333333333</text:p>
          </table:table-cell>
          <table:table-cell table:formula="of:=AVERAGE([.B1300];[.E1300];[.H1300];[.K1300];[.N1300];[.Q1300])" office:value-type="float" office:value="78.2633333333333" calcext:value-type="float">
            <text:p>78.26333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7.82" calcext:value-type="float">
            <text:p>77.82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78.22" calcext:value-type="float">
            <text:p>78.22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78.64" calcext:value-type="float">
            <text:p>78.64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78.97" calcext:value-type="float">
            <text:p>78.9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8.61" calcext:value-type="float">
            <text:p>78.61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81.76" calcext:value-type="float">
            <text:p>81.76</text:p>
          </table:table-cell>
          <table:table-cell/>
          <table:table-cell table:formula="of:=AVERAGE([.A1301];[.D1301];[.G1301];[.J1301];[.M1301];[.P1301])" office:value-type="float" office:value="5.08333333333333" calcext:value-type="float">
            <text:p>5.08333333333333</text:p>
          </table:table-cell>
          <table:table-cell table:formula="of:=AVERAGE([.B1301];[.E1301];[.H1301];[.K1301];[.N1301];[.Q1301])" office:value-type="float" office:value="79.0033333333333" calcext:value-type="float">
            <text:p>79.0033333333333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78.49" calcext:value-type="float">
            <text:p>78.49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78.99" calcext:value-type="float">
            <text:p>78.99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79.38" calcext:value-type="float">
            <text:p>79.38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79.79" calcext:value-type="float">
            <text:p>79.79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79.36" calcext:value-type="float">
            <text:p>79.36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82.41" calcext:value-type="float">
            <text:p>82.41</text:p>
          </table:table-cell>
          <table:table-cell/>
          <table:table-cell table:formula="of:=AVERAGE([.A1302];[.D1302];[.G1302];[.J1302];[.M1302];[.P1302])" office:value-type="float" office:value="5.18333333333333" calcext:value-type="float">
            <text:p>5.18333333333333</text:p>
          </table:table-cell>
          <table:table-cell table:formula="of:=AVERAGE([.B1302];[.E1302];[.H1302];[.K1302];[.N1302];[.Q1302])" office:value-type="float" office:value="79.7366666666667" calcext:value-type="float">
            <text:p>79.7366666666667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79.3" calcext:value-type="float">
            <text:p>79.3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79.89" calcext:value-type="float">
            <text:p>79.8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0.09" calcext:value-type="float">
            <text:p>80.09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80.54" calcext:value-type="float">
            <text:p>80.54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79.99" calcext:value-type="float">
            <text:p>79.99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83.07" calcext:value-type="float">
            <text:p>83.07</text:p>
          </table:table-cell>
          <table:table-cell/>
          <table:table-cell table:formula="of:=AVERAGE([.A1303];[.D1303];[.G1303];[.J1303];[.M1303];[.P1303])" office:value-type="float" office:value="5.28333333333333" calcext:value-type="float">
            <text:p>5.28333333333333</text:p>
          </table:table-cell>
          <table:table-cell table:formula="of:=AVERAGE([.B1303];[.E1303];[.H1303];[.K1303];[.N1303];[.Q1303])" office:value-type="float" office:value="80.48" calcext:value-type="float">
            <text:p>80.48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80.24" calcext:value-type="float">
            <text:p>80.24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80.7" calcext:value-type="float">
            <text:p>80.7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80.88" calcext:value-type="float">
            <text:p>80.88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81.36" calcext:value-type="float">
            <text:p>81.36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80.67" calcext:value-type="float">
            <text:p>80.67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83.81" calcext:value-type="float">
            <text:p>83.81</text:p>
          </table:table-cell>
          <table:table-cell/>
          <table:table-cell table:formula="of:=AVERAGE([.A1304];[.D1304];[.G1304];[.J1304];[.M1304];[.P1304])" office:value-type="float" office:value="5.38333333333333" calcext:value-type="float">
            <text:p>5.38333333333333</text:p>
          </table:table-cell>
          <table:table-cell table:formula="of:=AVERAGE([.B1304];[.E1304];[.H1304];[.K1304];[.N1304];[.Q1304])" office:value-type="float" office:value="81.2766666666667" calcext:value-type="float">
            <text:p>81.2766666666667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81.18" calcext:value-type="float">
            <text:p>81.18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81.65" calcext:value-type="float">
            <text:p>81.65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81.53" calcext:value-type="float">
            <text:p>81.53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82.04" calcext:value-type="float">
            <text:p>82.04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81.44" calcext:value-type="float">
            <text:p>81.44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84.5" calcext:value-type="float">
            <text:p>84.5</text:p>
          </table:table-cell>
          <table:table-cell/>
          <table:table-cell table:formula="of:=AVERAGE([.A1305];[.D1305];[.G1305];[.J1305];[.M1305];[.P1305])" office:value-type="float" office:value="5.48333333333333" calcext:value-type="float">
            <text:p>5.48333333333333</text:p>
          </table:table-cell>
          <table:table-cell table:formula="of:=AVERAGE([.B1305];[.E1305];[.H1305];[.K1305];[.N1305];[.Q1305])" office:value-type="float" office:value="82.0566666666667" calcext:value-type="float">
            <text:p>82.0566666666667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81.95" calcext:value-type="float">
            <text:p>81.95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82.39" calcext:value-type="float">
            <text:p>82.39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82.08" calcext:value-type="float">
            <text:p>82.08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82.78" calcext:value-type="float">
            <text:p>82.78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82.19" calcext:value-type="float">
            <text:p>82.19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85.39" calcext:value-type="float">
            <text:p>85.39</text:p>
          </table:table-cell>
          <table:table-cell/>
          <table:table-cell table:formula="of:=AVERAGE([.A1306];[.D1306];[.G1306];[.J1306];[.M1306];[.P1306])" office:value-type="float" office:value="5.58333333333333" calcext:value-type="float">
            <text:p>5.58333333333333</text:p>
          </table:table-cell>
          <table:table-cell table:formula="of:=AVERAGE([.B1306];[.E1306];[.H1306];[.K1306];[.N1306];[.Q1306])" office:value-type="float" office:value="82.7966666666667" calcext:value-type="float">
            <text:p>82.7966666666667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82.61" calcext:value-type="float">
            <text:p>82.61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83.17" calcext:value-type="float">
            <text:p>83.17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82.83" calcext:value-type="float">
            <text:p>82.83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83.41" calcext:value-type="float">
            <text:p>83.41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82.93" calcext:value-type="float">
            <text:p>82.93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86.05" calcext:value-type="float">
            <text:p>86.05</text:p>
          </table:table-cell>
          <table:table-cell/>
          <table:table-cell table:formula="of:=AVERAGE([.A1307];[.D1307];[.G1307];[.J1307];[.M1307];[.P1307])" office:value-type="float" office:value="5.68333333333333" calcext:value-type="float">
            <text:p>5.68333333333333</text:p>
          </table:table-cell>
          <table:table-cell table:formula="of:=AVERAGE([.B1307];[.E1307];[.H1307];[.K1307];[.N1307];[.Q1307])" office:value-type="float" office:value="83.5" calcext:value-type="float">
            <text:p>83.5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83.44" calcext:value-type="float">
            <text:p>83.4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3.88" calcext:value-type="float">
            <text:p>83.88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83.63" calcext:value-type="float">
            <text:p>83.63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84.18" calcext:value-type="float">
            <text:p>84.18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83.78" calcext:value-type="float">
            <text:p>83.7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6.94" calcext:value-type="float">
            <text:p>86.94</text:p>
          </table:table-cell>
          <table:table-cell/>
          <table:table-cell table:formula="of:=AVERAGE([.A1308];[.D1308];[.G1308];[.J1308];[.M1308];[.P1308])" office:value-type="float" office:value="5.78333333333333" calcext:value-type="float">
            <text:p>5.78333333333333</text:p>
          </table:table-cell>
          <table:table-cell table:formula="of:=AVERAGE([.B1308];[.E1308];[.H1308];[.K1308];[.N1308];[.Q1308])" office:value-type="float" office:value="84.3083333333333" calcext:value-type="float">
            <text:p>84.3083333333333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84.23" calcext:value-type="float">
            <text:p>84.23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84.63" calcext:value-type="float">
            <text:p>84.63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84.36" calcext:value-type="float">
            <text:p>84.36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84.72" calcext:value-type="float">
            <text:p>84.72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87.69" calcext:value-type="float">
            <text:p>87.69</text:p>
          </table:table-cell>
          <table:table-cell/>
          <table:table-cell table:formula="of:=AVERAGE([.A1309];[.D1309];[.G1309];[.J1309];[.M1309];[.P1309])" office:value-type="float" office:value="5.88333333333333" calcext:value-type="float">
            <text:p>5.88333333333333</text:p>
          </table:table-cell>
          <table:table-cell table:formula="of:=AVERAGE([.B1309];[.E1309];[.H1309];[.K1309];[.N1309];[.Q1309])" office:value-type="float" office:value="85.105" calcext:value-type="float">
            <text:p>85.105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84.96" calcext:value-type="float">
            <text:p>84.96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85.42" calcext:value-type="float">
            <text:p>85.42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85.13" calcext:value-type="float">
            <text:p>85.1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5.67" calcext:value-type="float">
            <text:p>85.67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85.51" calcext:value-type="float">
            <text:p>85.51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88.36" calcext:value-type="float">
            <text:p>88.36</text:p>
          </table:table-cell>
          <table:table-cell/>
          <table:table-cell table:formula="of:=AVERAGE([.A1310];[.D1310];[.G1310];[.J1310];[.M1310];[.P1310])" office:value-type="float" office:value="5.98333333333333" calcext:value-type="float">
            <text:p>5.98333333333333</text:p>
          </table:table-cell>
          <table:table-cell table:formula="of:=AVERAGE([.B1310];[.E1310];[.H1310];[.K1310];[.N1310];[.Q1310])" office:value-type="float" office:value="85.8416666666667" calcext:value-type="float">
            <text:p>85.84166666666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5.82" calcext:value-type="float">
            <text:p>85.82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86.2" calcext:value-type="float">
            <text:p>86.2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85.86" calcext:value-type="float">
            <text:p>85.86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86.43" calcext:value-type="float">
            <text:p>86.4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6.13" calcext:value-type="float">
            <text:p>86.13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89.13" calcext:value-type="float">
            <text:p>89.13</text:p>
          </table:table-cell>
          <table:table-cell/>
          <table:table-cell table:formula="of:=AVERAGE([.A1311];[.D1311];[.G1311];[.J1311];[.M1311];[.P1311])" office:value-type="float" office:value="6.08333333333333" calcext:value-type="float">
            <text:p>6.08333333333333</text:p>
          </table:table-cell>
          <table:table-cell table:formula="of:=AVERAGE([.B1311];[.E1311];[.H1311];[.K1311];[.N1311];[.Q1311])" office:value-type="float" office:value="86.595" calcext:value-type="float">
            <text:p>86.595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86.69" calcext:value-type="float">
            <text:p>86.69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86.95" calcext:value-type="float">
            <text:p>86.95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86.54" calcext:value-type="float">
            <text:p>86.54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87.04" calcext:value-type="float">
            <text:p>87.04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86.84" calcext:value-type="float">
            <text:p>86.84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89.7" calcext:value-type="float">
            <text:p>89.7</text:p>
          </table:table-cell>
          <table:table-cell/>
          <table:table-cell table:formula="of:=AVERAGE([.A1312];[.D1312];[.G1312];[.J1312];[.M1312];[.P1312])" office:value-type="float" office:value="6.18333333333333" calcext:value-type="float">
            <text:p>6.18333333333333</text:p>
          </table:table-cell>
          <table:table-cell table:formula="of:=AVERAGE([.B1312];[.E1312];[.H1312];[.K1312];[.N1312];[.Q1312])" office:value-type="float" office:value="87.2933333333333" calcext:value-type="float">
            <text:p>87.2933333333333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87.45" calcext:value-type="float">
            <text:p>87.45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87.92" calcext:value-type="float">
            <text:p>87.9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7.39" calcext:value-type="float">
            <text:p>87.39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87.56" calcext:value-type="float">
            <text:p>87.56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87.67" calcext:value-type="float">
            <text:p>87.67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0.28" calcext:value-type="float">
            <text:p>90.28</text:p>
          </table:table-cell>
          <table:table-cell/>
          <table:table-cell table:formula="of:=AVERAGE([.A1313];[.D1313];[.G1313];[.J1313];[.M1313];[.P1313])" office:value-type="float" office:value="6.28333333333333" calcext:value-type="float">
            <text:p>6.28333333333333</text:p>
          </table:table-cell>
          <table:table-cell table:formula="of:=AVERAGE([.B1313];[.E1313];[.H1313];[.K1313];[.N1313];[.Q1313])" office:value-type="float" office:value="88.045" calcext:value-type="float">
            <text:p>88.045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88.1" calcext:value-type="float">
            <text:p>88.1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88.67" calcext:value-type="float">
            <text:p>88.67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87.97" calcext:value-type="float">
            <text:p>87.97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88.28" calcext:value-type="float">
            <text:p>88.28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88.37" calcext:value-type="float">
            <text:p>88.37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0.79" calcext:value-type="float">
            <text:p>90.79</text:p>
          </table:table-cell>
          <table:table-cell/>
          <table:table-cell table:formula="of:=AVERAGE([.A1314];[.D1314];[.G1314];[.J1314];[.M1314];[.P1314])" office:value-type="float" office:value="6.38333333333333" calcext:value-type="float">
            <text:p>6.38333333333333</text:p>
          </table:table-cell>
          <table:table-cell table:formula="of:=AVERAGE([.B1314];[.E1314];[.H1314];[.K1314];[.N1314];[.Q1314])" office:value-type="float" office:value="88.6966666666667" calcext:value-type="float">
            <text:p>88.6966666666667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88.83" calcext:value-type="float">
            <text:p>88.83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89.47" calcext:value-type="float">
            <text:p>89.47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88.55" calcext:value-type="float">
            <text:p>88.55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89.01" calcext:value-type="float">
            <text:p>89.01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88.92" calcext:value-type="float">
            <text:p>88.92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1.33" calcext:value-type="float">
            <text:p>91.33</text:p>
          </table:table-cell>
          <table:table-cell/>
          <table:table-cell table:formula="of:=AVERAGE([.A1315];[.D1315];[.G1315];[.J1315];[.M1315];[.P1315])" office:value-type="float" office:value="6.48333333333333" calcext:value-type="float">
            <text:p>6.48333333333333</text:p>
          </table:table-cell>
          <table:table-cell table:formula="of:=AVERAGE([.B1315];[.E1315];[.H1315];[.K1315];[.N1315];[.Q1315])" office:value-type="float" office:value="89.3516666666667" calcext:value-type="float">
            <text:p>89.3516666666667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89.6" calcext:value-type="float">
            <text:p>89.6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0.27" calcext:value-type="float">
            <text:p>90.27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89.07" calcext:value-type="float">
            <text:p>89.07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89.61" calcext:value-type="float">
            <text:p>89.61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89.59" calcext:value-type="float">
            <text:p>89.59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1.93" calcext:value-type="float">
            <text:p>91.93</text:p>
          </table:table-cell>
          <table:table-cell/>
          <table:table-cell table:formula="of:=AVERAGE([.A1316];[.D1316];[.G1316];[.J1316];[.M1316];[.P1316])" office:value-type="float" office:value="6.58333333333333" calcext:value-type="float">
            <text:p>6.58333333333333</text:p>
          </table:table-cell>
          <table:table-cell table:formula="of:=AVERAGE([.B1316];[.E1316];[.H1316];[.K1316];[.N1316];[.Q1316])" office:value-type="float" office:value="90.0116666666667" calcext:value-type="float">
            <text:p>90.0116666666667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90.25" calcext:value-type="float">
            <text:p>90.25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0.92" calcext:value-type="float">
            <text:p>90.92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89.63" calcext:value-type="float">
            <text:p>89.63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0.28" calcext:value-type="float">
            <text:p>90.28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0.16" calcext:value-type="float">
            <text:p>90.16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2.39" calcext:value-type="float">
            <text:p>92.39</text:p>
          </table:table-cell>
          <table:table-cell/>
          <table:table-cell table:formula="of:=AVERAGE([.A1317];[.D1317];[.G1317];[.J1317];[.M1317];[.P1317])" office:value-type="float" office:value="6.68333333333333" calcext:value-type="float">
            <text:p>6.68333333333333</text:p>
          </table:table-cell>
          <table:table-cell table:formula="of:=AVERAGE([.B1317];[.E1317];[.H1317];[.K1317];[.N1317];[.Q1317])" office:value-type="float" office:value="90.605" calcext:value-type="float">
            <text:p>90.605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1.51" calcext:value-type="float">
            <text:p>91.51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0.2" calcext:value-type="float">
            <text:p>90.2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0.91" calcext:value-type="float">
            <text:p>90.91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0.79" calcext:value-type="float">
            <text:p>90.7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2.86" calcext:value-type="float">
            <text:p>92.86</text:p>
          </table:table-cell>
          <table:table-cell/>
          <table:table-cell table:formula="of:=AVERAGE([.A1318];[.D1318];[.G1318];[.J1318];[.M1318];[.P1318])" office:value-type="float" office:value="6.78333333333333" calcext:value-type="float">
            <text:p>6.78333333333333</text:p>
          </table:table-cell>
          <table:table-cell table:formula="of:=AVERAGE([.B1318];[.E1318];[.H1318];[.K1318];[.N1318];[.Q1318])" office:value-type="float" office:value="91.2116666666667" calcext:value-type="float">
            <text:p>91.2116666666667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91.56" calcext:value-type="float">
            <text:p>91.56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2.09" calcext:value-type="float">
            <text:p>92.09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0.72" calcext:value-type="float">
            <text:p>90.72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1.55" calcext:value-type="float">
            <text:p>91.55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1.44" calcext:value-type="float">
            <text:p>91.44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3.4" calcext:value-type="float">
            <text:p>93.4</text:p>
          </table:table-cell>
          <table:table-cell/>
          <table:table-cell table:formula="of:=AVERAGE([.A1319];[.D1319];[.G1319];[.J1319];[.M1319];[.P1319])" office:value-type="float" office:value="6.88333333333333" calcext:value-type="float">
            <text:p>6.88333333333333</text:p>
          </table:table-cell>
          <table:table-cell table:formula="of:=AVERAGE([.B1319];[.E1319];[.H1319];[.K1319];[.N1319];[.Q1319])" office:value-type="float" office:value="91.7933333333334" calcext:value-type="float">
            <text:p>91.7933333333334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92.16" calcext:value-type="float">
            <text:p>92.16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2.79" calcext:value-type="float">
            <text:p>92.79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1.34" calcext:value-type="float">
            <text:p>91.3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1.97" calcext:value-type="float">
            <text:p>91.97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1.91" calcext:value-type="float">
            <text:p>91.91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3.76" calcext:value-type="float">
            <text:p>93.76</text:p>
          </table:table-cell>
          <table:table-cell/>
          <table:table-cell table:formula="of:=AVERAGE([.A1320];[.D1320];[.G1320];[.J1320];[.M1320];[.P1320])" office:value-type="float" office:value="6.98333333333333" calcext:value-type="float">
            <text:p>6.98333333333333</text:p>
          </table:table-cell>
          <table:table-cell table:formula="of:=AVERAGE([.B1320];[.E1320];[.H1320];[.K1320];[.N1320];[.Q1320])" office:value-type="float" office:value="92.3216666666667" calcext:value-type="float">
            <text:p>92.32166666666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2.78" calcext:value-type="float">
            <text:p>92.78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3.39" calcext:value-type="float">
            <text:p>93.39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1.88" calcext:value-type="float">
            <text:p>91.88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2.59" calcext:value-type="float">
            <text:p>92.5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2.54" calcext:value-type="float">
            <text:p>92.54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4.25" calcext:value-type="float">
            <text:p>94.25</text:p>
          </table:table-cell>
          <table:table-cell/>
          <table:table-cell table:formula="of:=AVERAGE([.A1321];[.D1321];[.G1321];[.J1321];[.M1321];[.P1321])" office:value-type="float" office:value="7.08333333333333" calcext:value-type="float">
            <text:p>7.08333333333333</text:p>
          </table:table-cell>
          <table:table-cell table:formula="of:=AVERAGE([.B1321];[.E1321];[.H1321];[.K1321];[.N1321];[.Q1321])" office:value-type="float" office:value="92.905" calcext:value-type="float">
            <text:p>92.905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93.29" calcext:value-type="float">
            <text:p>93.29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3.94" calcext:value-type="float">
            <text:p>93.94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2.28" calcext:value-type="float">
            <text:p>92.28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3.04" calcext:value-type="float">
            <text:p>93.04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2.97" calcext:value-type="float">
            <text:p>92.97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4.59" calcext:value-type="float">
            <text:p>94.59</text:p>
          </table:table-cell>
          <table:table-cell/>
          <table:table-cell table:formula="of:=AVERAGE([.A1322];[.D1322];[.G1322];[.J1322];[.M1322];[.P1322])" office:value-type="float" office:value="7.18333333333333" calcext:value-type="float">
            <text:p>7.18333333333333</text:p>
          </table:table-cell>
          <table:table-cell table:formula="of:=AVERAGE([.B1322];[.E1322];[.H1322];[.K1322];[.N1322];[.Q1322])" office:value-type="float" office:value="93.3516666666667" calcext:value-type="float">
            <text:p>93.3516666666667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93.63" calcext:value-type="float">
            <text:p>93.63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4.35" calcext:value-type="float">
            <text:p>94.3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2.85" calcext:value-type="float">
            <text:p>92.85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3.44" calcext:value-type="float">
            <text:p>93.44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3.41" calcext:value-type="float">
            <text:p>93.41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4.94" calcext:value-type="float">
            <text:p>94.94</text:p>
          </table:table-cell>
          <table:table-cell/>
          <table:table-cell table:formula="of:=AVERAGE([.A1323];[.D1323];[.G1323];[.J1323];[.M1323];[.P1323])" office:value-type="float" office:value="7.28333333333333" calcext:value-type="float">
            <text:p>7.28333333333333</text:p>
          </table:table-cell>
          <table:table-cell table:formula="of:=AVERAGE([.B1323];[.E1323];[.H1323];[.K1323];[.N1323];[.Q1323])" office:value-type="float" office:value="93.77" calcext:value-type="float">
            <text:p>93.77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94.07" calcext:value-type="float">
            <text:p>94.07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4.75" calcext:value-type="float">
            <text:p>94.75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3.31" calcext:value-type="float">
            <text:p>93.31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3.88" calcext:value-type="float">
            <text:p>93.88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3.77" calcext:value-type="float">
            <text:p>93.77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5.35" calcext:value-type="float">
            <text:p>95.35</text:p>
          </table:table-cell>
          <table:table-cell/>
          <table:table-cell table:formula="of:=AVERAGE([.A1324];[.D1324];[.G1324];[.J1324];[.M1324];[.P1324])" office:value-type="float" office:value="7.38333333333333" calcext:value-type="float">
            <text:p>7.38333333333333</text:p>
          </table:table-cell>
          <table:table-cell table:formula="of:=AVERAGE([.B1324];[.E1324];[.H1324];[.K1324];[.N1324];[.Q1324])" office:value-type="float" office:value="94.1883333333333" calcext:value-type="float">
            <text:p>94.1883333333333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94.56" calcext:value-type="float">
            <text:p>94.56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5.12" calcext:value-type="float">
            <text:p>95.12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3.73" calcext:value-type="float">
            <text:p>93.73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4.37" calcext:value-type="float">
            <text:p>94.37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4.16" calcext:value-type="float">
            <text:p>94.16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5.65" calcext:value-type="float">
            <text:p>95.65</text:p>
          </table:table-cell>
          <table:table-cell/>
          <table:table-cell table:formula="of:=AVERAGE([.A1325];[.D1325];[.G1325];[.J1325];[.M1325];[.P1325])" office:value-type="float" office:value="7.48333333333333" calcext:value-type="float">
            <text:p>7.48333333333333</text:p>
          </table:table-cell>
          <table:table-cell table:formula="of:=AVERAGE([.B1325];[.E1325];[.H1325];[.K1325];[.N1325];[.Q1325])" office:value-type="float" office:value="94.5983333333333" calcext:value-type="float">
            <text:p>94.5983333333333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5.43" calcext:value-type="float">
            <text:p>95.43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4.13" calcext:value-type="float">
            <text:p>94.13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4.67" calcext:value-type="float">
            <text:p>94.67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4.54" calcext:value-type="float">
            <text:p>94.54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5.91" calcext:value-type="float">
            <text:p>95.91</text:p>
          </table:table-cell>
          <table:table-cell/>
          <table:table-cell table:formula="of:=AVERAGE([.A1326];[.D1326];[.G1326];[.J1326];[.M1326];[.P1326])" office:value-type="float" office:value="7.58333333333333" calcext:value-type="float">
            <text:p>7.58333333333333</text:p>
          </table:table-cell>
          <table:table-cell table:formula="of:=AVERAGE([.B1326];[.E1326];[.H1326];[.K1326];[.N1326];[.Q1326])" office:value-type="float" office:value="94.9466666666667" calcext:value-type="float">
            <text:p>94.9466666666667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95.33" calcext:value-type="float">
            <text:p>95.33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5.7" calcext:value-type="float">
            <text:p>95.7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4.53" calcext:value-type="float">
            <text:p>94.53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4.76" calcext:value-type="float">
            <text:p>94.76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6.08" calcext:value-type="float">
            <text:p>96.08</text:p>
          </table:table-cell>
          <table:table-cell/>
          <table:table-cell table:formula="of:=AVERAGE([.A1327];[.D1327];[.G1327];[.J1327];[.M1327];[.P1327])" office:value-type="float" office:value="7.68333333333333" calcext:value-type="float">
            <text:p>7.68333333333333</text:p>
          </table:table-cell>
          <table:table-cell table:formula="of:=AVERAGE([.B1327];[.E1327];[.H1327];[.K1327];[.N1327];[.Q1327])" office:value-type="float" office:value="95.2333333333333" calcext:value-type="float">
            <text:p>95.2333333333333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95.68" calcext:value-type="float">
            <text:p>95.6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6.04" calcext:value-type="float">
            <text:p>96.04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4.91" calcext:value-type="float">
            <text:p>94.91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5.32" calcext:value-type="float">
            <text:p>95.32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6.31" calcext:value-type="float">
            <text:p>96.31</text:p>
          </table:table-cell>
          <table:table-cell/>
          <table:table-cell table:formula="of:=AVERAGE([.A1328];[.D1328];[.G1328];[.J1328];[.M1328];[.P1328])" office:value-type="float" office:value="7.78333333333333" calcext:value-type="float">
            <text:p>7.78333333333333</text:p>
          </table:table-cell>
          <table:table-cell table:formula="of:=AVERAGE([.B1328];[.E1328];[.H1328];[.K1328];[.N1328];[.Q1328])" office:value-type="float" office:value="95.5433333333333" calcext:value-type="float">
            <text:p>95.5433333333333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95.99" calcext:value-type="float">
            <text:p>95.99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6.25" calcext:value-type="float">
            <text:p>96.25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5.27" calcext:value-type="float">
            <text:p>95.27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5.56" calcext:value-type="float">
            <text:p>95.56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5.23" calcext:value-type="float">
            <text:p>95.23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6.55" calcext:value-type="float">
            <text:p>96.55</text:p>
          </table:table-cell>
          <table:table-cell/>
          <table:table-cell table:formula="of:=AVERAGE([.A1329];[.D1329];[.G1329];[.J1329];[.M1329];[.P1329])" office:value-type="float" office:value="7.88333333333333" calcext:value-type="float">
            <text:p>7.88333333333333</text:p>
          </table:table-cell>
          <table:table-cell table:formula="of:=AVERAGE([.B1329];[.E1329];[.H1329];[.K1329];[.N1329];[.Q1329])" office:value-type="float" office:value="95.8083333333333" calcext:value-type="float">
            <text:p>95.8083333333333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96.25" calcext:value-type="float">
            <text:p>96.25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6.48" calcext:value-type="float">
            <text:p>96.48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5.53" calcext:value-type="float">
            <text:p>95.5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5.87" calcext:value-type="float">
            <text:p>95.87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5.52" calcext:value-type="float">
            <text:p>95.52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6.73" calcext:value-type="float">
            <text:p>96.73</text:p>
          </table:table-cell>
          <table:table-cell/>
          <table:table-cell table:formula="of:=AVERAGE([.A1330];[.D1330];[.G1330];[.J1330];[.M1330];[.P1330])" office:value-type="float" office:value="7.98333333333333" calcext:value-type="float">
            <text:p>7.98333333333333</text:p>
          </table:table-cell>
          <table:table-cell table:formula="of:=AVERAGE([.B1330];[.E1330];[.H1330];[.K1330];[.N1330];[.Q1330])" office:value-type="float" office:value="96.0633333333333" calcext:value-type="float">
            <text:p>96.06333333333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6.57" calcext:value-type="float">
            <text:p>96.57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6.74" calcext:value-type="float">
            <text:p>96.74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5.8" calcext:value-type="float">
            <text:p>95.8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6.09" calcext:value-type="float">
            <text:p>96.0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5.91" calcext:value-type="float">
            <text:p>95.91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6.93" calcext:value-type="float">
            <text:p>96.93</text:p>
          </table:table-cell>
          <table:table-cell/>
          <table:table-cell table:formula="of:=AVERAGE([.A1331];[.D1331];[.G1331];[.J1331];[.M1331];[.P1331])" office:value-type="float" office:value="8.08333333333333" calcext:value-type="float">
            <text:p>8.08333333333333</text:p>
          </table:table-cell>
          <table:table-cell table:formula="of:=AVERAGE([.B1331];[.E1331];[.H1331];[.K1331];[.N1331];[.Q1331])" office:value-type="float" office:value="96.34" calcext:value-type="float">
            <text:p>96.34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96.83" calcext:value-type="float">
            <text:p>96.83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6.88" calcext:value-type="float">
            <text:p>96.88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6.04" calcext:value-type="float">
            <text:p>96.04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6.25" calcext:value-type="float">
            <text:p>96.25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6.18" calcext:value-type="float">
            <text:p>96.18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7.12" calcext:value-type="float">
            <text:p>97.12</text:p>
          </table:table-cell>
          <table:table-cell/>
          <table:table-cell table:formula="of:=AVERAGE([.A1332];[.D1332];[.G1332];[.J1332];[.M1332];[.P1332])" office:value-type="float" office:value="8.18333333333333" calcext:value-type="float">
            <text:p>8.18333333333333</text:p>
          </table:table-cell>
          <table:table-cell table:formula="of:=AVERAGE([.B1332];[.E1332];[.H1332];[.K1332];[.N1332];[.Q1332])" office:value-type="float" office:value="96.55" calcext:value-type="float">
            <text:p>96.55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97.06" calcext:value-type="float">
            <text:p>97.06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7.04" calcext:value-type="float">
            <text:p>97.0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6.2" calcext:value-type="float">
            <text:p>96.2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6.5" calcext:value-type="float">
            <text:p>96.5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6.43" calcext:value-type="float">
            <text:p>96.43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7.25" calcext:value-type="float">
            <text:p>97.25</text:p>
          </table:table-cell>
          <table:table-cell/>
          <table:table-cell table:formula="of:=AVERAGE([.A1333];[.D1333];[.G1333];[.J1333];[.M1333];[.P1333])" office:value-type="float" office:value="8.28333333333333" calcext:value-type="float">
            <text:p>8.28333333333333</text:p>
          </table:table-cell>
          <table:table-cell table:formula="of:=AVERAGE([.B1333];[.E1333];[.H1333];[.K1333];[.N1333];[.Q1333])" office:value-type="float" office:value="96.7466666666667" calcext:value-type="float">
            <text:p>96.7466666666667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97.25" calcext:value-type="float">
            <text:p>97.25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7.21" calcext:value-type="float">
            <text:p>97.21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6.45" calcext:value-type="float">
            <text:p>96.45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6.61" calcext:value-type="float">
            <text:p>96.61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6.6" calcext:value-type="float">
            <text:p>96.6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7.37" calcext:value-type="float">
            <text:p>97.37</text:p>
          </table:table-cell>
          <table:table-cell/>
          <table:table-cell table:formula="of:=AVERAGE([.A1334];[.D1334];[.G1334];[.J1334];[.M1334];[.P1334])" office:value-type="float" office:value="8.38333333333333" calcext:value-type="float">
            <text:p>8.38333333333333</text:p>
          </table:table-cell>
          <table:table-cell table:formula="of:=AVERAGE([.B1334];[.E1334];[.H1334];[.K1334];[.N1334];[.Q1334])" office:value-type="float" office:value="96.915" calcext:value-type="float">
            <text:p>96.915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97.4" calcext:value-type="float">
            <text:p>97.4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7.33" calcext:value-type="float">
            <text:p>97.33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6.71" calcext:value-type="float">
            <text:p>96.71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6.8" calcext:value-type="float">
            <text:p>96.8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6.75" calcext:value-type="float">
            <text:p>96.75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7.51" calcext:value-type="float">
            <text:p>97.51</text:p>
          </table:table-cell>
          <table:table-cell/>
          <table:table-cell table:formula="of:=AVERAGE([.A1335];[.D1335];[.G1335];[.J1335];[.M1335];[.P1335])" office:value-type="float" office:value="8.48333333333333" calcext:value-type="float">
            <text:p>8.48333333333333</text:p>
          </table:table-cell>
          <table:table-cell table:formula="of:=AVERAGE([.B1335];[.E1335];[.H1335];[.K1335];[.N1335];[.Q1335])" office:value-type="float" office:value="97.0833333333333" calcext:value-type="float">
            <text:p>97.0833333333333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97.54" calcext:value-type="float">
            <text:p>97.54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7.49" calcext:value-type="float">
            <text:p>97.49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6.86" calcext:value-type="float">
            <text:p>96.86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7.01" calcext:value-type="float">
            <text:p>97.01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6.86" calcext:value-type="float">
            <text:p>96.86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7.62" calcext:value-type="float">
            <text:p>97.62</text:p>
          </table:table-cell>
          <table:table-cell/>
          <table:table-cell table:formula="of:=AVERAGE([.A1336];[.D1336];[.G1336];[.J1336];[.M1336];[.P1336])" office:value-type="float" office:value="8.58333333333333" calcext:value-type="float">
            <text:p>8.58333333333333</text:p>
          </table:table-cell>
          <table:table-cell table:formula="of:=AVERAGE([.B1336];[.E1336];[.H1336];[.K1336];[.N1336];[.Q1336])" office:value-type="float" office:value="97.23" calcext:value-type="float">
            <text:p>97.23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97.68" calcext:value-type="float">
            <text:p>97.68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7.55" calcext:value-type="float">
            <text:p>97.55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6.99" calcext:value-type="float">
            <text:p>96.99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7.22" calcext:value-type="float">
            <text:p>97.22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6.99" calcext:value-type="float">
            <text:p>96.99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7.77" calcext:value-type="float">
            <text:p>97.77</text:p>
          </table:table-cell>
          <table:table-cell/>
          <table:table-cell table:formula="of:=AVERAGE([.A1337];[.D1337];[.G1337];[.J1337];[.M1337];[.P1337])" office:value-type="float" office:value="8.68333333333333" calcext:value-type="float">
            <text:p>8.68333333333333</text:p>
          </table:table-cell>
          <table:table-cell table:formula="of:=AVERAGE([.B1337];[.E1337];[.H1337];[.K1337];[.N1337];[.Q1337])" office:value-type="float" office:value="97.3666666666667" calcext:value-type="float">
            <text:p>97.3666666666667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97.79" calcext:value-type="float">
            <text:p>97.7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7.7" calcext:value-type="float">
            <text:p>97.7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7.09" calcext:value-type="float">
            <text:p>97.09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7.36" calcext:value-type="float">
            <text:p>97.36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7.1" calcext:value-type="float">
            <text:p>97.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7.86" calcext:value-type="float">
            <text:p>97.86</text:p>
          </table:table-cell>
          <table:table-cell/>
          <table:table-cell table:formula="of:=AVERAGE([.A1338];[.D1338];[.G1338];[.J1338];[.M1338];[.P1338])" office:value-type="float" office:value="8.78333333333333" calcext:value-type="float">
            <text:p>8.78333333333333</text:p>
          </table:table-cell>
          <table:table-cell table:formula="of:=AVERAGE([.B1338];[.E1338];[.H1338];[.K1338];[.N1338];[.Q1338])" office:value-type="float" office:value="97.4833333333333" calcext:value-type="float">
            <text:p>97.4833333333333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97.91" calcext:value-type="float">
            <text:p>97.91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7.8" calcext:value-type="float">
            <text:p>97.8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7.3" calcext:value-type="float">
            <text:p>97.3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7.46" calcext:value-type="float">
            <text:p>97.46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7.19" calcext:value-type="float">
            <text:p>97.19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7.94" calcext:value-type="float">
            <text:p>97.94</text:p>
          </table:table-cell>
          <table:table-cell/>
          <table:table-cell table:formula="of:=AVERAGE([.A1339];[.D1339];[.G1339];[.J1339];[.M1339];[.P1339])" office:value-type="float" office:value="8.88333333333333" calcext:value-type="float">
            <text:p>8.88333333333333</text:p>
          </table:table-cell>
          <table:table-cell table:formula="of:=AVERAGE([.B1339];[.E1339];[.H1339];[.K1339];[.N1339];[.Q1339])" office:value-type="float" office:value="97.6" calcext:value-type="float">
            <text:p>97.6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98.02" calcext:value-type="float">
            <text:p>98.02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7.86" calcext:value-type="float">
            <text:p>97.86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7.37" calcext:value-type="float">
            <text:p>97.3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7.6" calcext:value-type="float">
            <text:p>97.6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7.29" calcext:value-type="float">
            <text:p>97.29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8.04" calcext:value-type="float">
            <text:p>98.04</text:p>
          </table:table-cell>
          <table:table-cell/>
          <table:table-cell table:formula="of:=AVERAGE([.A1340];[.D1340];[.G1340];[.J1340];[.M1340];[.P1340])" office:value-type="float" office:value="8.98333333333333" calcext:value-type="float">
            <text:p>8.98333333333333</text:p>
          </table:table-cell>
          <table:table-cell table:formula="of:=AVERAGE([.B1340];[.E1340];[.H1340];[.K1340];[.N1340];[.Q1340])" office:value-type="float" office:value="97.6966666666667" calcext:value-type="float">
            <text:p>97.69666666666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8.2" calcext:value-type="float">
            <text:p>98.2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7.94" calcext:value-type="float">
            <text:p>97.94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7.51" calcext:value-type="float">
            <text:p>97.51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7.68" calcext:value-type="float">
            <text:p>97.6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7.44" calcext:value-type="float">
            <text:p>97.44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8.12" calcext:value-type="float">
            <text:p>98.12</text:p>
          </table:table-cell>
          <table:table-cell/>
          <table:table-cell table:formula="of:=AVERAGE([.A1341];[.D1341];[.G1341];[.J1341];[.M1341];[.P1341])" office:value-type="float" office:value="9.08333333333333" calcext:value-type="float">
            <text:p>9.08333333333333</text:p>
          </table:table-cell>
          <table:table-cell table:formula="of:=AVERAGE([.B1341];[.E1341];[.H1341];[.K1341];[.N1341];[.Q1341])" office:value-type="float" office:value="97.815" calcext:value-type="float">
            <text:p>97.815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98.29" calcext:value-type="float">
            <text:p>98.29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7.65" calcext:value-type="float">
            <text:p>97.65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7.78" calcext:value-type="float">
            <text:p>97.78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7.49" calcext:value-type="float">
            <text:p>97.49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8.18" calcext:value-type="float">
            <text:p>98.18</text:p>
          </table:table-cell>
          <table:table-cell/>
          <table:table-cell table:formula="of:=AVERAGE([.A1342];[.D1342];[.G1342];[.J1342];[.M1342];[.P1342])" office:value-type="float" office:value="9.18333333333333" calcext:value-type="float">
            <text:p>9.18333333333333</text:p>
          </table:table-cell>
          <table:table-cell table:formula="of:=AVERAGE([.B1342];[.E1342];[.H1342];[.K1342];[.N1342];[.Q1342])" office:value-type="float" office:value="97.8983333333333" calcext:value-type="float">
            <text:p>97.8983333333333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98.34" calcext:value-type="float">
            <text:p>98.34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8.12" calcext:value-type="float">
            <text:p>98.1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7.75" calcext:value-type="float">
            <text:p>97.75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7.89" calcext:value-type="float">
            <text:p>97.89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7.53" calcext:value-type="float">
            <text:p>97.53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8.27" calcext:value-type="float">
            <text:p>98.27</text:p>
          </table:table-cell>
          <table:table-cell/>
          <table:table-cell table:formula="of:=AVERAGE([.A1343];[.D1343];[.G1343];[.J1343];[.M1343];[.P1343])" office:value-type="float" office:value="9.28333333333333" calcext:value-type="float">
            <text:p>9.28333333333333</text:p>
          </table:table-cell>
          <table:table-cell table:formula="of:=AVERAGE([.B1343];[.E1343];[.H1343];[.K1343];[.N1343];[.Q1343])" office:value-type="float" office:value="97.9833333333333" calcext:value-type="float">
            <text:p>97.9833333333333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98.45" calcext:value-type="float">
            <text:p>98.45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8.18" calcext:value-type="float">
            <text:p>98.18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7.86" calcext:value-type="float">
            <text:p>97.86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7.99" calcext:value-type="float">
            <text:p>97.99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7.63" calcext:value-type="float">
            <text:p>97.63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8.35" calcext:value-type="float">
            <text:p>98.35</text:p>
          </table:table-cell>
          <table:table-cell/>
          <table:table-cell table:formula="of:=AVERAGE([.A1344];[.D1344];[.G1344];[.J1344];[.M1344];[.P1344])" office:value-type="float" office:value="9.38333333333333" calcext:value-type="float">
            <text:p>9.38333333333333</text:p>
          </table:table-cell>
          <table:table-cell table:formula="of:=AVERAGE([.B1344];[.E1344];[.H1344];[.K1344];[.N1344];[.Q1344])" office:value-type="float" office:value="98.0766666666667" calcext:value-type="float">
            <text:p>98.0766666666667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98.55" calcext:value-type="float">
            <text:p>98.55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8.23" calcext:value-type="float">
            <text:p>98.23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7.97" calcext:value-type="float">
            <text:p>97.97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8.07" calcext:value-type="float">
            <text:p>98.07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7.77" calcext:value-type="float">
            <text:p>97.77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8.4" calcext:value-type="float">
            <text:p>98.4</text:p>
          </table:table-cell>
          <table:table-cell/>
          <table:table-cell table:formula="of:=AVERAGE([.A1345];[.D1345];[.G1345];[.J1345];[.M1345];[.P1345])" office:value-type="float" office:value="9.48333333333333" calcext:value-type="float">
            <text:p>9.48333333333333</text:p>
          </table:table-cell>
          <table:table-cell table:formula="of:=AVERAGE([.B1345];[.E1345];[.H1345];[.K1345];[.N1345];[.Q1345])" office:value-type="float" office:value="98.165" calcext:value-type="float">
            <text:p>98.165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98.59" calcext:value-type="float">
            <text:p>98.59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8.32" calcext:value-type="float">
            <text:p>98.32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8.04" calcext:value-type="float">
            <text:p>98.04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8.12" calcext:value-type="float">
            <text:p>98.12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7.86" calcext:value-type="float">
            <text:p>97.86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8.43" calcext:value-type="float">
            <text:p>98.43</text:p>
          </table:table-cell>
          <table:table-cell/>
          <table:table-cell table:formula="of:=AVERAGE([.A1346];[.D1346];[.G1346];[.J1346];[.M1346];[.P1346])" office:value-type="float" office:value="9.58333333333333" calcext:value-type="float">
            <text:p>9.58333333333333</text:p>
          </table:table-cell>
          <table:table-cell table:formula="of:=AVERAGE([.B1346];[.E1346];[.H1346];[.K1346];[.N1346];[.Q1346])" office:value-type="float" office:value="98.2266666666667" calcext:value-type="float">
            <text:p>98.2266666666667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98.64" calcext:value-type="float">
            <text:p>98.64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8.39" calcext:value-type="float">
            <text:p>98.39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8.13" calcext:value-type="float">
            <text:p>98.13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8.22" calcext:value-type="float">
            <text:p>98.22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7.98" calcext:value-type="float">
            <text:p>97.98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8.48" calcext:value-type="float">
            <text:p>98.48</text:p>
          </table:table-cell>
          <table:table-cell/>
          <table:table-cell table:formula="of:=AVERAGE([.A1347];[.D1347];[.G1347];[.J1347];[.M1347];[.P1347])" office:value-type="float" office:value="9.68333333333333" calcext:value-type="float">
            <text:p>9.68333333333333</text:p>
          </table:table-cell>
          <table:table-cell table:formula="of:=AVERAGE([.B1347];[.E1347];[.H1347];[.K1347];[.N1347];[.Q1347])" office:value-type="float" office:value="98.3066666666667" calcext:value-type="float">
            <text:p>98.3066666666667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98.67" calcext:value-type="float">
            <text:p>98.6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8.65" calcext:value-type="float">
            <text:p>98.65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8.2" calcext:value-type="float">
            <text:p>98.2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8.25" calcext:value-type="float">
            <text:p>98.25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8.07" calcext:value-type="float">
            <text:p>98.0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8.65" calcext:value-type="float">
            <text:p>98.65</text:p>
          </table:table-cell>
          <table:table-cell/>
          <table:table-cell table:formula="of:=AVERAGE([.A1348];[.D1348];[.G1348];[.J1348];[.M1348];[.P1348])" office:value-type="float" office:value="9.78333333333333" calcext:value-type="float">
            <text:p>9.78333333333333</text:p>
          </table:table-cell>
          <table:table-cell table:formula="of:=AVERAGE([.B1348];[.E1348];[.H1348];[.K1348];[.N1348];[.Q1348])" office:value-type="float" office:value="98.415" calcext:value-type="float">
            <text:p>98.415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98.72" calcext:value-type="float">
            <text:p>98.7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8.9" calcext:value-type="float">
            <text:p>98.9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8.23" calcext:value-type="float">
            <text:p>98.23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8.35" calcext:value-type="float">
            <text:p>98.35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8.14" calcext:value-type="float">
            <text:p>98.1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8.89" calcext:value-type="float">
            <text:p>98.89</text:p>
          </table:table-cell>
          <table:table-cell/>
          <table:table-cell table:formula="of:=AVERAGE([.A1349];[.D1349];[.G1349];[.J1349];[.M1349];[.P1349])" office:value-type="float" office:value="10.1833333333333" calcext:value-type="float">
            <text:p>10.1833333333333</text:p>
          </table:table-cell>
          <table:table-cell table:formula="of:=AVERAGE([.B1349];[.E1349];[.H1349];[.K1349];[.N1349];[.Q1349])" office:value-type="float" office:value="98.5383333333333" calcext:value-type="float">
            <text:p>98.5383333333333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98.78" calcext:value-type="float">
            <text:p>98.7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08" calcext:value-type="float">
            <text:p>99.08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8.26" calcext:value-type="float">
            <text:p>98.2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8.55" calcext:value-type="float">
            <text:p>98.55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8.21" calcext:value-type="float">
            <text:p>98.2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04" calcext:value-type="float">
            <text:p>99.04</text:p>
          </table:table-cell>
          <table:table-cell/>
          <table:table-cell table:formula="of:=AVERAGE([.A1350];[.D1350];[.G1350];[.J1350];[.M1350];[.P1350])" office:value-type="float" office:value="10.5833333333333" calcext:value-type="float">
            <text:p>10.5833333333333</text:p>
          </table:table-cell>
          <table:table-cell table:formula="of:=AVERAGE([.B1350];[.E1350];[.H1350];[.K1350];[.N1350];[.Q1350])" office:value-type="float" office:value="98.6533333333333" calcext:value-type="float">
            <text:p>98.6533333333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8.9" calcext:value-type="float">
            <text:p>98.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2" calcext:value-type="float">
            <text:p>99.2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8.34" calcext:value-type="float">
            <text:p>98.3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8.85" calcext:value-type="float">
            <text:p>98.8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8.52" calcext:value-type="float">
            <text:p>98.5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14" calcext:value-type="float">
            <text:p>99.14</text:p>
          </table:table-cell>
          <table:table-cell/>
          <table:table-cell table:formula="of:=AVERAGE([.A1351];[.D1351];[.G1351];[.J1351];[.M1351];[.P1351])" office:value-type="float" office:value="11.1333333333333" calcext:value-type="float">
            <text:p>11.1333333333333</text:p>
          </table:table-cell>
          <table:table-cell table:formula="of:=AVERAGE([.B1351];[.E1351];[.H1351];[.K1351];[.N1351];[.Q1351])" office:value-type="float" office:value="98.825" calcext:value-type="float">
            <text:p>98.8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9.13" calcext:value-type="float">
            <text:p>99.1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28" calcext:value-type="float">
            <text:p>99.28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8.4" calcext:value-type="float">
            <text:p>98.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04" calcext:value-type="float">
            <text:p>99.0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8.81" calcext:value-type="float">
            <text:p>98.8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23" calcext:value-type="float">
            <text:p>99.23</text:p>
          </table:table-cell>
          <table:table-cell/>
          <table:table-cell table:formula="of:=AVERAGE([.A1352];[.D1352];[.G1352];[.J1352];[.M1352];[.P1352])" office:value-type="float" office:value="11.9833333333333" calcext:value-type="float">
            <text:p>11.9833333333333</text:p>
          </table:table-cell>
          <table:table-cell table:formula="of:=AVERAGE([.B1352];[.E1352];[.H1352];[.K1352];[.N1352];[.Q1352])" office:value-type="float" office:value="98.9816666666667" calcext:value-type="float">
            <text:p>98.98166666666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9.22" calcext:value-type="float">
            <text:p>99.2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38" calcext:value-type="float">
            <text:p>99.3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8.66" calcext:value-type="float">
            <text:p>98.6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14" calcext:value-type="float">
            <text:p>99.1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8.94" calcext:value-type="float">
            <text:p>98.9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3" calcext:value-type="float">
            <text:p>99.3</text:p>
          </table:table-cell>
          <table:table-cell/>
          <table:table-cell table:formula="of:=AVERAGE([.A1353];[.D1353];[.G1353];[.J1353];[.M1353];[.P1353])" office:value-type="float" office:value="12.8333333333333" calcext:value-type="float">
            <text:p>12.8333333333333</text:p>
          </table:table-cell>
          <table:table-cell table:formula="of:=AVERAGE([.B1353];[.E1353];[.H1353];[.K1353];[.N1353];[.Q1353])" office:value-type="float" office:value="99.1066666666667" calcext:value-type="float">
            <text:p>99.10666666666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9.33" calcext:value-type="float">
            <text:p>99.3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4" calcext:value-type="float">
            <text:p>99.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8.92" calcext:value-type="float">
            <text:p>98.9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22" calcext:value-type="float">
            <text:p>99.2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1" calcext:value-type="float">
            <text:p>99.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37" calcext:value-type="float">
            <text:p>99.37</text:p>
          </table:table-cell>
          <table:table-cell/>
          <table:table-cell table:formula="of:=AVERAGE([.A1354];[.D1354];[.G1354];[.J1354];[.M1354];[.P1354])" office:value-type="float" office:value="13.8333333333333" calcext:value-type="float">
            <text:p>13.8333333333333</text:p>
          </table:table-cell>
          <table:table-cell table:formula="of:=AVERAGE([.B1354];[.E1354];[.H1354];[.K1354];[.N1354];[.Q1354])" office:value-type="float" office:value="99.2233333333333" calcext:value-type="float">
            <text:p>99.22333333333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9.39" calcext:value-type="float">
            <text:p>99.3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44" calcext:value-type="float">
            <text:p>99.4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05" calcext:value-type="float">
            <text:p>99.0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3" calcext:value-type="float">
            <text:p>99.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18" calcext:value-type="float">
            <text:p>99.1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43" calcext:value-type="float">
            <text:p>99.43</text:p>
          </table:table-cell>
          <table:table-cell/>
          <table:table-cell table:formula="of:=AVERAGE([.A1355];[.D1355];[.G1355];[.J1355];[.M1355];[.P1355])" office:value-type="float" office:value="14.8333333333333" calcext:value-type="float">
            <text:p>14.8333333333333</text:p>
          </table:table-cell>
          <table:table-cell table:formula="of:=AVERAGE([.B1355];[.E1355];[.H1355];[.K1355];[.N1355];[.Q1355])" office:value-type="float" office:value="99.2983333333333" calcext:value-type="float">
            <text:p>99.29833333333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9.43" calcext:value-type="float">
            <text:p>99.4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49" calcext:value-type="float">
            <text:p>99.4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14" calcext:value-type="float">
            <text:p>99.1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33" calcext:value-type="float">
            <text:p>99.3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27" calcext:value-type="float">
            <text:p>99.2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45" calcext:value-type="float">
            <text:p>99.45</text:p>
          </table:table-cell>
          <table:table-cell/>
          <table:table-cell table:formula="of:=AVERAGE([.A1356];[.D1356];[.G1356];[.J1356];[.M1356];[.P1356])" office:value-type="float" office:value="16" calcext:value-type="float">
            <text:p>16</text:p>
          </table:table-cell>
          <table:table-cell table:formula="of:=AVERAGE([.B1356];[.E1356];[.H1356];[.K1356];[.N1356];[.Q1356])" office:value-type="float" office:value="99.3516666666667" calcext:value-type="float">
            <text:p>99.35166666666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9.46" calcext:value-type="float">
            <text:p>99.4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53" calcext:value-type="float">
            <text:p>99.5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2" calcext:value-type="float">
            <text:p>99.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36" calcext:value-type="float">
            <text:p>99.3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34" calcext:value-type="float">
            <text:p>99.3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47" calcext:value-type="float">
            <text:p>99.47</text:p>
          </table:table-cell>
          <table:table-cell/>
          <table:table-cell table:formula="of:=AVERAGE([.A1357];[.D1357];[.G1357];[.J1357];[.M1357];[.P1357])" office:value-type="float" office:value="17" calcext:value-type="float">
            <text:p>17</text:p>
          </table:table-cell>
          <table:table-cell table:formula="of:=AVERAGE([.B1357];[.E1357];[.H1357];[.K1357];[.N1357];[.Q1357])" office:value-type="float" office:value="99.3933333333333" calcext:value-type="float">
            <text:p>99.39333333333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9.5" calcext:value-type="float">
            <text:p>99.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54" calcext:value-type="float">
            <text:p>99.5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24" calcext:value-type="float">
            <text:p>99.2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37" calcext:value-type="float">
            <text:p>99.3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43" calcext:value-type="float">
            <text:p>99.4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49" calcext:value-type="float">
            <text:p>99.49</text:p>
          </table:table-cell>
          <table:table-cell/>
          <table:table-cell table:formula="of:=AVERAGE([.A1358];[.D1358];[.G1358];[.J1358];[.M1358];[.P1358])" office:value-type="float" office:value="18" calcext:value-type="float">
            <text:p>18</text:p>
          </table:table-cell>
          <table:table-cell table:formula="of:=AVERAGE([.B1358];[.E1358];[.H1358];[.K1358];[.N1358];[.Q1358])" office:value-type="float" office:value="99.4283333333333" calcext:value-type="float">
            <text:p>99.42833333333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9.52" calcext:value-type="float">
            <text:p>99.5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55" calcext:value-type="float">
            <text:p>99.5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26" calcext:value-type="float">
            <text:p>99.2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41" calcext:value-type="float">
            <text:p>99.4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46" calcext:value-type="float">
            <text:p>99.4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52" calcext:value-type="float">
            <text:p>99.52</text:p>
          </table:table-cell>
          <table:table-cell/>
          <table:table-cell table:formula="of:=AVERAGE([.A1359];[.D1359];[.G1359];[.J1359];[.M1359];[.P1359])" office:value-type="float" office:value="19" calcext:value-type="float">
            <text:p>19</text:p>
          </table:table-cell>
          <table:table-cell table:formula="of:=AVERAGE([.B1359];[.E1359];[.H1359];[.K1359];[.N1359];[.Q1359])" office:value-type="float" office:value="99.4533333333333" calcext:value-type="float">
            <text:p>99.45333333333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9.53" calcext:value-type="float">
            <text:p>99.5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58" calcext:value-type="float">
            <text:p>99.5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32" calcext:value-type="float">
            <text:p>99.3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43" calcext:value-type="float">
            <text:p>99.4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5" calcext:value-type="float">
            <text:p>99.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56" calcext:value-type="float">
            <text:p>99.56</text:p>
          </table:table-cell>
          <table:table-cell/>
          <table:table-cell table:formula="of:=AVERAGE([.A1360];[.D1360];[.G1360];[.J1360];[.M1360];[.P1360])" office:value-type="float" office:value="20" calcext:value-type="float">
            <text:p>20</text:p>
          </table:table-cell>
          <table:table-cell table:formula="of:=AVERAGE([.B1360];[.E1360];[.H1360];[.K1360];[.N1360];[.Q1360])" office:value-type="float" office:value="99.4866666666667" calcext:value-type="float">
            <text:p>99.48666666666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9.54" calcext:value-type="float">
            <text:p>99.5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59" calcext:value-type="float">
            <text:p>99.5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33" calcext:value-type="float">
            <text:p>99.3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45" calcext:value-type="float">
            <text:p>99.4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53" calcext:value-type="float">
            <text:p>99.5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57" calcext:value-type="float">
            <text:p>99.57</text:p>
          </table:table-cell>
          <table:table-cell/>
          <table:table-cell table:formula="of:=AVERAGE([.A1361];[.D1361];[.G1361];[.J1361];[.M1361];[.P1361])" office:value-type="float" office:value="21" calcext:value-type="float">
            <text:p>21</text:p>
          </table:table-cell>
          <table:table-cell table:formula="of:=AVERAGE([.B1361];[.E1361];[.H1361];[.K1361];[.N1361];[.Q1361])" office:value-type="float" office:value="99.5016666666667" calcext:value-type="float">
            <text:p>99.501666666666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9.56" calcext:value-type="float">
            <text:p>99.5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61" calcext:value-type="float">
            <text:p>99.6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37" calcext:value-type="float">
            <text:p>99.3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46" calcext:value-type="float">
            <text:p>99.4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54" calcext:value-type="float">
            <text:p>99.5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58" calcext:value-type="float">
            <text:p>99.58</text:p>
          </table:table-cell>
          <table:table-cell/>
          <table:table-cell table:formula="of:=AVERAGE([.A1362];[.D1362];[.G1362];[.J1362];[.M1362];[.P1362])" office:value-type="float" office:value="22" calcext:value-type="float">
            <text:p>22</text:p>
          </table:table-cell>
          <table:table-cell table:formula="of:=AVERAGE([.B1362];[.E1362];[.H1362];[.K1362];[.N1362];[.Q1362])" office:value-type="float" office:value="99.52" calcext:value-type="float">
            <text:p>99.5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9.57" calcext:value-type="float">
            <text:p>99.5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62" calcext:value-type="float">
            <text:p>99.6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44" calcext:value-type="float">
            <text:p>99.4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48" calcext:value-type="float">
            <text:p>99.4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57" calcext:value-type="float">
            <text:p>99.5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59" calcext:value-type="float">
            <text:p>99.59</text:p>
          </table:table-cell>
          <table:table-cell/>
          <table:table-cell table:formula="of:=AVERAGE([.A1363];[.D1363];[.G1363];[.J1363];[.M1363];[.P1363])" office:value-type="float" office:value="23.1666666666667" calcext:value-type="float">
            <text:p>23.1666666666667</text:p>
          </table:table-cell>
          <table:table-cell table:formula="of:=AVERAGE([.B1363];[.E1363];[.H1363];[.K1363];[.N1363];[.Q1363])" office:value-type="float" office:value="99.545" calcext:value-type="float">
            <text:p>99.54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9.59" calcext:value-type="float">
            <text:p>99.5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63" calcext:value-type="float">
            <text:p>99.6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45" calcext:value-type="float">
            <text:p>99.4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52" calcext:value-type="float">
            <text:p>99.5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6" calcext:value-type="float">
            <text:p>99.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63" calcext:value-type="float">
            <text:p>99.63</text:p>
          </table:table-cell>
          <table:table-cell/>
          <table:table-cell table:formula="of:=AVERAGE([.A1364];[.D1364];[.G1364];[.J1364];[.M1364];[.P1364])" office:value-type="float" office:value="24.1666666666667" calcext:value-type="float">
            <text:p>24.1666666666667</text:p>
          </table:table-cell>
          <table:table-cell table:formula="of:=AVERAGE([.B1364];[.E1364];[.H1364];[.K1364];[.N1364];[.Q1364])" office:value-type="float" office:value="99.57" calcext:value-type="float">
            <text:p>99.5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9.6" calcext:value-type="float">
            <text:p>99.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63" calcext:value-type="float">
            <text:p>99.6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46" calcext:value-type="float">
            <text:p>99.4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53" calcext:value-type="float">
            <text:p>99.5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62" calcext:value-type="float">
            <text:p>99.6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64" calcext:value-type="float">
            <text:p>99.64</text:p>
          </table:table-cell>
          <table:table-cell/>
          <table:table-cell table:formula="of:=AVERAGE([.A1365];[.D1365];[.G1365];[.J1365];[.M1365];[.P1365])" office:value-type="float" office:value="25.3333333333333" calcext:value-type="float">
            <text:p>25.3333333333333</text:p>
          </table:table-cell>
          <table:table-cell table:formula="of:=AVERAGE([.B1365];[.E1365];[.H1365];[.K1365];[.N1365];[.Q1365])" office:value-type="float" office:value="99.58" calcext:value-type="float">
            <text:p>99.5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9.62" calcext:value-type="float">
            <text:p>99.6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65" calcext:value-type="float">
            <text:p>99.6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47" calcext:value-type="float">
            <text:p>99.4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55" calcext:value-type="float">
            <text:p>99.5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63" calcext:value-type="float">
            <text:p>99.6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9.65" calcext:value-type="float">
            <text:p>99.65</text:p>
          </table:table-cell>
          <table:table-cell/>
          <table:table-cell table:formula="of:=AVERAGE([.A1366];[.D1366];[.G1366];[.J1366];[.M1366];[.P1366])" office:value-type="float" office:value="26.6666666666667" calcext:value-type="float">
            <text:p>26.6666666666667</text:p>
          </table:table-cell>
          <table:table-cell table:formula="of:=AVERAGE([.B1366];[.E1366];[.H1366];[.K1366];[.N1366];[.Q1366])" office:value-type="float" office:value="99.595" calcext:value-type="float">
            <text:p>99.59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9.64" calcext:value-type="float">
            <text:p>99.6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9.67" calcext:value-type="float">
            <text:p>99.6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48" calcext:value-type="float">
            <text:p>99.4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56" calcext:value-type="float">
            <text:p>99.5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64" calcext:value-type="float">
            <text:p>99.64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9.66" calcext:value-type="float">
            <text:p>99.66</text:p>
          </table:table-cell>
          <table:table-cell/>
          <table:table-cell table:formula="of:=AVERAGE([.A1367];[.D1367];[.G1367];[.J1367];[.M1367];[.P1367])" office:value-type="float" office:value="28.1666666666667" calcext:value-type="float">
            <text:p>28.1666666666667</text:p>
          </table:table-cell>
          <table:table-cell table:formula="of:=AVERAGE([.B1367];[.E1367];[.H1367];[.K1367];[.N1367];[.Q1367])" office:value-type="float" office:value="99.6083333333333" calcext:value-type="float">
            <text:p>99.608333333333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9.65" calcext:value-type="float">
            <text:p>99.6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99.68" calcext:value-type="float">
            <text:p>99.6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51" calcext:value-type="float">
            <text:p>99.5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9.56" calcext:value-type="float">
            <text:p>99.5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9.65" calcext:value-type="float">
            <text:p>99.6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99.67" calcext:value-type="float">
            <text:p>99.67</text:p>
          </table:table-cell>
          <table:table-cell/>
          <table:table-cell table:formula="of:=AVERAGE([.A1368];[.D1368];[.G1368];[.J1368];[.M1368];[.P1368])" office:value-type="float" office:value="29.3333333333333" calcext:value-type="float">
            <text:p>29.3333333333333</text:p>
          </table:table-cell>
          <table:table-cell table:formula="of:=AVERAGE([.B1368];[.E1368];[.H1368];[.K1368];[.N1368];[.Q1368])" office:value-type="float" office:value="99.62" calcext:value-type="float">
            <text:p>99.6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9.66" calcext:value-type="float">
            <text:p>99.66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99.69" calcext:value-type="float">
            <text:p>99.6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52" calcext:value-type="float">
            <text:p>99.5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9.58" calcext:value-type="float">
            <text:p>99.58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99.67" calcext:value-type="float">
            <text:p>99.67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99.71" calcext:value-type="float">
            <text:p>99.71</text:p>
          </table:table-cell>
          <table:table-cell/>
          <table:table-cell table:formula="of:=AVERAGE([.A1369];[.D1369];[.G1369];[.J1369];[.M1369];[.P1369])" office:value-type="float" office:value="32" calcext:value-type="float">
            <text:p>32</text:p>
          </table:table-cell>
          <table:table-cell table:formula="of:=AVERAGE([.B1369];[.E1369];[.H1369];[.K1369];[.N1369];[.Q1369])" office:value-type="float" office:value="99.6383333333333" calcext:value-type="float">
            <text:p>99.638333333333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9.68" calcext:value-type="float">
            <text:p>99.68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9.71" calcext:value-type="float">
            <text:p>99.7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9.52" calcext:value-type="float">
            <text:p>99.5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99.59" calcext:value-type="float">
            <text:p>99.5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9.67" calcext:value-type="float">
            <text:p>99.6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9.73" calcext:value-type="float">
            <text:p>99.73</text:p>
          </table:table-cell>
          <table:table-cell/>
          <table:table-cell table:formula="of:=AVERAGE([.A1370];[.D1370];[.G1370];[.J1370];[.M1370];[.P1370])" office:value-type="float" office:value="33.3333333333333" calcext:value-type="float">
            <text:p>33.3333333333333</text:p>
          </table:table-cell>
          <table:table-cell table:formula="of:=AVERAGE([.B1370];[.E1370];[.H1370];[.K1370];[.N1370];[.Q1370])" office:value-type="float" office:value="99.65" calcext:value-type="float">
            <text:p>99.6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9.69" calcext:value-type="float">
            <text:p>99.69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99.72" calcext:value-type="float">
            <text:p>99.7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9.53" calcext:value-type="float">
            <text:p>99.5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9.6" calcext:value-type="float">
            <text:p>99.6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9.7" calcext:value-type="float">
            <text:p>99.7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99.74" calcext:value-type="float">
            <text:p>99.74</text:p>
          </table:table-cell>
          <table:table-cell/>
          <table:table-cell table:formula="of:=AVERAGE([.A1371];[.D1371];[.G1371];[.J1371];[.M1371];[.P1371])" office:value-type="float" office:value="35.3333333333333" calcext:value-type="float">
            <text:p>35.3333333333333</text:p>
          </table:table-cell>
          <table:table-cell table:formula="of:=AVERAGE([.B1371];[.E1371];[.H1371];[.K1371];[.N1371];[.Q1371])" office:value-type="float" office:value="99.6633333333334" calcext:value-type="float">
            <text:p>99.66333333333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9.71" calcext:value-type="float">
            <text:p>99.7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99.73" calcext:value-type="float">
            <text:p>99.7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9.54" calcext:value-type="float">
            <text:p>99.5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99.62" calcext:value-type="float">
            <text:p>99.6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99.71" calcext:value-type="float">
            <text:p>99.7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99.74" calcext:value-type="float">
            <text:p>99.74</text:p>
          </table:table-cell>
          <table:table-cell/>
          <table:table-cell table:formula="of:=AVERAGE([.A1372];[.D1372];[.G1372];[.J1372];[.M1372];[.P1372])" office:value-type="float" office:value="37" calcext:value-type="float">
            <text:p>37</text:p>
          </table:table-cell>
          <table:table-cell table:formula="of:=AVERAGE([.B1372];[.E1372];[.H1372];[.K1372];[.N1372];[.Q1372])" office:value-type="float" office:value="99.675" calcext:value-type="float">
            <text:p>99.67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9.72" calcext:value-type="float">
            <text:p>99.7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99.74" calcext:value-type="float">
            <text:p>99.7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99.56" calcext:value-type="float">
            <text:p>99.5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9.64" calcext:value-type="float">
            <text:p>99.64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99.72" calcext:value-type="float">
            <text:p>99.72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99.75" calcext:value-type="float">
            <text:p>99.75</text:p>
          </table:table-cell>
          <table:table-cell/>
          <table:table-cell table:formula="of:=AVERAGE([.A1373];[.D1373];[.G1373];[.J1373];[.M1373];[.P1373])" office:value-type="float" office:value="38.3333333333333" calcext:value-type="float">
            <text:p>38.3333333333333</text:p>
          </table:table-cell>
          <table:table-cell table:formula="of:=AVERAGE([.B1373];[.E1373];[.H1373];[.K1373];[.N1373];[.Q1373])" office:value-type="float" office:value="99.6883333333333" calcext:value-type="float">
            <text:p>99.688333333333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9.74" calcext:value-type="float">
            <text:p>99.74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99.75" calcext:value-type="float">
            <text:p>99.75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99.57" calcext:value-type="float">
            <text:p>99.5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99.66" calcext:value-type="float">
            <text:p>99.6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9.74" calcext:value-type="float">
            <text:p>99.74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99.77" calcext:value-type="float">
            <text:p>99.77</text:p>
          </table:table-cell>
          <table:table-cell/>
          <table:table-cell table:formula="of:=AVERAGE([.A1374];[.D1374];[.G1374];[.J1374];[.M1374];[.P1374])" office:value-type="float" office:value="40.3333333333333" calcext:value-type="float">
            <text:p>40.3333333333333</text:p>
          </table:table-cell>
          <table:table-cell table:formula="of:=AVERAGE([.B1374];[.E1374];[.H1374];[.K1374];[.N1374];[.Q1374])" office:value-type="float" office:value="99.705" calcext:value-type="float">
            <text:p>99.70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9.75" calcext:value-type="float">
            <text:p>99.7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99.58" calcext:value-type="float">
            <text:p>99.5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9.68" calcext:value-type="float">
            <text:p>99.68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99.75" calcext:value-type="float">
            <text:p>99.75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99.78" calcext:value-type="float">
            <text:p>99.78</text:p>
          </table:table-cell>
          <table:table-cell/>
          <table:table-cell table:formula="of:=AVERAGE([.A1375];[.D1375];[.G1375];[.J1375];[.M1375];[.P1375])" office:value-type="float" office:value="42.1666666666667" calcext:value-type="float">
            <text:p>42.1666666666667</text:p>
          </table:table-cell>
          <table:table-cell table:formula="of:=AVERAGE([.B1375];[.E1375];[.H1375];[.K1375];[.N1375];[.Q1375])" office:value-type="float" office:value="99.7166666666667" calcext:value-type="float">
            <text:p>99.716666666666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99.77" calcext:value-type="float">
            <text:p>99.7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9.59" calcext:value-type="float">
            <text:p>99.5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99.69" calcext:value-type="float">
            <text:p>99.69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99.79" calcext:value-type="float">
            <text:p>99.79</text:p>
          </table:table-cell>
          <table:table-cell/>
          <table:table-cell table:formula="of:=AVERAGE([.A1376];[.D1376];[.G1376];[.J1376];[.M1376];[.P1376])" office:value-type="float" office:value="45.5" calcext:value-type="float">
            <text:p>45.5</text:p>
          </table:table-cell>
          <table:table-cell table:formula="of:=AVERAGE([.B1376];[.E1376];[.H1376];[.K1376];[.N1376];[.Q1376])" office:value-type="float" office:value="99.7266666666667" calcext:value-type="float">
            <text:p>99.726666666666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9.77" calcext:value-type="float">
            <text:p>99.77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99.6" calcext:value-type="float">
            <text:p>99.6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99.7" calcext:value-type="float">
            <text:p>99.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99.8" calcext:value-type="float">
            <text:p>99.8</text:p>
          </table:table-cell>
          <table:table-cell/>
          <table:table-cell table:formula="of:=AVERAGE([.A1377];[.D1377];[.G1377];[.J1377];[.M1377];[.P1377])" office:value-type="float" office:value="47.8333333333333" calcext:value-type="float">
            <text:p>47.8333333333333</text:p>
          </table:table-cell>
          <table:table-cell table:formula="of:=AVERAGE([.B1377];[.E1377];[.H1377];[.K1377];[.N1377];[.Q1377])" office:value-type="float" office:value="99.735" calcext:value-type="float">
            <text:p>99.73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99.63" calcext:value-type="float">
            <text:p>99.6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99.71" calcext:value-type="float">
            <text:p>99.71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99.77" calcext:value-type="float">
            <text:p>99.77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99.81" calcext:value-type="float">
            <text:p>99.81</text:p>
          </table:table-cell>
          <table:table-cell/>
          <table:table-cell table:formula="of:=AVERAGE([.A1378];[.D1378];[.G1378];[.J1378];[.M1378];[.P1378])" office:value-type="float" office:value="49.1666666666667" calcext:value-type="float">
            <text:p>49.1666666666667</text:p>
          </table:table-cell>
          <table:table-cell table:formula="of:=AVERAGE([.B1378];[.E1378];[.H1378];[.K1378];[.N1378];[.Q1378])" office:value-type="float" office:value="99.75" calcext:value-type="float">
            <text:p>99.7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9.66" calcext:value-type="float">
            <text:p>99.66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99.72" calcext:value-type="float">
            <text:p>99.72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99.82" calcext:value-type="float">
            <text:p>99.82</text:p>
          </table:table-cell>
          <table:table-cell/>
          <table:table-cell table:formula="of:=AVERAGE([.A1379];[.D1379];[.G1379];[.J1379];[.M1379];[.P1379])" office:value-type="float" office:value="51.1666666666667" calcext:value-type="float">
            <text:p>51.1666666666667</text:p>
          </table:table-cell>
          <table:table-cell table:formula="of:=AVERAGE([.B1379];[.E1379];[.H1379];[.K1379];[.N1379];[.Q1379])" office:value-type="float" office:value="99.7666666666667" calcext:value-type="float">
            <text:p>99.766666666666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99.67" calcext:value-type="float">
            <text:p>99.67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99.74" calcext:value-type="float">
            <text:p>99.74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99.82" calcext:value-type="float">
            <text:p>99.82</text:p>
          </table:table-cell>
          <table:table-cell/>
          <table:table-cell table:formula="of:=AVERAGE([.A1380];[.D1380];[.G1380];[.J1380];[.M1380];[.P1380])" office:value-type="float" office:value="53.8333333333333" calcext:value-type="float">
            <text:p>53.8333333333333</text:p>
          </table:table-cell>
          <table:table-cell table:formula="of:=AVERAGE([.B1380];[.E1380];[.H1380];[.K1380];[.N1380];[.Q1380])" office:value-type="float" office:value="99.78" calcext:value-type="float">
            <text:p>99.7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99.67" calcext:value-type="float">
            <text:p>99.67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99.75" calcext:value-type="float">
            <text:p>99.7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99.83" calcext:value-type="float">
            <text:p>99.83</text:p>
          </table:table-cell>
          <table:table-cell/>
          <table:table-cell table:formula="of:=AVERAGE([.A1381];[.D1381];[.G1381];[.J1381];[.M1381];[.P1381])" office:value-type="float" office:value="55.6666666666667" calcext:value-type="float">
            <text:p>55.6666666666667</text:p>
          </table:table-cell>
          <table:table-cell table:formula="of:=AVERAGE([.B1381];[.E1381];[.H1381];[.K1381];[.N1381];[.Q1381])" office:value-type="float" office:value="99.79" calcext:value-type="float">
            <text:p>99.7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99.68" calcext:value-type="float">
            <text:p>99.68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99.84" calcext:value-type="float">
            <text:p>99.84</text:p>
          </table:table-cell>
          <table:table-cell/>
          <table:table-cell table:formula="of:=AVERAGE([.A1382];[.D1382];[.G1382];[.J1382];[.M1382];[.P1382])" office:value-type="float" office:value="59" calcext:value-type="float">
            <text:p>59</text:p>
          </table:table-cell>
          <table:table-cell table:formula="of:=AVERAGE([.B1382];[.E1382];[.H1382];[.K1382];[.N1382];[.Q1382])" office:value-type="float" office:value="99.8033333333333" calcext:value-type="float">
            <text:p>99.803333333333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99.69" calcext:value-type="float">
            <text:p>99.69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99.77" calcext:value-type="float">
            <text:p>99.7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9.85" calcext:value-type="float">
            <text:p>99.85</text:p>
          </table:table-cell>
          <table:table-cell/>
          <table:table-cell table:formula="of:=AVERAGE([.A1383];[.D1383];[.G1383];[.J1383];[.M1383];[.P1383])" office:value-type="float" office:value="61" calcext:value-type="float">
            <text:p>61</text:p>
          </table:table-cell>
          <table:table-cell table:formula="of:=AVERAGE([.B1383];[.E1383];[.H1383];[.K1383];[.N1383];[.Q1383])" office:value-type="float" office:value="99.8133333333333" calcext:value-type="float">
            <text:p>99.813333333333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99.7" calcext:value-type="float">
            <text:p>99.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99.86" calcext:value-type="float">
            <text:p>99.86</text:p>
          </table:table-cell>
          <table:table-cell/>
          <table:table-cell table:formula="of:=AVERAGE([.A1384];[.D1384];[.G1384];[.J1384];[.M1384];[.P1384])" office:value-type="float" office:value="63.1666666666667" calcext:value-type="float">
            <text:p>63.1666666666667</text:p>
          </table:table-cell>
          <table:table-cell table:formula="of:=AVERAGE([.B1384];[.E1384];[.H1384];[.K1384];[.N1384];[.Q1384])" office:value-type="float" office:value="99.8216666666667" calcext:value-type="float">
            <text:p>99.821666666666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99.71" calcext:value-type="float">
            <text:p>99.71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99.88" calcext:value-type="float">
            <text:p>99.88</text:p>
          </table:table-cell>
          <table:table-cell/>
          <table:table-cell table:formula="of:=AVERAGE([.A1385];[.D1385];[.G1385];[.J1385];[.M1385];[.P1385])" office:value-type="float" office:value="66.3333333333333" calcext:value-type="float">
            <text:p>66.3333333333333</text:p>
          </table:table-cell>
          <table:table-cell table:formula="of:=AVERAGE([.B1385];[.E1385];[.H1385];[.K1385];[.N1385];[.Q1385])" office:value-type="float" office:value="99.8333333333333" calcext:value-type="float">
            <text:p>99.833333333333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99.72" calcext:value-type="float">
            <text:p>99.72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99.89" calcext:value-type="float">
            <text:p>99.89</text:p>
          </table:table-cell>
          <table:table-cell/>
          <table:table-cell table:formula="of:=AVERAGE([.A1386];[.D1386];[.G1386];[.J1386];[.M1386];[.P1386])" office:value-type="float" office:value="68.5" calcext:value-type="float">
            <text:p>68.5</text:p>
          </table:table-cell>
          <table:table-cell table:formula="of:=AVERAGE([.B1386];[.E1386];[.H1386];[.K1386];[.N1386];[.Q1386])" office:value-type="float" office:value="99.845" calcext:value-type="float">
            <text:p>99.84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99.74" calcext:value-type="float">
            <text:p>99.74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99.89" calcext:value-type="float">
            <text:p>99.89</text:p>
          </table:table-cell>
          <table:table-cell/>
          <table:table-cell table:formula="of:=AVERAGE([.A1387];[.D1387];[.G1387];[.J1387];[.M1387];[.P1387])" office:value-type="float" office:value="70.1666666666667" calcext:value-type="float">
            <text:p>70.1666666666667</text:p>
          </table:table-cell>
          <table:table-cell table:formula="of:=AVERAGE([.B1387];[.E1387];[.H1387];[.K1387];[.N1387];[.Q1387])" office:value-type="float" office:value="99.8583333333333" calcext:value-type="float">
            <text:p>99.858333333333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9.74" calcext:value-type="float">
            <text:p>99.7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99.9" calcext:value-type="float">
            <text:p>99.9</text:p>
          </table:table-cell>
          <table:table-cell/>
          <table:table-cell table:formula="of:=AVERAGE([.A1388];[.D1388];[.G1388];[.J1388];[.M1388];[.P1388])" office:value-type="float" office:value="74.5" calcext:value-type="float">
            <text:p>74.5</text:p>
          </table:table-cell>
          <table:table-cell table:formula="of:=AVERAGE([.B1388];[.E1388];[.H1388];[.K1388];[.N1388];[.Q1388])" office:value-type="float" office:value="99.8666666666667" calcext:value-type="float">
            <text:p>99.866666666666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99.77" calcext:value-type="float">
            <text:p>99.77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99.91" calcext:value-type="float">
            <text:p>99.91</text:p>
          </table:table-cell>
          <table:table-cell/>
          <table:table-cell table:formula="of:=AVERAGE([.A1389];[.D1389];[.G1389];[.J1389];[.M1389];[.P1389])" office:value-type="float" office:value="78.1666666666667" calcext:value-type="float">
            <text:p>78.1666666666667</text:p>
          </table:table-cell>
          <table:table-cell table:formula="of:=AVERAGE([.B1389];[.E1389];[.H1389];[.K1389];[.N1389];[.Q1389])" office:value-type="float" office:value="99.88" calcext:value-type="float">
            <text:p>99.8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99.92" calcext:value-type="float">
            <text:p>99.92</text:p>
          </table:table-cell>
          <table:table-cell/>
          <table:table-cell table:formula="of:=AVERAGE([.A1390];[.D1390];[.G1390];[.J1390];[.M1390];[.P1390])" office:value-type="float" office:value="81.8333333333333" calcext:value-type="float">
            <text:p>81.8333333333333</text:p>
          </table:table-cell>
          <table:table-cell table:formula="of:=AVERAGE([.B1390];[.E1390];[.H1390];[.K1390];[.N1390];[.Q1390])" office:value-type="float" office:value="99.8916666666667" calcext:value-type="float">
            <text:p>99.891666666666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99.93" calcext:value-type="float">
            <text:p>99.93</text:p>
          </table:table-cell>
          <table:table-cell/>
          <table:table-cell table:formula="of:=AVERAGE([.A1391];[.D1391];[.G1391];[.J1391];[.M1391];[.P1391])" office:value-type="float" office:value="95.1666666666667" calcext:value-type="float">
            <text:p>95.1666666666667</text:p>
          </table:table-cell>
          <table:table-cell table:formula="of:=AVERAGE([.B1391];[.E1391];[.H1391];[.K1391];[.N1391];[.Q1391])" office:value-type="float" office:value="99.9066666666667" calcext:value-type="float">
            <text:p>99.906666666666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9.95" calcext:value-type="float">
            <text:p>99.95</text:p>
          </table:table-cell>
          <table:table-cell/>
          <table:table-cell table:formula="of:=AVERAGE([.A1392];[.D1392];[.G1392];[.J1392];[.M1392];[.P1392])" office:value-type="float" office:value="107.333333333333" calcext:value-type="float">
            <text:p>107.333333333333</text:p>
          </table:table-cell>
          <table:table-cell table:formula="of:=AVERAGE([.B1392];[.E1392];[.H1392];[.K1392];[.N1392];[.Q1392])" office:value-type="float" office:value="99.925" calcext:value-type="float">
            <text:p>99.92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99.96" calcext:value-type="float">
            <text:p>99.96</text:p>
          </table:table-cell>
          <table:table-cell/>
          <table:table-cell table:formula="of:=AVERAGE([.A1393];[.D1393];[.G1393];[.J1393];[.M1393];[.P1393])" office:value-type="float" office:value="126.333333333333" calcext:value-type="float">
            <text:p>126.333333333333</text:p>
          </table:table-cell>
          <table:table-cell table:formula="of:=AVERAGE([.B1393];[.E1393];[.H1393];[.K1393];[.N1393];[.Q1393])" office:value-type="float" office:value="99.9333333333333" calcext:value-type="float">
            <text:p>99.933333333333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99.97" calcext:value-type="float">
            <text:p>99.97</text:p>
          </table:table-cell>
          <table:table-cell/>
          <table:table-cell table:formula="of:=AVERAGE([.A1394];[.D1394];[.G1394];[.J1394];[.M1394];[.P1394])" office:value-type="float" office:value="130.666666666667" calcext:value-type="float">
            <text:p>130.666666666667</text:p>
          </table:table-cell>
          <table:table-cell table:formula="of:=AVERAGE([.B1394];[.E1394];[.H1394];[.K1394];[.N1394];[.Q1394])" office:value-type="float" office:value="99.9416666666667" calcext:value-type="float">
            <text:p>99.94166666666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99.98" calcext:value-type="float">
            <text:p>99.98</text:p>
          </table:table-cell>
          <table:table-cell/>
          <table:table-cell table:formula="of:=AVERAGE([.A1395];[.D1395];[.G1395];[.J1395];[.M1395];[.P1395])" office:value-type="float" office:value="140" calcext:value-type="float">
            <text:p>140</text:p>
          </table:table-cell>
          <table:table-cell table:formula="of:=AVERAGE([.B1395];[.E1395];[.H1395];[.K1395];[.N1395];[.Q1395])" office:value-type="float" office:value="99.9466666666667" calcext:value-type="float">
            <text:p>99.946666666666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99.99" calcext:value-type="float">
            <text:p>99.99</text:p>
          </table:table-cell>
          <table:table-cell/>
          <table:table-cell table:formula="of:=AVERAGE([.A1396];[.D1396];[.G1396];[.J1396];[.M1396];[.P1396])" office:value-type="float" office:value="162.166666666667" calcext:value-type="float">
            <text:p>162.166666666667</text:p>
          </table:table-cell>
          <table:table-cell table:formula="of:=AVERAGE([.B1396];[.E1396];[.H1396];[.K1396];[.N1396];[.Q1396])" office:value-type="float" office:value="99.96" calcext:value-type="float">
            <text:p>99.9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1397];[.D1397];[.G1397];[.J1397];[.M1397];[.P1397])" office:value-type="float" office:value="189" calcext:value-type="float">
            <text:p>189</text:p>
          </table:table-cell>
          <table:table-cell table:formula="of:=AVERAGE([.B1397];[.E1397];[.H1397];[.K1397];[.N1397];[.Q1397])" office:value-type="float" office:value="99.97" calcext:value-type="float">
            <text:p>99.9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1398];[.D1398];[.G1398];[.J1398];[.M1398];[.P1398])" office:value-type="float" office:value="223.166666666667" calcext:value-type="float">
            <text:p>223.166666666667</text:p>
          </table:table-cell>
          <table:table-cell table:formula="of:=AVERAGE([.B1398];[.E1398];[.H1398];[.K1398];[.N1398];[.Q1398])" office:value-type="float" office:value="99.9766666666667" calcext:value-type="float">
            <text:p>99.976666666666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1399];[.D1399];[.G1399];[.J1399];[.M1399];[.P1399])" office:value-type="float" office:value="233.333333333333" calcext:value-type="float">
            <text:p>233.333333333333</text:p>
          </table:table-cell>
          <table:table-cell table:formula="of:=AVERAGE([.B1399];[.E1399];[.H1399];[.K1399];[.N1399];[.Q1399])" office:value-type="float" office:value="99.9816666666667" calcext:value-type="float">
            <text:p>99.981666666666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1400];[.D1400];[.G1400];[.J1400];[.M1400];[.P1400])" office:value-type="float" office:value="242" calcext:value-type="float">
            <text:p>242</text:p>
          </table:table-cell>
          <table:table-cell table:formula="of:=AVERAGE([.B1400];[.E1400];[.H1400];[.K1400];[.N1400];[.Q1400])" office:value-type="float" office:value="99.985" calcext:value-type="float">
            <text:p>99.98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1401];[.D1401];[.G1401];[.J1401];[.M1401];[.P1401])" office:value-type="float" office:value="280.833333333333" calcext:value-type="float">
            <text:p>280.833333333333</text:p>
          </table:table-cell>
          <table:table-cell table:formula="of:=AVERAGE([.B1401];[.E1401];[.H1401];[.K1401];[.N1401];[.Q1401])" office:value-type="float" office:value="99.9883333333333" calcext:value-type="float">
            <text:p>99.988333333333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1402];[.D1402];[.G1402];[.J1402];[.M1402];[.P1402])" office:value-type="float" office:value="283.333333333333" calcext:value-type="float">
            <text:p>283.333333333333</text:p>
          </table:table-cell>
          <table:table-cell table:formula="of:=AVERAGE([.B1402];[.E1402];[.H1402];[.K1402];[.N1402];[.Q1402])" office:value-type="float" office:value="99.99" calcext:value-type="float">
            <text:p>99.9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1403];[.D1403];[.G1403];[.J1403];[.M1403];[.P1403])" office:value-type="float" office:value="285" calcext:value-type="float">
            <text:p>285</text:p>
          </table:table-cell>
          <table:table-cell table:formula="of:=AVERAGE([.B1403];[.E1403];[.H1403];[.K1403];[.N1403];[.Q1403])" office:value-type="float" office:value="99.9916666666667" calcext:value-type="float">
            <text:p>99.991666666666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1404];[.D1404];[.G1404];[.J1404];[.M1404];[.P1404])" office:value-type="float" office:value="286.666666666667" calcext:value-type="float">
            <text:p>286.666666666667</text:p>
          </table:table-cell>
          <table:table-cell table:formula="of:=AVERAGE([.B1404];[.E1404];[.H1404];[.K1404];[.N1404];[.Q1404])" office:value-type="float" office:value="99.9933333333333" calcext:value-type="float">
            <text:p>99.993333333333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1405];[.D1405];[.G1405];[.J1405];[.M1405];[.P1405])" office:value-type="float" office:value="290" calcext:value-type="float">
            <text:p>290</text:p>
          </table:table-cell>
          <table:table-cell table:formula="of:=AVERAGE([.B1405];[.E1405];[.H1405];[.K1405];[.N1405];[.Q1405])" office:value-type="float" office:value="99.9933333333333" calcext:value-type="float">
            <text:p>99.993333333333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1406];[.D1406];[.G1406];[.J1406];[.M1406];[.P1406])" office:value-type="float" office:value="291.666666666667" calcext:value-type="float">
            <text:p>291.666666666667</text:p>
          </table:table-cell>
          <table:table-cell table:formula="of:=AVERAGE([.B1406];[.E1406];[.H1406];[.K1406];[.N1406];[.Q1406])" office:value-type="float" office:value="99.995" calcext:value-type="float">
            <text:p>99.99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1407];[.D1407];[.G1407];[.J1407];[.M1407];[.P1407])" office:value-type="float" office:value="295" calcext:value-type="float">
            <text:p>295</text:p>
          </table:table-cell>
          <table:table-cell table:formula="of:=AVERAGE([.B1407];[.E1407];[.H1407];[.K1407];[.N1407];[.Q1407])" office:value-type="float" office:value="99.9966666666667" calcext:value-type="float">
            <text:p>99.996666666666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1408];[.D1408];[.G1408];[.J1408];[.M1408];[.P1408])" office:value-type="float" office:value="305" calcext:value-type="float">
            <text:p>305</text:p>
          </table:table-cell>
          <table:table-cell table:formula="of:=AVERAGE([.B1408];[.E1408];[.H1408];[.K1408];[.N1408];[.Q1408])" office:value-type="float" office:value="99.9983333333333" calcext:value-type="float">
            <text:p>99.998333333333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1409];[.D1409];[.G1409];[.J1409];[.M1409];[.P1409])" office:value-type="float" office:value="368.333333333333" calcext:value-type="float">
            <text:p>368.333333333333</text:p>
          </table:table-cell>
          <table:table-cell table:formula="of:=AVERAGE([.B1409];[.E1409];[.H1409];[.K1409];[.N1409];[.Q1409])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9">00.00.0000</text:date>, <text:time style:data-style-name="N2" text:time-value="09:36:42.248544200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8T16:11:18.412965503</meta:creation-date>
    <dc:date>2017-11-29T09:53:06.428290784</dc:date>
    <meta:editing-duration>PT49M42S</meta:editing-duration>
    <meta:editing-cycles>33</meta:editing-cycles>
    <meta:generator>LibreOffice/5.3.1.2$Linux_X86_64 LibreOffice_project/30m0$Build-2</meta:generator>
    <meta:document-statistic meta:table-count="1" meta:cell-count="18638" meta:object-count="0"/>
  </office:meta>
</office:document-meta>
</file>